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9/styles.xml" manifest:media-type="text/xml"/>
  <manifest:file-entry manifest:full-path="Object 39/meta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3/content.xml" manifest:media-type="text/xml"/>
  <manifest:file-entry manifest:full-path="Object 33/meta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7/styles.xml" manifest:media-type="text/xml"/>
  <manifest:file-entry manifest:full-path="Object 37/meta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8/meta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40/meta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0/" manifest:media-type="application/vnd.oasis.opendocument.chart"/>
  <manifest:file-entry manifest:full-path="styles.xml" manifest:media-type="text/xml"/>
  <manifest:file-entry manifest:full-path="Object 41/content.xml" manifest:media-type="text/xml"/>
  <manifest:file-entry manifest:full-path="Object 41/meta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Object 42/meta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2/" manifest:media-type="application/vnd.oasis.opendocument.chart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Object 44/meta.xml" manifest:media-type="text/xml"/>
  <manifest:file-entry manifest:full-path="Object 44/styles.xml" manifest:media-type="text/xml"/>
  <manifest:file-entry manifest:full-path="Object 44/content.xml" manifest:media-type="text/xml"/>
  <manifest:file-entry manifest:full-path="Object 44/" manifest:media-type="application/vnd.oasis.opendocument.chart"/>
  <manifest:file-entry manifest:full-path="Object 45/content.xml" manifest:media-type="text/xml"/>
  <manifest:file-entry manifest:full-path="Object 45/meta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content.xml" manifest:media-type="text/xml"/>
  <manifest:file-entry manifest:full-path="Object 46/meta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6/" manifest:media-type="application/vnd.oasis.opendocument.chart"/>
  <manifest:file-entry manifest:full-path="Object 47/meta.xml" manifest:media-type="text/xml"/>
  <manifest:file-entry manifest:full-path="Object 47/styles.xml" manifest:media-type="text/xml"/>
  <manifest:file-entry manifest:full-path="Object 47/content.xml" manifest:media-type="text/xml"/>
  <manifest:file-entry manifest:full-path="Object 47/" manifest:media-type="application/vnd.oasis.opendocument.chart"/>
  <manifest:file-entry manifest:full-path="Object 48/styles.xml" manifest:media-type="text/xml"/>
  <manifest:file-entry manifest:full-path="Object 48/meta.xml" manifest:media-type="text/xml"/>
  <manifest:file-entry manifest:full-path="Object 48/content.xml" manifest:media-type="text/xml"/>
  <manifest:file-entry manifest:full-path="Object 48/" manifest:media-type="application/vnd.oasis.opendocument.chart"/>
  <manifest:file-entry manifest:full-path="Object 49/meta.xml" manifest:media-type="text/xml"/>
  <manifest:file-entry manifest:full-path="Object 49/styles.xml" manifest:media-type="text/xml"/>
  <manifest:file-entry manifest:full-path="Object 49/content.xml" manifest:media-type="text/xml"/>
  <manifest:file-entry manifest:full-path="Object 49/" manifest:media-type="application/vnd.oasis.opendocument.chart"/>
  <manifest:file-entry manifest:full-path="Object 50/meta.xml" manifest:media-type="text/xml"/>
  <manifest:file-entry manifest:full-path="Object 50/styles.xml" manifest:media-type="text/xml"/>
  <manifest:file-entry manifest:full-path="Object 50/content.xml" manifest:media-type="text/xml"/>
  <manifest:file-entry manifest:full-path="Object 50/" manifest:media-type="application/vnd.oasis.opendocument.chart"/>
  <manifest:file-entry manifest:full-path="Object 51/meta.xml" manifest:media-type="text/xml"/>
  <manifest:file-entry manifest:full-path="Object 51/styles.xml" manifest:media-type="text/xml"/>
  <manifest:file-entry manifest:full-path="Object 51/content.xml" manifest:media-type="text/xml"/>
  <manifest:file-entry manifest:full-path="Object 51/" manifest:media-type="application/vnd.oasis.opendocument.chart"/>
  <manifest:file-entry manifest:full-path="Object 52/meta.xml" manifest:media-type="text/xml"/>
  <manifest:file-entry manifest:full-path="Object 52/styles.xml" manifest:media-type="text/xml"/>
  <manifest:file-entry manifest:full-path="Object 52/content.xml" manifest:media-type="text/xml"/>
  <manifest:file-entry manifest:full-path="Object 52/" manifest:media-type="application/vnd.oasis.opendocument.chart"/>
  <manifest:file-entry manifest:full-path="settings.xml" manifest:media-type="text/xml"/>
  <manifest:file-entry manifest:full-path="Object 53/meta.xml" manifest:media-type="text/xml"/>
  <manifest:file-entry manifest:full-path="Object 53/styles.xml" manifest:media-type="text/xml"/>
  <manifest:file-entry manifest:full-path="Object 53/content.xml" manifest:media-type="text/xml"/>
  <manifest:file-entry manifest:full-path="Object 53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styles.xml" manifest:media-type="text/xml"/>
  <manifest:file-entry manifest:full-path="Object 26/meta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7/styles.xml" manifest:media-type="text/xml"/>
  <manifest:file-entry manifest:full-path="Object 27/content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54/content.xml" manifest:media-type="text/xml"/>
  <manifest:file-entry manifest:full-path="Object 54/meta.xml" manifest:media-type="text/xml"/>
  <manifest:file-entry manifest:full-path="Object 54/styles.xml" manifest:media-type="text/xml"/>
  <manifest:file-entry manifest:full-path="Object 54/" manifest:media-type="application/vnd.oasis.opendocument.chart"/>
  <manifest:file-entry manifest:full-path="Object 55/content.xml" manifest:media-type="text/xml"/>
  <manifest:file-entry manifest:full-path="Object 55/meta.xml" manifest:media-type="text/xml"/>
  <manifest:file-entry manifest:full-path="Object 55/styles.xml" manifest:media-type="text/xml"/>
  <manifest:file-entry manifest:full-path="Object 55/" manifest:media-type="application/vnd.oasis.opendocument.chart"/>
  <manifest:file-entry manifest:full-path="Object 56/content.xml" manifest:media-type="text/xml"/>
  <manifest:file-entry manifest:full-path="Object 56/styles.xml" manifest:media-type="text/xml"/>
  <manifest:file-entry manifest:full-path="Object 56/meta.xml" manifest:media-type="text/xml"/>
  <manifest:file-entry manifest:full-path="Object 56/" manifest:media-type="application/vnd.oasis.opendocument.chart"/>
  <manifest:file-entry manifest:full-path="Object 57/styles.xml" manifest:media-type="text/xml"/>
  <manifest:file-entry manifest:full-path="Object 57/meta.xml" manifest:media-type="text/xml"/>
  <manifest:file-entry manifest:full-path="Object 57/content.xml" manifest:media-type="text/xml"/>
  <manifest:file-entry manifest:full-path="Object 57/" manifest:media-type="application/vnd.oasis.opendocument.chart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76mm"/>
    </style:style>
    <style:style style:name="co4" style:family="table-column">
      <style:table-column-properties fo:break-before="auto" style:column-width="33.73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font-name="Arial" style:font-name-asian="ＭＳ Ｐゴシック" style:font-name-complex="Mang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atoPC" table:style-name="ta1">
        <table:shapes>
          <draw:frame draw:z-index="0" draw:style-name="gr1" draw:text-style-name="P1" svg:width="159.99mm" svg:height="89.99mm" svg:x="41.25mm" svg:y="346.26mm">
            <loext:p draw:notify-on-update-of-ranges="RaatoPC.D69:RaatoPC.O69 RaatoPC.C70:RaatoPC.C70 RaatoPC.D70:RaatoPC.O70 RaatoPC.C71:RaatoPC.C71 RaatoPC.D71:RaatoPC.O71 RaatoPC.C72:RaatoPC.C72 RaatoPC.D72:RaatoPC.O72 RaatoPC.C73:RaatoPC.C73 RaatoPC.D73:RaatoPC.O73 RaatoPC.C74:RaatoPC.C74 RaatoPC.D74:RaatoPC.O74 RaatoPC.C75:RaatoPC.C75 RaatoPC.D75:RaatoPC.O7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4.04mm" svg:y="346.83mm">
            <loext:p draw:notify-on-update-of-ranges="RaatoPC.D100:RaatoPC.O100 RaatoPC.C101:RaatoPC.C101 RaatoPC.D101:RaatoPC.O101 RaatoPC.C102:RaatoPC.C102 RaatoPC.D102:RaatoPC.O102 RaatoPC.C103:RaatoPC.C103 RaatoPC.D103:RaatoPC.O103 RaatoPC.C104:RaatoPC.C104 RaatoPC.D104:RaatoPC.O104 RaatoPC.C105:RaatoPC.C105 RaatoPC.D105:RaatoPC.O105 RaatoPC.C106:RaatoPC.C106 RaatoPC.D106:RaatoPC.O10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81.68mm" svg:y="16.57mm">
            <loext:p draw:notify-on-update-of-ranges="RaatoPC.D5:RaatoPC.M5 RaatoPC.C6:RaatoPC.C6 RaatoPC.D6:RaatoPC.M6 RaatoPC.C7:RaatoPC.C7 RaatoPC.D7:RaatoPC.M7 RaatoPC.C8:RaatoPC.C8 RaatoPC.D8:RaatoPC.M8 RaatoPC.C9:RaatoPC.C9 RaatoPC.D9:RaatoPC.M9 RaatoPC.C10:RaatoPC.C10 RaatoPC.D10:RaatoPC.M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81.76mm" svg:y="105.91mm">
            <loext:p draw:notify-on-update-of-ranges="RaatoPC.D12:RaatoPC.M12 RaatoPC.C13:RaatoPC.C13 RaatoPC.D13:RaatoPC.M13 RaatoPC.C14:RaatoPC.C14 RaatoPC.D14:RaatoPC.M14 RaatoPC.C15:RaatoPC.C15 RaatoPC.D15:RaatoPC.M15 RaatoPC.C16:RaatoPC.C16 RaatoPC.D16:RaatoPC.M16 RaatoPC.C17:RaatoPC.C17 RaatoPC.D17:RaatoPC.M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381.43mm" svg:y="194.95mm">
            <loext:p draw:notify-on-update-of-ranges="RaatoPC.D19:RaatoPC.M19 RaatoPC.C20:RaatoPC.C20 RaatoPC.D20:RaatoPC.M20 RaatoPC.C21:RaatoPC.C21 RaatoPC.D21:RaatoPC.M21 RaatoPC.C22:RaatoPC.C22 RaatoPC.D22:RaatoPC.M22 RaatoPC.C23:RaatoPC.C23 RaatoPC.D23:RaatoPC.M23 RaatoPC.C24:RaatoPC.C24 RaatoPC.D24:RaatoPC.M2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540.57mm" svg:y="280.69mm">
            <loext:p draw:notify-on-update-of-ranges="RaatoPC.D127:RaatoPC.M127 RaatoPC.C128:RaatoPC.C128 RaatoPC.D128:RaatoPC.M128 RaatoPC.C129:RaatoPC.C129 RaatoPC.D129:RaatoPC.M12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381mm" svg:y="370.87mm">
            <loext:p draw:notify-on-update-of-ranges="RaatoPC.D33:RaatoPC.M33 RaatoPC.C34:RaatoPC.C34 RaatoPC.D34:RaatoPC.M34 RaatoPC.C35:RaatoPC.C35 RaatoPC.D35:RaatoPC.M35 RaatoPC.C36:RaatoPC.C36 RaatoPC.D36:RaatoPC.M36 RaatoPC.C37:RaatoPC.C37 RaatoPC.D37:RaatoPC.M37 RaatoPC.C38:RaatoPC.C38 RaatoPC.D38:RaatoPC.M3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381.42mm" svg:y="283.33mm">
            <loext:p draw:notify-on-update-of-ranges="RaatoPC.D26:RaatoPC.M26 RaatoPC.C27:RaatoPC.C27 RaatoPC.D27:RaatoPC.M27 RaatoPC.C28:RaatoPC.C28 RaatoPC.D28:RaatoPC.M28 RaatoPC.C29:RaatoPC.C29 RaatoPC.D29:RaatoPC.M29 RaatoPC.C30:RaatoPC.C30 RaatoPC.D30:RaatoPC.M30 RaatoPC.C31:RaatoPC.C31 RaatoPC.D31:RaatoPC.M3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9.99mm" svg:height="89.99mm" svg:x="380.75mm" svg:y="458.57mm">
            <loext:p draw:notify-on-update-of-ranges="RaatoPC.D40:RaatoPC.M40 RaatoPC.C41:RaatoPC.C41 RaatoPC.D41:RaatoPC.M41 RaatoPC.C42:RaatoPC.C42 RaatoPC.D42:RaatoPC.M42 RaatoPC.C43:RaatoPC.C43 RaatoPC.D43:RaatoPC.M43 RaatoPC.C44:RaatoPC.C44 RaatoPC.D44:RaatoPC.M44 RaatoPC.C45:RaatoPC.C45 RaatoPC.D45:RaatoPC.M4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59.99mm" svg:height="89.99mm" svg:x="380.96mm" svg:y="547.75mm">
            <loext:p draw:notify-on-update-of-ranges="RaatoPC.D47:RaatoPC.M47 RaatoPC.C48:RaatoPC.C48 RaatoPC.D48:RaatoPC.M48 RaatoPC.C49:RaatoPC.C49 RaatoPC.D49:RaatoPC.M49 RaatoPC.C50:RaatoPC.C50 RaatoPC.D50:RaatoPC.M50 RaatoPC.C51:RaatoPC.C51 RaatoPC.D51:RaatoPC.M51 RaatoPC.C52:RaatoPC.C52 RaatoPC.D52:RaatoPC.M5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59.99mm" svg:height="89.99mm" svg:x="541.05mm" svg:y="16.6mm">
            <loext:p draw:notify-on-update-of-ranges="RaatoPC.D109:RaatoPC.M109 RaatoPC.C110:RaatoPC.C110 RaatoPC.D110:RaatoPC.M110 RaatoPC.C111:RaatoPC.C111 RaatoPC.D111:RaatoPC.M111 RaatoPC.C112:RaatoPC.C112 RaatoPC.D112:RaatoPC.M112 RaatoPC.C113:RaatoPC.C113 RaatoPC.D113:RaatoPC.M11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59.99mm" svg:height="89.99mm" svg:x="541.01mm" svg:y="105.39mm">
            <loext:p draw:notify-on-update-of-ranges="RaatoPC.D115:RaatoPC.M115 RaatoPC.C116:RaatoPC.C116 RaatoPC.D116:RaatoPC.M116 RaatoPC.C117:RaatoPC.C117 RaatoPC.D117:RaatoPC.M117 RaatoPC.C118:RaatoPC.C118 RaatoPC.D118:RaatoPC.M118 RaatoPC.C119:RaatoPC.C119 RaatoPC.D119:RaatoPC.M119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59.99mm" svg:height="89.99mm" svg:x="539.31mm" svg:y="370.37mm">
            <loext:p draw:notify-on-update-of-ranges="RaatoPC.D131:RaatoPC.M131 RaatoPC.C132:RaatoPC.C132 RaatoPC.D132:RaatoPC.M132 RaatoPC.C133:RaatoPC.C133 RaatoPC.D133:RaatoPC.M133 RaatoPC.C134:RaatoPC.C134 RaatoPC.D134:RaatoPC.M134 RaatoPC.C135:RaatoPC.C135 RaatoPC.D135:RaatoPC.M13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159.99mm" svg:height="89.99mm" svg:x="697.96mm" svg:y="372.36mm">
            <loext:p draw:notify-on-update-of-ranges="RaatoPC.D137:RaatoPC.M137 RaatoPC.C138:RaatoPC.C138 RaatoPC.D138:RaatoPC.M138 RaatoPC.C139:RaatoPC.C139 RaatoPC.D139:RaatoPC.M139 RaatoPC.C140:RaatoPC.C140 RaatoPC.D140:RaatoPC.M14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159.99mm" svg:height="89.99mm" svg:x="539.45mm" svg:y="458.83mm">
            <loext:p draw:notify-on-update-of-ranges="RaatoPC.D142:RaatoPC.M142 RaatoPC.C143:RaatoPC.C143 RaatoPC.D143:RaatoPC.M143 RaatoPC.C144:RaatoPC.C144 RaatoPC.D144:RaatoPC.M144 RaatoPC.C145:RaatoPC.C145 RaatoPC.D145:RaatoPC.M145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159.99mm" svg:height="89.99mm" svg:x="698.52mm" svg:y="461.24mm">
            <loext:p draw:notify-on-update-of-ranges="RaatoPC.D147:RaatoPC.M147 RaatoPC.C148:RaatoPC.C148 RaatoPC.D148:RaatoPC.M148 RaatoPC.C149:RaatoPC.C149 RaatoPC.D149:RaatoPC.M149 RaatoPC.C150:RaatoPC.C150 RaatoPC.D150:RaatoPC.M150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159.99mm" svg:height="89.99mm" svg:x="540.15mm" svg:y="547.26mm">
            <loext:p draw:notify-on-update-of-ranges="RaatoPC.D155:RaatoPC.M155 RaatoPC.C156:RaatoPC.C156 RaatoPC.D156:RaatoPC.M156 RaatoPC.C157:RaatoPC.C157 RaatoPC.D157:RaatoPC.M157 RaatoPC.C158:RaatoPC.C158 RaatoPC.D158:RaatoPC.M158 RaatoPC.C159:RaatoPC.C159 RaatoPC.D159:RaatoPC.M159 RaatoPC.C160:RaatoPC.C160 RaatoPC.D160:RaatoPC.M160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159.99mm" svg:height="89.99mm" svg:x="540.35mm" svg:y="193.58mm">
            <loext:p draw:notify-on-update-of-ranges="RaatoPC.D121:RaatoPC.M121 RaatoPC.C122:RaatoPC.C122 RaatoPC.D122:RaatoPC.M122 RaatoPC.C123:RaatoPC.C123 RaatoPC.D123:RaatoPC.M123 RaatoPC.C124:RaatoPC.C124 RaatoPC.D124:RaatoPC.M124 RaatoPC.C125:RaatoPC.C125 RaatoPC.D125:RaatoPC.M125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draw:text-style-name="P1" svg:width="159.99mm" svg:height="89.99mm" svg:x="858.03mm" svg:y="461.36mm">
            <loext:p draw:notify-on-update-of-ranges="RaatoPC.D152:RaatoPC.M152 RaatoPC.C153:RaatoPC.C153 RaatoPC.D153:RaatoPC.M153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2" table:default-cell-style-name="ce2"/>
        <table:table-column table:style-name="co4" table:default-cell-style-name="ce2"/>
        <table:table-column table:style-name="co3" table:number-columns-repeated="1022" table:default-cell-style-name="ce2"/>
        <table:table-row table:style-name="ro3">
          <table:table-cell table:number-columns-repeated="1024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Max Count</text:p>
          </table:table-cell>
          <table:table-cell table:style-name="Default" office:value-type="string" calcext:value-type="string">
            <text:p>Average Count</text:p>
          </table:table-cell>
          <table:table-cell table:style-name="Default" office:value-type="string" calcext:value-type="string">
            <text:p>Max Depth</text:p>
          </table:table-cell>
          <table:table-cell table:style-name="Default" office:value-type="string" calcext:value-type="string">
            <text:p>Average Depth</text:p>
          </table:table-cell>
          <table:table-cell table:style-name="Default" office:value-type="string" calcext:value-type="string">
            <text:p>Max Travel Depth</text:p>
          </table:table-cell>
          <table:table-cell table:style-name="Default" office:value-type="string" calcext:value-type="string">
            <text:p>Average Travel Depth</text:p>
          </table:table-cell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number-columns-repeated="6" table:style-name="Default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Add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1.7804" calcext:value-type="float">
            <text:p>1,7804</text:p>
          </table:table-cell>
          <table:table-cell table:style-name="Default" office:value-type="float" office:value="1.8519" calcext:value-type="float">
            <text:p>1,8519</text:p>
          </table:table-cell>
          <table:table-cell table:style-name="Default" office:value-type="float" office:value="1.9984" calcext:value-type="float">
            <text:p>1,9984</text:p>
          </table:table-cell>
          <table:table-cell table:style-name="Default" office:value-type="float" office:value="2.0828" calcext:value-type="float">
            <text:p>2,0828</text:p>
          </table:table-cell>
          <table:table-cell table:style-name="Default" office:value-type="float" office:value="2.2731" calcext:value-type="float">
            <text:p>2,2731</text:p>
          </table:table-cell>
          <table:table-cell table:style-name="Default" office:value-type="float" office:value="2.6095" calcext:value-type="float">
            <text:p>2,6095</text:p>
          </table:table-cell>
          <table:table-cell table:style-name="Default" office:value-type="float" office:value="3.2689" calcext:value-type="float">
            <text:p>3,2689</text:p>
          </table:table-cell>
          <table:table-cell table:style-name="Default" office:value-type="float" office:value="4.3808" calcext:value-type="float">
            <text:p>4,3808</text:p>
          </table:table-cell>
          <table:table-cell table:style-name="Default" office:value-type="float" office:value="6.1203" calcext:value-type="float">
            <text:p>6,1203</text:p>
          </table:table-cell>
          <table:table-cell table:style-name="Default" office:value-type="float" office:value="9.2306" calcext:value-type="float">
            <text:p>9,2306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1.8792" calcext:value-type="float">
            <text:p>1,8792</text:p>
          </table:table-cell>
          <table:table-cell table:style-name="Default" office:value-type="float" office:value="2.0353" calcext:value-type="float">
            <text:p>2,0353</text:p>
          </table:table-cell>
          <table:table-cell table:style-name="Default" office:value-type="float" office:value="2.1101" calcext:value-type="float">
            <text:p>2,1101</text:p>
          </table:table-cell>
          <table:table-cell table:style-name="Default" office:value-type="float" office:value="2.1969" calcext:value-type="float">
            <text:p>2,1969</text:p>
          </table:table-cell>
          <table:table-cell table:style-name="Default" office:value-type="float" office:value="2.3876" calcext:value-type="float">
            <text:p>2,3876</text:p>
          </table:table-cell>
          <table:table-cell table:style-name="Default" office:value-type="float" office:value="2.7046" calcext:value-type="float">
            <text:p>2,7046</text:p>
          </table:table-cell>
          <table:table-cell table:style-name="Default" office:value-type="float" office:value="3.2341" calcext:value-type="float">
            <text:p>3,2341</text:p>
          </table:table-cell>
          <table:table-cell table:style-name="Default" office:value-type="float" office:value="4.4007" calcext:value-type="float">
            <text:p>4,4007</text:p>
          </table:table-cell>
          <table:table-cell table:style-name="Default" office:value-type="float" office:value="6.207" calcext:value-type="float">
            <text:p>6,207</text:p>
          </table:table-cell>
          <table:table-cell table:style-name="Default" office:value-type="float" office:value="9.2885" calcext:value-type="float">
            <text:p>9,2885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2.7467" calcext:value-type="float">
            <text:p>2,7467</text:p>
          </table:table-cell>
          <table:table-cell table:style-name="Default" office:value-type="float" office:value="3.274" calcext:value-type="float">
            <text:p>3,274</text:p>
          </table:table-cell>
          <table:table-cell table:style-name="Default" office:value-type="float" office:value="3.7615" calcext:value-type="float">
            <text:p>3,7615</text:p>
          </table:table-cell>
          <table:table-cell table:style-name="Default" office:value-type="float" office:value="4.4916" calcext:value-type="float">
            <text:p>4,4916</text:p>
          </table:table-cell>
          <table:table-cell table:style-name="Default" office:value-type="float" office:value="7.0888" calcext:value-type="float">
            <text:p>7,0888</text:p>
          </table:table-cell>
          <table:table-cell table:style-name="Default" office:value-type="float" office:value="11.3352" calcext:value-type="float">
            <text:p>11,3352</text:p>
          </table:table-cell>
          <table:table-cell table:style-name="Default" office:value-type="float" office:value="20.3635" calcext:value-type="float">
            <text:p>20,3635</text:p>
          </table:table-cell>
          <table:table-cell table:style-name="Default" office:value-type="float" office:value="48.846" calcext:value-type="float">
            <text:p>48,846</text:p>
          </table:table-cell>
          <table:table-cell table:style-name="Default" office:value-type="float" office:value="88.9068" calcext:value-type="float">
            <text:p>88,9068</text:p>
          </table:table-cell>
          <table:table-cell table:style-name="Default" office:value-type="float" office:value="157.1232" calcext:value-type="float">
            <text:p>157,1232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3.4077" calcext:value-type="float">
            <text:p>3,4077</text:p>
          </table:table-cell>
          <table:table-cell table:style-name="Default" office:value-type="float" office:value="3.4873" calcext:value-type="float">
            <text:p>3,4873</text:p>
          </table:table-cell>
          <table:table-cell table:style-name="Default" office:value-type="float" office:value="3.635" calcext:value-type="float">
            <text:p>3,635</text:p>
          </table:table-cell>
          <table:table-cell table:style-name="Default" office:value-type="float" office:value="3.6522" calcext:value-type="float">
            <text:p>3,6522</text:p>
          </table:table-cell>
          <table:table-cell table:style-name="Default" office:value-type="float" office:value="3.6768" calcext:value-type="float">
            <text:p>3,6768</text:p>
          </table:table-cell>
          <table:table-cell table:style-name="Default" office:value-type="float" office:value="3.6271" calcext:value-type="float">
            <text:p>3,6271</text:p>
          </table:table-cell>
          <table:table-cell table:style-name="Default" office:value-type="float" office:value="3.6641" calcext:value-type="float">
            <text:p>3,6641</text:p>
          </table:table-cell>
          <table:table-cell table:style-name="Default" office:value-type="float" office:value="3.7415" calcext:value-type="float">
            <text:p>3,7415</text:p>
          </table:table-cell>
          <table:table-cell table:style-name="Default" office:value-type="float" office:value="3.7731" calcext:value-type="float">
            <text:p>3,7731</text:p>
          </table:table-cell>
          <table:table-cell table:style-name="Default" office:value-type="float" office:value="3.844" calcext:value-type="float">
            <text:p>3,844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1.4703" calcext:value-type="float">
            <text:p>1,4703</text:p>
          </table:table-cell>
          <table:table-cell table:style-name="Default" office:value-type="float" office:value="1.5584" calcext:value-type="float">
            <text:p>1,5584</text:p>
          </table:table-cell>
          <table:table-cell table:style-name="Default" office:value-type="float" office:value="1.5766" calcext:value-type="float">
            <text:p>1,5766</text:p>
          </table:table-cell>
          <table:table-cell table:style-name="Default" office:value-type="float" office:value="1.6062" calcext:value-type="float">
            <text:p>1,6062</text:p>
          </table:table-cell>
          <table:table-cell table:style-name="Default" office:value-type="float" office:value="1.8475" calcext:value-type="float">
            <text:p>1,8475</text:p>
          </table:table-cell>
          <table:table-cell table:style-name="Default" office:value-type="float" office:value="1.8504" calcext:value-type="float">
            <text:p>1,8504</text:p>
          </table:table-cell>
          <table:table-cell table:style-name="Default" office:value-type="float" office:value="2.3007" calcext:value-type="float">
            <text:p>2,3007</text:p>
          </table:table-cell>
          <table:table-cell table:style-name="Default" office:value-type="float" office:value="2.993" calcext:value-type="float">
            <text:p>2,993</text:p>
          </table:table-cell>
          <table:table-cell table:style-name="Default" office:value-type="float" office:value="3.3912" calcext:value-type="float">
            <text:p>3,3912</text:p>
          </table:table-cell>
          <table:table-cell table:style-name="Default" office:value-type="float" office:value="3.6357" calcext:value-type="float">
            <text:p>3,6357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Erase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1.4233" calcext:value-type="float">
            <text:p>1,4233</text:p>
          </table:table-cell>
          <table:table-cell table:style-name="Default" office:value-type="float" office:value="1.4395" calcext:value-type="float">
            <text:p>1,4395</text:p>
          </table:table-cell>
          <table:table-cell table:style-name="Default" office:value-type="float" office:value="1.522" calcext:value-type="float">
            <text:p>1,522</text:p>
          </table:table-cell>
          <table:table-cell table:style-name="Default" office:value-type="float" office:value="1.5309" calcext:value-type="float">
            <text:p>1,5309</text:p>
          </table:table-cell>
          <table:table-cell table:style-name="Default" office:value-type="float" office:value="1.653" calcext:value-type="float">
            <text:p>1,653</text:p>
          </table:table-cell>
          <table:table-cell table:style-name="Default" office:value-type="float" office:value="1.9842" calcext:value-type="float">
            <text:p>1,9842</text:p>
          </table:table-cell>
          <table:table-cell table:style-name="Default" office:value-type="float" office:value="2.6734" calcext:value-type="float">
            <text:p>2,6734</text:p>
          </table:table-cell>
          <table:table-cell table:style-name="Default" office:value-type="float" office:value="3.5105" calcext:value-type="float">
            <text:p>3,5105</text:p>
          </table:table-cell>
          <table:table-cell table:style-name="Default" office:value-type="float" office:value="5.5577" calcext:value-type="float">
            <text:p>5,5577</text:p>
          </table:table-cell>
          <table:table-cell table:style-name="Default" office:value-type="float" office:value="9.5011" calcext:value-type="float">
            <text:p>9,5011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1.4908" calcext:value-type="float">
            <text:p>1,4908</text:p>
          </table:table-cell>
          <table:table-cell table:style-name="Default" office:value-type="float" office:value="1.5202" calcext:value-type="float">
            <text:p>1,5202</text:p>
          </table:table-cell>
          <table:table-cell table:style-name="Default" office:value-type="float" office:value="1.5932" calcext:value-type="float">
            <text:p>1,5932</text:p>
          </table:table-cell>
          <table:table-cell table:style-name="Default" office:value-type="float" office:value="1.652" calcext:value-type="float">
            <text:p>1,652</text:p>
          </table:table-cell>
          <table:table-cell table:style-name="Default" office:value-type="float" office:value="1.7355" calcext:value-type="float">
            <text:p>1,7355</text:p>
          </table:table-cell>
          <table:table-cell table:style-name="Default" office:value-type="float" office:value="2.1065" calcext:value-type="float">
            <text:p>2,1065</text:p>
          </table:table-cell>
          <table:table-cell table:style-name="Default" office:value-type="float" office:value="2.4875" calcext:value-type="float">
            <text:p>2,4875</text:p>
          </table:table-cell>
          <table:table-cell table:style-name="Default" office:value-type="float" office:value="3.6146" calcext:value-type="float">
            <text:p>3,6146</text:p>
          </table:table-cell>
          <table:table-cell table:style-name="Default" office:value-type="float" office:value="5.5801" calcext:value-type="float">
            <text:p>5,5801</text:p>
          </table:table-cell>
          <table:table-cell table:style-name="Default" office:value-type="float" office:value="9.094" calcext:value-type="float">
            <text:p>9,094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2.5322" calcext:value-type="float">
            <text:p>2,5322</text:p>
          </table:table-cell>
          <table:table-cell table:style-name="Default" office:value-type="float" office:value="3.0216" calcext:value-type="float">
            <text:p>3,0216</text:p>
          </table:table-cell>
          <table:table-cell table:style-name="Default" office:value-type="float" office:value="3.567" calcext:value-type="float">
            <text:p>3,567</text:p>
          </table:table-cell>
          <table:table-cell table:style-name="Default" office:value-type="float" office:value="4.5104" calcext:value-type="float">
            <text:p>4,5104</text:p>
          </table:table-cell>
          <table:table-cell table:style-name="Default" office:value-type="float" office:value="7.4024" calcext:value-type="float">
            <text:p>7,4024</text:p>
          </table:table-cell>
          <table:table-cell table:style-name="Default" office:value-type="float" office:value="12.4472" calcext:value-type="float">
            <text:p>12,4472</text:p>
          </table:table-cell>
          <table:table-cell table:style-name="Default" office:value-type="float" office:value="23.3403" calcext:value-type="float">
            <text:p>23,3403</text:p>
          </table:table-cell>
          <table:table-cell table:style-name="Default" office:value-type="float" office:value="58.9042" calcext:value-type="float">
            <text:p>58,9042</text:p>
          </table:table-cell>
          <table:table-cell table:style-name="Default" office:value-type="float" office:value="118.7954" calcext:value-type="float">
            <text:p>118,7954</text:p>
          </table:table-cell>
          <table:table-cell table:style-name="Default" office:value-type="float" office:value="225.4749" calcext:value-type="float">
            <text:p>225,4749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3.3336" calcext:value-type="float">
            <text:p>3,3336</text:p>
          </table:table-cell>
          <table:table-cell table:style-name="Default" office:value-type="float" office:value="3.4618" calcext:value-type="float">
            <text:p>3,4618</text:p>
          </table:table-cell>
          <table:table-cell table:style-name="Default" office:value-type="float" office:value="3.5986" calcext:value-type="float">
            <text:p>3,5986</text:p>
          </table:table-cell>
          <table:table-cell table:style-name="Default" office:value-type="float" office:value="3.8246" calcext:value-type="float">
            <text:p>3,8246</text:p>
          </table:table-cell>
          <table:table-cell table:style-name="Default" office:value-type="float" office:value="4.3812" calcext:value-type="float">
            <text:p>4,3812</text:p>
          </table:table-cell>
          <table:table-cell table:style-name="Default" office:value-type="float" office:value="4.7267" calcext:value-type="float">
            <text:p>4,7267</text:p>
          </table:table-cell>
          <table:table-cell table:style-name="Default" office:value-type="float" office:value="5.3949" calcext:value-type="float">
            <text:p>5,3949</text:p>
          </table:table-cell>
          <table:table-cell table:style-name="Default" office:value-type="float" office:value="6.0547" calcext:value-type="float">
            <text:p>6,054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.9911" calcext:value-type="float">
            <text:p>5,9911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1.3775" calcext:value-type="float">
            <text:p>1,3775</text:p>
          </table:table-cell>
          <table:table-cell table:style-name="Default" office:value-type="float" office:value="1.7237" calcext:value-type="float">
            <text:p>1,7237</text:p>
          </table:table-cell>
          <table:table-cell table:style-name="Default" office:value-type="float" office:value="1.8577" calcext:value-type="float">
            <text:p>1,8577</text:p>
          </table:table-cell>
          <table:table-cell table:style-name="Default" office:value-type="float" office:value="2.1399" calcext:value-type="float">
            <text:p>2,1399</text:p>
          </table:table-cell>
          <table:table-cell table:style-name="Default" office:value-type="float" office:value="2.5741" calcext:value-type="float">
            <text:p>2,5741</text:p>
          </table:table-cell>
          <table:table-cell table:style-name="Default" office:value-type="float" office:value="2.8479" calcext:value-type="float">
            <text:p>2,8479</text:p>
          </table:table-cell>
          <table:table-cell table:style-name="Default" office:value-type="float" office:value="3.1982" calcext:value-type="float">
            <text:p>3,1982</text:p>
          </table:table-cell>
          <table:table-cell table:style-name="Default" office:value-type="float" office:value="3.5384" calcext:value-type="float">
            <text:p>3,5384</text:p>
          </table:table-cell>
          <table:table-cell table:style-name="Default" office:value-type="float" office:value="4.681" calcext:value-type="float">
            <text:p>4,681</text:p>
          </table:table-cell>
          <table:table-cell table:style-name="Default" office:value-type="float" office:value="3.3525" calcext:value-type="float">
            <text:p>3,3525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Move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1.6181" calcext:value-type="float">
            <text:p>1,6181</text:p>
          </table:table-cell>
          <table:table-cell table:style-name="Default" office:value-type="float" office:value="1.7579" calcext:value-type="float">
            <text:p>1,7579</text:p>
          </table:table-cell>
          <table:table-cell table:style-name="Default" office:value-type="float" office:value="1.9346" calcext:value-type="float">
            <text:p>1,9346</text:p>
          </table:table-cell>
          <table:table-cell table:style-name="Default" office:value-type="float" office:value="2.0026" calcext:value-type="float">
            <text:p>2,0026</text:p>
          </table:table-cell>
          <table:table-cell table:style-name="Default" office:value-type="float" office:value="2.1542" calcext:value-type="float">
            <text:p>2,1542</text:p>
          </table:table-cell>
          <table:table-cell table:style-name="Default" office:value-type="float" office:value="2.3151" calcext:value-type="float">
            <text:p>2,3151</text:p>
          </table:table-cell>
          <table:table-cell table:style-name="Default" office:value-type="float" office:value="2.7185" calcext:value-type="float">
            <text:p>2,7185</text:p>
          </table:table-cell>
          <table:table-cell table:style-name="Default" office:value-type="float" office:value="3.2848" calcext:value-type="float">
            <text:p>3,2848</text:p>
          </table:table-cell>
          <table:table-cell table:style-name="Default" office:value-type="float" office:value="4.3763" calcext:value-type="float">
            <text:p>4,3763</text:p>
          </table:table-cell>
          <table:table-cell table:style-name="Default" office:value-type="float" office:value="6.5771" calcext:value-type="float">
            <text:p>6,5771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1.5015" calcext:value-type="float">
            <text:p>1,5015</text:p>
          </table:table-cell>
          <table:table-cell table:style-name="Default" office:value-type="float" office:value="1.8533" calcext:value-type="float">
            <text:p>1,8533</text:p>
          </table:table-cell>
          <table:table-cell table:style-name="Default" office:value-type="float" office:value="1.9175" calcext:value-type="float">
            <text:p>1,9175</text:p>
          </table:table-cell>
          <table:table-cell table:style-name="Default" office:value-type="float" office:value="1.9964" calcext:value-type="float">
            <text:p>1,9964</text:p>
          </table:table-cell>
          <table:table-cell table:style-name="Default" office:value-type="float" office:value="2.0931" calcext:value-type="float">
            <text:p>2,0931</text:p>
          </table:table-cell>
          <table:table-cell table:style-name="Default" office:value-type="float" office:value="2.2629" calcext:value-type="float">
            <text:p>2,2629</text:p>
          </table:table-cell>
          <table:table-cell table:style-name="Default" office:value-type="float" office:value="2.5481" calcext:value-type="float">
            <text:p>2,5481</text:p>
          </table:table-cell>
          <table:table-cell table:style-name="Default" office:value-type="float" office:value="3.3113" calcext:value-type="float">
            <text:p>3,3113</text:p>
          </table:table-cell>
          <table:table-cell table:style-name="Default" office:value-type="float" office:value="4.3673" calcext:value-type="float">
            <text:p>4,3673</text:p>
          </table:table-cell>
          <table:table-cell table:style-name="Default" office:value-type="float" office:value="6.265" calcext:value-type="float">
            <text:p>6,265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2.3091" calcext:value-type="float">
            <text:p>2,3091</text:p>
          </table:table-cell>
          <table:table-cell table:style-name="Default" office:value-type="float" office:value="3.2295" calcext:value-type="float">
            <text:p>3,2295</text:p>
          </table:table-cell>
          <table:table-cell table:style-name="Default" office:value-type="float" office:value="3.8829" calcext:value-type="float">
            <text:p>3,8829</text:p>
          </table:table-cell>
          <table:table-cell table:style-name="Default" office:value-type="float" office:value="4.8384" calcext:value-type="float">
            <text:p>4,8384</text:p>
          </table:table-cell>
          <table:table-cell table:style-name="Default" office:value-type="float" office:value="8.0635" calcext:value-type="float">
            <text:p>8,0635</text:p>
          </table:table-cell>
          <table:table-cell table:style-name="Default" office:value-type="float" office:value="13.3915" calcext:value-type="float">
            <text:p>13,3915</text:p>
          </table:table-cell>
          <table:table-cell table:style-name="Default" office:value-type="float" office:value="25.169" calcext:value-type="float">
            <text:p>25,169</text:p>
          </table:table-cell>
          <table:table-cell table:style-name="Default" office:value-type="float" office:value="64.2792" calcext:value-type="float">
            <text:p>64,2792</text:p>
          </table:table-cell>
          <table:table-cell table:style-name="Default" office:value-type="float" office:value="125.7923" calcext:value-type="float">
            <text:p>125,7923</text:p>
          </table:table-cell>
          <table:table-cell table:style-name="Default" office:value-type="float" office:value="249.1041" calcext:value-type="float">
            <text:p>249,1041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3.0493" calcext:value-type="float">
            <text:p>3,0493</text:p>
          </table:table-cell>
          <table:table-cell table:style-name="Default" office:value-type="float" office:value="3.5049" calcext:value-type="float">
            <text:p>3,5049</text:p>
          </table:table-cell>
          <table:table-cell table:style-name="Default" office:value-type="float" office:value="3.5861" calcext:value-type="float">
            <text:p>3,5861</text:p>
          </table:table-cell>
          <table:table-cell table:style-name="Default" office:value-type="float" office:value="3.5609" calcext:value-type="float">
            <text:p>3,5609</text:p>
          </table:table-cell>
          <table:table-cell table:style-name="Default" office:value-type="float" office:value="3.5053" calcext:value-type="float">
            <text:p>3,5053</text:p>
          </table:table-cell>
          <table:table-cell table:style-name="Default" office:value-type="float" office:value="3.5345" calcext:value-type="float">
            <text:p>3,5345</text:p>
          </table:table-cell>
          <table:table-cell table:style-name="Default" office:value-type="float" office:value="3.5875" calcext:value-type="float">
            <text:p>3,5875</text:p>
          </table:table-cell>
          <table:table-cell table:style-name="Default" office:value-type="float" office:value="3.7877" calcext:value-type="float">
            <text:p>3,7877</text:p>
          </table:table-cell>
          <table:table-cell table:style-name="Default" office:value-type="float" office:value="3.83" calcext:value-type="float">
            <text:p>3,83</text:p>
          </table:table-cell>
          <table:table-cell table:style-name="Default" office:value-type="float" office:value="3.9732" calcext:value-type="float">
            <text:p>3,9732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1.6711" calcext:value-type="float">
            <text:p>1,6711</text:p>
          </table:table-cell>
          <table:table-cell table:style-name="Default" office:value-type="float" office:value="1.762" calcext:value-type="float">
            <text:p>1,762</text:p>
          </table:table-cell>
          <table:table-cell table:style-name="Default" office:value-type="float" office:value="1.8785" calcext:value-type="float">
            <text:p>1,8785</text:p>
          </table:table-cell>
          <table:table-cell table:style-name="Default" office:value-type="float" office:value="1.9479" calcext:value-type="float">
            <text:p>1,9479</text:p>
          </table:table-cell>
          <table:table-cell table:style-name="Default" office:value-type="float" office:value="2.193" calcext:value-type="float">
            <text:p>2,193</text:p>
          </table:table-cell>
          <table:table-cell table:style-name="Default" office:value-type="float" office:value="2.2387" calcext:value-type="float">
            <text:p>2,2387</text:p>
          </table:table-cell>
          <table:table-cell table:style-name="Default" office:value-type="float" office:value="2.6593" calcext:value-type="float">
            <text:p>2,6593</text:p>
          </table:table-cell>
          <table:table-cell table:style-name="Default" office:value-type="float" office:value="3.1928" calcext:value-type="float">
            <text:p>3,1928</text:p>
          </table:table-cell>
          <table:table-cell table:style-name="Default" office:value-type="float" office:value="3.5597" calcext:value-type="float">
            <text:p>3,5597</text:p>
          </table:table-cell>
          <table:table-cell table:style-name="Default" office:value-type="float" office:value="3.8888" calcext:value-type="float">
            <text:p>3,8888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Nth Node</text:p>
          </table:table-cell>
          <table:table-cell table:style-name="Default" office:value-type="string" calcext:value-type="string">
            <text:p>Flat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1.0698" calcext:value-type="float">
            <text:p>1,0698</text:p>
          </table:table-cell>
          <table:table-cell table:style-name="Default" office:value-type="float" office:value="2.3116" calcext:value-type="float">
            <text:p>2,3116</text:p>
          </table:table-cell>
          <table:table-cell table:style-name="Default" office:value-type="float" office:value="3.5431" calcext:value-type="float">
            <text:p>3,5431</text:p>
          </table:table-cell>
          <table:table-cell table:style-name="Default" office:value-type="float" office:value="5.772" calcext:value-type="float">
            <text:p>5,772</text:p>
          </table:table-cell>
          <table:table-cell table:style-name="Default" office:value-type="float" office:value="12.0672" calcext:value-type="float">
            <text:p>12,0672</text:p>
          </table:table-cell>
          <table:table-cell table:style-name="Default" office:value-type="float" office:value="22.387" calcext:value-type="float">
            <text:p>22,387</text:p>
          </table:table-cell>
          <table:table-cell table:style-name="Default" office:value-type="float" office:value="53.0507" calcext:value-type="float">
            <text:p>53,0507</text:p>
          </table:table-cell>
          <table:table-cell table:style-name="Default" office:value-type="float" office:value="132.1371" calcext:value-type="float">
            <text:p>132,1371</text:p>
          </table:table-cell>
          <table:table-cell table:style-name="Default" office:value-type="float" office:value="242.4346" calcext:value-type="float">
            <text:p>242,4346</text:p>
          </table:table-cell>
          <table:table-cell table:style-name="Default" office:value-type="float" office:value="452.3244" calcext:value-type="float">
            <text:p>452,3244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1.2309" calcext:value-type="float">
            <text:p>1,2309</text:p>
          </table:table-cell>
          <table:table-cell table:style-name="Default" office:value-type="float" office:value="2.7273" calcext:value-type="float">
            <text:p>2,7273</text:p>
          </table:table-cell>
          <table:table-cell table:style-name="Default" office:value-type="float" office:value="4.2824" calcext:value-type="float">
            <text:p>4,2824</text:p>
          </table:table-cell>
          <table:table-cell table:style-name="Default" office:value-type="float" office:value="7.1112" calcext:value-type="float">
            <text:p>7,1112</text:p>
          </table:table-cell>
          <table:table-cell table:style-name="Default" office:value-type="float" office:value="15.0796" calcext:value-type="float">
            <text:p>15,0796</text:p>
          </table:table-cell>
          <table:table-cell table:style-name="Default" office:value-type="float" office:value="30.3079" calcext:value-type="float">
            <text:p>30,3079</text:p>
          </table:table-cell>
          <table:table-cell table:style-name="Default" office:value-type="float" office:value="60.0026" calcext:value-type="float">
            <text:p>60,0026</text:p>
          </table:table-cell>
          <table:table-cell table:style-name="Default" office:value-type="float" office:value="140.5136" calcext:value-type="float">
            <text:p>140,5136</text:p>
          </table:table-cell>
          <table:table-cell table:style-name="Default" office:value-type="float" office:value="248.6476" calcext:value-type="float">
            <text:p>248,6476</text:p>
          </table:table-cell>
          <table:table-cell table:style-name="Default" office:value-type="float" office:value="438.1843" calcext:value-type="float">
            <text:p>438,1843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Leaf travel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1.1627" calcext:value-type="float">
            <text:p>1,1627</text:p>
          </table:table-cell>
          <table:table-cell table:style-name="Default" office:value-type="float" office:value="1.4526" calcext:value-type="float">
            <text:p>1,4526</text:p>
          </table:table-cell>
          <table:table-cell table:style-name="Default" office:value-type="float" office:value="1.6302" calcext:value-type="float">
            <text:p>1,6302</text:p>
          </table:table-cell>
          <table:table-cell table:style-name="Default" office:value-type="float" office:value="1.8834" calcext:value-type="float">
            <text:p>1,8834</text:p>
          </table:table-cell>
          <table:table-cell table:style-name="Default" office:value-type="float" office:value="2.4735" calcext:value-type="float">
            <text:p>2,4735</text:p>
          </table:table-cell>
          <table:table-cell table:style-name="Default" office:value-type="float" office:value="3.7047" calcext:value-type="float">
            <text:p>3,7047</text:p>
          </table:table-cell>
          <table:table-cell table:style-name="Default" office:value-type="float" office:value="5.2422" calcext:value-type="float">
            <text:p>5,2422</text:p>
          </table:table-cell>
          <table:table-cell table:style-name="Default" office:value-type="float" office:value="15.5373" calcext:value-type="float">
            <text:p>15,5373</text:p>
          </table:table-cell>
          <table:table-cell table:style-name="Default" office:value-type="float" office:value="16.8606" calcext:value-type="float">
            <text:p>16,8606</text:p>
          </table:table-cell>
          <table:table-cell table:style-name="Default" office:value-type="float" office:value="31.8912" calcext:value-type="float">
            <text:p>31,8912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1.0809" calcext:value-type="float">
            <text:p>1,0809</text:p>
          </table:table-cell>
          <table:table-cell table:style-name="Default" office:value-type="float" office:value="1.2528" calcext:value-type="float">
            <text:p>1,2528</text:p>
          </table:table-cell>
          <table:table-cell table:style-name="Default" office:value-type="float" office:value="1.3376" calcext:value-type="float">
            <text:p>1,3376</text:p>
          </table:table-cell>
          <table:table-cell table:style-name="Default" office:value-type="float" office:value="1.3593" calcext:value-type="float">
            <text:p>1,3593</text:p>
          </table:table-cell>
          <table:table-cell table:style-name="Default" office:value-type="float" office:value="1.3898" calcext:value-type="float">
            <text:p>1,3898</text:p>
          </table:table-cell>
          <table:table-cell table:style-name="Default" office:value-type="float" office:value="1.3246" calcext:value-type="float">
            <text:p>1,3246</text:p>
          </table:table-cell>
          <table:table-cell table:style-name="Default" office:value-type="float" office:value="1.3655" calcext:value-type="float">
            <text:p>1,3655</text:p>
          </table:table-cell>
          <table:table-cell table:style-name="Default" office:value-type="float" office:value="1.5548" calcext:value-type="float">
            <text:p>1,5548</text:p>
          </table:table-cell>
          <table:table-cell table:style-name="Default" office:value-type="float" office:value="1.573" calcext:value-type="float">
            <text:p>1,573</text:p>
          </table:table-cell>
          <table:table-cell table:style-name="Default" office:value-type="float" office:value="1.9079" calcext:value-type="float">
            <text:p>1,9079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2.371" calcext:value-type="float">
            <text:p>2,371</text:p>
          </table:table-cell>
          <table:table-cell table:style-name="Default" office:value-type="float" office:value="2.6761" calcext:value-type="float">
            <text:p>2,6761</text:p>
          </table:table-cell>
          <table:table-cell table:style-name="Default" office:value-type="float" office:value="2.8054" calcext:value-type="float">
            <text:p>2,8054</text:p>
          </table:table-cell>
          <table:table-cell table:style-name="Default" office:value-type="float" office:value="3.0441" calcext:value-type="float">
            <text:p>3,0441</text:p>
          </table:table-cell>
          <table:table-cell table:style-name="Default" office:value-type="float" office:value="3.8913" calcext:value-type="float">
            <text:p>3,8913</text:p>
          </table:table-cell>
          <table:table-cell table:style-name="Default" office:value-type="float" office:value="5.5078" calcext:value-type="float">
            <text:p>5,5078</text:p>
          </table:table-cell>
          <table:table-cell table:style-name="Default" office:value-type="float" office:value="10.2454" calcext:value-type="float">
            <text:p>10,2454</text:p>
          </table:table-cell>
          <table:table-cell table:style-name="Default" office:value-type="float" office:value="27.525" calcext:value-type="float">
            <text:p>27,525</text:p>
          </table:table-cell>
          <table:table-cell table:style-name="Default" office:value-type="float" office:value="55.2071" calcext:value-type="float">
            <text:p>55,2071</text:p>
          </table:table-cell>
          <table:table-cell table:style-name="Default" office:value-type="float" office:value="107.4489" calcext:value-type="float">
            <text:p>107,4489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1.1265" calcext:value-type="float">
            <text:p>1,1265</text:p>
          </table:table-cell>
          <table:table-cell table:style-name="Default" office:value-type="float" office:value="1.3239" calcext:value-type="float">
            <text:p>1,3239</text:p>
          </table:table-cell>
          <table:table-cell table:style-name="Default" office:value-type="float" office:value="1.4116" calcext:value-type="float">
            <text:p>1,4116</text:p>
          </table:table-cell>
          <table:table-cell table:style-name="Default" office:value-type="float" office:value="1.4714" calcext:value-type="float">
            <text:p>1,4714</text:p>
          </table:table-cell>
          <table:table-cell table:style-name="Default" office:value-type="float" office:value="1.6169" calcext:value-type="float">
            <text:p>1,6169</text:p>
          </table:table-cell>
          <table:table-cell table:style-name="Default" office:value-type="float" office:value="1.6298" calcext:value-type="float">
            <text:p>1,6298</text:p>
          </table:table-cell>
          <table:table-cell table:style-name="Default" office:value-type="float" office:value="1.718" calcext:value-type="float">
            <text:p>1,718</text:p>
          </table:table-cell>
          <table:table-cell table:style-name="Default" office:value-type="float" office:value="2.2977" calcext:value-type="float">
            <text:p>2,2977</text:p>
          </table:table-cell>
          <table:table-cell table:style-name="Default" office:value-type="float" office:value="1.9153" calcext:value-type="float">
            <text:p>1,9153</text:p>
          </table:table-cell>
          <table:table-cell table:style-name="Default" office:value-type="float" office:value="1.936" calcext:value-type="float">
            <text:p>1,936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1.194" calcext:value-type="float">
            <text:p>1,194</text:p>
          </table:table-cell>
          <table:table-cell table:style-name="Default" office:value-type="float" office:value="1.4751" calcext:value-type="float">
            <text:p>1,4751</text:p>
          </table:table-cell>
          <table:table-cell table:style-name="Default" office:value-type="float" office:value="1.5328" calcext:value-type="float">
            <text:p>1,5328</text:p>
          </table:table-cell>
          <table:table-cell table:style-name="Default" office:value-type="float" office:value="1.5995" calcext:value-type="float">
            <text:p>1,5995</text:p>
          </table:table-cell>
          <table:table-cell table:style-name="Default" office:value-type="float" office:value="1.779" calcext:value-type="float">
            <text:p>1,779</text:p>
          </table:table-cell>
          <table:table-cell table:style-name="Default" office:value-type="float" office:value="1.7102" calcext:value-type="float">
            <text:p>1,7102</text:p>
          </table:table-cell>
          <table:table-cell table:style-name="Default" office:value-type="float" office:value="1.7562" calcext:value-type="float">
            <text:p>1,7562</text:p>
          </table:table-cell>
          <table:table-cell table:style-name="Default" office:value-type="float" office:value="2.1836" calcext:value-type="float">
            <text:p>2,1836</text:p>
          </table:table-cell>
          <table:table-cell table:style-name="Default" office:value-type="float" office:value="1.8147" calcext:value-type="float">
            <text:p>1,8147</text:p>
          </table:table-cell>
          <table:table-cell table:style-name="Default" office:value-type="float" office:value="1.9197" calcext:value-type="float">
            <text:p>1,9197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Find max depth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0.6442" calcext:value-type="float">
            <text:p>0,6442</text:p>
          </table:table-cell>
          <table:table-cell table:style-name="Default" office:value-type="float" office:value="0.8054" calcext:value-type="float">
            <text:p>0,8054</text:p>
          </table:table-cell>
          <table:table-cell table:style-name="Default" office:value-type="float" office:value="0.9203" calcext:value-type="float">
            <text:p>0,9203</text:p>
          </table:table-cell>
          <table:table-cell table:style-name="Default" office:value-type="float" office:value="0.9122" calcext:value-type="float">
            <text:p>0,9122</text:p>
          </table:table-cell>
          <table:table-cell table:style-name="Default" office:value-type="float" office:value="0.997" calcext:value-type="float">
            <text:p>0,997</text:p>
          </table:table-cell>
          <table:table-cell table:style-name="Default" office:value-type="float" office:value="1.2152" calcext:value-type="float">
            <text:p>1,2152</text:p>
          </table:table-cell>
          <table:table-cell table:style-name="Default" office:value-type="float" office:value="1.7059" calcext:value-type="float">
            <text:p>1,7059</text:p>
          </table:table-cell>
          <table:table-cell table:style-name="Default" office:value-type="float" office:value="2.4524" calcext:value-type="float">
            <text:p>2,4524</text:p>
          </table:table-cell>
          <table:table-cell table:style-name="Default" office:value-type="float" office:value="3.611" calcext:value-type="float">
            <text:p>3,611</text:p>
          </table:table-cell>
          <table:table-cell table:style-name="Default" office:value-type="float" office:value="7.1744" calcext:value-type="float">
            <text:p>7,1744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0.4682" calcext:value-type="float">
            <text:p>0,4682</text:p>
          </table:table-cell>
          <table:table-cell table:style-name="Default" office:value-type="float" office:value="0.7409" calcext:value-type="float">
            <text:p>0,7409</text:p>
          </table:table-cell>
          <table:table-cell table:style-name="Default" office:value-type="float" office:value="0.892" calcext:value-type="float">
            <text:p>0,892</text:p>
          </table:table-cell>
          <table:table-cell table:style-name="Default" office:value-type="float" office:value="0.9607" calcext:value-type="float">
            <text:p>0,9607</text:p>
          </table:table-cell>
          <table:table-cell table:style-name="Default" office:value-type="float" office:value="1.0927" calcext:value-type="float">
            <text:p>1,0927</text:p>
          </table:table-cell>
          <table:table-cell table:style-name="Default" office:value-type="float" office:value="1.2034" calcext:value-type="float">
            <text:p>1,2034</text:p>
          </table:table-cell>
          <table:table-cell table:style-name="Default" office:value-type="float" office:value="1.5657" calcext:value-type="float">
            <text:p>1,5657</text:p>
          </table:table-cell>
          <table:table-cell table:style-name="Default" office:value-type="float" office:value="2.3689" calcext:value-type="float">
            <text:p>2,3689</text:p>
          </table:table-cell>
          <table:table-cell table:style-name="Default" office:value-type="float" office:value="3.8538" calcext:value-type="float">
            <text:p>3,8538</text:p>
          </table:table-cell>
          <table:table-cell table:style-name="Default" office:value-type="float" office:value="7.0478" calcext:value-type="float">
            <text:p>7,0478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0.4478" calcext:value-type="float">
            <text:p>0,4478</text:p>
          </table:table-cell>
          <table:table-cell table:style-name="Default" office:value-type="float" office:value="0.7716" calcext:value-type="float">
            <text:p>0,7716</text:p>
          </table:table-cell>
          <table:table-cell table:style-name="Default" office:value-type="float" office:value="0.851" calcext:value-type="float">
            <text:p>0,851</text:p>
          </table:table-cell>
          <table:table-cell table:style-name="Default" office:value-type="float" office:value="0.9535" calcext:value-type="float">
            <text:p>0,9535</text:p>
          </table:table-cell>
          <table:table-cell table:style-name="Default" office:value-type="float" office:value="1.0454" calcext:value-type="float">
            <text:p>1,0454</text:p>
          </table:table-cell>
          <table:table-cell table:style-name="Default" office:value-type="float" office:value="1.1229" calcext:value-type="float">
            <text:p>1,1229</text:p>
          </table:table-cell>
          <table:table-cell table:style-name="Default" office:value-type="float" office:value="1.2869" calcext:value-type="float">
            <text:p>1,2869</text:p>
          </table:table-cell>
          <table:table-cell table:style-name="Default" office:value-type="float" office:value="2.1731" calcext:value-type="float">
            <text:p>2,1731</text:p>
          </table:table-cell>
          <table:table-cell table:style-name="Default" office:value-type="float" office:value="3.2126" calcext:value-type="float">
            <text:p>3,2126</text:p>
          </table:table-cell>
          <table:table-cell table:style-name="Default" office:value-type="float" office:value="5.6567" calcext:value-type="float">
            <text:p>5,6567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1.1509" calcext:value-type="float">
            <text:p>1,1509</text:p>
          </table:table-cell>
          <table:table-cell table:style-name="Default" office:value-type="float" office:value="3.2064" calcext:value-type="float">
            <text:p>3,2064</text:p>
          </table:table-cell>
          <table:table-cell table:style-name="Default" office:value-type="float" office:value="5.2529" calcext:value-type="float">
            <text:p>5,2529</text:p>
          </table:table-cell>
          <table:table-cell table:style-name="Default" office:value-type="float" office:value="8.6684" calcext:value-type="float">
            <text:p>8,6684</text:p>
          </table:table-cell>
          <table:table-cell table:style-name="Default" office:value-type="float" office:value="18.2732" calcext:value-type="float">
            <text:p>18,2732</text:p>
          </table:table-cell>
          <table:table-cell table:style-name="Default" office:value-type="float" office:value="33.7371" calcext:value-type="float">
            <text:p>33,7371</text:p>
          </table:table-cell>
          <table:table-cell table:style-name="Default" office:value-type="float" office:value="94.6658" calcext:value-type="float">
            <text:p>94,6658</text:p>
          </table:table-cell>
          <table:table-cell table:style-name="Default" office:value-type="float" office:value="256.1038" calcext:value-type="float">
            <text:p>256,1038</text:p>
          </table:table-cell>
          <table:table-cell table:style-name="Default" office:value-type="float" office:value="505.3334" calcext:value-type="float">
            <text:p>505,3334</text:p>
          </table:table-cell>
          <table:table-cell table:style-name="Default" office:value-type="float" office:value="1037.872" calcext:value-type="float">
            <text:p>1037,872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1.2654" calcext:value-type="float">
            <text:p>1,2654</text:p>
          </table:table-cell>
          <table:table-cell table:style-name="Default" office:value-type="float" office:value="3.8262" calcext:value-type="float">
            <text:p>3,8262</text:p>
          </table:table-cell>
          <table:table-cell table:style-name="Default" office:value-type="float" office:value="6.4742" calcext:value-type="float">
            <text:p>6,4742</text:p>
          </table:table-cell>
          <table:table-cell table:style-name="Default" office:value-type="float" office:value="11.2472" calcext:value-type="float">
            <text:p>11,2472</text:p>
          </table:table-cell>
          <table:table-cell table:style-name="Default" office:value-type="float" office:value="24.1867" calcext:value-type="float">
            <text:p>24,1867</text:p>
          </table:table-cell>
          <table:table-cell table:style-name="Default" office:value-type="float" office:value="51.4167" calcext:value-type="float">
            <text:p>51,4167</text:p>
          </table:table-cell>
          <table:table-cell table:style-name="Default" office:value-type="float" office:value="108.4975" calcext:value-type="float">
            <text:p>108,4975</text:p>
          </table:table-cell>
          <table:table-cell table:style-name="Default" office:value-type="float" office:value="270.137" calcext:value-type="float">
            <text:p>270,137</text:p>
          </table:table-cell>
          <table:table-cell table:style-name="Default" office:value-type="float" office:value="513.4158" calcext:value-type="float">
            <text:p>513,4158</text:p>
          </table:table-cell>
          <table:table-cell table:style-name="Default" office:value-type="float" office:value="986.0811" calcext:value-type="float">
            <text:p>986,0811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Find count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0.6256" calcext:value-type="float">
            <text:p>0,6256</text:p>
          </table:table-cell>
          <table:table-cell table:style-name="Default" office:value-type="float" office:value="0.7077" calcext:value-type="float">
            <text:p>0,7077</text:p>
          </table:table-cell>
          <table:table-cell table:style-name="Default" office:value-type="float" office:value="0.8312" calcext:value-type="float">
            <text:p>0,8312</text:p>
          </table:table-cell>
          <table:table-cell table:style-name="Default" office:value-type="float" office:value="0.814" calcext:value-type="float">
            <text:p>0,814</text:p>
          </table:table-cell>
          <table:table-cell table:style-name="Default" office:value-type="float" office:value="0.7549" calcext:value-type="float">
            <text:p>0,7549</text:p>
          </table:table-cell>
          <table:table-cell table:style-name="Default" office:value-type="float" office:value="0.8227" calcext:value-type="float">
            <text:p>0,8227</text:p>
          </table:table-cell>
          <table:table-cell table:style-name="Default" office:value-type="float" office:value="0.8117" calcext:value-type="float">
            <text:p>0,8117</text:p>
          </table:table-cell>
          <table:table-cell table:style-name="Default" office:value-type="float" office:value="0.8448" calcext:value-type="float">
            <text:p>0,8448</text:p>
          </table:table-cell>
          <table:table-cell table:style-name="Default" office:value-type="float" office:value="0.8314" calcext:value-type="float">
            <text:p>0,8314</text:p>
          </table:table-cell>
          <table:table-cell table:style-name="Default" office:value-type="float" office:value="0.8447" calcext:value-type="float">
            <text:p>0,8447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0.3755" calcext:value-type="float">
            <text:p>0,3755</text:p>
          </table:table-cell>
          <table:table-cell table:style-name="Default" office:value-type="float" office:value="0.6314" calcext:value-type="float">
            <text:p>0,6314</text:p>
          </table:table-cell>
          <table:table-cell table:style-name="Default" office:value-type="float" office:value="0.7793" calcext:value-type="float">
            <text:p>0,7793</text:p>
          </table:table-cell>
          <table:table-cell table:style-name="Default" office:value-type="float" office:value="0.8323" calcext:value-type="float">
            <text:p>0,8323</text:p>
          </table:table-cell>
          <table:table-cell table:style-name="Default" office:value-type="float" office:value="0.8325" calcext:value-type="float">
            <text:p>0,8325</text:p>
          </table:table-cell>
          <table:table-cell table:style-name="Default" office:value-type="float" office:value="0.7423" calcext:value-type="float">
            <text:p>0,7423</text:p>
          </table:table-cell>
          <table:table-cell table:style-name="Default" office:value-type="float" office:value="0.7886" calcext:value-type="float">
            <text:p>0,7886</text:p>
          </table:table-cell>
          <table:table-cell table:style-name="Default" office:value-type="float" office:value="0.789" calcext:value-type="float">
            <text:p>0,789</text:p>
          </table:table-cell>
          <table:table-cell table:style-name="Default" office:value-type="float" office:value="0.774" calcext:value-type="float">
            <text:p>0,774</text:p>
          </table:table-cell>
          <table:table-cell table:style-name="Default" office:value-type="float" office:value="0.8304" calcext:value-type="float">
            <text:p>0,8304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0.359" calcext:value-type="float">
            <text:p>0,359</text:p>
          </table:table-cell>
          <table:table-cell table:style-name="Default" office:value-type="float" office:value="0.6277" calcext:value-type="float">
            <text:p>0,6277</text:p>
          </table:table-cell>
          <table:table-cell table:style-name="Default" office:value-type="float" office:value="0.7191" calcext:value-type="float">
            <text:p>0,7191</text:p>
          </table:table-cell>
          <table:table-cell table:style-name="Default" office:value-type="float" office:value="0.8192" calcext:value-type="float">
            <text:p>0,8192</text:p>
          </table:table-cell>
          <table:table-cell table:style-name="Default" office:value-type="float" office:value="0.7811" calcext:value-type="float">
            <text:p>0,7811</text:p>
          </table:table-cell>
          <table:table-cell table:style-name="Default" office:value-type="float" office:value="0.7308" calcext:value-type="float">
            <text:p>0,7308</text:p>
          </table:table-cell>
          <table:table-cell table:style-name="Default" office:value-type="float" office:value="0.6768" calcext:value-type="float">
            <text:p>0,6768</text:p>
          </table:table-cell>
          <table:table-cell table:style-name="Default" office:value-type="float" office:value="0.6565" calcext:value-type="float">
            <text:p>0,6565</text:p>
          </table:table-cell>
          <table:table-cell table:style-name="Default" office:value-type="float" office:value="0.6527" calcext:value-type="float">
            <text:p>0,6527</text:p>
          </table:table-cell>
          <table:table-cell table:style-name="Default" office:value-type="float" office:value="0.6412" calcext:value-type="float">
            <text:p>0,6412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1.1531" calcext:value-type="float">
            <text:p>1,1531</text:p>
          </table:table-cell>
          <table:table-cell table:style-name="Default" office:value-type="float" office:value="3.0918" calcext:value-type="float">
            <text:p>3,0918</text:p>
          </table:table-cell>
          <table:table-cell table:style-name="Default" office:value-type="float" office:value="4.9624" calcext:value-type="float">
            <text:p>4,9624</text:p>
          </table:table-cell>
          <table:table-cell table:style-name="Default" office:value-type="float" office:value="8.2996" calcext:value-type="float">
            <text:p>8,2996</text:p>
          </table:table-cell>
          <table:table-cell table:style-name="Default" office:value-type="float" office:value="17.5206" calcext:value-type="float">
            <text:p>17,5206</text:p>
          </table:table-cell>
          <table:table-cell table:style-name="Default" office:value-type="float" office:value="32.9741" calcext:value-type="float">
            <text:p>32,9741</text:p>
          </table:table-cell>
          <table:table-cell table:style-name="Default" office:value-type="float" office:value="89.7885" calcext:value-type="float">
            <text:p>89,7885</text:p>
          </table:table-cell>
          <table:table-cell table:style-name="Default" office:value-type="float" office:value="241.2765" calcext:value-type="float">
            <text:p>241,2765</text:p>
          </table:table-cell>
          <table:table-cell table:style-name="Default" office:value-type="float" office:value="471.3921" calcext:value-type="float">
            <text:p>471,3921</text:p>
          </table:table-cell>
          <table:table-cell table:style-name="Default" office:value-type="float" office:value="966.5304" calcext:value-type="float">
            <text:p>966,5304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1.2406" calcext:value-type="float">
            <text:p>1,2406</text:p>
          </table:table-cell>
          <table:table-cell table:style-name="Default" office:value-type="float" office:value="3.698" calcext:value-type="float">
            <text:p>3,698</text:p>
          </table:table-cell>
          <table:table-cell table:style-name="Default" office:value-type="float" office:value="6.2212" calcext:value-type="float">
            <text:p>6,2212</text:p>
          </table:table-cell>
          <table:table-cell table:style-name="Default" office:value-type="float" office:value="10.7629" calcext:value-type="float">
            <text:p>10,7629</text:p>
          </table:table-cell>
          <table:table-cell table:style-name="Default" office:value-type="float" office:value="23.0897" calcext:value-type="float">
            <text:p>23,0897</text:p>
          </table:table-cell>
          <table:table-cell table:style-name="Default" office:value-type="float" office:value="49.4875" calcext:value-type="float">
            <text:p>49,4875</text:p>
          </table:table-cell>
          <table:table-cell table:style-name="Default" office:value-type="float" office:value="103.3284" calcext:value-type="float">
            <text:p>103,3284</text:p>
          </table:table-cell>
          <table:table-cell table:style-name="Default" office:value-type="float" office:value="255.102" calcext:value-type="float">
            <text:p>255,102</text:p>
          </table:table-cell>
          <table:table-cell table:style-name="Default" office:value-type="float" office:value="479.1725" calcext:value-type="float">
            <text:p>479,1725</text:p>
          </table:table-cell>
          <table:table-cell table:style-name="Default" office:value-type="float" office:value="920.7059" calcext:value-type="float">
            <text:p>920,7059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Traveled depth average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2.7645" calcext:value-type="float">
            <text:p>2,7645</text:p>
          </table:table-cell>
          <table:table-cell table:style-name="Default" office:value-type="float" office:value="3.0226" calcext:value-type="float">
            <text:p>3,0226</text:p>
          </table:table-cell>
          <table:table-cell table:style-name="Default" office:value-type="float" office:value="3.1734" calcext:value-type="float">
            <text:p>3,1734</text:p>
          </table:table-cell>
          <table:table-cell table:style-name="Default" office:value-type="float" office:value="3.2866" calcext:value-type="float">
            <text:p>3,2866</text:p>
          </table:table-cell>
          <table:table-cell table:style-name="Default" office:value-type="float" office:value="3.4018" calcext:value-type="float">
            <text:p>3,4018</text:p>
          </table:table-cell>
          <table:table-cell table:style-name="Default" office:value-type="float" office:value="3.2016" calcext:value-type="float">
            <text:p>3,2016</text:p>
          </table:table-cell>
          <table:table-cell table:style-name="Default" office:value-type="float" office:value="3.0653" calcext:value-type="float">
            <text:p>3,0653</text:p>
          </table:table-cell>
          <table:table-cell table:style-name="Default" office:value-type="float" office:value="4.9435" calcext:value-type="float">
            <text:p>4,9435</text:p>
          </table:table-cell>
          <table:table-cell table:style-name="Default" office:value-type="float" office:value="3.3413" calcext:value-type="float">
            <text:p>3,3413</text:p>
          </table:table-cell>
          <table:table-cell table:style-name="Default" office:value-type="float" office:value="3.5498" calcext:value-type="float">
            <text:p>3,5498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2.7645" calcext:value-type="float">
            <text:p>2,7645</text:p>
          </table:table-cell>
          <table:table-cell table:style-name="Default" office:value-type="float" office:value="3.0226" calcext:value-type="float">
            <text:p>3,0226</text:p>
          </table:table-cell>
          <table:table-cell table:style-name="Default" office:value-type="float" office:value="3.1734" calcext:value-type="float">
            <text:p>3,1734</text:p>
          </table:table-cell>
          <table:table-cell table:style-name="Default" office:value-type="float" office:value="3.2866" calcext:value-type="float">
            <text:p>3,2866</text:p>
          </table:table-cell>
          <table:table-cell table:style-name="Default" office:value-type="float" office:value="3.4018" calcext:value-type="float">
            <text:p>3,4018</text:p>
          </table:table-cell>
          <table:table-cell table:style-name="Default" office:value-type="float" office:value="3.2016" calcext:value-type="float">
            <text:p>3,2016</text:p>
          </table:table-cell>
          <table:table-cell table:style-name="Default" office:value-type="float" office:value="3.0653" calcext:value-type="float">
            <text:p>3,0653</text:p>
          </table:table-cell>
          <table:table-cell table:style-name="Default" office:value-type="float" office:value="4.9435" calcext:value-type="float">
            <text:p>4,9435</text:p>
          </table:table-cell>
          <table:table-cell table:style-name="Default" office:value-type="float" office:value="3.3413" calcext:value-type="float">
            <text:p>3,3413</text:p>
          </table:table-cell>
          <table:table-cell table:style-name="Default" office:value-type="float" office:value="3.5498" calcext:value-type="float">
            <text:p>3,5498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2.7645" calcext:value-type="float">
            <text:p>2,7645</text:p>
          </table:table-cell>
          <table:table-cell table:style-name="Default" office:value-type="float" office:value="3.0226" calcext:value-type="float">
            <text:p>3,0226</text:p>
          </table:table-cell>
          <table:table-cell table:style-name="Default" office:value-type="float" office:value="3.1734" calcext:value-type="float">
            <text:p>3,1734</text:p>
          </table:table-cell>
          <table:table-cell table:style-name="Default" office:value-type="float" office:value="3.2866" calcext:value-type="float">
            <text:p>3,2866</text:p>
          </table:table-cell>
          <table:table-cell table:style-name="Default" office:value-type="float" office:value="3.4018" calcext:value-type="float">
            <text:p>3,4018</text:p>
          </table:table-cell>
          <table:table-cell table:style-name="Default" office:value-type="float" office:value="3.2016" calcext:value-type="float">
            <text:p>3,2016</text:p>
          </table:table-cell>
          <table:table-cell table:style-name="Default" office:value-type="float" office:value="3.0653" calcext:value-type="float">
            <text:p>3,0653</text:p>
          </table:table-cell>
          <table:table-cell table:style-name="Default" office:value-type="float" office:value="4.9435" calcext:value-type="float">
            <text:p>4,9435</text:p>
          </table:table-cell>
          <table:table-cell table:style-name="Default" office:value-type="float" office:value="3.3413" calcext:value-type="float">
            <text:p>3,3413</text:p>
          </table:table-cell>
          <table:table-cell table:style-name="Default" office:value-type="float" office:value="3.5498" calcext:value-type="float">
            <text:p>3,5498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2.7645" calcext:value-type="float">
            <text:p>2,7645</text:p>
          </table:table-cell>
          <table:table-cell table:style-name="Default" office:value-type="float" office:value="3.0226" calcext:value-type="float">
            <text:p>3,0226</text:p>
          </table:table-cell>
          <table:table-cell table:style-name="Default" office:value-type="float" office:value="3.1734" calcext:value-type="float">
            <text:p>3,1734</text:p>
          </table:table-cell>
          <table:table-cell table:style-name="Default" office:value-type="float" office:value="3.2866" calcext:value-type="float">
            <text:p>3,2866</text:p>
          </table:table-cell>
          <table:table-cell table:style-name="Default" office:value-type="float" office:value="3.4018" calcext:value-type="float">
            <text:p>3,4018</text:p>
          </table:table-cell>
          <table:table-cell table:style-name="Default" office:value-type="float" office:value="3.2016" calcext:value-type="float">
            <text:p>3,2016</text:p>
          </table:table-cell>
          <table:table-cell table:style-name="Default" office:value-type="float" office:value="3.0653" calcext:value-type="float">
            <text:p>3,0653</text:p>
          </table:table-cell>
          <table:table-cell table:style-name="Default" office:value-type="float" office:value="4.9435" calcext:value-type="float">
            <text:p>4,9435</text:p>
          </table:table-cell>
          <table:table-cell table:style-name="Default" office:value-type="float" office:value="3.3413" calcext:value-type="float">
            <text:p>3,3413</text:p>
          </table:table-cell>
          <table:table-cell table:style-name="Default" office:value-type="float" office:value="3.5498" calcext:value-type="float">
            <text:p>3,5498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2.7645" calcext:value-type="float">
            <text:p>2,7645</text:p>
          </table:table-cell>
          <table:table-cell table:style-name="Default" office:value-type="float" office:value="3.0226" calcext:value-type="float">
            <text:p>3,0226</text:p>
          </table:table-cell>
          <table:table-cell table:style-name="Default" office:value-type="float" office:value="3.1734" calcext:value-type="float">
            <text:p>3,1734</text:p>
          </table:table-cell>
          <table:table-cell table:style-name="Default" office:value-type="float" office:value="3.2866" calcext:value-type="float">
            <text:p>3,2866</text:p>
          </table:table-cell>
          <table:table-cell table:style-name="Default" office:value-type="float" office:value="3.4018" calcext:value-type="float">
            <text:p>3,4018</text:p>
          </table:table-cell>
          <table:table-cell table:style-name="Default" office:value-type="float" office:value="3.2016" calcext:value-type="float">
            <text:p>3,2016</text:p>
          </table:table-cell>
          <table:table-cell table:style-name="Default" office:value-type="float" office:value="3.0653" calcext:value-type="float">
            <text:p>3,0653</text:p>
          </table:table-cell>
          <table:table-cell table:style-name="Default" office:value-type="float" office:value="4.9435" calcext:value-type="float">
            <text:p>4,9435</text:p>
          </table:table-cell>
          <table:table-cell table:style-name="Default" office:value-type="float" office:value="3.3413" calcext:value-type="float">
            <text:p>3,3413</text:p>
          </table:table-cell>
          <table:table-cell table:style-name="Default" office:value-type="float" office:value="3.5498" calcext:value-type="float">
            <text:p>3,5498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Travel depth max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3"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3"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3"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3"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3"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Transforms</text:p>
          </table:table-cell>
          <table:table-cell table:style-name="Default" table:number-columns-repeated="13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500" calcext:value-type="float">
            <text:p>15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2500" calcext:value-type="float">
            <text:p>2500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float" office:value="3500" calcext:value-type="float">
            <text:p>3500</text:p>
          </table:table-cell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1st iteration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0.7667" calcext:value-type="float">
            <text:p>0,7667</text:p>
          </table:table-cell>
          <table:table-cell table:style-name="Default" office:value-type="float" office:value="0.8549" calcext:value-type="float">
            <text:p>0,8549</text:p>
          </table:table-cell>
          <table:table-cell table:style-name="Default" office:value-type="float" office:value="1.222" calcext:value-type="float">
            <text:p>1,222</text:p>
          </table:table-cell>
          <table:table-cell table:style-name="Default" office:value-type="float" office:value="1.7734" calcext:value-type="float">
            <text:p>1,7734</text:p>
          </table:table-cell>
          <table:table-cell table:style-name="Default" office:value-type="float" office:value="2.8842" calcext:value-type="float">
            <text:p>2,8842</text:p>
          </table:table-cell>
          <table:table-cell table:style-name="Default" office:value-type="float" office:value="6.479" calcext:value-type="float">
            <text:p>6,479</text:p>
          </table:table-cell>
          <table:table-cell table:style-name="Default" office:value-type="float" office:value="12.3902" calcext:value-type="float">
            <text:p>12,3902</text:p>
          </table:table-cell>
          <table:table-cell table:style-name="Default" office:value-type="float" office:value="18.4628" calcext:value-type="float">
            <text:p>18,4628</text:p>
          </table:table-cell>
          <table:table-cell table:style-name="Default" office:value-type="float" office:value="25.9782" calcext:value-type="float">
            <text:p>25,9782</text:p>
          </table:table-cell>
          <table:table-cell table:style-name="Default" office:value-type="float" office:value="29.9996" calcext:value-type="float">
            <text:p>29,9996</text:p>
          </table:table-cell>
          <table:table-cell table:style-name="Default" office:value-type="float" office:value="35.7464" calcext:value-type="float">
            <text:p>35,7464</text:p>
          </table:table-cell>
          <table:table-cell table:style-name="Default" office:value-type="float" office:value="41.4186" calcext:value-type="float">
            <text:p>41,4186</text:p>
          </table:table-cell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1.3951" calcext:value-type="float">
            <text:p>1,3951</text:p>
          </table:table-cell>
          <table:table-cell table:style-name="Default" office:value-type="float" office:value="1.7951" calcext:value-type="float">
            <text:p>1,7951</text:p>
          </table:table-cell>
          <table:table-cell table:style-name="Default" office:value-type="float" office:value="3.1483" calcext:value-type="float">
            <text:p>3,1483</text:p>
          </table:table-cell>
          <table:table-cell table:style-name="Default" office:value-type="float" office:value="5.5047" calcext:value-type="float">
            <text:p>5,5047</text:p>
          </table:table-cell>
          <table:table-cell table:style-name="Default" office:value-type="float" office:value="9.7232" calcext:value-type="float">
            <text:p>9,7232</text:p>
          </table:table-cell>
          <table:table-cell table:style-name="Default" office:value-type="float" office:value="21.2027" calcext:value-type="float">
            <text:p>21,2027</text:p>
          </table:table-cell>
          <table:table-cell table:style-name="Default" office:value-type="float" office:value="40.8104" calcext:value-type="float">
            <text:p>40,8104</text:p>
          </table:table-cell>
          <table:table-cell table:style-name="Default" office:value-type="float" office:value="63.2543" calcext:value-type="float">
            <text:p>63,2543</text:p>
          </table:table-cell>
          <table:table-cell table:style-name="Default" office:value-type="float" office:value="93.977" calcext:value-type="float">
            <text:p>93,977</text:p>
          </table:table-cell>
          <table:table-cell table:style-name="Default" office:value-type="float" office:value="122.7975" calcext:value-type="float">
            <text:p>122,7975</text:p>
          </table:table-cell>
          <table:table-cell table:style-name="Default" office:value-type="float" office:value="148.0371" calcext:value-type="float">
            <text:p>148,0371</text:p>
          </table:table-cell>
          <table:table-cell table:style-name="Default" office:value-type="float" office:value="175.1448" calcext:value-type="float">
            <text:p>175,1448</text:p>
          </table:table-cell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1.711" calcext:value-type="float">
            <text:p>1,711</text:p>
          </table:table-cell>
          <table:table-cell table:style-name="Default" office:value-type="float" office:value="2.227" calcext:value-type="float">
            <text:p>2,227</text:p>
          </table:table-cell>
          <table:table-cell table:style-name="Default" office:value-type="float" office:value="3.4902" calcext:value-type="float">
            <text:p>3,4902</text:p>
          </table:table-cell>
          <table:table-cell table:style-name="Default" office:value-type="float" office:value="5.8957" calcext:value-type="float">
            <text:p>5,8957</text:p>
          </table:table-cell>
          <table:table-cell table:style-name="Default" office:value-type="float" office:value="9.9807" calcext:value-type="float">
            <text:p>9,9807</text:p>
          </table:table-cell>
          <table:table-cell table:style-name="Default" office:value-type="float" office:value="23.2476" calcext:value-type="float">
            <text:p>23,2476</text:p>
          </table:table-cell>
          <table:table-cell table:style-name="Default" office:value-type="float" office:value="45.8528" calcext:value-type="float">
            <text:p>45,8528</text:p>
          </table:table-cell>
          <table:table-cell table:style-name="Default" office:value-type="float" office:value="80.9661" calcext:value-type="float">
            <text:p>80,9661</text:p>
          </table:table-cell>
          <table:table-cell table:style-name="Default" office:value-type="float" office:value="107.6301" calcext:value-type="float">
            <text:p>107,6301</text:p>
          </table:table-cell>
          <table:table-cell table:style-name="Default" office:value-type="float" office:value="134.1668" calcext:value-type="float">
            <text:p>134,1668</text:p>
          </table:table-cell>
          <table:table-cell table:style-name="Default" office:value-type="float" office:value="164.0796" calcext:value-type="float">
            <text:p>164,0796</text:p>
          </table:table-cell>
          <table:table-cell table:style-name="Default" office:value-type="float" office:value="195.3576" calcext:value-type="float">
            <text:p>195,3576</text:p>
          </table:table-cell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10th iteration</text:p>
          </table:table-cell>
          <table:table-cell table:style-name="Default" office:value-type="string" calcext:value-type="string">
            <text:p>Flat 10</text:p>
          </table:table-cell>
          <table:table-cell table:style-name="Default" office:value-type="float" office:value="0.1093" calcext:value-type="float">
            <text:p>0,1093</text:p>
          </table:table-cell>
          <table:table-cell table:style-name="Default" office:value-type="float" office:value="0.227" calcext:value-type="float">
            <text:p>0,227</text:p>
          </table:table-cell>
          <table:table-cell table:style-name="Default" office:value-type="float" office:value="0.5809" calcext:value-type="float">
            <text:p>0,5809</text:p>
          </table:table-cell>
          <table:table-cell table:style-name="Default" office:value-type="float" office:value="1.0987" calcext:value-type="float">
            <text:p>1,0987</text:p>
          </table:table-cell>
          <table:table-cell table:style-name="Default" office:value-type="float" office:value="2.2718" calcext:value-type="float">
            <text:p>2,2718</text:p>
          </table:table-cell>
          <table:table-cell table:style-name="Default" office:value-type="float" office:value="5.5353" calcext:value-type="float">
            <text:p>5,5353</text:p>
          </table:table-cell>
          <table:table-cell table:style-name="Default" office:value-type="float" office:value="11.2181" calcext:value-type="float">
            <text:p>11,2181</text:p>
          </table:table-cell>
          <table:table-cell table:style-name="Default" office:value-type="float" office:value="16.8496" calcext:value-type="float">
            <text:p>16,8496</text:p>
          </table:table-cell>
          <table:table-cell table:style-name="Default" office:value-type="float" office:value="22.6463" calcext:value-type="float">
            <text:p>22,6463</text:p>
          </table:table-cell>
          <table:table-cell table:style-name="Default" office:value-type="float" office:value="27.9059" calcext:value-type="float">
            <text:p>27,9059</text:p>
          </table:table-cell>
          <table:table-cell table:style-name="Default" office:value-type="float" office:value="34.2469" calcext:value-type="float">
            <text:p>34,2469</text:p>
          </table:table-cell>
          <table:table-cell table:style-name="Default" office:value-type="float" office:value="38.9773" calcext:value-type="float">
            <text:p>38,9773</text:p>
          </table:table-cell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 10</text:p>
          </table:table-cell>
          <table:table-cell table:style-name="Default" office:value-type="float" office:value="0.1128" calcext:value-type="float">
            <text:p>0,1128</text:p>
          </table:table-cell>
          <table:table-cell table:style-name="Default" office:value-type="float" office:value="0.2169" calcext:value-type="float">
            <text:p>0,2169</text:p>
          </table:table-cell>
          <table:table-cell table:style-name="Default" office:value-type="float" office:value="0.473" calcext:value-type="float">
            <text:p>0,473</text:p>
          </table:table-cell>
          <table:table-cell table:style-name="Default" office:value-type="float" office:value="0.9606" calcext:value-type="float">
            <text:p>0,9606</text:p>
          </table:table-cell>
          <table:table-cell table:style-name="Default" office:value-type="float" office:value="1.9211" calcext:value-type="float">
            <text:p>1,9211</text:p>
          </table:table-cell>
          <table:table-cell table:style-name="Default" office:value-type="float" office:value="5.4112" calcext:value-type="float">
            <text:p>5,4112</text:p>
          </table:table-cell>
          <table:table-cell table:style-name="Default" office:value-type="float" office:value="12.9798" calcext:value-type="float">
            <text:p>12,9798</text:p>
          </table:table-cell>
          <table:table-cell table:style-name="Default" office:value-type="float" office:value="22.063" calcext:value-type="float">
            <text:p>22,063</text:p>
          </table:table-cell>
          <table:table-cell table:style-name="Default" office:value-type="float" office:value="31.8614" calcext:value-type="float">
            <text:p>31,8614</text:p>
          </table:table-cell>
          <table:table-cell table:style-name="Default" office:value-type="float" office:value="42.5512" calcext:value-type="float">
            <text:p>42,5512</text:p>
          </table:table-cell>
          <table:table-cell table:style-name="Default" office:value-type="float" office:value="53.3465" calcext:value-type="float">
            <text:p>53,3465</text:p>
          </table:table-cell>
          <table:table-cell table:style-name="Default" office:value-type="float" office:value="64.6972" calcext:value-type="float">
            <text:p>64,6972</text:p>
          </table:table-cell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 10</text:p>
          </table:table-cell>
          <table:table-cell table:style-name="Default" office:value-type="float" office:value="0.1066" calcext:value-type="float">
            <text:p>0,1066</text:p>
          </table:table-cell>
          <table:table-cell table:style-name="Default" office:value-type="float" office:value="0.1932" calcext:value-type="float">
            <text:p>0,1932</text:p>
          </table:table-cell>
          <table:table-cell table:style-name="Default" office:value-type="float" office:value="0.4677" calcext:value-type="float">
            <text:p>0,4677</text:p>
          </table:table-cell>
          <table:table-cell table:style-name="Default" office:value-type="float" office:value="0.9288" calcext:value-type="float">
            <text:p>0,9288</text:p>
          </table:table-cell>
          <table:table-cell table:style-name="Default" office:value-type="float" office:value="1.8579" calcext:value-type="float">
            <text:p>1,8579</text:p>
          </table:table-cell>
          <table:table-cell table:style-name="Default" office:value-type="float" office:value="5.5156" calcext:value-type="float">
            <text:p>5,5156</text:p>
          </table:table-cell>
          <table:table-cell table:style-name="Default" office:value-type="float" office:value="12.7222" calcext:value-type="float">
            <text:p>12,7222</text:p>
          </table:table-cell>
          <table:table-cell table:style-name="Default" office:value-type="float" office:value="21.5413" calcext:value-type="float">
            <text:p>21,5413</text:p>
          </table:table-cell>
          <table:table-cell table:style-name="Default" office:value-type="float" office:value="31.1485" calcext:value-type="float">
            <text:p>31,1485</text:p>
          </table:table-cell>
          <table:table-cell table:style-name="Default" office:value-type="float" office:value="42.3767" calcext:value-type="float">
            <text:p>42,3767</text:p>
          </table:table-cell>
          <table:table-cell table:style-name="Default" office:value-type="float" office:value="53.3201" calcext:value-type="float">
            <text:p>53,3201</text:p>
          </table:table-cell>
          <table:table-cell table:style-name="Default" office:value-type="float" office:value="65.4675" calcext:value-type="float">
            <text:p>65,4675</text:p>
          </table:table-cell>
          <table:table-cell table:number-columns-repeated="1009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Refine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rmalized</text:p>
          </table:table-cell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Flat</text:p>
          </table:table-cell>
          <table:table-cell table:formula="of:=[.D70]/[.D$69]" office:value-type="float" office:value="0.07667" calcext:value-type="float">
            <text:p>0,07667</text:p>
          </table:table-cell>
          <table:table-cell table:formula="of:=[.E70]/[.E$69]" office:value-type="float" office:value="0.042745" calcext:value-type="float">
            <text:p>0,042745</text:p>
          </table:table-cell>
          <table:table-cell table:formula="of:=[.F70]/[.F$69]" office:value-type="float" office:value="0.02444" calcext:value-type="float">
            <text:p>0,02444</text:p>
          </table:table-cell>
          <table:table-cell table:formula="of:=[.G70]/[.G$69]" office:value-type="float" office:value="0.017734" calcext:value-type="float">
            <text:p>0,017734</text:p>
          </table:table-cell>
          <table:table-cell table:formula="of:=[.H70]/[.H$69]" office:value-type="float" office:value="0.014421" calcext:value-type="float">
            <text:p>0,014421</text:p>
          </table:table-cell>
          <table:table-cell table:formula="of:=[.I70]/[.I$69]" office:value-type="float" office:value="0.012958" calcext:value-type="float">
            <text:p>0,012958</text:p>
          </table:table-cell>
          <table:table-cell table:formula="of:=[.J70]/[.J$69]" office:value-type="float" office:value="0.0123902" calcext:value-type="float">
            <text:p>0,0123902</text:p>
          </table:table-cell>
          <table:table-cell table:formula="of:=[.K70]/[.K$69]" office:value-type="float" office:value="0.0123085333333333" calcext:value-type="float">
            <text:p>0,0123085333</text:p>
          </table:table-cell>
          <table:table-cell table:formula="of:=[.L70]/[.L$69]" office:value-type="float" office:value="0.0129891" calcext:value-type="float">
            <text:p>0,0129891</text:p>
          </table:table-cell>
          <table:table-cell table:formula="of:=[.M70]/[.M$69]" office:value-type="float" office:value="0.01199984" calcext:value-type="float">
            <text:p>0,01199984</text:p>
          </table:table-cell>
          <table:table-cell table:formula="of:=[.N70]/[.N$69]" office:value-type="float" office:value="0.0119154666666667" calcext:value-type="float">
            <text:p>0,0119154667</text:p>
          </table:table-cell>
          <table:table-cell table:formula="of:=[.O70]/[.O$69]" office:value-type="float" office:value="0.0118338857142857" calcext:value-type="float">
            <text:p>0,0118338857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Pooled</text:p>
          </table:table-cell>
          <table:table-cell table:formula="of:=[.D71]/[.D$69]" office:value-type="float" office:value="0.13951" calcext:value-type="float">
            <text:p>0,13951</text:p>
          </table:table-cell>
          <table:table-cell table:formula="of:=[.E71]/[.E$69]" office:value-type="float" office:value="0.089755" calcext:value-type="float">
            <text:p>0,089755</text:p>
          </table:table-cell>
          <table:table-cell table:formula="of:=[.F71]/[.F$69]" office:value-type="float" office:value="0.062966" calcext:value-type="float">
            <text:p>0,062966</text:p>
          </table:table-cell>
          <table:table-cell table:formula="of:=[.G71]/[.G$69]" office:value-type="float" office:value="0.055047" calcext:value-type="float">
            <text:p>0,055047</text:p>
          </table:table-cell>
          <table:table-cell table:formula="of:=[.H71]/[.H$69]" office:value-type="float" office:value="0.048616" calcext:value-type="float">
            <text:p>0,048616</text:p>
          </table:table-cell>
          <table:table-cell table:formula="of:=[.I71]/[.I$69]" office:value-type="float" office:value="0.0424054" calcext:value-type="float">
            <text:p>0,0424054</text:p>
          </table:table-cell>
          <table:table-cell table:formula="of:=[.J71]/[.J$69]" office:value-type="float" office:value="0.0408104" calcext:value-type="float">
            <text:p>0,0408104</text:p>
          </table:table-cell>
          <table:table-cell table:formula="of:=[.K71]/[.K$69]" office:value-type="float" office:value="0.0421695333333333" calcext:value-type="float">
            <text:p>0,0421695333</text:p>
          </table:table-cell>
          <table:table-cell table:formula="of:=[.L71]/[.L$69]" office:value-type="float" office:value="0.0469885" calcext:value-type="float">
            <text:p>0,0469885</text:p>
          </table:table-cell>
          <table:table-cell table:formula="of:=[.M71]/[.M$69]" office:value-type="float" office:value="0.049119" calcext:value-type="float">
            <text:p>0,049119</text:p>
          </table:table-cell>
          <table:table-cell table:formula="of:=[.N71]/[.N$69]" office:value-type="float" office:value="0.0493457" calcext:value-type="float">
            <text:p>0,0493457</text:p>
          </table:table-cell>
          <table:table-cell table:formula="of:=[.O71]/[.O$69]" office:value-type="float" office:value="0.0500413714285714" calcext:value-type="float">
            <text:p>0,0500413714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Naive</text:p>
          </table:table-cell>
          <table:table-cell table:formula="of:=[.D72]/[.D$69]" office:value-type="float" office:value="0.1711" calcext:value-type="float">
            <text:p>0,1711</text:p>
          </table:table-cell>
          <table:table-cell table:formula="of:=[.E72]/[.E$69]" office:value-type="float" office:value="0.11135" calcext:value-type="float">
            <text:p>0,11135</text:p>
          </table:table-cell>
          <table:table-cell table:formula="of:=[.F72]/[.F$69]" office:value-type="float" office:value="0.069804" calcext:value-type="float">
            <text:p>0,069804</text:p>
          </table:table-cell>
          <table:table-cell table:formula="of:=[.G72]/[.G$69]" office:value-type="float" office:value="0.058957" calcext:value-type="float">
            <text:p>0,058957</text:p>
          </table:table-cell>
          <table:table-cell table:formula="of:=[.H72]/[.H$69]" office:value-type="float" office:value="0.0499035" calcext:value-type="float">
            <text:p>0,0499035</text:p>
          </table:table-cell>
          <table:table-cell table:formula="of:=[.I72]/[.I$69]" office:value-type="float" office:value="0.0464952" calcext:value-type="float">
            <text:p>0,0464952</text:p>
          </table:table-cell>
          <table:table-cell table:formula="of:=[.J72]/[.J$69]" office:value-type="float" office:value="0.0458528" calcext:value-type="float">
            <text:p>0,0458528</text:p>
          </table:table-cell>
          <table:table-cell table:formula="of:=[.K72]/[.K$69]" office:value-type="float" office:value="0.0539774" calcext:value-type="float">
            <text:p>0,0539774</text:p>
          </table:table-cell>
          <table:table-cell table:formula="of:=[.L72]/[.L$69]" office:value-type="float" office:value="0.05381505" calcext:value-type="float">
            <text:p>0,05381505</text:p>
          </table:table-cell>
          <table:table-cell table:formula="of:=[.M72]/[.M$69]" office:value-type="float" office:value="0.05366672" calcext:value-type="float">
            <text:p>0,05366672</text:p>
          </table:table-cell>
          <table:table-cell table:formula="of:=[.N72]/[.N$69]" office:value-type="float" office:value="0.0546932" calcext:value-type="float">
            <text:p>0,0546932</text:p>
          </table:table-cell>
          <table:table-cell table:formula="of:=[.O72]/[.O$69]" office:value-type="float" office:value="0.0558164571428571" calcext:value-type="float">
            <text:p>0,0558164571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Flat 10</text:p>
          </table:table-cell>
          <table:table-cell table:formula="of:=[.D73]/[.D$69]" office:value-type="float" office:value="0.01093" calcext:value-type="float">
            <text:p>0,01093</text:p>
          </table:table-cell>
          <table:table-cell table:formula="of:=[.E73]/[.E$69]" office:value-type="float" office:value="0.01135" calcext:value-type="float">
            <text:p>0,01135</text:p>
          </table:table-cell>
          <table:table-cell table:formula="of:=[.F73]/[.F$69]" office:value-type="float" office:value="0.011618" calcext:value-type="float">
            <text:p>0,011618</text:p>
          </table:table-cell>
          <table:table-cell table:formula="of:=[.G73]/[.G$69]" office:value-type="float" office:value="0.010987" calcext:value-type="float">
            <text:p>0,010987</text:p>
          </table:table-cell>
          <table:table-cell table:formula="of:=[.H73]/[.H$69]" office:value-type="float" office:value="0.011359" calcext:value-type="float">
            <text:p>0,011359</text:p>
          </table:table-cell>
          <table:table-cell table:formula="of:=[.I73]/[.I$69]" office:value-type="float" office:value="0.0110706" calcext:value-type="float">
            <text:p>0,0110706</text:p>
          </table:table-cell>
          <table:table-cell table:formula="of:=[.J73]/[.J$69]" office:value-type="float" office:value="0.0112181" calcext:value-type="float">
            <text:p>0,0112181</text:p>
          </table:table-cell>
          <table:table-cell table:formula="of:=[.K73]/[.K$69]" office:value-type="float" office:value="0.0112330666666667" calcext:value-type="float">
            <text:p>0,0112330667</text:p>
          </table:table-cell>
          <table:table-cell table:formula="of:=[.L73]/[.L$69]" office:value-type="float" office:value="0.01132315" calcext:value-type="float">
            <text:p>0,01132315</text:p>
          </table:table-cell>
          <table:table-cell table:formula="of:=[.M73]/[.M$69]" office:value-type="float" office:value="0.01116236" calcext:value-type="float">
            <text:p>0,01116236</text:p>
          </table:table-cell>
          <table:table-cell table:formula="of:=[.N73]/[.N$69]" office:value-type="float" office:value="0.0114156333333333" calcext:value-type="float">
            <text:p>0,0114156333</text:p>
          </table:table-cell>
          <table:table-cell table:formula="of:=[.O73]/[.O$69]" office:value-type="float" office:value="0.0111363714285714" calcext:value-type="float">
            <text:p>0,0111363714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Pooled 10</text:p>
          </table:table-cell>
          <table:table-cell table:formula="of:=[.D74]/[.D$69]" office:value-type="float" office:value="0.01128" calcext:value-type="float">
            <text:p>0,01128</text:p>
          </table:table-cell>
          <table:table-cell table:formula="of:=[.E74]/[.E$69]" office:value-type="float" office:value="0.010845" calcext:value-type="float">
            <text:p>0,010845</text:p>
          </table:table-cell>
          <table:table-cell table:formula="of:=[.F74]/[.F$69]" office:value-type="float" office:value="0.00946" calcext:value-type="float">
            <text:p>0,00946</text:p>
          </table:table-cell>
          <table:table-cell table:formula="of:=[.G74]/[.G$69]" office:value-type="float" office:value="0.009606" calcext:value-type="float">
            <text:p>0,009606</text:p>
          </table:table-cell>
          <table:table-cell table:formula="of:=[.H74]/[.H$69]" office:value-type="float" office:value="0.0096055" calcext:value-type="float">
            <text:p>0,0096055</text:p>
          </table:table-cell>
          <table:table-cell table:formula="of:=[.I74]/[.I$69]" office:value-type="float" office:value="0.0108224" calcext:value-type="float">
            <text:p>0,0108224</text:p>
          </table:table-cell>
          <table:table-cell table:formula="of:=[.J74]/[.J$69]" office:value-type="float" office:value="0.0129798" calcext:value-type="float">
            <text:p>0,0129798</text:p>
          </table:table-cell>
          <table:table-cell table:formula="of:=[.K74]/[.K$69]" office:value-type="float" office:value="0.0147086666666667" calcext:value-type="float">
            <text:p>0,0147086667</text:p>
          </table:table-cell>
          <table:table-cell table:formula="of:=[.L74]/[.L$69]" office:value-type="float" office:value="0.0159307" calcext:value-type="float">
            <text:p>0,0159307</text:p>
          </table:table-cell>
          <table:table-cell table:formula="of:=[.M74]/[.M$69]" office:value-type="float" office:value="0.01702048" calcext:value-type="float">
            <text:p>0,01702048</text:p>
          </table:table-cell>
          <table:table-cell table:formula="of:=[.N74]/[.N$69]" office:value-type="float" office:value="0.0177821666666667" calcext:value-type="float">
            <text:p>0,0177821667</text:p>
          </table:table-cell>
          <table:table-cell table:formula="of:=[.O74]/[.O$69]" office:value-type="float" office:value="0.0184849142857143" calcext:value-type="float">
            <text:p>0,0184849143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Naive 10</text:p>
          </table:table-cell>
          <table:table-cell table:formula="of:=[.D75]/[.D$69]" office:value-type="float" office:value="0.01066" calcext:value-type="float">
            <text:p>0,01066</text:p>
          </table:table-cell>
          <table:table-cell table:formula="of:=[.E75]/[.E$69]" office:value-type="float" office:value="0.00966" calcext:value-type="float">
            <text:p>0,00966</text:p>
          </table:table-cell>
          <table:table-cell table:formula="of:=[.F75]/[.F$69]" office:value-type="float" office:value="0.009354" calcext:value-type="float">
            <text:p>0,009354</text:p>
          </table:table-cell>
          <table:table-cell table:formula="of:=[.G75]/[.G$69]" office:value-type="float" office:value="0.009288" calcext:value-type="float">
            <text:p>0,009288</text:p>
          </table:table-cell>
          <table:table-cell table:formula="of:=[.H75]/[.H$69]" office:value-type="float" office:value="0.0092895" calcext:value-type="float">
            <text:p>0,0092895</text:p>
          </table:table-cell>
          <table:table-cell table:formula="of:=[.I75]/[.I$69]" office:value-type="float" office:value="0.0110312" calcext:value-type="float">
            <text:p>0,0110312</text:p>
          </table:table-cell>
          <table:table-cell table:formula="of:=[.J75]/[.J$69]" office:value-type="float" office:value="0.0127222" calcext:value-type="float">
            <text:p>0,0127222</text:p>
          </table:table-cell>
          <table:table-cell table:formula="of:=[.K75]/[.K$69]" office:value-type="float" office:value="0.0143608666666667" calcext:value-type="float">
            <text:p>0,0143608667</text:p>
          </table:table-cell>
          <table:table-cell table:formula="of:=[.L75]/[.L$69]" office:value-type="float" office:value="0.01557425" calcext:value-type="float">
            <text:p>0,01557425</text:p>
          </table:table-cell>
          <table:table-cell table:formula="of:=[.M75]/[.M$69]" office:value-type="float" office:value="0.01695068" calcext:value-type="float">
            <text:p>0,01695068</text:p>
          </table:table-cell>
          <table:table-cell table:formula="of:=[.N75]/[.N$69]" office:value-type="float" office:value="0.0177733666666667" calcext:value-type="float">
            <text:p>0,0177733667</text:p>
          </table:table-cell>
          <table:table-cell table:formula="of:=[.O75]/[.O$69]" office:value-type="float" office:value="0.018705" calcext:value-type="float">
            <text:p>0,018705</text:p>
          </table:table-cell>
          <table:table-cell table:number-columns-repeated="100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Add</text:p>
          </table:table-cell>
          <table:table-cell table:formula="of:=[.C6]" office:value-type="string" office:string-value="Flat" calcext:value-type="string">
            <text:p>Flat</text:p>
          </table:table-cell>
          <table:table-cell table:formula="of:=[.D6]" office:value-type="float" office:value="1.7804" calcext:value-type="float">
            <text:p>1,7804</text:p>
          </table:table-cell>
          <table:table-cell table:formula="of:=[.E6]" office:value-type="float" office:value="1.8519" calcext:value-type="float">
            <text:p>1,8519</text:p>
          </table:table-cell>
          <table:table-cell table:formula="of:=[.F6]" office:value-type="float" office:value="1.9984" calcext:value-type="float">
            <text:p>1,9984</text:p>
          </table:table-cell>
          <table:table-cell table:formula="of:=[.G6]" office:value-type="float" office:value="2.0828" calcext:value-type="float">
            <text:p>2,0828</text:p>
          </table:table-cell>
          <table:table-cell table:formula="of:=[.H6]" office:value-type="float" office:value="2.2731" calcext:value-type="float">
            <text:p>2,2731</text:p>
          </table:table-cell>
          <table:table-cell table:formula="of:=[.I6]" office:value-type="float" office:value="2.6095" calcext:value-type="float">
            <text:p>2,6095</text:p>
          </table:table-cell>
          <table:table-cell table:formula="of:=[.J6]" office:value-type="float" office:value="3.2689" calcext:value-type="float">
            <text:p>3,2689</text:p>
          </table:table-cell>
          <table:table-cell table:formula="of:=[.K6]" office:value-type="float" office:value="4.3808" calcext:value-type="float">
            <text:p>4,3808</text:p>
          </table:table-cell>
          <table:table-cell table:formula="of:=[.L6]" office:value-type="float" office:value="6.1203" calcext:value-type="float">
            <text:p>6,1203</text:p>
          </table:table-cell>
          <table:table-cell table:formula="of:=[.M6]" office:value-type="float" office:value="9.2306" calcext:value-type="float">
            <text:p>9,2306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dropped cold</text:p>
          </table:table-cell>
          <table:table-cell table:formula="of:=[.C7]" office:value-type="string" office:string-value="Flat cached" calcext:value-type="string">
            <text:p>Flat cached</text:p>
          </table:table-cell>
          <table:table-cell table:formula="of:=[.D7]" office:value-type="float" office:value="1.8792" calcext:value-type="float">
            <text:p>1,8792</text:p>
          </table:table-cell>
          <table:table-cell table:formula="of:=[.E7]" office:value-type="float" office:value="2.0353" calcext:value-type="float">
            <text:p>2,0353</text:p>
          </table:table-cell>
          <table:table-cell table:formula="of:=[.F7]" office:value-type="float" office:value="2.1101" calcext:value-type="float">
            <text:p>2,1101</text:p>
          </table:table-cell>
          <table:table-cell table:formula="of:=[.G7]" office:value-type="float" office:value="2.1969" calcext:value-type="float">
            <text:p>2,1969</text:p>
          </table:table-cell>
          <table:table-cell table:formula="of:=[.H7]" office:value-type="float" office:value="2.3876" calcext:value-type="float">
            <text:p>2,3876</text:p>
          </table:table-cell>
          <table:table-cell table:formula="of:=[.I7]" office:value-type="float" office:value="2.7046" calcext:value-type="float">
            <text:p>2,7046</text:p>
          </table:table-cell>
          <table:table-cell table:formula="of:=[.J7]" office:value-type="float" office:value="3.2341" calcext:value-type="float">
            <text:p>3,2341</text:p>
          </table:table-cell>
          <table:table-cell table:formula="of:=[.K7]" office:value-type="float" office:value="4.4007" calcext:value-type="float">
            <text:p>4,4007</text:p>
          </table:table-cell>
          <table:table-cell table:formula="of:=[.L7]" office:value-type="float" office:value="6.207" calcext:value-type="float">
            <text:p>6,207</text:p>
          </table:table-cell>
          <table:table-cell table:formula="of:=[.M7]" office:value-type="float" office:value="9.2885" calcext:value-type="float">
            <text:p>9,288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C9]" office:value-type="string" office:string-value="Naive" calcext:value-type="string">
            <text:p>Naive</text:p>
          </table:table-cell>
          <table:table-cell table:formula="of:=[.D9]" office:value-type="float" office:value="3.4077" calcext:value-type="float">
            <text:p>3,4077</text:p>
          </table:table-cell>
          <table:table-cell table:formula="of:=[.E9]" office:value-type="float" office:value="3.4873" calcext:value-type="float">
            <text:p>3,4873</text:p>
          </table:table-cell>
          <table:table-cell table:formula="of:=[.F9]" office:value-type="float" office:value="3.635" calcext:value-type="float">
            <text:p>3,635</text:p>
          </table:table-cell>
          <table:table-cell table:formula="of:=[.G9]" office:value-type="float" office:value="3.6522" calcext:value-type="float">
            <text:p>3,6522</text:p>
          </table:table-cell>
          <table:table-cell table:formula="of:=[.H9]" office:value-type="float" office:value="3.6768" calcext:value-type="float">
            <text:p>3,6768</text:p>
          </table:table-cell>
          <table:table-cell table:formula="of:=[.I9]" office:value-type="float" office:value="3.6271" calcext:value-type="float">
            <text:p>3,6271</text:p>
          </table:table-cell>
          <table:table-cell table:formula="of:=[.J9]" office:value-type="float" office:value="3.6641" calcext:value-type="float">
            <text:p>3,6641</text:p>
          </table:table-cell>
          <table:table-cell table:formula="of:=[.K9]" office:value-type="float" office:value="3.7415" calcext:value-type="float">
            <text:p>3,7415</text:p>
          </table:table-cell>
          <table:table-cell table:formula="of:=[.L9]" office:value-type="float" office:value="3.7731" calcext:value-type="float">
            <text:p>3,7731</text:p>
          </table:table-cell>
          <table:table-cell table:formula="of:=[.M9]" office:value-type="float" office:value="3.844" calcext:value-type="float">
            <text:p>3,844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C10]" office:value-type="string" office:string-value="Pooled" calcext:value-type="string">
            <text:p>Pooled</text:p>
          </table:table-cell>
          <table:table-cell table:formula="of:=[.D10]" office:value-type="float" office:value="1.4703" calcext:value-type="float">
            <text:p>1,4703</text:p>
          </table:table-cell>
          <table:table-cell table:formula="of:=[.E10]" office:value-type="float" office:value="1.5584" calcext:value-type="float">
            <text:p>1,5584</text:p>
          </table:table-cell>
          <table:table-cell table:formula="of:=[.F10]" office:value-type="float" office:value="1.5766" calcext:value-type="float">
            <text:p>1,5766</text:p>
          </table:table-cell>
          <table:table-cell table:formula="of:=[.G10]" office:value-type="float" office:value="1.6062" calcext:value-type="float">
            <text:p>1,6062</text:p>
          </table:table-cell>
          <table:table-cell table:formula="of:=[.H10]" office:value-type="float" office:value="1.8475" calcext:value-type="float">
            <text:p>1,8475</text:p>
          </table:table-cell>
          <table:table-cell table:formula="of:=[.I10]" office:value-type="float" office:value="1.8504" calcext:value-type="float">
            <text:p>1,8504</text:p>
          </table:table-cell>
          <table:table-cell table:formula="of:=[.J10]" office:value-type="float" office:value="2.3007" calcext:value-type="float">
            <text:p>2,3007</text:p>
          </table:table-cell>
          <table:table-cell table:formula="of:=[.K10]" office:value-type="float" office:value="2.993" calcext:value-type="float">
            <text:p>2,993</text:p>
          </table:table-cell>
          <table:table-cell table:formula="of:=[.L10]" office:value-type="float" office:value="3.3912" calcext:value-type="float">
            <text:p>3,3912</text:p>
          </table:table-cell>
          <table:table-cell table:formula="of:=[.M10]" office:value-type="float" office:value="3.6357" calcext:value-type="float">
            <text:p>3,6357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Erase</text:p>
          </table:table-cell>
          <table:table-cell table:formula="of:=[.C13]" office:value-type="string" office:string-value="Flat" calcext:value-type="string">
            <text:p>Flat</text:p>
          </table:table-cell>
          <table:table-cell table:formula="of:=[.D13]" office:value-type="float" office:value="1.4233" calcext:value-type="float">
            <text:p>1,4233</text:p>
          </table:table-cell>
          <table:table-cell table:formula="of:=[.E13]" office:value-type="float" office:value="1.4395" calcext:value-type="float">
            <text:p>1,4395</text:p>
          </table:table-cell>
          <table:table-cell table:formula="of:=[.F13]" office:value-type="float" office:value="1.522" calcext:value-type="float">
            <text:p>1,522</text:p>
          </table:table-cell>
          <table:table-cell table:formula="of:=[.G13]" office:value-type="float" office:value="1.5309" calcext:value-type="float">
            <text:p>1,5309</text:p>
          </table:table-cell>
          <table:table-cell table:formula="of:=[.H13]" office:value-type="float" office:value="1.653" calcext:value-type="float">
            <text:p>1,653</text:p>
          </table:table-cell>
          <table:table-cell table:formula="of:=[.I13]" office:value-type="float" office:value="1.9842" calcext:value-type="float">
            <text:p>1,9842</text:p>
          </table:table-cell>
          <table:table-cell table:formula="of:=[.J13]" office:value-type="float" office:value="2.6734" calcext:value-type="float">
            <text:p>2,6734</text:p>
          </table:table-cell>
          <table:table-cell table:formula="of:=[.K13]" office:value-type="float" office:value="3.5105" calcext:value-type="float">
            <text:p>3,5105</text:p>
          </table:table-cell>
          <table:table-cell table:formula="of:=[.L13]" office:value-type="float" office:value="5.5577" calcext:value-type="float">
            <text:p>5,5577</text:p>
          </table:table-cell>
          <table:table-cell table:formula="of:=[.M13]" office:value-type="float" office:value="9.5011" calcext:value-type="float">
            <text:p>9,5011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dropped cold</text:p>
          </table:table-cell>
          <table:table-cell table:formula="of:=[.C14]" office:value-type="string" office:string-value="Flat cached" calcext:value-type="string">
            <text:p>Flat cached</text:p>
          </table:table-cell>
          <table:table-cell table:formula="of:=[.D14]" office:value-type="float" office:value="1.4908" calcext:value-type="float">
            <text:p>1,4908</text:p>
          </table:table-cell>
          <table:table-cell table:formula="of:=[.E14]" office:value-type="float" office:value="1.5202" calcext:value-type="float">
            <text:p>1,5202</text:p>
          </table:table-cell>
          <table:table-cell table:formula="of:=[.F14]" office:value-type="float" office:value="1.5932" calcext:value-type="float">
            <text:p>1,5932</text:p>
          </table:table-cell>
          <table:table-cell table:formula="of:=[.G14]" office:value-type="float" office:value="1.652" calcext:value-type="float">
            <text:p>1,652</text:p>
          </table:table-cell>
          <table:table-cell table:formula="of:=[.H14]" office:value-type="float" office:value="1.7355" calcext:value-type="float">
            <text:p>1,7355</text:p>
          </table:table-cell>
          <table:table-cell table:formula="of:=[.I14]" office:value-type="float" office:value="2.1065" calcext:value-type="float">
            <text:p>2,1065</text:p>
          </table:table-cell>
          <table:table-cell table:formula="of:=[.J14]" office:value-type="float" office:value="2.4875" calcext:value-type="float">
            <text:p>2,4875</text:p>
          </table:table-cell>
          <table:table-cell table:formula="of:=[.K14]" office:value-type="float" office:value="3.6146" calcext:value-type="float">
            <text:p>3,6146</text:p>
          </table:table-cell>
          <table:table-cell table:formula="of:=[.L14]" office:value-type="float" office:value="5.5801" calcext:value-type="float">
            <text:p>5,5801</text:p>
          </table:table-cell>
          <table:table-cell table:formula="of:=[.M14]" office:value-type="float" office:value="9.094" calcext:value-type="float">
            <text:p>9,094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formula="of:=[.C16]" office:value-type="string" office:string-value="Naive" calcext:value-type="string">
            <text:p>Naive</text:p>
          </table:table-cell>
          <table:table-cell table:formula="of:=[.D16]" office:value-type="float" office:value="3.3336" calcext:value-type="float">
            <text:p>3,3336</text:p>
          </table:table-cell>
          <table:table-cell table:formula="of:=[.E16]" office:value-type="float" office:value="3.4618" calcext:value-type="float">
            <text:p>3,4618</text:p>
          </table:table-cell>
          <table:table-cell table:formula="of:=[.F16]" office:value-type="float" office:value="3.5986" calcext:value-type="float">
            <text:p>3,5986</text:p>
          </table:table-cell>
          <table:table-cell table:formula="of:=[.G16]" office:value-type="float" office:value="3.8246" calcext:value-type="float">
            <text:p>3,8246</text:p>
          </table:table-cell>
          <table:table-cell table:formula="of:=[.H16]" office:value-type="float" office:value="4.3812" calcext:value-type="float">
            <text:p>4,3812</text:p>
          </table:table-cell>
          <table:table-cell table:formula="of:=[.I16]" office:value-type="float" office:value="4.7267" calcext:value-type="float">
            <text:p>4,7267</text:p>
          </table:table-cell>
          <table:table-cell table:formula="of:=[.J16]" office:value-type="float" office:value="5.3949" calcext:value-type="float">
            <text:p>5,3949</text:p>
          </table:table-cell>
          <table:table-cell table:formula="of:=[.K16]" office:value-type="float" office:value="6.0547" calcext:value-type="float">
            <text:p>6,0547</text:p>
          </table:table-cell>
          <table:table-cell table:formula="of:=[.L16]" office:value-type="float" office:value="8" calcext:value-type="float">
            <text:p>8</text:p>
          </table:table-cell>
          <table:table-cell table:formula="of:=[.M16]" office:value-type="float" office:value="5.9911" calcext:value-type="float">
            <text:p>5,9911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formula="of:=[.C17]" office:value-type="string" office:string-value="Pooled" calcext:value-type="string">
            <text:p>Pooled</text:p>
          </table:table-cell>
          <table:table-cell table:formula="of:=[.D17]" office:value-type="float" office:value="1.3775" calcext:value-type="float">
            <text:p>1,3775</text:p>
          </table:table-cell>
          <table:table-cell table:formula="of:=[.E17]" office:value-type="float" office:value="1.7237" calcext:value-type="float">
            <text:p>1,7237</text:p>
          </table:table-cell>
          <table:table-cell table:formula="of:=[.F17]" office:value-type="float" office:value="1.8577" calcext:value-type="float">
            <text:p>1,8577</text:p>
          </table:table-cell>
          <table:table-cell table:formula="of:=[.G17]" office:value-type="float" office:value="2.1399" calcext:value-type="float">
            <text:p>2,1399</text:p>
          </table:table-cell>
          <table:table-cell table:formula="of:=[.H17]" office:value-type="float" office:value="2.5741" calcext:value-type="float">
            <text:p>2,5741</text:p>
          </table:table-cell>
          <table:table-cell table:formula="of:=[.I17]" office:value-type="float" office:value="2.8479" calcext:value-type="float">
            <text:p>2,8479</text:p>
          </table:table-cell>
          <table:table-cell table:formula="of:=[.J17]" office:value-type="float" office:value="3.1982" calcext:value-type="float">
            <text:p>3,1982</text:p>
          </table:table-cell>
          <table:table-cell table:formula="of:=[.K17]" office:value-type="float" office:value="3.5384" calcext:value-type="float">
            <text:p>3,5384</text:p>
          </table:table-cell>
          <table:table-cell table:formula="of:=[.L17]" office:value-type="float" office:value="4.681" calcext:value-type="float">
            <text:p>4,681</text:p>
          </table:table-cell>
          <table:table-cell table:formula="of:=[.M17]" office:value-type="float" office:value="3.3525" calcext:value-type="float">
            <text:p>3,3525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ove</text:p>
          </table:table-cell>
          <table:table-cell table:formula="of:=[.C20]" office:value-type="string" office:string-value="Flat" calcext:value-type="string">
            <text:p>Flat</text:p>
          </table:table-cell>
          <table:table-cell table:formula="of:=[.D20]" office:value-type="float" office:value="1.6181" calcext:value-type="float">
            <text:p>1,6181</text:p>
          </table:table-cell>
          <table:table-cell table:formula="of:=[.E20]" office:value-type="float" office:value="1.7579" calcext:value-type="float">
            <text:p>1,7579</text:p>
          </table:table-cell>
          <table:table-cell table:formula="of:=[.F20]" office:value-type="float" office:value="1.9346" calcext:value-type="float">
            <text:p>1,9346</text:p>
          </table:table-cell>
          <table:table-cell table:formula="of:=[.G20]" office:value-type="float" office:value="2.0026" calcext:value-type="float">
            <text:p>2,0026</text:p>
          </table:table-cell>
          <table:table-cell table:formula="of:=[.H20]" office:value-type="float" office:value="2.1542" calcext:value-type="float">
            <text:p>2,1542</text:p>
          </table:table-cell>
          <table:table-cell table:formula="of:=[.I20]" office:value-type="float" office:value="2.3151" calcext:value-type="float">
            <text:p>2,3151</text:p>
          </table:table-cell>
          <table:table-cell table:formula="of:=[.J20]" office:value-type="float" office:value="2.7185" calcext:value-type="float">
            <text:p>2,7185</text:p>
          </table:table-cell>
          <table:table-cell table:formula="of:=[.K20]" office:value-type="float" office:value="3.2848" calcext:value-type="float">
            <text:p>3,2848</text:p>
          </table:table-cell>
          <table:table-cell table:formula="of:=[.L20]" office:value-type="float" office:value="4.3763" calcext:value-type="float">
            <text:p>4,3763</text:p>
          </table:table-cell>
          <table:table-cell table:formula="of:=[.M20]" office:value-type="float" office:value="6.5771" calcext:value-type="float">
            <text:p>6,5771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dropped cold</text:p>
          </table:table-cell>
          <table:table-cell table:formula="of:=[.C21]" office:value-type="string" office:string-value="Flat cached" calcext:value-type="string">
            <text:p>Flat cached</text:p>
          </table:table-cell>
          <table:table-cell table:formula="of:=[.D21]" office:value-type="float" office:value="1.5015" calcext:value-type="float">
            <text:p>1,5015</text:p>
          </table:table-cell>
          <table:table-cell table:formula="of:=[.E21]" office:value-type="float" office:value="1.8533" calcext:value-type="float">
            <text:p>1,8533</text:p>
          </table:table-cell>
          <table:table-cell table:formula="of:=[.F21]" office:value-type="float" office:value="1.9175" calcext:value-type="float">
            <text:p>1,9175</text:p>
          </table:table-cell>
          <table:table-cell table:formula="of:=[.G21]" office:value-type="float" office:value="1.9964" calcext:value-type="float">
            <text:p>1,9964</text:p>
          </table:table-cell>
          <table:table-cell table:formula="of:=[.H21]" office:value-type="float" office:value="2.0931" calcext:value-type="float">
            <text:p>2,0931</text:p>
          </table:table-cell>
          <table:table-cell table:formula="of:=[.I21]" office:value-type="float" office:value="2.2629" calcext:value-type="float">
            <text:p>2,2629</text:p>
          </table:table-cell>
          <table:table-cell table:formula="of:=[.J21]" office:value-type="float" office:value="2.5481" calcext:value-type="float">
            <text:p>2,5481</text:p>
          </table:table-cell>
          <table:table-cell table:formula="of:=[.K21]" office:value-type="float" office:value="3.3113" calcext:value-type="float">
            <text:p>3,3113</text:p>
          </table:table-cell>
          <table:table-cell table:formula="of:=[.L21]" office:value-type="float" office:value="4.3673" calcext:value-type="float">
            <text:p>4,3673</text:p>
          </table:table-cell>
          <table:table-cell table:formula="of:=[.M21]" office:value-type="float" office:value="6.265" calcext:value-type="float">
            <text:p>6,265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formula="of:=[.C23]" office:value-type="string" office:string-value="Naive" calcext:value-type="string">
            <text:p>Naive</text:p>
          </table:table-cell>
          <table:table-cell table:formula="of:=[.D23]" office:value-type="float" office:value="3.0493" calcext:value-type="float">
            <text:p>3,0493</text:p>
          </table:table-cell>
          <table:table-cell table:formula="of:=[.E23]" office:value-type="float" office:value="3.5049" calcext:value-type="float">
            <text:p>3,5049</text:p>
          </table:table-cell>
          <table:table-cell table:formula="of:=[.F23]" office:value-type="float" office:value="3.5861" calcext:value-type="float">
            <text:p>3,5861</text:p>
          </table:table-cell>
          <table:table-cell table:formula="of:=[.G23]" office:value-type="float" office:value="3.5609" calcext:value-type="float">
            <text:p>3,5609</text:p>
          </table:table-cell>
          <table:table-cell table:formula="of:=[.H23]" office:value-type="float" office:value="3.5053" calcext:value-type="float">
            <text:p>3,5053</text:p>
          </table:table-cell>
          <table:table-cell table:formula="of:=[.I23]" office:value-type="float" office:value="3.5345" calcext:value-type="float">
            <text:p>3,5345</text:p>
          </table:table-cell>
          <table:table-cell table:formula="of:=[.J23]" office:value-type="float" office:value="3.5875" calcext:value-type="float">
            <text:p>3,5875</text:p>
          </table:table-cell>
          <table:table-cell table:formula="of:=[.K23]" office:value-type="float" office:value="3.7877" calcext:value-type="float">
            <text:p>3,7877</text:p>
          </table:table-cell>
          <table:table-cell table:formula="of:=[.L23]" office:value-type="float" office:value="3.83" calcext:value-type="float">
            <text:p>3,83</text:p>
          </table:table-cell>
          <table:table-cell table:formula="of:=[.M23]" office:value-type="float" office:value="3.9732" calcext:value-type="float">
            <text:p>3,9732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formula="of:=[.C24]" office:value-type="string" office:string-value="Pooled" calcext:value-type="string">
            <text:p>Pooled</text:p>
          </table:table-cell>
          <table:table-cell table:formula="of:=[.D24]" office:value-type="float" office:value="1.6711" calcext:value-type="float">
            <text:p>1,6711</text:p>
          </table:table-cell>
          <table:table-cell table:formula="of:=[.E24]" office:value-type="float" office:value="1.762" calcext:value-type="float">
            <text:p>1,762</text:p>
          </table:table-cell>
          <table:table-cell table:formula="of:=[.F24]" office:value-type="float" office:value="1.8785" calcext:value-type="float">
            <text:p>1,8785</text:p>
          </table:table-cell>
          <table:table-cell table:formula="of:=[.G24]" office:value-type="float" office:value="1.9479" calcext:value-type="float">
            <text:p>1,9479</text:p>
          </table:table-cell>
          <table:table-cell table:formula="of:=[.H24]" office:value-type="float" office:value="2.193" calcext:value-type="float">
            <text:p>2,193</text:p>
          </table:table-cell>
          <table:table-cell table:formula="of:=[.I24]" office:value-type="float" office:value="2.2387" calcext:value-type="float">
            <text:p>2,2387</text:p>
          </table:table-cell>
          <table:table-cell table:formula="of:=[.J24]" office:value-type="float" office:value="2.6593" calcext:value-type="float">
            <text:p>2,6593</text:p>
          </table:table-cell>
          <table:table-cell table:formula="of:=[.K24]" office:value-type="float" office:value="3.1928" calcext:value-type="float">
            <text:p>3,1928</text:p>
          </table:table-cell>
          <table:table-cell table:formula="of:=[.L24]" office:value-type="float" office:value="3.5597" calcext:value-type="float">
            <text:p>3,5597</text:p>
          </table:table-cell>
          <table:table-cell table:formula="of:=[.M24]" office:value-type="float" office:value="3.8888" calcext:value-type="float">
            <text:p>3,8888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Nth node</text:p>
          </table:table-cell>
          <table:table-cell table:formula="of:=[.C30]" office:value-type="string" office:string-value="Naive" calcext:value-type="string">
            <text:p>Naive</text:p>
          </table:table-cell>
          <table:table-cell table:formula="of:=[.D30]/[.D$109]" office:value-type="float" office:value="0.10698" calcext:value-type="float">
            <text:p>0,10698</text:p>
          </table:table-cell>
          <table:table-cell table:formula="of:=[.E30]/[.E$109]" office:value-type="float" office:value="0.046232" calcext:value-type="float">
            <text:p>0,046232</text:p>
          </table:table-cell>
          <table:table-cell table:formula="of:=[.F30]/[.F$109]" office:value-type="float" office:value="0.035431" calcext:value-type="float">
            <text:p>0,035431</text:p>
          </table:table-cell>
          <table:table-cell table:formula="of:=[.G30]/[.G$109]" office:value-type="float" office:value="0.02886" calcext:value-type="float">
            <text:p>0,02886</text:p>
          </table:table-cell>
          <table:table-cell table:formula="of:=[.H30]/[.H$109]" office:value-type="float" office:value="0.0241344" calcext:value-type="float">
            <text:p>0,0241344</text:p>
          </table:table-cell>
          <table:table-cell table:formula="of:=[.I30]/[.I$109]" office:value-type="float" office:value="0.022387" calcext:value-type="float">
            <text:p>0,022387</text:p>
          </table:table-cell>
          <table:table-cell table:formula="of:=[.J30]/[.J$109]" office:value-type="float" office:value="0.02652535" calcext:value-type="float">
            <text:p>0,02652535</text:p>
          </table:table-cell>
          <table:table-cell table:formula="of:=[.K30]/[.K$109]" office:value-type="float" office:value="0.02642742" calcext:value-type="float">
            <text:p>0,02642742</text:p>
          </table:table-cell>
          <table:table-cell table:formula="of:=[.L30]/[.L$109]" office:value-type="float" office:value="0.02424346" calcext:value-type="float">
            <text:p>0,02424346</text:p>
          </table:table-cell>
          <table:table-cell table:formula="of:=[.M30]/[.M$109]" office:value-type="float" office:value="0.02261622" calcext:value-type="float">
            <text:p>0,02261622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dropped flat ones</text:p>
          </table:table-cell>
          <table:table-cell table:formula="of:=[.C31]" office:value-type="string" office:string-value="Pooled" calcext:value-type="string">
            <text:p>Pooled</text:p>
          </table:table-cell>
          <table:table-cell table:formula="of:=[.D31]/[.D$109]" office:value-type="float" office:value="0.12309" calcext:value-type="float">
            <text:p>0,12309</text:p>
          </table:table-cell>
          <table:table-cell table:formula="of:=[.E31]/[.E$109]" office:value-type="float" office:value="0.054546" calcext:value-type="float">
            <text:p>0,054546</text:p>
          </table:table-cell>
          <table:table-cell table:formula="of:=[.F31]/[.F$109]" office:value-type="float" office:value="0.042824" calcext:value-type="float">
            <text:p>0,042824</text:p>
          </table:table-cell>
          <table:table-cell table:formula="of:=[.G31]/[.G$109]" office:value-type="float" office:value="0.035556" calcext:value-type="float">
            <text:p>0,035556</text:p>
          </table:table-cell>
          <table:table-cell table:formula="of:=[.H31]/[.H$109]" office:value-type="float" office:value="0.0301592" calcext:value-type="float">
            <text:p>0,0301592</text:p>
          </table:table-cell>
          <table:table-cell table:formula="of:=[.I31]/[.I$109]" office:value-type="float" office:value="0.0303079" calcext:value-type="float">
            <text:p>0,0303079</text:p>
          </table:table-cell>
          <table:table-cell table:formula="of:=[.J31]/[.J$109]" office:value-type="float" office:value="0.0300013" calcext:value-type="float">
            <text:p>0,0300013</text:p>
          </table:table-cell>
          <table:table-cell table:formula="of:=[.K31]/[.K$109]" office:value-type="float" office:value="0.02810272" calcext:value-type="float">
            <text:p>0,02810272</text:p>
          </table:table-cell>
          <table:table-cell table:formula="of:=[.L31]/[.L$109]" office:value-type="float" office:value="0.02486476" calcext:value-type="float">
            <text:p>0,02486476</text:p>
          </table:table-cell>
          <table:table-cell table:formula="of:=[.M31]/[.M$109]" office:value-type="float" office:value="0.021909215" calcext:value-type="float">
            <text:p>0,021909215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Leaf travel</text:p>
          </table:table-cell>
          <table:table-cell table:formula="of:=[.C34]" office:value-type="string" office:string-value="Flat" calcext:value-type="string">
            <text:p>Flat</text:p>
          </table:table-cell>
          <table:table-cell table:formula="of:=[.D34]" office:value-type="float" office:value="1.1627" calcext:value-type="float">
            <text:p>1,1627</text:p>
          </table:table-cell>
          <table:table-cell table:formula="of:=[.E34]" office:value-type="float" office:value="1.4526" calcext:value-type="float">
            <text:p>1,4526</text:p>
          </table:table-cell>
          <table:table-cell table:formula="of:=[.F34]" office:value-type="float" office:value="1.6302" calcext:value-type="float">
            <text:p>1,6302</text:p>
          </table:table-cell>
          <table:table-cell table:formula="of:=[.G34]" office:value-type="float" office:value="1.8834" calcext:value-type="float">
            <text:p>1,8834</text:p>
          </table:table-cell>
          <table:table-cell table:formula="of:=[.H34]" office:value-type="float" office:value="2.4735" calcext:value-type="float">
            <text:p>2,4735</text:p>
          </table:table-cell>
          <table:table-cell table:formula="of:=[.I34]" office:value-type="float" office:value="3.7047" calcext:value-type="float">
            <text:p>3,7047</text:p>
          </table:table-cell>
          <table:table-cell table:formula="of:=[.J34]" office:value-type="float" office:value="5.2422" calcext:value-type="float">
            <text:p>5,2422</text:p>
          </table:table-cell>
          <table:table-cell table:formula="of:=[.K34]" office:value-type="float" office:value="15.5373" calcext:value-type="float">
            <text:p>15,5373</text:p>
          </table:table-cell>
          <table:table-cell table:formula="of:=[.L34]" office:value-type="float" office:value="16.8606" calcext:value-type="float">
            <text:p>16,8606</text:p>
          </table:table-cell>
          <table:table-cell table:formula="of:=[.M34]" office:value-type="float" office:value="31.8912" calcext:value-type="float">
            <text:p>31,8912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dropped cold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1.0809" calcext:value-type="float">
            <text:p>1,0809</text:p>
          </table:table-cell>
          <table:table-cell table:formula="of:=[.E35]" office:value-type="float" office:value="1.2528" calcext:value-type="float">
            <text:p>1,2528</text:p>
          </table:table-cell>
          <table:table-cell table:formula="of:=[.F35]" office:value-type="float" office:value="1.3376" calcext:value-type="float">
            <text:p>1,3376</text:p>
          </table:table-cell>
          <table:table-cell table:formula="of:=[.G35]" office:value-type="float" office:value="1.3593" calcext:value-type="float">
            <text:p>1,3593</text:p>
          </table:table-cell>
          <table:table-cell table:formula="of:=[.H35]" office:value-type="float" office:value="1.3898" calcext:value-type="float">
            <text:p>1,3898</text:p>
          </table:table-cell>
          <table:table-cell table:formula="of:=[.I35]" office:value-type="float" office:value="1.3246" calcext:value-type="float">
            <text:p>1,3246</text:p>
          </table:table-cell>
          <table:table-cell table:formula="of:=[.J35]" office:value-type="float" office:value="1.3655" calcext:value-type="float">
            <text:p>1,3655</text:p>
          </table:table-cell>
          <table:table-cell table:formula="of:=[.K35]" office:value-type="float" office:value="1.5548" calcext:value-type="float">
            <text:p>1,5548</text:p>
          </table:table-cell>
          <table:table-cell table:formula="of:=[.L35]" office:value-type="float" office:value="1.573" calcext:value-type="float">
            <text:p>1,573</text:p>
          </table:table-cell>
          <table:table-cell table:formula="of:=[.M35]" office:value-type="float" office:value="1.9079" calcext:value-type="float">
            <text:p>1,9079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formula="of:=[.C37]" office:value-type="string" office:string-value="Naive" calcext:value-type="string">
            <text:p>Naive</text:p>
          </table:table-cell>
          <table:table-cell table:formula="of:=[.D37]" office:value-type="float" office:value="1.1265" calcext:value-type="float">
            <text:p>1,1265</text:p>
          </table:table-cell>
          <table:table-cell table:formula="of:=[.E37]" office:value-type="float" office:value="1.3239" calcext:value-type="float">
            <text:p>1,3239</text:p>
          </table:table-cell>
          <table:table-cell table:formula="of:=[.F37]" office:value-type="float" office:value="1.4116" calcext:value-type="float">
            <text:p>1,4116</text:p>
          </table:table-cell>
          <table:table-cell table:formula="of:=[.G37]" office:value-type="float" office:value="1.4714" calcext:value-type="float">
            <text:p>1,4714</text:p>
          </table:table-cell>
          <table:table-cell table:formula="of:=[.H37]" office:value-type="float" office:value="1.6169" calcext:value-type="float">
            <text:p>1,6169</text:p>
          </table:table-cell>
          <table:table-cell table:formula="of:=[.I37]" office:value-type="float" office:value="1.6298" calcext:value-type="float">
            <text:p>1,6298</text:p>
          </table:table-cell>
          <table:table-cell table:formula="of:=[.J37]" office:value-type="float" office:value="1.718" calcext:value-type="float">
            <text:p>1,718</text:p>
          </table:table-cell>
          <table:table-cell table:formula="of:=[.K37]" office:value-type="float" office:value="2.2977" calcext:value-type="float">
            <text:p>2,2977</text:p>
          </table:table-cell>
          <table:table-cell table:formula="of:=[.L37]" office:value-type="float" office:value="1.9153" calcext:value-type="float">
            <text:p>1,9153</text:p>
          </table:table-cell>
          <table:table-cell table:formula="of:=[.M37]" office:value-type="float" office:value="1.936" calcext:value-type="float">
            <text:p>1,936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formula="of:=[.C38]" office:value-type="string" office:string-value="Pooled" calcext:value-type="string">
            <text:p>Pooled</text:p>
          </table:table-cell>
          <table:table-cell table:formula="of:=[.D38]" office:value-type="float" office:value="1.194" calcext:value-type="float">
            <text:p>1,194</text:p>
          </table:table-cell>
          <table:table-cell table:formula="of:=[.E38]" office:value-type="float" office:value="1.4751" calcext:value-type="float">
            <text:p>1,4751</text:p>
          </table:table-cell>
          <table:table-cell table:formula="of:=[.F38]" office:value-type="float" office:value="1.5328" calcext:value-type="float">
            <text:p>1,5328</text:p>
          </table:table-cell>
          <table:table-cell table:formula="of:=[.G38]" office:value-type="float" office:value="1.5995" calcext:value-type="float">
            <text:p>1,5995</text:p>
          </table:table-cell>
          <table:table-cell table:formula="of:=[.H38]" office:value-type="float" office:value="1.779" calcext:value-type="float">
            <text:p>1,779</text:p>
          </table:table-cell>
          <table:table-cell table:formula="of:=[.I38]" office:value-type="float" office:value="1.7102" calcext:value-type="float">
            <text:p>1,7102</text:p>
          </table:table-cell>
          <table:table-cell table:formula="of:=[.J38]" office:value-type="float" office:value="1.7562" calcext:value-type="float">
            <text:p>1,7562</text:p>
          </table:table-cell>
          <table:table-cell table:formula="of:=[.K38]" office:value-type="float" office:value="2.1836" calcext:value-type="float">
            <text:p>2,1836</text:p>
          </table:table-cell>
          <table:table-cell table:formula="of:=[.L38]" office:value-type="float" office:value="1.8147" calcext:value-type="float">
            <text:p>1,8147</text:p>
          </table:table-cell>
          <table:table-cell table:formula="of:=[.M38]" office:value-type="float" office:value="1.9197" calcext:value-type="float">
            <text:p>1,9197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Leaf travel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1.0809" calcext:value-type="float">
            <text:p>1,0809</text:p>
          </table:table-cell>
          <table:table-cell table:formula="of:=[.E35]" office:value-type="float" office:value="1.2528" calcext:value-type="float">
            <text:p>1,2528</text:p>
          </table:table-cell>
          <table:table-cell table:formula="of:=[.F35]" office:value-type="float" office:value="1.3376" calcext:value-type="float">
            <text:p>1,3376</text:p>
          </table:table-cell>
          <table:table-cell table:formula="of:=[.G35]" office:value-type="float" office:value="1.3593" calcext:value-type="float">
            <text:p>1,3593</text:p>
          </table:table-cell>
          <table:table-cell table:formula="of:=[.H35]" office:value-type="float" office:value="1.3898" calcext:value-type="float">
            <text:p>1,3898</text:p>
          </table:table-cell>
          <table:table-cell table:formula="of:=[.I35]" office:value-type="float" office:value="1.3246" calcext:value-type="float">
            <text:p>1,3246</text:p>
          </table:table-cell>
          <table:table-cell table:formula="of:=[.J35]" office:value-type="float" office:value="1.3655" calcext:value-type="float">
            <text:p>1,3655</text:p>
          </table:table-cell>
          <table:table-cell table:formula="of:=[.K35]" office:value-type="float" office:value="1.5548" calcext:value-type="float">
            <text:p>1,5548</text:p>
          </table:table-cell>
          <table:table-cell table:formula="of:=[.L35]" office:value-type="float" office:value="1.573" calcext:value-type="float">
            <text:p>1,573</text:p>
          </table:table-cell>
          <table:table-cell table:formula="of:=[.M35]" office:value-type="float" office:value="1.9079" calcext:value-type="float">
            <text:p>1,9079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dropped flat &amp; cold</text:p>
          </table:table-cell>
          <table:table-cell table:formula="of:=[.C37]" office:value-type="string" office:string-value="Naive" calcext:value-type="string">
            <text:p>Naive</text:p>
          </table:table-cell>
          <table:table-cell table:formula="of:=[.D37]" office:value-type="float" office:value="1.1265" calcext:value-type="float">
            <text:p>1,1265</text:p>
          </table:table-cell>
          <table:table-cell table:formula="of:=[.E37]" office:value-type="float" office:value="1.3239" calcext:value-type="float">
            <text:p>1,3239</text:p>
          </table:table-cell>
          <table:table-cell table:formula="of:=[.F37]" office:value-type="float" office:value="1.4116" calcext:value-type="float">
            <text:p>1,4116</text:p>
          </table:table-cell>
          <table:table-cell table:formula="of:=[.G37]" office:value-type="float" office:value="1.4714" calcext:value-type="float">
            <text:p>1,4714</text:p>
          </table:table-cell>
          <table:table-cell table:formula="of:=[.H37]" office:value-type="float" office:value="1.6169" calcext:value-type="float">
            <text:p>1,6169</text:p>
          </table:table-cell>
          <table:table-cell table:formula="of:=[.I37]" office:value-type="float" office:value="1.6298" calcext:value-type="float">
            <text:p>1,6298</text:p>
          </table:table-cell>
          <table:table-cell table:formula="of:=[.J37]" office:value-type="float" office:value="1.718" calcext:value-type="float">
            <text:p>1,718</text:p>
          </table:table-cell>
          <table:table-cell table:formula="of:=[.K37]" office:value-type="float" office:value="2.2977" calcext:value-type="float">
            <text:p>2,2977</text:p>
          </table:table-cell>
          <table:table-cell table:formula="of:=[.L37]" office:value-type="float" office:value="1.9153" calcext:value-type="float">
            <text:p>1,9153</text:p>
          </table:table-cell>
          <table:table-cell table:formula="of:=[.M37]" office:value-type="float" office:value="1.936" calcext:value-type="float">
            <text:p>1,936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C38]" office:value-type="string" office:string-value="Pooled" calcext:value-type="string">
            <text:p>Pooled</text:p>
          </table:table-cell>
          <table:table-cell table:formula="of:=[.D38]" office:value-type="float" office:value="1.194" calcext:value-type="float">
            <text:p>1,194</text:p>
          </table:table-cell>
          <table:table-cell table:formula="of:=[.E38]" office:value-type="float" office:value="1.4751" calcext:value-type="float">
            <text:p>1,4751</text:p>
          </table:table-cell>
          <table:table-cell table:formula="of:=[.F38]" office:value-type="float" office:value="1.5328" calcext:value-type="float">
            <text:p>1,5328</text:p>
          </table:table-cell>
          <table:table-cell table:formula="of:=[.G38]" office:value-type="float" office:value="1.5995" calcext:value-type="float">
            <text:p>1,5995</text:p>
          </table:table-cell>
          <table:table-cell table:formula="of:=[.H38]" office:value-type="float" office:value="1.779" calcext:value-type="float">
            <text:p>1,779</text:p>
          </table:table-cell>
          <table:table-cell table:formula="of:=[.I38]" office:value-type="float" office:value="1.7102" calcext:value-type="float">
            <text:p>1,7102</text:p>
          </table:table-cell>
          <table:table-cell table:formula="of:=[.J38]" office:value-type="float" office:value="1.7562" calcext:value-type="float">
            <text:p>1,7562</text:p>
          </table:table-cell>
          <table:table-cell table:formula="of:=[.K38]" office:value-type="float" office:value="2.1836" calcext:value-type="float">
            <text:p>2,1836</text:p>
          </table:table-cell>
          <table:table-cell table:formula="of:=[.L38]" office:value-type="float" office:value="1.8147" calcext:value-type="float">
            <text:p>1,8147</text:p>
          </table:table-cell>
          <table:table-cell table:formula="of:=[.M38]" office:value-type="float" office:value="1.9197" calcext:value-type="float">
            <text:p>1,9197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Find max depth</text:p>
          </table:table-cell>
          <table:table-cell table:formula="of:=[.C41]" office:value-type="string" office:string-value="Flat" calcext:value-type="string">
            <text:p>Flat</text:p>
          </table:table-cell>
          <table:table-cell table:formula="of:=[.D41]" office:value-type="float" office:value="0.6442" calcext:value-type="float">
            <text:p>0,6442</text:p>
          </table:table-cell>
          <table:table-cell table:formula="of:=[.E41]" office:value-type="float" office:value="0.8054" calcext:value-type="float">
            <text:p>0,8054</text:p>
          </table:table-cell>
          <table:table-cell table:formula="of:=[.F41]" office:value-type="float" office:value="0.9203" calcext:value-type="float">
            <text:p>0,9203</text:p>
          </table:table-cell>
          <table:table-cell table:formula="of:=[.G41]" office:value-type="float" office:value="0.9122" calcext:value-type="float">
            <text:p>0,9122</text:p>
          </table:table-cell>
          <table:table-cell table:formula="of:=[.H41]" office:value-type="float" office:value="0.997" calcext:value-type="float">
            <text:p>0,997</text:p>
          </table:table-cell>
          <table:table-cell table:formula="of:=[.I41]" office:value-type="float" office:value="1.2152" calcext:value-type="float">
            <text:p>1,2152</text:p>
          </table:table-cell>
          <table:table-cell table:formula="of:=[.J41]" office:value-type="float" office:value="1.7059" calcext:value-type="float">
            <text:p>1,7059</text:p>
          </table:table-cell>
          <table:table-cell table:formula="of:=[.K41]" office:value-type="float" office:value="2.4524" calcext:value-type="float">
            <text:p>2,4524</text:p>
          </table:table-cell>
          <table:table-cell table:formula="of:=[.L41]" office:value-type="float" office:value="3.611" calcext:value-type="float">
            <text:p>3,611</text:p>
          </table:table-cell>
          <table:table-cell table:formula="of:=[.M41]" office:value-type="float" office:value="7.1744" calcext:value-type="float">
            <text:p>7,1744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dropped cached and cold</text:p>
          </table:table-cell>
          <table:table-cell table:formula="of:=[.C44]" office:value-type="string" office:string-value="Naive" calcext:value-type="string">
            <text:p>Naive</text:p>
          </table:table-cell>
          <table:table-cell table:formula="of:=[.D44]" office:value-type="float" office:value="1.1509" calcext:value-type="float">
            <text:p>1,1509</text:p>
          </table:table-cell>
          <table:table-cell table:formula="of:=[.E44]" office:value-type="float" office:value="3.2064" calcext:value-type="float">
            <text:p>3,2064</text:p>
          </table:table-cell>
          <table:table-cell table:formula="of:=[.F44]" office:value-type="float" office:value="5.2529" calcext:value-type="float">
            <text:p>5,2529</text:p>
          </table:table-cell>
          <table:table-cell table:formula="of:=[.G44]" office:value-type="float" office:value="8.6684" calcext:value-type="float">
            <text:p>8,6684</text:p>
          </table:table-cell>
          <table:table-cell table:formula="of:=[.H44]" office:value-type="float" office:value="18.2732" calcext:value-type="float">
            <text:p>18,2732</text:p>
          </table:table-cell>
          <table:table-cell table:formula="of:=[.I44]" office:value-type="float" office:value="33.7371" calcext:value-type="float">
            <text:p>33,7371</text:p>
          </table:table-cell>
          <table:table-cell table:formula="of:=[.J44]" office:value-type="float" office:value="94.6658" calcext:value-type="float">
            <text:p>94,6658</text:p>
          </table:table-cell>
          <table:table-cell table:formula="of:=[.K44]" office:value-type="float" office:value="256.1038" calcext:value-type="float">
            <text:p>256,1038</text:p>
          </table:table-cell>
          <table:table-cell table:formula="of:=[.L44]" office:value-type="float" office:value="505.3334" calcext:value-type="float">
            <text:p>505,3334</text:p>
          </table:table-cell>
          <table:table-cell table:formula="of:=[.M44]" office:value-type="float" office:value="1037.872" calcext:value-type="float">
            <text:p>1037,872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formula="of:=[.C45]" office:value-type="string" office:string-value="Pooled" calcext:value-type="string">
            <text:p>Pooled</text:p>
          </table:table-cell>
          <table:table-cell table:formula="of:=[.D45]" office:value-type="float" office:value="1.2654" calcext:value-type="float">
            <text:p>1,2654</text:p>
          </table:table-cell>
          <table:table-cell table:formula="of:=[.E45]" office:value-type="float" office:value="3.8262" calcext:value-type="float">
            <text:p>3,8262</text:p>
          </table:table-cell>
          <table:table-cell table:formula="of:=[.F45]" office:value-type="float" office:value="6.4742" calcext:value-type="float">
            <text:p>6,4742</text:p>
          </table:table-cell>
          <table:table-cell table:formula="of:=[.G45]" office:value-type="float" office:value="11.2472" calcext:value-type="float">
            <text:p>11,2472</text:p>
          </table:table-cell>
          <table:table-cell table:formula="of:=[.H45]" office:value-type="float" office:value="24.1867" calcext:value-type="float">
            <text:p>24,1867</text:p>
          </table:table-cell>
          <table:table-cell table:formula="of:=[.I45]" office:value-type="float" office:value="51.4167" calcext:value-type="float">
            <text:p>51,4167</text:p>
          </table:table-cell>
          <table:table-cell table:formula="of:=[.J45]" office:value-type="float" office:value="108.4975" calcext:value-type="float">
            <text:p>108,4975</text:p>
          </table:table-cell>
          <table:table-cell table:formula="of:=[.K45]" office:value-type="float" office:value="270.137" calcext:value-type="float">
            <text:p>270,137</text:p>
          </table:table-cell>
          <table:table-cell table:formula="of:=[.L45]" office:value-type="float" office:value="513.4158" calcext:value-type="float">
            <text:p>513,4158</text:p>
          </table:table-cell>
          <table:table-cell table:formula="of:=[.M45]" office:value-type="float" office:value="986.0811" calcext:value-type="float">
            <text:p>986,0811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Find max depth</text:p>
          </table:table-cell>
          <table:table-cell table:style-name="ce3" table:formula="of:=[.C41]" office:value-type="string" office:string-value="Flat" calcext:value-type="string">
            <text:p>Flat</text:p>
          </table:table-cell>
          <table:table-cell table:style-name="ce3" table:formula="of:=[.D41]/[.D$5]" office:value-type="float" office:value="0.06442" calcext:value-type="float">
            <text:p>0,06442</text:p>
          </table:table-cell>
          <table:table-cell table:style-name="ce3" table:formula="of:=[.E41]/[.E$5]" office:value-type="float" office:value="0.016108" calcext:value-type="float">
            <text:p>0,016108</text:p>
          </table:table-cell>
          <table:table-cell table:style-name="ce3" table:formula="of:=[.F41]/[.F$5]" office:value-type="float" office:value="0.009203" calcext:value-type="float">
            <text:p>0,009203</text:p>
          </table:table-cell>
          <table:table-cell table:style-name="ce3" table:formula="of:=[.G41]/[.G$5]" office:value-type="float" office:value="0.004561" calcext:value-type="float">
            <text:p>0,004561</text:p>
          </table:table-cell>
          <table:table-cell table:style-name="ce3" table:formula="of:=[.H41]/[.H$5]" office:value-type="float" office:value="0.001994" calcext:value-type="float">
            <text:p>0,001994</text:p>
          </table:table-cell>
          <table:table-cell table:style-name="ce3" table:formula="of:=[.I41]/[.I$5]" office:value-type="float" office:value="0.0012152" calcext:value-type="float">
            <text:p>0,0012152</text:p>
          </table:table-cell>
          <table:table-cell table:style-name="ce3" table:formula="of:=[.J41]/[.J$5]" office:value-type="float" office:value="0.00085295" calcext:value-type="float">
            <text:p>0,00085295</text:p>
          </table:table-cell>
          <table:table-cell table:style-name="ce3" table:formula="of:=[.K41]/[.K$5]" office:value-type="float" office:value="0.00049048" calcext:value-type="float">
            <text:p>0,00049048</text:p>
          </table:table-cell>
          <table:table-cell table:style-name="ce3" table:formula="of:=[.L41]/[.L$5]" office:value-type="float" office:value="0.0003611" calcext:value-type="float">
            <text:p>0,0003611</text:p>
          </table:table-cell>
          <table:table-cell table:style-name="ce3" table:formula="of:=[.M41]/[.M$5]" office:value-type="float" office:value="0.00035872" calcext:value-type="float">
            <text:p>0,00035872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normalized</text:p>
          </table:table-cell>
          <table:table-cell table:formula="of:=[.C44]" office:value-type="string" office:string-value="Naive" calcext:value-type="string">
            <text:p>Naive</text:p>
          </table:table-cell>
          <table:table-cell table:formula="of:=[.D44]/[.D$5]" office:value-type="float" office:value="0.11509" calcext:value-type="float">
            <text:p>0,11509</text:p>
          </table:table-cell>
          <table:table-cell table:formula="of:=[.E44]/[.E$5]" office:value-type="float" office:value="0.064128" calcext:value-type="float">
            <text:p>0,064128</text:p>
          </table:table-cell>
          <table:table-cell table:formula="of:=[.F44]/[.F$5]" office:value-type="float" office:value="0.052529" calcext:value-type="float">
            <text:p>0,052529</text:p>
          </table:table-cell>
          <table:table-cell table:formula="of:=[.G44]/[.G$5]" office:value-type="float" office:value="0.043342" calcext:value-type="float">
            <text:p>0,043342</text:p>
          </table:table-cell>
          <table:table-cell table:formula="of:=[.H44]/[.H$5]" office:value-type="float" office:value="0.0365464" calcext:value-type="float">
            <text:p>0,0365464</text:p>
          </table:table-cell>
          <table:table-cell table:formula="of:=[.I44]/[.I$5]" office:value-type="float" office:value="0.0337371" calcext:value-type="float">
            <text:p>0,0337371</text:p>
          </table:table-cell>
          <table:table-cell table:formula="of:=[.J44]/[.J$5]" office:value-type="float" office:value="0.0473329" calcext:value-type="float">
            <text:p>0,0473329</text:p>
          </table:table-cell>
          <table:table-cell table:formula="of:=[.K44]/[.K$5]" office:value-type="float" office:value="0.05122076" calcext:value-type="float">
            <text:p>0,05122076</text:p>
          </table:table-cell>
          <table:table-cell table:formula="of:=[.L44]/[.L$5]" office:value-type="float" office:value="0.05053334" calcext:value-type="float">
            <text:p>0,05053334</text:p>
          </table:table-cell>
          <table:table-cell table:formula="of:=[.M44]/[.M$5]" office:value-type="float" office:value="0.0518936" calcext:value-type="float">
            <text:p>0,0518936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formula="of:=[.C45]" office:value-type="string" office:string-value="Pooled" calcext:value-type="string">
            <text:p>Pooled</text:p>
          </table:table-cell>
          <table:table-cell table:formula="of:=[.D45]/[.D$5]" office:value-type="float" office:value="0.12654" calcext:value-type="float">
            <text:p>0,12654</text:p>
          </table:table-cell>
          <table:table-cell table:formula="of:=[.E45]/[.E$5]" office:value-type="float" office:value="0.076524" calcext:value-type="float">
            <text:p>0,076524</text:p>
          </table:table-cell>
          <table:table-cell table:formula="of:=[.F45]/[.F$5]" office:value-type="float" office:value="0.064742" calcext:value-type="float">
            <text:p>0,064742</text:p>
          </table:table-cell>
          <table:table-cell table:formula="of:=[.G45]/[.G$5]" office:value-type="float" office:value="0.056236" calcext:value-type="float">
            <text:p>0,056236</text:p>
          </table:table-cell>
          <table:table-cell table:formula="of:=[.H45]/[.H$5]" office:value-type="float" office:value="0.0483734" calcext:value-type="float">
            <text:p>0,0483734</text:p>
          </table:table-cell>
          <table:table-cell table:formula="of:=[.I45]/[.I$5]" office:value-type="float" office:value="0.0514167" calcext:value-type="float">
            <text:p>0,0514167</text:p>
          </table:table-cell>
          <table:table-cell table:formula="of:=[.J45]/[.J$5]" office:value-type="float" office:value="0.05424875" calcext:value-type="float">
            <text:p>0,05424875</text:p>
          </table:table-cell>
          <table:table-cell table:formula="of:=[.K45]/[.K$5]" office:value-type="float" office:value="0.0540274" calcext:value-type="float">
            <text:p>0,0540274</text:p>
          </table:table-cell>
          <table:table-cell table:formula="of:=[.L45]/[.L$5]" office:value-type="float" office:value="0.05134158" calcext:value-type="float">
            <text:p>0,05134158</text:p>
          </table:table-cell>
          <table:table-cell table:formula="of:=[.M45]/[.M$5]" office:value-type="float" office:value="0.049304055" calcext:value-type="float">
            <text:p>0,049304055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Find max depth</text:p>
          </table:table-cell>
          <table:table-cell table:style-name="ce3" table:formula="of:=[.C41]" office:value-type="string" office:string-value="Flat" calcext:value-type="string">
            <text:p>Flat</text:p>
          </table:table-cell>
          <table:table-cell table:style-name="ce3" table:formula="of:=[.D41]" office:value-type="float" office:value="0.6442" calcext:value-type="float">
            <text:p>0,6442</text:p>
          </table:table-cell>
          <table:table-cell table:style-name="ce3" table:formula="of:=[.E41]" office:value-type="float" office:value="0.8054" calcext:value-type="float">
            <text:p>0,8054</text:p>
          </table:table-cell>
          <table:table-cell table:style-name="ce3" table:formula="of:=[.F41]" office:value-type="float" office:value="0.9203" calcext:value-type="float">
            <text:p>0,9203</text:p>
          </table:table-cell>
          <table:table-cell table:style-name="ce3" table:formula="of:=[.G41]" office:value-type="float" office:value="0.9122" calcext:value-type="float">
            <text:p>0,9122</text:p>
          </table:table-cell>
          <table:table-cell table:style-name="ce3" table:formula="of:=[.H41]" office:value-type="float" office:value="0.997" calcext:value-type="float">
            <text:p>0,997</text:p>
          </table:table-cell>
          <table:table-cell table:style-name="ce3" table:formula="of:=[.I41]" office:value-type="float" office:value="1.2152" calcext:value-type="float">
            <text:p>1,2152</text:p>
          </table:table-cell>
          <table:table-cell table:style-name="ce3" table:formula="of:=[.J41]" office:value-type="float" office:value="1.7059" calcext:value-type="float">
            <text:p>1,7059</text:p>
          </table:table-cell>
          <table:table-cell table:style-name="ce3" table:formula="of:=[.K41]" office:value-type="float" office:value="2.4524" calcext:value-type="float">
            <text:p>2,4524</text:p>
          </table:table-cell>
          <table:table-cell table:style-name="ce3" table:formula="of:=[.L41]" office:value-type="float" office:value="3.611" calcext:value-type="float">
            <text:p>3,611</text:p>
          </table:table-cell>
          <table:table-cell table:style-name="ce3" table:formula="of:=[.M41]" office:value-type="float" office:value="7.1744" calcext:value-type="float">
            <text:p>7,1744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flat SIMD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3">
          <table:table-cell/>
          <table:table-cell table:formula="of:=IF([.B48]&lt;&gt;&quot;&quot;;[.B48];&quot;&quot;)" office:value-type="string" office:string-value="Find count" calcext:value-type="string">
            <text:p>Find count</text:p>
          </table:table-cell>
          <table:table-cell table:formula="of:=[.C48]" office:value-type="string" office:string-value="Flat" calcext:value-type="string">
            <text:p>Flat</text:p>
          </table:table-cell>
          <table:table-cell table:formula="of:=[.D48]/[.D$109]" office:value-type="float" office:value="0.06256" calcext:value-type="float">
            <text:p>0,06256</text:p>
          </table:table-cell>
          <table:table-cell table:formula="of:=[.E48]/[.E$109]" office:value-type="float" office:value="0.014154" calcext:value-type="float">
            <text:p>0,014154</text:p>
          </table:table-cell>
          <table:table-cell table:formula="of:=[.F48]/[.F$109]" office:value-type="float" office:value="0.008312" calcext:value-type="float">
            <text:p>0,008312</text:p>
          </table:table-cell>
          <table:table-cell table:formula="of:=[.G48]/[.G$109]" office:value-type="float" office:value="0.00407" calcext:value-type="float">
            <text:p>0,00407</text:p>
          </table:table-cell>
          <table:table-cell table:formula="of:=[.H48]/[.H$109]" office:value-type="float" office:value="0.0015098" calcext:value-type="float">
            <text:p>0,0015098</text:p>
          </table:table-cell>
          <table:table-cell table:formula="of:=[.I48]/[.I$109]" office:value-type="float" office:value="0.0008227" calcext:value-type="float">
            <text:p>0,0008227</text:p>
          </table:table-cell>
          <table:table-cell table:formula="of:=[.J48]/[.J$109]" office:value-type="float" office:value="0.00040585" calcext:value-type="float">
            <text:p>0,00040585</text:p>
          </table:table-cell>
          <table:table-cell table:formula="of:=[.K48]/[.K$109]" office:value-type="float" office:value="0.00016896" calcext:value-type="float">
            <text:p>0,00016896</text:p>
          </table:table-cell>
          <table:table-cell table:formula="of:=[.L48]/[.L$109]" office:value-type="float" office:value="0.00008314" calcext:value-type="float">
            <text:p>0,00008314</text:p>
          </table:table-cell>
          <table:table-cell table:formula="of:=[.M48]/[.M$109]" office:value-type="float" office:value="0.000042235" calcext:value-type="float">
            <text:p>0,000042235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normalized</text:p>
          </table:table-cell>
          <table:table-cell table:formula="of:=[.C49]" office:value-type="string" office:string-value="Flat cached" calcext:value-type="string">
            <text:p>Flat cached</text:p>
          </table:table-cell>
          <table:table-cell table:formula="of:=[.D49]/[.D$109]" office:value-type="float" office:value="0.03755" calcext:value-type="float">
            <text:p>0,03755</text:p>
          </table:table-cell>
          <table:table-cell table:formula="of:=[.E49]/[.E$109]" office:value-type="float" office:value="0.012628" calcext:value-type="float">
            <text:p>0,012628</text:p>
          </table:table-cell>
          <table:table-cell table:formula="of:=[.F49]/[.F$109]" office:value-type="float" office:value="0.007793" calcext:value-type="float">
            <text:p>0,007793</text:p>
          </table:table-cell>
          <table:table-cell table:formula="of:=[.G49]/[.G$109]" office:value-type="float" office:value="0.0041615" calcext:value-type="float">
            <text:p>0,0041615</text:p>
          </table:table-cell>
          <table:table-cell table:formula="of:=[.H49]/[.H$109]" office:value-type="float" office:value="0.001665" calcext:value-type="float">
            <text:p>0,001665</text:p>
          </table:table-cell>
          <table:table-cell table:formula="of:=[.I49]/[.I$109]" office:value-type="float" office:value="0.0007423" calcext:value-type="float">
            <text:p>0,0007423</text:p>
          </table:table-cell>
          <table:table-cell table:formula="of:=[.J49]/[.J$109]" office:value-type="float" office:value="0.0003943" calcext:value-type="float">
            <text:p>0,0003943</text:p>
          </table:table-cell>
          <table:table-cell table:formula="of:=[.K49]/[.K$109]" office:value-type="float" office:value="0.0001578" calcext:value-type="float">
            <text:p>0,0001578</text:p>
          </table:table-cell>
          <table:table-cell table:formula="of:=[.L49]/[.L$109]" office:value-type="float" office:value="0.0000774" calcext:value-type="float">
            <text:p>0,0000774</text:p>
          </table:table-cell>
          <table:table-cell table:formula="of:=[.M49]/[.M$109]" office:value-type="float" office:value="0.00004152" calcext:value-type="float">
            <text:p>0,00004152</text:p>
          </table:table-cell>
          <table:table-cell table:number-columns-repeated="1011"/>
        </table:table-row>
        <table:table-row table:style-name="ro3">
          <table:table-cell/>
          <table:table-cell table:formula="of:=IF([.B50]&lt;&gt;&quot;&quot;;[.B50];&quot;&quot;)">
            <text:p/>
          </table:table-cell>
          <table:table-cell table:formula="of:=[.C50]" office:value-type="string" office:string-value="Flat cold" calcext:value-type="string">
            <text:p>Flat cold</text:p>
          </table:table-cell>
          <table:table-cell table:formula="of:=[.D50]/[.D$109]" office:value-type="float" office:value="0.0359" calcext:value-type="float">
            <text:p>0,0359</text:p>
          </table:table-cell>
          <table:table-cell table:formula="of:=[.E50]/[.E$109]" office:value-type="float" office:value="0.012554" calcext:value-type="float">
            <text:p>0,012554</text:p>
          </table:table-cell>
          <table:table-cell table:formula="of:=[.F50]/[.F$109]" office:value-type="float" office:value="0.007191" calcext:value-type="float">
            <text:p>0,007191</text:p>
          </table:table-cell>
          <table:table-cell table:formula="of:=[.G50]/[.G$109]" office:value-type="float" office:value="0.004096" calcext:value-type="float">
            <text:p>0,004096</text:p>
          </table:table-cell>
          <table:table-cell table:formula="of:=[.H50]/[.H$109]" office:value-type="float" office:value="0.0015622" calcext:value-type="float">
            <text:p>0,0015622</text:p>
          </table:table-cell>
          <table:table-cell table:formula="of:=[.I50]/[.I$109]" office:value-type="float" office:value="0.0007308" calcext:value-type="float">
            <text:p>0,0007308</text:p>
          </table:table-cell>
          <table:table-cell table:formula="of:=[.J50]/[.J$109]" office:value-type="float" office:value="0.0003384" calcext:value-type="float">
            <text:p>0,0003384</text:p>
          </table:table-cell>
          <table:table-cell table:formula="of:=[.K50]/[.K$109]" office:value-type="float" office:value="0.0001313" calcext:value-type="float">
            <text:p>0,0001313</text:p>
          </table:table-cell>
          <table:table-cell table:formula="of:=[.L50]/[.L$109]" office:value-type="float" office:value="0.00006527" calcext:value-type="float">
            <text:p>0,00006527</text:p>
          </table:table-cell>
          <table:table-cell table:formula="of:=[.M50]/[.M$109]" office:value-type="float" office:value="0.00003206" calcext:value-type="float">
            <text:p>0,00003206</text:p>
          </table:table-cell>
          <table:table-cell table:number-columns-repeated="1011"/>
        </table:table-row>
        <table:table-row table:style-name="ro3">
          <table:table-cell/>
          <table:table-cell table:formula="of:=IF([.B51]&lt;&gt;&quot;&quot;;[.B51];&quot;&quot;)">
            <text:p/>
          </table:table-cell>
          <table:table-cell table:formula="of:=[.C51]" office:value-type="string" office:string-value="Naive" calcext:value-type="string">
            <text:p>Naive</text:p>
          </table:table-cell>
          <table:table-cell table:formula="of:=[.D51]/[.D$109]" office:value-type="float" office:value="0.11531" calcext:value-type="float">
            <text:p>0,11531</text:p>
          </table:table-cell>
          <table:table-cell table:formula="of:=[.E51]/[.E$109]" office:value-type="float" office:value="0.061836" calcext:value-type="float">
            <text:p>0,061836</text:p>
          </table:table-cell>
          <table:table-cell table:formula="of:=[.F51]/[.F$109]" office:value-type="float" office:value="0.049624" calcext:value-type="float">
            <text:p>0,049624</text:p>
          </table:table-cell>
          <table:table-cell table:formula="of:=[.G51]/[.G$109]" office:value-type="float" office:value="0.041498" calcext:value-type="float">
            <text:p>0,041498</text:p>
          </table:table-cell>
          <table:table-cell table:formula="of:=[.H51]/[.H$109]" office:value-type="float" office:value="0.0350412" calcext:value-type="float">
            <text:p>0,0350412</text:p>
          </table:table-cell>
          <table:table-cell table:formula="of:=[.I51]/[.I$109]" office:value-type="float" office:value="0.0329741" calcext:value-type="float">
            <text:p>0,0329741</text:p>
          </table:table-cell>
          <table:table-cell table:formula="of:=[.J51]/[.J$109]" office:value-type="float" office:value="0.04489425" calcext:value-type="float">
            <text:p>0,04489425</text:p>
          </table:table-cell>
          <table:table-cell table:formula="of:=[.K51]/[.K$109]" office:value-type="float" office:value="0.0482553" calcext:value-type="float">
            <text:p>0,0482553</text:p>
          </table:table-cell>
          <table:table-cell table:formula="of:=[.L51]/[.L$109]" office:value-type="float" office:value="0.04713921" calcext:value-type="float">
            <text:p>0,04713921</text:p>
          </table:table-cell>
          <table:table-cell table:formula="of:=[.M51]/[.M$109]" office:value-type="float" office:value="0.04832652" calcext:value-type="float">
            <text:p>0,04832652</text:p>
          </table:table-cell>
          <table:table-cell table:number-columns-repeated="1011"/>
        </table:table-row>
        <table:table-row table:style-name="ro3">
          <table:table-cell/>
          <table:table-cell table:formula="of:=IF([.B52]&lt;&gt;&quot;&quot;;[.B52];&quot;&quot;)">
            <text:p/>
          </table:table-cell>
          <table:table-cell table:formula="of:=[.C52]" office:value-type="string" office:string-value="Pooled" calcext:value-type="string">
            <text:p>Pooled</text:p>
          </table:table-cell>
          <table:table-cell table:formula="of:=[.D52]/[.D$109]" office:value-type="float" office:value="0.12406" calcext:value-type="float">
            <text:p>0,12406</text:p>
          </table:table-cell>
          <table:table-cell table:formula="of:=[.E52]/[.E$109]" office:value-type="float" office:value="0.07396" calcext:value-type="float">
            <text:p>0,07396</text:p>
          </table:table-cell>
          <table:table-cell table:formula="of:=[.F52]/[.F$109]" office:value-type="float" office:value="0.062212" calcext:value-type="float">
            <text:p>0,062212</text:p>
          </table:table-cell>
          <table:table-cell table:formula="of:=[.G52]/[.G$109]" office:value-type="float" office:value="0.0538145" calcext:value-type="float">
            <text:p>0,0538145</text:p>
          </table:table-cell>
          <table:table-cell table:formula="of:=[.H52]/[.H$109]" office:value-type="float" office:value="0.0461794" calcext:value-type="float">
            <text:p>0,0461794</text:p>
          </table:table-cell>
          <table:table-cell table:formula="of:=[.I52]/[.I$109]" office:value-type="float" office:value="0.0494875" calcext:value-type="float">
            <text:p>0,0494875</text:p>
          </table:table-cell>
          <table:table-cell table:formula="of:=[.J52]/[.J$109]" office:value-type="float" office:value="0.0516642" calcext:value-type="float">
            <text:p>0,0516642</text:p>
          </table:table-cell>
          <table:table-cell table:formula="of:=[.K52]/[.K$109]" office:value-type="float" office:value="0.0510204" calcext:value-type="float">
            <text:p>0,0510204</text:p>
          </table:table-cell>
          <table:table-cell table:formula="of:=[.L52]/[.L$109]" office:value-type="float" office:value="0.04791725" calcext:value-type="float">
            <text:p>0,04791725</text:p>
          </table:table-cell>
          <table:table-cell table:formula="of:=[.M52]/[.M$109]" office:value-type="float" office:value="0.046035295" calcext:value-type="float">
            <text:p>0,046035295</text:p>
          </table:table-cell>
          <table:table-cell table:number-columns-repeated="1011"/>
        </table:table-row>
        <table:table-row table:style-name="ro3" table:number-rows-repeated="10484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atop" table:style-name="ta1">
        <table:shapes>
          <draw:frame draw:z-index="0" draw:style-name="gr1" draw:text-style-name="P1" svg:width="159.99mm" svg:height="89.99mm" svg:x="41.25mm" svg:y="346.26mm">
            <loext:p draw:notify-on-update-of-ranges="Raatop.D69:Raatop.O69 Raatop.C70:Raatop.C70 Raatop.D70:Raatop.O70 Raatop.C71:Raatop.C71 Raatop.D71:Raatop.O71 Raatop.C72:Raatop.C72 Raatop.D72:Raatop.O72 Raatop.C73:Raatop.C73 Raatop.D73:Raatop.O73 Raatop.C74:Raatop.C74 Raatop.D74:Raatop.O74 Raatop.C75:Raatop.C75 Raatop.D75:Raatop.O75"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1" draw:style-name="gr1" draw:text-style-name="P1" svg:width="159.99mm" svg:height="89.99mm" svg:x="204.04mm" svg:y="346.83mm">
            <loext:p draw:notify-on-update-of-ranges="Raatop.D100:Raatop.O100 Raatop.C101:Raatop.C101 Raatop.D101:Raatop.O101 Raatop.C102:Raatop.C102 Raatop.D102:Raatop.O102 Raatop.C103:Raatop.C103 Raatop.D103:Raatop.O103 Raatop.C104:Raatop.C104 Raatop.D104:Raatop.O104 Raatop.C105:Raatop.C105 Raatop.D105:Raatop.O105 Raatop.C106:Raatop.C106 Raatop.D106:Raatop.O106"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  <draw:frame draw:z-index="2" draw:style-name="gr1" draw:text-style-name="P1" svg:width="159.99mm" svg:height="89.99mm" svg:x="381.68mm" svg:y="16.57mm">
            <loext:p draw:notify-on-update-of-ranges="Raatop.D5:Raatop.M5 Raatop.C6:Raatop.C6 Raatop.D6:Raatop.M6 Raatop.C7:Raatop.C7 Raatop.D7:Raatop.M7 Raatop.C8:Raatop.C8 Raatop.D8:Raatop.M8 Raatop.C9:Raatop.C9 Raatop.D9:Raatop.M9 Raatop.C10:Raatop.C10 Raatop.D10:Raatop.M10"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3" draw:style-name="gr1" draw:text-style-name="P1" svg:width="159.99mm" svg:height="89.99mm" svg:x="381.76mm" svg:y="105.91mm">
            <loext:p draw:notify-on-update-of-ranges="Raatop.D12:Raatop.M12 Raatop.C13:Raatop.C13 Raatop.D13:Raatop.M13 Raatop.C14:Raatop.C14 Raatop.D14:Raatop.M14 Raatop.C15:Raatop.C15 Raatop.D15:Raatop.M15 Raatop.C16:Raatop.C16 Raatop.D16:Raatop.M16 Raatop.C17:Raatop.C17 Raatop.D17:Raatop.M17"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  <draw:frame draw:z-index="4" draw:style-name="gr1" draw:text-style-name="P1" svg:width="159.99mm" svg:height="89.99mm" svg:x="381.43mm" svg:y="194.95mm">
            <loext:p draw:notify-on-update-of-ranges="Raatop.D19:Raatop.M19 Raatop.C20:Raatop.C20 Raatop.D20:Raatop.M20 Raatop.C21:Raatop.C21 Raatop.D21:Raatop.M21 Raatop.C22:Raatop.C22 Raatop.D22:Raatop.M22 Raatop.C23:Raatop.C23 Raatop.D23:Raatop.M23 Raatop.C24:Raatop.C24 Raatop.D24:Raatop.M24"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  <draw:frame draw:z-index="5" draw:style-name="gr1" draw:text-style-name="P1" svg:width="159.99mm" svg:height="89.99mm" svg:x="540.57mm" svg:y="280.69mm">
            <loext:p draw:notify-on-update-of-ranges="Raatop.D127:Raatop.M127 Raatop.C128:Raatop.C128 Raatop.D128:Raatop.M128 Raatop.C129:Raatop.C129 Raatop.D129:Raatop.M129"/>
            <draw:object xlink:href="./Object 40" xlink:type="simple" xlink:show="embed" xlink:actuate="onLoad"/>
            <draw:image xlink:href="./ObjectReplacements/Object 40" xlink:type="simple" xlink:show="embed" xlink:actuate="onLoad"/>
          </draw:frame>
          <draw:frame draw:z-index="6" draw:style-name="gr1" draw:text-style-name="P1" svg:width="159.99mm" svg:height="89.99mm" svg:x="381mm" svg:y="370.87mm">
            <loext:p draw:notify-on-update-of-ranges="Raatop.D33:Raatop.M33 Raatop.C34:Raatop.C34 Raatop.D34:Raatop.M34 Raatop.C35:Raatop.C35 Raatop.D35:Raatop.M35 Raatop.C36:Raatop.C36 Raatop.D36:Raatop.M36 Raatop.C37:Raatop.C37 Raatop.D37:Raatop.M37 Raatop.C38:Raatop.C38 Raatop.D38:Raatop.M38"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  <draw:frame draw:z-index="7" draw:style-name="gr1" draw:text-style-name="P1" svg:width="159.99mm" svg:height="89.99mm" svg:x="381.42mm" svg:y="283.33mm">
            <loext:p draw:notify-on-update-of-ranges="Raatop.D26:Raatop.M26 Raatop.C27:Raatop.C27 Raatop.D27:Raatop.M27 Raatop.C28:Raatop.C28 Raatop.D28:Raatop.M28 Raatop.C29:Raatop.C29 Raatop.D29:Raatop.M29 Raatop.C30:Raatop.C30 Raatop.D30:Raatop.M30 Raatop.C31:Raatop.C31 Raatop.D31:Raatop.M31"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  <draw:frame draw:z-index="8" draw:style-name="gr1" draw:text-style-name="P1" svg:width="159.99mm" svg:height="89.99mm" svg:x="380.75mm" svg:y="458.57mm">
            <loext:p draw:notify-on-update-of-ranges="Raatop.D40:Raatop.M40 Raatop.C41:Raatop.C41 Raatop.D41:Raatop.M41 Raatop.C42:Raatop.C42 Raatop.D42:Raatop.M42 Raatop.C43:Raatop.C43 Raatop.D43:Raatop.M43 Raatop.C44:Raatop.C44 Raatop.D44:Raatop.M44 Raatop.C45:Raatop.C45 Raatop.D45:Raatop.M45"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  <draw:frame draw:z-index="9" draw:style-name="gr1" draw:text-style-name="P1" svg:width="159.99mm" svg:height="89.99mm" svg:x="380.96mm" svg:y="547.75mm">
            <loext:p draw:notify-on-update-of-ranges="Raatop.D47:Raatop.M47 Raatop.C48:Raatop.C48 Raatop.D48:Raatop.M48 Raatop.C49:Raatop.C49 Raatop.D49:Raatop.M49 Raatop.C50:Raatop.C50 Raatop.D50:Raatop.M50 Raatop.C51:Raatop.C51 Raatop.D51:Raatop.M51 Raatop.C52:Raatop.C52 Raatop.D52:Raatop.M52"/>
            <draw:object xlink:href="./Object 44" xlink:type="simple" xlink:show="embed" xlink:actuate="onLoad"/>
            <draw:image xlink:href="./ObjectReplacements/Object 44" xlink:type="simple" xlink:show="embed" xlink:actuate="onLoad"/>
          </draw:frame>
          <draw:frame draw:z-index="10" draw:style-name="gr1" draw:text-style-name="P1" svg:width="159.99mm" svg:height="89.99mm" svg:x="541.05mm" svg:y="16.6mm">
            <loext:p draw:notify-on-update-of-ranges="Raatop.D109:Raatop.M109 Raatop.C110:Raatop.C110 Raatop.D110:Raatop.M110 Raatop.C111:Raatop.C111 Raatop.D111:Raatop.M111 Raatop.C112:Raatop.C112 Raatop.D112:Raatop.M112 Raatop.C113:Raatop.C113 Raatop.D113:Raatop.M113"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  <draw:frame draw:z-index="11" draw:style-name="gr1" draw:text-style-name="P1" svg:width="159.99mm" svg:height="89.99mm" svg:x="541.01mm" svg:y="105.39mm">
            <loext:p draw:notify-on-update-of-ranges="Raatop.D115:Raatop.M115 Raatop.C116:Raatop.C116 Raatop.D116:Raatop.M116 Raatop.C117:Raatop.C117 Raatop.D117:Raatop.M117 Raatop.C118:Raatop.C118 Raatop.D118:Raatop.M118 Raatop.C119:Raatop.C119 Raatop.D119:Raatop.M119"/>
            <draw:object xlink:href="./Object 46" xlink:type="simple" xlink:show="embed" xlink:actuate="onLoad"/>
            <draw:image xlink:href="./ObjectReplacements/Object 46" xlink:type="simple" xlink:show="embed" xlink:actuate="onLoad"/>
          </draw:frame>
          <draw:frame draw:z-index="12" draw:style-name="gr1" draw:text-style-name="P1" svg:width="159.99mm" svg:height="89.99mm" svg:x="539.31mm" svg:y="370.37mm">
            <loext:p draw:notify-on-update-of-ranges="Raatop.D131:Raatop.M131 Raatop.C132:Raatop.C132 Raatop.D132:Raatop.M132 Raatop.C133:Raatop.C133 Raatop.D133:Raatop.M133 Raatop.C134:Raatop.C134 Raatop.D134:Raatop.M134 Raatop.C135:Raatop.C135 Raatop.D135:Raatop.M135"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  <draw:frame draw:z-index="13" draw:style-name="gr1" draw:text-style-name="P1" svg:width="159.99mm" svg:height="89.99mm" svg:x="697.96mm" svg:y="372.36mm">
            <loext:p draw:notify-on-update-of-ranges="Raatop.D137:Raatop.M137 Raatop.C138:Raatop.C138 Raatop.D138:Raatop.M138 Raatop.C139:Raatop.C139 Raatop.D139:Raatop.M139 Raatop.C140:Raatop.C140 Raatop.D140:Raatop.M140"/>
            <draw:object xlink:href="./Object 48" xlink:type="simple" xlink:show="embed" xlink:actuate="onLoad"/>
            <draw:image xlink:href="./ObjectReplacements/Object 48" xlink:type="simple" xlink:show="embed" xlink:actuate="onLoad"/>
          </draw:frame>
          <draw:frame draw:z-index="14" draw:style-name="gr1" draw:text-style-name="P1" svg:width="159.99mm" svg:height="89.99mm" svg:x="539.45mm" svg:y="458.83mm">
            <loext:p draw:notify-on-update-of-ranges="Raatop.D142:Raatop.M142 Raatop.C143:Raatop.C143 Raatop.D143:Raatop.M143 Raatop.C144:Raatop.C144 Raatop.D144:Raatop.M144 Raatop.C145:Raatop.C145 Raatop.D145:Raatop.M145"/>
            <draw:object xlink:href="./Object 49" xlink:type="simple" xlink:show="embed" xlink:actuate="onLoad"/>
            <draw:image xlink:href="./ObjectReplacements/Object 49" xlink:type="simple" xlink:show="embed" xlink:actuate="onLoad"/>
          </draw:frame>
          <draw:frame draw:z-index="15" draw:style-name="gr1" draw:text-style-name="P1" svg:width="159.99mm" svg:height="89.99mm" svg:x="698.52mm" svg:y="461.24mm">
            <loext:p draw:notify-on-update-of-ranges="Raatop.D147:Raatop.M147 Raatop.C148:Raatop.C148 Raatop.D148:Raatop.M148 Raatop.C149:Raatop.C149 Raatop.D149:Raatop.M149 Raatop.C150:Raatop.C150 Raatop.D150:Raatop.M150"/>
            <draw:object xlink:href="./Object 50" xlink:type="simple" xlink:show="embed" xlink:actuate="onLoad"/>
            <draw:image xlink:href="./ObjectReplacements/Object 50" xlink:type="simple" xlink:show="embed" xlink:actuate="onLoad"/>
          </draw:frame>
          <draw:frame draw:z-index="16" draw:style-name="gr1" draw:text-style-name="P1" svg:width="159.99mm" svg:height="89.99mm" svg:x="540.15mm" svg:y="547.26mm">
            <loext:p draw:notify-on-update-of-ranges="Raatop.D155:Raatop.M155 Raatop.C156:Raatop.C156 Raatop.D156:Raatop.M156 Raatop.C157:Raatop.C157 Raatop.D157:Raatop.M157 Raatop.C158:Raatop.C158 Raatop.D158:Raatop.M158 Raatop.C159:Raatop.C159 Raatop.D159:Raatop.M159 Raatop.C160:Raatop.C160 Raatop.D160:Raatop.M160"/>
            <draw:object xlink:href="./Object 51" xlink:type="simple" xlink:show="embed" xlink:actuate="onLoad"/>
            <draw:image xlink:href="./ObjectReplacements/Object 51" xlink:type="simple" xlink:show="embed" xlink:actuate="onLoad"/>
          </draw:frame>
          <draw:frame draw:z-index="17" draw:style-name="gr1" draw:text-style-name="P1" svg:width="159.99mm" svg:height="89.99mm" svg:x="540.35mm" svg:y="193.58mm">
            <loext:p draw:notify-on-update-of-ranges="Raatop.D121:Raatop.M121 Raatop.C122:Raatop.C122 Raatop.D122:Raatop.M122 Raatop.C123:Raatop.C123 Raatop.D123:Raatop.M123 Raatop.C124:Raatop.C124 Raatop.D124:Raatop.M124 Raatop.C125:Raatop.C125 Raatop.D125:Raatop.M125"/>
            <draw:object xlink:href="./Object 52" xlink:type="simple" xlink:show="embed" xlink:actuate="onLoad"/>
            <draw:image xlink:href="./ObjectReplacements/Object 52" xlink:type="simple" xlink:show="embed" xlink:actuate="onLoad"/>
          </draw:frame>
          <draw:frame draw:z-index="18" draw:style-name="gr1" draw:text-style-name="P1" svg:width="159.99mm" svg:height="89.99mm" svg:x="858.03mm" svg:y="461.36mm">
            <loext:p draw:notify-on-update-of-ranges="Raatop.D152:Raatop.M152 Raatop.C153:Raatop.C153 Raatop.D153:Raatop.M153"/>
            <draw:object xlink:href="./Object 53" xlink:type="simple" xlink:show="embed" xlink:actuate="onLoad"/>
            <draw:image xlink:href="./ObjectReplacements/Object 53" xlink:type="simple" xlink:show="embed" xlink:actuate="onLoad"/>
          </draw:frame>
        </table:shapes>
        <table:table-column table:style-name="co2" table:default-cell-style-name="ce2"/>
        <table:table-column table:style-name="co4" table:default-cell-style-name="ce2"/>
        <table:table-column table:style-name="co3" table:number-columns-repeated="1022" table:default-cell-style-name="ce2"/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ax Count</text:p>
          </table:table-cell>
          <table:table-cell office:value-type="string" calcext:value-type="string">
            <text:p>Average Count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Average Depth</text:p>
          </table:table-cell>
          <table:table-cell office:value-type="string" calcext:value-type="string">
            <text:p>Max Travel Depth</text:p>
          </table:table-cell>
          <table:table-cell office:value-type="string" calcext:value-type="string">
            <text:p>Average Travel Depth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Add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2758" calcext:value-type="float">
            <text:p>0,2758</text:p>
          </table:table-cell>
          <table:table-cell office:value-type="float" office:value="0.2562" calcext:value-type="float">
            <text:p>0,2562</text:p>
          </table:table-cell>
          <table:table-cell office:value-type="float" office:value="0.3093" calcext:value-type="float">
            <text:p>0,3093</text:p>
          </table:table-cell>
          <table:table-cell office:value-type="float" office:value="0.4126" calcext:value-type="float">
            <text:p>0,4126</text:p>
          </table:table-cell>
          <table:table-cell office:value-type="float" office:value="0.677" calcext:value-type="float">
            <text:p>0,677</text:p>
          </table:table-cell>
          <table:table-cell office:value-type="float" office:value="1.0904" calcext:value-type="float">
            <text:p>1,0904</text:p>
          </table:table-cell>
          <table:table-cell office:value-type="float" office:value="1.9694" calcext:value-type="float">
            <text:p>1,9694</text:p>
          </table:table-cell>
          <table:table-cell office:value-type="float" office:value="4.3917" calcext:value-type="float">
            <text:p>4,3917</text:p>
          </table:table-cell>
          <table:table-cell office:value-type="float" office:value="7.1176" calcext:value-type="float">
            <text:p>7,1176</text:p>
          </table:table-cell>
          <table:table-cell office:value-type="float" office:value="13.9237" calcext:value-type="float">
            <text:p>13,9237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2204" calcext:value-type="float">
            <text:p>0,2204</text:p>
          </table:table-cell>
          <table:table-cell office:value-type="float" office:value="0.2684" calcext:value-type="float">
            <text:p>0,2684</text:p>
          </table:table-cell>
          <table:table-cell office:value-type="float" office:value="0.32" calcext:value-type="float">
            <text:p>0,32</text:p>
          </table:table-cell>
          <table:table-cell office:value-type="float" office:value="0.4165" calcext:value-type="float">
            <text:p>0,4165</text:p>
          </table:table-cell>
          <table:table-cell office:value-type="float" office:value="0.6811" calcext:value-type="float">
            <text:p>0,6811</text:p>
          </table:table-cell>
          <table:table-cell office:value-type="float" office:value="1.1214" calcext:value-type="float">
            <text:p>1,1214</text:p>
          </table:table-cell>
          <table:table-cell office:value-type="float" office:value="2.0316" calcext:value-type="float">
            <text:p>2,0316</text:p>
          </table:table-cell>
          <table:table-cell office:value-type="float" office:value="4.2617" calcext:value-type="float">
            <text:p>4,2617</text:p>
          </table:table-cell>
          <table:table-cell office:value-type="float" office:value="7.5424" calcext:value-type="float">
            <text:p>7,5424</text:p>
          </table:table-cell>
          <table:table-cell office:value-type="float" office:value="14.6672" calcext:value-type="float">
            <text:p>14,667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8533" calcext:value-type="float">
            <text:p>0,8533</text:p>
          </table:table-cell>
          <table:table-cell office:value-type="float" office:value="2.1274" calcext:value-type="float">
            <text:p>2,1274</text:p>
          </table:table-cell>
          <table:table-cell office:value-type="float" office:value="3.4415" calcext:value-type="float">
            <text:p>3,4415</text:p>
          </table:table-cell>
          <table:table-cell office:value-type="float" office:value="5.9964" calcext:value-type="float">
            <text:p>5,9964</text:p>
          </table:table-cell>
          <table:table-cell office:value-type="float" office:value="13.8165" calcext:value-type="float">
            <text:p>13,8165</text:p>
          </table:table-cell>
          <table:table-cell office:value-type="float" office:value="26.9935" calcext:value-type="float">
            <text:p>26,9935</text:p>
          </table:table-cell>
          <table:table-cell office:value-type="float" office:value="55.3307" calcext:value-type="float">
            <text:p>55,3307</text:p>
          </table:table-cell>
          <table:table-cell office:value-type="float" office:value="148.3397" calcext:value-type="float">
            <text:p>148,3397</text:p>
          </table:table-cell>
          <table:table-cell office:value-type="float" office:value="272.3368" calcext:value-type="float">
            <text:p>272,3368</text:p>
          </table:table-cell>
          <table:table-cell office:value-type="float" office:value="553.3719" calcext:value-type="float">
            <text:p>553,371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3408" calcext:value-type="float">
            <text:p>0,3408</text:p>
          </table:table-cell>
          <table:table-cell office:value-type="float" office:value="0.3981" calcext:value-type="float">
            <text:p>0,3981</text:p>
          </table:table-cell>
          <table:table-cell office:value-type="float" office:value="0.417" calcext:value-type="float">
            <text:p>0,417</text:p>
          </table:table-cell>
          <table:table-cell office:value-type="float" office:value="0.4269" calcext:value-type="float">
            <text:p>0,4269</text:p>
          </table:table-cell>
          <table:table-cell office:value-type="float" office:value="0.4748" calcext:value-type="float">
            <text:p>0,4748</text:p>
          </table:table-cell>
          <table:table-cell office:value-type="float" office:value="0.5452" calcext:value-type="float">
            <text:p>0,5452</text:p>
          </table:table-cell>
          <table:table-cell office:value-type="float" office:value="0.5991" calcext:value-type="float">
            <text:p>0,5991</text:p>
          </table:table-cell>
          <table:table-cell office:value-type="float" office:value="0.7217" calcext:value-type="float">
            <text:p>0,7217</text:p>
          </table:table-cell>
          <table:table-cell office:value-type="float" office:value="0.8584" calcext:value-type="float">
            <text:p>0,8584</text:p>
          </table:table-cell>
          <table:table-cell office:value-type="float" office:value="1.0003" calcext:value-type="float">
            <text:p>1,0003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1006" calcext:value-type="float">
            <text:p>0,1006</text:p>
          </table:table-cell>
          <table:table-cell office:value-type="float" office:value="0.1062" calcext:value-type="float">
            <text:p>0,1062</text:p>
          </table:table-cell>
          <table:table-cell office:value-type="float" office:value="0.1092" calcext:value-type="float">
            <text:p>0,1092</text:p>
          </table:table-cell>
          <table:table-cell office:value-type="float" office:value="0.1096" calcext:value-type="float">
            <text:p>0,1096</text:p>
          </table:table-cell>
          <table:table-cell office:value-type="float" office:value="0.1163" calcext:value-type="float">
            <text:p>0,1163</text:p>
          </table:table-cell>
          <table:table-cell office:value-type="float" office:value="0.1398" calcext:value-type="float">
            <text:p>0,1398</text:p>
          </table:table-cell>
          <table:table-cell office:value-type="float" office:value="0.1955" calcext:value-type="float">
            <text:p>0,1955</text:p>
          </table:table-cell>
          <table:table-cell office:value-type="float" office:value="0.5499" calcext:value-type="float">
            <text:p>0,5499</text:p>
          </table:table-cell>
          <table:table-cell office:value-type="float" office:value="0.699" calcext:value-type="float">
            <text:p>0,699</text:p>
          </table:table-cell>
          <table:table-cell office:value-type="float" office:value="0.8614" calcext:value-type="float">
            <text:p>0,8614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Erase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2042" calcext:value-type="float">
            <text:p>0,2042</text:p>
          </table:table-cell>
          <table:table-cell office:value-type="float" office:value="0.1993" calcext:value-type="float">
            <text:p>0,1993</text:p>
          </table:table-cell>
          <table:table-cell office:value-type="float" office:value="0.2742" calcext:value-type="float">
            <text:p>0,2742</text:p>
          </table:table-cell>
          <table:table-cell office:value-type="float" office:value="0.3566" calcext:value-type="float">
            <text:p>0,3566</text:p>
          </table:table-cell>
          <table:table-cell office:value-type="float" office:value="0.4541" calcext:value-type="float">
            <text:p>0,4541</text:p>
          </table:table-cell>
          <table:table-cell office:value-type="float" office:value="0.5748" calcext:value-type="float">
            <text:p>0,5748</text:p>
          </table:table-cell>
          <table:table-cell office:value-type="float" office:value="0.8909" calcext:value-type="float">
            <text:p>0,8909</text:p>
          </table:table-cell>
          <table:table-cell office:value-type="float" office:value="1.6388" calcext:value-type="float">
            <text:p>1,6388</text:p>
          </table:table-cell>
          <table:table-cell office:value-type="float" office:value="3.1841" calcext:value-type="float">
            <text:p>3,1841</text:p>
          </table:table-cell>
          <table:table-cell office:value-type="float" office:value="6.4631" calcext:value-type="float">
            <text:p>6,4631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1417" calcext:value-type="float">
            <text:p>0,1417</text:p>
          </table:table-cell>
          <table:table-cell office:value-type="float" office:value="0.1787" calcext:value-type="float">
            <text:p>0,1787</text:p>
          </table:table-cell>
          <table:table-cell office:value-type="float" office:value="0.2421" calcext:value-type="float">
            <text:p>0,2421</text:p>
          </table:table-cell>
          <table:table-cell office:value-type="float" office:value="0.315" calcext:value-type="float">
            <text:p>0,315</text:p>
          </table:table-cell>
          <table:table-cell office:value-type="float" office:value="0.4021" calcext:value-type="float">
            <text:p>0,4021</text:p>
          </table:table-cell>
          <table:table-cell office:value-type="float" office:value="0.5548" calcext:value-type="float">
            <text:p>0,5548</text:p>
          </table:table-cell>
          <table:table-cell office:value-type="float" office:value="0.8123" calcext:value-type="float">
            <text:p>0,8123</text:p>
          </table:table-cell>
          <table:table-cell office:value-type="float" office:value="1.6608" calcext:value-type="float">
            <text:p>1,6608</text:p>
          </table:table-cell>
          <table:table-cell office:value-type="float" office:value="3.1552" calcext:value-type="float">
            <text:p>3,1552</text:p>
          </table:table-cell>
          <table:table-cell office:value-type="float" office:value="7.1672" calcext:value-type="float">
            <text:p>7,167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8524" calcext:value-type="float">
            <text:p>0,8524</text:p>
          </table:table-cell>
          <table:table-cell office:value-type="float" office:value="2.3893" calcext:value-type="float">
            <text:p>2,3893</text:p>
          </table:table-cell>
          <table:table-cell office:value-type="float" office:value="3.9922" calcext:value-type="float">
            <text:p>3,9922</text:p>
          </table:table-cell>
          <table:table-cell office:value-type="float" office:value="7.1218" calcext:value-type="float">
            <text:p>7,1218</text:p>
          </table:table-cell>
          <table:table-cell office:value-type="float" office:value="16.3078" calcext:value-type="float">
            <text:p>16,3078</text:p>
          </table:table-cell>
          <table:table-cell office:value-type="float" office:value="32.0822" calcext:value-type="float">
            <text:p>32,0822</text:p>
          </table:table-cell>
          <table:table-cell office:value-type="float" office:value="67.1745" calcext:value-type="float">
            <text:p>67,1745</text:p>
          </table:table-cell>
          <table:table-cell office:value-type="float" office:value="195.2561" calcext:value-type="float">
            <text:p>195,2561</text:p>
          </table:table-cell>
          <table:table-cell office:value-type="float" office:value="402.0528" calcext:value-type="float">
            <text:p>402,0528</text:p>
          </table:table-cell>
          <table:table-cell office:value-type="float" office:value="824.2268" calcext:value-type="float">
            <text:p>824,2268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5111" calcext:value-type="float">
            <text:p>0,5111</text:p>
          </table:table-cell>
          <table:table-cell office:value-type="float" office:value="0.8566" calcext:value-type="float">
            <text:p>0,8566</text:p>
          </table:table-cell>
          <table:table-cell office:value-type="float" office:value="1.1109" calcext:value-type="float">
            <text:p>1,1109</text:p>
          </table:table-cell>
          <table:table-cell office:value-type="float" office:value="1.4345" calcext:value-type="float">
            <text:p>1,4345</text:p>
          </table:table-cell>
          <table:table-cell office:value-type="float" office:value="1.9932" calcext:value-type="float">
            <text:p>1,9932</text:p>
          </table:table-cell>
          <table:table-cell office:value-type="float" office:value="2.8922" calcext:value-type="float">
            <text:p>2,8922</text:p>
          </table:table-cell>
          <table:table-cell office:value-type="float" office:value="3.8042" calcext:value-type="float">
            <text:p>3,8042</text:p>
          </table:table-cell>
          <table:table-cell office:value-type="float" office:value="5.4335" calcext:value-type="float">
            <text:p>5,4335</text:p>
          </table:table-cell>
          <table:table-cell office:value-type="float" office:value="4.8708" calcext:value-type="float">
            <text:p>4,8708</text:p>
          </table:table-cell>
          <table:table-cell office:value-type="float" office:value="9.3853" calcext:value-type="float">
            <text:p>9,3853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1566" calcext:value-type="float">
            <text:p>0,1566</text:p>
          </table:table-cell>
          <table:table-cell office:value-type="float" office:value="0.2674" calcext:value-type="float">
            <text:p>0,2674</text:p>
          </table:table-cell>
          <table:table-cell office:value-type="float" office:value="0.3386" calcext:value-type="float">
            <text:p>0,3386</text:p>
          </table:table-cell>
          <table:table-cell office:value-type="float" office:value="0.4164" calcext:value-type="float">
            <text:p>0,4164</text:p>
          </table:table-cell>
          <table:table-cell office:value-type="float" office:value="0.5904" calcext:value-type="float">
            <text:p>0,5904</text:p>
          </table:table-cell>
          <table:table-cell office:value-type="float" office:value="0.8471" calcext:value-type="float">
            <text:p>0,8471</text:p>
          </table:table-cell>
          <table:table-cell office:value-type="float" office:value="1.1034" calcext:value-type="float">
            <text:p>1,1034</text:p>
          </table:table-cell>
          <table:table-cell office:value-type="float" office:value="1.695" calcext:value-type="float">
            <text:p>1,695</text:p>
          </table:table-cell>
          <table:table-cell office:value-type="float" office:value="1.5137" calcext:value-type="float">
            <text:p>1,5137</text:p>
          </table:table-cell>
          <table:table-cell office:value-type="float" office:value="2.9762" calcext:value-type="float">
            <text:p>2,976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Move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3592" calcext:value-type="float">
            <text:p>0,3592</text:p>
          </table:table-cell>
          <table:table-cell office:value-type="float" office:value="0.3813" calcext:value-type="float">
            <text:p>0,3813</text:p>
          </table:table-cell>
          <table:table-cell office:value-type="float" office:value="0.4269" calcext:value-type="float">
            <text:p>0,4269</text:p>
          </table:table-cell>
          <table:table-cell office:value-type="float" office:value="0.4913" calcext:value-type="float">
            <text:p>0,4913</text:p>
          </table:table-cell>
          <table:table-cell office:value-type="float" office:value="0.5912" calcext:value-type="float">
            <text:p>0,5912</text:p>
          </table:table-cell>
          <table:table-cell office:value-type="float" office:value="0.7236" calcext:value-type="float">
            <text:p>0,7236</text:p>
          </table:table-cell>
          <table:table-cell office:value-type="float" office:value="1.2104" calcext:value-type="float">
            <text:p>1,2104</text:p>
          </table:table-cell>
          <table:table-cell office:value-type="float" office:value="1.871" calcext:value-type="float">
            <text:p>1,871</text:p>
          </table:table-cell>
          <table:table-cell office:value-type="float" office:value="3.6188" calcext:value-type="float">
            <text:p>3,6188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2531" calcext:value-type="float">
            <text:p>0,2531</text:p>
          </table:table-cell>
          <table:table-cell office:value-type="float" office:value="0.3475" calcext:value-type="float">
            <text:p>0,3475</text:p>
          </table:table-cell>
          <table:table-cell office:value-type="float" office:value="0.366" calcext:value-type="float">
            <text:p>0,366</text:p>
          </table:table-cell>
          <table:table-cell office:value-type="float" office:value="0.4031" calcext:value-type="float">
            <text:p>0,4031</text:p>
          </table:table-cell>
          <table:table-cell office:value-type="float" office:value="0.4678" calcext:value-type="float">
            <text:p>0,4678</text:p>
          </table:table-cell>
          <table:table-cell office:value-type="float" office:value="0.5754" calcext:value-type="float">
            <text:p>0,5754</text:p>
          </table:table-cell>
          <table:table-cell office:value-type="float" office:value="0.71" calcext:value-type="float">
            <text:p>0,71</text:p>
          </table:table-cell>
          <table:table-cell office:value-type="float" office:value="1.2982" calcext:value-type="float">
            <text:p>1,2982</text:p>
          </table:table-cell>
          <table:table-cell office:value-type="float" office:value="2.233" calcext:value-type="float">
            <text:p>2,233</text:p>
          </table:table-cell>
          <table:table-cell office:value-type="float" office:value="4.3409" calcext:value-type="float">
            <text:p>4,340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1.0047" calcext:value-type="float">
            <text:p>1,0047</text:p>
          </table:table-cell>
          <table:table-cell office:value-type="float" office:value="2.7207" calcext:value-type="float">
            <text:p>2,7207</text:p>
          </table:table-cell>
          <table:table-cell office:value-type="float" office:value="4.4684" calcext:value-type="float">
            <text:p>4,4684</text:p>
          </table:table-cell>
          <table:table-cell office:value-type="float" office:value="7.887" calcext:value-type="float">
            <text:p>7,887</text:p>
          </table:table-cell>
          <table:table-cell office:value-type="float" office:value="18.0465" calcext:value-type="float">
            <text:p>18,0465</text:p>
          </table:table-cell>
          <table:table-cell office:value-type="float" office:value="35.6022" calcext:value-type="float">
            <text:p>35,6022</text:p>
          </table:table-cell>
          <table:table-cell office:value-type="float" office:value="74.6041" calcext:value-type="float">
            <text:p>74,6041</text:p>
          </table:table-cell>
          <table:table-cell office:value-type="float" office:value="210.9451" calcext:value-type="float">
            <text:p>210,9451</text:p>
          </table:table-cell>
          <table:table-cell office:value-type="float" office:value="437.4615" calcext:value-type="float">
            <text:p>437,4615</text:p>
          </table:table-cell>
          <table:table-cell office:value-type="float" office:value="892.2357" calcext:value-type="float">
            <text:p>892,2357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3176" calcext:value-type="float">
            <text:p>0,3176</text:p>
          </table:table-cell>
          <table:table-cell office:value-type="float" office:value="0.3636" calcext:value-type="float">
            <text:p>0,3636</text:p>
          </table:table-cell>
          <table:table-cell office:value-type="float" office:value="0.3737" calcext:value-type="float">
            <text:p>0,3737</text:p>
          </table:table-cell>
          <table:table-cell office:value-type="float" office:value="0.3858" calcext:value-type="float">
            <text:p>0,3858</text:p>
          </table:table-cell>
          <table:table-cell office:value-type="float" office:value="0.4575" calcext:value-type="float">
            <text:p>0,4575</text:p>
          </table:table-cell>
          <table:table-cell office:value-type="float" office:value="0.5226" calcext:value-type="float">
            <text:p>0,5226</text:p>
          </table:table-cell>
          <table:table-cell office:value-type="float" office:value="0.5873" calcext:value-type="float">
            <text:p>0,5873</text:p>
          </table:table-cell>
          <table:table-cell office:value-type="float" office:value="0.8974" calcext:value-type="float">
            <text:p>0,8974</text:p>
          </table:table-cell>
          <table:table-cell office:value-type="float" office:value="1.0852" calcext:value-type="float">
            <text:p>1,0852</text:p>
          </table:table-cell>
          <table:table-cell office:value-type="float" office:value="1.2997" calcext:value-type="float">
            <text:p>1,2997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1522" calcext:value-type="float">
            <text:p>0,1522</text:p>
          </table:table-cell>
          <table:table-cell office:value-type="float" office:value="0.1714" calcext:value-type="float">
            <text:p>0,1714</text:p>
          </table:table-cell>
          <table:table-cell office:value-type="float" office:value="0.1768" calcext:value-type="float">
            <text:p>0,1768</text:p>
          </table:table-cell>
          <table:table-cell office:value-type="float" office:value="0.1769" calcext:value-type="float">
            <text:p>0,1769</text:p>
          </table:table-cell>
          <table:table-cell office:value-type="float" office:value="0.1995" calcext:value-type="float">
            <text:p>0,1995</text:p>
          </table:table-cell>
          <table:table-cell office:value-type="float" office:value="0.2393" calcext:value-type="float">
            <text:p>0,2393</text:p>
          </table:table-cell>
          <table:table-cell office:value-type="float" office:value="0.2998" calcext:value-type="float">
            <text:p>0,2998</text:p>
          </table:table-cell>
          <table:table-cell office:value-type="float" office:value="0.605" calcext:value-type="float">
            <text:p>0,605</text:p>
          </table:table-cell>
          <table:table-cell office:value-type="float" office:value="1.0096" calcext:value-type="float">
            <text:p>1,0096</text:p>
          </table:table-cell>
          <table:table-cell office:value-type="float" office:value="1.2109" calcext:value-type="float">
            <text:p>1,210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Nth Node</text:p>
          </table:table-cell>
          <table:table-cell table:style-name="Default" office:value-type="string" calcext:value-type="string">
            <text:p>Fl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1878" calcext:value-type="float">
            <text:p>0,1878</text:p>
          </table:table-cell>
          <table:table-cell office:value-type="float" office:value="0.5966" calcext:value-type="float">
            <text:p>0,5966</text:p>
          </table:table-cell>
          <table:table-cell office:value-type="float" office:value="1.0097" calcext:value-type="float">
            <text:p>1,0097</text:p>
          </table:table-cell>
          <table:table-cell office:value-type="float" office:value="1.7457" calcext:value-type="float">
            <text:p>1,7457</text:p>
          </table:table-cell>
          <table:table-cell office:value-type="float" office:value="4.3781" calcext:value-type="float">
            <text:p>4,3781</text:p>
          </table:table-cell>
          <table:table-cell office:value-type="float" office:value="9.9239" calcext:value-type="float">
            <text:p>9,9239</text:p>
          </table:table-cell>
          <table:table-cell office:value-type="float" office:value="22.4029" calcext:value-type="float">
            <text:p>22,4029</text:p>
          </table:table-cell>
          <table:table-cell office:value-type="float" office:value="92.5848" calcext:value-type="float">
            <text:p>92,5848</text:p>
          </table:table-cell>
          <table:table-cell office:value-type="float" office:value="212.5981" calcext:value-type="float">
            <text:p>212,5981</text:p>
          </table:table-cell>
          <table:table-cell office:value-type="float" office:value="497.161" calcext:value-type="float">
            <text:p>497,161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1889" calcext:value-type="float">
            <text:p>0,1889</text:p>
          </table:table-cell>
          <table:table-cell office:value-type="float" office:value="0.5973" calcext:value-type="float">
            <text:p>0,5973</text:p>
          </table:table-cell>
          <table:table-cell office:value-type="float" office:value="1.0199" calcext:value-type="float">
            <text:p>1,0199</text:p>
          </table:table-cell>
          <table:table-cell office:value-type="float" office:value="1.7623" calcext:value-type="float">
            <text:p>1,7623</text:p>
          </table:table-cell>
          <table:table-cell office:value-type="float" office:value="4.5002" calcext:value-type="float">
            <text:p>4,5002</text:p>
          </table:table-cell>
          <table:table-cell office:value-type="float" office:value="10.2305" calcext:value-type="float">
            <text:p>10,2305</text:p>
          </table:table-cell>
          <table:table-cell office:value-type="float" office:value="23.3529" calcext:value-type="float">
            <text:p>23,3529</text:p>
          </table:table-cell>
          <table:table-cell office:value-type="float" office:value="95.2637" calcext:value-type="float">
            <text:p>95,2637</text:p>
          </table:table-cell>
          <table:table-cell office:value-type="float" office:value="211.5451" calcext:value-type="float">
            <text:p>211,5451</text:p>
          </table:table-cell>
          <table:table-cell office:value-type="float" office:value="495.2242" calcext:value-type="float">
            <text:p>495,224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Leaf travel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3997" calcext:value-type="float">
            <text:p>0,3997</text:p>
          </table:table-cell>
          <table:table-cell office:value-type="float" office:value="0.7231" calcext:value-type="float">
            <text:p>0,7231</text:p>
          </table:table-cell>
          <table:table-cell office:value-type="float" office:value="1.0864" calcext:value-type="float">
            <text:p>1,0864</text:p>
          </table:table-cell>
          <table:table-cell office:value-type="float" office:value="1.8126" calcext:value-type="float">
            <text:p>1,8126</text:p>
          </table:table-cell>
          <table:table-cell office:value-type="float" office:value="4.2049" calcext:value-type="float">
            <text:p>4,2049</text:p>
          </table:table-cell>
          <table:table-cell office:value-type="float" office:value="8.461" calcext:value-type="float">
            <text:p>8,461</text:p>
          </table:table-cell>
          <table:table-cell office:value-type="float" office:value="15.385" calcext:value-type="float">
            <text:p>15,385</text:p>
          </table:table-cell>
          <table:table-cell office:value-type="float" office:value="35.7114" calcext:value-type="float">
            <text:p>35,7114</text:p>
          </table:table-cell>
          <table:table-cell office:value-type="float" office:value="40.8602" calcext:value-type="float">
            <text:p>40,8602</text:p>
          </table:table-cell>
          <table:table-cell office:value-type="float" office:value="100.4832" calcext:value-type="float">
            <text:p>100,483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2201" calcext:value-type="float">
            <text:p>0,2201</text:p>
          </table:table-cell>
          <table:table-cell office:value-type="float" office:value="0.2467" calcext:value-type="float">
            <text:p>0,2467</text:p>
          </table:table-cell>
          <table:table-cell office:value-type="float" office:value="0.2353" calcext:value-type="float">
            <text:p>0,2353</text:p>
          </table:table-cell>
          <table:table-cell office:value-type="float" office:value="0.2316" calcext:value-type="float">
            <text:p>0,2316</text:p>
          </table:table-cell>
          <table:table-cell office:value-type="float" office:value="0.2248" calcext:value-type="float">
            <text:p>0,2248</text:p>
          </table:table-cell>
          <table:table-cell office:value-type="float" office:value="0.23" calcext:value-type="float">
            <text:p>0,23</text:p>
          </table:table-cell>
          <table:table-cell office:value-type="float" office:value="0.2248" calcext:value-type="float">
            <text:p>0,2248</text:p>
          </table:table-cell>
          <table:table-cell office:value-type="float" office:value="0.2254" calcext:value-type="float">
            <text:p>0,2254</text:p>
          </table:table-cell>
          <table:table-cell office:value-type="float" office:value="0.2103" calcext:value-type="float">
            <text:p>0,2103</text:p>
          </table:table-cell>
          <table:table-cell office:value-type="float" office:value="0.2335" calcext:value-type="float">
            <text:p>0,233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9265" calcext:value-type="float">
            <text:p>0,9265</text:p>
          </table:table-cell>
          <table:table-cell office:value-type="float" office:value="1.3258" calcext:value-type="float">
            <text:p>1,3258</text:p>
          </table:table-cell>
          <table:table-cell office:value-type="float" office:value="1.599" calcext:value-type="float">
            <text:p>1,599</text:p>
          </table:table-cell>
          <table:table-cell office:value-type="float" office:value="2.2442" calcext:value-type="float">
            <text:p>2,2442</text:p>
          </table:table-cell>
          <table:table-cell office:value-type="float" office:value="4.2377" calcext:value-type="float">
            <text:p>4,2377</text:p>
          </table:table-cell>
          <table:table-cell office:value-type="float" office:value="7.9415" calcext:value-type="float">
            <text:p>7,9415</text:p>
          </table:table-cell>
          <table:table-cell office:value-type="float" office:value="16.2657" calcext:value-type="float">
            <text:p>16,2657</text:p>
          </table:table-cell>
          <table:table-cell office:value-type="float" office:value="72.5861" calcext:value-type="float">
            <text:p>72,5861</text:p>
          </table:table-cell>
          <table:table-cell office:value-type="float" office:value="170.0339" calcext:value-type="float">
            <text:p>170,0339</text:p>
          </table:table-cell>
          <table:table-cell office:value-type="float" office:value="359.1688" calcext:value-type="float">
            <text:p>359,1688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158" calcext:value-type="float">
            <text:p>0,158</text:p>
          </table:table-cell>
          <table:table-cell office:value-type="float" office:value="0.1704" calcext:value-type="float">
            <text:p>0,1704</text:p>
          </table:table-cell>
          <table:table-cell office:value-type="float" office:value="0.1738" calcext:value-type="float">
            <text:p>0,1738</text:p>
          </table:table-cell>
          <table:table-cell office:value-type="float" office:value="0.1731" calcext:value-type="float">
            <text:p>0,1731</text:p>
          </table:table-cell>
          <table:table-cell office:value-type="float" office:value="0.1778" calcext:value-type="float">
            <text:p>0,1778</text:p>
          </table:table-cell>
          <table:table-cell office:value-type="float" office:value="0.1934" calcext:value-type="float">
            <text:p>0,1934</text:p>
          </table:table-cell>
          <table:table-cell office:value-type="float" office:value="0.1889" calcext:value-type="float">
            <text:p>0,1889</text:p>
          </table:table-cell>
          <table:table-cell office:value-type="float" office:value="0.1879" calcext:value-type="float">
            <text:p>0,1879</text:p>
          </table:table-cell>
          <table:table-cell office:value-type="float" office:value="0.1728" calcext:value-type="float">
            <text:p>0,1728</text:p>
          </table:table-cell>
          <table:table-cell office:value-type="float" office:value="0.2342" calcext:value-type="float">
            <text:p>0,234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1554" calcext:value-type="float">
            <text:p>0,1554</text:p>
          </table:table-cell>
          <table:table-cell office:value-type="float" office:value="0.1674" calcext:value-type="float">
            <text:p>0,1674</text:p>
          </table:table-cell>
          <table:table-cell office:value-type="float" office:value="0.173" calcext:value-type="float">
            <text:p>0,173</text:p>
          </table:table-cell>
          <table:table-cell office:value-type="float" office:value="0.1744" calcext:value-type="float">
            <text:p>0,1744</text:p>
          </table:table-cell>
          <table:table-cell office:value-type="float" office:value="0.1791" calcext:value-type="float">
            <text:p>0,1791</text:p>
          </table:table-cell>
          <table:table-cell office:value-type="float" office:value="0.1965" calcext:value-type="float">
            <text:p>0,1965</text:p>
          </table:table-cell>
          <table:table-cell office:value-type="float" office:value="0.1949" calcext:value-type="float">
            <text:p>0,1949</text:p>
          </table:table-cell>
          <table:table-cell office:value-type="float" office:value="0.1965" calcext:value-type="float">
            <text:p>0,1965</text:p>
          </table:table-cell>
          <table:table-cell office:value-type="float" office:value="0.1819" calcext:value-type="float">
            <text:p>0,1819</text:p>
          </table:table-cell>
          <table:table-cell office:value-type="float" office:value="0.2059" calcext:value-type="float">
            <text:p>0,205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Find max depth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0689" calcext:value-type="float">
            <text:p>0,0689</text:p>
          </table:table-cell>
          <table:table-cell office:value-type="float" office:value="0.0481" calcext:value-type="float">
            <text:p>0,0481</text:p>
          </table:table-cell>
          <table:table-cell office:value-type="float" office:value="0.0514" calcext:value-type="float">
            <text:p>0,0514</text:p>
          </table:table-cell>
          <table:table-cell office:value-type="float" office:value="0.0494" calcext:value-type="float">
            <text:p>0,0494</text:p>
          </table:table-cell>
          <table:table-cell office:value-type="float" office:value="0.099" calcext:value-type="float">
            <text:p>0,099</text:p>
          </table:table-cell>
          <table:table-cell office:value-type="float" office:value="0.1415" calcext:value-type="float">
            <text:p>0,1415</text:p>
          </table:table-cell>
          <table:table-cell office:value-type="float" office:value="0.2509" calcext:value-type="float">
            <text:p>0,2509</text:p>
          </table:table-cell>
          <table:table-cell office:value-type="float" office:value="0.4716" calcext:value-type="float">
            <text:p>0,4716</text:p>
          </table:table-cell>
          <table:table-cell office:value-type="float" office:value="0.8494" calcext:value-type="float">
            <text:p>0,8494</text:p>
          </table:table-cell>
          <table:table-cell office:value-type="float" office:value="3.02" calcext:value-type="float">
            <text:p>3,0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0518" calcext:value-type="float">
            <text:p>0,0518</text:p>
          </table:table-cell>
          <table:table-cell office:value-type="float" office:value="0.0563" calcext:value-type="float">
            <text:p>0,0563</text:p>
          </table:table-cell>
          <table:table-cell office:value-type="float" office:value="0.0537" calcext:value-type="float">
            <text:p>0,0537</text:p>
          </table:table-cell>
          <table:table-cell office:value-type="float" office:value="0.0516" calcext:value-type="float">
            <text:p>0,0516</text:p>
          </table:table-cell>
          <table:table-cell office:value-type="float" office:value="0.1036" calcext:value-type="float">
            <text:p>0,1036</text:p>
          </table:table-cell>
          <table:table-cell office:value-type="float" office:value="0.1415" calcext:value-type="float">
            <text:p>0,1415</text:p>
          </table:table-cell>
          <table:table-cell office:value-type="float" office:value="0.2381" calcext:value-type="float">
            <text:p>0,2381</text:p>
          </table:table-cell>
          <table:table-cell office:value-type="float" office:value="0.4366" calcext:value-type="float">
            <text:p>0,4366</text:p>
          </table:table-cell>
          <table:table-cell office:value-type="float" office:value="0.8494" calcext:value-type="float">
            <text:p>0,8494</text:p>
          </table:table-cell>
          <table:table-cell office:value-type="float" office:value="2.9236" calcext:value-type="float">
            <text:p>2,9236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0485" calcext:value-type="float">
            <text:p>0,0485</text:p>
          </table:table-cell>
          <table:table-cell office:value-type="float" office:value="0.0567" calcext:value-type="float">
            <text:p>0,0567</text:p>
          </table:table-cell>
          <table:table-cell office:value-type="float" office:value="0.0541" calcext:value-type="float">
            <text:p>0,0541</text:p>
          </table:table-cell>
          <table:table-cell office:value-type="float" office:value="0.0529" calcext:value-type="float">
            <text:p>0,0529</text:p>
          </table:table-cell>
          <table:table-cell office:value-type="float" office:value="0.066" calcext:value-type="float">
            <text:p>0,066</text:p>
          </table:table-cell>
          <table:table-cell office:value-type="float" office:value="0.1456" calcext:value-type="float">
            <text:p>0,1456</text:p>
          </table:table-cell>
          <table:table-cell office:value-type="float" office:value="0.2291" calcext:value-type="float">
            <text:p>0,2291</text:p>
          </table:table-cell>
          <table:table-cell office:value-type="float" office:value="0.4536" calcext:value-type="float">
            <text:p>0,4536</text:p>
          </table:table-cell>
          <table:table-cell office:value-type="float" office:value="0.8641" calcext:value-type="float">
            <text:p>0,8641</text:p>
          </table:table-cell>
          <table:table-cell office:value-type="float" office:value="2.9546" calcext:value-type="float">
            <text:p>2,9546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324" calcext:value-type="float">
            <text:p>0,324</text:p>
          </table:table-cell>
          <table:table-cell office:value-type="float" office:value="1.0476" calcext:value-type="float">
            <text:p>1,0476</text:p>
          </table:table-cell>
          <table:table-cell office:value-type="float" office:value="1.7" calcext:value-type="float">
            <text:p>1,7</text:p>
          </table:table-cell>
          <table:table-cell office:value-type="float" office:value="3.0984" calcext:value-type="float">
            <text:p>3,0984</text:p>
          </table:table-cell>
          <table:table-cell office:value-type="float" office:value="9.8541" calcext:value-type="float">
            <text:p>9,8541</text:p>
          </table:table-cell>
          <table:table-cell office:value-type="float" office:value="24.694" calcext:value-type="float">
            <text:p>24,694</text:p>
          </table:table-cell>
          <table:table-cell office:value-type="float" office:value="61.8159" calcext:value-type="float">
            <text:p>61,8159</text:p>
          </table:table-cell>
          <table:table-cell office:value-type="float" office:value="267.9619" calcext:value-type="float">
            <text:p>267,9619</text:p>
          </table:table-cell>
          <table:table-cell office:value-type="float" office:value="613.7071" calcext:value-type="float">
            <text:p>613,7071</text:p>
          </table:table-cell>
          <table:table-cell office:value-type="float" office:value="1337.3912" calcext:value-type="float">
            <text:p>1337,391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3251" calcext:value-type="float">
            <text:p>0,3251</text:p>
          </table:table-cell>
          <table:table-cell office:value-type="float" office:value="1.059" calcext:value-type="float">
            <text:p>1,059</text:p>
          </table:table-cell>
          <table:table-cell office:value-type="float" office:value="1.7199" calcext:value-type="float">
            <text:p>1,7199</text:p>
          </table:table-cell>
          <table:table-cell office:value-type="float" office:value="3.1438" calcext:value-type="float">
            <text:p>3,1438</text:p>
          </table:table-cell>
          <table:table-cell office:value-type="float" office:value="10.312" calcext:value-type="float">
            <text:p>10,312</text:p>
          </table:table-cell>
          <table:table-cell office:value-type="float" office:value="25.4037" calcext:value-type="float">
            <text:p>25,4037</text:p>
          </table:table-cell>
          <table:table-cell office:value-type="float" office:value="64.3463" calcext:value-type="float">
            <text:p>64,3463</text:p>
          </table:table-cell>
          <table:table-cell office:value-type="float" office:value="268.1082" calcext:value-type="float">
            <text:p>268,1082</text:p>
          </table:table-cell>
          <table:table-cell office:value-type="float" office:value="614.7513" calcext:value-type="float">
            <text:p>614,7513</text:p>
          </table:table-cell>
          <table:table-cell office:value-type="float" office:value="1332.7537" calcext:value-type="float">
            <text:p>1332,7537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Find count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0405" calcext:value-type="float">
            <text:p>0,0405</text:p>
          </table:table-cell>
          <table:table-cell table:number-columns-repeated="2" office:value-type="float" office:value="0.0417" calcext:value-type="float">
            <text:p>0,0417</text:p>
          </table:table-cell>
          <table:table-cell office:value-type="float" office:value="0.0393" calcext:value-type="float">
            <text:p>0,0393</text:p>
          </table:table-cell>
          <table:table-cell office:value-type="float" office:value="0.0397" calcext:value-type="float">
            <text:p>0,0397</text:p>
          </table:table-cell>
          <table:table-cell office:value-type="float" office:value="0.0651" calcext:value-type="float">
            <text:p>0,0651</text:p>
          </table:table-cell>
          <table:table-cell office:value-type="float" office:value="0.0269" calcext:value-type="float">
            <text:p>0,0269</text:p>
          </table:table-cell>
          <table:table-cell office:value-type="float" office:value="0.0309" calcext:value-type="float">
            <text:p>0,0309</text:p>
          </table:table-cell>
          <table:table-cell office:value-type="float" office:value="0.071" calcext:value-type="float">
            <text:p>0,071</text:p>
          </table:table-cell>
          <table:table-cell office:value-type="float" office:value="0.0647" calcext:value-type="float">
            <text:p>0,0647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0434" calcext:value-type="float">
            <text:p>0,0434</text:p>
          </table:table-cell>
          <table:table-cell office:value-type="float" office:value="0.0427" calcext:value-type="float">
            <text:p>0,0427</text:p>
          </table:table-cell>
          <table:table-cell office:value-type="float" office:value="0.0413" calcext:value-type="float">
            <text:p>0,0413</text:p>
          </table:table-cell>
          <table:table-cell office:value-type="float" office:value="0.0384" calcext:value-type="float">
            <text:p>0,0384</text:p>
          </table:table-cell>
          <table:table-cell office:value-type="float" office:value="0.0368" calcext:value-type="float">
            <text:p>0,0368</text:p>
          </table:table-cell>
          <table:table-cell office:value-type="float" office:value="0.0639" calcext:value-type="float">
            <text:p>0,0639</text:p>
          </table:table-cell>
          <table:table-cell office:value-type="float" office:value="0.04" calcext:value-type="float">
            <text:p>0,04</text:p>
          </table:table-cell>
          <table:table-cell office:value-type="float" office:value="0.0248" calcext:value-type="float">
            <text:p>0,0248</text:p>
          </table:table-cell>
          <table:table-cell office:value-type="float" office:value="0.0693" calcext:value-type="float">
            <text:p>0,0693</text:p>
          </table:table-cell>
          <table:table-cell office:value-type="float" office:value="0.0639" calcext:value-type="float">
            <text:p>0,063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0449" calcext:value-type="float">
            <text:p>0,0449</text:p>
          </table:table-cell>
          <table:table-cell office:value-type="float" office:value="0.0431" calcext:value-type="float">
            <text:p>0,0431</text:p>
          </table:table-cell>
          <table:table-cell office:value-type="float" office:value="0.0411" calcext:value-type="float">
            <text:p>0,0411</text:p>
          </table:table-cell>
          <table:table-cell office:value-type="float" office:value="0.0396" calcext:value-type="float">
            <text:p>0,0396</text:p>
          </table:table-cell>
          <table:table-cell office:value-type="float" office:value="0.047" calcext:value-type="float">
            <text:p>0,047</text:p>
          </table:table-cell>
          <table:table-cell office:value-type="float" office:value="0.0623" calcext:value-type="float">
            <text:p>0,0623</text:p>
          </table:table-cell>
          <table:table-cell office:value-type="float" office:value="0.0271" calcext:value-type="float">
            <text:p>0,0271</text:p>
          </table:table-cell>
          <table:table-cell office:value-type="float" office:value="0.0448" calcext:value-type="float">
            <text:p>0,0448</text:p>
          </table:table-cell>
          <table:table-cell office:value-type="float" office:value="0.0721" calcext:value-type="float">
            <text:p>0,0721</text:p>
          </table:table-cell>
          <table:table-cell office:value-type="float" office:value="0.0619" calcext:value-type="float">
            <text:p>0,061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3282" calcext:value-type="float">
            <text:p>0,3282</text:p>
          </table:table-cell>
          <table:table-cell office:value-type="float" office:value="0.9187" calcext:value-type="float">
            <text:p>0,9187</text:p>
          </table:table-cell>
          <table:table-cell office:value-type="float" office:value="1.5722" calcext:value-type="float">
            <text:p>1,5722</text:p>
          </table:table-cell>
          <table:table-cell office:value-type="float" office:value="2.956" calcext:value-type="float">
            <text:p>2,956</text:p>
          </table:table-cell>
          <table:table-cell office:value-type="float" office:value="10.076" calcext:value-type="float">
            <text:p>10,076</text:p>
          </table:table-cell>
          <table:table-cell office:value-type="float" office:value="29.7554" calcext:value-type="float">
            <text:p>29,7554</text:p>
          </table:table-cell>
          <table:table-cell office:value-type="float" office:value="86.4485" calcext:value-type="float">
            <text:p>86,4485</text:p>
          </table:table-cell>
          <table:table-cell office:value-type="float" office:value="287.4616" calcext:value-type="float">
            <text:p>287,4616</text:p>
          </table:table-cell>
          <table:table-cell office:value-type="float" office:value="618.1577" calcext:value-type="float">
            <text:p>618,1577</text:p>
          </table:table-cell>
          <table:table-cell office:value-type="float" office:value="1312.2132" calcext:value-type="float">
            <text:p>1312,213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3245" calcext:value-type="float">
            <text:p>0,3245</text:p>
          </table:table-cell>
          <table:table-cell office:value-type="float" office:value="0.9048" calcext:value-type="float">
            <text:p>0,9048</text:p>
          </table:table-cell>
          <table:table-cell office:value-type="float" office:value="1.578" calcext:value-type="float">
            <text:p>1,578</text:p>
          </table:table-cell>
          <table:table-cell office:value-type="float" office:value="2.9892" calcext:value-type="float">
            <text:p>2,9892</text:p>
          </table:table-cell>
          <table:table-cell office:value-type="float" office:value="10.5939" calcext:value-type="float">
            <text:p>10,5939</text:p>
          </table:table-cell>
          <table:table-cell office:value-type="float" office:value="30.7751" calcext:value-type="float">
            <text:p>30,7751</text:p>
          </table:table-cell>
          <table:table-cell office:value-type="float" office:value="89.5115" calcext:value-type="float">
            <text:p>89,5115</text:p>
          </table:table-cell>
          <table:table-cell office:value-type="float" office:value="287.3532" calcext:value-type="float">
            <text:p>287,3532</text:p>
          </table:table-cell>
          <table:table-cell office:value-type="float" office:value="618.4325" calcext:value-type="float">
            <text:p>618,4325</text:p>
          </table:table-cell>
          <table:table-cell office:value-type="float" office:value="1308.4929" calcext:value-type="float">
            <text:p>1308,492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Traveled depth average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Travel depth max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ransforms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number-columns-repeated="1009"/>
        </table:table-row>
        <table:table-row table:style-name="ro3">
          <table:table-cell/>
          <table:table-cell office:value-type="string" calcext:value-type="string">
            <text:p>1st iteration</text:p>
          </table:table-cell>
          <table:table-cell office:value-type="string" calcext:value-type="string">
            <text:p>Flat</text:p>
          </table:table-cell>
          <table:table-cell office:value-type="float" office:value="0.3152" calcext:value-type="float">
            <text:p>0,3152</text:p>
          </table:table-cell>
          <table:table-cell office:value-type="float" office:value="0.6687" calcext:value-type="float">
            <text:p>0,6687</text:p>
          </table:table-cell>
          <table:table-cell office:value-type="float" office:value="1.8262" calcext:value-type="float">
            <text:p>1,8262</text:p>
          </table:table-cell>
          <table:table-cell office:value-type="float" office:value="3.2068" calcext:value-type="float">
            <text:p>3,2068</text:p>
          </table:table-cell>
          <table:table-cell office:value-type="float" office:value="6.3987" calcext:value-type="float">
            <text:p>6,3987</text:p>
          </table:table-cell>
          <table:table-cell office:value-type="float" office:value="15.9666" calcext:value-type="float">
            <text:p>15,9666</text:p>
          </table:table-cell>
          <table:table-cell office:value-type="float" office:value="32.8031" calcext:value-type="float">
            <text:p>32,8031</text:p>
          </table:table-cell>
          <table:table-cell office:value-type="float" office:value="47.9223" calcext:value-type="float">
            <text:p>47,9223</text:p>
          </table:table-cell>
          <table:table-cell office:value-type="float" office:value="66.074" calcext:value-type="float">
            <text:p>66,074</text:p>
          </table:table-cell>
          <table:table-cell office:value-type="float" office:value="80.2758" calcext:value-type="float">
            <text:p>80,2758</text:p>
          </table:table-cell>
          <table:table-cell office:value-type="float" office:value="95.8588" calcext:value-type="float">
            <text:p>95,8588</text:p>
          </table:table-cell>
          <table:table-cell office:value-type="float" office:value="115.1794" calcext:value-type="float">
            <text:p>115,1794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5259" calcext:value-type="float">
            <text:p>0,5259</text:p>
          </table:table-cell>
          <table:table-cell office:value-type="float" office:value="1.0857" calcext:value-type="float">
            <text:p>1,0857</text:p>
          </table:table-cell>
          <table:table-cell office:value-type="float" office:value="2.6501" calcext:value-type="float">
            <text:p>2,6501</text:p>
          </table:table-cell>
          <table:table-cell office:value-type="float" office:value="5.3801" calcext:value-type="float">
            <text:p>5,3801</text:p>
          </table:table-cell>
          <table:table-cell office:value-type="float" office:value="11.3383" calcext:value-type="float">
            <text:p>11,3383</text:p>
          </table:table-cell>
          <table:table-cell office:value-type="float" office:value="27.9323" calcext:value-type="float">
            <text:p>27,9323</text:p>
          </table:table-cell>
          <table:table-cell office:value-type="float" office:value="57.8779" calcext:value-type="float">
            <text:p>57,8779</text:p>
          </table:table-cell>
          <table:table-cell office:value-type="float" office:value="88.7615" calcext:value-type="float">
            <text:p>88,7615</text:p>
          </table:table-cell>
          <table:table-cell office:value-type="float" office:value="117.8521" calcext:value-type="float">
            <text:p>117,8521</text:p>
          </table:table-cell>
          <table:table-cell office:value-type="float" office:value="149.912" calcext:value-type="float">
            <text:p>149,912</text:p>
          </table:table-cell>
          <table:table-cell office:value-type="float" office:value="187.8604" calcext:value-type="float">
            <text:p>187,8604</text:p>
          </table:table-cell>
          <table:table-cell office:value-type="float" office:value="222.2508" calcext:value-type="float">
            <text:p>222,2508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5106" calcext:value-type="float">
            <text:p>0,5106</text:p>
          </table:table-cell>
          <table:table-cell office:value-type="float" office:value="1.051" calcext:value-type="float">
            <text:p>1,051</text:p>
          </table:table-cell>
          <table:table-cell office:value-type="float" office:value="2.826" calcext:value-type="float">
            <text:p>2,826</text:p>
          </table:table-cell>
          <table:table-cell office:value-type="float" office:value="5.5948" calcext:value-type="float">
            <text:p>5,5948</text:p>
          </table:table-cell>
          <table:table-cell office:value-type="float" office:value="10.6853" calcext:value-type="float">
            <text:p>10,6853</text:p>
          </table:table-cell>
          <table:table-cell office:value-type="float" office:value="29.1404" calcext:value-type="float">
            <text:p>29,1404</text:p>
          </table:table-cell>
          <table:table-cell office:value-type="float" office:value="59.5902" calcext:value-type="float">
            <text:p>59,5902</text:p>
          </table:table-cell>
          <table:table-cell office:value-type="float" office:value="91.7179" calcext:value-type="float">
            <text:p>91,7179</text:p>
          </table:table-cell>
          <table:table-cell office:value-type="float" office:value="124.613" calcext:value-type="float">
            <text:p>124,613</text:p>
          </table:table-cell>
          <table:table-cell office:value-type="float" office:value="156.566" calcext:value-type="float">
            <text:p>156,566</text:p>
          </table:table-cell>
          <table:table-cell office:value-type="float" office:value="195.2243" calcext:value-type="float">
            <text:p>195,2243</text:p>
          </table:table-cell>
          <table:table-cell office:value-type="float" office:value="230.6752" calcext:value-type="float">
            <text:p>230,6752</text:p>
          </table:table-cell>
          <table:table-cell table:number-columns-repeated="1009"/>
        </table:table-row>
        <table:table-row table:style-name="ro3">
          <table:table-cell/>
          <table:table-cell office:value-type="string" calcext:value-type="string">
            <text:p>10th iteration</text:p>
          </table:table-cell>
          <table:table-cell office:value-type="string" calcext:value-type="string">
            <text:p>Flat 10</text:p>
          </table:table-cell>
          <table:table-cell office:value-type="float" office:value="0.2919" calcext:value-type="float">
            <text:p>0,2919</text:p>
          </table:table-cell>
          <table:table-cell office:value-type="float" office:value="0.6544" calcext:value-type="float">
            <text:p>0,6544</text:p>
          </table:table-cell>
          <table:table-cell office:value-type="float" office:value="1.7872" calcext:value-type="float">
            <text:p>1,7872</text:p>
          </table:table-cell>
          <table:table-cell office:value-type="float" office:value="3.209" calcext:value-type="float">
            <text:p>3,209</text:p>
          </table:table-cell>
          <table:table-cell office:value-type="float" office:value="6.3816" calcext:value-type="float">
            <text:p>6,3816</text:p>
          </table:table-cell>
          <table:table-cell office:value-type="float" office:value="15.8952" calcext:value-type="float">
            <text:p>15,8952</text:p>
          </table:table-cell>
          <table:table-cell office:value-type="float" office:value="32.699" calcext:value-type="float">
            <text:p>32,699</text:p>
          </table:table-cell>
          <table:table-cell office:value-type="float" office:value="47.866" calcext:value-type="float">
            <text:p>47,866</text:p>
          </table:table-cell>
          <table:table-cell office:value-type="float" office:value="65.2497" calcext:value-type="float">
            <text:p>65,2497</text:p>
          </table:table-cell>
          <table:table-cell office:value-type="float" office:value="79.6119" calcext:value-type="float">
            <text:p>79,6119</text:p>
          </table:table-cell>
          <table:table-cell office:value-type="float" office:value="95.2772" calcext:value-type="float">
            <text:p>95,2772</text:p>
          </table:table-cell>
          <table:table-cell office:value-type="float" office:value="114.2001" calcext:value-type="float">
            <text:p>114,2001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Pooled 10</text:p>
          </table:table-cell>
          <table:table-cell office:value-type="float" office:value="0.3326" calcext:value-type="float">
            <text:p>0,3326</text:p>
          </table:table-cell>
          <table:table-cell office:value-type="float" office:value="0.6357" calcext:value-type="float">
            <text:p>0,6357</text:p>
          </table:table-cell>
          <table:table-cell office:value-type="float" office:value="1.4962" calcext:value-type="float">
            <text:p>1,4962</text:p>
          </table:table-cell>
          <table:table-cell office:value-type="float" office:value="3.1029" calcext:value-type="float">
            <text:p>3,1029</text:p>
          </table:table-cell>
          <table:table-cell office:value-type="float" office:value="6.8508" calcext:value-type="float">
            <text:p>6,8508</text:p>
          </table:table-cell>
          <table:table-cell office:value-type="float" office:value="19.3997" calcext:value-type="float">
            <text:p>19,3997</text:p>
          </table:table-cell>
          <table:table-cell office:value-type="float" office:value="45.0386" calcext:value-type="float">
            <text:p>45,0386</text:p>
          </table:table-cell>
          <table:table-cell office:value-type="float" office:value="75.1087" calcext:value-type="float">
            <text:p>75,1087</text:p>
          </table:table-cell>
          <table:table-cell office:value-type="float" office:value="104.9119" calcext:value-type="float">
            <text:p>104,9119</text:p>
          </table:table-cell>
          <table:table-cell office:value-type="float" office:value="137.5843" calcext:value-type="float">
            <text:p>137,5843</text:p>
          </table:table-cell>
          <table:table-cell office:value-type="float" office:value="176.9225" calcext:value-type="float">
            <text:p>176,9225</text:p>
          </table:table-cell>
          <table:table-cell office:value-type="float" office:value="213.4565" calcext:value-type="float">
            <text:p>213,4565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Naive 10</text:p>
          </table:table-cell>
          <table:table-cell office:value-type="float" office:value="0.3297" calcext:value-type="float">
            <text:p>0,3297</text:p>
          </table:table-cell>
          <table:table-cell office:value-type="float" office:value="0.619" calcext:value-type="float">
            <text:p>0,619</text:p>
          </table:table-cell>
          <table:table-cell office:value-type="float" office:value="1.6319" calcext:value-type="float">
            <text:p>1,6319</text:p>
          </table:table-cell>
          <table:table-cell office:value-type="float" office:value="3.2293" calcext:value-type="float">
            <text:p>3,2293</text:p>
          </table:table-cell>
          <table:table-cell office:value-type="float" office:value="6.3968" calcext:value-type="float">
            <text:p>6,3968</text:p>
          </table:table-cell>
          <table:table-cell office:value-type="float" office:value="20.3452" calcext:value-type="float">
            <text:p>20,3452</text:p>
          </table:table-cell>
          <table:table-cell office:value-type="float" office:value="46.9192" calcext:value-type="float">
            <text:p>46,9192</text:p>
          </table:table-cell>
          <table:table-cell office:value-type="float" office:value="77.731" calcext:value-type="float">
            <text:p>77,731</text:p>
          </table:table-cell>
          <table:table-cell office:value-type="float" office:value="110.1857" calcext:value-type="float">
            <text:p>110,1857</text:p>
          </table:table-cell>
          <table:table-cell office:value-type="float" office:value="145.1898" calcext:value-type="float">
            <text:p>145,1898</text:p>
          </table:table-cell>
          <table:table-cell office:value-type="float" office:value="183.568" calcext:value-type="float">
            <text:p>183,568</text:p>
          </table:table-cell>
          <table:table-cell office:value-type="float" office:value="229.3122" calcext:value-type="float">
            <text:p>229,3122</text:p>
          </table:table-cell>
          <table:table-cell table:number-columns-repeated="1009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Refine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rmalized</text:p>
          </table:table-cell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Flat</text:p>
          </table:table-cell>
          <table:table-cell table:formula="of:=[.D70]/[.D$69]" office:value-type="float" office:value="0.03152" calcext:value-type="float">
            <text:p>0,03152</text:p>
          </table:table-cell>
          <table:table-cell table:formula="of:=[.E70]/[.E$69]" office:value-type="float" office:value="0.033435" calcext:value-type="float">
            <text:p>0,033435</text:p>
          </table:table-cell>
          <table:table-cell table:formula="of:=[.F70]/[.F$69]" office:value-type="float" office:value="0.036524" calcext:value-type="float">
            <text:p>0,036524</text:p>
          </table:table-cell>
          <table:table-cell table:formula="of:=[.G70]/[.G$69]" office:value-type="float" office:value="0.032068" calcext:value-type="float">
            <text:p>0,032068</text:p>
          </table:table-cell>
          <table:table-cell table:formula="of:=[.H70]/[.H$69]" office:value-type="float" office:value="0.0319935" calcext:value-type="float">
            <text:p>0,0319935</text:p>
          </table:table-cell>
          <table:table-cell table:formula="of:=[.I70]/[.I$69]" office:value-type="float" office:value="0.0319332" calcext:value-type="float">
            <text:p>0,0319332</text:p>
          </table:table-cell>
          <table:table-cell table:formula="of:=[.J70]/[.J$69]" office:value-type="float" office:value="0.0328031" calcext:value-type="float">
            <text:p>0,0328031</text:p>
          </table:table-cell>
          <table:table-cell table:formula="of:=[.K70]/[.K$69]" office:value-type="float" office:value="0.0319482" calcext:value-type="float">
            <text:p>0,0319482</text:p>
          </table:table-cell>
          <table:table-cell table:formula="of:=[.L70]/[.L$69]" office:value-type="float" office:value="0.033037" calcext:value-type="float">
            <text:p>0,033037</text:p>
          </table:table-cell>
          <table:table-cell table:formula="of:=[.M70]/[.M$69]" office:value-type="float" office:value="0.03211032" calcext:value-type="float">
            <text:p>0,03211032</text:p>
          </table:table-cell>
          <table:table-cell table:formula="of:=[.N70]/[.N$69]" office:value-type="float" office:value="0.0319529333333333" calcext:value-type="float">
            <text:p>0,0319529333</text:p>
          </table:table-cell>
          <table:table-cell table:formula="of:=[.O70]/[.O$69]" office:value-type="float" office:value="0.0329084" calcext:value-type="float">
            <text:p>0,0329084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Pooled</text:p>
          </table:table-cell>
          <table:table-cell table:formula="of:=[.D71]/[.D$69]" office:value-type="float" office:value="0.05259" calcext:value-type="float">
            <text:p>0,05259</text:p>
          </table:table-cell>
          <table:table-cell table:formula="of:=[.E71]/[.E$69]" office:value-type="float" office:value="0.054285" calcext:value-type="float">
            <text:p>0,054285</text:p>
          </table:table-cell>
          <table:table-cell table:formula="of:=[.F71]/[.F$69]" office:value-type="float" office:value="0.053002" calcext:value-type="float">
            <text:p>0,053002</text:p>
          </table:table-cell>
          <table:table-cell table:formula="of:=[.G71]/[.G$69]" office:value-type="float" office:value="0.053801" calcext:value-type="float">
            <text:p>0,053801</text:p>
          </table:table-cell>
          <table:table-cell table:formula="of:=[.H71]/[.H$69]" office:value-type="float" office:value="0.0566915" calcext:value-type="float">
            <text:p>0,0566915</text:p>
          </table:table-cell>
          <table:table-cell table:formula="of:=[.I71]/[.I$69]" office:value-type="float" office:value="0.0558646" calcext:value-type="float">
            <text:p>0,0558646</text:p>
          </table:table-cell>
          <table:table-cell table:formula="of:=[.J71]/[.J$69]" office:value-type="float" office:value="0.0578779" calcext:value-type="float">
            <text:p>0,0578779</text:p>
          </table:table-cell>
          <table:table-cell table:formula="of:=[.K71]/[.K$69]" office:value-type="float" office:value="0.0591743333333333" calcext:value-type="float">
            <text:p>0,0591743333</text:p>
          </table:table-cell>
          <table:table-cell table:formula="of:=[.L71]/[.L$69]" office:value-type="float" office:value="0.05892605" calcext:value-type="float">
            <text:p>0,05892605</text:p>
          </table:table-cell>
          <table:table-cell table:formula="of:=[.M71]/[.M$69]" office:value-type="float" office:value="0.0599648" calcext:value-type="float">
            <text:p>0,0599648</text:p>
          </table:table-cell>
          <table:table-cell table:formula="of:=[.N71]/[.N$69]" office:value-type="float" office:value="0.0626201333333333" calcext:value-type="float">
            <text:p>0,0626201333</text:p>
          </table:table-cell>
          <table:table-cell table:formula="of:=[.O71]/[.O$69]" office:value-type="float" office:value="0.0635002285714286" calcext:value-type="float">
            <text:p>0,0635002286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Naive</text:p>
          </table:table-cell>
          <table:table-cell table:formula="of:=[.D72]/[.D$69]" office:value-type="float" office:value="0.05106" calcext:value-type="float">
            <text:p>0,05106</text:p>
          </table:table-cell>
          <table:table-cell table:formula="of:=[.E72]/[.E$69]" office:value-type="float" office:value="0.05255" calcext:value-type="float">
            <text:p>0,05255</text:p>
          </table:table-cell>
          <table:table-cell table:formula="of:=[.F72]/[.F$69]" office:value-type="float" office:value="0.05652" calcext:value-type="float">
            <text:p>0,05652</text:p>
          </table:table-cell>
          <table:table-cell table:formula="of:=[.G72]/[.G$69]" office:value-type="float" office:value="0.055948" calcext:value-type="float">
            <text:p>0,055948</text:p>
          </table:table-cell>
          <table:table-cell table:formula="of:=[.H72]/[.H$69]" office:value-type="float" office:value="0.0534265" calcext:value-type="float">
            <text:p>0,0534265</text:p>
          </table:table-cell>
          <table:table-cell table:formula="of:=[.I72]/[.I$69]" office:value-type="float" office:value="0.0582808" calcext:value-type="float">
            <text:p>0,0582808</text:p>
          </table:table-cell>
          <table:table-cell table:formula="of:=[.J72]/[.J$69]" office:value-type="float" office:value="0.0595902" calcext:value-type="float">
            <text:p>0,0595902</text:p>
          </table:table-cell>
          <table:table-cell table:formula="of:=[.K72]/[.K$69]" office:value-type="float" office:value="0.0611452666666667" calcext:value-type="float">
            <text:p>0,0611452667</text:p>
          </table:table-cell>
          <table:table-cell table:formula="of:=[.L72]/[.L$69]" office:value-type="float" office:value="0.0623065" calcext:value-type="float">
            <text:p>0,0623065</text:p>
          </table:table-cell>
          <table:table-cell table:formula="of:=[.M72]/[.M$69]" office:value-type="float" office:value="0.0626264" calcext:value-type="float">
            <text:p>0,0626264</text:p>
          </table:table-cell>
          <table:table-cell table:formula="of:=[.N72]/[.N$69]" office:value-type="float" office:value="0.0650747666666667" calcext:value-type="float">
            <text:p>0,0650747667</text:p>
          </table:table-cell>
          <table:table-cell table:formula="of:=[.O72]/[.O$69]" office:value-type="float" office:value="0.0659072" calcext:value-type="float">
            <text:p>0,0659072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Flat 10</text:p>
          </table:table-cell>
          <table:table-cell table:formula="of:=[.D73]/[.D$69]" office:value-type="float" office:value="0.02919" calcext:value-type="float">
            <text:p>0,02919</text:p>
          </table:table-cell>
          <table:table-cell table:formula="of:=[.E73]/[.E$69]" office:value-type="float" office:value="0.03272" calcext:value-type="float">
            <text:p>0,03272</text:p>
          </table:table-cell>
          <table:table-cell table:formula="of:=[.F73]/[.F$69]" office:value-type="float" office:value="0.035744" calcext:value-type="float">
            <text:p>0,035744</text:p>
          </table:table-cell>
          <table:table-cell table:formula="of:=[.G73]/[.G$69]" office:value-type="float" office:value="0.03209" calcext:value-type="float">
            <text:p>0,03209</text:p>
          </table:table-cell>
          <table:table-cell table:formula="of:=[.H73]/[.H$69]" office:value-type="float" office:value="0.031908" calcext:value-type="float">
            <text:p>0,031908</text:p>
          </table:table-cell>
          <table:table-cell table:formula="of:=[.I73]/[.I$69]" office:value-type="float" office:value="0.0317904" calcext:value-type="float">
            <text:p>0,0317904</text:p>
          </table:table-cell>
          <table:table-cell table:formula="of:=[.J73]/[.J$69]" office:value-type="float" office:value="0.032699" calcext:value-type="float">
            <text:p>0,032699</text:p>
          </table:table-cell>
          <table:table-cell table:formula="of:=[.K73]/[.K$69]" office:value-type="float" office:value="0.0319106666666667" calcext:value-type="float">
            <text:p>0,0319106667</text:p>
          </table:table-cell>
          <table:table-cell table:formula="of:=[.L73]/[.L$69]" office:value-type="float" office:value="0.03262485" calcext:value-type="float">
            <text:p>0,03262485</text:p>
          </table:table-cell>
          <table:table-cell table:formula="of:=[.M73]/[.M$69]" office:value-type="float" office:value="0.03184476" calcext:value-type="float">
            <text:p>0,03184476</text:p>
          </table:table-cell>
          <table:table-cell table:formula="of:=[.N73]/[.N$69]" office:value-type="float" office:value="0.0317590666666667" calcext:value-type="float">
            <text:p>0,0317590667</text:p>
          </table:table-cell>
          <table:table-cell table:formula="of:=[.O73]/[.O$69]" office:value-type="float" office:value="0.0326286" calcext:value-type="float">
            <text:p>0,0326286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Pooled 10</text:p>
          </table:table-cell>
          <table:table-cell table:formula="of:=[.D74]/[.D$69]" office:value-type="float" office:value="0.03326" calcext:value-type="float">
            <text:p>0,03326</text:p>
          </table:table-cell>
          <table:table-cell table:formula="of:=[.E74]/[.E$69]" office:value-type="float" office:value="0.031785" calcext:value-type="float">
            <text:p>0,031785</text:p>
          </table:table-cell>
          <table:table-cell table:formula="of:=[.F74]/[.F$69]" office:value-type="float" office:value="0.029924" calcext:value-type="float">
            <text:p>0,029924</text:p>
          </table:table-cell>
          <table:table-cell table:formula="of:=[.G74]/[.G$69]" office:value-type="float" office:value="0.031029" calcext:value-type="float">
            <text:p>0,031029</text:p>
          </table:table-cell>
          <table:table-cell table:formula="of:=[.H74]/[.H$69]" office:value-type="float" office:value="0.034254" calcext:value-type="float">
            <text:p>0,034254</text:p>
          </table:table-cell>
          <table:table-cell table:formula="of:=[.I74]/[.I$69]" office:value-type="float" office:value="0.0387994" calcext:value-type="float">
            <text:p>0,0387994</text:p>
          </table:table-cell>
          <table:table-cell table:formula="of:=[.J74]/[.J$69]" office:value-type="float" office:value="0.0450386" calcext:value-type="float">
            <text:p>0,0450386</text:p>
          </table:table-cell>
          <table:table-cell table:formula="of:=[.K74]/[.K$69]" office:value-type="float" office:value="0.0500724666666667" calcext:value-type="float">
            <text:p>0,0500724667</text:p>
          </table:table-cell>
          <table:table-cell table:formula="of:=[.L74]/[.L$69]" office:value-type="float" office:value="0.05245595" calcext:value-type="float">
            <text:p>0,05245595</text:p>
          </table:table-cell>
          <table:table-cell table:formula="of:=[.M74]/[.M$69]" office:value-type="float" office:value="0.05503372" calcext:value-type="float">
            <text:p>0,05503372</text:p>
          </table:table-cell>
          <table:table-cell table:formula="of:=[.N74]/[.N$69]" office:value-type="float" office:value="0.0589741666666667" calcext:value-type="float">
            <text:p>0,0589741667</text:p>
          </table:table-cell>
          <table:table-cell table:formula="of:=[.O74]/[.O$69]" office:value-type="float" office:value="0.0609875714285714" calcext:value-type="float">
            <text:p>0,0609875714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Naive 10</text:p>
          </table:table-cell>
          <table:table-cell table:formula="of:=[.D75]/[.D$69]" office:value-type="float" office:value="0.03297" calcext:value-type="float">
            <text:p>0,03297</text:p>
          </table:table-cell>
          <table:table-cell table:formula="of:=[.E75]/[.E$69]" office:value-type="float" office:value="0.03095" calcext:value-type="float">
            <text:p>0,03095</text:p>
          </table:table-cell>
          <table:table-cell table:formula="of:=[.F75]/[.F$69]" office:value-type="float" office:value="0.032638" calcext:value-type="float">
            <text:p>0,032638</text:p>
          </table:table-cell>
          <table:table-cell table:formula="of:=[.G75]/[.G$69]" office:value-type="float" office:value="0.032293" calcext:value-type="float">
            <text:p>0,032293</text:p>
          </table:table-cell>
          <table:table-cell table:formula="of:=[.H75]/[.H$69]" office:value-type="float" office:value="0.031984" calcext:value-type="float">
            <text:p>0,031984</text:p>
          </table:table-cell>
          <table:table-cell table:formula="of:=[.I75]/[.I$69]" office:value-type="float" office:value="0.0406904" calcext:value-type="float">
            <text:p>0,0406904</text:p>
          </table:table-cell>
          <table:table-cell table:formula="of:=[.J75]/[.J$69]" office:value-type="float" office:value="0.0469192" calcext:value-type="float">
            <text:p>0,0469192</text:p>
          </table:table-cell>
          <table:table-cell table:formula="of:=[.K75]/[.K$69]" office:value-type="float" office:value="0.0518206666666667" calcext:value-type="float">
            <text:p>0,0518206667</text:p>
          </table:table-cell>
          <table:table-cell table:formula="of:=[.L75]/[.L$69]" office:value-type="float" office:value="0.05509285" calcext:value-type="float">
            <text:p>0,05509285</text:p>
          </table:table-cell>
          <table:table-cell table:formula="of:=[.M75]/[.M$69]" office:value-type="float" office:value="0.05807592" calcext:value-type="float">
            <text:p>0,05807592</text:p>
          </table:table-cell>
          <table:table-cell table:formula="of:=[.N75]/[.N$69]" office:value-type="float" office:value="0.0611893333333333" calcext:value-type="float">
            <text:p>0,0611893333</text:p>
          </table:table-cell>
          <table:table-cell table:formula="of:=[.O75]/[.O$69]" office:value-type="float" office:value="0.0655177714285714" calcext:value-type="float">
            <text:p>0,0655177714</text:p>
          </table:table-cell>
          <table:table-cell table:number-columns-repeated="100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Add</text:p>
          </table:table-cell>
          <table:table-cell table:formula="of:=[.C6]" office:value-type="string" office:string-value="Flat" calcext:value-type="string">
            <text:p>Flat</text:p>
          </table:table-cell>
          <table:table-cell table:formula="of:=[.D6]" office:value-type="float" office:value="0.2758" calcext:value-type="float">
            <text:p>0,2758</text:p>
          </table:table-cell>
          <table:table-cell table:formula="of:=[.E6]" office:value-type="float" office:value="0.2562" calcext:value-type="float">
            <text:p>0,2562</text:p>
          </table:table-cell>
          <table:table-cell table:formula="of:=[.F6]" office:value-type="float" office:value="0.3093" calcext:value-type="float">
            <text:p>0,3093</text:p>
          </table:table-cell>
          <table:table-cell table:formula="of:=[.G6]" office:value-type="float" office:value="0.4126" calcext:value-type="float">
            <text:p>0,4126</text:p>
          </table:table-cell>
          <table:table-cell table:formula="of:=[.H6]" office:value-type="float" office:value="0.677" calcext:value-type="float">
            <text:p>0,677</text:p>
          </table:table-cell>
          <table:table-cell table:formula="of:=[.I6]" office:value-type="float" office:value="1.0904" calcext:value-type="float">
            <text:p>1,0904</text:p>
          </table:table-cell>
          <table:table-cell table:formula="of:=[.J6]" office:value-type="float" office:value="1.9694" calcext:value-type="float">
            <text:p>1,9694</text:p>
          </table:table-cell>
          <table:table-cell table:formula="of:=[.K6]" office:value-type="float" office:value="4.3917" calcext:value-type="float">
            <text:p>4,3917</text:p>
          </table:table-cell>
          <table:table-cell table:formula="of:=[.L6]" office:value-type="float" office:value="7.1176" calcext:value-type="float">
            <text:p>7,1176</text:p>
          </table:table-cell>
          <table:table-cell table:formula="of:=[.M6]" office:value-type="float" office:value="13.9237" calcext:value-type="float">
            <text:p>13,9237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dropped cold</text:p>
          </table:table-cell>
          <table:table-cell table:formula="of:=[.C7]" office:value-type="string" office:string-value="Flat cached" calcext:value-type="string">
            <text:p>Flat cached</text:p>
          </table:table-cell>
          <table:table-cell table:formula="of:=[.D7]" office:value-type="float" office:value="0.2204" calcext:value-type="float">
            <text:p>0,2204</text:p>
          </table:table-cell>
          <table:table-cell table:formula="of:=[.E7]" office:value-type="float" office:value="0.2684" calcext:value-type="float">
            <text:p>0,2684</text:p>
          </table:table-cell>
          <table:table-cell table:formula="of:=[.F7]" office:value-type="float" office:value="0.32" calcext:value-type="float">
            <text:p>0,32</text:p>
          </table:table-cell>
          <table:table-cell table:formula="of:=[.G7]" office:value-type="float" office:value="0.4165" calcext:value-type="float">
            <text:p>0,4165</text:p>
          </table:table-cell>
          <table:table-cell table:formula="of:=[.H7]" office:value-type="float" office:value="0.6811" calcext:value-type="float">
            <text:p>0,6811</text:p>
          </table:table-cell>
          <table:table-cell table:formula="of:=[.I7]" office:value-type="float" office:value="1.1214" calcext:value-type="float">
            <text:p>1,1214</text:p>
          </table:table-cell>
          <table:table-cell table:formula="of:=[.J7]" office:value-type="float" office:value="2.0316" calcext:value-type="float">
            <text:p>2,0316</text:p>
          </table:table-cell>
          <table:table-cell table:formula="of:=[.K7]" office:value-type="float" office:value="4.2617" calcext:value-type="float">
            <text:p>4,2617</text:p>
          </table:table-cell>
          <table:table-cell table:formula="of:=[.L7]" office:value-type="float" office:value="7.5424" calcext:value-type="float">
            <text:p>7,5424</text:p>
          </table:table-cell>
          <table:table-cell table:formula="of:=[.M7]" office:value-type="float" office:value="14.6672" calcext:value-type="float">
            <text:p>14,6672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formula="of:=[.C9]" office:value-type="string" office:string-value="Naive" calcext:value-type="string">
            <text:p>Naive</text:p>
          </table:table-cell>
          <table:table-cell table:formula="of:=[.D9]" office:value-type="float" office:value="0.3408" calcext:value-type="float">
            <text:p>0,3408</text:p>
          </table:table-cell>
          <table:table-cell table:formula="of:=[.E9]" office:value-type="float" office:value="0.3981" calcext:value-type="float">
            <text:p>0,3981</text:p>
          </table:table-cell>
          <table:table-cell table:formula="of:=[.F9]" office:value-type="float" office:value="0.417" calcext:value-type="float">
            <text:p>0,417</text:p>
          </table:table-cell>
          <table:table-cell table:formula="of:=[.G9]" office:value-type="float" office:value="0.4269" calcext:value-type="float">
            <text:p>0,4269</text:p>
          </table:table-cell>
          <table:table-cell table:formula="of:=[.H9]" office:value-type="float" office:value="0.4748" calcext:value-type="float">
            <text:p>0,4748</text:p>
          </table:table-cell>
          <table:table-cell table:formula="of:=[.I9]" office:value-type="float" office:value="0.5452" calcext:value-type="float">
            <text:p>0,5452</text:p>
          </table:table-cell>
          <table:table-cell table:formula="of:=[.J9]" office:value-type="float" office:value="0.5991" calcext:value-type="float">
            <text:p>0,5991</text:p>
          </table:table-cell>
          <table:table-cell table:formula="of:=[.K9]" office:value-type="float" office:value="0.7217" calcext:value-type="float">
            <text:p>0,7217</text:p>
          </table:table-cell>
          <table:table-cell table:formula="of:=[.L9]" office:value-type="float" office:value="0.8584" calcext:value-type="float">
            <text:p>0,8584</text:p>
          </table:table-cell>
          <table:table-cell table:formula="of:=[.M9]" office:value-type="float" office:value="1.0003" calcext:value-type="float">
            <text:p>1,0003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formula="of:=[.C10]" office:value-type="string" office:string-value="Pooled" calcext:value-type="string">
            <text:p>Pooled</text:p>
          </table:table-cell>
          <table:table-cell table:formula="of:=[.D10]" office:value-type="float" office:value="0.1006" calcext:value-type="float">
            <text:p>0,1006</text:p>
          </table:table-cell>
          <table:table-cell table:formula="of:=[.E10]" office:value-type="float" office:value="0.1062" calcext:value-type="float">
            <text:p>0,1062</text:p>
          </table:table-cell>
          <table:table-cell table:formula="of:=[.F10]" office:value-type="float" office:value="0.1092" calcext:value-type="float">
            <text:p>0,1092</text:p>
          </table:table-cell>
          <table:table-cell table:formula="of:=[.G10]" office:value-type="float" office:value="0.1096" calcext:value-type="float">
            <text:p>0,1096</text:p>
          </table:table-cell>
          <table:table-cell table:formula="of:=[.H10]" office:value-type="float" office:value="0.1163" calcext:value-type="float">
            <text:p>0,1163</text:p>
          </table:table-cell>
          <table:table-cell table:formula="of:=[.I10]" office:value-type="float" office:value="0.1398" calcext:value-type="float">
            <text:p>0,1398</text:p>
          </table:table-cell>
          <table:table-cell table:formula="of:=[.J10]" office:value-type="float" office:value="0.1955" calcext:value-type="float">
            <text:p>0,1955</text:p>
          </table:table-cell>
          <table:table-cell table:formula="of:=[.K10]" office:value-type="float" office:value="0.5499" calcext:value-type="float">
            <text:p>0,5499</text:p>
          </table:table-cell>
          <table:table-cell table:formula="of:=[.L10]" office:value-type="float" office:value="0.699" calcext:value-type="float">
            <text:p>0,699</text:p>
          </table:table-cell>
          <table:table-cell table:formula="of:=[.M10]" office:value-type="float" office:value="0.8614" calcext:value-type="float">
            <text:p>0,8614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Erase</text:p>
          </table:table-cell>
          <table:table-cell table:formula="of:=[.C13]" office:value-type="string" office:string-value="Flat" calcext:value-type="string">
            <text:p>Flat</text:p>
          </table:table-cell>
          <table:table-cell table:formula="of:=[.D13]" office:value-type="float" office:value="0.2042" calcext:value-type="float">
            <text:p>0,2042</text:p>
          </table:table-cell>
          <table:table-cell table:formula="of:=[.E13]" office:value-type="float" office:value="0.1993" calcext:value-type="float">
            <text:p>0,1993</text:p>
          </table:table-cell>
          <table:table-cell table:formula="of:=[.F13]" office:value-type="float" office:value="0.2742" calcext:value-type="float">
            <text:p>0,2742</text:p>
          </table:table-cell>
          <table:table-cell table:formula="of:=[.G13]" office:value-type="float" office:value="0.3566" calcext:value-type="float">
            <text:p>0,3566</text:p>
          </table:table-cell>
          <table:table-cell table:formula="of:=[.H13]" office:value-type="float" office:value="0.4541" calcext:value-type="float">
            <text:p>0,4541</text:p>
          </table:table-cell>
          <table:table-cell table:formula="of:=[.I13]" office:value-type="float" office:value="0.5748" calcext:value-type="float">
            <text:p>0,5748</text:p>
          </table:table-cell>
          <table:table-cell table:formula="of:=[.J13]" office:value-type="float" office:value="0.8909" calcext:value-type="float">
            <text:p>0,8909</text:p>
          </table:table-cell>
          <table:table-cell table:formula="of:=[.K13]" office:value-type="float" office:value="1.6388" calcext:value-type="float">
            <text:p>1,6388</text:p>
          </table:table-cell>
          <table:table-cell table:formula="of:=[.L13]" office:value-type="float" office:value="3.1841" calcext:value-type="float">
            <text:p>3,1841</text:p>
          </table:table-cell>
          <table:table-cell table:formula="of:=[.M13]" office:value-type="float" office:value="6.4631" calcext:value-type="float">
            <text:p>6,4631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dropped cold</text:p>
          </table:table-cell>
          <table:table-cell table:formula="of:=[.C14]" office:value-type="string" office:string-value="Flat cached" calcext:value-type="string">
            <text:p>Flat cached</text:p>
          </table:table-cell>
          <table:table-cell table:formula="of:=[.D14]" office:value-type="float" office:value="0.1417" calcext:value-type="float">
            <text:p>0,1417</text:p>
          </table:table-cell>
          <table:table-cell table:formula="of:=[.E14]" office:value-type="float" office:value="0.1787" calcext:value-type="float">
            <text:p>0,1787</text:p>
          </table:table-cell>
          <table:table-cell table:formula="of:=[.F14]" office:value-type="float" office:value="0.2421" calcext:value-type="float">
            <text:p>0,2421</text:p>
          </table:table-cell>
          <table:table-cell table:formula="of:=[.G14]" office:value-type="float" office:value="0.315" calcext:value-type="float">
            <text:p>0,315</text:p>
          </table:table-cell>
          <table:table-cell table:formula="of:=[.H14]" office:value-type="float" office:value="0.4021" calcext:value-type="float">
            <text:p>0,4021</text:p>
          </table:table-cell>
          <table:table-cell table:formula="of:=[.I14]" office:value-type="float" office:value="0.5548" calcext:value-type="float">
            <text:p>0,5548</text:p>
          </table:table-cell>
          <table:table-cell table:formula="of:=[.J14]" office:value-type="float" office:value="0.8123" calcext:value-type="float">
            <text:p>0,8123</text:p>
          </table:table-cell>
          <table:table-cell table:formula="of:=[.K14]" office:value-type="float" office:value="1.6608" calcext:value-type="float">
            <text:p>1,6608</text:p>
          </table:table-cell>
          <table:table-cell table:formula="of:=[.L14]" office:value-type="float" office:value="3.1552" calcext:value-type="float">
            <text:p>3,1552</text:p>
          </table:table-cell>
          <table:table-cell table:formula="of:=[.M14]" office:value-type="float" office:value="7.1672" calcext:value-type="float">
            <text:p>7,1672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formula="of:=[.C16]" office:value-type="string" office:string-value="Naive" calcext:value-type="string">
            <text:p>Naive</text:p>
          </table:table-cell>
          <table:table-cell table:formula="of:=[.D16]" office:value-type="float" office:value="0.5111" calcext:value-type="float">
            <text:p>0,5111</text:p>
          </table:table-cell>
          <table:table-cell table:formula="of:=[.E16]" office:value-type="float" office:value="0.8566" calcext:value-type="float">
            <text:p>0,8566</text:p>
          </table:table-cell>
          <table:table-cell table:formula="of:=[.F16]" office:value-type="float" office:value="1.1109" calcext:value-type="float">
            <text:p>1,1109</text:p>
          </table:table-cell>
          <table:table-cell table:formula="of:=[.G16]" office:value-type="float" office:value="1.4345" calcext:value-type="float">
            <text:p>1,4345</text:p>
          </table:table-cell>
          <table:table-cell table:formula="of:=[.H16]" office:value-type="float" office:value="1.9932" calcext:value-type="float">
            <text:p>1,9932</text:p>
          </table:table-cell>
          <table:table-cell table:formula="of:=[.I16]" office:value-type="float" office:value="2.8922" calcext:value-type="float">
            <text:p>2,8922</text:p>
          </table:table-cell>
          <table:table-cell table:formula="of:=[.J16]" office:value-type="float" office:value="3.8042" calcext:value-type="float">
            <text:p>3,8042</text:p>
          </table:table-cell>
          <table:table-cell table:formula="of:=[.K16]" office:value-type="float" office:value="5.4335" calcext:value-type="float">
            <text:p>5,4335</text:p>
          </table:table-cell>
          <table:table-cell table:formula="of:=[.L16]" office:value-type="float" office:value="4.8708" calcext:value-type="float">
            <text:p>4,8708</text:p>
          </table:table-cell>
          <table:table-cell table:formula="of:=[.M16]" office:value-type="float" office:value="9.3853" calcext:value-type="float">
            <text:p>9,3853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formula="of:=[.C17]" office:value-type="string" office:string-value="Pooled" calcext:value-type="string">
            <text:p>Pooled</text:p>
          </table:table-cell>
          <table:table-cell table:formula="of:=[.D17]" office:value-type="float" office:value="0.1566" calcext:value-type="float">
            <text:p>0,1566</text:p>
          </table:table-cell>
          <table:table-cell table:formula="of:=[.E17]" office:value-type="float" office:value="0.2674" calcext:value-type="float">
            <text:p>0,2674</text:p>
          </table:table-cell>
          <table:table-cell table:formula="of:=[.F17]" office:value-type="float" office:value="0.3386" calcext:value-type="float">
            <text:p>0,3386</text:p>
          </table:table-cell>
          <table:table-cell table:formula="of:=[.G17]" office:value-type="float" office:value="0.4164" calcext:value-type="float">
            <text:p>0,4164</text:p>
          </table:table-cell>
          <table:table-cell table:formula="of:=[.H17]" office:value-type="float" office:value="0.5904" calcext:value-type="float">
            <text:p>0,5904</text:p>
          </table:table-cell>
          <table:table-cell table:formula="of:=[.I17]" office:value-type="float" office:value="0.8471" calcext:value-type="float">
            <text:p>0,8471</text:p>
          </table:table-cell>
          <table:table-cell table:formula="of:=[.J17]" office:value-type="float" office:value="1.1034" calcext:value-type="float">
            <text:p>1,1034</text:p>
          </table:table-cell>
          <table:table-cell table:formula="of:=[.K17]" office:value-type="float" office:value="1.695" calcext:value-type="float">
            <text:p>1,695</text:p>
          </table:table-cell>
          <table:table-cell table:formula="of:=[.L17]" office:value-type="float" office:value="1.5137" calcext:value-type="float">
            <text:p>1,5137</text:p>
          </table:table-cell>
          <table:table-cell table:formula="of:=[.M17]" office:value-type="float" office:value="2.9762" calcext:value-type="float">
            <text:p>2,9762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ove</text:p>
          </table:table-cell>
          <table:table-cell table:formula="of:=[.C20]" office:value-type="string" office:string-value="Flat" calcext:value-type="string">
            <text:p>Flat</text:p>
          </table:table-cell>
          <table:table-cell table:formula="of:=[.D20]" office:value-type="float" office:value="0.3545" calcext:value-type="float">
            <text:p>0,3545</text:p>
          </table:table-cell>
          <table:table-cell table:formula="of:=[.E20]" office:value-type="float" office:value="0.3592" calcext:value-type="float">
            <text:p>0,3592</text:p>
          </table:table-cell>
          <table:table-cell table:formula="of:=[.F20]" office:value-type="float" office:value="0.3813" calcext:value-type="float">
            <text:p>0,3813</text:p>
          </table:table-cell>
          <table:table-cell table:formula="of:=[.G20]" office:value-type="float" office:value="0.4269" calcext:value-type="float">
            <text:p>0,4269</text:p>
          </table:table-cell>
          <table:table-cell table:formula="of:=[.H20]" office:value-type="float" office:value="0.4913" calcext:value-type="float">
            <text:p>0,4913</text:p>
          </table:table-cell>
          <table:table-cell table:formula="of:=[.I20]" office:value-type="float" office:value="0.5912" calcext:value-type="float">
            <text:p>0,5912</text:p>
          </table:table-cell>
          <table:table-cell table:formula="of:=[.J20]" office:value-type="float" office:value="0.7236" calcext:value-type="float">
            <text:p>0,7236</text:p>
          </table:table-cell>
          <table:table-cell table:formula="of:=[.K20]" office:value-type="float" office:value="1.2104" calcext:value-type="float">
            <text:p>1,2104</text:p>
          </table:table-cell>
          <table:table-cell table:formula="of:=[.L20]" office:value-type="float" office:value="1.871" calcext:value-type="float">
            <text:p>1,871</text:p>
          </table:table-cell>
          <table:table-cell table:formula="of:=[.M20]" office:value-type="float" office:value="3.6188" calcext:value-type="float">
            <text:p>3,6188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dropped cold</text:p>
          </table:table-cell>
          <table:table-cell table:formula="of:=[.C21]" office:value-type="string" office:string-value="Flat cached" calcext:value-type="string">
            <text:p>Flat cached</text:p>
          </table:table-cell>
          <table:table-cell table:formula="of:=[.D21]" office:value-type="float" office:value="0.2531" calcext:value-type="float">
            <text:p>0,2531</text:p>
          </table:table-cell>
          <table:table-cell table:formula="of:=[.E21]" office:value-type="float" office:value="0.3475" calcext:value-type="float">
            <text:p>0,3475</text:p>
          </table:table-cell>
          <table:table-cell table:formula="of:=[.F21]" office:value-type="float" office:value="0.366" calcext:value-type="float">
            <text:p>0,366</text:p>
          </table:table-cell>
          <table:table-cell table:formula="of:=[.G21]" office:value-type="float" office:value="0.4031" calcext:value-type="float">
            <text:p>0,4031</text:p>
          </table:table-cell>
          <table:table-cell table:formula="of:=[.H21]" office:value-type="float" office:value="0.4678" calcext:value-type="float">
            <text:p>0,4678</text:p>
          </table:table-cell>
          <table:table-cell table:formula="of:=[.I21]" office:value-type="float" office:value="0.5754" calcext:value-type="float">
            <text:p>0,5754</text:p>
          </table:table-cell>
          <table:table-cell table:formula="of:=[.J21]" office:value-type="float" office:value="0.71" calcext:value-type="float">
            <text:p>0,71</text:p>
          </table:table-cell>
          <table:table-cell table:formula="of:=[.K21]" office:value-type="float" office:value="1.2982" calcext:value-type="float">
            <text:p>1,2982</text:p>
          </table:table-cell>
          <table:table-cell table:formula="of:=[.L21]" office:value-type="float" office:value="2.233" calcext:value-type="float">
            <text:p>2,233</text:p>
          </table:table-cell>
          <table:table-cell table:formula="of:=[.M21]" office:value-type="float" office:value="4.3409" calcext:value-type="float">
            <text:p>4,3409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formula="of:=[.C23]" office:value-type="string" office:string-value="Naive" calcext:value-type="string">
            <text:p>Naive</text:p>
          </table:table-cell>
          <table:table-cell table:formula="of:=[.D23]" office:value-type="float" office:value="0.3176" calcext:value-type="float">
            <text:p>0,3176</text:p>
          </table:table-cell>
          <table:table-cell table:formula="of:=[.E23]" office:value-type="float" office:value="0.3636" calcext:value-type="float">
            <text:p>0,3636</text:p>
          </table:table-cell>
          <table:table-cell table:formula="of:=[.F23]" office:value-type="float" office:value="0.3737" calcext:value-type="float">
            <text:p>0,3737</text:p>
          </table:table-cell>
          <table:table-cell table:formula="of:=[.G23]" office:value-type="float" office:value="0.3858" calcext:value-type="float">
            <text:p>0,3858</text:p>
          </table:table-cell>
          <table:table-cell table:formula="of:=[.H23]" office:value-type="float" office:value="0.4575" calcext:value-type="float">
            <text:p>0,4575</text:p>
          </table:table-cell>
          <table:table-cell table:formula="of:=[.I23]" office:value-type="float" office:value="0.5226" calcext:value-type="float">
            <text:p>0,5226</text:p>
          </table:table-cell>
          <table:table-cell table:formula="of:=[.J23]" office:value-type="float" office:value="0.5873" calcext:value-type="float">
            <text:p>0,5873</text:p>
          </table:table-cell>
          <table:table-cell table:formula="of:=[.K23]" office:value-type="float" office:value="0.8974" calcext:value-type="float">
            <text:p>0,8974</text:p>
          </table:table-cell>
          <table:table-cell table:formula="of:=[.L23]" office:value-type="float" office:value="1.0852" calcext:value-type="float">
            <text:p>1,0852</text:p>
          </table:table-cell>
          <table:table-cell table:formula="of:=[.M23]" office:value-type="float" office:value="1.2997" calcext:value-type="float">
            <text:p>1,2997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formula="of:=[.C24]" office:value-type="string" office:string-value="Pooled" calcext:value-type="string">
            <text:p>Pooled</text:p>
          </table:table-cell>
          <table:table-cell table:formula="of:=[.D24]" office:value-type="float" office:value="0.1522" calcext:value-type="float">
            <text:p>0,1522</text:p>
          </table:table-cell>
          <table:table-cell table:formula="of:=[.E24]" office:value-type="float" office:value="0.1714" calcext:value-type="float">
            <text:p>0,1714</text:p>
          </table:table-cell>
          <table:table-cell table:formula="of:=[.F24]" office:value-type="float" office:value="0.1768" calcext:value-type="float">
            <text:p>0,1768</text:p>
          </table:table-cell>
          <table:table-cell table:formula="of:=[.G24]" office:value-type="float" office:value="0.1769" calcext:value-type="float">
            <text:p>0,1769</text:p>
          </table:table-cell>
          <table:table-cell table:formula="of:=[.H24]" office:value-type="float" office:value="0.1995" calcext:value-type="float">
            <text:p>0,1995</text:p>
          </table:table-cell>
          <table:table-cell table:formula="of:=[.I24]" office:value-type="float" office:value="0.2393" calcext:value-type="float">
            <text:p>0,2393</text:p>
          </table:table-cell>
          <table:table-cell table:formula="of:=[.J24]" office:value-type="float" office:value="0.2998" calcext:value-type="float">
            <text:p>0,2998</text:p>
          </table:table-cell>
          <table:table-cell table:formula="of:=[.K24]" office:value-type="float" office:value="0.605" calcext:value-type="float">
            <text:p>0,605</text:p>
          </table:table-cell>
          <table:table-cell table:formula="of:=[.L24]" office:value-type="float" office:value="1.0096" calcext:value-type="float">
            <text:p>1,0096</text:p>
          </table:table-cell>
          <table:table-cell table:formula="of:=[.M24]" office:value-type="float" office:value="1.2109" calcext:value-type="float">
            <text:p>1,2109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Nth node</text:p>
          </table:table-cell>
          <table:table-cell table:formula="of:=[.C30]" office:value-type="string" office:string-value="Naive" calcext:value-type="string">
            <text:p>Naive</text:p>
          </table:table-cell>
          <table:table-cell table:formula="of:=[.D30]/[.D$109]" office:value-type="float" office:value="0.01878" calcext:value-type="float">
            <text:p>0,01878</text:p>
          </table:table-cell>
          <table:table-cell table:formula="of:=[.E30]/[.E$109]" office:value-type="float" office:value="0.011932" calcext:value-type="float">
            <text:p>0,011932</text:p>
          </table:table-cell>
          <table:table-cell table:formula="of:=[.F30]/[.F$109]" office:value-type="float" office:value="0.010097" calcext:value-type="float">
            <text:p>0,010097</text:p>
          </table:table-cell>
          <table:table-cell table:formula="of:=[.G30]/[.G$109]" office:value-type="float" office:value="0.0087285" calcext:value-type="float">
            <text:p>0,0087285</text:p>
          </table:table-cell>
          <table:table-cell table:formula="of:=[.H30]/[.H$109]" office:value-type="float" office:value="0.0087562" calcext:value-type="float">
            <text:p>0,0087562</text:p>
          </table:table-cell>
          <table:table-cell table:formula="of:=[.I30]/[.I$109]" office:value-type="float" office:value="0.0099239" calcext:value-type="float">
            <text:p>0,0099239</text:p>
          </table:table-cell>
          <table:table-cell table:formula="of:=[.J30]/[.J$109]" office:value-type="float" office:value="0.01120145" calcext:value-type="float">
            <text:p>0,01120145</text:p>
          </table:table-cell>
          <table:table-cell table:formula="of:=[.K30]/[.K$109]" office:value-type="float" office:value="0.01851696" calcext:value-type="float">
            <text:p>0,01851696</text:p>
          </table:table-cell>
          <table:table-cell table:formula="of:=[.L30]/[.L$109]" office:value-type="float" office:value="0.02125981" calcext:value-type="float">
            <text:p>0,02125981</text:p>
          </table:table-cell>
          <table:table-cell table:formula="of:=[.M30]/[.M$109]" office:value-type="float" office:value="0.02485805" calcext:value-type="float">
            <text:p>0,02485805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dropped flat ones</text:p>
          </table:table-cell>
          <table:table-cell table:formula="of:=[.C31]" office:value-type="string" office:string-value="Pooled" calcext:value-type="string">
            <text:p>Pooled</text:p>
          </table:table-cell>
          <table:table-cell table:formula="of:=[.D31]/[.D$109]" office:value-type="float" office:value="0.01889" calcext:value-type="float">
            <text:p>0,01889</text:p>
          </table:table-cell>
          <table:table-cell table:formula="of:=[.E31]/[.E$109]" office:value-type="float" office:value="0.011946" calcext:value-type="float">
            <text:p>0,011946</text:p>
          </table:table-cell>
          <table:table-cell table:formula="of:=[.F31]/[.F$109]" office:value-type="float" office:value="0.010199" calcext:value-type="float">
            <text:p>0,010199</text:p>
          </table:table-cell>
          <table:table-cell table:formula="of:=[.G31]/[.G$109]" office:value-type="float" office:value="0.0088115" calcext:value-type="float">
            <text:p>0,0088115</text:p>
          </table:table-cell>
          <table:table-cell table:formula="of:=[.H31]/[.H$109]" office:value-type="float" office:value="0.0090004" calcext:value-type="float">
            <text:p>0,0090004</text:p>
          </table:table-cell>
          <table:table-cell table:formula="of:=[.I31]/[.I$109]" office:value-type="float" office:value="0.0102305" calcext:value-type="float">
            <text:p>0,0102305</text:p>
          </table:table-cell>
          <table:table-cell table:formula="of:=[.J31]/[.J$109]" office:value-type="float" office:value="0.01167645" calcext:value-type="float">
            <text:p>0,01167645</text:p>
          </table:table-cell>
          <table:table-cell table:formula="of:=[.K31]/[.K$109]" office:value-type="float" office:value="0.01905274" calcext:value-type="float">
            <text:p>0,01905274</text:p>
          </table:table-cell>
          <table:table-cell table:formula="of:=[.L31]/[.L$109]" office:value-type="float" office:value="0.02115451" calcext:value-type="float">
            <text:p>0,02115451</text:p>
          </table:table-cell>
          <table:table-cell table:formula="of:=[.M31]/[.M$109]" office:value-type="float" office:value="0.02476121" calcext:value-type="float">
            <text:p>0,02476121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Leaf travel</text:p>
          </table:table-cell>
          <table:table-cell table:formula="of:=[.C34]" office:value-type="string" office:string-value="Flat" calcext:value-type="string">
            <text:p>Flat</text:p>
          </table:table-cell>
          <table:table-cell table:formula="of:=[.D34]" office:value-type="float" office:value="0.3997" calcext:value-type="float">
            <text:p>0,3997</text:p>
          </table:table-cell>
          <table:table-cell table:formula="of:=[.E34]" office:value-type="float" office:value="0.7231" calcext:value-type="float">
            <text:p>0,7231</text:p>
          </table:table-cell>
          <table:table-cell table:formula="of:=[.F34]" office:value-type="float" office:value="1.0864" calcext:value-type="float">
            <text:p>1,0864</text:p>
          </table:table-cell>
          <table:table-cell table:formula="of:=[.G34]" office:value-type="float" office:value="1.8126" calcext:value-type="float">
            <text:p>1,8126</text:p>
          </table:table-cell>
          <table:table-cell table:formula="of:=[.H34]" office:value-type="float" office:value="4.2049" calcext:value-type="float">
            <text:p>4,2049</text:p>
          </table:table-cell>
          <table:table-cell table:formula="of:=[.I34]" office:value-type="float" office:value="8.461" calcext:value-type="float">
            <text:p>8,461</text:p>
          </table:table-cell>
          <table:table-cell table:formula="of:=[.J34]" office:value-type="float" office:value="15.385" calcext:value-type="float">
            <text:p>15,385</text:p>
          </table:table-cell>
          <table:table-cell table:formula="of:=[.K34]" office:value-type="float" office:value="35.7114" calcext:value-type="float">
            <text:p>35,7114</text:p>
          </table:table-cell>
          <table:table-cell table:formula="of:=[.L34]" office:value-type="float" office:value="40.8602" calcext:value-type="float">
            <text:p>40,8602</text:p>
          </table:table-cell>
          <table:table-cell table:formula="of:=[.M34]" office:value-type="float" office:value="100.4832" calcext:value-type="float">
            <text:p>100,4832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dropped cold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2201" calcext:value-type="float">
            <text:p>0,2201</text:p>
          </table:table-cell>
          <table:table-cell table:formula="of:=[.E35]" office:value-type="float" office:value="0.2467" calcext:value-type="float">
            <text:p>0,2467</text:p>
          </table:table-cell>
          <table:table-cell table:formula="of:=[.F35]" office:value-type="float" office:value="0.2353" calcext:value-type="float">
            <text:p>0,2353</text:p>
          </table:table-cell>
          <table:table-cell table:formula="of:=[.G35]" office:value-type="float" office:value="0.2316" calcext:value-type="float">
            <text:p>0,2316</text:p>
          </table:table-cell>
          <table:table-cell table:formula="of:=[.H35]" office:value-type="float" office:value="0.2248" calcext:value-type="float">
            <text:p>0,2248</text:p>
          </table:table-cell>
          <table:table-cell table:formula="of:=[.I35]" office:value-type="float" office:value="0.23" calcext:value-type="float">
            <text:p>0,23</text:p>
          </table:table-cell>
          <table:table-cell table:formula="of:=[.J35]" office:value-type="float" office:value="0.2248" calcext:value-type="float">
            <text:p>0,2248</text:p>
          </table:table-cell>
          <table:table-cell table:formula="of:=[.K35]" office:value-type="float" office:value="0.2254" calcext:value-type="float">
            <text:p>0,2254</text:p>
          </table:table-cell>
          <table:table-cell table:formula="of:=[.L35]" office:value-type="float" office:value="0.2103" calcext:value-type="float">
            <text:p>0,2103</text:p>
          </table:table-cell>
          <table:table-cell table:formula="of:=[.M35]" office:value-type="float" office:value="0.2335" calcext:value-type="float">
            <text:p>0,2335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formula="of:=[.C37]" office:value-type="string" office:string-value="Naive" calcext:value-type="string">
            <text:p>Naive</text:p>
          </table:table-cell>
          <table:table-cell table:formula="of:=[.D37]" office:value-type="float" office:value="0.158" calcext:value-type="float">
            <text:p>0,158</text:p>
          </table:table-cell>
          <table:table-cell table:formula="of:=[.E37]" office:value-type="float" office:value="0.1704" calcext:value-type="float">
            <text:p>0,1704</text:p>
          </table:table-cell>
          <table:table-cell table:formula="of:=[.F37]" office:value-type="float" office:value="0.1738" calcext:value-type="float">
            <text:p>0,1738</text:p>
          </table:table-cell>
          <table:table-cell table:formula="of:=[.G37]" office:value-type="float" office:value="0.1731" calcext:value-type="float">
            <text:p>0,1731</text:p>
          </table:table-cell>
          <table:table-cell table:formula="of:=[.H37]" office:value-type="float" office:value="0.1778" calcext:value-type="float">
            <text:p>0,1778</text:p>
          </table:table-cell>
          <table:table-cell table:formula="of:=[.I37]" office:value-type="float" office:value="0.1934" calcext:value-type="float">
            <text:p>0,1934</text:p>
          </table:table-cell>
          <table:table-cell table:formula="of:=[.J37]" office:value-type="float" office:value="0.1889" calcext:value-type="float">
            <text:p>0,1889</text:p>
          </table:table-cell>
          <table:table-cell table:formula="of:=[.K37]" office:value-type="float" office:value="0.1879" calcext:value-type="float">
            <text:p>0,1879</text:p>
          </table:table-cell>
          <table:table-cell table:formula="of:=[.L37]" office:value-type="float" office:value="0.1728" calcext:value-type="float">
            <text:p>0,1728</text:p>
          </table:table-cell>
          <table:table-cell table:formula="of:=[.M37]" office:value-type="float" office:value="0.2342" calcext:value-type="float">
            <text:p>0,2342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formula="of:=[.C38]" office:value-type="string" office:string-value="Pooled" calcext:value-type="string">
            <text:p>Pooled</text:p>
          </table:table-cell>
          <table:table-cell table:formula="of:=[.D38]" office:value-type="float" office:value="0.1554" calcext:value-type="float">
            <text:p>0,1554</text:p>
          </table:table-cell>
          <table:table-cell table:formula="of:=[.E38]" office:value-type="float" office:value="0.1674" calcext:value-type="float">
            <text:p>0,1674</text:p>
          </table:table-cell>
          <table:table-cell table:formula="of:=[.F38]" office:value-type="float" office:value="0.173" calcext:value-type="float">
            <text:p>0,173</text:p>
          </table:table-cell>
          <table:table-cell table:formula="of:=[.G38]" office:value-type="float" office:value="0.1744" calcext:value-type="float">
            <text:p>0,1744</text:p>
          </table:table-cell>
          <table:table-cell table:formula="of:=[.H38]" office:value-type="float" office:value="0.1791" calcext:value-type="float">
            <text:p>0,1791</text:p>
          </table:table-cell>
          <table:table-cell table:formula="of:=[.I38]" office:value-type="float" office:value="0.1965" calcext:value-type="float">
            <text:p>0,1965</text:p>
          </table:table-cell>
          <table:table-cell table:formula="of:=[.J38]" office:value-type="float" office:value="0.1949" calcext:value-type="float">
            <text:p>0,1949</text:p>
          </table:table-cell>
          <table:table-cell table:formula="of:=[.K38]" office:value-type="float" office:value="0.1965" calcext:value-type="float">
            <text:p>0,1965</text:p>
          </table:table-cell>
          <table:table-cell table:formula="of:=[.L38]" office:value-type="float" office:value="0.1819" calcext:value-type="float">
            <text:p>0,1819</text:p>
          </table:table-cell>
          <table:table-cell table:formula="of:=[.M38]" office:value-type="float" office:value="0.2059" calcext:value-type="float">
            <text:p>0,2059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Leaf travel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2201" calcext:value-type="float">
            <text:p>0,2201</text:p>
          </table:table-cell>
          <table:table-cell table:formula="of:=[.E35]" office:value-type="float" office:value="0.2467" calcext:value-type="float">
            <text:p>0,2467</text:p>
          </table:table-cell>
          <table:table-cell table:formula="of:=[.F35]" office:value-type="float" office:value="0.2353" calcext:value-type="float">
            <text:p>0,2353</text:p>
          </table:table-cell>
          <table:table-cell table:formula="of:=[.G35]" office:value-type="float" office:value="0.2316" calcext:value-type="float">
            <text:p>0,2316</text:p>
          </table:table-cell>
          <table:table-cell table:formula="of:=[.H35]" office:value-type="float" office:value="0.2248" calcext:value-type="float">
            <text:p>0,2248</text:p>
          </table:table-cell>
          <table:table-cell table:formula="of:=[.I35]" office:value-type="float" office:value="0.23" calcext:value-type="float">
            <text:p>0,23</text:p>
          </table:table-cell>
          <table:table-cell table:formula="of:=[.J35]" office:value-type="float" office:value="0.2248" calcext:value-type="float">
            <text:p>0,2248</text:p>
          </table:table-cell>
          <table:table-cell table:formula="of:=[.K35]" office:value-type="float" office:value="0.2254" calcext:value-type="float">
            <text:p>0,2254</text:p>
          </table:table-cell>
          <table:table-cell table:formula="of:=[.L35]" office:value-type="float" office:value="0.2103" calcext:value-type="float">
            <text:p>0,2103</text:p>
          </table:table-cell>
          <table:table-cell table:formula="of:=[.M35]" office:value-type="float" office:value="0.2335" calcext:value-type="float">
            <text:p>0,2335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normalized</text:p>
          </table:table-cell>
          <table:table-cell table:formula="of:=[.C37]" office:value-type="string" office:string-value="Naive" calcext:value-type="string">
            <text:p>Naive</text:p>
          </table:table-cell>
          <table:table-cell table:formula="of:=[.D37]" office:value-type="float" office:value="0.158" calcext:value-type="float">
            <text:p>0,158</text:p>
          </table:table-cell>
          <table:table-cell table:formula="of:=[.E37]" office:value-type="float" office:value="0.1704" calcext:value-type="float">
            <text:p>0,1704</text:p>
          </table:table-cell>
          <table:table-cell table:formula="of:=[.F37]" office:value-type="float" office:value="0.1738" calcext:value-type="float">
            <text:p>0,1738</text:p>
          </table:table-cell>
          <table:table-cell table:formula="of:=[.G37]" office:value-type="float" office:value="0.1731" calcext:value-type="float">
            <text:p>0,1731</text:p>
          </table:table-cell>
          <table:table-cell table:formula="of:=[.H37]" office:value-type="float" office:value="0.1778" calcext:value-type="float">
            <text:p>0,1778</text:p>
          </table:table-cell>
          <table:table-cell table:formula="of:=[.I37]" office:value-type="float" office:value="0.1934" calcext:value-type="float">
            <text:p>0,1934</text:p>
          </table:table-cell>
          <table:table-cell table:formula="of:=[.J37]" office:value-type="float" office:value="0.1889" calcext:value-type="float">
            <text:p>0,1889</text:p>
          </table:table-cell>
          <table:table-cell table:formula="of:=[.K37]" office:value-type="float" office:value="0.1879" calcext:value-type="float">
            <text:p>0,1879</text:p>
          </table:table-cell>
          <table:table-cell table:formula="of:=[.L37]" office:value-type="float" office:value="0.1728" calcext:value-type="float">
            <text:p>0,1728</text:p>
          </table:table-cell>
          <table:table-cell table:formula="of:=[.M37]" office:value-type="float" office:value="0.2342" calcext:value-type="float">
            <text:p>0,2342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formula="of:=[.C38]" office:value-type="string" office:string-value="Pooled" calcext:value-type="string">
            <text:p>Pooled</text:p>
          </table:table-cell>
          <table:table-cell table:formula="of:=[.D48]" office:value-type="float" office:value="0.0405" calcext:value-type="float">
            <text:p>0,0405</text:p>
          </table:table-cell>
          <table:table-cell table:formula="of:=[.E48]" office:value-type="float" office:value="0.0417" calcext:value-type="float">
            <text:p>0,0417</text:p>
          </table:table-cell>
          <table:table-cell table:formula="of:=[.F48]" office:value-type="float" office:value="0.0417" calcext:value-type="float">
            <text:p>0,0417</text:p>
          </table:table-cell>
          <table:table-cell table:formula="of:=[.G48]" office:value-type="float" office:value="0.0393" calcext:value-type="float">
            <text:p>0,0393</text:p>
          </table:table-cell>
          <table:table-cell table:formula="of:=[.H48]" office:value-type="float" office:value="0.0397" calcext:value-type="float">
            <text:p>0,0397</text:p>
          </table:table-cell>
          <table:table-cell table:formula="of:=[.I48]" office:value-type="float" office:value="0.0651" calcext:value-type="float">
            <text:p>0,0651</text:p>
          </table:table-cell>
          <table:table-cell table:formula="of:=[.J48]" office:value-type="float" office:value="0.0269" calcext:value-type="float">
            <text:p>0,0269</text:p>
          </table:table-cell>
          <table:table-cell table:formula="of:=[.K48]" office:value-type="float" office:value="0.0309" calcext:value-type="float">
            <text:p>0,0309</text:p>
          </table:table-cell>
          <table:table-cell table:formula="of:=[.L48]" office:value-type="float" office:value="0.071" calcext:value-type="float">
            <text:p>0,071</text:p>
          </table:table-cell>
          <table:table-cell table:formula="of:=[.M48]" office:value-type="float" office:value="0.0647" calcext:value-type="float">
            <text:p>0,0647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Find max depth</text:p>
          </table:table-cell>
          <table:table-cell table:formula="of:=[.C41]" office:value-type="string" office:string-value="Flat" calcext:value-type="string">
            <text:p>Flat</text:p>
          </table:table-cell>
          <table:table-cell table:formula="of:=[.D41]" office:value-type="float" office:value="0.0689" calcext:value-type="float">
            <text:p>0,0689</text:p>
          </table:table-cell>
          <table:table-cell table:formula="of:=[.E41]" office:value-type="float" office:value="0.0481" calcext:value-type="float">
            <text:p>0,0481</text:p>
          </table:table-cell>
          <table:table-cell table:formula="of:=[.F41]" office:value-type="float" office:value="0.0514" calcext:value-type="float">
            <text:p>0,0514</text:p>
          </table:table-cell>
          <table:table-cell table:formula="of:=[.G41]" office:value-type="float" office:value="0.0494" calcext:value-type="float">
            <text:p>0,0494</text:p>
          </table:table-cell>
          <table:table-cell table:formula="of:=[.H41]" office:value-type="float" office:value="0.099" calcext:value-type="float">
            <text:p>0,099</text:p>
          </table:table-cell>
          <table:table-cell table:formula="of:=[.I41]" office:value-type="float" office:value="0.1415" calcext:value-type="float">
            <text:p>0,1415</text:p>
          </table:table-cell>
          <table:table-cell table:formula="of:=[.J41]" office:value-type="float" office:value="0.2509" calcext:value-type="float">
            <text:p>0,2509</text:p>
          </table:table-cell>
          <table:table-cell table:formula="of:=[.K41]" office:value-type="float" office:value="0.4716" calcext:value-type="float">
            <text:p>0,4716</text:p>
          </table:table-cell>
          <table:table-cell table:formula="of:=[.L41]" office:value-type="float" office:value="0.8494" calcext:value-type="float">
            <text:p>0,8494</text:p>
          </table:table-cell>
          <table:table-cell table:formula="of:=[.M41]" office:value-type="float" office:value="3.02" calcext:value-type="float">
            <text:p>3,02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dropped cached and cold</text:p>
          </table:table-cell>
          <table:table-cell table:formula="of:=[.C44]" office:value-type="string" office:string-value="Naive" calcext:value-type="string">
            <text:p>Naive</text:p>
          </table:table-cell>
          <table:table-cell table:formula="of:=[.D44]" office:value-type="float" office:value="0.324" calcext:value-type="float">
            <text:p>0,324</text:p>
          </table:table-cell>
          <table:table-cell table:formula="of:=[.E44]" office:value-type="float" office:value="1.0476" calcext:value-type="float">
            <text:p>1,0476</text:p>
          </table:table-cell>
          <table:table-cell table:formula="of:=[.F44]" office:value-type="float" office:value="1.7" calcext:value-type="float">
            <text:p>1,7</text:p>
          </table:table-cell>
          <table:table-cell table:formula="of:=[.G44]" office:value-type="float" office:value="3.0984" calcext:value-type="float">
            <text:p>3,0984</text:p>
          </table:table-cell>
          <table:table-cell table:formula="of:=[.H44]" office:value-type="float" office:value="9.8541" calcext:value-type="float">
            <text:p>9,8541</text:p>
          </table:table-cell>
          <table:table-cell table:formula="of:=[.I44]" office:value-type="float" office:value="24.694" calcext:value-type="float">
            <text:p>24,694</text:p>
          </table:table-cell>
          <table:table-cell table:formula="of:=[.J44]" office:value-type="float" office:value="61.8159" calcext:value-type="float">
            <text:p>61,8159</text:p>
          </table:table-cell>
          <table:table-cell table:formula="of:=[.K44]" office:value-type="float" office:value="267.9619" calcext:value-type="float">
            <text:p>267,9619</text:p>
          </table:table-cell>
          <table:table-cell table:formula="of:=[.L44]" office:value-type="float" office:value="613.7071" calcext:value-type="float">
            <text:p>613,7071</text:p>
          </table:table-cell>
          <table:table-cell table:formula="of:=[.M44]" office:value-type="float" office:value="1337.3912" calcext:value-type="float">
            <text:p>1337,3912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formula="of:=[.C45]" office:value-type="string" office:string-value="Pooled" calcext:value-type="string">
            <text:p>Pooled</text:p>
          </table:table-cell>
          <table:table-cell table:formula="of:=[.D45]" office:value-type="float" office:value="0.3251" calcext:value-type="float">
            <text:p>0,3251</text:p>
          </table:table-cell>
          <table:table-cell table:formula="of:=[.E45]" office:value-type="float" office:value="1.059" calcext:value-type="float">
            <text:p>1,059</text:p>
          </table:table-cell>
          <table:table-cell table:formula="of:=[.F45]" office:value-type="float" office:value="1.7199" calcext:value-type="float">
            <text:p>1,7199</text:p>
          </table:table-cell>
          <table:table-cell table:formula="of:=[.G45]" office:value-type="float" office:value="3.1438" calcext:value-type="float">
            <text:p>3,1438</text:p>
          </table:table-cell>
          <table:table-cell table:formula="of:=[.H45]" office:value-type="float" office:value="10.312" calcext:value-type="float">
            <text:p>10,312</text:p>
          </table:table-cell>
          <table:table-cell table:formula="of:=[.I45]" office:value-type="float" office:value="25.4037" calcext:value-type="float">
            <text:p>25,4037</text:p>
          </table:table-cell>
          <table:table-cell table:formula="of:=[.J45]" office:value-type="float" office:value="64.3463" calcext:value-type="float">
            <text:p>64,3463</text:p>
          </table:table-cell>
          <table:table-cell table:formula="of:=[.K45]" office:value-type="float" office:value="268.1082" calcext:value-type="float">
            <text:p>268,1082</text:p>
          </table:table-cell>
          <table:table-cell table:formula="of:=[.L45]" office:value-type="float" office:value="614.7513" calcext:value-type="float">
            <text:p>614,7513</text:p>
          </table:table-cell>
          <table:table-cell table:formula="of:=[.M45]" office:value-type="float" office:value="1332.7537" calcext:value-type="float">
            <text:p>1332,7537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Find max depth</text:p>
          </table:table-cell>
          <table:table-cell table:style-name="ce3" table:formula="of:=[.C41]" office:value-type="string" office:string-value="Flat" calcext:value-type="string">
            <text:p>Flat</text:p>
          </table:table-cell>
          <table:table-cell table:style-name="ce3" table:formula="of:=[.D41]/[.D$5]" office:value-type="float" office:value="0.00689" calcext:value-type="float">
            <text:p>0,00689</text:p>
          </table:table-cell>
          <table:table-cell table:style-name="ce3" table:formula="of:=[.E41]/[.E$5]" office:value-type="float" office:value="0.000962" calcext:value-type="float">
            <text:p>0,000962</text:p>
          </table:table-cell>
          <table:table-cell table:style-name="ce3" table:formula="of:=[.F41]/[.F$5]" office:value-type="float" office:value="0.000514" calcext:value-type="float">
            <text:p>0,000514</text:p>
          </table:table-cell>
          <table:table-cell table:style-name="ce3" table:formula="of:=[.G41]/[.G$5]" office:value-type="float" office:value="0.000247" calcext:value-type="float">
            <text:p>0,000247</text:p>
          </table:table-cell>
          <table:table-cell table:style-name="ce3" table:formula="of:=[.H41]/[.H$5]" office:value-type="float" office:value="0.000198" calcext:value-type="float">
            <text:p>0,000198</text:p>
          </table:table-cell>
          <table:table-cell table:style-name="ce3" table:formula="of:=[.I41]/[.I$5]" office:value-type="float" office:value="0.0001415" calcext:value-type="float">
            <text:p>0,0001415</text:p>
          </table:table-cell>
          <table:table-cell table:style-name="ce3" table:formula="of:=[.J41]/[.J$5]" office:value-type="float" office:value="0.00012545" calcext:value-type="float">
            <text:p>0,00012545</text:p>
          </table:table-cell>
          <table:table-cell table:style-name="ce3" table:formula="of:=[.K41]/[.K$5]" office:value-type="float" office:value="0.00009432" calcext:value-type="float">
            <text:p>0,00009432</text:p>
          </table:table-cell>
          <table:table-cell table:style-name="ce3" table:formula="of:=[.L41]/[.L$5]" office:value-type="float" office:value="0.00008494" calcext:value-type="float">
            <text:p>0,00008494</text:p>
          </table:table-cell>
          <table:table-cell table:style-name="ce3" table:formula="of:=[.M41]/[.M$5]" office:value-type="float" office:value="0.000151" calcext:value-type="float">
            <text:p>0,000151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normalized</text:p>
          </table:table-cell>
          <table:table-cell table:formula="of:=[.C44]" office:value-type="string" office:string-value="Naive" calcext:value-type="string">
            <text:p>Naive</text:p>
          </table:table-cell>
          <table:table-cell table:formula="of:=[.D44]/[.D$5]" office:value-type="float" office:value="0.0324" calcext:value-type="float">
            <text:p>0,0324</text:p>
          </table:table-cell>
          <table:table-cell table:formula="of:=[.E44]/[.E$5]" office:value-type="float" office:value="0.020952" calcext:value-type="float">
            <text:p>0,020952</text:p>
          </table:table-cell>
          <table:table-cell table:formula="of:=[.F44]/[.F$5]" office:value-type="float" office:value="0.017" calcext:value-type="float">
            <text:p>0,017</text:p>
          </table:table-cell>
          <table:table-cell table:formula="of:=[.G44]/[.G$5]" office:value-type="float" office:value="0.015492" calcext:value-type="float">
            <text:p>0,015492</text:p>
          </table:table-cell>
          <table:table-cell table:formula="of:=[.H44]/[.H$5]" office:value-type="float" office:value="0.0197082" calcext:value-type="float">
            <text:p>0,0197082</text:p>
          </table:table-cell>
          <table:table-cell table:formula="of:=[.I44]/[.I$5]" office:value-type="float" office:value="0.024694" calcext:value-type="float">
            <text:p>0,024694</text:p>
          </table:table-cell>
          <table:table-cell table:formula="of:=[.J44]/[.J$5]" office:value-type="float" office:value="0.03090795" calcext:value-type="float">
            <text:p>0,03090795</text:p>
          </table:table-cell>
          <table:table-cell table:formula="of:=[.K44]/[.K$5]" office:value-type="float" office:value="0.05359238" calcext:value-type="float">
            <text:p>0,05359238</text:p>
          </table:table-cell>
          <table:table-cell table:formula="of:=[.L44]/[.L$5]" office:value-type="float" office:value="0.06137071" calcext:value-type="float">
            <text:p>0,06137071</text:p>
          </table:table-cell>
          <table:table-cell table:formula="of:=[.M44]/[.M$5]" office:value-type="float" office:value="0.06686956" calcext:value-type="float">
            <text:p>0,06686956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formula="of:=[.C45]" office:value-type="string" office:string-value="Pooled" calcext:value-type="string">
            <text:p>Pooled</text:p>
          </table:table-cell>
          <table:table-cell table:formula="of:=[.D45]/[.D$5]" office:value-type="float" office:value="0.03251" calcext:value-type="float">
            <text:p>0,03251</text:p>
          </table:table-cell>
          <table:table-cell table:formula="of:=[.E45]/[.E$5]" office:value-type="float" office:value="0.02118" calcext:value-type="float">
            <text:p>0,02118</text:p>
          </table:table-cell>
          <table:table-cell table:formula="of:=[.F45]/[.F$5]" office:value-type="float" office:value="0.017199" calcext:value-type="float">
            <text:p>0,017199</text:p>
          </table:table-cell>
          <table:table-cell table:formula="of:=[.G45]/[.G$5]" office:value-type="float" office:value="0.015719" calcext:value-type="float">
            <text:p>0,015719</text:p>
          </table:table-cell>
          <table:table-cell table:formula="of:=[.H45]/[.H$5]" office:value-type="float" office:value="0.020624" calcext:value-type="float">
            <text:p>0,020624</text:p>
          </table:table-cell>
          <table:table-cell table:formula="of:=[.I45]/[.I$5]" office:value-type="float" office:value="0.0254037" calcext:value-type="float">
            <text:p>0,0254037</text:p>
          </table:table-cell>
          <table:table-cell table:formula="of:=[.J45]/[.J$5]" office:value-type="float" office:value="0.03217315" calcext:value-type="float">
            <text:p>0,03217315</text:p>
          </table:table-cell>
          <table:table-cell table:formula="of:=[.K45]/[.K$5]" office:value-type="float" office:value="0.05362164" calcext:value-type="float">
            <text:p>0,05362164</text:p>
          </table:table-cell>
          <table:table-cell table:formula="of:=[.L45]/[.L$5]" office:value-type="float" office:value="0.06147513" calcext:value-type="float">
            <text:p>0,06147513</text:p>
          </table:table-cell>
          <table:table-cell table:formula="of:=[.M45]/[.M$5]" office:value-type="float" office:value="0.066637685" calcext:value-type="float">
            <text:p>0,066637685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Find max depth</text:p>
          </table:table-cell>
          <table:table-cell table:style-name="ce3" table:formula="of:=[.C41]" office:value-type="string" office:string-value="Flat" calcext:value-type="string">
            <text:p>Flat</text:p>
          </table:table-cell>
          <table:table-cell table:style-name="ce3" table:formula="of:=[.D41]" office:value-type="float" office:value="0.0689" calcext:value-type="float">
            <text:p>0,0689</text:p>
          </table:table-cell>
          <table:table-cell table:style-name="ce3" table:formula="of:=[.E41]" office:value-type="float" office:value="0.0481" calcext:value-type="float">
            <text:p>0,0481</text:p>
          </table:table-cell>
          <table:table-cell table:style-name="ce3" table:formula="of:=[.F41]" office:value-type="float" office:value="0.0514" calcext:value-type="float">
            <text:p>0,0514</text:p>
          </table:table-cell>
          <table:table-cell table:style-name="ce3" table:formula="of:=[.G41]" office:value-type="float" office:value="0.0494" calcext:value-type="float">
            <text:p>0,0494</text:p>
          </table:table-cell>
          <table:table-cell table:style-name="ce3" table:formula="of:=[.H41]" office:value-type="float" office:value="0.099" calcext:value-type="float">
            <text:p>0,099</text:p>
          </table:table-cell>
          <table:table-cell table:style-name="ce3" table:formula="of:=[.I41]" office:value-type="float" office:value="0.1415" calcext:value-type="float">
            <text:p>0,1415</text:p>
          </table:table-cell>
          <table:table-cell table:style-name="ce3" table:formula="of:=[.J41]" office:value-type="float" office:value="0.2509" calcext:value-type="float">
            <text:p>0,2509</text:p>
          </table:table-cell>
          <table:table-cell table:style-name="ce3" table:formula="of:=[.K41]" office:value-type="float" office:value="0.4716" calcext:value-type="float">
            <text:p>0,4716</text:p>
          </table:table-cell>
          <table:table-cell table:style-name="ce3" table:formula="of:=[.L41]" office:value-type="float" office:value="0.8494" calcext:value-type="float">
            <text:p>0,8494</text:p>
          </table:table-cell>
          <table:table-cell table:style-name="ce3" table:formula="of:=[.M41]" office:value-type="float" office:value="3.02" calcext:value-type="float">
            <text:p>3,02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normalized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3">
          <table:table-cell/>
          <table:table-cell table:formula="of:=IF([.B48]&lt;&gt;&quot;&quot;;[.B48];&quot;&quot;)" office:value-type="string" office:string-value="Find count" calcext:value-type="string">
            <text:p>Find count</text:p>
          </table:table-cell>
          <table:table-cell table:formula="of:=[.C48]" office:value-type="string" office:string-value="Flat" calcext:value-type="string">
            <text:p>Flat</text:p>
          </table:table-cell>
          <table:table-cell table:formula="of:=[.D48]/[.D$109]" office:value-type="float" office:value="0.00405" calcext:value-type="float">
            <text:p>0,00405</text:p>
          </table:table-cell>
          <table:table-cell table:formula="of:=[.E48]/[.E$109]" office:value-type="float" office:value="0.000834" calcext:value-type="float">
            <text:p>0,000834</text:p>
          </table:table-cell>
          <table:table-cell table:formula="of:=[.F48]/[.F$109]" office:value-type="float" office:value="0.000417" calcext:value-type="float">
            <text:p>0,000417</text:p>
          </table:table-cell>
          <table:table-cell table:formula="of:=[.G48]/[.G$109]" office:value-type="float" office:value="0.0001965" calcext:value-type="float">
            <text:p>0,0001965</text:p>
          </table:table-cell>
          <table:table-cell table:formula="of:=[.H48]/[.H$109]" office:value-type="float" office:value="0.0000794" calcext:value-type="float">
            <text:p>0,0000794</text:p>
          </table:table-cell>
          <table:table-cell table:formula="of:=[.I48]/[.I$109]" office:value-type="float" office:value="0.0000651" calcext:value-type="float">
            <text:p>0,0000651</text:p>
          </table:table-cell>
          <table:table-cell table:formula="of:=[.J48]/[.J$109]" office:value-type="float" office:value="0.00001345" calcext:value-type="float">
            <text:p>0,00001345</text:p>
          </table:table-cell>
          <table:table-cell table:formula="of:=[.K48]/[.K$109]" office:value-type="float" office:value="0.00000618" calcext:value-type="float">
            <text:p>0,00000618</text:p>
          </table:table-cell>
          <table:table-cell table:formula="of:=[.L48]/[.L$109]" office:value-type="float" office:value="0.0000071" calcext:value-type="float">
            <text:p>0,0000071</text:p>
          </table:table-cell>
          <table:table-cell table:formula="of:=[.M48]/[.M$109]" office:value-type="float" office:value="0.000003235" calcext:value-type="float">
            <text:p>0,000003235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normalized</text:p>
          </table:table-cell>
          <table:table-cell table:formula="of:=[.C49]" office:value-type="string" office:string-value="Flat cached" calcext:value-type="string">
            <text:p>Flat cached</text:p>
          </table:table-cell>
          <table:table-cell table:formula="of:=[.D49]/[.D$109]" office:value-type="float" office:value="0.00434" calcext:value-type="float">
            <text:p>0,00434</text:p>
          </table:table-cell>
          <table:table-cell table:formula="of:=[.E49]/[.E$109]" office:value-type="float" office:value="0.000854" calcext:value-type="float">
            <text:p>0,000854</text:p>
          </table:table-cell>
          <table:table-cell table:formula="of:=[.F49]/[.F$109]" office:value-type="float" office:value="0.000413" calcext:value-type="float">
            <text:p>0,000413</text:p>
          </table:table-cell>
          <table:table-cell table:formula="of:=[.G49]/[.G$109]" office:value-type="float" office:value="0.000192" calcext:value-type="float">
            <text:p>0,000192</text:p>
          </table:table-cell>
          <table:table-cell table:formula="of:=[.H49]/[.H$109]" office:value-type="float" office:value="0.0000736" calcext:value-type="float">
            <text:p>0,0000736</text:p>
          </table:table-cell>
          <table:table-cell table:formula="of:=[.I49]/[.I$109]" office:value-type="float" office:value="0.0000639" calcext:value-type="float">
            <text:p>0,0000639</text:p>
          </table:table-cell>
          <table:table-cell table:formula="of:=[.J49]/[.J$109]" office:value-type="float" office:value="0.00002" calcext:value-type="float">
            <text:p>0,00002</text:p>
          </table:table-cell>
          <table:table-cell table:formula="of:=[.K49]/[.K$109]" office:value-type="float" office:value="0.00000496" calcext:value-type="float">
            <text:p>0,00000496</text:p>
          </table:table-cell>
          <table:table-cell table:formula="of:=[.L49]/[.L$109]" office:value-type="float" office:value="0.00000693" calcext:value-type="float">
            <text:p>0,00000693</text:p>
          </table:table-cell>
          <table:table-cell table:formula="of:=[.M49]/[.M$109]" office:value-type="float" office:value="0.000003195" calcext:value-type="float">
            <text:p>0,000003195</text:p>
          </table:table-cell>
          <table:table-cell table:number-columns-repeated="1011"/>
        </table:table-row>
        <table:table-row table:style-name="ro3">
          <table:table-cell/>
          <table:table-cell table:formula="of:=IF([.B50]&lt;&gt;&quot;&quot;;[.B50];&quot;&quot;)">
            <text:p/>
          </table:table-cell>
          <table:table-cell table:formula="of:=[.C50]" office:value-type="string" office:string-value="Flat cold" calcext:value-type="string">
            <text:p>Flat cold</text:p>
          </table:table-cell>
          <table:table-cell table:formula="of:=[.D50]/[.D$109]" office:value-type="float" office:value="0.00449" calcext:value-type="float">
            <text:p>0,00449</text:p>
          </table:table-cell>
          <table:table-cell table:formula="of:=[.E50]/[.E$109]" office:value-type="float" office:value="0.000862" calcext:value-type="float">
            <text:p>0,000862</text:p>
          </table:table-cell>
          <table:table-cell table:formula="of:=[.F50]/[.F$109]" office:value-type="float" office:value="0.000411" calcext:value-type="float">
            <text:p>0,000411</text:p>
          </table:table-cell>
          <table:table-cell table:formula="of:=[.G50]/[.G$109]" office:value-type="float" office:value="0.000198" calcext:value-type="float">
            <text:p>0,000198</text:p>
          </table:table-cell>
          <table:table-cell table:formula="of:=[.H50]/[.H$109]" office:value-type="float" office:value="0.000094" calcext:value-type="float">
            <text:p>0,000094</text:p>
          </table:table-cell>
          <table:table-cell table:formula="of:=[.I50]/[.I$109]" office:value-type="float" office:value="0.0000623" calcext:value-type="float">
            <text:p>0,0000623</text:p>
          </table:table-cell>
          <table:table-cell table:formula="of:=[.J50]/[.J$109]" office:value-type="float" office:value="0.00001355" calcext:value-type="float">
            <text:p>0,00001355</text:p>
          </table:table-cell>
          <table:table-cell table:formula="of:=[.K50]/[.K$109]" office:value-type="float" office:value="0.00000896" calcext:value-type="float">
            <text:p>0,00000896</text:p>
          </table:table-cell>
          <table:table-cell table:formula="of:=[.L50]/[.L$109]" office:value-type="float" office:value="0.00000721" calcext:value-type="float">
            <text:p>0,00000721</text:p>
          </table:table-cell>
          <table:table-cell table:formula="of:=[.M50]/[.M$109]" office:value-type="float" office:value="0.000003095" calcext:value-type="float">
            <text:p>0,000003095</text:p>
          </table:table-cell>
          <table:table-cell table:number-columns-repeated="1011"/>
        </table:table-row>
        <table:table-row table:style-name="ro3">
          <table:table-cell/>
          <table:table-cell table:formula="of:=IF([.B51]&lt;&gt;&quot;&quot;;[.B51];&quot;&quot;)">
            <text:p/>
          </table:table-cell>
          <table:table-cell table:formula="of:=[.C51]" office:value-type="string" office:string-value="Naive" calcext:value-type="string">
            <text:p>Naive</text:p>
          </table:table-cell>
          <table:table-cell table:formula="of:=[.D51]/[.D$109]" office:value-type="float" office:value="0.03282" calcext:value-type="float">
            <text:p>0,03282</text:p>
          </table:table-cell>
          <table:table-cell table:formula="of:=[.E51]/[.E$109]" office:value-type="float" office:value="0.018374" calcext:value-type="float">
            <text:p>0,018374</text:p>
          </table:table-cell>
          <table:table-cell table:formula="of:=[.F51]/[.F$109]" office:value-type="float" office:value="0.015722" calcext:value-type="float">
            <text:p>0,015722</text:p>
          </table:table-cell>
          <table:table-cell table:formula="of:=[.G51]/[.G$109]" office:value-type="float" office:value="0.01478" calcext:value-type="float">
            <text:p>0,01478</text:p>
          </table:table-cell>
          <table:table-cell table:formula="of:=[.H51]/[.H$109]" office:value-type="float" office:value="0.020152" calcext:value-type="float">
            <text:p>0,020152</text:p>
          </table:table-cell>
          <table:table-cell table:formula="of:=[.I51]/[.I$109]" office:value-type="float" office:value="0.0297554" calcext:value-type="float">
            <text:p>0,0297554</text:p>
          </table:table-cell>
          <table:table-cell table:formula="of:=[.J51]/[.J$109]" office:value-type="float" office:value="0.04322425" calcext:value-type="float">
            <text:p>0,04322425</text:p>
          </table:table-cell>
          <table:table-cell table:formula="of:=[.K51]/[.K$109]" office:value-type="float" office:value="0.05749232" calcext:value-type="float">
            <text:p>0,05749232</text:p>
          </table:table-cell>
          <table:table-cell table:formula="of:=[.L51]/[.L$109]" office:value-type="float" office:value="0.06181577" calcext:value-type="float">
            <text:p>0,06181577</text:p>
          </table:table-cell>
          <table:table-cell table:formula="of:=[.M51]/[.M$109]" office:value-type="float" office:value="0.06561066" calcext:value-type="float">
            <text:p>0,06561066</text:p>
          </table:table-cell>
          <table:table-cell table:number-columns-repeated="1011"/>
        </table:table-row>
        <table:table-row table:style-name="ro3">
          <table:table-cell/>
          <table:table-cell table:formula="of:=IF([.B52]&lt;&gt;&quot;&quot;;[.B52];&quot;&quot;)">
            <text:p/>
          </table:table-cell>
          <table:table-cell table:formula="of:=[.C52]" office:value-type="string" office:string-value="Pooled" calcext:value-type="string">
            <text:p>Pooled</text:p>
          </table:table-cell>
          <table:table-cell table:formula="of:=[.D52]/[.D$109]" office:value-type="float" office:value="0.03245" calcext:value-type="float">
            <text:p>0,03245</text:p>
          </table:table-cell>
          <table:table-cell table:formula="of:=[.E52]/[.E$109]" office:value-type="float" office:value="0.018096" calcext:value-type="float">
            <text:p>0,018096</text:p>
          </table:table-cell>
          <table:table-cell table:formula="of:=[.F52]/[.F$109]" office:value-type="float" office:value="0.01578" calcext:value-type="float">
            <text:p>0,01578</text:p>
          </table:table-cell>
          <table:table-cell table:formula="of:=[.G52]/[.G$109]" office:value-type="float" office:value="0.014946" calcext:value-type="float">
            <text:p>0,014946</text:p>
          </table:table-cell>
          <table:table-cell table:formula="of:=[.H52]/[.H$109]" office:value-type="float" office:value="0.0211878" calcext:value-type="float">
            <text:p>0,0211878</text:p>
          </table:table-cell>
          <table:table-cell table:formula="of:=[.I52]/[.I$109]" office:value-type="float" office:value="0.0307751" calcext:value-type="float">
            <text:p>0,0307751</text:p>
          </table:table-cell>
          <table:table-cell table:formula="of:=[.J52]/[.J$109]" office:value-type="float" office:value="0.04475575" calcext:value-type="float">
            <text:p>0,04475575</text:p>
          </table:table-cell>
          <table:table-cell table:formula="of:=[.K52]/[.K$109]" office:value-type="float" office:value="0.05747064" calcext:value-type="float">
            <text:p>0,05747064</text:p>
          </table:table-cell>
          <table:table-cell table:formula="of:=[.L52]/[.L$109]" office:value-type="float" office:value="0.06184325" calcext:value-type="float">
            <text:p>0,06184325</text:p>
          </table:table-cell>
          <table:table-cell table:formula="of:=[.M52]/[.M$109]" office:value-type="float" office:value="0.065424645" calcext:value-type="float">
            <text:p>0,065424645</text:p>
          </table:table-cell>
          <table:table-cell table:number-columns-repeated="1011"/>
        </table:table-row>
        <table:table-row table:style-name="ro3" table:number-rows-repeated="10484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anne" table:style-name="ta1">
        <table:shapes>
          <draw:frame draw:z-index="0" draw:style-name="gr1" draw:text-style-name="P1" svg:width="159.99mm" svg:height="89.99mm" svg:x="41.25mm" svg:y="346.26mm">
            <loext:p draw:notify-on-update-of-ranges="Janne.D69:Janne.O69 Janne.C70:Janne.C70 Janne.D70:Janne.O70 Janne.C71:Janne.C71 Janne.D71:Janne.O71 Janne.C72:Janne.C72 Janne.D72:Janne.O72 Janne.C73:Janne.C73 Janne.D73:Janne.O73 Janne.C74:Janne.C74 Janne.D74:Janne.O74 Janne.C75:Janne.C75 Janne.D75:Janne.O75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" draw:style-name="gr1" draw:text-style-name="P1" svg:width="159.99mm" svg:height="89.99mm" svg:x="204.04mm" svg:y="346.83mm">
            <loext:p draw:notify-on-update-of-ranges="Janne.D100:Janne.O100 Janne.C101:Janne.C101 Janne.D101:Janne.O101 Janne.C102:Janne.C102 Janne.D102:Janne.O102 Janne.C103:Janne.C103 Janne.D103:Janne.O103 Janne.C104:Janne.C104 Janne.D104:Janne.O104 Janne.C105:Janne.C105 Janne.D105:Janne.O105 Janne.C106:Janne.C106 Janne.D106:Janne.O106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" draw:style-name="gr1" draw:text-style-name="P1" svg:width="159.99mm" svg:height="89.99mm" svg:x="381.68mm" svg:y="16.57mm">
            <loext:p draw:notify-on-update-of-ranges="Janne.D5:Janne.M5 Janne.C6:Janne.C6 Janne.D6:Janne.M6 Janne.C7:Janne.C7 Janne.D7:Janne.M7 Janne.C8:Janne.C8 Janne.D8:Janne.M8 Janne.C9:Janne.C9 Janne.D9:Janne.M9 Janne.C10:Janne.C10 Janne.D10:Janne.M10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3" draw:style-name="gr1" draw:text-style-name="P1" svg:width="159.99mm" svg:height="89.99mm" svg:x="381.76mm" svg:y="105.91mm">
            <loext:p draw:notify-on-update-of-ranges="Janne.D12:Janne.M12 Janne.C13:Janne.C13 Janne.D13:Janne.M13 Janne.C14:Janne.C14 Janne.D14:Janne.M14 Janne.C15:Janne.C15 Janne.D15:Janne.M15 Janne.C16:Janne.C16 Janne.D16:Janne.M16 Janne.C17:Janne.C17 Janne.D17:Janne.M17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4" draw:style-name="gr1" draw:text-style-name="P1" svg:width="159.99mm" svg:height="89.99mm" svg:x="381.43mm" svg:y="194.95mm">
            <loext:p draw:notify-on-update-of-ranges="Janne.D19:Janne.M19 Janne.C20:Janne.C20 Janne.D20:Janne.M20 Janne.C21:Janne.C21 Janne.D21:Janne.M21 Janne.C22:Janne.C22 Janne.D22:Janne.M22 Janne.C23:Janne.C23 Janne.D23:Janne.M23 Janne.C24:Janne.C24 Janne.D24:Janne.M24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5" draw:style-name="gr1" draw:text-style-name="P1" svg:width="159.99mm" svg:height="89.99mm" svg:x="540.57mm" svg:y="280.69mm">
            <loext:p draw:notify-on-update-of-ranges="Janne.D127:Janne.M127 Janne.C128:Janne.C128 Janne.D128:Janne.M128 Janne.C129:Janne.C129 Janne.D129:Janne.M129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6" draw:style-name="gr1" draw:text-style-name="P1" svg:width="159.99mm" svg:height="89.99mm" svg:x="381mm" svg:y="370.87mm">
            <loext:p draw:notify-on-update-of-ranges="Janne.D33:Janne.M33 Janne.C34:Janne.C34 Janne.D34:Janne.M34 Janne.C35:Janne.C35 Janne.D35:Janne.M35 Janne.C36:Janne.C36 Janne.D36:Janne.M36 Janne.C37:Janne.C37 Janne.D37:Janne.M37 Janne.C38:Janne.C38 Janne.D38:Janne.M38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7" draw:style-name="gr1" draw:text-style-name="P1" svg:width="159.99mm" svg:height="89.99mm" svg:x="381.42mm" svg:y="283.33mm">
            <loext:p draw:notify-on-update-of-ranges="Janne.D26:Janne.M26 Janne.C27:Janne.C27 Janne.D27:Janne.M27 Janne.C28:Janne.C28 Janne.D28:Janne.M28 Janne.C29:Janne.C29 Janne.D29:Janne.M29 Janne.C30:Janne.C30 Janne.D30:Janne.M30 Janne.C31:Janne.C31 Janne.D31:Janne.M31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8" draw:style-name="gr1" draw:text-style-name="P1" svg:width="159.99mm" svg:height="89.99mm" svg:x="380.75mm" svg:y="458.57mm">
            <loext:p draw:notify-on-update-of-ranges="Janne.D40:Janne.M40 Janne.C41:Janne.C41 Janne.D41:Janne.M41 Janne.C42:Janne.C42 Janne.D42:Janne.M42 Janne.C43:Janne.C43 Janne.D43:Janne.M43 Janne.C44:Janne.C44 Janne.D44:Janne.M44 Janne.C45:Janne.C45 Janne.D45:Janne.M45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9" draw:style-name="gr1" draw:text-style-name="P1" svg:width="159.99mm" svg:height="89.99mm" svg:x="380.96mm" svg:y="547.75mm">
            <loext:p draw:notify-on-update-of-ranges="Janne.D47:Janne.M47 Janne.C48:Janne.C48 Janne.D48:Janne.M48 Janne.C49:Janne.C49 Janne.D49:Janne.M49 Janne.C50:Janne.C50 Janne.D50:Janne.M50 Janne.C51:Janne.C51 Janne.D51:Janne.M51 Janne.C52:Janne.C52 Janne.D52:Janne.M52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0" draw:style-name="gr1" draw:text-style-name="P1" svg:width="159.99mm" svg:height="89.99mm" svg:x="541.05mm" svg:y="16.6mm">
            <loext:p draw:notify-on-update-of-ranges="Janne.D109:Janne.M109 Janne.C110:Janne.C110 Janne.D110:Janne.M110 Janne.C111:Janne.C111 Janne.D111:Janne.M111 Janne.C112:Janne.C112 Janne.D112:Janne.M112 Janne.C113:Janne.C113 Janne.D113:Janne.M113"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11" draw:style-name="gr1" draw:text-style-name="P1" svg:width="159.99mm" svg:height="89.99mm" svg:x="541.01mm" svg:y="105.39mm">
            <loext:p draw:notify-on-update-of-ranges="Janne.D115:Janne.M115 Janne.C116:Janne.C116 Janne.D116:Janne.M116 Janne.C117:Janne.C117 Janne.D117:Janne.M117 Janne.C118:Janne.C118 Janne.D118:Janne.M118 Janne.C119:Janne.C119 Janne.D119:Janne.M119"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12" draw:style-name="gr1" draw:text-style-name="P1" svg:width="159.99mm" svg:height="89.99mm" svg:x="539.31mm" svg:y="370.37mm">
            <loext:p draw:notify-on-update-of-ranges="Janne.D131:Janne.M131 Janne.C132:Janne.C132 Janne.D132:Janne.M132 Janne.C133:Janne.C133 Janne.D133:Janne.M133 Janne.C134:Janne.C134 Janne.D134:Janne.M134 Janne.C135:Janne.C135 Janne.D135:Janne.M135"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13" draw:style-name="gr1" draw:text-style-name="P1" svg:width="159.99mm" svg:height="89.99mm" svg:x="697.96mm" svg:y="372.36mm">
            <loext:p draw:notify-on-update-of-ranges="Janne.D137:Janne.M137 Janne.C138:Janne.C138 Janne.D138:Janne.M138 Janne.C139:Janne.C139 Janne.D139:Janne.M139 Janne.C140:Janne.C140 Janne.D140:Janne.M140"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4" draw:style-name="gr1" draw:text-style-name="P1" svg:width="159.99mm" svg:height="89.99mm" svg:x="539.45mm" svg:y="458.83mm">
            <loext:p draw:notify-on-update-of-ranges="Janne.D142:Janne.M142 Janne.C143:Janne.C143 Janne.D143:Janne.M143 Janne.C144:Janne.C144 Janne.D144:Janne.M144 Janne.C145:Janne.C145 Janne.D145:Janne.M145"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15" draw:style-name="gr1" draw:text-style-name="P1" svg:width="159.99mm" svg:height="89.99mm" svg:x="698.52mm" svg:y="461.24mm">
            <loext:p draw:notify-on-update-of-ranges="Janne.D147:Janne.M147 Janne.C148:Janne.C148 Janne.D148:Janne.M148 Janne.C149:Janne.C149 Janne.D149:Janne.M149 Janne.C150:Janne.C150 Janne.D150:Janne.M150"/>
            <draw:object xlink:href="./Object 54" xlink:type="simple" xlink:show="embed" xlink:actuate="onLoad"/>
            <draw:image xlink:href="./ObjectReplacements/Object 54" xlink:type="simple" xlink:show="embed" xlink:actuate="onLoad"/>
          </draw:frame>
          <draw:frame draw:z-index="16" draw:style-name="gr1" draw:text-style-name="P1" svg:width="159.99mm" svg:height="89.99mm" svg:x="540.15mm" svg:y="547.26mm">
            <loext:p draw:notify-on-update-of-ranges="Janne.D155:Janne.M155 Janne.C156:Janne.C156 Janne.D156:Janne.M156 Janne.C157:Janne.C157 Janne.D157:Janne.M157 Janne.C158:Janne.C158 Janne.D158:Janne.M158 Janne.C159:Janne.C159 Janne.D159:Janne.M159 Janne.C160:Janne.C160 Janne.D160:Janne.M160"/>
            <draw:object xlink:href="./Object 55" xlink:type="simple" xlink:show="embed" xlink:actuate="onLoad"/>
            <draw:image xlink:href="./ObjectReplacements/Object 55" xlink:type="simple" xlink:show="embed" xlink:actuate="onLoad"/>
          </draw:frame>
          <draw:frame draw:z-index="17" draw:style-name="gr1" draw:text-style-name="P1" svg:width="159.99mm" svg:height="89.99mm" svg:x="540.35mm" svg:y="193.58mm">
            <loext:p draw:notify-on-update-of-ranges="Janne.D121:Janne.M121 Janne.C122:Janne.C122 Janne.D122:Janne.M122 Janne.C123:Janne.C123 Janne.D123:Janne.M123 Janne.C124:Janne.C124 Janne.D124:Janne.M124 Janne.C125:Janne.C125 Janne.D125:Janne.M125"/>
            <draw:object xlink:href="./Object 56" xlink:type="simple" xlink:show="embed" xlink:actuate="onLoad"/>
            <draw:image xlink:href="./ObjectReplacements/Object 56" xlink:type="simple" xlink:show="embed" xlink:actuate="onLoad"/>
          </draw:frame>
          <draw:frame draw:z-index="18" draw:style-name="gr1" draw:text-style-name="P1" svg:width="159.99mm" svg:height="89.99mm" svg:x="858.03mm" svg:y="461.36mm">
            <loext:p draw:notify-on-update-of-ranges="Janne.D152:Janne.M152 Janne.C153:Janne.C153 Janne.D153:Janne.M153"/>
            <draw:object xlink:href="./Object 57" xlink:type="simple" xlink:show="embed" xlink:actuate="onLoad"/>
            <draw:image xlink:href="./ObjectReplacements/Object 57" xlink:type="simple" xlink:show="embed" xlink:actuate="onLoad"/>
          </draw:frame>
        </table:shapes>
        <table:table-column table:style-name="co2" table:default-cell-style-name="ce2"/>
        <table:table-column table:style-name="co4" table:default-cell-style-name="ce2"/>
        <table:table-column table:style-name="co3" table:number-columns-repeated="1022" table:default-cell-style-name="ce2"/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ax Count</text:p>
          </table:table-cell>
          <table:table-cell office:value-type="string" calcext:value-type="string">
            <text:p>Average Count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Average Depth</text:p>
          </table:table-cell>
          <table:table-cell office:value-type="string" calcext:value-type="string">
            <text:p>Max Travel Depth</text:p>
          </table:table-cell>
          <table:table-cell office:value-type="string" calcext:value-type="string">
            <text:p>Average Travel Depth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1.95" calcext:value-type="float">
            <text:p>1,9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Add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0523" calcext:value-type="float">
            <text:p>0,0523</text:p>
          </table:table-cell>
          <table:table-cell office:value-type="float" office:value="0.0653" calcext:value-type="float">
            <text:p>0,0653</text:p>
          </table:table-cell>
          <table:table-cell office:value-type="float" office:value="0.0748" calcext:value-type="float">
            <text:p>0,0748</text:p>
          </table:table-cell>
          <table:table-cell office:value-type="float" office:value="0.097" calcext:value-type="float">
            <text:p>0,097</text:p>
          </table:table-cell>
          <table:table-cell office:value-type="float" office:value="0.1541" calcext:value-type="float">
            <text:p>0,1541</text:p>
          </table:table-cell>
          <table:table-cell office:value-type="float" office:value="0.2437" calcext:value-type="float">
            <text:p>0,2437</text:p>
          </table:table-cell>
          <table:table-cell office:value-type="float" office:value="0.4226" calcext:value-type="float">
            <text:p>0,4226</text:p>
          </table:table-cell>
          <table:table-cell office:value-type="float" office:value="0.9311" calcext:value-type="float">
            <text:p>0,9311</text:p>
          </table:table-cell>
          <table:table-cell office:value-type="float" office:value="1.6562" calcext:value-type="float">
            <text:p>1,6562</text:p>
          </table:table-cell>
          <table:table-cell office:value-type="float" office:value="3.3565" calcext:value-type="float">
            <text:p>3,356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0488" calcext:value-type="float">
            <text:p>0,0488</text:p>
          </table:table-cell>
          <table:table-cell office:value-type="float" office:value="0.0609" calcext:value-type="float">
            <text:p>0,0609</text:p>
          </table:table-cell>
          <table:table-cell office:value-type="float" office:value="0.073" calcext:value-type="float">
            <text:p>0,073</text:p>
          </table:table-cell>
          <table:table-cell office:value-type="float" office:value="0.0948" calcext:value-type="float">
            <text:p>0,0948</text:p>
          </table:table-cell>
          <table:table-cell office:value-type="float" office:value="0.1511" calcext:value-type="float">
            <text:p>0,1511</text:p>
          </table:table-cell>
          <table:table-cell office:value-type="float" office:value="0.2383" calcext:value-type="float">
            <text:p>0,2383</text:p>
          </table:table-cell>
          <table:table-cell office:value-type="float" office:value="0.4125" calcext:value-type="float">
            <text:p>0,4125</text:p>
          </table:table-cell>
          <table:table-cell office:value-type="float" office:value="0.9842" calcext:value-type="float">
            <text:p>0,9842</text:p>
          </table:table-cell>
          <table:table-cell office:value-type="float" office:value="1.7271" calcext:value-type="float">
            <text:p>1,7271</text:p>
          </table:table-cell>
          <table:table-cell office:value-type="float" office:value="3.4362" calcext:value-type="float">
            <text:p>3,436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1872" calcext:value-type="float">
            <text:p>0,1872</text:p>
          </table:table-cell>
          <table:table-cell office:value-type="float" office:value="0.512" calcext:value-type="float">
            <text:p>0,512</text:p>
          </table:table-cell>
          <table:table-cell office:value-type="float" office:value="0.8692" calcext:value-type="float">
            <text:p>0,8692</text:p>
          </table:table-cell>
          <table:table-cell office:value-type="float" office:value="1.5635" calcext:value-type="float">
            <text:p>1,5635</text:p>
          </table:table-cell>
          <table:table-cell office:value-type="float" office:value="3.5751" calcext:value-type="float">
            <text:p>3,5751</text:p>
          </table:table-cell>
          <table:table-cell office:value-type="float" office:value="6.8726" calcext:value-type="float">
            <text:p>6,8726</text:p>
          </table:table-cell>
          <table:table-cell office:value-type="float" office:value="13.937" calcext:value-type="float">
            <text:p>13,937</text:p>
          </table:table-cell>
          <table:table-cell office:value-type="float" office:value="39.8766" calcext:value-type="float">
            <text:p>39,8766</text:p>
          </table:table-cell>
          <table:table-cell office:value-type="float" office:value="76.29" calcext:value-type="float">
            <text:p>76,29</text:p>
          </table:table-cell>
          <table:table-cell office:value-type="float" office:value="160.1432" calcext:value-type="float">
            <text:p>160,143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0875" calcext:value-type="float">
            <text:p>0,0875</text:p>
          </table:table-cell>
          <table:table-cell office:value-type="float" office:value="0.0996" calcext:value-type="float">
            <text:p>0,0996</text:p>
          </table:table-cell>
          <table:table-cell office:value-type="float" office:value="0.1061" calcext:value-type="float">
            <text:p>0,1061</text:p>
          </table:table-cell>
          <table:table-cell office:value-type="float" office:value="0.1084" calcext:value-type="float">
            <text:p>0,1084</text:p>
          </table:table-cell>
          <table:table-cell office:value-type="float" office:value="0.1223" calcext:value-type="float">
            <text:p>0,1223</text:p>
          </table:table-cell>
          <table:table-cell office:value-type="float" office:value="0.1375" calcext:value-type="float">
            <text:p>0,1375</text:p>
          </table:table-cell>
          <table:table-cell office:value-type="float" office:value="0.1552" calcext:value-type="float">
            <text:p>0,1552</text:p>
          </table:table-cell>
          <table:table-cell office:value-type="float" office:value="0.254" calcext:value-type="float">
            <text:p>0,254</text:p>
          </table:table-cell>
          <table:table-cell office:value-type="float" office:value="0.3162" calcext:value-type="float">
            <text:p>0,3162</text:p>
          </table:table-cell>
          <table:table-cell office:value-type="float" office:value="0.3829" calcext:value-type="float">
            <text:p>0,382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0239" calcext:value-type="float">
            <text:p>0,0239</text:p>
          </table:table-cell>
          <table:table-cell office:value-type="float" office:value="0.0261" calcext:value-type="float">
            <text:p>0,0261</text:p>
          </table:table-cell>
          <table:table-cell office:value-type="float" office:value="0.0265" calcext:value-type="float">
            <text:p>0,0265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98" calcext:value-type="float">
            <text:p>0,0298</text:p>
          </table:table-cell>
          <table:table-cell office:value-type="float" office:value="0.034" calcext:value-type="float">
            <text:p>0,034</text:p>
          </table:table-cell>
          <table:table-cell office:value-type="float" office:value="0.0463" calcext:value-type="float">
            <text:p>0,0463</text:p>
          </table:table-cell>
          <table:table-cell office:value-type="float" office:value="0.0974" calcext:value-type="float">
            <text:p>0,0974</text:p>
          </table:table-cell>
          <table:table-cell office:value-type="float" office:value="0.2061" calcext:value-type="float">
            <text:p>0,2061</text:p>
          </table:table-cell>
          <table:table-cell office:value-type="float" office:value="0.2656" calcext:value-type="float">
            <text:p>0,2656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Erase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485" calcext:value-type="float">
            <text:p>0,0485</text:p>
          </table:table-cell>
          <table:table-cell office:value-type="float" office:value="0.0553" calcext:value-type="float">
            <text:p>0,0553</text:p>
          </table:table-cell>
          <table:table-cell office:value-type="float" office:value="0.0608" calcext:value-type="float">
            <text:p>0,0608</text:p>
          </table:table-cell>
          <table:table-cell office:value-type="float" office:value="0.0755" calcext:value-type="float">
            <text:p>0,0755</text:p>
          </table:table-cell>
          <table:table-cell office:value-type="float" office:value="0.0918" calcext:value-type="float">
            <text:p>0,0918</text:p>
          </table:table-cell>
          <table:table-cell office:value-type="float" office:value="0.1573" calcext:value-type="float">
            <text:p>0,1573</text:p>
          </table:table-cell>
          <table:table-cell office:value-type="float" office:value="0.2948" calcext:value-type="float">
            <text:p>0,2948</text:p>
          </table:table-cell>
          <table:table-cell office:value-type="float" office:value="0.6895" calcext:value-type="float">
            <text:p>0,6895</text:p>
          </table:table-cell>
          <table:table-cell office:value-type="float" office:value="1.5216" calcext:value-type="float">
            <text:p>1,5216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0329" calcext:value-type="float">
            <text:p>0,0329</text:p>
          </table:table-cell>
          <table:table-cell office:value-type="float" office:value="0.0397" calcext:value-type="float">
            <text:p>0,0397</text:p>
          </table:table-cell>
          <table:table-cell office:value-type="float" office:value="0.0463" calcext:value-type="float">
            <text:p>0,0463</text:p>
          </table:table-cell>
          <table:table-cell office:value-type="float" office:value="0.0501" calcext:value-type="float">
            <text:p>0,0501</text:p>
          </table:table-cell>
          <table:table-cell office:value-type="float" office:value="0.0627" calcext:value-type="float">
            <text:p>0,0627</text:p>
          </table:table-cell>
          <table:table-cell office:value-type="float" office:value="0.0808" calcext:value-type="float">
            <text:p>0,0808</text:p>
          </table:table-cell>
          <table:table-cell office:value-type="float" office:value="0.1332" calcext:value-type="float">
            <text:p>0,1332</text:p>
          </table:table-cell>
          <table:table-cell office:value-type="float" office:value="0.3769" calcext:value-type="float">
            <text:p>0,3769</text:p>
          </table:table-cell>
          <table:table-cell office:value-type="float" office:value="0.7323" calcext:value-type="float">
            <text:p>0,7323</text:p>
          </table:table-cell>
          <table:table-cell office:value-type="float" office:value="1.5129" calcext:value-type="float">
            <text:p>1,512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1974" calcext:value-type="float">
            <text:p>0,1974</text:p>
          </table:table-cell>
          <table:table-cell office:value-type="float" office:value="0.585" calcext:value-type="float">
            <text:p>0,585</text:p>
          </table:table-cell>
          <table:table-cell office:value-type="float" office:value="1.013" calcext:value-type="float">
            <text:p>1,013</text:p>
          </table:table-cell>
          <table:table-cell office:value-type="float" office:value="1.8345" calcext:value-type="float">
            <text:p>1,8345</text:p>
          </table:table-cell>
          <table:table-cell office:value-type="float" office:value="4.2554" calcext:value-type="float">
            <text:p>4,2554</text:p>
          </table:table-cell>
          <table:table-cell office:value-type="float" office:value="8.323" calcext:value-type="float">
            <text:p>8,323</text:p>
          </table:table-cell>
          <table:table-cell office:value-type="float" office:value="17.4633" calcext:value-type="float">
            <text:p>17,4633</text:p>
          </table:table-cell>
          <table:table-cell office:value-type="float" office:value="52.1531" calcext:value-type="float">
            <text:p>52,1531</text:p>
          </table:table-cell>
          <table:table-cell office:value-type="float" office:value="108.4833" calcext:value-type="float">
            <text:p>108,4833</text:p>
          </table:table-cell>
          <table:table-cell office:value-type="float" office:value="218.3075" calcext:value-type="float">
            <text:p>218,307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1372" calcext:value-type="float">
            <text:p>0,1372</text:p>
          </table:table-cell>
          <table:table-cell office:value-type="float" office:value="0.2317" calcext:value-type="float">
            <text:p>0,2317</text:p>
          </table:table-cell>
          <table:table-cell office:value-type="float" office:value="0.3079" calcext:value-type="float">
            <text:p>0,3079</text:p>
          </table:table-cell>
          <table:table-cell office:value-type="float" office:value="0.3862" calcext:value-type="float">
            <text:p>0,3862</text:p>
          </table:table-cell>
          <table:table-cell office:value-type="float" office:value="0.5902" calcext:value-type="float">
            <text:p>0,5902</text:p>
          </table:table-cell>
          <table:table-cell office:value-type="float" office:value="0.7951" calcext:value-type="float">
            <text:p>0,7951</text:p>
          </table:table-cell>
          <table:table-cell office:value-type="float" office:value="1.081" calcext:value-type="float">
            <text:p>1,081</text:p>
          </table:table-cell>
          <table:table-cell office:value-type="float" office:value="2.2752" calcext:value-type="float">
            <text:p>2,2752</text:p>
          </table:table-cell>
          <table:table-cell office:value-type="float" office:value="2.6498" calcext:value-type="float">
            <text:p>2,6498</text:p>
          </table:table-cell>
          <table:table-cell office:value-type="float" office:value="1.7831" calcext:value-type="float">
            <text:p>1,7831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0391" calcext:value-type="float">
            <text:p>0,0391</text:p>
          </table:table-cell>
          <table:table-cell office:value-type="float" office:value="0.0693" calcext:value-type="float">
            <text:p>0,0693</text:p>
          </table:table-cell>
          <table:table-cell office:value-type="float" office:value="0.0915" calcext:value-type="float">
            <text:p>0,0915</text:p>
          </table:table-cell>
          <table:table-cell office:value-type="float" office:value="0.1135" calcext:value-type="float">
            <text:p>0,1135</text:p>
          </table:table-cell>
          <table:table-cell office:value-type="float" office:value="0.1754" calcext:value-type="float">
            <text:p>0,1754</text:p>
          </table:table-cell>
          <table:table-cell office:value-type="float" office:value="0.2344" calcext:value-type="float">
            <text:p>0,2344</text:p>
          </table:table-cell>
          <table:table-cell office:value-type="float" office:value="0.3344" calcext:value-type="float">
            <text:p>0,3344</text:p>
          </table:table-cell>
          <table:table-cell office:value-type="float" office:value="0.7969" calcext:value-type="float">
            <text:p>0,7969</text:p>
          </table:table-cell>
          <table:table-cell office:value-type="float" office:value="0.9378" calcext:value-type="float">
            <text:p>0,9378</text:p>
          </table:table-cell>
          <table:table-cell office:value-type="float" office:value="0.5884" calcext:value-type="float">
            <text:p>0,5884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Move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0671" calcext:value-type="float">
            <text:p>0,0671</text:p>
          </table:table-cell>
          <table:table-cell office:value-type="float" office:value="0.093" calcext:value-type="float">
            <text:p>0,093</text:p>
          </table:table-cell>
          <table:table-cell office:value-type="float" office:value="0.0992" calcext:value-type="float">
            <text:p>0,0992</text:p>
          </table:table-cell>
          <table:table-cell office:value-type="float" office:value="0.109" calcext:value-type="float">
            <text:p>0,109</text:p>
          </table:table-cell>
          <table:table-cell office:value-type="float" office:value="0.1273" calcext:value-type="float">
            <text:p>0,1273</text:p>
          </table:table-cell>
          <table:table-cell office:value-type="float" office:value="0.1516" calcext:value-type="float">
            <text:p>0,1516</text:p>
          </table:table-cell>
          <table:table-cell office:value-type="float" office:value="0.1898" calcext:value-type="float">
            <text:p>0,1898</text:p>
          </table:table-cell>
          <table:table-cell office:value-type="float" office:value="0.2829" calcext:value-type="float">
            <text:p>0,2829</text:p>
          </table:table-cell>
          <table:table-cell office:value-type="float" office:value="0.5218" calcext:value-type="float">
            <text:p>0,5218</text:p>
          </table:table-cell>
          <table:table-cell office:value-type="float" office:value="1.0032" calcext:value-type="float">
            <text:p>1,003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0578" calcext:value-type="float">
            <text:p>0,0578</text:p>
          </table:table-cell>
          <table:table-cell office:value-type="float" office:value="0.0858" calcext:value-type="float">
            <text:p>0,0858</text:p>
          </table:table-cell>
          <table:table-cell office:value-type="float" office:value="0.0939" calcext:value-type="float">
            <text:p>0,0939</text:p>
          </table:table-cell>
          <table:table-cell office:value-type="float" office:value="0.1031" calcext:value-type="float">
            <text:p>0,1031</text:p>
          </table:table-cell>
          <table:table-cell office:value-type="float" office:value="0.1225" calcext:value-type="float">
            <text:p>0,1225</text:p>
          </table:table-cell>
          <table:table-cell office:value-type="float" office:value="0.1439" calcext:value-type="float">
            <text:p>0,1439</text:p>
          </table:table-cell>
          <table:table-cell office:value-type="float" office:value="0.1939" calcext:value-type="float">
            <text:p>0,1939</text:p>
          </table:table-cell>
          <table:table-cell office:value-type="float" office:value="0.3642" calcext:value-type="float">
            <text:p>0,3642</text:p>
          </table:table-cell>
          <table:table-cell office:value-type="float" office:value="0.5995" calcext:value-type="float">
            <text:p>0,5995</text:p>
          </table:table-cell>
          <table:table-cell office:value-type="float" office:value="1.0789" calcext:value-type="float">
            <text:p>1,078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2643" calcext:value-type="float">
            <text:p>0,2643</text:p>
          </table:table-cell>
          <table:table-cell office:value-type="float" office:value="0.7094" calcext:value-type="float">
            <text:p>0,7094</text:p>
          </table:table-cell>
          <table:table-cell office:value-type="float" office:value="1.1866" calcext:value-type="float">
            <text:p>1,1866</text:p>
          </table:table-cell>
          <table:table-cell office:value-type="float" office:value="2.1193" calcext:value-type="float">
            <text:p>2,1193</text:p>
          </table:table-cell>
          <table:table-cell office:value-type="float" office:value="4.8047" calcext:value-type="float">
            <text:p>4,8047</text:p>
          </table:table-cell>
          <table:table-cell office:value-type="float" office:value="9.2852" calcext:value-type="float">
            <text:p>9,2852</text:p>
          </table:table-cell>
          <table:table-cell office:value-type="float" office:value="19.3844" calcext:value-type="float">
            <text:p>19,3844</text:p>
          </table:table-cell>
          <table:table-cell office:value-type="float" office:value="56.8623" calcext:value-type="float">
            <text:p>56,8623</text:p>
          </table:table-cell>
          <table:table-cell office:value-type="float" office:value="119.7593" calcext:value-type="float">
            <text:p>119,7593</text:p>
          </table:table-cell>
          <table:table-cell office:value-type="float" office:value="245.544" calcext:value-type="float">
            <text:p>245,544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0822" calcext:value-type="float">
            <text:p>0,0822</text:p>
          </table:table-cell>
          <table:table-cell office:value-type="float" office:value="0.0918" calcext:value-type="float">
            <text:p>0,0918</text:p>
          </table:table-cell>
          <table:table-cell office:value-type="float" office:value="0.0936" calcext:value-type="float">
            <text:p>0,0936</text:p>
          </table:table-cell>
          <table:table-cell office:value-type="float" office:value="0.0988" calcext:value-type="float">
            <text:p>0,0988</text:p>
          </table:table-cell>
          <table:table-cell office:value-type="float" office:value="0.1173" calcext:value-type="float">
            <text:p>0,1173</text:p>
          </table:table-cell>
          <table:table-cell office:value-type="float" office:value="0.1307" calcext:value-type="float">
            <text:p>0,1307</text:p>
          </table:table-cell>
          <table:table-cell office:value-type="float" office:value="0.1777" calcext:value-type="float">
            <text:p>0,1777</text:p>
          </table:table-cell>
          <table:table-cell office:value-type="float" office:value="0.2932" calcext:value-type="float">
            <text:p>0,2932</text:p>
          </table:table-cell>
          <table:table-cell office:value-type="float" office:value="0.3551" calcext:value-type="float">
            <text:p>0,3551</text:p>
          </table:table-cell>
          <table:table-cell office:value-type="float" office:value="0.4138" calcext:value-type="float">
            <text:p>0,4138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0372" calcext:value-type="float">
            <text:p>0,0372</text:p>
          </table:table-cell>
          <table:table-cell office:value-type="float" office:value="0.0417" calcext:value-type="float">
            <text:p>0,0417</text:p>
          </table:table-cell>
          <table:table-cell office:value-type="float" office:value="0.0418" calcext:value-type="float">
            <text:p>0,0418</text:p>
          </table:table-cell>
          <table:table-cell office:value-type="float" office:value="0.0427" calcext:value-type="float">
            <text:p>0,0427</text:p>
          </table:table-cell>
          <table:table-cell office:value-type="float" office:value="0.0502" calcext:value-type="float">
            <text:p>0,0502</text:p>
          </table:table-cell>
          <table:table-cell office:value-type="float" office:value="0.0549" calcext:value-type="float">
            <text:p>0,0549</text:p>
          </table:table-cell>
          <table:table-cell office:value-type="float" office:value="0.0802" calcext:value-type="float">
            <text:p>0,0802</text:p>
          </table:table-cell>
          <table:table-cell office:value-type="float" office:value="0.1558" calcext:value-type="float">
            <text:p>0,1558</text:p>
          </table:table-cell>
          <table:table-cell office:value-type="float" office:value="0.2826" calcext:value-type="float">
            <text:p>0,2826</text:p>
          </table:table-cell>
          <table:table-cell office:value-type="float" office:value="0.3421" calcext:value-type="float">
            <text:p>0,3421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Nth Node</text:p>
          </table:table-cell>
          <table:table-cell table:style-name="Default" office:value-type="string" calcext:value-type="string">
            <text:p>Fl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0492" calcext:value-type="float">
            <text:p>0,0492</text:p>
          </table:table-cell>
          <table:table-cell office:value-type="float" office:value="0.1598" calcext:value-type="float">
            <text:p>0,1598</text:p>
          </table:table-cell>
          <table:table-cell office:value-type="float" office:value="0.265" calcext:value-type="float">
            <text:p>0,265</text:p>
          </table:table-cell>
          <table:table-cell office:value-type="float" office:value="0.4507" calcext:value-type="float">
            <text:p>0,4507</text:p>
          </table:table-cell>
          <table:table-cell office:value-type="float" office:value="1.1307" calcext:value-type="float">
            <text:p>1,1307</text:p>
          </table:table-cell>
          <table:table-cell office:value-type="float" office:value="2.5042" calcext:value-type="float">
            <text:p>2,5042</text:p>
          </table:table-cell>
          <table:table-cell office:value-type="float" office:value="5.7457" calcext:value-type="float">
            <text:p>5,7457</text:p>
          </table:table-cell>
          <table:table-cell office:value-type="float" office:value="31.4286" calcext:value-type="float">
            <text:p>31,4286</text:p>
          </table:table-cell>
          <table:table-cell office:value-type="float" office:value="73.2311" calcext:value-type="float">
            <text:p>73,2311</text:p>
          </table:table-cell>
          <table:table-cell office:value-type="float" office:value="190.305" calcext:value-type="float">
            <text:p>190,30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0492" calcext:value-type="float">
            <text:p>0,0492</text:p>
          </table:table-cell>
          <table:table-cell office:value-type="float" office:value="0.1597" calcext:value-type="float">
            <text:p>0,1597</text:p>
          </table:table-cell>
          <table:table-cell office:value-type="float" office:value="0.2665" calcext:value-type="float">
            <text:p>0,2665</text:p>
          </table:table-cell>
          <table:table-cell office:value-type="float" office:value="0.4575" calcext:value-type="float">
            <text:p>0,4575</text:p>
          </table:table-cell>
          <table:table-cell office:value-type="float" office:value="1.1645" calcext:value-type="float">
            <text:p>1,1645</text:p>
          </table:table-cell>
          <table:table-cell office:value-type="float" office:value="2.603" calcext:value-type="float">
            <text:p>2,603</text:p>
          </table:table-cell>
          <table:table-cell office:value-type="float" office:value="6.1199" calcext:value-type="float">
            <text:p>6,1199</text:p>
          </table:table-cell>
          <table:table-cell office:value-type="float" office:value="33.4397" calcext:value-type="float">
            <text:p>33,4397</text:p>
          </table:table-cell>
          <table:table-cell office:value-type="float" office:value="73.3143" calcext:value-type="float">
            <text:p>73,3143</text:p>
          </table:table-cell>
          <table:table-cell office:value-type="float" office:value="189.7103" calcext:value-type="float">
            <text:p>189,7103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Leaf travel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0924" calcext:value-type="float">
            <text:p>0,0924</text:p>
          </table:table-cell>
          <table:table-cell office:value-type="float" office:value="0.2046" calcext:value-type="float">
            <text:p>0,2046</text:p>
          </table:table-cell>
          <table:table-cell office:value-type="float" office:value="0.2761" calcext:value-type="float">
            <text:p>0,2761</text:p>
          </table:table-cell>
          <table:table-cell office:value-type="float" office:value="0.4483" calcext:value-type="float">
            <text:p>0,4483</text:p>
          </table:table-cell>
          <table:table-cell office:value-type="float" office:value="0.9847" calcext:value-type="float">
            <text:p>0,9847</text:p>
          </table:table-cell>
          <table:table-cell office:value-type="float" office:value="1.8495" calcext:value-type="float">
            <text:p>1,8495</text:p>
          </table:table-cell>
          <table:table-cell office:value-type="float" office:value="3.8086" calcext:value-type="float">
            <text:p>3,8086</text:p>
          </table:table-cell>
          <table:table-cell office:value-type="float" office:value="9.2444" calcext:value-type="float">
            <text:p>9,2444</text:p>
          </table:table-cell>
          <table:table-cell office:value-type="float" office:value="11.2947" calcext:value-type="float">
            <text:p>11,2947</text:p>
          </table:table-cell>
          <table:table-cell office:value-type="float" office:value="22.3568" calcext:value-type="float">
            <text:p>22,3568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0617" calcext:value-type="float">
            <text:p>0,0617</text:p>
          </table:table-cell>
          <table:table-cell office:value-type="float" office:value="0.0644" calcext:value-type="float">
            <text:p>0,0644</text:p>
          </table:table-cell>
          <table:table-cell office:value-type="float" office:value="0.0637" calcext:value-type="float">
            <text:p>0,0637</text:p>
          </table:table-cell>
          <table:table-cell office:value-type="float" office:value="0.0616" calcext:value-type="float">
            <text:p>0,0616</text:p>
          </table:table-cell>
          <table:table-cell office:value-type="float" office:value="0.0612" calcext:value-type="float">
            <text:p>0,0612</text:p>
          </table:table-cell>
          <table:table-cell office:value-type="float" office:value="0.0599" calcext:value-type="float">
            <text:p>0,0599</text:p>
          </table:table-cell>
          <table:table-cell office:value-type="float" office:value="0.0601" calcext:value-type="float">
            <text:p>0,0601</text:p>
          </table:table-cell>
          <table:table-cell office:value-type="float" office:value="0.0649" calcext:value-type="float">
            <text:p>0,0649</text:p>
          </table:table-cell>
          <table:table-cell office:value-type="float" office:value="0.0582" calcext:value-type="float">
            <text:p>0,0582</text:p>
          </table:table-cell>
          <table:table-cell office:value-type="float" office:value="0.0824" calcext:value-type="float">
            <text:p>0,0824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2669" calcext:value-type="float">
            <text:p>0,2669</text:p>
          </table:table-cell>
          <table:table-cell office:value-type="float" office:value="0.345" calcext:value-type="float">
            <text:p>0,345</text:p>
          </table:table-cell>
          <table:table-cell office:value-type="float" office:value="0.4298" calcext:value-type="float">
            <text:p>0,4298</text:p>
          </table:table-cell>
          <table:table-cell office:value-type="float" office:value="0.6051" calcext:value-type="float">
            <text:p>0,6051</text:p>
          </table:table-cell>
          <table:table-cell office:value-type="float" office:value="1.1573" calcext:value-type="float">
            <text:p>1,1573</text:p>
          </table:table-cell>
          <table:table-cell office:value-type="float" office:value="2.077" calcext:value-type="float">
            <text:p>2,077</text:p>
          </table:table-cell>
          <table:table-cell office:value-type="float" office:value="4.3475" calcext:value-type="float">
            <text:p>4,3475</text:p>
          </table:table-cell>
          <table:table-cell office:value-type="float" office:value="19.7217" calcext:value-type="float">
            <text:p>19,7217</text:p>
          </table:table-cell>
          <table:table-cell office:value-type="float" office:value="45.9088" calcext:value-type="float">
            <text:p>45,9088</text:p>
          </table:table-cell>
          <table:table-cell office:value-type="float" office:value="95.7418" calcext:value-type="float">
            <text:p>95,7418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0414" calcext:value-type="float">
            <text:p>0,0414</text:p>
          </table:table-cell>
          <table:table-cell office:value-type="float" office:value="0.0449" calcext:value-type="float">
            <text:p>0,0449</text:p>
          </table:table-cell>
          <table:table-cell office:value-type="float" office:value="0.046" calcext:value-type="float">
            <text:p>0,046</text:p>
          </table:table-cell>
          <table:table-cell office:value-type="float" office:value="0.0456" calcext:value-type="float">
            <text:p>0,0456</text:p>
          </table:table-cell>
          <table:table-cell office:value-type="float" office:value="0.048" calcext:value-type="float">
            <text:p>0,04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509" calcext:value-type="float">
            <text:p>0,0509</text:p>
          </table:table-cell>
          <table:table-cell office:value-type="float" office:value="0.0564" calcext:value-type="float">
            <text:p>0,0564</text:p>
          </table:table-cell>
          <table:table-cell office:value-type="float" office:value="0.0505" calcext:value-type="float">
            <text:p>0,0505</text:p>
          </table:table-cell>
          <table:table-cell office:value-type="float" office:value="0.075" calcext:value-type="float">
            <text:p>0,07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0402" calcext:value-type="float">
            <text:p>0,0402</text:p>
          </table:table-cell>
          <table:table-cell office:value-type="float" office:value="0.0453" calcext:value-type="float">
            <text:p>0,0453</text:p>
          </table:table-cell>
          <table:table-cell office:value-type="float" office:value="0.0486" calcext:value-type="float">
            <text:p>0,0486</text:p>
          </table:table-cell>
          <table:table-cell office:value-type="float" office:value="0.0471" calcext:value-type="float">
            <text:p>0,0471</text:p>
          </table:table-cell>
          <table:table-cell office:value-type="float" office:value="0.0493" calcext:value-type="float">
            <text:p>0,0493</text:p>
          </table:table-cell>
          <table:table-cell office:value-type="float" office:value="0.0497" calcext:value-type="float">
            <text:p>0,0497</text:p>
          </table:table-cell>
          <table:table-cell office:value-type="float" office:value="0.0519" calcext:value-type="float">
            <text:p>0,0519</text:p>
          </table:table-cell>
          <table:table-cell office:value-type="float" office:value="0.0582" calcext:value-type="float">
            <text:p>0,0582</text:p>
          </table:table-cell>
          <table:table-cell office:value-type="float" office:value="0.0525" calcext:value-type="float">
            <text:p>0,0525</text:p>
          </table:table-cell>
          <table:table-cell office:value-type="float" office:value="0.0754" calcext:value-type="float">
            <text:p>0,0754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Find max depth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0121" calcext:value-type="float">
            <text:p>0,0121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197" calcext:value-type="float">
            <text:p>0,0197</text:p>
          </table:table-cell>
          <table:table-cell office:value-type="float" office:value="0.0313" calcext:value-type="float">
            <text:p>0,0313</text:p>
          </table:table-cell>
          <table:table-cell office:value-type="float" office:value="0.057" calcext:value-type="float">
            <text:p>0,057</text:p>
          </table:table-cell>
          <table:table-cell office:value-type="float" office:value="0.1244" calcext:value-type="float">
            <text:p>0,1244</text:p>
          </table:table-cell>
          <table:table-cell office:value-type="float" office:value="0.2137" calcext:value-type="float">
            <text:p>0,2137</text:p>
          </table:table-cell>
          <table:table-cell office:value-type="float" office:value="0.788" calcext:value-type="float">
            <text:p>0,788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0122" calcext:value-type="float">
            <text:p>0,0122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148" calcext:value-type="float">
            <text:p>0,0148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211" calcext:value-type="float">
            <text:p>0,0211</text:p>
          </table:table-cell>
          <table:table-cell office:value-type="float" office:value="0.0328" calcext:value-type="float">
            <text:p>0,0328</text:p>
          </table:table-cell>
          <table:table-cell office:value-type="float" office:value="0.0583" calcext:value-type="float">
            <text:p>0,0583</text:p>
          </table:table-cell>
          <table:table-cell office:value-type="float" office:value="0.1262" calcext:value-type="float">
            <text:p>0,1262</text:p>
          </table:table-cell>
          <table:table-cell office:value-type="float" office:value="0.2148" calcext:value-type="float">
            <text:p>0,2148</text:p>
          </table:table-cell>
          <table:table-cell office:value-type="float" office:value="0.7781" calcext:value-type="float">
            <text:p>0,7781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157" calcext:value-type="float">
            <text:p>0,0157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84" calcext:value-type="float">
            <text:p>0,0184</text:p>
          </table:table-cell>
          <table:table-cell office:value-type="float" office:value="0.0391" calcext:value-type="float">
            <text:p>0,0391</text:p>
          </table:table-cell>
          <table:table-cell office:value-type="float" office:value="0.0611" calcext:value-type="float">
            <text:p>0,0611</text:p>
          </table:table-cell>
          <table:table-cell office:value-type="float" office:value="0.1223" calcext:value-type="float">
            <text:p>0,1223</text:p>
          </table:table-cell>
          <table:table-cell office:value-type="float" office:value="0.2116" calcext:value-type="float">
            <text:p>0,2116</text:p>
          </table:table-cell>
          <table:table-cell office:value-type="float" office:value="0.7572" calcext:value-type="float">
            <text:p>0,757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0936" calcext:value-type="float">
            <text:p>0,0936</text:p>
          </table:table-cell>
          <table:table-cell office:value-type="float" office:value="0.2839" calcext:value-type="float">
            <text:p>0,2839</text:p>
          </table:table-cell>
          <table:table-cell office:value-type="float" office:value="0.4468" calcext:value-type="float">
            <text:p>0,4468</text:p>
          </table:table-cell>
          <table:table-cell office:value-type="float" office:value="0.7918" calcext:value-type="float">
            <text:p>0,7918</text:p>
          </table:table-cell>
          <table:table-cell office:value-type="float" office:value="2.4717" calcext:value-type="float">
            <text:p>2,4717</text:p>
          </table:table-cell>
          <table:table-cell office:value-type="float" office:value="6.0071" calcext:value-type="float">
            <text:p>6,0071</text:p>
          </table:table-cell>
          <table:table-cell office:value-type="float" office:value="16.012" calcext:value-type="float">
            <text:p>16,012</text:p>
          </table:table-cell>
          <table:table-cell office:value-type="float" office:value="91.7409" calcext:value-type="float">
            <text:p>91,7409</text:p>
          </table:table-cell>
          <table:table-cell office:value-type="float" office:value="216.7081" calcext:value-type="float">
            <text:p>216,7081</text:p>
          </table:table-cell>
          <table:table-cell office:value-type="float" office:value="482.4045" calcext:value-type="float">
            <text:p>482,404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0929" calcext:value-type="float">
            <text:p>0,0929</text:p>
          </table:table-cell>
          <table:table-cell office:value-type="float" office:value="0.2805" calcext:value-type="float">
            <text:p>0,2805</text:p>
          </table:table-cell>
          <table:table-cell office:value-type="float" office:value="0.4509" calcext:value-type="float">
            <text:p>0,4509</text:p>
          </table:table-cell>
          <table:table-cell office:value-type="float" office:value="0.8072" calcext:value-type="float">
            <text:p>0,8072</text:p>
          </table:table-cell>
          <table:table-cell office:value-type="float" office:value="2.5919" calcext:value-type="float">
            <text:p>2,5919</text:p>
          </table:table-cell>
          <table:table-cell office:value-type="float" office:value="6.2286" calcext:value-type="float">
            <text:p>6,2286</text:p>
          </table:table-cell>
          <table:table-cell office:value-type="float" office:value="17.2853" calcext:value-type="float">
            <text:p>17,2853</text:p>
          </table:table-cell>
          <table:table-cell office:value-type="float" office:value="95.9551" calcext:value-type="float">
            <text:p>95,9551</text:p>
          </table:table-cell>
          <table:table-cell office:value-type="float" office:value="215.1095" calcext:value-type="float">
            <text:p>215,1095</text:p>
          </table:table-cell>
          <table:table-cell office:value-type="float" office:value="479.9264" calcext:value-type="float">
            <text:p>479,9264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Find count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117" calcext:value-type="float">
            <text:p>0,0117</text:p>
          </table:table-cell>
          <table:table-cell office:value-type="float" office:value="0.0102" calcext:value-type="float">
            <text:p>0,0102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48" calcext:value-type="float">
            <text:p>0,0148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166" calcext:value-type="float">
            <text:p>0,0166</text:p>
          </table:table-cell>
          <table:table-cell office:value-type="float" office:value="0.0178" calcext:value-type="float">
            <text:p>0,0178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124" calcext:value-type="float">
            <text:p>0,0124</text:p>
          </table:table-cell>
          <table:table-cell office:value-type="float" office:value="0.0109" calcext:value-type="float">
            <text:p>0,0109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46" calcext:value-type="float">
            <text:p>0,0146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019" calcext:value-type="float">
            <text:p>0,01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122" calcext:value-type="float">
            <text:p>0,0122</text:p>
          </table:table-cell>
          <table:table-cell office:value-type="float" office:value="0.0107" calcext:value-type="float">
            <text:p>0,0107</text:p>
          </table:table-cell>
          <table:table-cell office:value-type="float" office:value="0.0129" calcext:value-type="float">
            <text:p>0,0129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223" calcext:value-type="float">
            <text:p>0,0223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0908" calcext:value-type="float">
            <text:p>0,0908</text:p>
          </table:table-cell>
          <table:table-cell office:value-type="float" office:value="0.2456" calcext:value-type="float">
            <text:p>0,2456</text:p>
          </table:table-cell>
          <table:table-cell office:value-type="float" office:value="0.4162" calcext:value-type="float">
            <text:p>0,4162</text:p>
          </table:table-cell>
          <table:table-cell office:value-type="float" office:value="0.7537" calcext:value-type="float">
            <text:p>0,7537</text:p>
          </table:table-cell>
          <table:table-cell office:value-type="float" office:value="2.4548" calcext:value-type="float">
            <text:p>2,4548</text:p>
          </table:table-cell>
          <table:table-cell office:value-type="float" office:value="7.4391" calcext:value-type="float">
            <text:p>7,4391</text:p>
          </table:table-cell>
          <table:table-cell office:value-type="float" office:value="23.6828" calcext:value-type="float">
            <text:p>23,6828</text:p>
          </table:table-cell>
          <table:table-cell office:value-type="float" office:value="99.3293" calcext:value-type="float">
            <text:p>99,3293</text:p>
          </table:table-cell>
          <table:table-cell office:value-type="float" office:value="216.1121" calcext:value-type="float">
            <text:p>216,1121</text:p>
          </table:table-cell>
          <table:table-cell office:value-type="float" office:value="465.3608" calcext:value-type="float">
            <text:p>465,3608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0904" calcext:value-type="float">
            <text:p>0,0904</text:p>
          </table:table-cell>
          <table:table-cell office:value-type="float" office:value="0.2458" calcext:value-type="float">
            <text:p>0,2458</text:p>
          </table:table-cell>
          <table:table-cell office:value-type="float" office:value="0.4203" calcext:value-type="float">
            <text:p>0,4203</text:p>
          </table:table-cell>
          <table:table-cell office:value-type="float" office:value="0.7684" calcext:value-type="float">
            <text:p>0,7684</text:p>
          </table:table-cell>
          <table:table-cell office:value-type="float" office:value="2.5683" calcext:value-type="float">
            <text:p>2,5683</text:p>
          </table:table-cell>
          <table:table-cell office:value-type="float" office:value="7.6407" calcext:value-type="float">
            <text:p>7,6407</text:p>
          </table:table-cell>
          <table:table-cell office:value-type="float" office:value="25.1497" calcext:value-type="float">
            <text:p>25,1497</text:p>
          </table:table-cell>
          <table:table-cell office:value-type="float" office:value="103.4704" calcext:value-type="float">
            <text:p>103,4704</text:p>
          </table:table-cell>
          <table:table-cell office:value-type="float" office:value="216.9442" calcext:value-type="float">
            <text:p>216,9442</text:p>
          </table:table-cell>
          <table:table-cell office:value-type="float" office:value="463.8757" calcext:value-type="float">
            <text:p>463,8757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Traveled depth average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2.7511" calcext:value-type="float">
            <text:p>2,7511</text:p>
          </table:table-cell>
          <table:table-cell office:value-type="float" office:value="2.9677" calcext:value-type="float">
            <text:p>2,9677</text:p>
          </table:table-cell>
          <table:table-cell office:value-type="float" office:value="3.1001" calcext:value-type="float">
            <text:p>3,1001</text:p>
          </table:table-cell>
          <table:table-cell office:value-type="float" office:value="3.1728" calcext:value-type="float">
            <text:p>3,1728</text:p>
          </table:table-cell>
          <table:table-cell office:value-type="float" office:value="3.4172" calcext:value-type="float">
            <text:p>3,4172</text:p>
          </table:table-cell>
          <table:table-cell office:value-type="float" office:value="3.4883" calcext:value-type="float">
            <text:p>3,4883</text:p>
          </table:table-cell>
          <table:table-cell office:value-type="float" office:value="3.686" calcext:value-type="float">
            <text:p>3,686</text:p>
          </table:table-cell>
          <table:table-cell office:value-type="float" office:value="3.9908" calcext:value-type="float">
            <text:p>3,9908</text:p>
          </table:table-cell>
          <table:table-cell office:value-type="float" office:value="2.9731" calcext:value-type="float">
            <text:p>2,9731</text:p>
          </table:table-cell>
          <table:table-cell office:value-type="float" office:value="4.0269" calcext:value-type="float">
            <text:p>4,026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2.7511" calcext:value-type="float">
            <text:p>2,7511</text:p>
          </table:table-cell>
          <table:table-cell office:value-type="float" office:value="2.9677" calcext:value-type="float">
            <text:p>2,9677</text:p>
          </table:table-cell>
          <table:table-cell office:value-type="float" office:value="3.1001" calcext:value-type="float">
            <text:p>3,1001</text:p>
          </table:table-cell>
          <table:table-cell office:value-type="float" office:value="3.1728" calcext:value-type="float">
            <text:p>3,1728</text:p>
          </table:table-cell>
          <table:table-cell office:value-type="float" office:value="3.4172" calcext:value-type="float">
            <text:p>3,4172</text:p>
          </table:table-cell>
          <table:table-cell office:value-type="float" office:value="3.4883" calcext:value-type="float">
            <text:p>3,4883</text:p>
          </table:table-cell>
          <table:table-cell office:value-type="float" office:value="3.686" calcext:value-type="float">
            <text:p>3,686</text:p>
          </table:table-cell>
          <table:table-cell office:value-type="float" office:value="3.9908" calcext:value-type="float">
            <text:p>3,9908</text:p>
          </table:table-cell>
          <table:table-cell office:value-type="float" office:value="2.9731" calcext:value-type="float">
            <text:p>2,9731</text:p>
          </table:table-cell>
          <table:table-cell office:value-type="float" office:value="4.0269" calcext:value-type="float">
            <text:p>4,026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2.7511" calcext:value-type="float">
            <text:p>2,7511</text:p>
          </table:table-cell>
          <table:table-cell office:value-type="float" office:value="2.9677" calcext:value-type="float">
            <text:p>2,9677</text:p>
          </table:table-cell>
          <table:table-cell office:value-type="float" office:value="3.1001" calcext:value-type="float">
            <text:p>3,1001</text:p>
          </table:table-cell>
          <table:table-cell office:value-type="float" office:value="3.1728" calcext:value-type="float">
            <text:p>3,1728</text:p>
          </table:table-cell>
          <table:table-cell office:value-type="float" office:value="3.4172" calcext:value-type="float">
            <text:p>3,4172</text:p>
          </table:table-cell>
          <table:table-cell office:value-type="float" office:value="3.4883" calcext:value-type="float">
            <text:p>3,4883</text:p>
          </table:table-cell>
          <table:table-cell office:value-type="float" office:value="3.686" calcext:value-type="float">
            <text:p>3,686</text:p>
          </table:table-cell>
          <table:table-cell office:value-type="float" office:value="3.9908" calcext:value-type="float">
            <text:p>3,9908</text:p>
          </table:table-cell>
          <table:table-cell office:value-type="float" office:value="2.9731" calcext:value-type="float">
            <text:p>2,9731</text:p>
          </table:table-cell>
          <table:table-cell office:value-type="float" office:value="4.0269" calcext:value-type="float">
            <text:p>4,026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2.7511" calcext:value-type="float">
            <text:p>2,7511</text:p>
          </table:table-cell>
          <table:table-cell office:value-type="float" office:value="2.9677" calcext:value-type="float">
            <text:p>2,9677</text:p>
          </table:table-cell>
          <table:table-cell office:value-type="float" office:value="3.1001" calcext:value-type="float">
            <text:p>3,1001</text:p>
          </table:table-cell>
          <table:table-cell office:value-type="float" office:value="3.1728" calcext:value-type="float">
            <text:p>3,1728</text:p>
          </table:table-cell>
          <table:table-cell office:value-type="float" office:value="3.4172" calcext:value-type="float">
            <text:p>3,4172</text:p>
          </table:table-cell>
          <table:table-cell office:value-type="float" office:value="3.4883" calcext:value-type="float">
            <text:p>3,4883</text:p>
          </table:table-cell>
          <table:table-cell office:value-type="float" office:value="3.686" calcext:value-type="float">
            <text:p>3,686</text:p>
          </table:table-cell>
          <table:table-cell office:value-type="float" office:value="3.9908" calcext:value-type="float">
            <text:p>3,9908</text:p>
          </table:table-cell>
          <table:table-cell office:value-type="float" office:value="2.9731" calcext:value-type="float">
            <text:p>2,9731</text:p>
          </table:table-cell>
          <table:table-cell office:value-type="float" office:value="4.0269" calcext:value-type="float">
            <text:p>4,026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2.7511" calcext:value-type="float">
            <text:p>2,7511</text:p>
          </table:table-cell>
          <table:table-cell office:value-type="float" office:value="2.9677" calcext:value-type="float">
            <text:p>2,9677</text:p>
          </table:table-cell>
          <table:table-cell office:value-type="float" office:value="3.1001" calcext:value-type="float">
            <text:p>3,1001</text:p>
          </table:table-cell>
          <table:table-cell office:value-type="float" office:value="3.1728" calcext:value-type="float">
            <text:p>3,1728</text:p>
          </table:table-cell>
          <table:table-cell office:value-type="float" office:value="3.4172" calcext:value-type="float">
            <text:p>3,4172</text:p>
          </table:table-cell>
          <table:table-cell office:value-type="float" office:value="3.4883" calcext:value-type="float">
            <text:p>3,4883</text:p>
          </table:table-cell>
          <table:table-cell office:value-type="float" office:value="3.686" calcext:value-type="float">
            <text:p>3,686</text:p>
          </table:table-cell>
          <table:table-cell office:value-type="float" office:value="3.9908" calcext:value-type="float">
            <text:p>3,9908</text:p>
          </table:table-cell>
          <table:table-cell office:value-type="float" office:value="2.9731" calcext:value-type="float">
            <text:p>2,9731</text:p>
          </table:table-cell>
          <table:table-cell office:value-type="float" office:value="4.0269" calcext:value-type="float">
            <text:p>4,026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Travel depth max</text:p>
          </table:table-cell>
          <table:table-cell table:style-name="Default" office:value-type="string" calcext:value-type="string">
            <text:p>Fl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ransforms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number-columns-repeated="1009"/>
        </table:table-row>
        <table:table-row table:style-name="ro3">
          <table:table-cell/>
          <table:table-cell office:value-type="string" calcext:value-type="string">
            <text:p>1st iteration</text:p>
          </table:table-cell>
          <table:table-cell office:value-type="string" calcext:value-type="string">
            <text:p>Flat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485" calcext:value-type="float">
            <text:p>0,0485</text:p>
          </table:table-cell>
          <table:table-cell office:value-type="float" office:value="0.0553" calcext:value-type="float">
            <text:p>0,0553</text:p>
          </table:table-cell>
          <table:table-cell office:value-type="float" office:value="0.0608" calcext:value-type="float">
            <text:p>0,0608</text:p>
          </table:table-cell>
          <table:table-cell office:value-type="float" office:value="0.0755" calcext:value-type="float">
            <text:p>0,0755</text:p>
          </table:table-cell>
          <table:table-cell office:value-type="float" office:value="0.0918" calcext:value-type="float">
            <text:p>0,0918</text:p>
          </table:table-cell>
          <table:table-cell office:value-type="float" office:value="0.1573" calcext:value-type="float">
            <text:p>0,1573</text:p>
          </table:table-cell>
          <table:table-cell office:value-type="float" office:value="0.2948" calcext:value-type="float">
            <text:p>0,2948</text:p>
          </table:table-cell>
          <table:table-cell office:value-type="float" office:value="0.6895" calcext:value-type="float">
            <text:p>0,6895</text:p>
          </table:table-cell>
          <table:table-cell office:value-type="float" office:value="1.5216" calcext:value-type="float">
            <text:p>1,5216</text:p>
          </table:table-cell>
          <table:table-cell office:value-type="float" office:value="0.1552" calcext:value-type="float">
            <text:p>0,1552</text:p>
          </table:table-cell>
          <table:table-cell office:value-type="float" office:value="0.054" calcext:value-type="float">
            <text:p>0,054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329" calcext:value-type="float">
            <text:p>0,0329</text:p>
          </table:table-cell>
          <table:table-cell office:value-type="float" office:value="0.0397" calcext:value-type="float">
            <text:p>0,0397</text:p>
          </table:table-cell>
          <table:table-cell office:value-type="float" office:value="0.0463" calcext:value-type="float">
            <text:p>0,0463</text:p>
          </table:table-cell>
          <table:table-cell office:value-type="float" office:value="0.0501" calcext:value-type="float">
            <text:p>0,0501</text:p>
          </table:table-cell>
          <table:table-cell office:value-type="float" office:value="0.0627" calcext:value-type="float">
            <text:p>0,0627</text:p>
          </table:table-cell>
          <table:table-cell office:value-type="float" office:value="0.0808" calcext:value-type="float">
            <text:p>0,0808</text:p>
          </table:table-cell>
          <table:table-cell office:value-type="float" office:value="0.1332" calcext:value-type="float">
            <text:p>0,1332</text:p>
          </table:table-cell>
          <table:table-cell office:value-type="float" office:value="0.3769" calcext:value-type="float">
            <text:p>0,3769</text:p>
          </table:table-cell>
          <table:table-cell office:value-type="float" office:value="0.7323" calcext:value-type="float">
            <text:p>0,7323</text:p>
          </table:table-cell>
          <table:table-cell office:value-type="float" office:value="1.5129" calcext:value-type="float">
            <text:p>1,5129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,027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1974" calcext:value-type="float">
            <text:p>0,1974</text:p>
          </table:table-cell>
          <table:table-cell office:value-type="float" office:value="0.585" calcext:value-type="float">
            <text:p>0,585</text:p>
          </table:table-cell>
          <table:table-cell office:value-type="float" office:value="1.013" calcext:value-type="float">
            <text:p>1,013</text:p>
          </table:table-cell>
          <table:table-cell office:value-type="float" office:value="1.8345" calcext:value-type="float">
            <text:p>1,8345</text:p>
          </table:table-cell>
          <table:table-cell office:value-type="float" office:value="4.2554" calcext:value-type="float">
            <text:p>4,2554</text:p>
          </table:table-cell>
          <table:table-cell office:value-type="float" office:value="8.323" calcext:value-type="float">
            <text:p>8,323</text:p>
          </table:table-cell>
          <table:table-cell office:value-type="float" office:value="17.4633" calcext:value-type="float">
            <text:p>17,4633</text:p>
          </table:table-cell>
          <table:table-cell office:value-type="float" office:value="52.1531" calcext:value-type="float">
            <text:p>52,1531</text:p>
          </table:table-cell>
          <table:table-cell office:value-type="float" office:value="108.4833" calcext:value-type="float">
            <text:p>108,4833</text:p>
          </table:table-cell>
          <table:table-cell office:value-type="float" office:value="218.3075" calcext:value-type="float">
            <text:p>218,3075</text:p>
          </table:table-cell>
          <table:table-cell office:value-type="float" office:value="0.3103" calcext:value-type="float">
            <text:p>0,3103</text:p>
          </table:table-cell>
          <table:table-cell office:value-type="float" office:value="0.3238" calcext:value-type="float">
            <text:p>0,3238</text:p>
          </table:table-cell>
          <table:table-cell table:number-columns-repeated="1009"/>
        </table:table-row>
        <table:table-row table:style-name="ro3">
          <table:table-cell/>
          <table:table-cell office:value-type="string" calcext:value-type="string">
            <text:p>10th iteration</text:p>
          </table:table-cell>
          <table:table-cell office:value-type="string" calcext:value-type="string">
            <text:p>Flat</text:p>
          </table:table-cell>
          <table:table-cell office:value-type="float" office:value="0.0671" calcext:value-type="float">
            <text:p>0,0671</text:p>
          </table:table-cell>
          <table:table-cell office:value-type="float" office:value="0.093" calcext:value-type="float">
            <text:p>0,093</text:p>
          </table:table-cell>
          <table:table-cell office:value-type="float" office:value="0.0992" calcext:value-type="float">
            <text:p>0,0992</text:p>
          </table:table-cell>
          <table:table-cell office:value-type="float" office:value="0.109" calcext:value-type="float">
            <text:p>0,109</text:p>
          </table:table-cell>
          <table:table-cell office:value-type="float" office:value="0.1273" calcext:value-type="float">
            <text:p>0,1273</text:p>
          </table:table-cell>
          <table:table-cell office:value-type="float" office:value="0.1516" calcext:value-type="float">
            <text:p>0,1516</text:p>
          </table:table-cell>
          <table:table-cell office:value-type="float" office:value="0.1898" calcext:value-type="float">
            <text:p>0,1898</text:p>
          </table:table-cell>
          <table:table-cell office:value-type="float" office:value="0.2829" calcext:value-type="float">
            <text:p>0,2829</text:p>
          </table:table-cell>
          <table:table-cell office:value-type="float" office:value="0.5218" calcext:value-type="float">
            <text:p>0,5218</text:p>
          </table:table-cell>
          <table:table-cell office:value-type="float" office:value="1.0032" calcext:value-type="float">
            <text:p>1,0032</text:p>
          </table:table-cell>
          <table:table-cell office:value-type="float" office:value="0.3103" calcext:value-type="float">
            <text:p>0,3103</text:p>
          </table:table-cell>
          <table:table-cell office:value-type="float" office:value="0.1396" calcext:value-type="float">
            <text:p>0,1396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578" calcext:value-type="float">
            <text:p>0,0578</text:p>
          </table:table-cell>
          <table:table-cell office:value-type="float" office:value="0.0858" calcext:value-type="float">
            <text:p>0,0858</text:p>
          </table:table-cell>
          <table:table-cell office:value-type="float" office:value="0.0939" calcext:value-type="float">
            <text:p>0,0939</text:p>
          </table:table-cell>
          <table:table-cell office:value-type="float" office:value="0.1031" calcext:value-type="float">
            <text:p>0,1031</text:p>
          </table:table-cell>
          <table:table-cell office:value-type="float" office:value="0.1225" calcext:value-type="float">
            <text:p>0,1225</text:p>
          </table:table-cell>
          <table:table-cell office:value-type="float" office:value="0.1439" calcext:value-type="float">
            <text:p>0,1439</text:p>
          </table:table-cell>
          <table:table-cell office:value-type="float" office:value="0.1939" calcext:value-type="float">
            <text:p>0,1939</text:p>
          </table:table-cell>
          <table:table-cell office:value-type="float" office:value="0.3642" calcext:value-type="float">
            <text:p>0,3642</text:p>
          </table:table-cell>
          <table:table-cell office:value-type="float" office:value="0.5995" calcext:value-type="float">
            <text:p>0,5995</text:p>
          </table:table-cell>
          <table:table-cell office:value-type="float" office:value="1.0789" calcext:value-type="float">
            <text:p>1,0789</text:p>
          </table:table-cell>
          <table:table-cell office:value-type="float" office:value="0.1552" calcext:value-type="float">
            <text:p>0,1552</text:p>
          </table:table-cell>
          <table:table-cell office:value-type="float" office:value="0.0776" calcext:value-type="float">
            <text:p>0,0776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2643" calcext:value-type="float">
            <text:p>0,2643</text:p>
          </table:table-cell>
          <table:table-cell office:value-type="float" office:value="0.7094" calcext:value-type="float">
            <text:p>0,7094</text:p>
          </table:table-cell>
          <table:table-cell office:value-type="float" office:value="1.1866" calcext:value-type="float">
            <text:p>1,1866</text:p>
          </table:table-cell>
          <table:table-cell office:value-type="float" office:value="2.1193" calcext:value-type="float">
            <text:p>2,1193</text:p>
          </table:table-cell>
          <table:table-cell office:value-type="float" office:value="4.8047" calcext:value-type="float">
            <text:p>4,8047</text:p>
          </table:table-cell>
          <table:table-cell office:value-type="float" office:value="9.2852" calcext:value-type="float">
            <text:p>9,2852</text:p>
          </table:table-cell>
          <table:table-cell office:value-type="float" office:value="19.3844" calcext:value-type="float">
            <text:p>19,3844</text:p>
          </table:table-cell>
          <table:table-cell office:value-type="float" office:value="56.8623" calcext:value-type="float">
            <text:p>56,8623</text:p>
          </table:table-cell>
          <table:table-cell office:value-type="float" office:value="119.7593" calcext:value-type="float">
            <text:p>119,7593</text:p>
          </table:table-cell>
          <table:table-cell office:value-type="float" office:value="245.544" calcext:value-type="float">
            <text:p>245,544</text:p>
          </table:table-cell>
          <table:table-cell office:value-type="float" office:value="0.6206" calcext:value-type="float">
            <text:p>0,6206</text:p>
          </table:table-cell>
          <table:table-cell office:value-type="float" office:value="0.5275" calcext:value-type="float">
            <text:p>0,5275</text:p>
          </table:table-cell>
          <table:table-cell table:number-columns-repeated="1009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Refine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rmalized</text:p>
          </table:table-cell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Flat</text:p>
          </table:table-cell>
          <table:table-cell table:formula="of:=[.D70]/[.D$69]" office:value-type="float" office:value="0.00378" calcext:value-type="float">
            <text:p>0,00378</text:p>
          </table:table-cell>
          <table:table-cell table:formula="of:=[.E70]/[.E$69]" office:value-type="float" office:value="0.002425" calcext:value-type="float">
            <text:p>0,002425</text:p>
          </table:table-cell>
          <table:table-cell table:formula="of:=[.F70]/[.F$69]" office:value-type="float" office:value="0.001106" calcext:value-type="float">
            <text:p>0,001106</text:p>
          </table:table-cell>
          <table:table-cell table:formula="of:=[.G70]/[.G$69]" office:value-type="float" office:value="0.000608" calcext:value-type="float">
            <text:p>0,000608</text:p>
          </table:table-cell>
          <table:table-cell table:formula="of:=[.H70]/[.H$69]" office:value-type="float" office:value="0.0003775" calcext:value-type="float">
            <text:p>0,0003775</text:p>
          </table:table-cell>
          <table:table-cell table:formula="of:=[.I70]/[.I$69]" office:value-type="float" office:value="0.0001836" calcext:value-type="float">
            <text:p>0,0001836</text:p>
          </table:table-cell>
          <table:table-cell table:formula="of:=[.J70]/[.J$69]" office:value-type="float" office:value="0.0001573" calcext:value-type="float">
            <text:p>0,0001573</text:p>
          </table:table-cell>
          <table:table-cell table:formula="of:=[.K70]/[.K$69]" office:value-type="float" office:value="0.000196533333333333" calcext:value-type="float">
            <text:p>0,0001965333</text:p>
          </table:table-cell>
          <table:table-cell table:formula="of:=[.L70]/[.L$69]" office:value-type="float" office:value="0.00034475" calcext:value-type="float">
            <text:p>0,00034475</text:p>
          </table:table-cell>
          <table:table-cell table:formula="of:=[.M70]/[.M$69]" office:value-type="float" office:value="0.00060864" calcext:value-type="float">
            <text:p>0,00060864</text:p>
          </table:table-cell>
          <table:table-cell table:formula="of:=[.N70]/[.N$69]" office:value-type="float" office:value="0.0000517333333333333" calcext:value-type="float">
            <text:p>5,17333333333333E-05</text:p>
          </table:table-cell>
          <table:table-cell table:formula="of:=[.O70]/[.O$69]" office:value-type="float" office:value="0.0000154285714285714" calcext:value-type="float">
            <text:p>1,54285714285714E-05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Pooled</text:p>
          </table:table-cell>
          <table:table-cell table:formula="of:=[.D71]/[.D$69]" office:value-type="float" office:value="0.00329" calcext:value-type="float">
            <text:p>0,00329</text:p>
          </table:table-cell>
          <table:table-cell table:formula="of:=[.E71]/[.E$69]" office:value-type="float" office:value="0.001985" calcext:value-type="float">
            <text:p>0,001985</text:p>
          </table:table-cell>
          <table:table-cell table:formula="of:=[.F71]/[.F$69]" office:value-type="float" office:value="0.000926" calcext:value-type="float">
            <text:p>0,000926</text:p>
          </table:table-cell>
          <table:table-cell table:formula="of:=[.G71]/[.G$69]" office:value-type="float" office:value="0.000501" calcext:value-type="float">
            <text:p>0,000501</text:p>
          </table:table-cell>
          <table:table-cell table:formula="of:=[.H71]/[.H$69]" office:value-type="float" office:value="0.0003135" calcext:value-type="float">
            <text:p>0,0003135</text:p>
          </table:table-cell>
          <table:table-cell table:formula="of:=[.I71]/[.I$69]" office:value-type="float" office:value="0.0001616" calcext:value-type="float">
            <text:p>0,0001616</text:p>
          </table:table-cell>
          <table:table-cell table:formula="of:=[.J71]/[.J$69]" office:value-type="float" office:value="0.0001332" calcext:value-type="float">
            <text:p>0,0001332</text:p>
          </table:table-cell>
          <table:table-cell table:formula="of:=[.K71]/[.K$69]" office:value-type="float" office:value="0.000251266666666667" calcext:value-type="float">
            <text:p>0,0002512667</text:p>
          </table:table-cell>
          <table:table-cell table:formula="of:=[.L71]/[.L$69]" office:value-type="float" office:value="0.00036615" calcext:value-type="float">
            <text:p>0,00036615</text:p>
          </table:table-cell>
          <table:table-cell table:formula="of:=[.M71]/[.M$69]" office:value-type="float" office:value="0.00060516" calcext:value-type="float">
            <text:p>0,00060516</text:p>
          </table:table-cell>
          <table:table-cell table:formula="of:=[.N71]/[.N$69]" office:value-type="float" office:value="0" calcext:value-type="float">
            <text:p>0</text:p>
          </table:table-cell>
          <table:table-cell table:formula="of:=[.O71]/[.O$69]" office:value-type="float" office:value="0.00000771428571428571" calcext:value-type="float">
            <text:p>7,71428571428571E-06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Naive</text:p>
          </table:table-cell>
          <table:table-cell table:formula="of:=[.D72]/[.D$69]" office:value-type="float" office:value="0.01974" calcext:value-type="float">
            <text:p>0,01974</text:p>
          </table:table-cell>
          <table:table-cell table:formula="of:=[.E72]/[.E$69]" office:value-type="float" office:value="0.02925" calcext:value-type="float">
            <text:p>0,02925</text:p>
          </table:table-cell>
          <table:table-cell table:formula="of:=[.F72]/[.F$69]" office:value-type="float" office:value="0.02026" calcext:value-type="float">
            <text:p>0,02026</text:p>
          </table:table-cell>
          <table:table-cell table:formula="of:=[.G72]/[.G$69]" office:value-type="float" office:value="0.018345" calcext:value-type="float">
            <text:p>0,018345</text:p>
          </table:table-cell>
          <table:table-cell table:formula="of:=[.H72]/[.H$69]" office:value-type="float" office:value="0.021277" calcext:value-type="float">
            <text:p>0,021277</text:p>
          </table:table-cell>
          <table:table-cell table:formula="of:=[.I72]/[.I$69]" office:value-type="float" office:value="0.016646" calcext:value-type="float">
            <text:p>0,016646</text:p>
          </table:table-cell>
          <table:table-cell table:formula="of:=[.J72]/[.J$69]" office:value-type="float" office:value="0.0174633" calcext:value-type="float">
            <text:p>0,0174633</text:p>
          </table:table-cell>
          <table:table-cell table:formula="of:=[.K72]/[.K$69]" office:value-type="float" office:value="0.0347687333333333" calcext:value-type="float">
            <text:p>0,0347687333</text:p>
          </table:table-cell>
          <table:table-cell table:formula="of:=[.L72]/[.L$69]" office:value-type="float" office:value="0.05424165" calcext:value-type="float">
            <text:p>0,05424165</text:p>
          </table:table-cell>
          <table:table-cell table:formula="of:=[.M72]/[.M$69]" office:value-type="float" office:value="0.087323" calcext:value-type="float">
            <text:p>0,087323</text:p>
          </table:table-cell>
          <table:table-cell table:formula="of:=[.N72]/[.N$69]" office:value-type="float" office:value="0.000103433333333333" calcext:value-type="float">
            <text:p>0,0001034333</text:p>
          </table:table-cell>
          <table:table-cell table:formula="of:=[.O72]/[.O$69]" office:value-type="float" office:value="0.0000925142857142857" calcext:value-type="float">
            <text:p>9,25142857142857E-05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Flat 10</text:p>
          </table:table-cell>
          <table:table-cell table:formula="of:=[.D73]/[.D$69]" office:value-type="float" office:value="0.00671" calcext:value-type="float">
            <text:p>0,00671</text:p>
          </table:table-cell>
          <table:table-cell table:formula="of:=[.E73]/[.E$69]" office:value-type="float" office:value="0.00465" calcext:value-type="float">
            <text:p>0,00465</text:p>
          </table:table-cell>
          <table:table-cell table:formula="of:=[.F73]/[.F$69]" office:value-type="float" office:value="0.001984" calcext:value-type="float">
            <text:p>0,001984</text:p>
          </table:table-cell>
          <table:table-cell table:formula="of:=[.G73]/[.G$69]" office:value-type="float" office:value="0.00109" calcext:value-type="float">
            <text:p>0,00109</text:p>
          </table:table-cell>
          <table:table-cell table:formula="of:=[.H73]/[.H$69]" office:value-type="float" office:value="0.0006365" calcext:value-type="float">
            <text:p>0,0006365</text:p>
          </table:table-cell>
          <table:table-cell table:formula="of:=[.I73]/[.I$69]" office:value-type="float" office:value="0.0003032" calcext:value-type="float">
            <text:p>0,0003032</text:p>
          </table:table-cell>
          <table:table-cell table:formula="of:=[.J73]/[.J$69]" office:value-type="float" office:value="0.0001898" calcext:value-type="float">
            <text:p>0,0001898</text:p>
          </table:table-cell>
          <table:table-cell table:formula="of:=[.K73]/[.K$69]" office:value-type="float" office:value="0.0001886" calcext:value-type="float">
            <text:p>0,0001886</text:p>
          </table:table-cell>
          <table:table-cell table:formula="of:=[.L73]/[.L$69]" office:value-type="float" office:value="0.0002609" calcext:value-type="float">
            <text:p>0,0002609</text:p>
          </table:table-cell>
          <table:table-cell table:formula="of:=[.M73]/[.M$69]" office:value-type="float" office:value="0.00040128" calcext:value-type="float">
            <text:p>0,00040128</text:p>
          </table:table-cell>
          <table:table-cell table:formula="of:=[.N73]/[.N$69]" office:value-type="float" office:value="0.000103433333333333" calcext:value-type="float">
            <text:p>0,0001034333</text:p>
          </table:table-cell>
          <table:table-cell table:formula="of:=[.O73]/[.O$69]" office:value-type="float" office:value="0.0000398857142857143" calcext:value-type="float">
            <text:p>3,98857142857143E-05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Pooled 10</text:p>
          </table:table-cell>
          <table:table-cell table:formula="of:=[.D74]/[.D$69]" office:value-type="float" office:value="0.00578" calcext:value-type="float">
            <text:p>0,00578</text:p>
          </table:table-cell>
          <table:table-cell table:formula="of:=[.E74]/[.E$69]" office:value-type="float" office:value="0.00429" calcext:value-type="float">
            <text:p>0,00429</text:p>
          </table:table-cell>
          <table:table-cell table:formula="of:=[.F74]/[.F$69]" office:value-type="float" office:value="0.001878" calcext:value-type="float">
            <text:p>0,001878</text:p>
          </table:table-cell>
          <table:table-cell table:formula="of:=[.G74]/[.G$69]" office:value-type="float" office:value="0.001031" calcext:value-type="float">
            <text:p>0,001031</text:p>
          </table:table-cell>
          <table:table-cell table:formula="of:=[.H74]/[.H$69]" office:value-type="float" office:value="0.0006125" calcext:value-type="float">
            <text:p>0,0006125</text:p>
          </table:table-cell>
          <table:table-cell table:formula="of:=[.I74]/[.I$69]" office:value-type="float" office:value="0.0002878" calcext:value-type="float">
            <text:p>0,0002878</text:p>
          </table:table-cell>
          <table:table-cell table:formula="of:=[.J74]/[.J$69]" office:value-type="float" office:value="0.0001939" calcext:value-type="float">
            <text:p>0,0001939</text:p>
          </table:table-cell>
          <table:table-cell table:formula="of:=[.K74]/[.K$69]" office:value-type="float" office:value="0.0002428" calcext:value-type="float">
            <text:p>0,0002428</text:p>
          </table:table-cell>
          <table:table-cell table:formula="of:=[.L74]/[.L$69]" office:value-type="float" office:value="0.00029975" calcext:value-type="float">
            <text:p>0,00029975</text:p>
          </table:table-cell>
          <table:table-cell table:formula="of:=[.M74]/[.M$69]" office:value-type="float" office:value="0.00043156" calcext:value-type="float">
            <text:p>0,00043156</text:p>
          </table:table-cell>
          <table:table-cell table:formula="of:=[.N74]/[.N$69]" office:value-type="float" office:value="0.0000517333333333333" calcext:value-type="float">
            <text:p>5,17333333333333E-05</text:p>
          </table:table-cell>
          <table:table-cell table:formula="of:=[.O74]/[.O$69]" office:value-type="float" office:value="0.0000221714285714286" calcext:value-type="float">
            <text:p>2,21714285714286E-05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Naive 10</text:p>
          </table:table-cell>
          <table:table-cell table:formula="of:=[.D75]/[.D$69]" office:value-type="float" office:value="0.02643" calcext:value-type="float">
            <text:p>0,02643</text:p>
          </table:table-cell>
          <table:table-cell table:formula="of:=[.E75]/[.E$69]" office:value-type="float" office:value="0.03547" calcext:value-type="float">
            <text:p>0,03547</text:p>
          </table:table-cell>
          <table:table-cell table:formula="of:=[.F75]/[.F$69]" office:value-type="float" office:value="0.023732" calcext:value-type="float">
            <text:p>0,023732</text:p>
          </table:table-cell>
          <table:table-cell table:formula="of:=[.G75]/[.G$69]" office:value-type="float" office:value="0.021193" calcext:value-type="float">
            <text:p>0,021193</text:p>
          </table:table-cell>
          <table:table-cell table:formula="of:=[.H75]/[.H$69]" office:value-type="float" office:value="0.0240235" calcext:value-type="float">
            <text:p>0,0240235</text:p>
          </table:table-cell>
          <table:table-cell table:formula="of:=[.I75]/[.I$69]" office:value-type="float" office:value="0.0185704" calcext:value-type="float">
            <text:p>0,0185704</text:p>
          </table:table-cell>
          <table:table-cell table:formula="of:=[.J75]/[.J$69]" office:value-type="float" office:value="0.0193844" calcext:value-type="float">
            <text:p>0,0193844</text:p>
          </table:table-cell>
          <table:table-cell table:formula="of:=[.K75]/[.K$69]" office:value-type="float" office:value="0.0379082" calcext:value-type="float">
            <text:p>0,0379082</text:p>
          </table:table-cell>
          <table:table-cell table:formula="of:=[.L75]/[.L$69]" office:value-type="float" office:value="0.05987965" calcext:value-type="float">
            <text:p>0,05987965</text:p>
          </table:table-cell>
          <table:table-cell table:formula="of:=[.M75]/[.M$69]" office:value-type="float" office:value="0.0982176" calcext:value-type="float">
            <text:p>0,0982176</text:p>
          </table:table-cell>
          <table:table-cell table:formula="of:=[.N75]/[.N$69]" office:value-type="float" office:value="0.000206866666666667" calcext:value-type="float">
            <text:p>0,0002068667</text:p>
          </table:table-cell>
          <table:table-cell table:formula="of:=[.O75]/[.O$69]" office:value-type="float" office:value="0.000150714285714286" calcext:value-type="float">
            <text:p>0,0001507143</text:p>
          </table:table-cell>
          <table:table-cell table:number-columns-repeated="100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Add</text:p>
          </table:table-cell>
          <table:table-cell table:formula="of:=[.C6]" office:value-type="string" office:string-value="Flat" calcext:value-type="string">
            <text:p>Flat</text:p>
          </table:table-cell>
          <table:table-cell table:formula="of:=[.D6]" office:value-type="float" office:value="0.0523" calcext:value-type="float">
            <text:p>0,0523</text:p>
          </table:table-cell>
          <table:table-cell table:formula="of:=[.E6]" office:value-type="float" office:value="0.0653" calcext:value-type="float">
            <text:p>0,0653</text:p>
          </table:table-cell>
          <table:table-cell table:formula="of:=[.F6]" office:value-type="float" office:value="0.0748" calcext:value-type="float">
            <text:p>0,0748</text:p>
          </table:table-cell>
          <table:table-cell table:formula="of:=[.G6]" office:value-type="float" office:value="0.097" calcext:value-type="float">
            <text:p>0,097</text:p>
          </table:table-cell>
          <table:table-cell table:formula="of:=[.H6]" office:value-type="float" office:value="0.1541" calcext:value-type="float">
            <text:p>0,1541</text:p>
          </table:table-cell>
          <table:table-cell table:formula="of:=[.I6]" office:value-type="float" office:value="0.2437" calcext:value-type="float">
            <text:p>0,2437</text:p>
          </table:table-cell>
          <table:table-cell table:formula="of:=[.J6]" office:value-type="float" office:value="0.4226" calcext:value-type="float">
            <text:p>0,4226</text:p>
          </table:table-cell>
          <table:table-cell table:formula="of:=[.K6]" office:value-type="float" office:value="0.9311" calcext:value-type="float">
            <text:p>0,9311</text:p>
          </table:table-cell>
          <table:table-cell table:formula="of:=[.L6]" office:value-type="float" office:value="1.6562" calcext:value-type="float">
            <text:p>1,6562</text:p>
          </table:table-cell>
          <table:table-cell table:formula="of:=[.M6]" office:value-type="float" office:value="3.3565" calcext:value-type="float">
            <text:p>3,3565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dropped cold</text:p>
          </table:table-cell>
          <table:table-cell table:formula="of:=[.C7]" office:value-type="string" office:string-value="Flat cached" calcext:value-type="string">
            <text:p>Flat cached</text:p>
          </table:table-cell>
          <table:table-cell table:formula="of:=[.D7]" office:value-type="float" office:value="0.0488" calcext:value-type="float">
            <text:p>0,0488</text:p>
          </table:table-cell>
          <table:table-cell table:formula="of:=[.E7]" office:value-type="float" office:value="0.0609" calcext:value-type="float">
            <text:p>0,0609</text:p>
          </table:table-cell>
          <table:table-cell table:formula="of:=[.F7]" office:value-type="float" office:value="0.073" calcext:value-type="float">
            <text:p>0,073</text:p>
          </table:table-cell>
          <table:table-cell table:formula="of:=[.G7]" office:value-type="float" office:value="0.0948" calcext:value-type="float">
            <text:p>0,0948</text:p>
          </table:table-cell>
          <table:table-cell table:formula="of:=[.H7]" office:value-type="float" office:value="0.1511" calcext:value-type="float">
            <text:p>0,1511</text:p>
          </table:table-cell>
          <table:table-cell table:formula="of:=[.I7]" office:value-type="float" office:value="0.2383" calcext:value-type="float">
            <text:p>0,2383</text:p>
          </table:table-cell>
          <table:table-cell table:formula="of:=[.J7]" office:value-type="float" office:value="0.4125" calcext:value-type="float">
            <text:p>0,4125</text:p>
          </table:table-cell>
          <table:table-cell table:formula="of:=[.K7]" office:value-type="float" office:value="0.9842" calcext:value-type="float">
            <text:p>0,9842</text:p>
          </table:table-cell>
          <table:table-cell table:formula="of:=[.L7]" office:value-type="float" office:value="1.7271" calcext:value-type="float">
            <text:p>1,7271</text:p>
          </table:table-cell>
          <table:table-cell table:formula="of:=[.M7]" office:value-type="float" office:value="3.4362" calcext:value-type="float">
            <text:p>3,4362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formula="of:=[.C9]" office:value-type="string" office:string-value="Naive" calcext:value-type="string">
            <text:p>Naive</text:p>
          </table:table-cell>
          <table:table-cell table:formula="of:=[.D9]" office:value-type="float" office:value="0.0875" calcext:value-type="float">
            <text:p>0,0875</text:p>
          </table:table-cell>
          <table:table-cell table:formula="of:=[.E9]" office:value-type="float" office:value="0.0996" calcext:value-type="float">
            <text:p>0,0996</text:p>
          </table:table-cell>
          <table:table-cell table:formula="of:=[.F9]" office:value-type="float" office:value="0.1061" calcext:value-type="float">
            <text:p>0,1061</text:p>
          </table:table-cell>
          <table:table-cell table:formula="of:=[.G9]" office:value-type="float" office:value="0.1084" calcext:value-type="float">
            <text:p>0,1084</text:p>
          </table:table-cell>
          <table:table-cell table:formula="of:=[.H9]" office:value-type="float" office:value="0.1223" calcext:value-type="float">
            <text:p>0,1223</text:p>
          </table:table-cell>
          <table:table-cell table:formula="of:=[.I9]" office:value-type="float" office:value="0.1375" calcext:value-type="float">
            <text:p>0,1375</text:p>
          </table:table-cell>
          <table:table-cell table:formula="of:=[.J9]" office:value-type="float" office:value="0.1552" calcext:value-type="float">
            <text:p>0,1552</text:p>
          </table:table-cell>
          <table:table-cell table:formula="of:=[.K9]" office:value-type="float" office:value="0.254" calcext:value-type="float">
            <text:p>0,254</text:p>
          </table:table-cell>
          <table:table-cell table:formula="of:=[.L9]" office:value-type="float" office:value="0.3162" calcext:value-type="float">
            <text:p>0,3162</text:p>
          </table:table-cell>
          <table:table-cell table:formula="of:=[.M9]" office:value-type="float" office:value="0.3829" calcext:value-type="float">
            <text:p>0,3829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formula="of:=[.C10]" office:value-type="string" office:string-value="Pooled" calcext:value-type="string">
            <text:p>Pooled</text:p>
          </table:table-cell>
          <table:table-cell table:formula="of:=[.D10]" office:value-type="float" office:value="0.0239" calcext:value-type="float">
            <text:p>0,0239</text:p>
          </table:table-cell>
          <table:table-cell table:formula="of:=[.E10]" office:value-type="float" office:value="0.0261" calcext:value-type="float">
            <text:p>0,0261</text:p>
          </table:table-cell>
          <table:table-cell table:formula="of:=[.F10]" office:value-type="float" office:value="0.0265" calcext:value-type="float">
            <text:p>0,0265</text:p>
          </table:table-cell>
          <table:table-cell table:formula="of:=[.G10]" office:value-type="float" office:value="0.027" calcext:value-type="float">
            <text:p>0,027</text:p>
          </table:table-cell>
          <table:table-cell table:formula="of:=[.H10]" office:value-type="float" office:value="0.0298" calcext:value-type="float">
            <text:p>0,0298</text:p>
          </table:table-cell>
          <table:table-cell table:formula="of:=[.I10]" office:value-type="float" office:value="0.034" calcext:value-type="float">
            <text:p>0,034</text:p>
          </table:table-cell>
          <table:table-cell table:formula="of:=[.J10]" office:value-type="float" office:value="0.0463" calcext:value-type="float">
            <text:p>0,0463</text:p>
          </table:table-cell>
          <table:table-cell table:formula="of:=[.K10]" office:value-type="float" office:value="0.0974" calcext:value-type="float">
            <text:p>0,0974</text:p>
          </table:table-cell>
          <table:table-cell table:formula="of:=[.L10]" office:value-type="float" office:value="0.2061" calcext:value-type="float">
            <text:p>0,2061</text:p>
          </table:table-cell>
          <table:table-cell table:formula="of:=[.M10]" office:value-type="float" office:value="0.2656" calcext:value-type="float">
            <text:p>0,2656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Erase</text:p>
          </table:table-cell>
          <table:table-cell table:formula="of:=[.C13]" office:value-type="string" office:string-value="Flat" calcext:value-type="string">
            <text:p>Flat</text:p>
          </table:table-cell>
          <table:table-cell table:formula="of:=[.D13]" office:value-type="float" office:value="0.0378" calcext:value-type="float">
            <text:p>0,0378</text:p>
          </table:table-cell>
          <table:table-cell table:formula="of:=[.E13]" office:value-type="float" office:value="0.0485" calcext:value-type="float">
            <text:p>0,0485</text:p>
          </table:table-cell>
          <table:table-cell table:formula="of:=[.F13]" office:value-type="float" office:value="0.0553" calcext:value-type="float">
            <text:p>0,0553</text:p>
          </table:table-cell>
          <table:table-cell table:formula="of:=[.G13]" office:value-type="float" office:value="0.0608" calcext:value-type="float">
            <text:p>0,0608</text:p>
          </table:table-cell>
          <table:table-cell table:formula="of:=[.H13]" office:value-type="float" office:value="0.0755" calcext:value-type="float">
            <text:p>0,0755</text:p>
          </table:table-cell>
          <table:table-cell table:formula="of:=[.I13]" office:value-type="float" office:value="0.0918" calcext:value-type="float">
            <text:p>0,0918</text:p>
          </table:table-cell>
          <table:table-cell table:formula="of:=[.J13]" office:value-type="float" office:value="0.1573" calcext:value-type="float">
            <text:p>0,1573</text:p>
          </table:table-cell>
          <table:table-cell table:formula="of:=[.K13]" office:value-type="float" office:value="0.2948" calcext:value-type="float">
            <text:p>0,2948</text:p>
          </table:table-cell>
          <table:table-cell table:formula="of:=[.L13]" office:value-type="float" office:value="0.6895" calcext:value-type="float">
            <text:p>0,6895</text:p>
          </table:table-cell>
          <table:table-cell table:formula="of:=[.M13]" office:value-type="float" office:value="1.5216" calcext:value-type="float">
            <text:p>1,5216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dropped cold</text:p>
          </table:table-cell>
          <table:table-cell table:formula="of:=[.C14]" office:value-type="string" office:string-value="Flat cached" calcext:value-type="string">
            <text:p>Flat cached</text:p>
          </table:table-cell>
          <table:table-cell table:formula="of:=[.D14]" office:value-type="float" office:value="0.0329" calcext:value-type="float">
            <text:p>0,0329</text:p>
          </table:table-cell>
          <table:table-cell table:formula="of:=[.E14]" office:value-type="float" office:value="0.0397" calcext:value-type="float">
            <text:p>0,0397</text:p>
          </table:table-cell>
          <table:table-cell table:formula="of:=[.F14]" office:value-type="float" office:value="0.0463" calcext:value-type="float">
            <text:p>0,0463</text:p>
          </table:table-cell>
          <table:table-cell table:formula="of:=[.G14]" office:value-type="float" office:value="0.0501" calcext:value-type="float">
            <text:p>0,0501</text:p>
          </table:table-cell>
          <table:table-cell table:formula="of:=[.H14]" office:value-type="float" office:value="0.0627" calcext:value-type="float">
            <text:p>0,0627</text:p>
          </table:table-cell>
          <table:table-cell table:formula="of:=[.I14]" office:value-type="float" office:value="0.0808" calcext:value-type="float">
            <text:p>0,0808</text:p>
          </table:table-cell>
          <table:table-cell table:formula="of:=[.J14]" office:value-type="float" office:value="0.1332" calcext:value-type="float">
            <text:p>0,1332</text:p>
          </table:table-cell>
          <table:table-cell table:formula="of:=[.K14]" office:value-type="float" office:value="0.3769" calcext:value-type="float">
            <text:p>0,3769</text:p>
          </table:table-cell>
          <table:table-cell table:formula="of:=[.L14]" office:value-type="float" office:value="0.7323" calcext:value-type="float">
            <text:p>0,7323</text:p>
          </table:table-cell>
          <table:table-cell table:formula="of:=[.M14]" office:value-type="float" office:value="1.5129" calcext:value-type="float">
            <text:p>1,5129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formula="of:=[.C16]" office:value-type="string" office:string-value="Naive" calcext:value-type="string">
            <text:p>Naive</text:p>
          </table:table-cell>
          <table:table-cell table:formula="of:=[.D16]" office:value-type="float" office:value="0.1372" calcext:value-type="float">
            <text:p>0,1372</text:p>
          </table:table-cell>
          <table:table-cell table:formula="of:=[.E16]" office:value-type="float" office:value="0.2317" calcext:value-type="float">
            <text:p>0,2317</text:p>
          </table:table-cell>
          <table:table-cell table:formula="of:=[.F16]" office:value-type="float" office:value="0.3079" calcext:value-type="float">
            <text:p>0,3079</text:p>
          </table:table-cell>
          <table:table-cell table:formula="of:=[.G16]" office:value-type="float" office:value="0.3862" calcext:value-type="float">
            <text:p>0,3862</text:p>
          </table:table-cell>
          <table:table-cell table:formula="of:=[.H16]" office:value-type="float" office:value="0.5902" calcext:value-type="float">
            <text:p>0,5902</text:p>
          </table:table-cell>
          <table:table-cell table:formula="of:=[.I16]" office:value-type="float" office:value="0.7951" calcext:value-type="float">
            <text:p>0,7951</text:p>
          </table:table-cell>
          <table:table-cell table:formula="of:=[.J16]" office:value-type="float" office:value="1.081" calcext:value-type="float">
            <text:p>1,081</text:p>
          </table:table-cell>
          <table:table-cell table:formula="of:=[.K16]" office:value-type="float" office:value="2.2752" calcext:value-type="float">
            <text:p>2,2752</text:p>
          </table:table-cell>
          <table:table-cell table:formula="of:=[.L16]" office:value-type="float" office:value="2.6498" calcext:value-type="float">
            <text:p>2,6498</text:p>
          </table:table-cell>
          <table:table-cell table:formula="of:=[.M16]" office:value-type="float" office:value="1.7831" calcext:value-type="float">
            <text:p>1,7831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formula="of:=[.C17]" office:value-type="string" office:string-value="Pooled" calcext:value-type="string">
            <text:p>Pooled</text:p>
          </table:table-cell>
          <table:table-cell table:formula="of:=[.D17]" office:value-type="float" office:value="0.0391" calcext:value-type="float">
            <text:p>0,0391</text:p>
          </table:table-cell>
          <table:table-cell table:formula="of:=[.E17]" office:value-type="float" office:value="0.0693" calcext:value-type="float">
            <text:p>0,0693</text:p>
          </table:table-cell>
          <table:table-cell table:formula="of:=[.F17]" office:value-type="float" office:value="0.0915" calcext:value-type="float">
            <text:p>0,0915</text:p>
          </table:table-cell>
          <table:table-cell table:formula="of:=[.G17]" office:value-type="float" office:value="0.1135" calcext:value-type="float">
            <text:p>0,1135</text:p>
          </table:table-cell>
          <table:table-cell table:formula="of:=[.H17]" office:value-type="float" office:value="0.1754" calcext:value-type="float">
            <text:p>0,1754</text:p>
          </table:table-cell>
          <table:table-cell table:formula="of:=[.I17]" office:value-type="float" office:value="0.2344" calcext:value-type="float">
            <text:p>0,2344</text:p>
          </table:table-cell>
          <table:table-cell table:formula="of:=[.J17]" office:value-type="float" office:value="0.3344" calcext:value-type="float">
            <text:p>0,3344</text:p>
          </table:table-cell>
          <table:table-cell table:formula="of:=[.K17]" office:value-type="float" office:value="0.7969" calcext:value-type="float">
            <text:p>0,7969</text:p>
          </table:table-cell>
          <table:table-cell table:formula="of:=[.L17]" office:value-type="float" office:value="0.9378" calcext:value-type="float">
            <text:p>0,9378</text:p>
          </table:table-cell>
          <table:table-cell table:formula="of:=[.M17]" office:value-type="float" office:value="0.5884" calcext:value-type="float">
            <text:p>0,5884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ove</text:p>
          </table:table-cell>
          <table:table-cell table:formula="of:=[.C20]" office:value-type="string" office:string-value="Flat" calcext:value-type="string">
            <text:p>Flat</text:p>
          </table:table-cell>
          <table:table-cell table:formula="of:=[.D20]" office:value-type="float" office:value="0.0671" calcext:value-type="float">
            <text:p>0,0671</text:p>
          </table:table-cell>
          <table:table-cell table:formula="of:=[.E20]" office:value-type="float" office:value="0.093" calcext:value-type="float">
            <text:p>0,093</text:p>
          </table:table-cell>
          <table:table-cell table:formula="of:=[.F20]" office:value-type="float" office:value="0.0992" calcext:value-type="float">
            <text:p>0,0992</text:p>
          </table:table-cell>
          <table:table-cell table:formula="of:=[.G20]" office:value-type="float" office:value="0.109" calcext:value-type="float">
            <text:p>0,109</text:p>
          </table:table-cell>
          <table:table-cell table:formula="of:=[.H20]" office:value-type="float" office:value="0.1273" calcext:value-type="float">
            <text:p>0,1273</text:p>
          </table:table-cell>
          <table:table-cell table:formula="of:=[.I20]" office:value-type="float" office:value="0.1516" calcext:value-type="float">
            <text:p>0,1516</text:p>
          </table:table-cell>
          <table:table-cell table:formula="of:=[.J20]" office:value-type="float" office:value="0.1898" calcext:value-type="float">
            <text:p>0,1898</text:p>
          </table:table-cell>
          <table:table-cell table:formula="of:=[.K20]" office:value-type="float" office:value="0.2829" calcext:value-type="float">
            <text:p>0,2829</text:p>
          </table:table-cell>
          <table:table-cell table:formula="of:=[.L20]" office:value-type="float" office:value="0.5218" calcext:value-type="float">
            <text:p>0,5218</text:p>
          </table:table-cell>
          <table:table-cell table:formula="of:=[.M20]" office:value-type="float" office:value="1.0032" calcext:value-type="float">
            <text:p>1,0032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dropped cold</text:p>
          </table:table-cell>
          <table:table-cell table:formula="of:=[.C21]" office:value-type="string" office:string-value="Flat cached" calcext:value-type="string">
            <text:p>Flat cached</text:p>
          </table:table-cell>
          <table:table-cell table:formula="of:=[.D21]" office:value-type="float" office:value="0.0578" calcext:value-type="float">
            <text:p>0,0578</text:p>
          </table:table-cell>
          <table:table-cell table:formula="of:=[.E21]" office:value-type="float" office:value="0.0858" calcext:value-type="float">
            <text:p>0,0858</text:p>
          </table:table-cell>
          <table:table-cell table:formula="of:=[.F21]" office:value-type="float" office:value="0.0939" calcext:value-type="float">
            <text:p>0,0939</text:p>
          </table:table-cell>
          <table:table-cell table:formula="of:=[.G21]" office:value-type="float" office:value="0.1031" calcext:value-type="float">
            <text:p>0,1031</text:p>
          </table:table-cell>
          <table:table-cell table:formula="of:=[.H21]" office:value-type="float" office:value="0.1225" calcext:value-type="float">
            <text:p>0,1225</text:p>
          </table:table-cell>
          <table:table-cell table:formula="of:=[.I21]" office:value-type="float" office:value="0.1439" calcext:value-type="float">
            <text:p>0,1439</text:p>
          </table:table-cell>
          <table:table-cell table:formula="of:=[.J21]" office:value-type="float" office:value="0.1939" calcext:value-type="float">
            <text:p>0,1939</text:p>
          </table:table-cell>
          <table:table-cell table:formula="of:=[.K21]" office:value-type="float" office:value="0.3642" calcext:value-type="float">
            <text:p>0,3642</text:p>
          </table:table-cell>
          <table:table-cell table:formula="of:=[.L21]" office:value-type="float" office:value="0.5995" calcext:value-type="float">
            <text:p>0,5995</text:p>
          </table:table-cell>
          <table:table-cell table:formula="of:=[.M21]" office:value-type="float" office:value="1.0789" calcext:value-type="float">
            <text:p>1,0789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formula="of:=[.C23]" office:value-type="string" office:string-value="Naive" calcext:value-type="string">
            <text:p>Naive</text:p>
          </table:table-cell>
          <table:table-cell table:formula="of:=[.D23]" office:value-type="float" office:value="0.0822" calcext:value-type="float">
            <text:p>0,0822</text:p>
          </table:table-cell>
          <table:table-cell table:formula="of:=[.E23]" office:value-type="float" office:value="0.0918" calcext:value-type="float">
            <text:p>0,0918</text:p>
          </table:table-cell>
          <table:table-cell table:formula="of:=[.F23]" office:value-type="float" office:value="0.0936" calcext:value-type="float">
            <text:p>0,0936</text:p>
          </table:table-cell>
          <table:table-cell table:formula="of:=[.G23]" office:value-type="float" office:value="0.0988" calcext:value-type="float">
            <text:p>0,0988</text:p>
          </table:table-cell>
          <table:table-cell table:formula="of:=[.H23]" office:value-type="float" office:value="0.1173" calcext:value-type="float">
            <text:p>0,1173</text:p>
          </table:table-cell>
          <table:table-cell table:formula="of:=[.I23]" office:value-type="float" office:value="0.1307" calcext:value-type="float">
            <text:p>0,1307</text:p>
          </table:table-cell>
          <table:table-cell table:formula="of:=[.J23]" office:value-type="float" office:value="0.1777" calcext:value-type="float">
            <text:p>0,1777</text:p>
          </table:table-cell>
          <table:table-cell table:formula="of:=[.K23]" office:value-type="float" office:value="0.2932" calcext:value-type="float">
            <text:p>0,2932</text:p>
          </table:table-cell>
          <table:table-cell table:formula="of:=[.L23]" office:value-type="float" office:value="0.3551" calcext:value-type="float">
            <text:p>0,3551</text:p>
          </table:table-cell>
          <table:table-cell table:formula="of:=[.M23]" office:value-type="float" office:value="0.4138" calcext:value-type="float">
            <text:p>0,4138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formula="of:=[.C24]" office:value-type="string" office:string-value="Pooled" calcext:value-type="string">
            <text:p>Pooled</text:p>
          </table:table-cell>
          <table:table-cell table:formula="of:=[.D24]" office:value-type="float" office:value="0.0372" calcext:value-type="float">
            <text:p>0,0372</text:p>
          </table:table-cell>
          <table:table-cell table:formula="of:=[.E24]" office:value-type="float" office:value="0.0417" calcext:value-type="float">
            <text:p>0,0417</text:p>
          </table:table-cell>
          <table:table-cell table:formula="of:=[.F24]" office:value-type="float" office:value="0.0418" calcext:value-type="float">
            <text:p>0,0418</text:p>
          </table:table-cell>
          <table:table-cell table:formula="of:=[.G24]" office:value-type="float" office:value="0.0427" calcext:value-type="float">
            <text:p>0,0427</text:p>
          </table:table-cell>
          <table:table-cell table:formula="of:=[.H24]" office:value-type="float" office:value="0.0502" calcext:value-type="float">
            <text:p>0,0502</text:p>
          </table:table-cell>
          <table:table-cell table:formula="of:=[.I24]" office:value-type="float" office:value="0.0549" calcext:value-type="float">
            <text:p>0,0549</text:p>
          </table:table-cell>
          <table:table-cell table:formula="of:=[.J24]" office:value-type="float" office:value="0.0802" calcext:value-type="float">
            <text:p>0,0802</text:p>
          </table:table-cell>
          <table:table-cell table:formula="of:=[.K24]" office:value-type="float" office:value="0.1558" calcext:value-type="float">
            <text:p>0,1558</text:p>
          </table:table-cell>
          <table:table-cell table:formula="of:=[.L24]" office:value-type="float" office:value="0.2826" calcext:value-type="float">
            <text:p>0,2826</text:p>
          </table:table-cell>
          <table:table-cell table:formula="of:=[.M24]" office:value-type="float" office:value="0.3421" calcext:value-type="float">
            <text:p>0,3421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Nth node</text:p>
          </table:table-cell>
          <table:table-cell table:formula="of:=[.C30]" office:value-type="string" office:string-value="Naive" calcext:value-type="string">
            <text:p>Naive</text:p>
          </table:table-cell>
          <table:table-cell table:formula="of:=[.D30]/[.D$109]" office:value-type="float" office:value="0.00492" calcext:value-type="float">
            <text:p>0,00492</text:p>
          </table:table-cell>
          <table:table-cell table:formula="of:=[.E30]/[.E$109]" office:value-type="float" office:value="0.003196" calcext:value-type="float">
            <text:p>0,003196</text:p>
          </table:table-cell>
          <table:table-cell table:formula="of:=[.F30]/[.F$109]" office:value-type="float" office:value="0.00265" calcext:value-type="float">
            <text:p>0,00265</text:p>
          </table:table-cell>
          <table:table-cell table:formula="of:=[.G30]/[.G$109]" office:value-type="float" office:value="0.0022535" calcext:value-type="float">
            <text:p>0,0022535</text:p>
          </table:table-cell>
          <table:table-cell table:formula="of:=[.H30]/[.H$109]" office:value-type="float" office:value="0.0022614" calcext:value-type="float">
            <text:p>0,0022614</text:p>
          </table:table-cell>
          <table:table-cell table:formula="of:=[.I30]/[.I$109]" office:value-type="float" office:value="0.0025042" calcext:value-type="float">
            <text:p>0,0025042</text:p>
          </table:table-cell>
          <table:table-cell table:formula="of:=[.J30]/[.J$109]" office:value-type="float" office:value="0.00287285" calcext:value-type="float">
            <text:p>0,00287285</text:p>
          </table:table-cell>
          <table:table-cell table:formula="of:=[.K30]/[.K$109]" office:value-type="float" office:value="0.00628572" calcext:value-type="float">
            <text:p>0,00628572</text:p>
          </table:table-cell>
          <table:table-cell table:formula="of:=[.L30]/[.L$109]" office:value-type="float" office:value="0.00732311" calcext:value-type="float">
            <text:p>0,00732311</text:p>
          </table:table-cell>
          <table:table-cell table:formula="of:=[.M30]/[.M$109]" office:value-type="float" office:value="0.00951525" calcext:value-type="float">
            <text:p>0,00951525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dropped flat ones</text:p>
          </table:table-cell>
          <table:table-cell table:formula="of:=[.C31]" office:value-type="string" office:string-value="Pooled" calcext:value-type="string">
            <text:p>Pooled</text:p>
          </table:table-cell>
          <table:table-cell table:formula="of:=[.D31]/[.D$109]" office:value-type="float" office:value="0.00492" calcext:value-type="float">
            <text:p>0,00492</text:p>
          </table:table-cell>
          <table:table-cell table:formula="of:=[.E31]/[.E$109]" office:value-type="float" office:value="0.003194" calcext:value-type="float">
            <text:p>0,003194</text:p>
          </table:table-cell>
          <table:table-cell table:formula="of:=[.F31]/[.F$109]" office:value-type="float" office:value="0.002665" calcext:value-type="float">
            <text:p>0,002665</text:p>
          </table:table-cell>
          <table:table-cell table:formula="of:=[.G31]/[.G$109]" office:value-type="float" office:value="0.0022875" calcext:value-type="float">
            <text:p>0,0022875</text:p>
          </table:table-cell>
          <table:table-cell table:formula="of:=[.H31]/[.H$109]" office:value-type="float" office:value="0.002329" calcext:value-type="float">
            <text:p>0,002329</text:p>
          </table:table-cell>
          <table:table-cell table:formula="of:=[.I31]/[.I$109]" office:value-type="float" office:value="0.002603" calcext:value-type="float">
            <text:p>0,002603</text:p>
          </table:table-cell>
          <table:table-cell table:formula="of:=[.J31]/[.J$109]" office:value-type="float" office:value="0.00305995" calcext:value-type="float">
            <text:p>0,00305995</text:p>
          </table:table-cell>
          <table:table-cell table:formula="of:=[.K31]/[.K$109]" office:value-type="float" office:value="0.00668794" calcext:value-type="float">
            <text:p>0,00668794</text:p>
          </table:table-cell>
          <table:table-cell table:formula="of:=[.L31]/[.L$109]" office:value-type="float" office:value="0.00733143" calcext:value-type="float">
            <text:p>0,00733143</text:p>
          </table:table-cell>
          <table:table-cell table:formula="of:=[.M31]/[.M$109]" office:value-type="float" office:value="0.009485515" calcext:value-type="float">
            <text:p>0,009485515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Leaf travel</text:p>
          </table:table-cell>
          <table:table-cell table:formula="of:=[.C34]" office:value-type="string" office:string-value="Flat" calcext:value-type="string">
            <text:p>Flat</text:p>
          </table:table-cell>
          <table:table-cell table:formula="of:=[.D34]" office:value-type="float" office:value="0.0924" calcext:value-type="float">
            <text:p>0,0924</text:p>
          </table:table-cell>
          <table:table-cell table:formula="of:=[.E34]" office:value-type="float" office:value="0.2046" calcext:value-type="float">
            <text:p>0,2046</text:p>
          </table:table-cell>
          <table:table-cell table:formula="of:=[.F34]" office:value-type="float" office:value="0.2761" calcext:value-type="float">
            <text:p>0,2761</text:p>
          </table:table-cell>
          <table:table-cell table:formula="of:=[.G34]" office:value-type="float" office:value="0.4483" calcext:value-type="float">
            <text:p>0,4483</text:p>
          </table:table-cell>
          <table:table-cell table:formula="of:=[.H34]" office:value-type="float" office:value="0.9847" calcext:value-type="float">
            <text:p>0,9847</text:p>
          </table:table-cell>
          <table:table-cell table:formula="of:=[.I34]" office:value-type="float" office:value="1.8495" calcext:value-type="float">
            <text:p>1,8495</text:p>
          </table:table-cell>
          <table:table-cell table:formula="of:=[.J34]" office:value-type="float" office:value="3.8086" calcext:value-type="float">
            <text:p>3,8086</text:p>
          </table:table-cell>
          <table:table-cell table:formula="of:=[.K34]" office:value-type="float" office:value="9.2444" calcext:value-type="float">
            <text:p>9,2444</text:p>
          </table:table-cell>
          <table:table-cell table:formula="of:=[.L34]" office:value-type="float" office:value="11.2947" calcext:value-type="float">
            <text:p>11,2947</text:p>
          </table:table-cell>
          <table:table-cell table:formula="of:=[.M34]" office:value-type="float" office:value="22.3568" calcext:value-type="float">
            <text:p>22,3568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dropped cold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0617" calcext:value-type="float">
            <text:p>0,0617</text:p>
          </table:table-cell>
          <table:table-cell table:formula="of:=[.E35]" office:value-type="float" office:value="0.0644" calcext:value-type="float">
            <text:p>0,0644</text:p>
          </table:table-cell>
          <table:table-cell table:formula="of:=[.F35]" office:value-type="float" office:value="0.0637" calcext:value-type="float">
            <text:p>0,0637</text:p>
          </table:table-cell>
          <table:table-cell table:formula="of:=[.G35]" office:value-type="float" office:value="0.0616" calcext:value-type="float">
            <text:p>0,0616</text:p>
          </table:table-cell>
          <table:table-cell table:formula="of:=[.H35]" office:value-type="float" office:value="0.0612" calcext:value-type="float">
            <text:p>0,0612</text:p>
          </table:table-cell>
          <table:table-cell table:formula="of:=[.I35]" office:value-type="float" office:value="0.0599" calcext:value-type="float">
            <text:p>0,0599</text:p>
          </table:table-cell>
          <table:table-cell table:formula="of:=[.J35]" office:value-type="float" office:value="0.0601" calcext:value-type="float">
            <text:p>0,0601</text:p>
          </table:table-cell>
          <table:table-cell table:formula="of:=[.K35]" office:value-type="float" office:value="0.0649" calcext:value-type="float">
            <text:p>0,0649</text:p>
          </table:table-cell>
          <table:table-cell table:formula="of:=[.L35]" office:value-type="float" office:value="0.0582" calcext:value-type="float">
            <text:p>0,0582</text:p>
          </table:table-cell>
          <table:table-cell table:formula="of:=[.M35]" office:value-type="float" office:value="0.0824" calcext:value-type="float">
            <text:p>0,0824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formula="of:=[.C37]" office:value-type="string" office:string-value="Naive" calcext:value-type="string">
            <text:p>Naive</text:p>
          </table:table-cell>
          <table:table-cell table:formula="of:=[.D37]" office:value-type="float" office:value="0.0414" calcext:value-type="float">
            <text:p>0,0414</text:p>
          </table:table-cell>
          <table:table-cell table:formula="of:=[.E37]" office:value-type="float" office:value="0.0449" calcext:value-type="float">
            <text:p>0,0449</text:p>
          </table:table-cell>
          <table:table-cell table:formula="of:=[.F37]" office:value-type="float" office:value="0.046" calcext:value-type="float">
            <text:p>0,046</text:p>
          </table:table-cell>
          <table:table-cell table:formula="of:=[.G37]" office:value-type="float" office:value="0.0456" calcext:value-type="float">
            <text:p>0,0456</text:p>
          </table:table-cell>
          <table:table-cell table:formula="of:=[.H37]" office:value-type="float" office:value="0.048" calcext:value-type="float">
            <text:p>0,048</text:p>
          </table:table-cell>
          <table:table-cell table:formula="of:=[.I37]" office:value-type="float" office:value="0.049" calcext:value-type="float">
            <text:p>0,049</text:p>
          </table:table-cell>
          <table:table-cell table:formula="of:=[.J37]" office:value-type="float" office:value="0.0509" calcext:value-type="float">
            <text:p>0,0509</text:p>
          </table:table-cell>
          <table:table-cell table:formula="of:=[.K37]" office:value-type="float" office:value="0.0564" calcext:value-type="float">
            <text:p>0,0564</text:p>
          </table:table-cell>
          <table:table-cell table:formula="of:=[.L37]" office:value-type="float" office:value="0.0505" calcext:value-type="float">
            <text:p>0,0505</text:p>
          </table:table-cell>
          <table:table-cell table:formula="of:=[.M37]" office:value-type="float" office:value="0.075" calcext:value-type="float">
            <text:p>0,075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formula="of:=[.C38]" office:value-type="string" office:string-value="Pooled" calcext:value-type="string">
            <text:p>Pooled</text:p>
          </table:table-cell>
          <table:table-cell table:formula="of:=[.D38]" office:value-type="float" office:value="0.0402" calcext:value-type="float">
            <text:p>0,0402</text:p>
          </table:table-cell>
          <table:table-cell table:formula="of:=[.E38]" office:value-type="float" office:value="0.0453" calcext:value-type="float">
            <text:p>0,0453</text:p>
          </table:table-cell>
          <table:table-cell table:formula="of:=[.F38]" office:value-type="float" office:value="0.0486" calcext:value-type="float">
            <text:p>0,0486</text:p>
          </table:table-cell>
          <table:table-cell table:formula="of:=[.G38]" office:value-type="float" office:value="0.0471" calcext:value-type="float">
            <text:p>0,0471</text:p>
          </table:table-cell>
          <table:table-cell table:formula="of:=[.H38]" office:value-type="float" office:value="0.0493" calcext:value-type="float">
            <text:p>0,0493</text:p>
          </table:table-cell>
          <table:table-cell table:formula="of:=[.I38]" office:value-type="float" office:value="0.0497" calcext:value-type="float">
            <text:p>0,0497</text:p>
          </table:table-cell>
          <table:table-cell table:formula="of:=[.J38]" office:value-type="float" office:value="0.0519" calcext:value-type="float">
            <text:p>0,0519</text:p>
          </table:table-cell>
          <table:table-cell table:formula="of:=[.K38]" office:value-type="float" office:value="0.0582" calcext:value-type="float">
            <text:p>0,0582</text:p>
          </table:table-cell>
          <table:table-cell table:formula="of:=[.L38]" office:value-type="float" office:value="0.0525" calcext:value-type="float">
            <text:p>0,0525</text:p>
          </table:table-cell>
          <table:table-cell table:formula="of:=[.M38]" office:value-type="float" office:value="0.0754" calcext:value-type="float">
            <text:p>0,0754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Leaf travel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0617" calcext:value-type="float">
            <text:p>0,0617</text:p>
          </table:table-cell>
          <table:table-cell table:formula="of:=[.E35]" office:value-type="float" office:value="0.0644" calcext:value-type="float">
            <text:p>0,0644</text:p>
          </table:table-cell>
          <table:table-cell table:formula="of:=[.F35]" office:value-type="float" office:value="0.0637" calcext:value-type="float">
            <text:p>0,0637</text:p>
          </table:table-cell>
          <table:table-cell table:formula="of:=[.G35]" office:value-type="float" office:value="0.0616" calcext:value-type="float">
            <text:p>0,0616</text:p>
          </table:table-cell>
          <table:table-cell table:formula="of:=[.H35]" office:value-type="float" office:value="0.0612" calcext:value-type="float">
            <text:p>0,0612</text:p>
          </table:table-cell>
          <table:table-cell table:formula="of:=[.I35]" office:value-type="float" office:value="0.0599" calcext:value-type="float">
            <text:p>0,0599</text:p>
          </table:table-cell>
          <table:table-cell table:formula="of:=[.J35]" office:value-type="float" office:value="0.0601" calcext:value-type="float">
            <text:p>0,0601</text:p>
          </table:table-cell>
          <table:table-cell table:formula="of:=[.K35]" office:value-type="float" office:value="0.0649" calcext:value-type="float">
            <text:p>0,0649</text:p>
          </table:table-cell>
          <table:table-cell table:formula="of:=[.L35]" office:value-type="float" office:value="0.0582" calcext:value-type="float">
            <text:p>0,0582</text:p>
          </table:table-cell>
          <table:table-cell table:formula="of:=[.M35]" office:value-type="float" office:value="0.0824" calcext:value-type="float">
            <text:p>0,0824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normalized</text:p>
          </table:table-cell>
          <table:table-cell table:formula="of:=[.C37]" office:value-type="string" office:string-value="Naive" calcext:value-type="string">
            <text:p>Naive</text:p>
          </table:table-cell>
          <table:table-cell table:formula="of:=[.D37]" office:value-type="float" office:value="0.0414" calcext:value-type="float">
            <text:p>0,0414</text:p>
          </table:table-cell>
          <table:table-cell table:formula="of:=[.E37]" office:value-type="float" office:value="0.0449" calcext:value-type="float">
            <text:p>0,0449</text:p>
          </table:table-cell>
          <table:table-cell table:formula="of:=[.F37]" office:value-type="float" office:value="0.046" calcext:value-type="float">
            <text:p>0,046</text:p>
          </table:table-cell>
          <table:table-cell table:formula="of:=[.G37]" office:value-type="float" office:value="0.0456" calcext:value-type="float">
            <text:p>0,0456</text:p>
          </table:table-cell>
          <table:table-cell table:formula="of:=[.H37]" office:value-type="float" office:value="0.048" calcext:value-type="float">
            <text:p>0,048</text:p>
          </table:table-cell>
          <table:table-cell table:formula="of:=[.I37]" office:value-type="float" office:value="0.049" calcext:value-type="float">
            <text:p>0,049</text:p>
          </table:table-cell>
          <table:table-cell table:formula="of:=[.J37]" office:value-type="float" office:value="0.0509" calcext:value-type="float">
            <text:p>0,0509</text:p>
          </table:table-cell>
          <table:table-cell table:formula="of:=[.K37]" office:value-type="float" office:value="0.0564" calcext:value-type="float">
            <text:p>0,0564</text:p>
          </table:table-cell>
          <table:table-cell table:formula="of:=[.L37]" office:value-type="float" office:value="0.0505" calcext:value-type="float">
            <text:p>0,0505</text:p>
          </table:table-cell>
          <table:table-cell table:formula="of:=[.M37]" office:value-type="float" office:value="0.075" calcext:value-type="float">
            <text:p>0,075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formula="of:=[.C38]" office:value-type="string" office:string-value="Pooled" calcext:value-type="string">
            <text:p>Pooled</text:p>
          </table:table-cell>
          <table:table-cell table:formula="of:=[.D48]" office:value-type="float" office:value="0.0135" calcext:value-type="float">
            <text:p>0,0135</text:p>
          </table:table-cell>
          <table:table-cell table:formula="of:=[.E48]" office:value-type="float" office:value="0.0132" calcext:value-type="float">
            <text:p>0,0132</text:p>
          </table:table-cell>
          <table:table-cell table:formula="of:=[.F48]" office:value-type="float" office:value="0.0117" calcext:value-type="float">
            <text:p>0,0117</text:p>
          </table:table-cell>
          <table:table-cell table:formula="of:=[.G48]" office:value-type="float" office:value="0.0102" calcext:value-type="float">
            <text:p>0,0102</text:p>
          </table:table-cell>
          <table:table-cell table:formula="of:=[.H48]" office:value-type="float" office:value="0.013" calcext:value-type="float">
            <text:p>0,013</text:p>
          </table:table-cell>
          <table:table-cell table:formula="of:=[.I48]" office:value-type="float" office:value="0.0148" calcext:value-type="float">
            <text:p>0,0148</text:p>
          </table:table-cell>
          <table:table-cell table:formula="of:=[.J48]" office:value-type="float" office:value="0.0147" calcext:value-type="float">
            <text:p>0,0147</text:p>
          </table:table-cell>
          <table:table-cell table:formula="of:=[.K48]" office:value-type="float" office:value="0.0134" calcext:value-type="float">
            <text:p>0,0134</text:p>
          </table:table-cell>
          <table:table-cell table:formula="of:=[.L48]" office:value-type="float" office:value="0.0166" calcext:value-type="float">
            <text:p>0,0166</text:p>
          </table:table-cell>
          <table:table-cell table:formula="of:=[.M48]" office:value-type="float" office:value="0.0178" calcext:value-type="float">
            <text:p>0,0178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Find max depth</text:p>
          </table:table-cell>
          <table:table-cell table:formula="of:=[.C41]" office:value-type="string" office:string-value="Flat" calcext:value-type="string">
            <text:p>Flat</text:p>
          </table:table-cell>
          <table:table-cell table:formula="of:=[.D41]" office:value-type="float" office:value="0.0121" calcext:value-type="float">
            <text:p>0,0121</text:p>
          </table:table-cell>
          <table:table-cell table:formula="of:=[.E41]" office:value-type="float" office:value="0.0137" calcext:value-type="float">
            <text:p>0,0137</text:p>
          </table:table-cell>
          <table:table-cell table:formula="of:=[.F41]" office:value-type="float" office:value="0.0154" calcext:value-type="float">
            <text:p>0,0154</text:p>
          </table:table-cell>
          <table:table-cell table:formula="of:=[.G41]" office:value-type="float" office:value="0.0138" calcext:value-type="float">
            <text:p>0,0138</text:p>
          </table:table-cell>
          <table:table-cell table:formula="of:=[.H41]" office:value-type="float" office:value="0.0197" calcext:value-type="float">
            <text:p>0,0197</text:p>
          </table:table-cell>
          <table:table-cell table:formula="of:=[.I41]" office:value-type="float" office:value="0.0313" calcext:value-type="float">
            <text:p>0,0313</text:p>
          </table:table-cell>
          <table:table-cell table:formula="of:=[.J41]" office:value-type="float" office:value="0.057" calcext:value-type="float">
            <text:p>0,057</text:p>
          </table:table-cell>
          <table:table-cell table:formula="of:=[.K41]" office:value-type="float" office:value="0.1244" calcext:value-type="float">
            <text:p>0,1244</text:p>
          </table:table-cell>
          <table:table-cell table:formula="of:=[.L41]" office:value-type="float" office:value="0.2137" calcext:value-type="float">
            <text:p>0,2137</text:p>
          </table:table-cell>
          <table:table-cell table:formula="of:=[.M41]" office:value-type="float" office:value="0.788" calcext:value-type="float">
            <text:p>0,788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dropped cached and cold</text:p>
          </table:table-cell>
          <table:table-cell table:formula="of:=[.C44]" office:value-type="string" office:string-value="Naive" calcext:value-type="string">
            <text:p>Naive</text:p>
          </table:table-cell>
          <table:table-cell table:formula="of:=[.D44]" office:value-type="float" office:value="0.0936" calcext:value-type="float">
            <text:p>0,0936</text:p>
          </table:table-cell>
          <table:table-cell table:formula="of:=[.E44]" office:value-type="float" office:value="0.2839" calcext:value-type="float">
            <text:p>0,2839</text:p>
          </table:table-cell>
          <table:table-cell table:formula="of:=[.F44]" office:value-type="float" office:value="0.4468" calcext:value-type="float">
            <text:p>0,4468</text:p>
          </table:table-cell>
          <table:table-cell table:formula="of:=[.G44]" office:value-type="float" office:value="0.7918" calcext:value-type="float">
            <text:p>0,7918</text:p>
          </table:table-cell>
          <table:table-cell table:formula="of:=[.H44]" office:value-type="float" office:value="2.4717" calcext:value-type="float">
            <text:p>2,4717</text:p>
          </table:table-cell>
          <table:table-cell table:formula="of:=[.I44]" office:value-type="float" office:value="6.0071" calcext:value-type="float">
            <text:p>6,0071</text:p>
          </table:table-cell>
          <table:table-cell table:formula="of:=[.J44]" office:value-type="float" office:value="16.012" calcext:value-type="float">
            <text:p>16,012</text:p>
          </table:table-cell>
          <table:table-cell table:formula="of:=[.K44]" office:value-type="float" office:value="91.7409" calcext:value-type="float">
            <text:p>91,7409</text:p>
          </table:table-cell>
          <table:table-cell table:formula="of:=[.L44]" office:value-type="float" office:value="216.7081" calcext:value-type="float">
            <text:p>216,7081</text:p>
          </table:table-cell>
          <table:table-cell table:formula="of:=[.M44]" office:value-type="float" office:value="482.4045" calcext:value-type="float">
            <text:p>482,4045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formula="of:=[.C45]" office:value-type="string" office:string-value="Pooled" calcext:value-type="string">
            <text:p>Pooled</text:p>
          </table:table-cell>
          <table:table-cell table:formula="of:=[.D45]" office:value-type="float" office:value="0.0929" calcext:value-type="float">
            <text:p>0,0929</text:p>
          </table:table-cell>
          <table:table-cell table:formula="of:=[.E45]" office:value-type="float" office:value="0.2805" calcext:value-type="float">
            <text:p>0,2805</text:p>
          </table:table-cell>
          <table:table-cell table:formula="of:=[.F45]" office:value-type="float" office:value="0.4509" calcext:value-type="float">
            <text:p>0,4509</text:p>
          </table:table-cell>
          <table:table-cell table:formula="of:=[.G45]" office:value-type="float" office:value="0.8072" calcext:value-type="float">
            <text:p>0,8072</text:p>
          </table:table-cell>
          <table:table-cell table:formula="of:=[.H45]" office:value-type="float" office:value="2.5919" calcext:value-type="float">
            <text:p>2,5919</text:p>
          </table:table-cell>
          <table:table-cell table:formula="of:=[.I45]" office:value-type="float" office:value="6.2286" calcext:value-type="float">
            <text:p>6,2286</text:p>
          </table:table-cell>
          <table:table-cell table:formula="of:=[.J45]" office:value-type="float" office:value="17.2853" calcext:value-type="float">
            <text:p>17,2853</text:p>
          </table:table-cell>
          <table:table-cell table:formula="of:=[.K45]" office:value-type="float" office:value="95.9551" calcext:value-type="float">
            <text:p>95,9551</text:p>
          </table:table-cell>
          <table:table-cell table:formula="of:=[.L45]" office:value-type="float" office:value="215.1095" calcext:value-type="float">
            <text:p>215,1095</text:p>
          </table:table-cell>
          <table:table-cell table:formula="of:=[.M45]" office:value-type="float" office:value="479.9264" calcext:value-type="float">
            <text:p>479,9264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Find max depth</text:p>
          </table:table-cell>
          <table:table-cell table:style-name="ce3" table:formula="of:=[.C41]" office:value-type="string" office:string-value="Flat" calcext:value-type="string">
            <text:p>Flat</text:p>
          </table:table-cell>
          <table:table-cell table:style-name="ce3" table:formula="of:=[.D41]/[.D$5]" office:value-type="float" office:value="0.00121" calcext:value-type="float">
            <text:p>0,00121</text:p>
          </table:table-cell>
          <table:table-cell table:style-name="ce3" table:formula="of:=[.E41]/[.E$5]" office:value-type="float" office:value="0.000274" calcext:value-type="float">
            <text:p>0,000274</text:p>
          </table:table-cell>
          <table:table-cell table:style-name="ce3" table:formula="of:=[.F41]/[.F$5]" office:value-type="float" office:value="0.000154" calcext:value-type="float">
            <text:p>0,000154</text:p>
          </table:table-cell>
          <table:table-cell table:style-name="ce3" table:formula="of:=[.G41]/[.G$5]" office:value-type="float" office:value="0.000069" calcext:value-type="float">
            <text:p>0,000069</text:p>
          </table:table-cell>
          <table:table-cell table:style-name="ce3" table:formula="of:=[.H41]/[.H$5]" office:value-type="float" office:value="0.0000394" calcext:value-type="float">
            <text:p>0,0000394</text:p>
          </table:table-cell>
          <table:table-cell table:style-name="ce3" table:formula="of:=[.I41]/[.I$5]" office:value-type="float" office:value="0.0000313" calcext:value-type="float">
            <text:p>0,0000313</text:p>
          </table:table-cell>
          <table:table-cell table:style-name="ce3" table:formula="of:=[.J41]/[.J$5]" office:value-type="float" office:value="0.0000285" calcext:value-type="float">
            <text:p>0,0000285</text:p>
          </table:table-cell>
          <table:table-cell table:style-name="ce3" table:formula="of:=[.K41]/[.K$5]" office:value-type="float" office:value="0.00002488" calcext:value-type="float">
            <text:p>0,00002488</text:p>
          </table:table-cell>
          <table:table-cell table:style-name="ce3" table:formula="of:=[.L41]/[.L$5]" office:value-type="float" office:value="0.00002137" calcext:value-type="float">
            <text:p>0,00002137</text:p>
          </table:table-cell>
          <table:table-cell table:style-name="ce3" table:formula="of:=[.M41]/[.M$5]" office:value-type="float" office:value="0.0000394" calcext:value-type="float">
            <text:p>0,0000394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normalized</text:p>
          </table:table-cell>
          <table:table-cell table:formula="of:=[.C44]" office:value-type="string" office:string-value="Naive" calcext:value-type="string">
            <text:p>Naive</text:p>
          </table:table-cell>
          <table:table-cell table:formula="of:=[.D44]/[.D$5]" office:value-type="float" office:value="0.00936" calcext:value-type="float">
            <text:p>0,00936</text:p>
          </table:table-cell>
          <table:table-cell table:formula="of:=[.E44]/[.E$5]" office:value-type="float" office:value="0.005678" calcext:value-type="float">
            <text:p>0,005678</text:p>
          </table:table-cell>
          <table:table-cell table:formula="of:=[.F44]/[.F$5]" office:value-type="float" office:value="0.004468" calcext:value-type="float">
            <text:p>0,004468</text:p>
          </table:table-cell>
          <table:table-cell table:formula="of:=[.G44]/[.G$5]" office:value-type="float" office:value="0.003959" calcext:value-type="float">
            <text:p>0,003959</text:p>
          </table:table-cell>
          <table:table-cell table:formula="of:=[.H44]/[.H$5]" office:value-type="float" office:value="0.0049434" calcext:value-type="float">
            <text:p>0,0049434</text:p>
          </table:table-cell>
          <table:table-cell table:formula="of:=[.I44]/[.I$5]" office:value-type="float" office:value="0.0060071" calcext:value-type="float">
            <text:p>0,0060071</text:p>
          </table:table-cell>
          <table:table-cell table:formula="of:=[.J44]/[.J$5]" office:value-type="float" office:value="0.008006" calcext:value-type="float">
            <text:p>0,008006</text:p>
          </table:table-cell>
          <table:table-cell table:formula="of:=[.K44]/[.K$5]" office:value-type="float" office:value="0.01834818" calcext:value-type="float">
            <text:p>0,01834818</text:p>
          </table:table-cell>
          <table:table-cell table:formula="of:=[.L44]/[.L$5]" office:value-type="float" office:value="0.02167081" calcext:value-type="float">
            <text:p>0,02167081</text:p>
          </table:table-cell>
          <table:table-cell table:formula="of:=[.M44]/[.M$5]" office:value-type="float" office:value="0.024120225" calcext:value-type="float">
            <text:p>0,024120225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formula="of:=[.C45]" office:value-type="string" office:string-value="Pooled" calcext:value-type="string">
            <text:p>Pooled</text:p>
          </table:table-cell>
          <table:table-cell table:formula="of:=[.D45]/[.D$5]" office:value-type="float" office:value="0.00929" calcext:value-type="float">
            <text:p>0,00929</text:p>
          </table:table-cell>
          <table:table-cell table:formula="of:=[.E45]/[.E$5]" office:value-type="float" office:value="0.00561" calcext:value-type="float">
            <text:p>0,00561</text:p>
          </table:table-cell>
          <table:table-cell table:formula="of:=[.F45]/[.F$5]" office:value-type="float" office:value="0.004509" calcext:value-type="float">
            <text:p>0,004509</text:p>
          </table:table-cell>
          <table:table-cell table:formula="of:=[.G45]/[.G$5]" office:value-type="float" office:value="0.004036" calcext:value-type="float">
            <text:p>0,004036</text:p>
          </table:table-cell>
          <table:table-cell table:formula="of:=[.H45]/[.H$5]" office:value-type="float" office:value="0.0051838" calcext:value-type="float">
            <text:p>0,0051838</text:p>
          </table:table-cell>
          <table:table-cell table:formula="of:=[.I45]/[.I$5]" office:value-type="float" office:value="0.0062286" calcext:value-type="float">
            <text:p>0,0062286</text:p>
          </table:table-cell>
          <table:table-cell table:formula="of:=[.J45]/[.J$5]" office:value-type="float" office:value="0.00864265" calcext:value-type="float">
            <text:p>0,00864265</text:p>
          </table:table-cell>
          <table:table-cell table:formula="of:=[.K45]/[.K$5]" office:value-type="float" office:value="0.01919102" calcext:value-type="float">
            <text:p>0,01919102</text:p>
          </table:table-cell>
          <table:table-cell table:formula="of:=[.L45]/[.L$5]" office:value-type="float" office:value="0.02151095" calcext:value-type="float">
            <text:p>0,02151095</text:p>
          </table:table-cell>
          <table:table-cell table:formula="of:=[.M45]/[.M$5]" office:value-type="float" office:value="0.02399632" calcext:value-type="float">
            <text:p>0,02399632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Find max depth</text:p>
          </table:table-cell>
          <table:table-cell table:style-name="ce3" table:formula="of:=[.C41]" office:value-type="string" office:string-value="Flat" calcext:value-type="string">
            <text:p>Flat</text:p>
          </table:table-cell>
          <table:table-cell table:style-name="ce3" table:formula="of:=[.D41]" office:value-type="float" office:value="0.0121" calcext:value-type="float">
            <text:p>0,0121</text:p>
          </table:table-cell>
          <table:table-cell table:style-name="ce3" table:formula="of:=[.E41]" office:value-type="float" office:value="0.0137" calcext:value-type="float">
            <text:p>0,0137</text:p>
          </table:table-cell>
          <table:table-cell table:style-name="ce3" table:formula="of:=[.F41]" office:value-type="float" office:value="0.0154" calcext:value-type="float">
            <text:p>0,0154</text:p>
          </table:table-cell>
          <table:table-cell table:style-name="ce3" table:formula="of:=[.G41]" office:value-type="float" office:value="0.0138" calcext:value-type="float">
            <text:p>0,0138</text:p>
          </table:table-cell>
          <table:table-cell table:style-name="ce3" table:formula="of:=[.H41]" office:value-type="float" office:value="0.0197" calcext:value-type="float">
            <text:p>0,0197</text:p>
          </table:table-cell>
          <table:table-cell table:style-name="ce3" table:formula="of:=[.I41]" office:value-type="float" office:value="0.0313" calcext:value-type="float">
            <text:p>0,0313</text:p>
          </table:table-cell>
          <table:table-cell table:style-name="ce3" table:formula="of:=[.J41]" office:value-type="float" office:value="0.057" calcext:value-type="float">
            <text:p>0,057</text:p>
          </table:table-cell>
          <table:table-cell table:style-name="ce3" table:formula="of:=[.K41]" office:value-type="float" office:value="0.1244" calcext:value-type="float">
            <text:p>0,1244</text:p>
          </table:table-cell>
          <table:table-cell table:style-name="ce3" table:formula="of:=[.L41]" office:value-type="float" office:value="0.2137" calcext:value-type="float">
            <text:p>0,2137</text:p>
          </table:table-cell>
          <table:table-cell table:style-name="ce3" table:formula="of:=[.M41]" office:value-type="float" office:value="0.788" calcext:value-type="float">
            <text:p>0,788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normalized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3">
          <table:table-cell/>
          <table:table-cell table:formula="of:=IF([.B48]&lt;&gt;&quot;&quot;;[.B48];&quot;&quot;)" office:value-type="string" office:string-value="Find count" calcext:value-type="string">
            <text:p>Find count</text:p>
          </table:table-cell>
          <table:table-cell table:formula="of:=[.C48]" office:value-type="string" office:string-value="Flat" calcext:value-type="string">
            <text:p>Flat</text:p>
          </table:table-cell>
          <table:table-cell table:formula="of:=[.D48]/[.D$109]" office:value-type="float" office:value="0.00135" calcext:value-type="float">
            <text:p>0,00135</text:p>
          </table:table-cell>
          <table:table-cell table:formula="of:=[.E48]/[.E$109]" office:value-type="float" office:value="0.000264" calcext:value-type="float">
            <text:p>0,000264</text:p>
          </table:table-cell>
          <table:table-cell table:formula="of:=[.F48]/[.F$109]" office:value-type="float" office:value="0.000117" calcext:value-type="float">
            <text:p>0,000117</text:p>
          </table:table-cell>
          <table:table-cell table:formula="of:=[.G48]/[.G$109]" office:value-type="float" office:value="0.000051" calcext:value-type="float">
            <text:p>0,000051</text:p>
          </table:table-cell>
          <table:table-cell table:formula="of:=[.H48]/[.H$109]" office:value-type="float" office:value="0.000026" calcext:value-type="float">
            <text:p>0,000026</text:p>
          </table:table-cell>
          <table:table-cell table:formula="of:=[.I48]/[.I$109]" office:value-type="float" office:value="0.0000148" calcext:value-type="float">
            <text:p>0,0000148</text:p>
          </table:table-cell>
          <table:table-cell table:formula="of:=[.J48]/[.J$109]" office:value-type="float" office:value="0.00000735" calcext:value-type="float">
            <text:p>0,00000735</text:p>
          </table:table-cell>
          <table:table-cell table:formula="of:=[.K48]/[.K$109]" office:value-type="float" office:value="0.00000268" calcext:value-type="float">
            <text:p>0,00000268</text:p>
          </table:table-cell>
          <table:table-cell table:formula="of:=[.L48]/[.L$109]" office:value-type="float" office:value="0.00000166" calcext:value-type="float">
            <text:p>0,00000166</text:p>
          </table:table-cell>
          <table:table-cell table:formula="of:=[.M48]/[.M$109]" office:value-type="float" office:value="0.00000089" calcext:value-type="float">
            <text:p>0,00000089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normalized</text:p>
          </table:table-cell>
          <table:table-cell table:formula="of:=[.C49]" office:value-type="string" office:string-value="Flat cached" calcext:value-type="string">
            <text:p>Flat cached</text:p>
          </table:table-cell>
          <table:table-cell table:formula="of:=[.D49]/[.D$109]" office:value-type="float" office:value="0.00134" calcext:value-type="float">
            <text:p>0,00134</text:p>
          </table:table-cell>
          <table:table-cell table:formula="of:=[.E49]/[.E$109]" office:value-type="float" office:value="0.000272" calcext:value-type="float">
            <text:p>0,000272</text:p>
          </table:table-cell>
          <table:table-cell table:formula="of:=[.F49]/[.F$109]" office:value-type="float" office:value="0.000124" calcext:value-type="float">
            <text:p>0,000124</text:p>
          </table:table-cell>
          <table:table-cell table:formula="of:=[.G49]/[.G$109]" office:value-type="float" office:value="0.0000545" calcext:value-type="float">
            <text:p>0,0000545</text:p>
          </table:table-cell>
          <table:table-cell table:formula="of:=[.H49]/[.H$109]" office:value-type="float" office:value="0.0000274" calcext:value-type="float">
            <text:p>0,0000274</text:p>
          </table:table-cell>
          <table:table-cell table:formula="of:=[.I49]/[.I$109]" office:value-type="float" office:value="0.0000146" calcext:value-type="float">
            <text:p>0,0000146</text:p>
          </table:table-cell>
          <table:table-cell table:formula="of:=[.J49]/[.J$109]" office:value-type="float" office:value="0.00000755" calcext:value-type="float">
            <text:p>0,00000755</text:p>
          </table:table-cell>
          <table:table-cell table:formula="of:=[.K49]/[.K$109]" office:value-type="float" office:value="0.00000298" calcext:value-type="float">
            <text:p>0,00000298</text:p>
          </table:table-cell>
          <table:table-cell table:formula="of:=[.L49]/[.L$109]" office:value-type="float" office:value="0.00000168" calcext:value-type="float">
            <text:p>0,00000168</text:p>
          </table:table-cell>
          <table:table-cell table:formula="of:=[.M49]/[.M$109]" office:value-type="float" office:value="0.00000095" calcext:value-type="float">
            <text:p>0,00000095</text:p>
          </table:table-cell>
          <table:table-cell table:number-columns-repeated="1011"/>
        </table:table-row>
        <table:table-row table:style-name="ro3">
          <table:table-cell/>
          <table:table-cell table:formula="of:=IF([.B50]&lt;&gt;&quot;&quot;;[.B50];&quot;&quot;)">
            <text:p/>
          </table:table-cell>
          <table:table-cell table:formula="of:=[.C50]" office:value-type="string" office:string-value="Flat cold" calcext:value-type="string">
            <text:p>Flat cold</text:p>
          </table:table-cell>
          <table:table-cell table:formula="of:=[.D50]/[.D$109]" office:value-type="float" office:value="0.00127" calcext:value-type="float">
            <text:p>0,00127</text:p>
          </table:table-cell>
          <table:table-cell table:formula="of:=[.E50]/[.E$109]" office:value-type="float" office:value="0.000272" calcext:value-type="float">
            <text:p>0,000272</text:p>
          </table:table-cell>
          <table:table-cell table:formula="of:=[.F50]/[.F$109]" office:value-type="float" office:value="0.000122" calcext:value-type="float">
            <text:p>0,000122</text:p>
          </table:table-cell>
          <table:table-cell table:formula="of:=[.G50]/[.G$109]" office:value-type="float" office:value="0.0000535" calcext:value-type="float">
            <text:p>0,0000535</text:p>
          </table:table-cell>
          <table:table-cell table:formula="of:=[.H50]/[.H$109]" office:value-type="float" office:value="0.0000258" calcext:value-type="float">
            <text:p>0,0000258</text:p>
          </table:table-cell>
          <table:table-cell table:formula="of:=[.I50]/[.I$109]" office:value-type="float" office:value="0.0000132" calcext:value-type="float">
            <text:p>0,0000132</text:p>
          </table:table-cell>
          <table:table-cell table:formula="of:=[.J50]/[.J$109]" office:value-type="float" office:value="0.0000065" calcext:value-type="float">
            <text:p>0,0000065</text:p>
          </table:table-cell>
          <table:table-cell table:formula="of:=[.K50]/[.K$109]" office:value-type="float" office:value="0.00000264" calcext:value-type="float">
            <text:p>0,00000264</text:p>
          </table:table-cell>
          <table:table-cell table:formula="of:=[.L50]/[.L$109]" office:value-type="float" office:value="0.00000141" calcext:value-type="float">
            <text:p>0,00000141</text:p>
          </table:table-cell>
          <table:table-cell table:formula="of:=[.M50]/[.M$109]" office:value-type="float" office:value="0.000001115" calcext:value-type="float">
            <text:p>0,000001115</text:p>
          </table:table-cell>
          <table:table-cell table:number-columns-repeated="1011"/>
        </table:table-row>
        <table:table-row table:style-name="ro3">
          <table:table-cell/>
          <table:table-cell table:formula="of:=IF([.B51]&lt;&gt;&quot;&quot;;[.B51];&quot;&quot;)">
            <text:p/>
          </table:table-cell>
          <table:table-cell table:formula="of:=[.C51]" office:value-type="string" office:string-value="Naive" calcext:value-type="string">
            <text:p>Naive</text:p>
          </table:table-cell>
          <table:table-cell table:formula="of:=[.D51]/[.D$109]" office:value-type="float" office:value="0.00908" calcext:value-type="float">
            <text:p>0,00908</text:p>
          </table:table-cell>
          <table:table-cell table:formula="of:=[.E51]/[.E$109]" office:value-type="float" office:value="0.004912" calcext:value-type="float">
            <text:p>0,004912</text:p>
          </table:table-cell>
          <table:table-cell table:formula="of:=[.F51]/[.F$109]" office:value-type="float" office:value="0.004162" calcext:value-type="float">
            <text:p>0,004162</text:p>
          </table:table-cell>
          <table:table-cell table:formula="of:=[.G51]/[.G$109]" office:value-type="float" office:value="0.0037685" calcext:value-type="float">
            <text:p>0,0037685</text:p>
          </table:table-cell>
          <table:table-cell table:formula="of:=[.H51]/[.H$109]" office:value-type="float" office:value="0.0049096" calcext:value-type="float">
            <text:p>0,0049096</text:p>
          </table:table-cell>
          <table:table-cell table:formula="of:=[.I51]/[.I$109]" office:value-type="float" office:value="0.0074391" calcext:value-type="float">
            <text:p>0,0074391</text:p>
          </table:table-cell>
          <table:table-cell table:formula="of:=[.J51]/[.J$109]" office:value-type="float" office:value="0.0118414" calcext:value-type="float">
            <text:p>0,0118414</text:p>
          </table:table-cell>
          <table:table-cell table:formula="of:=[.K51]/[.K$109]" office:value-type="float" office:value="0.01986586" calcext:value-type="float">
            <text:p>0,01986586</text:p>
          </table:table-cell>
          <table:table-cell table:formula="of:=[.L51]/[.L$109]" office:value-type="float" office:value="0.02161121" calcext:value-type="float">
            <text:p>0,02161121</text:p>
          </table:table-cell>
          <table:table-cell table:formula="of:=[.M51]/[.M$109]" office:value-type="float" office:value="0.02326804" calcext:value-type="float">
            <text:p>0,02326804</text:p>
          </table:table-cell>
          <table:table-cell table:number-columns-repeated="1011"/>
        </table:table-row>
        <table:table-row table:style-name="ro3">
          <table:table-cell/>
          <table:table-cell table:formula="of:=IF([.B52]&lt;&gt;&quot;&quot;;[.B52];&quot;&quot;)">
            <text:p/>
          </table:table-cell>
          <table:table-cell table:formula="of:=[.C52]" office:value-type="string" office:string-value="Pooled" calcext:value-type="string">
            <text:p>Pooled</text:p>
          </table:table-cell>
          <table:table-cell table:formula="of:=[.D52]/[.D$109]" office:value-type="float" office:value="0.00904" calcext:value-type="float">
            <text:p>0,00904</text:p>
          </table:table-cell>
          <table:table-cell table:formula="of:=[.E52]/[.E$109]" office:value-type="float" office:value="0.004916" calcext:value-type="float">
            <text:p>0,004916</text:p>
          </table:table-cell>
          <table:table-cell table:formula="of:=[.F52]/[.F$109]" office:value-type="float" office:value="0.004203" calcext:value-type="float">
            <text:p>0,004203</text:p>
          </table:table-cell>
          <table:table-cell table:formula="of:=[.G52]/[.G$109]" office:value-type="float" office:value="0.003842" calcext:value-type="float">
            <text:p>0,003842</text:p>
          </table:table-cell>
          <table:table-cell table:formula="of:=[.H52]/[.H$109]" office:value-type="float" office:value="0.0051366" calcext:value-type="float">
            <text:p>0,0051366</text:p>
          </table:table-cell>
          <table:table-cell table:formula="of:=[.I52]/[.I$109]" office:value-type="float" office:value="0.0076407" calcext:value-type="float">
            <text:p>0,0076407</text:p>
          </table:table-cell>
          <table:table-cell table:formula="of:=[.J52]/[.J$109]" office:value-type="float" office:value="0.01257485" calcext:value-type="float">
            <text:p>0,01257485</text:p>
          </table:table-cell>
          <table:table-cell table:formula="of:=[.K52]/[.K$109]" office:value-type="float" office:value="0.02069408" calcext:value-type="float">
            <text:p>0,02069408</text:p>
          </table:table-cell>
          <table:table-cell table:formula="of:=[.L52]/[.L$109]" office:value-type="float" office:value="0.02169442" calcext:value-type="float">
            <text:p>0,02169442</text:p>
          </table:table-cell>
          <table:table-cell table:formula="of:=[.M52]/[.M$109]" office:value-type="float" office:value="0.023193785" calcext:value-type="float">
            <text:p>0,023193785</text:p>
          </table:table-cell>
          <table:table-cell table:number-columns-repeated="1011"/>
        </table:table-row>
        <table:table-row table:style-name="ro3" table:number-rows-repeated="10484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4" table:style-name="ta1"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number-columns-repeated="12" table:default-cell-style-name="ce1"/>
        <table:table-row table:style-name="ro2">
          <table:table-cell/>
          <table:table-cell table:style-name="Default"/>
          <table:table-cell/>
          <table:table-cell table:style-name="Default" table:number-columns-repeated="12"/>
        </table:table-row>
        <table:table-row table:style-name="ro2">
          <table:table-cell table:number-columns-repeated="2"/>
          <table:table-cell table:style-name="ce1" office:value-type="string" calcext:value-type="string">
            <text:p>Max Count</text:p>
          </table:table-cell>
          <table:table-cell office:value-type="string" calcext:value-type="string">
            <text:p>Average Count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Average Depth</text:p>
          </table:table-cell>
          <table:table-cell office:value-type="string" calcext:value-type="string">
            <text:p>Max Travel Depth</text:p>
          </table:table-cell>
          <table:table-cell office:value-type="string" calcext:value-type="string">
            <text:p>Average Travel Depth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Flat</text:p>
          </table:table-cell>
          <table:table-cell office:value-type="float" office:value="0.062" calcext:value-type="float">
            <text:p>0,062</text:p>
          </table:table-cell>
          <table:table-cell office:value-type="float" office:value="0.0803" calcext:value-type="float">
            <text:p>0,0803</text:p>
          </table:table-cell>
          <table:table-cell office:value-type="float" office:value="0.106" calcext:value-type="float">
            <text:p>0,106</text:p>
          </table:table-cell>
          <table:table-cell office:value-type="float" office:value="0.2246" calcext:value-type="float">
            <text:p>0,2246</text:p>
          </table:table-cell>
          <table:table-cell office:value-type="float" office:value="0.2118" calcext:value-type="float">
            <text:p>0,2118</text:p>
          </table:table-cell>
          <table:table-cell office:value-type="float" office:value="0.343" calcext:value-type="float">
            <text:p>0,343</text:p>
          </table:table-cell>
          <table:table-cell office:value-type="float" office:value="0.5892" calcext:value-type="float">
            <text:p>0,5892</text:p>
          </table:table-cell>
          <table:table-cell office:value-type="float" office:value="1.2878" calcext:value-type="float">
            <text:p>1,2878</text:p>
          </table:table-cell>
          <table:table-cell office:value-type="float" office:value="2.2183" calcext:value-type="float">
            <text:p>2,2183</text:p>
          </table:table-cell>
          <table:table-cell office:value-type="float" office:value="4.312" calcext:value-type="float">
            <text:p>4,31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593" calcext:value-type="float">
            <text:p>0,0593</text:p>
          </table:table-cell>
          <table:table-cell office:value-type="float" office:value="0.075" calcext:value-type="float">
            <text:p>0,075</text:p>
          </table:table-cell>
          <table:table-cell office:value-type="float" office:value="0.0953" calcext:value-type="float">
            <text:p>0,0953</text:p>
          </table:table-cell>
          <table:table-cell office:value-type="float" office:value="0.1204" calcext:value-type="float">
            <text:p>0,1204</text:p>
          </table:table-cell>
          <table:table-cell office:value-type="float" office:value="0.2113" calcext:value-type="float">
            <text:p>0,2113</text:p>
          </table:table-cell>
          <table:table-cell office:value-type="float" office:value="0.342" calcext:value-type="float">
            <text:p>0,342</text:p>
          </table:table-cell>
          <table:table-cell office:value-type="float" office:value="0.6157" calcext:value-type="float">
            <text:p>0,6157</text:p>
          </table:table-cell>
          <table:table-cell office:value-type="float" office:value="1.3204" calcext:value-type="float">
            <text:p>1,3204</text:p>
          </table:table-cell>
          <table:table-cell office:value-type="float" office:value="2.3501" calcext:value-type="float">
            <text:p>2,3501</text:p>
          </table:table-cell>
          <table:table-cell office:value-type="float" office:value="4.4793" calcext:value-type="float">
            <text:p>4,479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56" calcext:value-type="float">
            <text:p>0,256</text:p>
          </table:table-cell>
          <table:table-cell office:value-type="float" office:value="0.6093" calcext:value-type="float">
            <text:p>0,6093</text:p>
          </table:table-cell>
          <table:table-cell office:value-type="float" office:value="1.0096" calcext:value-type="float">
            <text:p>1,0096</text:p>
          </table:table-cell>
          <table:table-cell office:value-type="float" office:value="1.8148" calcext:value-type="float">
            <text:p>1,8148</text:p>
          </table:table-cell>
          <table:table-cell office:value-type="float" office:value="4.2478" calcext:value-type="float">
            <text:p>4,2478</text:p>
          </table:table-cell>
          <table:table-cell office:value-type="float" office:value="8.2457" calcext:value-type="float">
            <text:p>8,2457</text:p>
          </table:table-cell>
          <table:table-cell office:value-type="float" office:value="16.8963" calcext:value-type="float">
            <text:p>16,8963</text:p>
          </table:table-cell>
          <table:table-cell office:value-type="float" office:value="43.3796" calcext:value-type="float">
            <text:p>43,3796</text:p>
          </table:table-cell>
          <table:table-cell office:value-type="float" office:value="78.6977" calcext:value-type="float">
            <text:p>78,6977</text:p>
          </table:table-cell>
          <table:table-cell office:value-type="float" office:value="157.5284" calcext:value-type="float">
            <text:p>157,528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1302" calcext:value-type="float">
            <text:p>0,1302</text:p>
          </table:table-cell>
          <table:table-cell office:value-type="float" office:value="0.1028" calcext:value-type="float">
            <text:p>0,1028</text:p>
          </table:table-cell>
          <table:table-cell office:value-type="float" office:value="0.1051" calcext:value-type="float">
            <text:p>0,1051</text:p>
          </table:table-cell>
          <table:table-cell office:value-type="float" office:value="0.1123" calcext:value-type="float">
            <text:p>0,1123</text:p>
          </table:table-cell>
          <table:table-cell office:value-type="float" office:value="0.1281" calcext:value-type="float">
            <text:p>0,1281</text:p>
          </table:table-cell>
          <table:table-cell office:value-type="float" office:value="0.1431" calcext:value-type="float">
            <text:p>0,1431</text:p>
          </table:table-cell>
          <table:table-cell office:value-type="float" office:value="0.159" calcext:value-type="float">
            <text:p>0,159</text:p>
          </table:table-cell>
          <table:table-cell office:value-type="float" office:value="0.2277" calcext:value-type="float">
            <text:p>0,2277</text:p>
          </table:table-cell>
          <table:table-cell office:value-type="float" office:value="0.2995" calcext:value-type="float">
            <text:p>0,2995</text:p>
          </table:table-cell>
          <table:table-cell office:value-type="float" office:value="0.3752" calcext:value-type="float">
            <text:p>0,375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323" calcext:value-type="float">
            <text:p>0,0323</text:p>
          </table:table-cell>
          <table:table-cell office:value-type="float" office:value="0.0329" calcext:value-type="float">
            <text:p>0,0329</text:p>
          </table:table-cell>
          <table:table-cell office:value-type="float" office:value="0.0408" calcext:value-type="float">
            <text:p>0,0408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396" calcext:value-type="float">
            <text:p>0,0396</text:p>
          </table:table-cell>
          <table:table-cell office:value-type="float" office:value="0.0447" calcext:value-type="float">
            <text:p>0,0447</text:p>
          </table:table-cell>
          <table:table-cell office:value-type="float" office:value="0.0663" calcext:value-type="float">
            <text:p>0,0663</text:p>
          </table:table-cell>
          <table:table-cell office:value-type="float" office:value="0.1746" calcext:value-type="float">
            <text:p>0,1746</text:p>
          </table:table-cell>
          <table:table-cell office:value-type="float" office:value="0.2594" calcext:value-type="float">
            <text:p>0,2594</text:p>
          </table:table-cell>
          <table:table-cell office:value-type="float" office:value="0.3325" calcext:value-type="float">
            <text:p>0,3325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rase</text:p>
          </table:table-cell>
          <table:table-cell office:value-type="string" calcext:value-type="string">
            <text:p>Flat</text:p>
          </table:table-cell>
          <table:table-cell office:value-type="float" office:value="0.0479" calcext:value-type="float">
            <text:p>0,0479</text:p>
          </table:table-cell>
          <table:table-cell office:value-type="float" office:value="0.0578" calcext:value-type="float">
            <text:p>0,0578</text:p>
          </table:table-cell>
          <table:table-cell office:value-type="float" office:value="0.0646" calcext:value-type="float">
            <text:p>0,0646</text:p>
          </table:table-cell>
          <table:table-cell office:value-type="float" office:value="0.1049" calcext:value-type="float">
            <text:p>0,1049</text:p>
          </table:table-cell>
          <table:table-cell office:value-type="float" office:value="0.1016" calcext:value-type="float">
            <text:p>0,1016</text:p>
          </table:table-cell>
          <table:table-cell office:value-type="float" office:value="0.1517" calcext:value-type="float">
            <text:p>0,1517</text:p>
          </table:table-cell>
          <table:table-cell office:value-type="float" office:value="0.301" calcext:value-type="float">
            <text:p>0,301</text:p>
          </table:table-cell>
          <table:table-cell office:value-type="float" office:value="0.4466" calcext:value-type="float">
            <text:p>0,4466</text:p>
          </table:table-cell>
          <table:table-cell office:value-type="float" office:value="0.9591" calcext:value-type="float">
            <text:p>0,9591</text:p>
          </table:table-cell>
          <table:table-cell office:value-type="float" office:value="1.9785" calcext:value-type="float">
            <text:p>1,978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382" calcext:value-type="float">
            <text:p>0,0382</text:p>
          </table:table-cell>
          <table:table-cell office:value-type="float" office:value="0.0462" calcext:value-type="float">
            <text:p>0,0462</text:p>
          </table:table-cell>
          <table:table-cell office:value-type="float" office:value="0.0578" calcext:value-type="float">
            <text:p>0,0578</text:p>
          </table:table-cell>
          <table:table-cell office:value-type="float" office:value="0.0681" calcext:value-type="float">
            <text:p>0,0681</text:p>
          </table:table-cell>
          <table:table-cell office:value-type="float" office:value="0.0926" calcext:value-type="float">
            <text:p>0,0926</text:p>
          </table:table-cell>
          <table:table-cell office:value-type="float" office:value="0.1434" calcext:value-type="float">
            <text:p>0,1434</text:p>
          </table:table-cell>
          <table:table-cell office:value-type="float" office:value="0.2301" calcext:value-type="float">
            <text:p>0,2301</text:p>
          </table:table-cell>
          <table:table-cell office:value-type="float" office:value="0.5344" calcext:value-type="float">
            <text:p>0,5344</text:p>
          </table:table-cell>
          <table:table-cell office:value-type="float" office:value="1.213" calcext:value-type="float">
            <text:p>1,213</text:p>
          </table:table-cell>
          <table:table-cell office:value-type="float" office:value="2.27" calcext:value-type="float">
            <text:p>2,2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586" calcext:value-type="float">
            <text:p>0,2586</text:p>
          </table:table-cell>
          <table:table-cell office:value-type="float" office:value="0.6952" calcext:value-type="float">
            <text:p>0,6952</text:p>
          </table:table-cell>
          <table:table-cell office:value-type="float" office:value="1.1645" calcext:value-type="float">
            <text:p>1,1645</text:p>
          </table:table-cell>
          <table:table-cell office:value-type="float" office:value="2.123" calcext:value-type="float">
            <text:p>2,123</text:p>
          </table:table-cell>
          <table:table-cell office:value-type="float" office:value="4.9736" calcext:value-type="float">
            <text:p>4,9736</text:p>
          </table:table-cell>
          <table:table-cell office:value-type="float" office:value="9.5753" calcext:value-type="float">
            <text:p>9,5753</text:p>
          </table:table-cell>
          <table:table-cell office:value-type="float" office:value="20.1574" calcext:value-type="float">
            <text:p>20,1574</text:p>
          </table:table-cell>
          <table:table-cell office:value-type="float" office:value="56.6184" calcext:value-type="float">
            <text:p>56,6184</text:p>
          </table:table-cell>
          <table:table-cell office:value-type="float" office:value="114.6113" calcext:value-type="float">
            <text:p>114,6113</text:p>
          </table:table-cell>
          <table:table-cell office:value-type="float" office:value="227.2083" calcext:value-type="float">
            <text:p>227,208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1462" calcext:value-type="float">
            <text:p>0,1462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2631" calcext:value-type="float">
            <text:p>0,2631</text:p>
          </table:table-cell>
          <table:table-cell office:value-type="float" office:value="0.3512" calcext:value-type="float">
            <text:p>0,3512</text:p>
          </table:table-cell>
          <table:table-cell office:value-type="float" office:value="0.5124" calcext:value-type="float">
            <text:p>0,5124</text:p>
          </table:table-cell>
          <table:table-cell office:value-type="float" office:value="0.7151" calcext:value-type="float">
            <text:p>0,7151</text:p>
          </table:table-cell>
          <table:table-cell office:value-type="float" office:value="0.9752" calcext:value-type="float">
            <text:p>0,9752</text:p>
          </table:table-cell>
          <table:table-cell office:value-type="float" office:value="1.5989" calcext:value-type="float">
            <text:p>1,5989</text:p>
          </table:table-cell>
          <table:table-cell office:value-type="float" office:value="1.5069" calcext:value-type="float">
            <text:p>1,5069</text:p>
          </table:table-cell>
          <table:table-cell office:value-type="float" office:value="2.8428" calcext:value-type="float">
            <text:p>2,84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527" calcext:value-type="float">
            <text:p>0,0527</text:p>
          </table:table-cell>
          <table:table-cell office:value-type="float" office:value="0.0807" calcext:value-type="float">
            <text:p>0,0807</text:p>
          </table:table-cell>
          <table:table-cell office:value-type="float" office:value="0.1001" calcext:value-type="float">
            <text:p>0,1001</text:p>
          </table:table-cell>
          <table:table-cell office:value-type="float" office:value="0.1299" calcext:value-type="float">
            <text:p>0,1299</text:p>
          </table:table-cell>
          <table:table-cell office:value-type="float" office:value="0.1845" calcext:value-type="float">
            <text:p>0,1845</text:p>
          </table:table-cell>
          <table:table-cell office:value-type="float" office:value="0.2725" calcext:value-type="float">
            <text:p>0,2725</text:p>
          </table:table-cell>
          <table:table-cell office:value-type="float" office:value="0.3792" calcext:value-type="float">
            <text:p>0,3792</text:p>
          </table:table-cell>
          <table:table-cell office:value-type="float" office:value="0.6218" calcext:value-type="float">
            <text:p>0,6218</text:p>
          </table:table-cell>
          <table:table-cell office:value-type="float" office:value="0.5405" calcext:value-type="float">
            <text:p>0,5405</text:p>
          </table:table-cell>
          <table:table-cell office:value-type="float" office:value="1.1009" calcext:value-type="float">
            <text:p>1,1009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Flat</text:p>
          </table:table-cell>
          <table:table-cell office:value-type="float" office:value="0.0872" calcext:value-type="float">
            <text:p>0,0872</text:p>
          </table:table-cell>
          <table:table-cell office:value-type="float" office:value="0.1247" calcext:value-type="float">
            <text:p>0,1247</text:p>
          </table:table-cell>
          <table:table-cell office:value-type="float" office:value="0.1405" calcext:value-type="float">
            <text:p>0,1405</text:p>
          </table:table-cell>
          <table:table-cell office:value-type="float" office:value="0.1516" calcext:value-type="float">
            <text:p>0,1516</text:p>
          </table:table-cell>
          <table:table-cell office:value-type="float" office:value="0.1588" calcext:value-type="float">
            <text:p>0,1588</text:p>
          </table:table-cell>
          <table:table-cell office:value-type="float" office:value="0.2027" calcext:value-type="float">
            <text:p>0,2027</text:p>
          </table:table-cell>
          <table:table-cell office:value-type="float" office:value="0.2636" calcext:value-type="float">
            <text:p>0,2636</text:p>
          </table:table-cell>
          <table:table-cell office:value-type="float" office:value="0.3786" calcext:value-type="float">
            <text:p>0,3786</text:p>
          </table:table-cell>
          <table:table-cell office:value-type="float" office:value="0.6299" calcext:value-type="float">
            <text:p>0,6299</text:p>
          </table:table-cell>
          <table:table-cell office:value-type="float" office:value="1.1981" calcext:value-type="float">
            <text:p>1,198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702" calcext:value-type="float">
            <text:p>0,0702</text:p>
          </table:table-cell>
          <table:table-cell office:value-type="float" office:value="0.1002" calcext:value-type="float">
            <text:p>0,1002</text:p>
          </table:table-cell>
          <table:table-cell office:value-type="float" office:value="0.1136" calcext:value-type="float">
            <text:p>0,1136</text:p>
          </table:table-cell>
          <table:table-cell office:value-type="float" office:value="0.1248" calcext:value-type="float">
            <text:p>0,1248</text:p>
          </table:table-cell>
          <table:table-cell office:value-type="float" office:value="0.1564" calcext:value-type="float">
            <text:p>0,1564</text:p>
          </table:table-cell>
          <table:table-cell office:value-type="float" office:value="0.1981" calcext:value-type="float">
            <text:p>0,1981</text:p>
          </table:table-cell>
          <table:table-cell office:value-type="float" office:value="0.2602" calcext:value-type="float">
            <text:p>0,2602</text:p>
          </table:table-cell>
          <table:table-cell office:value-type="float" office:value="0.4801" calcext:value-type="float">
            <text:p>0,4801</text:p>
          </table:table-cell>
          <table:table-cell office:value-type="float" office:value="0.8962" calcext:value-type="float">
            <text:p>0,8962</text:p>
          </table:table-cell>
          <table:table-cell office:value-type="float" office:value="1.7323" calcext:value-type="float">
            <text:p>1,732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3107" calcext:value-type="float">
            <text:p>0,3107</text:p>
          </table:table-cell>
          <table:table-cell office:value-type="float" office:value="0.7932" calcext:value-type="float">
            <text:p>0,7932</text:p>
          </table:table-cell>
          <table:table-cell office:value-type="float" office:value="1.342" calcext:value-type="float">
            <text:p>1,342</text:p>
          </table:table-cell>
          <table:table-cell office:value-type="float" office:value="2.3958" calcext:value-type="float">
            <text:p>2,3958</text:p>
          </table:table-cell>
          <table:table-cell office:value-type="float" office:value="5.4893" calcext:value-type="float">
            <text:p>5,4893</text:p>
          </table:table-cell>
          <table:table-cell office:value-type="float" office:value="10.7055" calcext:value-type="float">
            <text:p>10,7055</text:p>
          </table:table-cell>
          <table:table-cell office:value-type="float" office:value="22.1427" calcext:value-type="float">
            <text:p>22,1427</text:p>
          </table:table-cell>
          <table:table-cell office:value-type="float" office:value="61.2222" calcext:value-type="float">
            <text:p>61,2222</text:p>
          </table:table-cell>
          <table:table-cell office:value-type="float" office:value="124.9885" calcext:value-type="float">
            <text:p>124,9885</text:p>
          </table:table-cell>
          <table:table-cell office:value-type="float" office:value="251.9035" calcext:value-type="float">
            <text:p>251,90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903" calcext:value-type="float">
            <text:p>0,0903</text:p>
          </table:table-cell>
          <table:table-cell office:value-type="float" office:value="0.0999" calcext:value-type="float">
            <text:p>0,0999</text:p>
          </table:table-cell>
          <table:table-cell office:value-type="float" office:value="0.1007" calcext:value-type="float">
            <text:p>0,1007</text:p>
          </table:table-cell>
          <table:table-cell office:value-type="float" office:value="0.1103" calcext:value-type="float">
            <text:p>0,1103</text:p>
          </table:table-cell>
          <table:table-cell office:value-type="float" office:value="0.1334" calcext:value-type="float">
            <text:p>0,1334</text:p>
          </table:table-cell>
          <table:table-cell office:value-type="float" office:value="0.1454" calcext:value-type="float">
            <text:p>0,1454</text:p>
          </table:table-cell>
          <table:table-cell office:value-type="float" office:value="0.1764" calcext:value-type="float">
            <text:p>0,1764</text:p>
          </table:table-cell>
          <table:table-cell office:value-type="float" office:value="0.3415" calcext:value-type="float">
            <text:p>0,3415</text:p>
          </table:table-cell>
          <table:table-cell office:value-type="float" office:value="0.4223" calcext:value-type="float">
            <text:p>0,4223</text:p>
          </table:table-cell>
          <table:table-cell office:value-type="float" office:value="0.5975" calcext:value-type="float">
            <text:p>0,597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484" calcext:value-type="float">
            <text:p>0,0484</text:p>
          </table:table-cell>
          <table:table-cell office:value-type="float" office:value="0.0516" calcext:value-type="float">
            <text:p>0,0516</text:p>
          </table:table-cell>
          <table:table-cell office:value-type="float" office:value="0.0539" calcext:value-type="float">
            <text:p>0,0539</text:p>
          </table:table-cell>
          <table:table-cell office:value-type="float" office:value="0.0552" calcext:value-type="float">
            <text:p>0,0552</text:p>
          </table:table-cell>
          <table:table-cell office:value-type="float" office:value="0.0626" calcext:value-type="float">
            <text:p>0,0626</text:p>
          </table:table-cell>
          <table:table-cell office:value-type="float" office:value="0.0701" calcext:value-type="float">
            <text:p>0,0701</text:p>
          </table:table-cell>
          <table:table-cell office:value-type="float" office:value="0.0991" calcext:value-type="float">
            <text:p>0,0991</text:p>
          </table:table-cell>
          <table:table-cell office:value-type="float" office:value="0.3283" calcext:value-type="float">
            <text:p>0,3283</text:p>
          </table:table-cell>
          <table:table-cell office:value-type="float" office:value="0.3898" calcext:value-type="float">
            <text:p>0,3898</text:p>
          </table:table-cell>
          <table:table-cell office:value-type="float" office:value="0.6173" calcext:value-type="float">
            <text:p>0,6173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th Node</text:p>
          </table:table-cell>
          <table:table-cell office:value-type="string" calcext:value-type="string">
            <text:p>Fl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542" calcext:value-type="float">
            <text:p>0,0542</text:p>
          </table:table-cell>
          <table:table-cell office:value-type="float" office:value="0.1793" calcext:value-type="float">
            <text:p>0,1793</text:p>
          </table:table-cell>
          <table:table-cell office:value-type="float" office:value="0.3116" calcext:value-type="float">
            <text:p>0,3116</text:p>
          </table:table-cell>
          <table:table-cell office:value-type="float" office:value="0.5487" calcext:value-type="float">
            <text:p>0,5487</text:p>
          </table:table-cell>
          <table:table-cell office:value-type="float" office:value="1.3779" calcext:value-type="float">
            <text:p>1,3779</text:p>
          </table:table-cell>
          <table:table-cell office:value-type="float" office:value="3.0403" calcext:value-type="float">
            <text:p>3,0403</text:p>
          </table:table-cell>
          <table:table-cell office:value-type="float" office:value="6.8357" calcext:value-type="float">
            <text:p>6,8357</text:p>
          </table:table-cell>
          <table:table-cell office:value-type="float" office:value="29.2773" calcext:value-type="float">
            <text:p>29,2773</text:p>
          </table:table-cell>
          <table:table-cell office:value-type="float" office:value="66.5236" calcext:value-type="float">
            <text:p>66,5236</text:p>
          </table:table-cell>
          <table:table-cell office:value-type="float" office:value="155.5083" calcext:value-type="float">
            <text:p>155,508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539" calcext:value-type="float">
            <text:p>0,0539</text:p>
          </table:table-cell>
          <table:table-cell office:value-type="float" office:value="0.1785" calcext:value-type="float">
            <text:p>0,1785</text:p>
          </table:table-cell>
          <table:table-cell office:value-type="float" office:value="0.3135" calcext:value-type="float">
            <text:p>0,3135</text:p>
          </table:table-cell>
          <table:table-cell office:value-type="float" office:value="0.5663" calcext:value-type="float">
            <text:p>0,5663</text:p>
          </table:table-cell>
          <table:table-cell office:value-type="float" office:value="1.3968" calcext:value-type="float">
            <text:p>1,3968</text:p>
          </table:table-cell>
          <table:table-cell office:value-type="float" office:value="3.1244" calcext:value-type="float">
            <text:p>3,1244</text:p>
          </table:table-cell>
          <table:table-cell office:value-type="float" office:value="7.2723" calcext:value-type="float">
            <text:p>7,2723</text:p>
          </table:table-cell>
          <table:table-cell office:value-type="float" office:value="29.9507" calcext:value-type="float">
            <text:p>29,9507</text:p>
          </table:table-cell>
          <table:table-cell office:value-type="float" office:value="65.7795" calcext:value-type="float">
            <text:p>65,7795</text:p>
          </table:table-cell>
          <table:table-cell office:value-type="float" office:value="155.0018" calcext:value-type="float">
            <text:p>155,0018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eaf travel</text:p>
          </table:table-cell>
          <table:table-cell office:value-type="string" calcext:value-type="string">
            <text:p>Flat</text:p>
          </table:table-cell>
          <table:table-cell office:value-type="float" office:value="0.098" calcext:value-type="float">
            <text:p>0,098</text:p>
          </table:table-cell>
          <table:table-cell office:value-type="float" office:value="0.2183" calcext:value-type="float">
            <text:p>0,2183</text:p>
          </table:table-cell>
          <table:table-cell office:value-type="float" office:value="0.3567" calcext:value-type="float">
            <text:p>0,3567</text:p>
          </table:table-cell>
          <table:table-cell office:value-type="float" office:value="0.8181" calcext:value-type="float">
            <text:p>0,8181</text:p>
          </table:table-cell>
          <table:table-cell office:value-type="float" office:value="1.2755" calcext:value-type="float">
            <text:p>1,2755</text:p>
          </table:table-cell>
          <table:table-cell office:value-type="float" office:value="2.4889" calcext:value-type="float">
            <text:p>2,4889</text:p>
          </table:table-cell>
          <table:table-cell office:value-type="float" office:value="4.5034" calcext:value-type="float">
            <text:p>4,5034</text:p>
          </table:table-cell>
          <table:table-cell office:value-type="float" office:value="10.2883" calcext:value-type="float">
            <text:p>10,2883</text:p>
          </table:table-cell>
          <table:table-cell office:value-type="float" office:value="12.547" calcext:value-type="float">
            <text:p>12,547</text:p>
          </table:table-cell>
          <table:table-cell office:value-type="float" office:value="28.984" calcext:value-type="float">
            <text:p>28,98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669" calcext:value-type="float">
            <text:p>0,0669</text:p>
          </table:table-cell>
          <table:table-cell office:value-type="float" office:value="0.0707" calcext:value-type="float">
            <text:p>0,0707</text:p>
          </table:table-cell>
          <table:table-cell office:value-type="float" office:value="0.0697" calcext:value-type="float">
            <text:p>0,0697</text:p>
          </table:table-cell>
          <table:table-cell office:value-type="float" office:value="0.0683" calcext:value-type="float">
            <text:p>0,0683</text:p>
          </table:table-cell>
          <table:table-cell office:value-type="float" office:value="0.071" calcext:value-type="float">
            <text:p>0,071</text:p>
          </table:table-cell>
          <table:table-cell office:value-type="float" office:value="0.0703" calcext:value-type="float">
            <text:p>0,0703</text:p>
          </table:table-cell>
          <table:table-cell office:value-type="float" office:value="0.0678" calcext:value-type="float">
            <text:p>0,0678</text:p>
          </table:table-cell>
          <table:table-cell office:value-type="float" office:value="0.0706" calcext:value-type="float">
            <text:p>0,0706</text:p>
          </table:table-cell>
          <table:table-cell office:value-type="float" office:value="0.0653" calcext:value-type="float">
            <text:p>0,0653</text:p>
          </table:table-cell>
          <table:table-cell office:value-type="float" office:value="0.0728" calcext:value-type="float">
            <text:p>0,07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825" calcext:value-type="float">
            <text:p>0,2825</text:p>
          </table:table-cell>
          <table:table-cell office:value-type="float" office:value="0.3905" calcext:value-type="float">
            <text:p>0,3905</text:p>
          </table:table-cell>
          <table:table-cell office:value-type="float" office:value="0.4843" calcext:value-type="float">
            <text:p>0,4843</text:p>
          </table:table-cell>
          <table:table-cell office:value-type="float" office:value="0.7954" calcext:value-type="float">
            <text:p>0,7954</text:p>
          </table:table-cell>
          <table:table-cell office:value-type="float" office:value="1.4334" calcext:value-type="float">
            <text:p>1,4334</text:p>
          </table:table-cell>
          <table:table-cell office:value-type="float" office:value="2.8586" calcext:value-type="float">
            <text:p>2,8586</text:p>
          </table:table-cell>
          <table:table-cell office:value-type="float" office:value="6.4147" calcext:value-type="float">
            <text:p>6,4147</text:p>
          </table:table-cell>
          <table:table-cell office:value-type="float" office:value="22.8477" calcext:value-type="float">
            <text:p>22,8477</text:p>
          </table:table-cell>
          <table:table-cell office:value-type="float" office:value="50.7277" calcext:value-type="float">
            <text:p>50,7277</text:p>
          </table:table-cell>
          <table:table-cell office:value-type="float" office:value="108.3846" calcext:value-type="float">
            <text:p>108,384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502" calcext:value-type="float">
            <text:p>0,0502</text:p>
          </table:table-cell>
          <table:table-cell office:value-type="float" office:value="0.0515" calcext:value-type="float">
            <text:p>0,0515</text:p>
          </table:table-cell>
          <table:table-cell office:value-type="float" office:value="0.0518" calcext:value-type="float">
            <text:p>0,0518</text:p>
          </table:table-cell>
          <table:table-cell office:value-type="float" office:value="0.0545" calcext:value-type="float">
            <text:p>0,0545</text:p>
          </table:table-cell>
          <table:table-cell office:value-type="float" office:value="0.0577" calcext:value-type="float">
            <text:p>0,0577</text:p>
          </table:table-cell>
          <table:table-cell office:value-type="float" office:value="0.0592" calcext:value-type="float">
            <text:p>0,0592</text:p>
          </table:table-cell>
          <table:table-cell office:value-type="float" office:value="0.0595" calcext:value-type="float">
            <text:p>0,0595</text:p>
          </table:table-cell>
          <table:table-cell office:value-type="float" office:value="0.0599" calcext:value-type="float">
            <text:p>0,0599</text:p>
          </table:table-cell>
          <table:table-cell office:value-type="float" office:value="0.0572" calcext:value-type="float">
            <text:p>0,0572</text:p>
          </table:table-cell>
          <table:table-cell office:value-type="float" office:value="0.0638" calcext:value-type="float">
            <text:p>0,063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477" calcext:value-type="float">
            <text:p>0,0477</text:p>
          </table:table-cell>
          <table:table-cell office:value-type="float" office:value="0.051" calcext:value-type="float">
            <text:p>0,051</text:p>
          </table:table-cell>
          <table:table-cell office:value-type="float" office:value="0.054" calcext:value-type="float">
            <text:p>0,054</text:p>
          </table:table-cell>
          <table:table-cell office:value-type="float" office:value="0.0538" calcext:value-type="float">
            <text:p>0,0538</text:p>
          </table:table-cell>
          <table:table-cell office:value-type="float" office:value="0.0564" calcext:value-type="float">
            <text:p>0,0564</text:p>
          </table:table-cell>
          <table:table-cell office:value-type="float" office:value="0.0606" calcext:value-type="float">
            <text:p>0,0606</text:p>
          </table:table-cell>
          <table:table-cell office:value-type="float" office:value="0.0611" calcext:value-type="float">
            <text:p>0,0611</text:p>
          </table:table-cell>
          <table:table-cell office:value-type="float" office:value="0.063" calcext:value-type="float">
            <text:p>0,063</text:p>
          </table:table-cell>
          <table:table-cell office:value-type="float" office:value="0.0526" calcext:value-type="float">
            <text:p>0,0526</text:p>
          </table:table-cell>
          <table:table-cell office:value-type="float" office:value="0.0634" calcext:value-type="float">
            <text:p>0,0634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ind max depth</text:p>
          </table:table-cell>
          <table:table-cell office:value-type="string" calcext:value-type="string">
            <text:p>Flat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0177" calcext:value-type="float">
            <text:p>0,0177</text:p>
          </table:table-cell>
          <table:table-cell office:value-type="float" office:value="0.0299" calcext:value-type="float">
            <text:p>0,0299</text:p>
          </table:table-cell>
          <table:table-cell office:value-type="float" office:value="0.0468" calcext:value-type="float">
            <text:p>0,0468</text:p>
          </table:table-cell>
          <table:table-cell office:value-type="float" office:value="0.0681" calcext:value-type="float">
            <text:p>0,0681</text:p>
          </table:table-cell>
          <table:table-cell office:value-type="float" office:value="0.1454" calcext:value-type="float">
            <text:p>0,1454</text:p>
          </table:table-cell>
          <table:table-cell office:value-type="float" office:value="0.2535" calcext:value-type="float">
            <text:p>0,2535</text:p>
          </table:table-cell>
          <table:table-cell office:value-type="float" office:value="0.8751" calcext:value-type="float">
            <text:p>0,875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155" calcext:value-type="float">
            <text:p>0,0155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33" calcext:value-type="float">
            <text:p>0,033</text:p>
          </table:table-cell>
          <table:table-cell office:value-type="float" office:value="0.0377" calcext:value-type="float">
            <text:p>0,0377</text:p>
          </table:table-cell>
          <table:table-cell office:value-type="float" office:value="0.0709" calcext:value-type="float">
            <text:p>0,0709</text:p>
          </table:table-cell>
          <table:table-cell office:value-type="float" office:value="0.1574" calcext:value-type="float">
            <text:p>0,1574</text:p>
          </table:table-cell>
          <table:table-cell office:value-type="float" office:value="0.2609" calcext:value-type="float">
            <text:p>0,2609</text:p>
          </table:table-cell>
          <table:table-cell office:value-type="float" office:value="0.8988" calcext:value-type="float">
            <text:p>0,898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169" calcext:value-type="float">
            <text:p>0,0169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0191" calcext:value-type="float">
            <text:p>0,0191</text:p>
          </table:table-cell>
          <table:table-cell office:value-type="float" office:value="0.0322" calcext:value-type="float">
            <text:p>0,0322</text:p>
          </table:table-cell>
          <table:table-cell office:value-type="float" office:value="0.0398" calcext:value-type="float">
            <text:p>0,0398</text:p>
          </table:table-cell>
          <table:table-cell office:value-type="float" office:value="0.067" calcext:value-type="float">
            <text:p>0,067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2498" calcext:value-type="float">
            <text:p>0,2498</text:p>
          </table:table-cell>
          <table:table-cell office:value-type="float" office:value="0.9" calcext:value-type="float">
            <text:p>0,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963" calcext:value-type="float">
            <text:p>0,0963</text:p>
          </table:table-cell>
          <table:table-cell office:value-type="float" office:value="0.3173" calcext:value-type="float">
            <text:p>0,3173</text:p>
          </table:table-cell>
          <table:table-cell office:value-type="float" office:value="0.5114" calcext:value-type="float">
            <text:p>0,5114</text:p>
          </table:table-cell>
          <table:table-cell office:value-type="float" office:value="0.9301" calcext:value-type="float">
            <text:p>0,9301</text:p>
          </table:table-cell>
          <table:table-cell office:value-type="float" office:value="2.9738" calcext:value-type="float">
            <text:p>2,9738</text:p>
          </table:table-cell>
          <table:table-cell office:value-type="float" office:value="7.3097" calcext:value-type="float">
            <text:p>7,3097</text:p>
          </table:table-cell>
          <table:table-cell office:value-type="float" office:value="18.9143" calcext:value-type="float">
            <text:p>18,9143</text:p>
          </table:table-cell>
          <table:table-cell office:value-type="float" office:value="84.2095" calcext:value-type="float">
            <text:p>84,2095</text:p>
          </table:table-cell>
          <table:table-cell office:value-type="float" office:value="193.3953" calcext:value-type="float">
            <text:p>193,3953</text:p>
          </table:table-cell>
          <table:table-cell office:value-type="float" office:value="405.5789" calcext:value-type="float">
            <text:p>405,578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949" calcext:value-type="float">
            <text:p>0,0949</text:p>
          </table:table-cell>
          <table:table-cell office:value-type="float" office:value="0.3172" calcext:value-type="float">
            <text:p>0,3172</text:p>
          </table:table-cell>
          <table:table-cell office:value-type="float" office:value="0.5156" calcext:value-type="float">
            <text:p>0,5156</text:p>
          </table:table-cell>
          <table:table-cell office:value-type="float" office:value="1.0156" calcext:value-type="float">
            <text:p>1,0156</text:p>
          </table:table-cell>
          <table:table-cell office:value-type="float" office:value="3.1017" calcext:value-type="float">
            <text:p>3,1017</text:p>
          </table:table-cell>
          <table:table-cell office:value-type="float" office:value="7.6189" calcext:value-type="float">
            <text:p>7,6189</text:p>
          </table:table-cell>
          <table:table-cell office:value-type="float" office:value="19.9935" calcext:value-type="float">
            <text:p>19,9935</text:p>
          </table:table-cell>
          <table:table-cell office:value-type="float" office:value="85.3116" calcext:value-type="float">
            <text:p>85,3116</text:p>
          </table:table-cell>
          <table:table-cell office:value-type="float" office:value="190.0623" calcext:value-type="float">
            <text:p>190,0623</text:p>
          </table:table-cell>
          <table:table-cell office:value-type="float" office:value="413.6517" calcext:value-type="float">
            <text:p>413,6517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ind count</text:p>
          </table:table-cell>
          <table:table-cell office:value-type="string" calcext:value-type="string">
            <text:p>Flat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15" calcext:value-type="float">
            <text:p>0,015</text:p>
          </table:table-cell>
          <table:table-cell office:value-type="float" office:value="0.0266" calcext:value-type="float">
            <text:p>0,0266</text:p>
          </table:table-cell>
          <table:table-cell table:number-columns-repeated="2" office:value-type="float" office:value="0.0159" calcext:value-type="float">
            <text:p>0,0159</text:p>
          </table:table-cell>
          <table:table-cell office:value-type="float" office:value="0.0129" calcext:value-type="float">
            <text:p>0,0129</text:p>
          </table:table-cell>
          <table:table-cell office:value-type="float" office:value="0.0124" calcext:value-type="float">
            <text:p>0,0124</text:p>
          </table:table-cell>
          <table:table-cell office:value-type="float" office:value="0.017" calcext:value-type="float">
            <text:p>0,017</text:p>
          </table:table-cell>
          <table:table-cell office:value-type="float" office:value="0.0163" calcext:value-type="float">
            <text:p>0,016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123" calcext:value-type="float">
            <text:p>0,0123</text:p>
          </table:table-cell>
          <table:table-cell office:value-type="float" office:value="0.0126" calcext:value-type="float">
            <text:p>0,0126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158" calcext:value-type="float">
            <text:p>0,0158</text:p>
          </table:table-cell>
          <table:table-cell office:value-type="float" office:value="0.0144" calcext:value-type="float">
            <text:p>0,0144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185" calcext:value-type="float">
            <text:p>0,0185</text:p>
          </table:table-cell>
          <table:table-cell office:value-type="float" office:value="0.0155" calcext:value-type="float">
            <text:p>0,015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2" office:value-type="float" office:value="0.0131" calcext:value-type="float">
            <text:p>0,0131</text:p>
          </table:table-cell>
          <table:table-cell office:value-type="float" office:value="0.0132" calcext:value-type="float">
            <text:p>0,0132</text:p>
          </table:table-cell>
          <table:table-cell table:number-columns-repeated="2" office:value-type="float" office:value="0.014" calcext:value-type="float">
            <text:p>0,014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67" calcext:value-type="float">
            <text:p>0,0167</text:p>
          </table:table-cell>
          <table:table-cell office:value-type="float" office:value="0.0169" calcext:value-type="float">
            <text:p>0,016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975" calcext:value-type="float">
            <text:p>0,0975</text:p>
          </table:table-cell>
          <table:table-cell office:value-type="float" office:value="0.273" calcext:value-type="float">
            <text:p>0,273</text:p>
          </table:table-cell>
          <table:table-cell office:value-type="float" office:value="0.4669" calcext:value-type="float">
            <text:p>0,4669</text:p>
          </table:table-cell>
          <table:table-cell office:value-type="float" office:value="0.8703" calcext:value-type="float">
            <text:p>0,8703</text:p>
          </table:table-cell>
          <table:table-cell office:value-type="float" office:value="3.0177" calcext:value-type="float">
            <text:p>3,0177</text:p>
          </table:table-cell>
          <table:table-cell office:value-type="float" office:value="8.8407" calcext:value-type="float">
            <text:p>8,8407</text:p>
          </table:table-cell>
          <table:table-cell office:value-type="float" office:value="25.8013" calcext:value-type="float">
            <text:p>25,8013</text:p>
          </table:table-cell>
          <table:table-cell office:value-type="float" office:value="86.7485" calcext:value-type="float">
            <text:p>86,7485</text:p>
          </table:table-cell>
          <table:table-cell office:value-type="float" office:value="188.8383" calcext:value-type="float">
            <text:p>188,8383</text:p>
          </table:table-cell>
          <table:table-cell office:value-type="float" office:value="397.3571" calcext:value-type="float">
            <text:p>397,357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97" calcext:value-type="float">
            <text:p>0,097</text:p>
          </table:table-cell>
          <table:table-cell office:value-type="float" office:value="0.2767" calcext:value-type="float">
            <text:p>0,2767</text:p>
          </table:table-cell>
          <table:table-cell office:value-type="float" office:value="0.4643" calcext:value-type="float">
            <text:p>0,4643</text:p>
          </table:table-cell>
          <table:table-cell office:value-type="float" office:value="0.9745" calcext:value-type="float">
            <text:p>0,9745</text:p>
          </table:table-cell>
          <table:table-cell office:value-type="float" office:value="3.1389" calcext:value-type="float">
            <text:p>3,1389</text:p>
          </table:table-cell>
          <table:table-cell office:value-type="float" office:value="9.2077" calcext:value-type="float">
            <text:p>9,2077</text:p>
          </table:table-cell>
          <table:table-cell office:value-type="float" office:value="27.1201" calcext:value-type="float">
            <text:p>27,1201</text:p>
          </table:table-cell>
          <table:table-cell office:value-type="float" office:value="87.5274" calcext:value-type="float">
            <text:p>87,5274</text:p>
          </table:table-cell>
          <table:table-cell office:value-type="float" office:value="186.8319" calcext:value-type="float">
            <text:p>186,8319</text:p>
          </table:table-cell>
          <table:table-cell office:value-type="float" office:value="400.8927" calcext:value-type="float">
            <text:p>400,8927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raveled depth average</text:p>
          </table:table-cell>
          <table:table-cell office:value-type="string" calcext:value-type="string">
            <text:p>Flat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ravel depth max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/>
          <table:table-cell office:value-type="string" calcext:value-type="string">
            <text:p>Transforms</text:p>
          </table:table-cell>
          <table:table-cell table:style-name="ce1"/>
          <table:table-cell table:number-columns-repeated="12"/>
        </table:table-row>
        <table:table-row table:style-name="ro2">
          <table:table-cell table:number-columns-repeated="2"/>
          <table:table-cell table:style-name="ce1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2">
          <table:table-cell/>
          <table:table-cell office:value-type="string" calcext:value-type="string">
            <text:p>1st iteration</text:p>
          </table:table-cell>
          <table:table-cell table:style-name="ce1" office:value-type="string" calcext:value-type="string">
            <text:p>Flat</text:p>
          </table:table-cell>
          <table:table-cell office:value-type="float" office:value="0.089" calcext:value-type="float">
            <text:p>0,089</text:p>
          </table:table-cell>
          <table:table-cell office:value-type="float" office:value="0.1825" calcext:value-type="float">
            <text:p>0,1825</text:p>
          </table:table-cell>
          <table:table-cell office:value-type="float" office:value="0.5049" calcext:value-type="float">
            <text:p>0,5049</text:p>
          </table:table-cell>
          <table:table-cell office:value-type="float" office:value="0.9815" calcext:value-type="float">
            <text:p>0,9815</text:p>
          </table:table-cell>
          <table:table-cell office:value-type="float" office:value="1.9859" calcext:value-type="float">
            <text:p>1,9859</text:p>
          </table:table-cell>
          <table:table-cell office:value-type="float" office:value="5.2031" calcext:value-type="float">
            <text:p>5,2031</text:p>
          </table:table-cell>
          <table:table-cell office:value-type="float" office:value="10.5048" calcext:value-type="float">
            <text:p>10,5048</text:p>
          </table:table-cell>
          <table:table-cell office:value-type="float" office:value="15.2759" calcext:value-type="float">
            <text:p>15,2759</text:p>
          </table:table-cell>
          <table:table-cell office:value-type="float" office:value="19.6449" calcext:value-type="float">
            <text:p>19,6449</text:p>
          </table:table-cell>
          <table:table-cell office:value-type="float" office:value="24.4638" calcext:value-type="float">
            <text:p>24,4638</text:p>
          </table:table-cell>
          <table:table-cell office:value-type="float" office:value="29.6271" calcext:value-type="float">
            <text:p>29,6271</text:p>
          </table:table-cell>
          <table:table-cell office:value-type="float" office:value="34.9952" calcext:value-type="float">
            <text:p>34,9952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Pooled</text:p>
          </table:table-cell>
          <table:table-cell office:value-type="float" office:value="0.163" calcext:value-type="float">
            <text:p>0,163</text:p>
          </table:table-cell>
          <table:table-cell office:value-type="float" office:value="0.3154" calcext:value-type="float">
            <text:p>0,3154</text:p>
          </table:table-cell>
          <table:table-cell office:value-type="float" office:value="0.79" calcext:value-type="float">
            <text:p>0,79</text:p>
          </table:table-cell>
          <table:table-cell office:value-type="float" office:value="1.6353" calcext:value-type="float">
            <text:p>1,6353</text:p>
          </table:table-cell>
          <table:table-cell office:value-type="float" office:value="3.2826" calcext:value-type="float">
            <text:p>3,2826</text:p>
          </table:table-cell>
          <table:table-cell office:value-type="float" office:value="8.5958" calcext:value-type="float">
            <text:p>8,5958</text:p>
          </table:table-cell>
          <table:table-cell office:value-type="float" office:value="18.1406" calcext:value-type="float">
            <text:p>18,1406</text:p>
          </table:table-cell>
          <table:table-cell office:value-type="float" office:value="26.5417" calcext:value-type="float">
            <text:p>26,5417</text:p>
          </table:table-cell>
          <table:table-cell office:value-type="float" office:value="35.1566" calcext:value-type="float">
            <text:p>35,1566</text:p>
          </table:table-cell>
          <table:table-cell office:value-type="float" office:value="45.1295" calcext:value-type="float">
            <text:p>45,1295</text:p>
          </table:table-cell>
          <table:table-cell office:value-type="float" office:value="57.0449" calcext:value-type="float">
            <text:p>57,0449</text:p>
          </table:table-cell>
          <table:table-cell office:value-type="float" office:value="66.1614" calcext:value-type="float">
            <text:p>66,1614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Naive</text:p>
          </table:table-cell>
          <table:table-cell office:value-type="float" office:value="0.1666" calcext:value-type="float">
            <text:p>0,1666</text:p>
          </table:table-cell>
          <table:table-cell office:value-type="float" office:value="0.3235" calcext:value-type="float">
            <text:p>0,3235</text:p>
          </table:table-cell>
          <table:table-cell office:value-type="float" office:value="0.7999" calcext:value-type="float">
            <text:p>0,7999</text:p>
          </table:table-cell>
          <table:table-cell office:value-type="float" office:value="1.719" calcext:value-type="float">
            <text:p>1,719</text:p>
          </table:table-cell>
          <table:table-cell office:value-type="float" office:value="3.2035" calcext:value-type="float">
            <text:p>3,2035</text:p>
          </table:table-cell>
          <table:table-cell office:value-type="float" office:value="8.5363" calcext:value-type="float">
            <text:p>8,5363</text:p>
          </table:table-cell>
          <table:table-cell office:value-type="float" office:value="18.0524" calcext:value-type="float">
            <text:p>18,0524</text:p>
          </table:table-cell>
          <table:table-cell office:value-type="float" office:value="27.5636" calcext:value-type="float">
            <text:p>27,5636</text:p>
          </table:table-cell>
          <table:table-cell office:value-type="float" office:value="37.2883" calcext:value-type="float">
            <text:p>37,2883</text:p>
          </table:table-cell>
          <table:table-cell office:value-type="float" office:value="46.7307" calcext:value-type="float">
            <text:p>46,7307</text:p>
          </table:table-cell>
          <table:table-cell office:value-type="float" office:value="60.8243" calcext:value-type="float">
            <text:p>60,8243</text:p>
          </table:table-cell>
          <table:table-cell office:value-type="float" office:value="73.472" calcext:value-type="float">
            <text:p>73,472</text:p>
          </table:table-cell>
        </table:table-row>
        <table:table-row table:style-name="ro2">
          <table:table-cell/>
          <table:table-cell office:value-type="string" calcext:value-type="string">
            <text:p>10th iteration</text:p>
          </table:table-cell>
          <table:table-cell table:style-name="ce1" office:value-type="string" calcext:value-type="string">
            <text:p>Flat 10</text:p>
          </table:table-cell>
          <table:table-cell office:value-type="float" office:value="0.0869" calcext:value-type="float">
            <text:p>0,0869</text:p>
          </table:table-cell>
          <table:table-cell office:value-type="float" office:value="0.1861" calcext:value-type="float">
            <text:p>0,1861</text:p>
          </table:table-cell>
          <table:table-cell office:value-type="float" office:value="0.5084" calcext:value-type="float">
            <text:p>0,5084</text:p>
          </table:table-cell>
          <table:table-cell office:value-type="float" office:value="1.0124" calcext:value-type="float">
            <text:p>1,0124</text:p>
          </table:table-cell>
          <table:table-cell office:value-type="float" office:value="2.0087" calcext:value-type="float">
            <text:p>2,0087</text:p>
          </table:table-cell>
          <table:table-cell office:value-type="float" office:value="4.9487" calcext:value-type="float">
            <text:p>4,9487</text:p>
          </table:table-cell>
          <table:table-cell office:value-type="float" office:value="10.1562" calcext:value-type="float">
            <text:p>10,1562</text:p>
          </table:table-cell>
          <table:table-cell office:value-type="float" office:value="15.0887" calcext:value-type="float">
            <text:p>15,0887</text:p>
          </table:table-cell>
          <table:table-cell office:value-type="float" office:value="19.8287" calcext:value-type="float">
            <text:p>19,8287</text:p>
          </table:table-cell>
          <table:table-cell office:value-type="float" office:value="24.456" calcext:value-type="float">
            <text:p>24,456</text:p>
          </table:table-cell>
          <table:table-cell office:value-type="float" office:value="29.766" calcext:value-type="float">
            <text:p>29,766</text:p>
          </table:table-cell>
          <table:table-cell office:value-type="float" office:value="35.0371" calcext:value-type="float">
            <text:p>35,0371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Pooled 10</text:p>
          </table:table-cell>
          <table:table-cell office:value-type="float" office:value="0.1039" calcext:value-type="float">
            <text:p>0,1039</text:p>
          </table:table-cell>
          <table:table-cell office:value-type="float" office:value="0.1984" calcext:value-type="float">
            <text:p>0,1984</text:p>
          </table:table-cell>
          <table:table-cell office:value-type="float" office:value="0.4767" calcext:value-type="float">
            <text:p>0,4767</text:p>
          </table:table-cell>
          <table:table-cell office:value-type="float" office:value="0.9323" calcext:value-type="float">
            <text:p>0,9323</text:p>
          </table:table-cell>
          <table:table-cell office:value-type="float" office:value="1.9679" calcext:value-type="float">
            <text:p>1,9679</text:p>
          </table:table-cell>
          <table:table-cell office:value-type="float" office:value="5.9388" calcext:value-type="float">
            <text:p>5,9388</text:p>
          </table:table-cell>
          <table:table-cell office:value-type="float" office:value="14.1726" calcext:value-type="float">
            <text:p>14,1726</text:p>
          </table:table-cell>
          <table:table-cell office:value-type="float" office:value="23.1304" calcext:value-type="float">
            <text:p>23,1304</text:p>
          </table:table-cell>
          <table:table-cell office:value-type="float" office:value="32.5129" calcext:value-type="float">
            <text:p>32,5129</text:p>
          </table:table-cell>
          <table:table-cell office:value-type="float" office:value="42.2283" calcext:value-type="float">
            <text:p>42,2283</text:p>
          </table:table-cell>
          <table:table-cell office:value-type="float" office:value="55.8503" calcext:value-type="float">
            <text:p>55,8503</text:p>
          </table:table-cell>
          <table:table-cell office:value-type="float" office:value="64.1088" calcext:value-type="float">
            <text:p>64,1088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Naive 10</text:p>
          </table:table-cell>
          <table:table-cell office:value-type="float" office:value="0.1173" calcext:value-type="float">
            <text:p>0,1173</text:p>
          </table:table-cell>
          <table:table-cell office:value-type="float" office:value="0.209" calcext:value-type="float">
            <text:p>0,209</text:p>
          </table:table-cell>
          <table:table-cell office:value-type="float" office:value="0.4773" calcext:value-type="float">
            <text:p>0,4773</text:p>
          </table:table-cell>
          <table:table-cell office:value-type="float" office:value="0.9381" calcext:value-type="float">
            <text:p>0,9381</text:p>
          </table:table-cell>
          <table:table-cell office:value-type="float" office:value="1.9798" calcext:value-type="float">
            <text:p>1,9798</text:p>
          </table:table-cell>
          <table:table-cell office:value-type="float" office:value="6.0611" calcext:value-type="float">
            <text:p>6,0611</text:p>
          </table:table-cell>
          <table:table-cell office:value-type="float" office:value="14.1236" calcext:value-type="float">
            <text:p>14,1236</text:p>
          </table:table-cell>
          <table:table-cell office:value-type="float" office:value="23.4102" calcext:value-type="float">
            <text:p>23,4102</text:p>
          </table:table-cell>
          <table:table-cell office:value-type="float" office:value="34.2455" calcext:value-type="float">
            <text:p>34,2455</text:p>
          </table:table-cell>
          <table:table-cell office:value-type="float" office:value="45.1016" calcext:value-type="float">
            <text:p>45,1016</text:p>
          </table:table-cell>
          <table:table-cell office:value-type="float" office:value="58.1759" calcext:value-type="float">
            <text:p>58,1759</text:p>
          </table:table-cell>
          <table:table-cell office:value-type="float" office:value="68.1729" calcext:value-type="float">
            <text:p>68,1729</text:p>
          </table:table-cell>
        </table:table-row>
      </table:table>
      <table:table table:name="Sheet5" table:style-name="ta1">
        <table:table-column table:style-name="co3" table:number-columns-repeated="15" table:default-cell-style-name="Default"/>
        <table:table-row table:style-name="ro2">
          <table:table-cell office:value-type="string" calcext:value-type="string">
            <text:p>Cache flush 3 tunnin operaatio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Max Count</text:p>
          </table:table-cell>
          <table:table-cell office:value-type="string" calcext:value-type="string">
            <text:p>Average Count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Average Depth</text:p>
          </table:table-cell>
          <table:table-cell office:value-type="string" calcext:value-type="string">
            <text:p>Max Travel Depth</text:p>
          </table:table-cell>
          <table:table-cell office:value-type="string" calcext:value-type="string">
            <text:p>Average Travel Depth</text:p>
          </table:table-cell>
          <table:table-cell table:number-columns-repeated="7"/>
        </table:table-row>
        <table:table-row table:style-name="ro2"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Flat</text:p>
          </table:table-cell>
          <table:table-cell office:value-type="float" office:value="1.1603" calcext:value-type="float">
            <text:p>1,1603</text:p>
          </table:table-cell>
          <table:table-cell office:value-type="float" office:value="1.0396" calcext:value-type="float">
            <text:p>1,0396</text:p>
          </table:table-cell>
          <table:table-cell office:value-type="float" office:value="1.2497" calcext:value-type="float">
            <text:p>1,2497</text:p>
          </table:table-cell>
          <table:table-cell office:value-type="float" office:value="1.3259" calcext:value-type="float">
            <text:p>1,3259</text:p>
          </table:table-cell>
          <table:table-cell office:value-type="float" office:value="1.5303" calcext:value-type="float">
            <text:p>1,5303</text:p>
          </table:table-cell>
          <table:table-cell office:value-type="float" office:value="1.6483" calcext:value-type="float">
            <text:p>1,6483</text:p>
          </table:table-cell>
          <table:table-cell office:value-type="float" office:value="2.2307" calcext:value-type="float">
            <text:p>2,2307</text:p>
          </table:table-cell>
          <table:table-cell office:value-type="float" office:value="3.4511" calcext:value-type="float">
            <text:p>3,4511</text:p>
          </table:table-cell>
          <table:table-cell office:value-type="float" office:value="4.4552" calcext:value-type="float">
            <text:p>4,4552</text:p>
          </table:table-cell>
          <table:table-cell office:value-type="float" office:value="7.4183" calcext:value-type="float">
            <text:p>7,418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1.1483" calcext:value-type="float">
            <text:p>1,1483</text:p>
          </table:table-cell>
          <table:table-cell office:value-type="float" office:value="1.0729" calcext:value-type="float">
            <text:p>1,0729</text:p>
          </table:table-cell>
          <table:table-cell office:value-type="float" office:value="1.1514" calcext:value-type="float">
            <text:p>1,1514</text:p>
          </table:table-cell>
          <table:table-cell office:value-type="float" office:value="1.2597" calcext:value-type="float">
            <text:p>1,2597</text:p>
          </table:table-cell>
          <table:table-cell office:value-type="float" office:value="1.4294" calcext:value-type="float">
            <text:p>1,4294</text:p>
          </table:table-cell>
          <table:table-cell office:value-type="float" office:value="1.6898" calcext:value-type="float">
            <text:p>1,6898</text:p>
          </table:table-cell>
          <table:table-cell office:value-type="float" office:value="2.1468" calcext:value-type="float">
            <text:p>2,1468</text:p>
          </table:table-cell>
          <table:table-cell office:value-type="float" office:value="3.3808" calcext:value-type="float">
            <text:p>3,3808</text:p>
          </table:table-cell>
          <table:table-cell office:value-type="float" office:value="4.6012" calcext:value-type="float">
            <text:p>4,6012</text:p>
          </table:table-cell>
          <table:table-cell office:value-type="float" office:value="7.8794" calcext:value-type="float">
            <text:p>7,879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1.9967" calcext:value-type="float">
            <text:p>1,9967</text:p>
          </table:table-cell>
          <table:table-cell office:value-type="float" office:value="2.271" calcext:value-type="float">
            <text:p>2,271</text:p>
          </table:table-cell>
          <table:table-cell office:value-type="float" office:value="2.7723" calcext:value-type="float">
            <text:p>2,7723</text:p>
          </table:table-cell>
          <table:table-cell office:value-type="float" office:value="3.5103" calcext:value-type="float">
            <text:p>3,5103</text:p>
          </table:table-cell>
          <table:table-cell office:value-type="float" office:value="5.7931" calcext:value-type="float">
            <text:p>5,7931</text:p>
          </table:table-cell>
          <table:table-cell office:value-type="float" office:value="10.0137" calcext:value-type="float">
            <text:p>10,0137</text:p>
          </table:table-cell>
          <table:table-cell office:value-type="float" office:value="19.102" calcext:value-type="float">
            <text:p>19,102</text:p>
          </table:table-cell>
          <table:table-cell office:value-type="float" office:value="48.5358" calcext:value-type="float">
            <text:p>48,5358</text:p>
          </table:table-cell>
          <table:table-cell office:value-type="float" office:value="81.1563" calcext:value-type="float">
            <text:p>81,1563</text:p>
          </table:table-cell>
          <table:table-cell office:value-type="float" office:value="160.5018" calcext:value-type="float">
            <text:p>160,501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2.4215" calcext:value-type="float">
            <text:p>2,4215</text:p>
          </table:table-cell>
          <table:table-cell office:value-type="float" office:value="2.5351" calcext:value-type="float">
            <text:p>2,5351</text:p>
          </table:table-cell>
          <table:table-cell office:value-type="float" office:value="2.6003" calcext:value-type="float">
            <text:p>2,6003</text:p>
          </table:table-cell>
          <table:table-cell office:value-type="float" office:value="2.806" calcext:value-type="float">
            <text:p>2,806</text:p>
          </table:table-cell>
          <table:table-cell office:value-type="float" office:value="2.954" calcext:value-type="float">
            <text:p>2,954</text:p>
          </table:table-cell>
          <table:table-cell office:value-type="float" office:value="2.8821" calcext:value-type="float">
            <text:p>2,8821</text:p>
          </table:table-cell>
          <table:table-cell office:value-type="float" office:value="2.9583" calcext:value-type="float">
            <text:p>2,9583</text:p>
          </table:table-cell>
          <table:table-cell office:value-type="float" office:value="3.0946" calcext:value-type="float">
            <text:p>3,0946</text:p>
          </table:table-cell>
          <table:table-cell office:value-type="float" office:value="3.2238" calcext:value-type="float">
            <text:p>3,2238</text:p>
          </table:table-cell>
          <table:table-cell office:value-type="float" office:value="3.214" calcext:value-type="float">
            <text:p>3,21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8924" calcext:value-type="float">
            <text:p>0,8924</text:p>
          </table:table-cell>
          <table:table-cell office:value-type="float" office:value="1.0217" calcext:value-type="float">
            <text:p>1,0217</text:p>
          </table:table-cell>
          <table:table-cell office:value-type="float" office:value="1.0504" calcext:value-type="float">
            <text:p>1,0504</text:p>
          </table:table-cell>
          <table:table-cell office:value-type="float" office:value="1.0848" calcext:value-type="float">
            <text:p>1,0848</text:p>
          </table:table-cell>
          <table:table-cell office:value-type="float" office:value="1.1991" calcext:value-type="float">
            <text:p>1,1991</text:p>
          </table:table-cell>
          <table:table-cell office:value-type="float" office:value="1.2613" calcext:value-type="float">
            <text:p>1,2613</text:p>
          </table:table-cell>
          <table:table-cell office:value-type="float" office:value="1.2401" calcext:value-type="float">
            <text:p>1,2401</text:p>
          </table:table-cell>
          <table:table-cell office:value-type="float" office:value="2.3161" calcext:value-type="float">
            <text:p>2,3161</text:p>
          </table:table-cell>
          <table:table-cell office:value-type="float" office:value="2.9306" calcext:value-type="float">
            <text:p>2,9306</text:p>
          </table:table-cell>
          <table:table-cell office:value-type="float" office:value="2.8564" calcext:value-type="float">
            <text:p>2,8564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rase</text:p>
          </table:table-cell>
          <table:table-cell office:value-type="string" calcext:value-type="string">
            <text:p>Flat</text:p>
          </table:table-cell>
          <table:table-cell office:value-type="float" office:value="0.7516" calcext:value-type="float">
            <text:p>0,7516</text:p>
          </table:table-cell>
          <table:table-cell office:value-type="float" office:value="0.8369" calcext:value-type="float">
            <text:p>0,8369</text:p>
          </table:table-cell>
          <table:table-cell office:value-type="float" office:value="1.0247" calcext:value-type="float">
            <text:p>1,0247</text:p>
          </table:table-cell>
          <table:table-cell office:value-type="float" office:value="1.0289" calcext:value-type="float">
            <text:p>1,0289</text:p>
          </table:table-cell>
          <table:table-cell office:value-type="float" office:value="1.2581" calcext:value-type="float">
            <text:p>1,2581</text:p>
          </table:table-cell>
          <table:table-cell office:value-type="float" office:value="1.1926" calcext:value-type="float">
            <text:p>1,1926</text:p>
          </table:table-cell>
          <table:table-cell office:value-type="float" office:value="1.5893" calcext:value-type="float">
            <text:p>1,5893</text:p>
          </table:table-cell>
          <table:table-cell office:value-type="float" office:value="2.7038" calcext:value-type="float">
            <text:p>2,7038</text:p>
          </table:table-cell>
          <table:table-cell office:value-type="float" office:value="4.9065" calcext:value-type="float">
            <text:p>4,9065</text:p>
          </table:table-cell>
          <table:table-cell office:value-type="float" office:value="8.1213" calcext:value-type="float">
            <text:p>8,12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831" calcext:value-type="float">
            <text:p>0,831</text:p>
          </table:table-cell>
          <table:table-cell office:value-type="float" office:value="0.9289" calcext:value-type="float">
            <text:p>0,9289</text:p>
          </table:table-cell>
          <table:table-cell office:value-type="float" office:value="1.0513" calcext:value-type="float">
            <text:p>1,0513</text:p>
          </table:table-cell>
          <table:table-cell office:value-type="float" office:value="0.9731" calcext:value-type="float">
            <text:p>0,9731</text:p>
          </table:table-cell>
          <table:table-cell office:value-type="float" office:value="1.1065" calcext:value-type="float">
            <text:p>1,1065</text:p>
          </table:table-cell>
          <table:table-cell office:value-type="float" office:value="1.2974" calcext:value-type="float">
            <text:p>1,2974</text:p>
          </table:table-cell>
          <table:table-cell office:value-type="float" office:value="1.6313" calcext:value-type="float">
            <text:p>1,6313</text:p>
          </table:table-cell>
          <table:table-cell office:value-type="float" office:value="2.6152" calcext:value-type="float">
            <text:p>2,6152</text:p>
          </table:table-cell>
          <table:table-cell office:value-type="float" office:value="4.8037" calcext:value-type="float">
            <text:p>4,8037</text:p>
          </table:table-cell>
          <table:table-cell office:value-type="float" office:value="8.8865" calcext:value-type="float">
            <text:p>8,886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1.6849" calcext:value-type="float">
            <text:p>1,6849</text:p>
          </table:table-cell>
          <table:table-cell office:value-type="float" office:value="2.3645" calcext:value-type="float">
            <text:p>2,3645</text:p>
          </table:table-cell>
          <table:table-cell office:value-type="float" office:value="2.8554" calcext:value-type="float">
            <text:p>2,8554</text:p>
          </table:table-cell>
          <table:table-cell office:value-type="float" office:value="3.6803" calcext:value-type="float">
            <text:p>3,6803</text:p>
          </table:table-cell>
          <table:table-cell office:value-type="float" office:value="6.6124" calcext:value-type="float">
            <text:p>6,6124</text:p>
          </table:table-cell>
          <table:table-cell office:value-type="float" office:value="11.4476" calcext:value-type="float">
            <text:p>11,4476</text:p>
          </table:table-cell>
          <table:table-cell office:value-type="float" office:value="22.913" calcext:value-type="float">
            <text:p>22,913</text:p>
          </table:table-cell>
          <table:table-cell office:value-type="float" office:value="58.8028" calcext:value-type="float">
            <text:p>58,8028</text:p>
          </table:table-cell>
          <table:table-cell office:value-type="float" office:value="116.7736" calcext:value-type="float">
            <text:p>116,7736</text:p>
          </table:table-cell>
          <table:table-cell office:value-type="float" office:value="229.9263" calcext:value-type="float">
            <text:p>229,926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2.4513" calcext:value-type="float">
            <text:p>2,4513</text:p>
          </table:table-cell>
          <table:table-cell office:value-type="float" office:value="2.7385" calcext:value-type="float">
            <text:p>2,7385</text:p>
          </table:table-cell>
          <table:table-cell office:value-type="float" office:value="3.0125" calcext:value-type="float">
            <text:p>3,0125</text:p>
          </table:table-cell>
          <table:table-cell office:value-type="float" office:value="3.1278" calcext:value-type="float">
            <text:p>3,1278</text:p>
          </table:table-cell>
          <table:table-cell office:value-type="float" office:value="3.6769" calcext:value-type="float">
            <text:p>3,6769</text:p>
          </table:table-cell>
          <table:table-cell office:value-type="float" office:value="4.097" calcext:value-type="float">
            <text:p>4,097</text:p>
          </table:table-cell>
          <table:table-cell office:value-type="float" office:value="5.0704" calcext:value-type="float">
            <text:p>5,0704</text:p>
          </table:table-cell>
          <table:table-cell office:value-type="float" office:value="4.8482" calcext:value-type="float">
            <text:p>4,8482</text:p>
          </table:table-cell>
          <table:table-cell office:value-type="float" office:value="5.1153" calcext:value-type="float">
            <text:p>5,1153</text:p>
          </table:table-cell>
          <table:table-cell office:value-type="float" office:value="6.1715" calcext:value-type="float">
            <text:p>6,17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9481" calcext:value-type="float">
            <text:p>0,9481</text:p>
          </table:table-cell>
          <table:table-cell office:value-type="float" office:value="1.2257" calcext:value-type="float">
            <text:p>1,2257</text:p>
          </table:table-cell>
          <table:table-cell office:value-type="float" office:value="1.4647" calcext:value-type="float">
            <text:p>1,4647</text:p>
          </table:table-cell>
          <table:table-cell office:value-type="float" office:value="1.5268" calcext:value-type="float">
            <text:p>1,5268</text:p>
          </table:table-cell>
          <table:table-cell office:value-type="float" office:value="1.8782" calcext:value-type="float">
            <text:p>1,8782</text:p>
          </table:table-cell>
          <table:table-cell office:value-type="float" office:value="2.3276" calcext:value-type="float">
            <text:p>2,3276</text:p>
          </table:table-cell>
          <table:table-cell office:value-type="float" office:value="2.7828" calcext:value-type="float">
            <text:p>2,7828</text:p>
          </table:table-cell>
          <table:table-cell office:value-type="float" office:value="2.3806" calcext:value-type="float">
            <text:p>2,3806</text:p>
          </table:table-cell>
          <table:table-cell office:value-type="float" office:value="2.5413" calcext:value-type="float">
            <text:p>2,5413</text:p>
          </table:table-cell>
          <table:table-cell office:value-type="float" office:value="3.0269" calcext:value-type="float">
            <text:p>3,0269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Flat</text:p>
          </table:table-cell>
          <table:table-cell office:value-type="float" office:value="1.0082" calcext:value-type="float">
            <text:p>1,0082</text:p>
          </table:table-cell>
          <table:table-cell office:value-type="float" office:value="1.1534" calcext:value-type="float">
            <text:p>1,1534</text:p>
          </table:table-cell>
          <table:table-cell office:value-type="float" office:value="1.3225" calcext:value-type="float">
            <text:p>1,3225</text:p>
          </table:table-cell>
          <table:table-cell office:value-type="float" office:value="1.369" calcext:value-type="float">
            <text:p>1,369</text:p>
          </table:table-cell>
          <table:table-cell office:value-type="float" office:value="1.5091" calcext:value-type="float">
            <text:p>1,5091</text:p>
          </table:table-cell>
          <table:table-cell office:value-type="float" office:value="1.561" calcext:value-type="float">
            <text:p>1,561</text:p>
          </table:table-cell>
          <table:table-cell office:value-type="float" office:value="1.8316" calcext:value-type="float">
            <text:p>1,8316</text:p>
          </table:table-cell>
          <table:table-cell office:value-type="float" office:value="2.5599" calcext:value-type="float">
            <text:p>2,5599</text:p>
          </table:table-cell>
          <table:table-cell office:value-type="float" office:value="3.5285" calcext:value-type="float">
            <text:p>3,5285</text:p>
          </table:table-cell>
          <table:table-cell office:value-type="float" office:value="5.5153" calcext:value-type="float">
            <text:p>5,515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1.0482" calcext:value-type="float">
            <text:p>1,0482</text:p>
          </table:table-cell>
          <table:table-cell office:value-type="float" office:value="1.1664" calcext:value-type="float">
            <text:p>1,1664</text:p>
          </table:table-cell>
          <table:table-cell office:value-type="float" office:value="1.2151" calcext:value-type="float">
            <text:p>1,2151</text:p>
          </table:table-cell>
          <table:table-cell office:value-type="float" office:value="1.2877" calcext:value-type="float">
            <text:p>1,2877</text:p>
          </table:table-cell>
          <table:table-cell office:value-type="float" office:value="1.3818" calcext:value-type="float">
            <text:p>1,3818</text:p>
          </table:table-cell>
          <table:table-cell office:value-type="float" office:value="1.5552" calcext:value-type="float">
            <text:p>1,5552</text:p>
          </table:table-cell>
          <table:table-cell office:value-type="float" office:value="1.7993" calcext:value-type="float">
            <text:p>1,7993</text:p>
          </table:table-cell>
          <table:table-cell office:value-type="float" office:value="2.5024" calcext:value-type="float">
            <text:p>2,5024</text:p>
          </table:table-cell>
          <table:table-cell office:value-type="float" office:value="3.5322" calcext:value-type="float">
            <text:p>3,5322</text:p>
          </table:table-cell>
          <table:table-cell office:value-type="float" office:value="5.8471" calcext:value-type="float">
            <text:p>5,847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1.6136" calcext:value-type="float">
            <text:p>1,6136</text:p>
          </table:table-cell>
          <table:table-cell office:value-type="float" office:value="2.2649" calcext:value-type="float">
            <text:p>2,2649</text:p>
          </table:table-cell>
          <table:table-cell office:value-type="float" office:value="2.9072" calcext:value-type="float">
            <text:p>2,9072</text:p>
          </table:table-cell>
          <table:table-cell office:value-type="float" office:value="3.8796" calcext:value-type="float">
            <text:p>3,8796</text:p>
          </table:table-cell>
          <table:table-cell office:value-type="float" office:value="6.9764" calcext:value-type="float">
            <text:p>6,9764</text:p>
          </table:table-cell>
          <table:table-cell office:value-type="float" office:value="12.289" calcext:value-type="float">
            <text:p>12,289</text:p>
          </table:table-cell>
          <table:table-cell office:value-type="float" office:value="24.5547" calcext:value-type="float">
            <text:p>24,5547</text:p>
          </table:table-cell>
          <table:table-cell office:value-type="float" office:value="63.8021" calcext:value-type="float">
            <text:p>63,8021</text:p>
          </table:table-cell>
          <table:table-cell office:value-type="float" office:value="126.6208" calcext:value-type="float">
            <text:p>126,6208</text:p>
          </table:table-cell>
          <table:table-cell office:value-type="float" office:value="252.4467" calcext:value-type="float">
            <text:p>252,44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2.3027" calcext:value-type="float">
            <text:p>2,3027</text:p>
          </table:table-cell>
          <table:table-cell office:value-type="float" office:value="2.5683" calcext:value-type="float">
            <text:p>2,5683</text:p>
          </table:table-cell>
          <table:table-cell office:value-type="float" office:value="2.7646" calcext:value-type="float">
            <text:p>2,7646</text:p>
          </table:table-cell>
          <table:table-cell office:value-type="float" office:value="2.7554" calcext:value-type="float">
            <text:p>2,7554</text:p>
          </table:table-cell>
          <table:table-cell office:value-type="float" office:value="2.9557" calcext:value-type="float">
            <text:p>2,9557</text:p>
          </table:table-cell>
          <table:table-cell office:value-type="float" office:value="2.8641" calcext:value-type="float">
            <text:p>2,8641</text:p>
          </table:table-cell>
          <table:table-cell office:value-type="float" office:value="2.9887" calcext:value-type="float">
            <text:p>2,9887</text:p>
          </table:table-cell>
          <table:table-cell office:value-type="float" office:value="3.1569" calcext:value-type="float">
            <text:p>3,1569</text:p>
          </table:table-cell>
          <table:table-cell office:value-type="float" office:value="3.4441" calcext:value-type="float">
            <text:p>3,4441</text:p>
          </table:table-cell>
          <table:table-cell office:value-type="float" office:value="3.3773" calcext:value-type="float">
            <text:p>3,377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1.0718" calcext:value-type="float">
            <text:p>1,0718</text:p>
          </table:table-cell>
          <table:table-cell office:value-type="float" office:value="1.3014" calcext:value-type="float">
            <text:p>1,3014</text:p>
          </table:table-cell>
          <table:table-cell office:value-type="float" office:value="1.4004" calcext:value-type="float">
            <text:p>1,4004</text:p>
          </table:table-cell>
          <table:table-cell office:value-type="float" office:value="1.4671" calcext:value-type="float">
            <text:p>1,4671</text:p>
          </table:table-cell>
          <table:table-cell office:value-type="float" office:value="1.5848" calcext:value-type="float">
            <text:p>1,5848</text:p>
          </table:table-cell>
          <table:table-cell office:value-type="float" office:value="1.6089" calcext:value-type="float">
            <text:p>1,6089</text:p>
          </table:table-cell>
          <table:table-cell office:value-type="float" office:value="1.5583" calcext:value-type="float">
            <text:p>1,5583</text:p>
          </table:table-cell>
          <table:table-cell office:value-type="float" office:value="2.3588" calcext:value-type="float">
            <text:p>2,3588</text:p>
          </table:table-cell>
          <table:table-cell office:value-type="float" office:value="2.9372" calcext:value-type="float">
            <text:p>2,9372</text:p>
          </table:table-cell>
          <table:table-cell office:value-type="float" office:value="2.883" calcext:value-type="float">
            <text:p>2,883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th Node</text:p>
          </table:table-cell>
          <table:table-cell office:value-type="string" calcext:value-type="string">
            <text:p>Fl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8398" calcext:value-type="float">
            <text:p>0,8398</text:p>
          </table:table-cell>
          <table:table-cell office:value-type="float" office:value="1.8969" calcext:value-type="float">
            <text:p>1,8969</text:p>
          </table:table-cell>
          <table:table-cell office:value-type="float" office:value="3.0748" calcext:value-type="float">
            <text:p>3,0748</text:p>
          </table:table-cell>
          <table:table-cell office:value-type="float" office:value="5.0417" calcext:value-type="float">
            <text:p>5,0417</text:p>
          </table:table-cell>
          <table:table-cell office:value-type="float" office:value="10.8092" calcext:value-type="float">
            <text:p>10,8092</text:p>
          </table:table-cell>
          <table:table-cell office:value-type="float" office:value="19.9846" calcext:value-type="float">
            <text:p>19,9846</text:p>
          </table:table-cell>
          <table:table-cell office:value-type="float" office:value="52.5948" calcext:value-type="float">
            <text:p>52,5948</text:p>
          </table:table-cell>
          <table:table-cell office:value-type="float" office:value="138.6679" calcext:value-type="float">
            <text:p>138,6679</text:p>
          </table:table-cell>
          <table:table-cell office:value-type="float" office:value="229.0113" calcext:value-type="float">
            <text:p>229,0113</text:p>
          </table:table-cell>
          <table:table-cell office:value-type="float" office:value="443.8438" calcext:value-type="float">
            <text:p>443,843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8478" calcext:value-type="float">
            <text:p>0,8478</text:p>
          </table:table-cell>
          <table:table-cell office:value-type="float" office:value="2.0004" calcext:value-type="float">
            <text:p>2,0004</text:p>
          </table:table-cell>
          <table:table-cell office:value-type="float" office:value="3.3284" calcext:value-type="float">
            <text:p>3,3284</text:p>
          </table:table-cell>
          <table:table-cell office:value-type="float" office:value="5.854" calcext:value-type="float">
            <text:p>5,854</text:p>
          </table:table-cell>
          <table:table-cell office:value-type="float" office:value="12.515" calcext:value-type="float">
            <text:p>12,515</text:p>
          </table:table-cell>
          <table:table-cell office:value-type="float" office:value="28.0347" calcext:value-type="float">
            <text:p>28,0347</text:p>
          </table:table-cell>
          <table:table-cell office:value-type="float" office:value="60.1253" calcext:value-type="float">
            <text:p>60,1253</text:p>
          </table:table-cell>
          <table:table-cell office:value-type="float" office:value="133.4699" calcext:value-type="float">
            <text:p>133,4699</text:p>
          </table:table-cell>
          <table:table-cell office:value-type="float" office:value="212.6332" calcext:value-type="float">
            <text:p>212,6332</text:p>
          </table:table-cell>
          <table:table-cell office:value-type="float" office:value="421.2045" calcext:value-type="float">
            <text:p>421,2045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eaf travel</text:p>
          </table:table-cell>
          <table:table-cell office:value-type="string" calcext:value-type="string">
            <text:p>Flat</text:p>
          </table:table-cell>
          <table:table-cell office:value-type="float" office:value="0.5952" calcext:value-type="float">
            <text:p>0,5952</text:p>
          </table:table-cell>
          <table:table-cell office:value-type="float" office:value="0.8102" calcext:value-type="float">
            <text:p>0,8102</text:p>
          </table:table-cell>
          <table:table-cell office:value-type="float" office:value="0.9152" calcext:value-type="float">
            <text:p>0,9152</text:p>
          </table:table-cell>
          <table:table-cell office:value-type="float" office:value="1.0748" calcext:value-type="float">
            <text:p>1,0748</text:p>
          </table:table-cell>
          <table:table-cell office:value-type="float" office:value="1.6505" calcext:value-type="float">
            <text:p>1,6505</text:p>
          </table:table-cell>
          <table:table-cell office:value-type="float" office:value="2.8819" calcext:value-type="float">
            <text:p>2,8819</text:p>
          </table:table-cell>
          <table:table-cell office:value-type="float" office:value="4.5964" calcext:value-type="float">
            <text:p>4,5964</text:p>
          </table:table-cell>
          <table:table-cell office:value-type="float" office:value="9.0624" calcext:value-type="float">
            <text:p>9,0624</text:p>
          </table:table-cell>
          <table:table-cell office:value-type="float" office:value="13.473" calcext:value-type="float">
            <text:p>13,473</text:p>
          </table:table-cell>
          <table:table-cell office:value-type="float" office:value="26.5803" calcext:value-type="float">
            <text:p>26,580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5778" calcext:value-type="float">
            <text:p>0,5778</text:p>
          </table:table-cell>
          <table:table-cell office:value-type="float" office:value="0.6223" calcext:value-type="float">
            <text:p>0,6223</text:p>
          </table:table-cell>
          <table:table-cell office:value-type="float" office:value="0.6521" calcext:value-type="float">
            <text:p>0,6521</text:p>
          </table:table-cell>
          <table:table-cell office:value-type="float" office:value="0.6324" calcext:value-type="float">
            <text:p>0,6324</text:p>
          </table:table-cell>
          <table:table-cell office:value-type="float" office:value="0.6553" calcext:value-type="float">
            <text:p>0,6553</text:p>
          </table:table-cell>
          <table:table-cell office:value-type="float" office:value="0.6938" calcext:value-type="float">
            <text:p>0,6938</text:p>
          </table:table-cell>
          <table:table-cell office:value-type="float" office:value="0.6904" calcext:value-type="float">
            <text:p>0,6904</text:p>
          </table:table-cell>
          <table:table-cell office:value-type="float" office:value="0.8415" calcext:value-type="float">
            <text:p>0,8415</text:p>
          </table:table-cell>
          <table:table-cell office:value-type="float" office:value="1.2697" calcext:value-type="float">
            <text:p>1,2697</text:p>
          </table:table-cell>
          <table:table-cell office:value-type="float" office:value="0.9467" calcext:value-type="float">
            <text:p>0,94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1.4851" calcext:value-type="float">
            <text:p>1,4851</text:p>
          </table:table-cell>
          <table:table-cell office:value-type="float" office:value="1.7192" calcext:value-type="float">
            <text:p>1,7192</text:p>
          </table:table-cell>
          <table:table-cell office:value-type="float" office:value="1.9032" calcext:value-type="float">
            <text:p>1,9032</text:p>
          </table:table-cell>
          <table:table-cell office:value-type="float" office:value="2.1035" calcext:value-type="float">
            <text:p>2,1035</text:p>
          </table:table-cell>
          <table:table-cell office:value-type="float" office:value="2.9563" calcext:value-type="float">
            <text:p>2,9563</text:p>
          </table:table-cell>
          <table:table-cell office:value-type="float" office:value="4.5006" calcext:value-type="float">
            <text:p>4,5006</text:p>
          </table:table-cell>
          <table:table-cell office:value-type="float" office:value="9.4445" calcext:value-type="float">
            <text:p>9,4445</text:p>
          </table:table-cell>
          <table:table-cell office:value-type="float" office:value="27.6493" calcext:value-type="float">
            <text:p>27,6493</text:p>
          </table:table-cell>
          <table:table-cell office:value-type="float" office:value="53.7256" calcext:value-type="float">
            <text:p>53,7256</text:p>
          </table:table-cell>
          <table:table-cell office:value-type="float" office:value="111.5338" calcext:value-type="float">
            <text:p>111,533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903" calcext:value-type="float">
            <text:p>0,903</text:p>
          </table:table-cell>
          <table:table-cell office:value-type="float" office:value="0.9478" calcext:value-type="float">
            <text:p>0,9478</text:p>
          </table:table-cell>
          <table:table-cell office:value-type="float" office:value="0.9719" calcext:value-type="float">
            <text:p>0,9719</text:p>
          </table:table-cell>
          <table:table-cell office:value-type="float" office:value="1.0258" calcext:value-type="float">
            <text:p>1,0258</text:p>
          </table:table-cell>
          <table:table-cell office:value-type="float" office:value="1.0459" calcext:value-type="float">
            <text:p>1,0459</text:p>
          </table:table-cell>
          <table:table-cell office:value-type="float" office:value="1.1471" calcext:value-type="float">
            <text:p>1,1471</text:p>
          </table:table-cell>
          <table:table-cell office:value-type="float" office:value="1.139" calcext:value-type="float">
            <text:p>1,139</text:p>
          </table:table-cell>
          <table:table-cell office:value-type="float" office:value="1.2425" calcext:value-type="float">
            <text:p>1,2425</text:p>
          </table:table-cell>
          <table:table-cell office:value-type="float" office:value="1.413" calcext:value-type="float">
            <text:p>1,413</text:p>
          </table:table-cell>
          <table:table-cell office:value-type="float" office:value="1.2957" calcext:value-type="float">
            <text:p>1,295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893" calcext:value-type="float">
            <text:p>0,893</text:p>
          </table:table-cell>
          <table:table-cell office:value-type="float" office:value="0.9331" calcext:value-type="float">
            <text:p>0,9331</text:p>
          </table:table-cell>
          <table:table-cell office:value-type="float" office:value="1.015" calcext:value-type="float">
            <text:p>1,015</text:p>
          </table:table-cell>
          <table:table-cell office:value-type="float" office:value="1.1659" calcext:value-type="float">
            <text:p>1,1659</text:p>
          </table:table-cell>
          <table:table-cell office:value-type="float" office:value="1.1271" calcext:value-type="float">
            <text:p>1,1271</text:p>
          </table:table-cell>
          <table:table-cell office:value-type="float" office:value="1.2834" calcext:value-type="float">
            <text:p>1,2834</text:p>
          </table:table-cell>
          <table:table-cell office:value-type="float" office:value="1.1867" calcext:value-type="float">
            <text:p>1,1867</text:p>
          </table:table-cell>
          <table:table-cell office:value-type="float" office:value="1.1899" calcext:value-type="float">
            <text:p>1,1899</text:p>
          </table:table-cell>
          <table:table-cell office:value-type="float" office:value="1.3397" calcext:value-type="float">
            <text:p>1,3397</text:p>
          </table:table-cell>
          <table:table-cell office:value-type="float" office:value="1.1374" calcext:value-type="float">
            <text:p>1,1374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ind max depth</text:p>
          </table:table-cell>
          <table:table-cell office:value-type="string" calcext:value-type="string">
            <text:p>Flat</text:p>
          </table:table-cell>
          <table:table-cell office:value-type="float" office:value="0.2755" calcext:value-type="float">
            <text:p>0,2755</text:p>
          </table:table-cell>
          <table:table-cell office:value-type="float" office:value="0.256" calcext:value-type="float">
            <text:p>0,256</text:p>
          </table:table-cell>
          <table:table-cell office:value-type="float" office:value="0.2752" calcext:value-type="float">
            <text:p>0,2752</text:p>
          </table:table-cell>
          <table:table-cell office:value-type="float" office:value="0.2721" calcext:value-type="float">
            <text:p>0,2721</text:p>
          </table:table-cell>
          <table:table-cell office:value-type="float" office:value="0.4071" calcext:value-type="float">
            <text:p>0,4071</text:p>
          </table:table-cell>
          <table:table-cell office:value-type="float" office:value="0.4587" calcext:value-type="float">
            <text:p>0,4587</text:p>
          </table:table-cell>
          <table:table-cell office:value-type="float" office:value="1.0662" calcext:value-type="float">
            <text:p>1,0662</text:p>
          </table:table-cell>
          <table:table-cell office:value-type="float" office:value="2.006" calcext:value-type="float">
            <text:p>2,006</text:p>
          </table:table-cell>
          <table:table-cell office:value-type="float" office:value="2.5241" calcext:value-type="float">
            <text:p>2,5241</text:p>
          </table:table-cell>
          <table:table-cell office:value-type="float" office:value="5.0128" calcext:value-type="float">
            <text:p>5,01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2811" calcext:value-type="float">
            <text:p>0,2811</text:p>
          </table:table-cell>
          <table:table-cell office:value-type="float" office:value="0.2591" calcext:value-type="float">
            <text:p>0,2591</text:p>
          </table:table-cell>
          <table:table-cell office:value-type="float" office:value="0.2512" calcext:value-type="float">
            <text:p>0,2512</text:p>
          </table:table-cell>
          <table:table-cell office:value-type="float" office:value="0.2722" calcext:value-type="float">
            <text:p>0,2722</text:p>
          </table:table-cell>
          <table:table-cell office:value-type="float" office:value="0.3445" calcext:value-type="float">
            <text:p>0,3445</text:p>
          </table:table-cell>
          <table:table-cell office:value-type="float" office:value="0.4799" calcext:value-type="float">
            <text:p>0,4799</text:p>
          </table:table-cell>
          <table:table-cell office:value-type="float" office:value="0.6165" calcext:value-type="float">
            <text:p>0,6165</text:p>
          </table:table-cell>
          <table:table-cell office:value-type="float" office:value="1.3656" calcext:value-type="float">
            <text:p>1,3656</text:p>
          </table:table-cell>
          <table:table-cell office:value-type="float" office:value="2.7634" calcext:value-type="float">
            <text:p>2,7634</text:p>
          </table:table-cell>
          <table:table-cell office:value-type="float" office:value="6.5192" calcext:value-type="float">
            <text:p>6,519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625" calcext:value-type="float">
            <text:p>0,2625</text:p>
          </table:table-cell>
          <table:table-cell office:value-type="float" office:value="0.2622" calcext:value-type="float">
            <text:p>0,2622</text:p>
          </table:table-cell>
          <table:table-cell office:value-type="float" office:value="0.2499" calcext:value-type="float">
            <text:p>0,2499</text:p>
          </table:table-cell>
          <table:table-cell office:value-type="float" office:value="0.2786" calcext:value-type="float">
            <text:p>0,2786</text:p>
          </table:table-cell>
          <table:table-cell office:value-type="float" office:value="0.3714" calcext:value-type="float">
            <text:p>0,3714</text:p>
          </table:table-cell>
          <table:table-cell office:value-type="float" office:value="0.5273" calcext:value-type="float">
            <text:p>0,5273</text:p>
          </table:table-cell>
          <table:table-cell office:value-type="float" office:value="0.7676" calcext:value-type="float">
            <text:p>0,7676</text:p>
          </table:table-cell>
          <table:table-cell office:value-type="float" office:value="1.633" calcext:value-type="float">
            <text:p>1,633</text:p>
          </table:table-cell>
          <table:table-cell office:value-type="float" office:value="3.6106" calcext:value-type="float">
            <text:p>3,6106</text:p>
          </table:table-cell>
          <table:table-cell office:value-type="float" office:value="5.7543" calcext:value-type="float">
            <text:p>5,754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1.1047" calcext:value-type="float">
            <text:p>1,1047</text:p>
          </table:table-cell>
          <table:table-cell office:value-type="float" office:value="2.5758" calcext:value-type="float">
            <text:p>2,5758</text:p>
          </table:table-cell>
          <table:table-cell office:value-type="float" office:value="4.3456" calcext:value-type="float">
            <text:p>4,3456</text:p>
          </table:table-cell>
          <table:table-cell office:value-type="float" office:value="7.4448" calcext:value-type="float">
            <text:p>7,4448</text:p>
          </table:table-cell>
          <table:table-cell office:value-type="float" office:value="16.6437" calcext:value-type="float">
            <text:p>16,6437</text:p>
          </table:table-cell>
          <table:table-cell office:value-type="float" office:value="30.8745" calcext:value-type="float">
            <text:p>30,8745</text:p>
          </table:table-cell>
          <table:table-cell office:value-type="float" office:value="95.9843" calcext:value-type="float">
            <text:p>95,9843</text:p>
          </table:table-cell>
          <table:table-cell office:value-type="float" office:value="264.2545" calcext:value-type="float">
            <text:p>264,2545</text:p>
          </table:table-cell>
          <table:table-cell office:value-type="float" office:value="512.882" calcext:value-type="float">
            <text:p>512,882</text:p>
          </table:table-cell>
          <table:table-cell office:value-type="float" office:value="1022.3515" calcext:value-type="float">
            <text:p>1022,35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1.1134" calcext:value-type="float">
            <text:p>1,1134</text:p>
          </table:table-cell>
          <table:table-cell office:value-type="float" office:value="2.8644" calcext:value-type="float">
            <text:p>2,8644</text:p>
          </table:table-cell>
          <table:table-cell office:value-type="float" office:value="4.8807" calcext:value-type="float">
            <text:p>4,8807</text:p>
          </table:table-cell>
          <table:table-cell office:value-type="float" office:value="8.9955" calcext:value-type="float">
            <text:p>8,9955</text:p>
          </table:table-cell>
          <table:table-cell office:value-type="float" office:value="20.1882" calcext:value-type="float">
            <text:p>20,1882</text:p>
          </table:table-cell>
          <table:table-cell office:value-type="float" office:value="50.1901" calcext:value-type="float">
            <text:p>50,1901</text:p>
          </table:table-cell>
          <table:table-cell office:value-type="float" office:value="114.7153" calcext:value-type="float">
            <text:p>114,7153</text:p>
          </table:table-cell>
          <table:table-cell office:value-type="float" office:value="253.4575" calcext:value-type="float">
            <text:p>253,4575</text:p>
          </table:table-cell>
          <table:table-cell office:value-type="float" office:value="468.7169" calcext:value-type="float">
            <text:p>468,7169</text:p>
          </table:table-cell>
          <table:table-cell office:value-type="float" office:value="966.4403" calcext:value-type="float">
            <text:p>966,4403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ind count</text:p>
          </table:table-cell>
          <table:table-cell office:value-type="string" calcext:value-type="string">
            <text:p>Flat</text:p>
          </table:table-cell>
          <table:table-cell office:value-type="float" office:value="0.1626" calcext:value-type="float">
            <text:p>0,1626</text:p>
          </table:table-cell>
          <table:table-cell office:value-type="float" office:value="0.1641" calcext:value-type="float">
            <text:p>0,1641</text:p>
          </table:table-cell>
          <table:table-cell office:value-type="float" office:value="0.179" calcext:value-type="float">
            <text:p>0,179</text:p>
          </table:table-cell>
          <table:table-cell office:value-type="float" office:value="0.1705" calcext:value-type="float">
            <text:p>0,1705</text:p>
          </table:table-cell>
          <table:table-cell office:value-type="float" office:value="0.1636" calcext:value-type="float">
            <text:p>0,1636</text:p>
          </table:table-cell>
          <table:table-cell office:value-type="float" office:value="0.1664" calcext:value-type="float">
            <text:p>0,1664</text:p>
          </table:table-cell>
          <table:table-cell office:value-type="float" office:value="0.1662" calcext:value-type="float">
            <text:p>0,1662</text:p>
          </table:table-cell>
          <table:table-cell office:value-type="float" office:value="0.1668" calcext:value-type="float">
            <text:p>0,1668</text:p>
          </table:table-cell>
          <table:table-cell office:value-type="float" office:value="0.1648" calcext:value-type="float">
            <text:p>0,1648</text:p>
          </table:table-cell>
          <table:table-cell office:value-type="float" office:value="0.1641" calcext:value-type="float">
            <text:p>0,164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1645" calcext:value-type="float">
            <text:p>0,1645</text:p>
          </table:table-cell>
          <table:table-cell office:value-type="float" office:value="0.1614" calcext:value-type="float">
            <text:p>0,1614</text:p>
          </table:table-cell>
          <table:table-cell office:value-type="float" office:value="0.1624" calcext:value-type="float">
            <text:p>0,1624</text:p>
          </table:table-cell>
          <table:table-cell office:value-type="float" office:value="0.1693" calcext:value-type="float">
            <text:p>0,1693</text:p>
          </table:table-cell>
          <table:table-cell office:value-type="float" office:value="0.1633" calcext:value-type="float">
            <text:p>0,1633</text:p>
          </table:table-cell>
          <table:table-cell office:value-type="float" office:value="0.1683" calcext:value-type="float">
            <text:p>0,1683</text:p>
          </table:table-cell>
          <table:table-cell office:value-type="float" office:value="0.1693" calcext:value-type="float">
            <text:p>0,1693</text:p>
          </table:table-cell>
          <table:table-cell office:value-type="float" office:value="0.1749" calcext:value-type="float">
            <text:p>0,1749</text:p>
          </table:table-cell>
          <table:table-cell office:value-type="float" office:value="0.1578" calcext:value-type="float">
            <text:p>0,1578</text:p>
          </table:table-cell>
          <table:table-cell office:value-type="float" office:value="0.168" calcext:value-type="float">
            <text:p>0,16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1651" calcext:value-type="float">
            <text:p>0,1651</text:p>
          </table:table-cell>
          <table:table-cell office:value-type="float" office:value="0.1508" calcext:value-type="float">
            <text:p>0,1508</text:p>
          </table:table-cell>
          <table:table-cell office:value-type="float" office:value="0.1704" calcext:value-type="float">
            <text:p>0,1704</text:p>
          </table:table-cell>
          <table:table-cell office:value-type="float" office:value="0.1748" calcext:value-type="float">
            <text:p>0,1748</text:p>
          </table:table-cell>
          <table:table-cell office:value-type="float" office:value="0.1645" calcext:value-type="float">
            <text:p>0,1645</text:p>
          </table:table-cell>
          <table:table-cell office:value-type="float" office:value="0.1657" calcext:value-type="float">
            <text:p>0,1657</text:p>
          </table:table-cell>
          <table:table-cell office:value-type="float" office:value="0.1712" calcext:value-type="float">
            <text:p>0,1712</text:p>
          </table:table-cell>
          <table:table-cell office:value-type="float" office:value="0.1789" calcext:value-type="float">
            <text:p>0,1789</text:p>
          </table:table-cell>
          <table:table-cell office:value-type="float" office:value="0.1727" calcext:value-type="float">
            <text:p>0,1727</text:p>
          </table:table-cell>
          <table:table-cell office:value-type="float" office:value="0.1724" calcext:value-type="float">
            <text:p>0,172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1.0395" calcext:value-type="float">
            <text:p>1,0395</text:p>
          </table:table-cell>
          <table:table-cell office:value-type="float" office:value="2.3784" calcext:value-type="float">
            <text:p>2,3784</text:p>
          </table:table-cell>
          <table:table-cell office:value-type="float" office:value="4.2446" calcext:value-type="float">
            <text:p>4,2446</text:p>
          </table:table-cell>
          <table:table-cell office:value-type="float" office:value="7.1196" calcext:value-type="float">
            <text:p>7,1196</text:p>
          </table:table-cell>
          <table:table-cell office:value-type="float" office:value="16.1911" calcext:value-type="float">
            <text:p>16,1911</text:p>
          </table:table-cell>
          <table:table-cell office:value-type="float" office:value="31.162" calcext:value-type="float">
            <text:p>31,162</text:p>
          </table:table-cell>
          <table:table-cell office:value-type="float" office:value="91.9381" calcext:value-type="float">
            <text:p>91,9381</text:p>
          </table:table-cell>
          <table:table-cell office:value-type="float" office:value="248.9018" calcext:value-type="float">
            <text:p>248,9018</text:p>
          </table:table-cell>
          <table:table-cell office:value-type="float" office:value="481.7004" calcext:value-type="float">
            <text:p>481,7004</text:p>
          </table:table-cell>
          <table:table-cell office:value-type="float" office:value="955.7446" calcext:value-type="float">
            <text:p>955,744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1.0929" calcext:value-type="float">
            <text:p>1,0929</text:p>
          </table:table-cell>
          <table:table-cell office:value-type="float" office:value="2.802" calcext:value-type="float">
            <text:p>2,802</text:p>
          </table:table-cell>
          <table:table-cell office:value-type="float" office:value="4.6039" calcext:value-type="float">
            <text:p>4,6039</text:p>
          </table:table-cell>
          <table:table-cell office:value-type="float" office:value="8.5446" calcext:value-type="float">
            <text:p>8,5446</text:p>
          </table:table-cell>
          <table:table-cell office:value-type="float" office:value="19.0577" calcext:value-type="float">
            <text:p>19,0577</text:p>
          </table:table-cell>
          <table:table-cell office:value-type="float" office:value="48.2071" calcext:value-type="float">
            <text:p>48,2071</text:p>
          </table:table-cell>
          <table:table-cell office:value-type="float" office:value="109.9066" calcext:value-type="float">
            <text:p>109,9066</text:p>
          </table:table-cell>
          <table:table-cell office:value-type="float" office:value="239.2709" calcext:value-type="float">
            <text:p>239,2709</text:p>
          </table:table-cell>
          <table:table-cell office:value-type="float" office:value="442.2402" calcext:value-type="float">
            <text:p>442,2402</text:p>
          </table:table-cell>
          <table:table-cell office:value-type="float" office:value="904.2318" calcext:value-type="float">
            <text:p>904,2318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raveled depth average</text:p>
          </table:table-cell>
          <table:table-cell office:value-type="string" calcext:value-type="string">
            <text:p>Flat</text:p>
          </table:table-cell>
          <table:table-cell office:value-type="float" office:value="2.797" calcext:value-type="float">
            <text:p>2,797</text:p>
          </table:table-cell>
          <table:table-cell office:value-type="float" office:value="2.912" calcext:value-type="float">
            <text:p>2,912</text:p>
          </table:table-cell>
          <table:table-cell office:value-type="float" office:value="3.0433" calcext:value-type="float">
            <text:p>3,0433</text:p>
          </table:table-cell>
          <table:table-cell office:value-type="float" office:value="3.301" calcext:value-type="float">
            <text:p>3,301</text:p>
          </table:table-cell>
          <table:table-cell office:value-type="float" office:value="3.1407" calcext:value-type="float">
            <text:p>3,1407</text:p>
          </table:table-cell>
          <table:table-cell office:value-type="float" office:value="3.7542" calcext:value-type="float">
            <text:p>3,7542</text:p>
          </table:table-cell>
          <table:table-cell office:value-type="float" office:value="3.382" calcext:value-type="float">
            <text:p>3,382</text:p>
          </table:table-cell>
          <table:table-cell office:value-type="float" office:value="3.6086" calcext:value-type="float">
            <text:p>3,6086</text:p>
          </table:table-cell>
          <table:table-cell office:value-type="float" office:value="3.8885" calcext:value-type="float">
            <text:p>3,8885</text:p>
          </table:table-cell>
          <table:table-cell office:value-type="float" office:value="3.2613" calcext:value-type="float">
            <text:p>3,26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2.797" calcext:value-type="float">
            <text:p>2,797</text:p>
          </table:table-cell>
          <table:table-cell office:value-type="float" office:value="2.912" calcext:value-type="float">
            <text:p>2,912</text:p>
          </table:table-cell>
          <table:table-cell office:value-type="float" office:value="3.0433" calcext:value-type="float">
            <text:p>3,0433</text:p>
          </table:table-cell>
          <table:table-cell office:value-type="float" office:value="3.301" calcext:value-type="float">
            <text:p>3,301</text:p>
          </table:table-cell>
          <table:table-cell office:value-type="float" office:value="3.1407" calcext:value-type="float">
            <text:p>3,1407</text:p>
          </table:table-cell>
          <table:table-cell office:value-type="float" office:value="3.7542" calcext:value-type="float">
            <text:p>3,7542</text:p>
          </table:table-cell>
          <table:table-cell office:value-type="float" office:value="3.382" calcext:value-type="float">
            <text:p>3,382</text:p>
          </table:table-cell>
          <table:table-cell office:value-type="float" office:value="3.6086" calcext:value-type="float">
            <text:p>3,6086</text:p>
          </table:table-cell>
          <table:table-cell office:value-type="float" office:value="3.8885" calcext:value-type="float">
            <text:p>3,8885</text:p>
          </table:table-cell>
          <table:table-cell office:value-type="float" office:value="3.2613" calcext:value-type="float">
            <text:p>3,26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2.797" calcext:value-type="float">
            <text:p>2,797</text:p>
          </table:table-cell>
          <table:table-cell office:value-type="float" office:value="2.912" calcext:value-type="float">
            <text:p>2,912</text:p>
          </table:table-cell>
          <table:table-cell office:value-type="float" office:value="3.0433" calcext:value-type="float">
            <text:p>3,0433</text:p>
          </table:table-cell>
          <table:table-cell office:value-type="float" office:value="3.301" calcext:value-type="float">
            <text:p>3,301</text:p>
          </table:table-cell>
          <table:table-cell office:value-type="float" office:value="3.1407" calcext:value-type="float">
            <text:p>3,1407</text:p>
          </table:table-cell>
          <table:table-cell office:value-type="float" office:value="3.7542" calcext:value-type="float">
            <text:p>3,7542</text:p>
          </table:table-cell>
          <table:table-cell office:value-type="float" office:value="3.382" calcext:value-type="float">
            <text:p>3,382</text:p>
          </table:table-cell>
          <table:table-cell office:value-type="float" office:value="3.6086" calcext:value-type="float">
            <text:p>3,6086</text:p>
          </table:table-cell>
          <table:table-cell office:value-type="float" office:value="3.8885" calcext:value-type="float">
            <text:p>3,8885</text:p>
          </table:table-cell>
          <table:table-cell office:value-type="float" office:value="3.2613" calcext:value-type="float">
            <text:p>3,26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2.797" calcext:value-type="float">
            <text:p>2,797</text:p>
          </table:table-cell>
          <table:table-cell office:value-type="float" office:value="2.912" calcext:value-type="float">
            <text:p>2,912</text:p>
          </table:table-cell>
          <table:table-cell office:value-type="float" office:value="3.0433" calcext:value-type="float">
            <text:p>3,0433</text:p>
          </table:table-cell>
          <table:table-cell office:value-type="float" office:value="3.301" calcext:value-type="float">
            <text:p>3,301</text:p>
          </table:table-cell>
          <table:table-cell office:value-type="float" office:value="3.1407" calcext:value-type="float">
            <text:p>3,1407</text:p>
          </table:table-cell>
          <table:table-cell office:value-type="float" office:value="3.7542" calcext:value-type="float">
            <text:p>3,7542</text:p>
          </table:table-cell>
          <table:table-cell office:value-type="float" office:value="3.382" calcext:value-type="float">
            <text:p>3,382</text:p>
          </table:table-cell>
          <table:table-cell office:value-type="float" office:value="3.6086" calcext:value-type="float">
            <text:p>3,6086</text:p>
          </table:table-cell>
          <table:table-cell office:value-type="float" office:value="3.8885" calcext:value-type="float">
            <text:p>3,8885</text:p>
          </table:table-cell>
          <table:table-cell office:value-type="float" office:value="3.2613" calcext:value-type="float">
            <text:p>3,26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2.797" calcext:value-type="float">
            <text:p>2,797</text:p>
          </table:table-cell>
          <table:table-cell office:value-type="float" office:value="2.912" calcext:value-type="float">
            <text:p>2,912</text:p>
          </table:table-cell>
          <table:table-cell office:value-type="float" office:value="3.0433" calcext:value-type="float">
            <text:p>3,0433</text:p>
          </table:table-cell>
          <table:table-cell office:value-type="float" office:value="3.301" calcext:value-type="float">
            <text:p>3,301</text:p>
          </table:table-cell>
          <table:table-cell office:value-type="float" office:value="3.1407" calcext:value-type="float">
            <text:p>3,1407</text:p>
          </table:table-cell>
          <table:table-cell office:value-type="float" office:value="3.7542" calcext:value-type="float">
            <text:p>3,7542</text:p>
          </table:table-cell>
          <table:table-cell office:value-type="float" office:value="3.382" calcext:value-type="float">
            <text:p>3,382</text:p>
          </table:table-cell>
          <table:table-cell office:value-type="float" office:value="3.6086" calcext:value-type="float">
            <text:p>3,6086</text:p>
          </table:table-cell>
          <table:table-cell office:value-type="float" office:value="3.8885" calcext:value-type="float">
            <text:p>3,8885</text:p>
          </table:table-cell>
          <table:table-cell office:value-type="float" office:value="3.2613" calcext:value-type="float">
            <text:p>3,2613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ravel depth max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/>
          <table:table-cell office:value-type="string" calcext:value-type="string">
            <text:p>Transforms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2">
          <table:table-cell/>
          <table:table-cell office:value-type="string" calcext:value-type="string">
            <text:p>1st iteration</text:p>
          </table:table-cell>
          <table:table-cell office:value-type="string" calcext:value-type="string">
            <text:p>Flat</text:p>
          </table:table-cell>
          <table:table-cell office:value-type="float" office:value="0.6131" calcext:value-type="float">
            <text:p>0,6131</text:p>
          </table:table-cell>
          <table:table-cell office:value-type="float" office:value="0.6622" calcext:value-type="float">
            <text:p>0,6622</text:p>
          </table:table-cell>
          <table:table-cell office:value-type="float" office:value="0.9371" calcext:value-type="float">
            <text:p>0,9371</text:p>
          </table:table-cell>
          <table:table-cell office:value-type="float" office:value="1.3901" calcext:value-type="float">
            <text:p>1,3901</text:p>
          </table:table-cell>
          <table:table-cell office:value-type="float" office:value="2.4343" calcext:value-type="float">
            <text:p>2,4343</text:p>
          </table:table-cell>
          <table:table-cell office:value-type="float" office:value="5.5047" calcext:value-type="float">
            <text:p>5,5047</text:p>
          </table:table-cell>
          <table:table-cell office:value-type="float" office:value="10.5657" calcext:value-type="float">
            <text:p>10,5657</text:p>
          </table:table-cell>
          <table:table-cell office:value-type="float" office:value="15.7414" calcext:value-type="float">
            <text:p>15,7414</text:p>
          </table:table-cell>
          <table:table-cell office:value-type="float" office:value="21.2368" calcext:value-type="float">
            <text:p>21,2368</text:p>
          </table:table-cell>
          <table:table-cell office:value-type="float" office:value="26.3754" calcext:value-type="float">
            <text:p>26,3754</text:p>
          </table:table-cell>
          <table:table-cell office:value-type="float" office:value="31.4953" calcext:value-type="float">
            <text:p>31,4953</text:p>
          </table:table-cell>
          <table:table-cell office:value-type="float" office:value="35.9698" calcext:value-type="float">
            <text:p>35,969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1.0755" calcext:value-type="float">
            <text:p>1,0755</text:p>
          </table:table-cell>
          <table:table-cell office:value-type="float" office:value="1.6266" calcext:value-type="float">
            <text:p>1,6266</text:p>
          </table:table-cell>
          <table:table-cell office:value-type="float" office:value="3.0099" calcext:value-type="float">
            <text:p>3,0099</text:p>
          </table:table-cell>
          <table:table-cell office:value-type="float" office:value="4.8376" calcext:value-type="float">
            <text:p>4,8376</text:p>
          </table:table-cell>
          <table:table-cell office:value-type="float" office:value="7.9979" calcext:value-type="float">
            <text:p>7,9979</text:p>
          </table:table-cell>
          <table:table-cell office:value-type="float" office:value="18.0159" calcext:value-type="float">
            <text:p>18,0159</text:p>
          </table:table-cell>
          <table:table-cell office:value-type="float" office:value="36.82" calcext:value-type="float">
            <text:p>36,82</text:p>
          </table:table-cell>
          <table:table-cell office:value-type="float" office:value="63.487" calcext:value-type="float">
            <text:p>63,487</text:p>
          </table:table-cell>
          <table:table-cell office:value-type="float" office:value="97.1606" calcext:value-type="float">
            <text:p>97,1606</text:p>
          </table:table-cell>
          <table:table-cell office:value-type="float" office:value="135.2777" calcext:value-type="float">
            <text:p>135,2777</text:p>
          </table:table-cell>
          <table:table-cell office:value-type="float" office:value="152.3192" calcext:value-type="float">
            <text:p>152,3192</text:p>
          </table:table-cell>
          <table:table-cell office:value-type="float" office:value="184.1745" calcext:value-type="float">
            <text:p>184,174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1.5633" calcext:value-type="float">
            <text:p>1,5633</text:p>
          </table:table-cell>
          <table:table-cell office:value-type="float" office:value="2.1032" calcext:value-type="float">
            <text:p>2,1032</text:p>
          </table:table-cell>
          <table:table-cell office:value-type="float" office:value="3.314" calcext:value-type="float">
            <text:p>3,314</text:p>
          </table:table-cell>
          <table:table-cell office:value-type="float" office:value="5.424" calcext:value-type="float">
            <text:p>5,424</text:p>
          </table:table-cell>
          <table:table-cell office:value-type="float" office:value="9.4998" calcext:value-type="float">
            <text:p>9,4998</text:p>
          </table:table-cell>
          <table:table-cell office:value-type="float" office:value="20.2283" calcext:value-type="float">
            <text:p>20,2283</text:p>
          </table:table-cell>
          <table:table-cell office:value-type="float" office:value="42.3992" calcext:value-type="float">
            <text:p>42,3992</text:p>
          </table:table-cell>
          <table:table-cell office:value-type="float" office:value="74.8067" calcext:value-type="float">
            <text:p>74,8067</text:p>
          </table:table-cell>
          <table:table-cell office:value-type="float" office:value="105.7311" calcext:value-type="float">
            <text:p>105,7311</text:p>
          </table:table-cell>
          <table:table-cell office:value-type="float" office:value="135.4576" calcext:value-type="float">
            <text:p>135,4576</text:p>
          </table:table-cell>
          <table:table-cell office:value-type="float" office:value="164.1602" calcext:value-type="float">
            <text:p>164,1602</text:p>
          </table:table-cell>
          <table:table-cell office:value-type="float" office:value="197.3187" calcext:value-type="float">
            <text:p>197,3187</text:p>
          </table:table-cell>
        </table:table-row>
        <table:table-row table:style-name="ro2">
          <table:table-cell/>
          <table:table-cell office:value-type="string" calcext:value-type="string">
            <text:p>10th iteration</text:p>
          </table:table-cell>
          <table:table-cell office:value-type="string" calcext:value-type="string">
            <text:p>Flat 10</text:p>
          </table:table-cell>
          <table:table-cell office:value-type="float" office:value="0.1015" calcext:value-type="float">
            <text:p>0,1015</text:p>
          </table:table-cell>
          <table:table-cell office:value-type="float" office:value="0.1973" calcext:value-type="float">
            <text:p>0,1973</text:p>
          </table:table-cell>
          <table:table-cell office:value-type="float" office:value="0.4907" calcext:value-type="float">
            <text:p>0,4907</text:p>
          </table:table-cell>
          <table:table-cell office:value-type="float" office:value="0.9739" calcext:value-type="float">
            <text:p>0,9739</text:p>
          </table:table-cell>
          <table:table-cell office:value-type="float" office:value="1.9403" calcext:value-type="float">
            <text:p>1,9403</text:p>
          </table:table-cell>
          <table:table-cell office:value-type="float" office:value="4.8709" calcext:value-type="float">
            <text:p>4,8709</text:p>
          </table:table-cell>
          <table:table-cell office:value-type="float" office:value="9.71" calcext:value-type="float">
            <text:p>9,71</text:p>
          </table:table-cell>
          <table:table-cell office:value-type="float" office:value="14.4424" calcext:value-type="float">
            <text:p>14,4424</text:p>
          </table:table-cell>
          <table:table-cell office:value-type="float" office:value="19.171" calcext:value-type="float">
            <text:p>19,171</text:p>
          </table:table-cell>
          <table:table-cell office:value-type="float" office:value="24.6082" calcext:value-type="float">
            <text:p>24,6082</text:p>
          </table:table-cell>
          <table:table-cell office:value-type="float" office:value="29.1735" calcext:value-type="float">
            <text:p>29,1735</text:p>
          </table:table-cell>
          <table:table-cell office:value-type="float" office:value="33.4727" calcext:value-type="float">
            <text:p>33,472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oled 10</text:p>
          </table:table-cell>
          <table:table-cell office:value-type="float" office:value="0.1019" calcext:value-type="float">
            <text:p>0,1019</text:p>
          </table:table-cell>
          <table:table-cell office:value-type="float" office:value="0.2063" calcext:value-type="float">
            <text:p>0,2063</text:p>
          </table:table-cell>
          <table:table-cell office:value-type="float" office:value="0.4631" calcext:value-type="float">
            <text:p>0,4631</text:p>
          </table:table-cell>
          <table:table-cell office:value-type="float" office:value="0.9076" calcext:value-type="float">
            <text:p>0,9076</text:p>
          </table:table-cell>
          <table:table-cell office:value-type="float" office:value="1.9136" calcext:value-type="float">
            <text:p>1,9136</text:p>
          </table:table-cell>
          <table:table-cell office:value-type="float" office:value="5.298" calcext:value-type="float">
            <text:p>5,298</text:p>
          </table:table-cell>
          <table:table-cell office:value-type="float" office:value="12.2339" calcext:value-type="float">
            <text:p>12,2339</text:p>
          </table:table-cell>
          <table:table-cell office:value-type="float" office:value="20.3544" calcext:value-type="float">
            <text:p>20,3544</text:p>
          </table:table-cell>
          <table:table-cell office:value-type="float" office:value="29.0439" calcext:value-type="float">
            <text:p>29,0439</text:p>
          </table:table-cell>
          <table:table-cell office:value-type="float" office:value="37.8898" calcext:value-type="float">
            <text:p>37,8898</text:p>
          </table:table-cell>
          <table:table-cell office:value-type="float" office:value="47.8604" calcext:value-type="float">
            <text:p>47,8604</text:p>
          </table:table-cell>
          <table:table-cell office:value-type="float" office:value="58.2027" calcext:value-type="float">
            <text:p>58,202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aive 10</text:p>
          </table:table-cell>
          <table:table-cell office:value-type="float" office:value="0.109" calcext:value-type="float">
            <text:p>0,109</text:p>
          </table:table-cell>
          <table:table-cell office:value-type="float" office:value="0.2008" calcext:value-type="float">
            <text:p>0,2008</text:p>
          </table:table-cell>
          <table:table-cell office:value-type="float" office:value="0.4881" calcext:value-type="float">
            <text:p>0,4881</text:p>
          </table:table-cell>
          <table:table-cell office:value-type="float" office:value="0.9468" calcext:value-type="float">
            <text:p>0,9468</text:p>
          </table:table-cell>
          <table:table-cell office:value-type="float" office:value="1.9213" calcext:value-type="float">
            <text:p>1,9213</text:p>
          </table:table-cell>
          <table:table-cell office:value-type="float" office:value="5.5423" calcext:value-type="float">
            <text:p>5,5423</text:p>
          </table:table-cell>
          <table:table-cell office:value-type="float" office:value="12.8851" calcext:value-type="float">
            <text:p>12,8851</text:p>
          </table:table-cell>
          <table:table-cell office:value-type="float" office:value="22.0323" calcext:value-type="float">
            <text:p>22,0323</text:p>
          </table:table-cell>
          <table:table-cell office:value-type="float" office:value="30.8886" calcext:value-type="float">
            <text:p>30,8886</text:p>
          </table:table-cell>
          <table:table-cell office:value-type="float" office:value="41.7452" calcext:value-type="float">
            <text:p>41,7452</text:p>
          </table:table-cell>
          <table:table-cell office:value-type="float" office:value="54.3868" calcext:value-type="float">
            <text:p>54,3868</text:p>
          </table:table-cell>
          <table:table-cell office:value-type="float" office:value="65.0315" calcext:value-type="float">
            <text:p>65,0315</text:p>
          </table:table-cell>
        </table:table-row>
      </table:table>
      <table:table table:name="Sheet6" table:style-name="ta1">
        <table:table-column table:style-name="co3" table:number-columns-repeated="31" table:default-cell-style-name="Default"/>
        <table:table-row table:style-name="ro2">
          <table:table-cell table:number-columns-repeated="31"/>
        </table:table-row>
        <table:table-row table:style-name="ro2">
          <table:table-cell table:number-columns-repeated="2"/>
          <table:table-cell office:value-type="string" calcext:value-type="string">
            <text:p>Max Count</text:p>
          </table:table-cell>
          <table:table-cell office:value-type="string" calcext:value-type="string">
            <text:p>Average Count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Average Depth</text:p>
          </table:table-cell>
          <table:table-cell office:value-type="string" calcext:value-type="string">
            <text:p>Max Travel Depth</text:p>
          </table:table-cell>
          <table:table-cell office:value-type="string" calcext:value-type="string">
            <text:p>Average Travel Depth</text:p>
          </table:table-cell>
          <table:table-cell table:number-columns-repeated="10"/>
          <table:table-cell office:value-type="string" calcext:value-type="string">
            <text:p>Max Count</text:p>
          </table:table-cell>
          <table:table-cell office:value-type="string" calcext:value-type="string">
            <text:p>Average Count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Average Depth</text:p>
          </table:table-cell>
          <table:table-cell office:value-type="string" calcext:value-type="string">
            <text:p>Max Travel Depth</text:p>
          </table:table-cell>
          <table:table-cell office:value-type="string" calcext:value-type="string">
            <text:p>Average Travel Depth</text:p>
          </table:table-cell>
          <table:table-cell table:number-columns-repeated="7"/>
        </table:table-row>
        <table:table-row table:style-name="ro2">
          <table:table-cell table:number-columns-repeated="2"/>
          <table:table-cell table:number-columns-repeated="2" office:value-type="float" office:value="20000" calcext:value-type="float">
            <text:p>20000</text:p>
          </table:table-cell>
          <table:table-cell office:value-type="float" office:value="79" calcext:value-type="float">
            <text:p>79</text:p>
          </table:table-cell>
          <table:table-cell office:value-type="float" office:value="454000" calcext:value-type="float">
            <text:p>454000</text:p>
          </table:table-cell>
          <table:table-cell office:value-type="float" office:value="36045" calcext:value-type="float">
            <text:p>36045</text:p>
          </table:table-cell>
          <table:table-cell office:value-type="float" office:value="3.0038" calcext:value-type="float">
            <text:p>3,0038</text:p>
          </table:table-cell>
          <table:table-cell table:number-columns-repeated="10"/>
          <table:table-cell table:number-columns-repeated="6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31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Flat</text:p>
          </table:table-cell>
          <table:table-cell table:number-columns-repeated="14"/>
          <table:table-cell office:value-type="string" calcext:value-type="string">
            <text:p>Add</text:p>
          </table:table-cell>
          <table:table-cell office:value-type="string" calcext:value-type="string">
            <text:p>Flat</text:p>
          </table:table-cell>
          <table:table-cell office:value-type="float" office:value="1.1603" calcext:value-type="float">
            <text:p>1,1603</text:p>
          </table:table-cell>
          <table:table-cell office:value-type="float" office:value="1.0396" calcext:value-type="float">
            <text:p>1,0396</text:p>
          </table:table-cell>
          <table:table-cell office:value-type="float" office:value="1.2497" calcext:value-type="float">
            <text:p>1,2497</text:p>
          </table:table-cell>
          <table:table-cell office:value-type="float" office:value="1.3259" calcext:value-type="float">
            <text:p>1,3259</text:p>
          </table:table-cell>
          <table:table-cell office:value-type="float" office:value="1.5303" calcext:value-type="float">
            <text:p>1,5303</text:p>
          </table:table-cell>
          <table:table-cell office:value-type="float" office:value="1.6483" calcext:value-type="float">
            <text:p>1,6483</text:p>
          </table:table-cell>
          <table:table-cell office:value-type="float" office:value="2.2307" calcext:value-type="float">
            <text:p>2,2307</text:p>
          </table:table-cell>
          <table:table-cell office:value-type="float" office:value="3.4511" calcext:value-type="float">
            <text:p>3,4511</text:p>
          </table:table-cell>
          <table:table-cell office:value-type="float" office:value="4.4552" calcext:value-type="float">
            <text:p>4,4552</text:p>
          </table:table-cell>
          <table:table-cell office:value-type="float" office:value="7.4183" calcext:value-type="float">
            <text:p>7,418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5"/>
          <table:table-cell office:value-type="string" calcext:value-type="string">
            <text:p>Flat cached</text:p>
          </table:table-cell>
          <table:table-cell office:value-type="float" office:value="1.1483" calcext:value-type="float">
            <text:p>1,1483</text:p>
          </table:table-cell>
          <table:table-cell office:value-type="float" office:value="1.0729" calcext:value-type="float">
            <text:p>1,0729</text:p>
          </table:table-cell>
          <table:table-cell office:value-type="float" office:value="1.1514" calcext:value-type="float">
            <text:p>1,1514</text:p>
          </table:table-cell>
          <table:table-cell office:value-type="float" office:value="1.2597" calcext:value-type="float">
            <text:p>1,2597</text:p>
          </table:table-cell>
          <table:table-cell office:value-type="float" office:value="1.4294" calcext:value-type="float">
            <text:p>1,4294</text:p>
          </table:table-cell>
          <table:table-cell office:value-type="float" office:value="1.6898" calcext:value-type="float">
            <text:p>1,6898</text:p>
          </table:table-cell>
          <table:table-cell office:value-type="float" office:value="2.1468" calcext:value-type="float">
            <text:p>2,1468</text:p>
          </table:table-cell>
          <table:table-cell office:value-type="float" office:value="3.3808" calcext:value-type="float">
            <text:p>3,3808</text:p>
          </table:table-cell>
          <table:table-cell office:value-type="float" office:value="4.6012" calcext:value-type="float">
            <text:p>4,6012</text:p>
          </table:table-cell>
          <table:table-cell office:value-type="float" office:value="7.8794" calcext:value-type="float">
            <text:p>7,879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5"/>
          <table:table-cell office:value-type="string" calcext:value-type="string">
            <text:p>Flat cold</text:p>
          </table:table-cell>
          <table:table-cell office:value-type="float" office:value="1.9967" calcext:value-type="float">
            <text:p>1,9967</text:p>
          </table:table-cell>
          <table:table-cell office:value-type="float" office:value="2.271" calcext:value-type="float">
            <text:p>2,271</text:p>
          </table:table-cell>
          <table:table-cell office:value-type="float" office:value="2.7723" calcext:value-type="float">
            <text:p>2,7723</text:p>
          </table:table-cell>
          <table:table-cell office:value-type="float" office:value="3.5103" calcext:value-type="float">
            <text:p>3,5103</text:p>
          </table:table-cell>
          <table:table-cell office:value-type="float" office:value="5.7931" calcext:value-type="float">
            <text:p>5,7931</text:p>
          </table:table-cell>
          <table:table-cell office:value-type="float" office:value="10.0137" calcext:value-type="float">
            <text:p>10,0137</text:p>
          </table:table-cell>
          <table:table-cell office:value-type="float" office:value="19.102" calcext:value-type="float">
            <text:p>19,102</text:p>
          </table:table-cell>
          <table:table-cell office:value-type="float" office:value="48.5358" calcext:value-type="float">
            <text:p>48,5358</text:p>
          </table:table-cell>
          <table:table-cell office:value-type="float" office:value="81.1563" calcext:value-type="float">
            <text:p>81,1563</text:p>
          </table:table-cell>
          <table:table-cell office:value-type="float" office:value="160.5018" calcext:value-type="float">
            <text:p>160,501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number-columns-repeated="15"/>
          <table:table-cell office:value-type="string" calcext:value-type="string">
            <text:p>Naive</text:p>
          </table:table-cell>
          <table:table-cell office:value-type="float" office:value="3.2133" calcext:value-type="float">
            <text:p>3,2133</text:p>
          </table:table-cell>
          <table:table-cell office:value-type="float" office:value="3.235" calcext:value-type="float">
            <text:p>3,235</text:p>
          </table:table-cell>
          <table:table-cell office:value-type="float" office:value="3.3994" calcext:value-type="float">
            <text:p>3,3994</text:p>
          </table:table-cell>
          <table:table-cell office:value-type="float" office:value="3.6647" calcext:value-type="float">
            <text:p>3,6647</text:p>
          </table:table-cell>
          <table:table-cell office:value-type="float" office:value="3.5968" calcext:value-type="float">
            <text:p>3,5968</text:p>
          </table:table-cell>
          <table:table-cell office:value-type="float" office:value="3.626" calcext:value-type="float">
            <text:p>3,626</text:p>
          </table:table-cell>
          <table:table-cell office:value-type="float" office:value="3.6263" calcext:value-type="float">
            <text:p>3,6263</text:p>
          </table:table-cell>
          <table:table-cell office:value-type="float" office:value="3.7434" calcext:value-type="float">
            <text:p>3,7434</text:p>
          </table:table-cell>
          <table:table-cell office:value-type="float" office:value="3.7618" calcext:value-type="float">
            <text:p>3,7618</text:p>
          </table:table-cell>
          <table:table-cell office:value-type="float" office:value="3.7638" calcext:value-type="float">
            <text:p>3,763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number-columns-repeated="15"/>
          <table:table-cell office:value-type="string" calcext:value-type="string">
            <text:p>Pooled</text:p>
          </table:table-cell>
          <table:table-cell office:value-type="float" office:value="0.8924" calcext:value-type="float">
            <text:p>0,8924</text:p>
          </table:table-cell>
          <table:table-cell office:value-type="float" office:value="1.0217" calcext:value-type="float">
            <text:p>1,0217</text:p>
          </table:table-cell>
          <table:table-cell office:value-type="float" office:value="1.0504" calcext:value-type="float">
            <text:p>1,0504</text:p>
          </table:table-cell>
          <table:table-cell office:value-type="float" office:value="1.0848" calcext:value-type="float">
            <text:p>1,0848</text:p>
          </table:table-cell>
          <table:table-cell office:value-type="float" office:value="1.1991" calcext:value-type="float">
            <text:p>1,1991</text:p>
          </table:table-cell>
          <table:table-cell office:value-type="float" office:value="1.2613" calcext:value-type="float">
            <text:p>1,2613</text:p>
          </table:table-cell>
          <table:table-cell office:value-type="float" office:value="1.2401" calcext:value-type="float">
            <text:p>1,2401</text:p>
          </table:table-cell>
          <table:table-cell office:value-type="float" office:value="2.3161" calcext:value-type="float">
            <text:p>2,3161</text:p>
          </table:table-cell>
          <table:table-cell office:value-type="float" office:value="2.9306" calcext:value-type="float">
            <text:p>2,9306</text:p>
          </table:table-cell>
          <table:table-cell office:value-type="float" office:value="2.8564" calcext:value-type="float">
            <text:p>2,8564</text:p>
          </table:table-cell>
          <table:table-cell table:number-columns-repeated="2"/>
        </table:table-row>
        <table:table-row table:style-name="ro2">
          <table:table-cell table:number-columns-repeated="31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rase</text:p>
          </table:table-cell>
          <table:table-cell office:value-type="string" calcext:value-type="string">
            <text:p>Flat</text:p>
          </table:table-cell>
          <table:table-cell table:number-columns-repeated="14"/>
          <table:table-cell office:value-type="string" calcext:value-type="string">
            <text:p>Erase</text:p>
          </table:table-cell>
          <table:table-cell office:value-type="string" calcext:value-type="string">
            <text:p>Flat</text:p>
          </table:table-cell>
          <table:table-cell office:value-type="float" office:value="0.7516" calcext:value-type="float">
            <text:p>0,7516</text:p>
          </table:table-cell>
          <table:table-cell office:value-type="float" office:value="0.8369" calcext:value-type="float">
            <text:p>0,8369</text:p>
          </table:table-cell>
          <table:table-cell office:value-type="float" office:value="1.0247" calcext:value-type="float">
            <text:p>1,0247</text:p>
          </table:table-cell>
          <table:table-cell office:value-type="float" office:value="1.0289" calcext:value-type="float">
            <text:p>1,0289</text:p>
          </table:table-cell>
          <table:table-cell office:value-type="float" office:value="1.2581" calcext:value-type="float">
            <text:p>1,2581</text:p>
          </table:table-cell>
          <table:table-cell office:value-type="float" office:value="1.1926" calcext:value-type="float">
            <text:p>1,1926</text:p>
          </table:table-cell>
          <table:table-cell office:value-type="float" office:value="1.5893" calcext:value-type="float">
            <text:p>1,5893</text:p>
          </table:table-cell>
          <table:table-cell office:value-type="float" office:value="2.7038" calcext:value-type="float">
            <text:p>2,7038</text:p>
          </table:table-cell>
          <table:table-cell office:value-type="float" office:value="4.9065" calcext:value-type="float">
            <text:p>4,9065</text:p>
          </table:table-cell>
          <table:table-cell office:value-type="float" office:value="8.1213" calcext:value-type="float">
            <text:p>8,12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5"/>
          <table:table-cell office:value-type="string" calcext:value-type="string">
            <text:p>Flat cached</text:p>
          </table:table-cell>
          <table:table-cell office:value-type="float" office:value="0.831" calcext:value-type="float">
            <text:p>0,831</text:p>
          </table:table-cell>
          <table:table-cell office:value-type="float" office:value="0.9289" calcext:value-type="float">
            <text:p>0,9289</text:p>
          </table:table-cell>
          <table:table-cell office:value-type="float" office:value="1.0513" calcext:value-type="float">
            <text:p>1,0513</text:p>
          </table:table-cell>
          <table:table-cell office:value-type="float" office:value="0.9731" calcext:value-type="float">
            <text:p>0,9731</text:p>
          </table:table-cell>
          <table:table-cell office:value-type="float" office:value="1.1065" calcext:value-type="float">
            <text:p>1,1065</text:p>
          </table:table-cell>
          <table:table-cell office:value-type="float" office:value="1.2974" calcext:value-type="float">
            <text:p>1,2974</text:p>
          </table:table-cell>
          <table:table-cell office:value-type="float" office:value="1.6313" calcext:value-type="float">
            <text:p>1,6313</text:p>
          </table:table-cell>
          <table:table-cell office:value-type="float" office:value="2.6152" calcext:value-type="float">
            <text:p>2,6152</text:p>
          </table:table-cell>
          <table:table-cell office:value-type="float" office:value="4.8037" calcext:value-type="float">
            <text:p>4,8037</text:p>
          </table:table-cell>
          <table:table-cell office:value-type="float" office:value="8.8865" calcext:value-type="float">
            <text:p>8,886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5"/>
          <table:table-cell office:value-type="string" calcext:value-type="string">
            <text:p>Flat cold</text:p>
          </table:table-cell>
          <table:table-cell office:value-type="float" office:value="1.6849" calcext:value-type="float">
            <text:p>1,6849</text:p>
          </table:table-cell>
          <table:table-cell office:value-type="float" office:value="2.3645" calcext:value-type="float">
            <text:p>2,3645</text:p>
          </table:table-cell>
          <table:table-cell office:value-type="float" office:value="2.8554" calcext:value-type="float">
            <text:p>2,8554</text:p>
          </table:table-cell>
          <table:table-cell office:value-type="float" office:value="3.6803" calcext:value-type="float">
            <text:p>3,6803</text:p>
          </table:table-cell>
          <table:table-cell office:value-type="float" office:value="6.6124" calcext:value-type="float">
            <text:p>6,6124</text:p>
          </table:table-cell>
          <table:table-cell office:value-type="float" office:value="11.4476" calcext:value-type="float">
            <text:p>11,4476</text:p>
          </table:table-cell>
          <table:table-cell office:value-type="float" office:value="22.913" calcext:value-type="float">
            <text:p>22,913</text:p>
          </table:table-cell>
          <table:table-cell office:value-type="float" office:value="58.8028" calcext:value-type="float">
            <text:p>58,8028</text:p>
          </table:table-cell>
          <table:table-cell office:value-type="float" office:value="116.7736" calcext:value-type="float">
            <text:p>116,7736</text:p>
          </table:table-cell>
          <table:table-cell office:value-type="float" office:value="229.9263" calcext:value-type="float">
            <text:p>229,926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number-columns-repeated="15"/>
          <table:table-cell office:value-type="string" calcext:value-type="string">
            <text:p>Naive</text:p>
          </table:table-cell>
          <table:table-cell office:value-type="float" office:value="2.9286" calcext:value-type="float">
            <text:p>2,9286</text:p>
          </table:table-cell>
          <table:table-cell office:value-type="float" office:value="3.1045" calcext:value-type="float">
            <text:p>3,1045</text:p>
          </table:table-cell>
          <table:table-cell office:value-type="float" office:value="3.4391" calcext:value-type="float">
            <text:p>3,4391</text:p>
          </table:table-cell>
          <table:table-cell office:value-type="float" office:value="3.552" calcext:value-type="float">
            <text:p>3,552</text:p>
          </table:table-cell>
          <table:table-cell office:value-type="float" office:value="4.3196" calcext:value-type="float">
            <text:p>4,3196</text:p>
          </table:table-cell>
          <table:table-cell office:value-type="float" office:value="4.2925" calcext:value-type="float">
            <text:p>4,2925</text:p>
          </table:table-cell>
          <table:table-cell office:value-type="float" office:value="5.1781" calcext:value-type="float">
            <text:p>5,1781</text:p>
          </table:table-cell>
          <table:table-cell office:value-type="float" office:value="9.9416" calcext:value-type="float">
            <text:p>9,9416</text:p>
          </table:table-cell>
          <table:table-cell office:value-type="float" office:value="7.889" calcext:value-type="float">
            <text:p>7,889</text:p>
          </table:table-cell>
          <table:table-cell office:value-type="float" office:value="5.6214" calcext:value-type="float">
            <text:p>5,621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number-columns-repeated="15"/>
          <table:table-cell office:value-type="string" calcext:value-type="string">
            <text:p>Pooled</text:p>
          </table:table-cell>
          <table:table-cell office:value-type="float" office:value="0.9481" calcext:value-type="float">
            <text:p>0,9481</text:p>
          </table:table-cell>
          <table:table-cell office:value-type="float" office:value="1.2257" calcext:value-type="float">
            <text:p>1,2257</text:p>
          </table:table-cell>
          <table:table-cell office:value-type="float" office:value="1.4647" calcext:value-type="float">
            <text:p>1,4647</text:p>
          </table:table-cell>
          <table:table-cell office:value-type="float" office:value="1.5268" calcext:value-type="float">
            <text:p>1,5268</text:p>
          </table:table-cell>
          <table:table-cell office:value-type="float" office:value="1.8782" calcext:value-type="float">
            <text:p>1,8782</text:p>
          </table:table-cell>
          <table:table-cell office:value-type="float" office:value="2.3276" calcext:value-type="float">
            <text:p>2,3276</text:p>
          </table:table-cell>
          <table:table-cell office:value-type="float" office:value="2.7828" calcext:value-type="float">
            <text:p>2,7828</text:p>
          </table:table-cell>
          <table:table-cell office:value-type="float" office:value="2.3806" calcext:value-type="float">
            <text:p>2,3806</text:p>
          </table:table-cell>
          <table:table-cell office:value-type="float" office:value="2.5413" calcext:value-type="float">
            <text:p>2,5413</text:p>
          </table:table-cell>
          <table:table-cell office:value-type="float" office:value="3.0269" calcext:value-type="float">
            <text:p>3,0269</text:p>
          </table:table-cell>
          <table:table-cell table:number-columns-repeated="2"/>
        </table:table-row>
        <table:table-row table:style-name="ro2">
          <table:table-cell table:number-columns-repeated="31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Flat</text:p>
          </table:table-cell>
          <table:table-cell table:number-columns-repeated="14"/>
          <table:table-cell office:value-type="string" calcext:value-type="string">
            <text:p>Move</text:p>
          </table:table-cell>
          <table:table-cell office:value-type="string" calcext:value-type="string">
            <text:p>Flat</text:p>
          </table:table-cell>
          <table:table-cell office:value-type="float" office:value="1.0082" calcext:value-type="float">
            <text:p>1,0082</text:p>
          </table:table-cell>
          <table:table-cell office:value-type="float" office:value="1.1534" calcext:value-type="float">
            <text:p>1,1534</text:p>
          </table:table-cell>
          <table:table-cell office:value-type="float" office:value="1.3225" calcext:value-type="float">
            <text:p>1,3225</text:p>
          </table:table-cell>
          <table:table-cell office:value-type="float" office:value="1.369" calcext:value-type="float">
            <text:p>1,369</text:p>
          </table:table-cell>
          <table:table-cell office:value-type="float" office:value="1.5091" calcext:value-type="float">
            <text:p>1,5091</text:p>
          </table:table-cell>
          <table:table-cell office:value-type="float" office:value="1.561" calcext:value-type="float">
            <text:p>1,561</text:p>
          </table:table-cell>
          <table:table-cell office:value-type="float" office:value="1.8316" calcext:value-type="float">
            <text:p>1,8316</text:p>
          </table:table-cell>
          <table:table-cell office:value-type="float" office:value="2.5599" calcext:value-type="float">
            <text:p>2,5599</text:p>
          </table:table-cell>
          <table:table-cell office:value-type="float" office:value="3.5285" calcext:value-type="float">
            <text:p>3,5285</text:p>
          </table:table-cell>
          <table:table-cell office:value-type="float" office:value="5.5153" calcext:value-type="float">
            <text:p>5,515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5"/>
          <table:table-cell office:value-type="string" calcext:value-type="string">
            <text:p>Flat cached</text:p>
          </table:table-cell>
          <table:table-cell office:value-type="float" office:value="1.0482" calcext:value-type="float">
            <text:p>1,0482</text:p>
          </table:table-cell>
          <table:table-cell office:value-type="float" office:value="1.1664" calcext:value-type="float">
            <text:p>1,1664</text:p>
          </table:table-cell>
          <table:table-cell office:value-type="float" office:value="1.2151" calcext:value-type="float">
            <text:p>1,2151</text:p>
          </table:table-cell>
          <table:table-cell office:value-type="float" office:value="1.2877" calcext:value-type="float">
            <text:p>1,2877</text:p>
          </table:table-cell>
          <table:table-cell office:value-type="float" office:value="1.3818" calcext:value-type="float">
            <text:p>1,3818</text:p>
          </table:table-cell>
          <table:table-cell office:value-type="float" office:value="1.5552" calcext:value-type="float">
            <text:p>1,5552</text:p>
          </table:table-cell>
          <table:table-cell office:value-type="float" office:value="1.7993" calcext:value-type="float">
            <text:p>1,7993</text:p>
          </table:table-cell>
          <table:table-cell office:value-type="float" office:value="2.5024" calcext:value-type="float">
            <text:p>2,5024</text:p>
          </table:table-cell>
          <table:table-cell office:value-type="float" office:value="3.5322" calcext:value-type="float">
            <text:p>3,5322</text:p>
          </table:table-cell>
          <table:table-cell office:value-type="float" office:value="5.8471" calcext:value-type="float">
            <text:p>5,847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5"/>
          <table:table-cell office:value-type="string" calcext:value-type="string">
            <text:p>Flat cold</text:p>
          </table:table-cell>
          <table:table-cell office:value-type="float" office:value="1.6136" calcext:value-type="float">
            <text:p>1,6136</text:p>
          </table:table-cell>
          <table:table-cell office:value-type="float" office:value="2.2649" calcext:value-type="float">
            <text:p>2,2649</text:p>
          </table:table-cell>
          <table:table-cell office:value-type="float" office:value="2.9072" calcext:value-type="float">
            <text:p>2,9072</text:p>
          </table:table-cell>
          <table:table-cell office:value-type="float" office:value="3.8796" calcext:value-type="float">
            <text:p>3,8796</text:p>
          </table:table-cell>
          <table:table-cell office:value-type="float" office:value="6.9764" calcext:value-type="float">
            <text:p>6,9764</text:p>
          </table:table-cell>
          <table:table-cell office:value-type="float" office:value="12.289" calcext:value-type="float">
            <text:p>12,289</text:p>
          </table:table-cell>
          <table:table-cell office:value-type="float" office:value="24.5547" calcext:value-type="float">
            <text:p>24,5547</text:p>
          </table:table-cell>
          <table:table-cell office:value-type="float" office:value="63.8021" calcext:value-type="float">
            <text:p>63,8021</text:p>
          </table:table-cell>
          <table:table-cell office:value-type="float" office:value="126.6208" calcext:value-type="float">
            <text:p>126,6208</text:p>
          </table:table-cell>
          <table:table-cell office:value-type="float" office:value="252.4467" calcext:value-type="float">
            <text:p>252,44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number-columns-repeated="15"/>
          <table:table-cell office:value-type="string" calcext:value-type="string">
            <text:p>Naive</text:p>
          </table:table-cell>
          <table:table-cell office:value-type="float" office:value="2.8004" calcext:value-type="float">
            <text:p>2,8004</text:p>
          </table:table-cell>
          <table:table-cell office:value-type="float" office:value="3.1154" calcext:value-type="float">
            <text:p>3,1154</text:p>
          </table:table-cell>
          <table:table-cell office:value-type="float" office:value="3.238" calcext:value-type="float">
            <text:p>3,238</text:p>
          </table:table-cell>
          <table:table-cell office:value-type="float" office:value="3.4009" calcext:value-type="float">
            <text:p>3,4009</text:p>
          </table:table-cell>
          <table:table-cell office:value-type="float" office:value="3.4213" calcext:value-type="float">
            <text:p>3,4213</text:p>
          </table:table-cell>
          <table:table-cell office:value-type="float" office:value="3.5644" calcext:value-type="float">
            <text:p>3,5644</text:p>
          </table:table-cell>
          <table:table-cell office:value-type="float" office:value="3.5124" calcext:value-type="float">
            <text:p>3,5124</text:p>
          </table:table-cell>
          <table:table-cell office:value-type="float" office:value="3.7232" calcext:value-type="float">
            <text:p>3,7232</text:p>
          </table:table-cell>
          <table:table-cell office:value-type="float" office:value="3.8759" calcext:value-type="float">
            <text:p>3,8759</text:p>
          </table:table-cell>
          <table:table-cell office:value-type="float" office:value="3.8342" calcext:value-type="float">
            <text:p>3,834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number-columns-repeated="15"/>
          <table:table-cell office:value-type="string" calcext:value-type="string">
            <text:p>Pooled</text:p>
          </table:table-cell>
          <table:table-cell office:value-type="float" office:value="1.0718" calcext:value-type="float">
            <text:p>1,0718</text:p>
          </table:table-cell>
          <table:table-cell office:value-type="float" office:value="1.3014" calcext:value-type="float">
            <text:p>1,3014</text:p>
          </table:table-cell>
          <table:table-cell office:value-type="float" office:value="1.4004" calcext:value-type="float">
            <text:p>1,4004</text:p>
          </table:table-cell>
          <table:table-cell office:value-type="float" office:value="1.4671" calcext:value-type="float">
            <text:p>1,4671</text:p>
          </table:table-cell>
          <table:table-cell office:value-type="float" office:value="1.5848" calcext:value-type="float">
            <text:p>1,5848</text:p>
          </table:table-cell>
          <table:table-cell office:value-type="float" office:value="1.6089" calcext:value-type="float">
            <text:p>1,6089</text:p>
          </table:table-cell>
          <table:table-cell office:value-type="float" office:value="1.5583" calcext:value-type="float">
            <text:p>1,5583</text:p>
          </table:table-cell>
          <table:table-cell office:value-type="float" office:value="2.3588" calcext:value-type="float">
            <text:p>2,3588</text:p>
          </table:table-cell>
          <table:table-cell office:value-type="float" office:value="2.9372" calcext:value-type="float">
            <text:p>2,9372</text:p>
          </table:table-cell>
          <table:table-cell office:value-type="float" office:value="2.883" calcext:value-type="float">
            <text:p>2,883</text:p>
          </table:table-cell>
          <table:table-cell table:number-columns-repeated="2"/>
        </table:table-row>
        <table:table-row table:style-name="ro2">
          <table:table-cell table:number-columns-repeated="31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th Node</text:p>
          </table:table-cell>
          <table:table-cell office:value-type="string" calcext:value-type="string">
            <text:p>Flat</text:p>
          </table:table-cell>
          <table:table-cell table:number-columns-repeated="14"/>
          <table:table-cell office:value-type="string" calcext:value-type="string">
            <text:p>Nth Node</text:p>
          </table:table-cell>
          <table:table-cell office:value-type="string" calcext:value-type="string">
            <text:p>Fl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5"/>
          <table:table-cell office:value-type="string" calcext:value-type="string">
            <text:p>Flat cach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5"/>
          <table:table-cell office:value-type="string" calcext:value-type="string">
            <text:p>Flat col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number-columns-repeated="15"/>
          <table:table-cell office:value-type="string" calcext:value-type="string">
            <text:p>Naive</text:p>
          </table:table-cell>
          <table:table-cell office:value-type="float" office:value="1.0211" calcext:value-type="float">
            <text:p>1,0211</text:p>
          </table:table-cell>
          <table:table-cell office:value-type="float" office:value="2.2516" calcext:value-type="float">
            <text:p>2,2516</text:p>
          </table:table-cell>
          <table:table-cell office:value-type="float" office:value="3.4393" calcext:value-type="float">
            <text:p>3,4393</text:p>
          </table:table-cell>
          <table:table-cell office:value-type="float" office:value="5.6679" calcext:value-type="float">
            <text:p>5,6679</text:p>
          </table:table-cell>
          <table:table-cell office:value-type="float" office:value="11.4508" calcext:value-type="float">
            <text:p>11,4508</text:p>
          </table:table-cell>
          <table:table-cell office:value-type="float" office:value="21.8347" calcext:value-type="float">
            <text:p>21,8347</text:p>
          </table:table-cell>
          <table:table-cell office:value-type="float" office:value="53.5196" calcext:value-type="float">
            <text:p>53,5196</text:p>
          </table:table-cell>
          <table:table-cell office:value-type="float" office:value="112.3738" calcext:value-type="float">
            <text:p>112,3738</text:p>
          </table:table-cell>
          <table:table-cell office:value-type="float" office:value="214.983" calcext:value-type="float">
            <text:p>214,983</text:p>
          </table:table-cell>
          <table:table-cell office:value-type="float" office:value="461.8367" calcext:value-type="float">
            <text:p>461,83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number-columns-repeated="15"/>
          <table:table-cell office:value-type="string" calcext:value-type="string">
            <text:p>Pooled</text:p>
          </table:table-cell>
          <table:table-cell office:value-type="float" office:value="0.8478" calcext:value-type="float">
            <text:p>0,8478</text:p>
          </table:table-cell>
          <table:table-cell office:value-type="float" office:value="2.0004" calcext:value-type="float">
            <text:p>2,0004</text:p>
          </table:table-cell>
          <table:table-cell office:value-type="float" office:value="3.3284" calcext:value-type="float">
            <text:p>3,3284</text:p>
          </table:table-cell>
          <table:table-cell office:value-type="float" office:value="5.854" calcext:value-type="float">
            <text:p>5,854</text:p>
          </table:table-cell>
          <table:table-cell office:value-type="float" office:value="12.515" calcext:value-type="float">
            <text:p>12,515</text:p>
          </table:table-cell>
          <table:table-cell office:value-type="float" office:value="28.0347" calcext:value-type="float">
            <text:p>28,0347</text:p>
          </table:table-cell>
          <table:table-cell office:value-type="float" office:value="60.1253" calcext:value-type="float">
            <text:p>60,1253</text:p>
          </table:table-cell>
          <table:table-cell office:value-type="float" office:value="133.4699" calcext:value-type="float">
            <text:p>133,4699</text:p>
          </table:table-cell>
          <table:table-cell office:value-type="float" office:value="212.6332" calcext:value-type="float">
            <text:p>212,6332</text:p>
          </table:table-cell>
          <table:table-cell office:value-type="float" office:value="421.2045" calcext:value-type="float">
            <text:p>421,2045</text:p>
          </table:table-cell>
          <table:table-cell table:number-columns-repeated="2"/>
        </table:table-row>
        <table:table-row table:style-name="ro2">
          <table:table-cell table:number-columns-repeated="31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eaf travel</text:p>
          </table:table-cell>
          <table:table-cell office:value-type="string" calcext:value-type="string">
            <text:p>Flat</text:p>
          </table:table-cell>
          <table:table-cell table:number-columns-repeated="14"/>
          <table:table-cell office:value-type="string" calcext:value-type="string">
            <text:p>Leaf travel</text:p>
          </table:table-cell>
          <table:table-cell office:value-type="string" calcext:value-type="string">
            <text:p>Flat</text:p>
          </table:table-cell>
          <table:table-cell office:value-type="float" office:value="0.5952" calcext:value-type="float">
            <text:p>0,5952</text:p>
          </table:table-cell>
          <table:table-cell office:value-type="float" office:value="0.8102" calcext:value-type="float">
            <text:p>0,8102</text:p>
          </table:table-cell>
          <table:table-cell office:value-type="float" office:value="0.9152" calcext:value-type="float">
            <text:p>0,9152</text:p>
          </table:table-cell>
          <table:table-cell office:value-type="float" office:value="1.0748" calcext:value-type="float">
            <text:p>1,0748</text:p>
          </table:table-cell>
          <table:table-cell office:value-type="float" office:value="1.6505" calcext:value-type="float">
            <text:p>1,6505</text:p>
          </table:table-cell>
          <table:table-cell office:value-type="float" office:value="2.8819" calcext:value-type="float">
            <text:p>2,8819</text:p>
          </table:table-cell>
          <table:table-cell office:value-type="float" office:value="4.5964" calcext:value-type="float">
            <text:p>4,5964</text:p>
          </table:table-cell>
          <table:table-cell office:value-type="float" office:value="9.0624" calcext:value-type="float">
            <text:p>9,0624</text:p>
          </table:table-cell>
          <table:table-cell office:value-type="float" office:value="13.473" calcext:value-type="float">
            <text:p>13,473</text:p>
          </table:table-cell>
          <table:table-cell office:value-type="float" office:value="26.5803" calcext:value-type="float">
            <text:p>26,580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5"/>
          <table:table-cell office:value-type="string" calcext:value-type="string">
            <text:p>Flat cached</text:p>
          </table:table-cell>
          <table:table-cell office:value-type="float" office:value="0.5778" calcext:value-type="float">
            <text:p>0,5778</text:p>
          </table:table-cell>
          <table:table-cell office:value-type="float" office:value="0.6223" calcext:value-type="float">
            <text:p>0,6223</text:p>
          </table:table-cell>
          <table:table-cell office:value-type="float" office:value="0.6521" calcext:value-type="float">
            <text:p>0,6521</text:p>
          </table:table-cell>
          <table:table-cell office:value-type="float" office:value="0.6324" calcext:value-type="float">
            <text:p>0,6324</text:p>
          </table:table-cell>
          <table:table-cell office:value-type="float" office:value="0.6553" calcext:value-type="float">
            <text:p>0,6553</text:p>
          </table:table-cell>
          <table:table-cell office:value-type="float" office:value="0.6938" calcext:value-type="float">
            <text:p>0,6938</text:p>
          </table:table-cell>
          <table:table-cell office:value-type="float" office:value="0.6904" calcext:value-type="float">
            <text:p>0,6904</text:p>
          </table:table-cell>
          <table:table-cell office:value-type="float" office:value="0.8415" calcext:value-type="float">
            <text:p>0,8415</text:p>
          </table:table-cell>
          <table:table-cell office:value-type="float" office:value="1.2697" calcext:value-type="float">
            <text:p>1,2697</text:p>
          </table:table-cell>
          <table:table-cell office:value-type="float" office:value="0.9467" calcext:value-type="float">
            <text:p>0,94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5"/>
          <table:table-cell office:value-type="string" calcext:value-type="string">
            <text:p>Flat cold</text:p>
          </table:table-cell>
          <table:table-cell office:value-type="float" office:value="1.4851" calcext:value-type="float">
            <text:p>1,4851</text:p>
          </table:table-cell>
          <table:table-cell office:value-type="float" office:value="1.7192" calcext:value-type="float">
            <text:p>1,7192</text:p>
          </table:table-cell>
          <table:table-cell office:value-type="float" office:value="1.9032" calcext:value-type="float">
            <text:p>1,9032</text:p>
          </table:table-cell>
          <table:table-cell office:value-type="float" office:value="2.1035" calcext:value-type="float">
            <text:p>2,1035</text:p>
          </table:table-cell>
          <table:table-cell office:value-type="float" office:value="2.9563" calcext:value-type="float">
            <text:p>2,9563</text:p>
          </table:table-cell>
          <table:table-cell office:value-type="float" office:value="4.5006" calcext:value-type="float">
            <text:p>4,5006</text:p>
          </table:table-cell>
          <table:table-cell office:value-type="float" office:value="9.4445" calcext:value-type="float">
            <text:p>9,4445</text:p>
          </table:table-cell>
          <table:table-cell office:value-type="float" office:value="27.6493" calcext:value-type="float">
            <text:p>27,6493</text:p>
          </table:table-cell>
          <table:table-cell office:value-type="float" office:value="53.7256" calcext:value-type="float">
            <text:p>53,7256</text:p>
          </table:table-cell>
          <table:table-cell office:value-type="float" office:value="111.5338" calcext:value-type="float">
            <text:p>111,533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number-columns-repeated="15"/>
          <table:table-cell office:value-type="string" calcext:value-type="string">
            <text:p>Naive</text:p>
          </table:table-cell>
          <table:table-cell office:value-type="float" office:value="1.0915" calcext:value-type="float">
            <text:p>1,0915</text:p>
          </table:table-cell>
          <table:table-cell office:value-type="float" office:value="1.2505" calcext:value-type="float">
            <text:p>1,2505</text:p>
          </table:table-cell>
          <table:table-cell office:value-type="float" office:value="1.3451" calcext:value-type="float">
            <text:p>1,3451</text:p>
          </table:table-cell>
          <table:table-cell office:value-type="float" office:value="1.2202" calcext:value-type="float">
            <text:p>1,2202</text:p>
          </table:table-cell>
          <table:table-cell office:value-type="float" office:value="1.2874" calcext:value-type="float">
            <text:p>1,2874</text:p>
          </table:table-cell>
          <table:table-cell office:value-type="float" office:value="1.6289" calcext:value-type="float">
            <text:p>1,6289</text:p>
          </table:table-cell>
          <table:table-cell office:value-type="float" office:value="1.6416" calcext:value-type="float">
            <text:p>1,6416</text:p>
          </table:table-cell>
          <table:table-cell office:value-type="float" office:value="1.5767" calcext:value-type="float">
            <text:p>1,5767</text:p>
          </table:table-cell>
          <table:table-cell office:value-type="float" office:value="1.8215" calcext:value-type="float">
            <text:p>1,8215</text:p>
          </table:table-cell>
          <table:table-cell office:value-type="float" office:value="1.6245" calcext:value-type="float">
            <text:p>1,624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number-columns-repeated="15"/>
          <table:table-cell office:value-type="string" calcext:value-type="string">
            <text:p>Pooled</text:p>
          </table:table-cell>
          <table:table-cell office:value-type="float" office:value="0.893" calcext:value-type="float">
            <text:p>0,893</text:p>
          </table:table-cell>
          <table:table-cell office:value-type="float" office:value="0.9331" calcext:value-type="float">
            <text:p>0,9331</text:p>
          </table:table-cell>
          <table:table-cell office:value-type="float" office:value="1.015" calcext:value-type="float">
            <text:p>1,015</text:p>
          </table:table-cell>
          <table:table-cell office:value-type="float" office:value="1.1659" calcext:value-type="float">
            <text:p>1,1659</text:p>
          </table:table-cell>
          <table:table-cell office:value-type="float" office:value="1.1271" calcext:value-type="float">
            <text:p>1,1271</text:p>
          </table:table-cell>
          <table:table-cell office:value-type="float" office:value="1.2834" calcext:value-type="float">
            <text:p>1,2834</text:p>
          </table:table-cell>
          <table:table-cell office:value-type="float" office:value="1.1867" calcext:value-type="float">
            <text:p>1,1867</text:p>
          </table:table-cell>
          <table:table-cell office:value-type="float" office:value="1.1899" calcext:value-type="float">
            <text:p>1,1899</text:p>
          </table:table-cell>
          <table:table-cell office:value-type="float" office:value="1.3397" calcext:value-type="float">
            <text:p>1,3397</text:p>
          </table:table-cell>
          <table:table-cell office:value-type="float" office:value="1.1374" calcext:value-type="float">
            <text:p>1,1374</text:p>
          </table:table-cell>
          <table:table-cell table:number-columns-repeated="2"/>
        </table:table-row>
        <table:table-row table:style-name="ro2">
          <table:table-cell table:number-columns-repeated="31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ind max depth</text:p>
          </table:table-cell>
          <table:table-cell office:value-type="string" calcext:value-type="string">
            <text:p>Flat</text:p>
          </table:table-cell>
          <table:table-cell table:number-columns-repeated="14"/>
          <table:table-cell office:value-type="string" calcext:value-type="string">
            <text:p>Find max depth</text:p>
          </table:table-cell>
          <table:table-cell office:value-type="string" calcext:value-type="string">
            <text:p>Flat</text:p>
          </table:table-cell>
          <table:table-cell office:value-type="float" office:value="0.2755" calcext:value-type="float">
            <text:p>0,2755</text:p>
          </table:table-cell>
          <table:table-cell office:value-type="float" office:value="0.256" calcext:value-type="float">
            <text:p>0,256</text:p>
          </table:table-cell>
          <table:table-cell office:value-type="float" office:value="0.2752" calcext:value-type="float">
            <text:p>0,2752</text:p>
          </table:table-cell>
          <table:table-cell office:value-type="float" office:value="0.2721" calcext:value-type="float">
            <text:p>0,2721</text:p>
          </table:table-cell>
          <table:table-cell office:value-type="float" office:value="0.4071" calcext:value-type="float">
            <text:p>0,4071</text:p>
          </table:table-cell>
          <table:table-cell office:value-type="float" office:value="0.4587" calcext:value-type="float">
            <text:p>0,4587</text:p>
          </table:table-cell>
          <table:table-cell office:value-type="float" office:value="1.0662" calcext:value-type="float">
            <text:p>1,0662</text:p>
          </table:table-cell>
          <table:table-cell office:value-type="float" office:value="2.006" calcext:value-type="float">
            <text:p>2,006</text:p>
          </table:table-cell>
          <table:table-cell office:value-type="float" office:value="2.5241" calcext:value-type="float">
            <text:p>2,5241</text:p>
          </table:table-cell>
          <table:table-cell office:value-type="float" office:value="5.0128" calcext:value-type="float">
            <text:p>5,01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5"/>
          <table:table-cell office:value-type="string" calcext:value-type="string">
            <text:p>Flat cached</text:p>
          </table:table-cell>
          <table:table-cell office:value-type="float" office:value="0.2811" calcext:value-type="float">
            <text:p>0,2811</text:p>
          </table:table-cell>
          <table:table-cell office:value-type="float" office:value="0.2591" calcext:value-type="float">
            <text:p>0,2591</text:p>
          </table:table-cell>
          <table:table-cell office:value-type="float" office:value="0.2512" calcext:value-type="float">
            <text:p>0,2512</text:p>
          </table:table-cell>
          <table:table-cell office:value-type="float" office:value="0.2722" calcext:value-type="float">
            <text:p>0,2722</text:p>
          </table:table-cell>
          <table:table-cell office:value-type="float" office:value="0.3445" calcext:value-type="float">
            <text:p>0,3445</text:p>
          </table:table-cell>
          <table:table-cell office:value-type="float" office:value="0.4799" calcext:value-type="float">
            <text:p>0,4799</text:p>
          </table:table-cell>
          <table:table-cell office:value-type="float" office:value="0.6165" calcext:value-type="float">
            <text:p>0,6165</text:p>
          </table:table-cell>
          <table:table-cell office:value-type="float" office:value="1.3656" calcext:value-type="float">
            <text:p>1,3656</text:p>
          </table:table-cell>
          <table:table-cell office:value-type="float" office:value="2.7634" calcext:value-type="float">
            <text:p>2,7634</text:p>
          </table:table-cell>
          <table:table-cell office:value-type="float" office:value="6.5192" calcext:value-type="float">
            <text:p>6,519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5"/>
          <table:table-cell office:value-type="string" calcext:value-type="string">
            <text:p>Flat cold</text:p>
          </table:table-cell>
          <table:table-cell office:value-type="float" office:value="0.2625" calcext:value-type="float">
            <text:p>0,2625</text:p>
          </table:table-cell>
          <table:table-cell office:value-type="float" office:value="0.2622" calcext:value-type="float">
            <text:p>0,2622</text:p>
          </table:table-cell>
          <table:table-cell office:value-type="float" office:value="0.2499" calcext:value-type="float">
            <text:p>0,2499</text:p>
          </table:table-cell>
          <table:table-cell office:value-type="float" office:value="0.2786" calcext:value-type="float">
            <text:p>0,2786</text:p>
          </table:table-cell>
          <table:table-cell office:value-type="float" office:value="0.3714" calcext:value-type="float">
            <text:p>0,3714</text:p>
          </table:table-cell>
          <table:table-cell office:value-type="float" office:value="0.5273" calcext:value-type="float">
            <text:p>0,5273</text:p>
          </table:table-cell>
          <table:table-cell office:value-type="float" office:value="0.7676" calcext:value-type="float">
            <text:p>0,7676</text:p>
          </table:table-cell>
          <table:table-cell office:value-type="float" office:value="1.633" calcext:value-type="float">
            <text:p>1,633</text:p>
          </table:table-cell>
          <table:table-cell office:value-type="float" office:value="3.6106" calcext:value-type="float">
            <text:p>3,6106</text:p>
          </table:table-cell>
          <table:table-cell office:value-type="float" office:value="5.7543" calcext:value-type="float">
            <text:p>5,754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number-columns-repeated="15"/>
          <table:table-cell office:value-type="string" calcext:value-type="string">
            <text:p>Naive</text:p>
          </table:table-cell>
          <table:table-cell office:value-type="float" office:value="1.2164" calcext:value-type="float">
            <text:p>1,2164</text:p>
          </table:table-cell>
          <table:table-cell office:value-type="float" office:value="3.2743" calcext:value-type="float">
            <text:p>3,2743</text:p>
          </table:table-cell>
          <table:table-cell office:value-type="float" office:value="5.0315" calcext:value-type="float">
            <text:p>5,0315</text:p>
          </table:table-cell>
          <table:table-cell office:value-type="float" office:value="8.89" calcext:value-type="float">
            <text:p>8,89</text:p>
          </table:table-cell>
          <table:table-cell office:value-type="float" office:value="19.7176" calcext:value-type="float">
            <text:p>19,7176</text:p>
          </table:table-cell>
          <table:table-cell office:value-type="float" office:value="35.6046" calcext:value-type="float">
            <text:p>35,6046</text:p>
          </table:table-cell>
          <table:table-cell office:value-type="float" office:value="100.8875" calcext:value-type="float">
            <text:p>100,8875</text:p>
          </table:table-cell>
          <table:table-cell office:value-type="float" office:value="249.9427" calcext:value-type="float">
            <text:p>249,9427</text:p>
          </table:table-cell>
          <table:table-cell office:value-type="float" office:value="498.1433" calcext:value-type="float">
            <text:p>498,1433</text:p>
          </table:table-cell>
          <table:table-cell office:value-type="float" office:value="1043.1161" calcext:value-type="float">
            <text:p>1043,116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number-columns-repeated="15"/>
          <table:table-cell office:value-type="string" calcext:value-type="string">
            <text:p>Pooled</text:p>
          </table:table-cell>
          <table:table-cell office:value-type="float" office:value="1.1134" calcext:value-type="float">
            <text:p>1,1134</text:p>
          </table:table-cell>
          <table:table-cell office:value-type="float" office:value="2.8644" calcext:value-type="float">
            <text:p>2,8644</text:p>
          </table:table-cell>
          <table:table-cell office:value-type="float" office:value="4.8807" calcext:value-type="float">
            <text:p>4,8807</text:p>
          </table:table-cell>
          <table:table-cell office:value-type="float" office:value="8.9955" calcext:value-type="float">
            <text:p>8,9955</text:p>
          </table:table-cell>
          <table:table-cell office:value-type="float" office:value="20.1882" calcext:value-type="float">
            <text:p>20,1882</text:p>
          </table:table-cell>
          <table:table-cell office:value-type="float" office:value="50.1901" calcext:value-type="float">
            <text:p>50,1901</text:p>
          </table:table-cell>
          <table:table-cell office:value-type="float" office:value="114.7153" calcext:value-type="float">
            <text:p>114,7153</text:p>
          </table:table-cell>
          <table:table-cell office:value-type="float" office:value="253.4575" calcext:value-type="float">
            <text:p>253,4575</text:p>
          </table:table-cell>
          <table:table-cell office:value-type="float" office:value="468.7169" calcext:value-type="float">
            <text:p>468,7169</text:p>
          </table:table-cell>
          <table:table-cell office:value-type="float" office:value="966.4403" calcext:value-type="float">
            <text:p>966,4403</text:p>
          </table:table-cell>
          <table:table-cell table:number-columns-repeated="2"/>
        </table:table-row>
        <table:table-row table:style-name="ro2">
          <table:table-cell table:number-columns-repeated="31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ind count</text:p>
          </table:table-cell>
          <table:table-cell office:value-type="string" calcext:value-type="string">
            <text:p>Flat</text:p>
          </table:table-cell>
          <table:table-cell table:number-columns-repeated="14"/>
          <table:table-cell office:value-type="string" calcext:value-type="string">
            <text:p>Find count</text:p>
          </table:table-cell>
          <table:table-cell office:value-type="string" calcext:value-type="string">
            <text:p>Flat</text:p>
          </table:table-cell>
          <table:table-cell office:value-type="float" office:value="0.1626" calcext:value-type="float">
            <text:p>0,1626</text:p>
          </table:table-cell>
          <table:table-cell office:value-type="float" office:value="0.1641" calcext:value-type="float">
            <text:p>0,1641</text:p>
          </table:table-cell>
          <table:table-cell office:value-type="float" office:value="0.179" calcext:value-type="float">
            <text:p>0,179</text:p>
          </table:table-cell>
          <table:table-cell office:value-type="float" office:value="0.1705" calcext:value-type="float">
            <text:p>0,1705</text:p>
          </table:table-cell>
          <table:table-cell office:value-type="float" office:value="0.1636" calcext:value-type="float">
            <text:p>0,1636</text:p>
          </table:table-cell>
          <table:table-cell office:value-type="float" office:value="0.1664" calcext:value-type="float">
            <text:p>0,1664</text:p>
          </table:table-cell>
          <table:table-cell office:value-type="float" office:value="0.1662" calcext:value-type="float">
            <text:p>0,1662</text:p>
          </table:table-cell>
          <table:table-cell office:value-type="float" office:value="0.1668" calcext:value-type="float">
            <text:p>0,1668</text:p>
          </table:table-cell>
          <table:table-cell office:value-type="float" office:value="0.1648" calcext:value-type="float">
            <text:p>0,1648</text:p>
          </table:table-cell>
          <table:table-cell office:value-type="float" office:value="0.1641" calcext:value-type="float">
            <text:p>0,164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5"/>
          <table:table-cell office:value-type="string" calcext:value-type="string">
            <text:p>Flat cached</text:p>
          </table:table-cell>
          <table:table-cell office:value-type="float" office:value="0.1645" calcext:value-type="float">
            <text:p>0,1645</text:p>
          </table:table-cell>
          <table:table-cell office:value-type="float" office:value="0.1614" calcext:value-type="float">
            <text:p>0,1614</text:p>
          </table:table-cell>
          <table:table-cell office:value-type="float" office:value="0.1624" calcext:value-type="float">
            <text:p>0,1624</text:p>
          </table:table-cell>
          <table:table-cell office:value-type="float" office:value="0.1693" calcext:value-type="float">
            <text:p>0,1693</text:p>
          </table:table-cell>
          <table:table-cell office:value-type="float" office:value="0.1633" calcext:value-type="float">
            <text:p>0,1633</text:p>
          </table:table-cell>
          <table:table-cell office:value-type="float" office:value="0.1683" calcext:value-type="float">
            <text:p>0,1683</text:p>
          </table:table-cell>
          <table:table-cell office:value-type="float" office:value="0.1693" calcext:value-type="float">
            <text:p>0,1693</text:p>
          </table:table-cell>
          <table:table-cell office:value-type="float" office:value="0.1749" calcext:value-type="float">
            <text:p>0,1749</text:p>
          </table:table-cell>
          <table:table-cell office:value-type="float" office:value="0.1578" calcext:value-type="float">
            <text:p>0,1578</text:p>
          </table:table-cell>
          <table:table-cell office:value-type="float" office:value="0.168" calcext:value-type="float">
            <text:p>0,16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5"/>
          <table:table-cell office:value-type="string" calcext:value-type="string">
            <text:p>Flat cold</text:p>
          </table:table-cell>
          <table:table-cell office:value-type="float" office:value="0.1651" calcext:value-type="float">
            <text:p>0,1651</text:p>
          </table:table-cell>
          <table:table-cell office:value-type="float" office:value="0.1508" calcext:value-type="float">
            <text:p>0,1508</text:p>
          </table:table-cell>
          <table:table-cell office:value-type="float" office:value="0.1704" calcext:value-type="float">
            <text:p>0,1704</text:p>
          </table:table-cell>
          <table:table-cell office:value-type="float" office:value="0.1748" calcext:value-type="float">
            <text:p>0,1748</text:p>
          </table:table-cell>
          <table:table-cell office:value-type="float" office:value="0.1645" calcext:value-type="float">
            <text:p>0,1645</text:p>
          </table:table-cell>
          <table:table-cell office:value-type="float" office:value="0.1657" calcext:value-type="float">
            <text:p>0,1657</text:p>
          </table:table-cell>
          <table:table-cell office:value-type="float" office:value="0.1712" calcext:value-type="float">
            <text:p>0,1712</text:p>
          </table:table-cell>
          <table:table-cell office:value-type="float" office:value="0.1789" calcext:value-type="float">
            <text:p>0,1789</text:p>
          </table:table-cell>
          <table:table-cell office:value-type="float" office:value="0.1727" calcext:value-type="float">
            <text:p>0,1727</text:p>
          </table:table-cell>
          <table:table-cell office:value-type="float" office:value="0.1724" calcext:value-type="float">
            <text:p>0,172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number-columns-repeated="15"/>
          <table:table-cell office:value-type="string" calcext:value-type="string">
            <text:p>Naive</text:p>
          </table:table-cell>
          <table:table-cell office:value-type="float" office:value="1.1512" calcext:value-type="float">
            <text:p>1,1512</text:p>
          </table:table-cell>
          <table:table-cell office:value-type="float" office:value="3.1328" calcext:value-type="float">
            <text:p>3,1328</text:p>
          </table:table-cell>
          <table:table-cell office:value-type="float" office:value="4.7615" calcext:value-type="float">
            <text:p>4,7615</text:p>
          </table:table-cell>
          <table:table-cell office:value-type="float" office:value="8.7814" calcext:value-type="float">
            <text:p>8,7814</text:p>
          </table:table-cell>
          <table:table-cell office:value-type="float" office:value="18.6787" calcext:value-type="float">
            <text:p>18,6787</text:p>
          </table:table-cell>
          <table:table-cell office:value-type="float" office:value="35.3064" calcext:value-type="float">
            <text:p>35,3064</text:p>
          </table:table-cell>
          <table:table-cell office:value-type="float" office:value="97.6054" calcext:value-type="float">
            <text:p>97,6054</text:p>
          </table:table-cell>
          <table:table-cell office:value-type="float" office:value="240.8451" calcext:value-type="float">
            <text:p>240,8451</text:p>
          </table:table-cell>
          <table:table-cell office:value-type="float" office:value="477.3044" calcext:value-type="float">
            <text:p>477,3044</text:p>
          </table:table-cell>
          <table:table-cell office:value-type="float" office:value="996.3253" calcext:value-type="float">
            <text:p>996,325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number-columns-repeated="15"/>
          <table:table-cell office:value-type="string" calcext:value-type="string">
            <text:p>Pooled</text:p>
          </table:table-cell>
          <table:table-cell office:value-type="float" office:value="1.0929" calcext:value-type="float">
            <text:p>1,0929</text:p>
          </table:table-cell>
          <table:table-cell office:value-type="float" office:value="2.802" calcext:value-type="float">
            <text:p>2,802</text:p>
          </table:table-cell>
          <table:table-cell office:value-type="float" office:value="4.6039" calcext:value-type="float">
            <text:p>4,6039</text:p>
          </table:table-cell>
          <table:table-cell office:value-type="float" office:value="8.5446" calcext:value-type="float">
            <text:p>8,5446</text:p>
          </table:table-cell>
          <table:table-cell office:value-type="float" office:value="19.0577" calcext:value-type="float">
            <text:p>19,0577</text:p>
          </table:table-cell>
          <table:table-cell office:value-type="float" office:value="48.2071" calcext:value-type="float">
            <text:p>48,2071</text:p>
          </table:table-cell>
          <table:table-cell office:value-type="float" office:value="109.9066" calcext:value-type="float">
            <text:p>109,9066</text:p>
          </table:table-cell>
          <table:table-cell office:value-type="float" office:value="239.2709" calcext:value-type="float">
            <text:p>239,2709</text:p>
          </table:table-cell>
          <table:table-cell office:value-type="float" office:value="442.2402" calcext:value-type="float">
            <text:p>442,2402</text:p>
          </table:table-cell>
          <table:table-cell office:value-type="float" office:value="904.2318" calcext:value-type="float">
            <text:p>904,2318</text:p>
          </table:table-cell>
          <table:table-cell table:number-columns-repeated="2"/>
        </table:table-row>
        <table:table-row table:style-name="ro2">
          <table:table-cell table:number-columns-repeated="31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raveled depth average</text:p>
          </table:table-cell>
          <table:table-cell office:value-type="string" calcext:value-type="string">
            <text:p>Flat</text:p>
          </table:table-cell>
          <table:table-cell table:number-columns-repeated="14"/>
          <table:table-cell office:value-type="string" calcext:value-type="string">
            <text:p>Traveled depth average</text:p>
          </table:table-cell>
          <table:table-cell office:value-type="string" calcext:value-type="string">
            <text:p>Flat</text:p>
          </table:table-cell>
          <table:table-cell office:value-type="float" office:value="2.797" calcext:value-type="float">
            <text:p>2,797</text:p>
          </table:table-cell>
          <table:table-cell office:value-type="float" office:value="2.912" calcext:value-type="float">
            <text:p>2,912</text:p>
          </table:table-cell>
          <table:table-cell office:value-type="float" office:value="3.0433" calcext:value-type="float">
            <text:p>3,0433</text:p>
          </table:table-cell>
          <table:table-cell office:value-type="float" office:value="3.301" calcext:value-type="float">
            <text:p>3,301</text:p>
          </table:table-cell>
          <table:table-cell office:value-type="float" office:value="3.1407" calcext:value-type="float">
            <text:p>3,1407</text:p>
          </table:table-cell>
          <table:table-cell office:value-type="float" office:value="3.7542" calcext:value-type="float">
            <text:p>3,7542</text:p>
          </table:table-cell>
          <table:table-cell office:value-type="float" office:value="3.382" calcext:value-type="float">
            <text:p>3,382</text:p>
          </table:table-cell>
          <table:table-cell office:value-type="float" office:value="3.6086" calcext:value-type="float">
            <text:p>3,6086</text:p>
          </table:table-cell>
          <table:table-cell office:value-type="float" office:value="3.8885" calcext:value-type="float">
            <text:p>3,8885</text:p>
          </table:table-cell>
          <table:table-cell office:value-type="float" office:value="3.2613" calcext:value-type="float">
            <text:p>3,26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5"/>
          <table:table-cell office:value-type="string" calcext:value-type="string">
            <text:p>Flat cached</text:p>
          </table:table-cell>
          <table:table-cell office:value-type="float" office:value="2.797" calcext:value-type="float">
            <text:p>2,797</text:p>
          </table:table-cell>
          <table:table-cell office:value-type="float" office:value="2.912" calcext:value-type="float">
            <text:p>2,912</text:p>
          </table:table-cell>
          <table:table-cell office:value-type="float" office:value="3.0433" calcext:value-type="float">
            <text:p>3,0433</text:p>
          </table:table-cell>
          <table:table-cell office:value-type="float" office:value="3.301" calcext:value-type="float">
            <text:p>3,301</text:p>
          </table:table-cell>
          <table:table-cell office:value-type="float" office:value="3.1407" calcext:value-type="float">
            <text:p>3,1407</text:p>
          </table:table-cell>
          <table:table-cell office:value-type="float" office:value="3.7542" calcext:value-type="float">
            <text:p>3,7542</text:p>
          </table:table-cell>
          <table:table-cell office:value-type="float" office:value="3.382" calcext:value-type="float">
            <text:p>3,382</text:p>
          </table:table-cell>
          <table:table-cell office:value-type="float" office:value="3.6086" calcext:value-type="float">
            <text:p>3,6086</text:p>
          </table:table-cell>
          <table:table-cell office:value-type="float" office:value="3.8885" calcext:value-type="float">
            <text:p>3,8885</text:p>
          </table:table-cell>
          <table:table-cell office:value-type="float" office:value="3.2613" calcext:value-type="float">
            <text:p>3,26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5"/>
          <table:table-cell office:value-type="string" calcext:value-type="string">
            <text:p>Flat cold</text:p>
          </table:table-cell>
          <table:table-cell office:value-type="float" office:value="2.797" calcext:value-type="float">
            <text:p>2,797</text:p>
          </table:table-cell>
          <table:table-cell office:value-type="float" office:value="2.912" calcext:value-type="float">
            <text:p>2,912</text:p>
          </table:table-cell>
          <table:table-cell office:value-type="float" office:value="3.0433" calcext:value-type="float">
            <text:p>3,0433</text:p>
          </table:table-cell>
          <table:table-cell office:value-type="float" office:value="3.301" calcext:value-type="float">
            <text:p>3,301</text:p>
          </table:table-cell>
          <table:table-cell office:value-type="float" office:value="3.1407" calcext:value-type="float">
            <text:p>3,1407</text:p>
          </table:table-cell>
          <table:table-cell office:value-type="float" office:value="3.7542" calcext:value-type="float">
            <text:p>3,7542</text:p>
          </table:table-cell>
          <table:table-cell office:value-type="float" office:value="3.382" calcext:value-type="float">
            <text:p>3,382</text:p>
          </table:table-cell>
          <table:table-cell office:value-type="float" office:value="3.6086" calcext:value-type="float">
            <text:p>3,6086</text:p>
          </table:table-cell>
          <table:table-cell office:value-type="float" office:value="3.8885" calcext:value-type="float">
            <text:p>3,8885</text:p>
          </table:table-cell>
          <table:table-cell office:value-type="float" office:value="3.2613" calcext:value-type="float">
            <text:p>3,26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number-columns-repeated="15"/>
          <table:table-cell office:value-type="string" calcext:value-type="string">
            <text:p>Naive</text:p>
          </table:table-cell>
          <table:table-cell office:value-type="float" office:value="2.797" calcext:value-type="float">
            <text:p>2,797</text:p>
          </table:table-cell>
          <table:table-cell office:value-type="float" office:value="2.912" calcext:value-type="float">
            <text:p>2,912</text:p>
          </table:table-cell>
          <table:table-cell office:value-type="float" office:value="3.0433" calcext:value-type="float">
            <text:p>3,0433</text:p>
          </table:table-cell>
          <table:table-cell office:value-type="float" office:value="3.301" calcext:value-type="float">
            <text:p>3,301</text:p>
          </table:table-cell>
          <table:table-cell office:value-type="float" office:value="3.1407" calcext:value-type="float">
            <text:p>3,1407</text:p>
          </table:table-cell>
          <table:table-cell office:value-type="float" office:value="3.7542" calcext:value-type="float">
            <text:p>3,7542</text:p>
          </table:table-cell>
          <table:table-cell office:value-type="float" office:value="3.382" calcext:value-type="float">
            <text:p>3,382</text:p>
          </table:table-cell>
          <table:table-cell office:value-type="float" office:value="3.6086" calcext:value-type="float">
            <text:p>3,6086</text:p>
          </table:table-cell>
          <table:table-cell office:value-type="float" office:value="3.8885" calcext:value-type="float">
            <text:p>3,8885</text:p>
          </table:table-cell>
          <table:table-cell office:value-type="float" office:value="3.2613" calcext:value-type="float">
            <text:p>3,26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number-columns-repeated="15"/>
          <table:table-cell office:value-type="string" calcext:value-type="string">
            <text:p>Pooled</text:p>
          </table:table-cell>
          <table:table-cell office:value-type="float" office:value="2.797" calcext:value-type="float">
            <text:p>2,797</text:p>
          </table:table-cell>
          <table:table-cell office:value-type="float" office:value="2.912" calcext:value-type="float">
            <text:p>2,912</text:p>
          </table:table-cell>
          <table:table-cell office:value-type="float" office:value="3.0433" calcext:value-type="float">
            <text:p>3,0433</text:p>
          </table:table-cell>
          <table:table-cell office:value-type="float" office:value="3.301" calcext:value-type="float">
            <text:p>3,301</text:p>
          </table:table-cell>
          <table:table-cell office:value-type="float" office:value="3.1407" calcext:value-type="float">
            <text:p>3,1407</text:p>
          </table:table-cell>
          <table:table-cell office:value-type="float" office:value="3.7542" calcext:value-type="float">
            <text:p>3,7542</text:p>
          </table:table-cell>
          <table:table-cell office:value-type="float" office:value="3.382" calcext:value-type="float">
            <text:p>3,382</text:p>
          </table:table-cell>
          <table:table-cell office:value-type="float" office:value="3.6086" calcext:value-type="float">
            <text:p>3,6086</text:p>
          </table:table-cell>
          <table:table-cell office:value-type="float" office:value="3.8885" calcext:value-type="float">
            <text:p>3,8885</text:p>
          </table:table-cell>
          <table:table-cell office:value-type="float" office:value="3.2613" calcext:value-type="float">
            <text:p>3,2613</text:p>
          </table:table-cell>
          <table:table-cell table:number-columns-repeated="2"/>
        </table:table-row>
        <table:table-row table:style-name="ro2">
          <table:table-cell table:number-columns-repeated="31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ravel depth max</text:p>
          </table:table-cell>
          <table:table-cell office:value-type="string" calcext:value-type="string">
            <text:p>Flat</text:p>
          </table:table-cell>
          <table:table-cell table:number-columns-repeated="14"/>
          <table:table-cell office:value-type="string" calcext:value-type="string">
            <text:p>Travel depth max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5"/>
          <table:table-cell office:value-type="string" calcext:value-type="string">
            <text:p>Flat cache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5"/>
          <table:table-cell office:value-type="string" calcext:value-type="string">
            <text:p>Flat col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number-columns-repeated="15"/>
          <table:table-cell office:value-type="string" calcext:value-type="string">
            <text:p>Poole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 calcext:value-type="string">
            <text:p>Transforms</text:p>
          </table:table-cell>
          <table:table-cell table:number-columns-repeated="15"/>
          <table:table-cell office:value-type="string" calcext:value-type="string">
            <text:p>Transforms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2">
          <table:table-cell/>
          <table:table-cell office:value-type="string" calcext:value-type="string">
            <text:p>1st iteration</text:p>
          </table:table-cell>
          <table:table-cell office:value-type="string" calcext:value-type="string">
            <text:p>Flat</text:p>
          </table:table-cell>
          <table:table-cell table:number-columns-repeated="14"/>
          <table:table-cell office:value-type="string" calcext:value-type="string">
            <text:p>1st iteration</text:p>
          </table:table-cell>
          <table:table-cell office:value-type="string" calcext:value-type="string">
            <text:p>Flat</text:p>
          </table:table-cell>
          <table:table-cell office:value-type="float" office:value="0.6131" calcext:value-type="float">
            <text:p>0,6131</text:p>
          </table:table-cell>
          <table:table-cell office:value-type="float" office:value="0.6622" calcext:value-type="float">
            <text:p>0,6622</text:p>
          </table:table-cell>
          <table:table-cell office:value-type="float" office:value="0.9371" calcext:value-type="float">
            <text:p>0,9371</text:p>
          </table:table-cell>
          <table:table-cell office:value-type="float" office:value="1.3901" calcext:value-type="float">
            <text:p>1,3901</text:p>
          </table:table-cell>
          <table:table-cell office:value-type="float" office:value="2.4343" calcext:value-type="float">
            <text:p>2,4343</text:p>
          </table:table-cell>
          <table:table-cell office:value-type="float" office:value="5.5047" calcext:value-type="float">
            <text:p>5,5047</text:p>
          </table:table-cell>
          <table:table-cell office:value-type="float" office:value="10.5657" calcext:value-type="float">
            <text:p>10,5657</text:p>
          </table:table-cell>
          <table:table-cell office:value-type="float" office:value="15.7414" calcext:value-type="float">
            <text:p>15,7414</text:p>
          </table:table-cell>
          <table:table-cell office:value-type="float" office:value="21.2368" calcext:value-type="float">
            <text:p>21,2368</text:p>
          </table:table-cell>
          <table:table-cell office:value-type="float" office:value="26.3754" calcext:value-type="float">
            <text:p>26,3754</text:p>
          </table:table-cell>
          <table:table-cell office:value-type="float" office:value="31.4953" calcext:value-type="float">
            <text:p>31,4953</text:p>
          </table:table-cell>
          <table:table-cell office:value-type="float" office:value="35.9698" calcext:value-type="float">
            <text:p>35,969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number-columns-repeated="15"/>
          <table:table-cell office:value-type="string" calcext:value-type="string">
            <text:p>Pooled</text:p>
          </table:table-cell>
          <table:table-cell office:value-type="float" office:value="1.0755" calcext:value-type="float">
            <text:p>1,0755</text:p>
          </table:table-cell>
          <table:table-cell office:value-type="float" office:value="1.6266" calcext:value-type="float">
            <text:p>1,6266</text:p>
          </table:table-cell>
          <table:table-cell office:value-type="float" office:value="3.0099" calcext:value-type="float">
            <text:p>3,0099</text:p>
          </table:table-cell>
          <table:table-cell office:value-type="float" office:value="4.8376" calcext:value-type="float">
            <text:p>4,8376</text:p>
          </table:table-cell>
          <table:table-cell office:value-type="float" office:value="7.9979" calcext:value-type="float">
            <text:p>7,9979</text:p>
          </table:table-cell>
          <table:table-cell office:value-type="float" office:value="18.0159" calcext:value-type="float">
            <text:p>18,0159</text:p>
          </table:table-cell>
          <table:table-cell office:value-type="float" office:value="36.82" calcext:value-type="float">
            <text:p>36,82</text:p>
          </table:table-cell>
          <table:table-cell office:value-type="float" office:value="63.487" calcext:value-type="float">
            <text:p>63,487</text:p>
          </table:table-cell>
          <table:table-cell office:value-type="float" office:value="97.1606" calcext:value-type="float">
            <text:p>97,1606</text:p>
          </table:table-cell>
          <table:table-cell office:value-type="float" office:value="135.2777" calcext:value-type="float">
            <text:p>135,2777</text:p>
          </table:table-cell>
          <table:table-cell office:value-type="float" office:value="152.3192" calcext:value-type="float">
            <text:p>152,3192</text:p>
          </table:table-cell>
          <table:table-cell office:value-type="float" office:value="184.1745" calcext:value-type="float">
            <text:p>184,174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number-columns-repeated="15"/>
          <table:table-cell office:value-type="string" calcext:value-type="string">
            <text:p>Naive</text:p>
          </table:table-cell>
          <table:table-cell office:value-type="float" office:value="1.5633" calcext:value-type="float">
            <text:p>1,5633</text:p>
          </table:table-cell>
          <table:table-cell office:value-type="float" office:value="2.1032" calcext:value-type="float">
            <text:p>2,1032</text:p>
          </table:table-cell>
          <table:table-cell office:value-type="float" office:value="3.314" calcext:value-type="float">
            <text:p>3,314</text:p>
          </table:table-cell>
          <table:table-cell office:value-type="float" office:value="5.424" calcext:value-type="float">
            <text:p>5,424</text:p>
          </table:table-cell>
          <table:table-cell office:value-type="float" office:value="9.4998" calcext:value-type="float">
            <text:p>9,4998</text:p>
          </table:table-cell>
          <table:table-cell office:value-type="float" office:value="20.2283" calcext:value-type="float">
            <text:p>20,2283</text:p>
          </table:table-cell>
          <table:table-cell office:value-type="float" office:value="42.3992" calcext:value-type="float">
            <text:p>42,3992</text:p>
          </table:table-cell>
          <table:table-cell office:value-type="float" office:value="74.8067" calcext:value-type="float">
            <text:p>74,8067</text:p>
          </table:table-cell>
          <table:table-cell office:value-type="float" office:value="105.7311" calcext:value-type="float">
            <text:p>105,7311</text:p>
          </table:table-cell>
          <table:table-cell office:value-type="float" office:value="135.4576" calcext:value-type="float">
            <text:p>135,4576</text:p>
          </table:table-cell>
          <table:table-cell office:value-type="float" office:value="164.1602" calcext:value-type="float">
            <text:p>164,1602</text:p>
          </table:table-cell>
          <table:table-cell office:value-type="float" office:value="197.3187" calcext:value-type="float">
            <text:p>197,3187</text:p>
          </table:table-cell>
        </table:table-row>
        <table:table-row table:style-name="ro2">
          <table:table-cell/>
          <table:table-cell office:value-type="string" calcext:value-type="string">
            <text:p>10th iteration</text:p>
          </table:table-cell>
          <table:table-cell office:value-type="string" calcext:value-type="string">
            <text:p>Flat 10</text:p>
          </table:table-cell>
          <table:table-cell table:number-columns-repeated="14"/>
          <table:table-cell office:value-type="string" calcext:value-type="string">
            <text:p>10th iteration</text:p>
          </table:table-cell>
          <table:table-cell office:value-type="string" calcext:value-type="string">
            <text:p>Flat 10</text:p>
          </table:table-cell>
          <table:table-cell office:value-type="float" office:value="0.1015" calcext:value-type="float">
            <text:p>0,1015</text:p>
          </table:table-cell>
          <table:table-cell office:value-type="float" office:value="0.1973" calcext:value-type="float">
            <text:p>0,1973</text:p>
          </table:table-cell>
          <table:table-cell office:value-type="float" office:value="0.4907" calcext:value-type="float">
            <text:p>0,4907</text:p>
          </table:table-cell>
          <table:table-cell office:value-type="float" office:value="0.9739" calcext:value-type="float">
            <text:p>0,9739</text:p>
          </table:table-cell>
          <table:table-cell office:value-type="float" office:value="1.9403" calcext:value-type="float">
            <text:p>1,9403</text:p>
          </table:table-cell>
          <table:table-cell office:value-type="float" office:value="4.8709" calcext:value-type="float">
            <text:p>4,8709</text:p>
          </table:table-cell>
          <table:table-cell office:value-type="float" office:value="9.71" calcext:value-type="float">
            <text:p>9,71</text:p>
          </table:table-cell>
          <table:table-cell office:value-type="float" office:value="14.4424" calcext:value-type="float">
            <text:p>14,4424</text:p>
          </table:table-cell>
          <table:table-cell office:value-type="float" office:value="19.171" calcext:value-type="float">
            <text:p>19,171</text:p>
          </table:table-cell>
          <table:table-cell office:value-type="float" office:value="24.6082" calcext:value-type="float">
            <text:p>24,6082</text:p>
          </table:table-cell>
          <table:table-cell office:value-type="float" office:value="29.1735" calcext:value-type="float">
            <text:p>29,1735</text:p>
          </table:table-cell>
          <table:table-cell office:value-type="float" office:value="33.4727" calcext:value-type="float">
            <text:p>33,472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oled 10</text:p>
          </table:table-cell>
          <table:table-cell table:number-columns-repeated="15"/>
          <table:table-cell office:value-type="string" calcext:value-type="string">
            <text:p>Pooled 10</text:p>
          </table:table-cell>
          <table:table-cell office:value-type="float" office:value="0.1019" calcext:value-type="float">
            <text:p>0,1019</text:p>
          </table:table-cell>
          <table:table-cell office:value-type="float" office:value="0.2063" calcext:value-type="float">
            <text:p>0,2063</text:p>
          </table:table-cell>
          <table:table-cell office:value-type="float" office:value="0.4631" calcext:value-type="float">
            <text:p>0,4631</text:p>
          </table:table-cell>
          <table:table-cell office:value-type="float" office:value="0.9076" calcext:value-type="float">
            <text:p>0,9076</text:p>
          </table:table-cell>
          <table:table-cell office:value-type="float" office:value="1.9136" calcext:value-type="float">
            <text:p>1,9136</text:p>
          </table:table-cell>
          <table:table-cell office:value-type="float" office:value="5.298" calcext:value-type="float">
            <text:p>5,298</text:p>
          </table:table-cell>
          <table:table-cell office:value-type="float" office:value="12.2339" calcext:value-type="float">
            <text:p>12,2339</text:p>
          </table:table-cell>
          <table:table-cell office:value-type="float" office:value="20.3544" calcext:value-type="float">
            <text:p>20,3544</text:p>
          </table:table-cell>
          <table:table-cell office:value-type="float" office:value="29.0439" calcext:value-type="float">
            <text:p>29,0439</text:p>
          </table:table-cell>
          <table:table-cell office:value-type="float" office:value="37.8898" calcext:value-type="float">
            <text:p>37,8898</text:p>
          </table:table-cell>
          <table:table-cell office:value-type="float" office:value="47.8604" calcext:value-type="float">
            <text:p>47,8604</text:p>
          </table:table-cell>
          <table:table-cell office:value-type="float" office:value="58.2027" calcext:value-type="float">
            <text:p>58,202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aive 10</text:p>
          </table:table-cell>
          <table:table-cell table:number-columns-repeated="15"/>
          <table:table-cell office:value-type="string" calcext:value-type="string">
            <text:p>Naive 10</text:p>
          </table:table-cell>
          <table:table-cell office:value-type="float" office:value="0.109" calcext:value-type="float">
            <text:p>0,109</text:p>
          </table:table-cell>
          <table:table-cell office:value-type="float" office:value="0.2008" calcext:value-type="float">
            <text:p>0,2008</text:p>
          </table:table-cell>
          <table:table-cell office:value-type="float" office:value="0.4881" calcext:value-type="float">
            <text:p>0,4881</text:p>
          </table:table-cell>
          <table:table-cell office:value-type="float" office:value="0.9468" calcext:value-type="float">
            <text:p>0,9468</text:p>
          </table:table-cell>
          <table:table-cell office:value-type="float" office:value="1.9213" calcext:value-type="float">
            <text:p>1,9213</text:p>
          </table:table-cell>
          <table:table-cell office:value-type="float" office:value="5.5423" calcext:value-type="float">
            <text:p>5,5423</text:p>
          </table:table-cell>
          <table:table-cell office:value-type="float" office:value="12.8851" calcext:value-type="float">
            <text:p>12,8851</text:p>
          </table:table-cell>
          <table:table-cell office:value-type="float" office:value="22.0323" calcext:value-type="float">
            <text:p>22,0323</text:p>
          </table:table-cell>
          <table:table-cell office:value-type="float" office:value="30.8886" calcext:value-type="float">
            <text:p>30,8886</text:p>
          </table:table-cell>
          <table:table-cell office:value-type="float" office:value="41.7452" calcext:value-type="float">
            <text:p>41,7452</text:p>
          </table:table-cell>
          <table:table-cell office:value-type="float" office:value="54.3868" calcext:value-type="float">
            <text:p>54,3868</text:p>
          </table:table-cell>
          <table:table-cell office:value-type="float" office:value="65.0315" calcext:value-type="float">
            <text:p>65,03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i" fo:country="FI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name-asian="Segoe UI" style:font-size-asian="24pt" style:language-asian="ja" style:country-asian="JP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.00.0000</text:date>, <text:time style:data-style-name="N2" text:time-value="08:36:47.4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23:15:00.821000000</meta:creation-date>
    <dc:date>2016-07-29T08:37:44.671000000</dc:date>
    <meta:editing-duration>P1DT6H17M54S</meta:editing-duration>
    <meta:editing-cycles>19</meta:editing-cycles>
    <meta:generator>LibreOffice/5.0.6.3$Windows_x86 LibreOffice_project/490fc03b25318460cfc54456516ea2519c11d1aa</meta:generator>
    <meta:document-statistic meta:table-count="6" meta:cell-count="6219" meta:object-count="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22cm" svg:y="0.316cm" chart:style-name="ch2">
          <text:p>Whole array transform mutliplication pass</text:p>
        </chart:title>
        <chart:legend chart:legend-position="end" svg:x="13.121cm" svg:y="2.956cm" style:legend-expansion="high" chart:style-name="ch3"/>
        <chart:plot-area chart:style-name="ch4" table:cell-range-address="RaatoPC.D69:RaatoPC.O75 RaatoPC.C70:RaatoPC.C75" chart:data-source-has-labels="both" svg:x="1.331cm" svg:y="1.275cm" svg:width="11.47cm" svg:height="6.564cm">
          <chartooo:coordinate-region svg:x="2.138cm" svg:y="1.474cm" svg:width="10.291cm" svg:height="5.718cm"/>
          <chart:axis chart:dimension="x" chart:name="primary-x" chart:style-name="ch5" chartooo:axis-type="auto">
            <chartooo:date-scale/>
            <chart:title svg:x="6.175cm" svg:y="8.019cm" chart:style-name="ch6">
              <text:p>Node count</text:p>
            </chart:title>
            <chart:categories table:cell-range-address="RaatoPC.D69:RaatoPC.O69"/>
          </chart:axis>
          <chart:axis chart:dimension="y" chart:name="primary-y" chart:style-name="ch5">
            <chart:title svg:x="0.451cm" svg:y="5.567cm" chart:style-name="ch7">
              <text:p>Duration (µs)</text:p>
            </chart:title>
            <chart:grid chart:style-name="ch8" chart:class="major"/>
          </chart:axis>
          <chart:series chart:style-name="ch9" chart:values-cell-range-address="RaatoPC.D70:RaatoPC.O70" chart:label-cell-address="RaatoPC.C70:RaatoPC.C70" chart:class="chart:line">
            <chart:data-point chart:repeated="12"/>
          </chart:series>
          <chart:series chart:style-name="ch10" chart:values-cell-range-address="RaatoPC.D71:RaatoPC.O71" chart:label-cell-address="RaatoPC.C71:RaatoPC.C71" chart:class="chart:line">
            <chart:data-point chart:repeated="12"/>
          </chart:series>
          <chart:series chart:style-name="ch11" chart:values-cell-range-address="RaatoPC.D72:RaatoPC.O72" chart:label-cell-address="RaatoPC.C72:RaatoPC.C72" chart:class="chart:line">
            <chart:data-point chart:repeated="12"/>
          </chart:series>
          <chart:series chart:style-name="ch12" chart:values-cell-range-address="RaatoPC.D73:RaatoPC.O73" chart:label-cell-address="RaatoPC.C73:RaatoPC.C73" chart:class="chart:line">
            <chart:data-point chart:repeated="12"/>
          </chart:series>
          <chart:series chart:style-name="ch13" chart:values-cell-range-address="RaatoPC.D74:RaatoPC.O74" chart:label-cell-address="RaatoPC.C74:RaatoPC.C74" chart:class="chart:line">
            <chart:data-point chart:repeated="12"/>
          </chart:series>
          <chart:series chart:style-name="ch14" chart:values-cell-range-address="RaatoPC.D75:RaatoPC.O75" chart:label-cell-address="RaatoPC.C75:RaatoPC.C75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69:RaatoPC.O6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70:RaatoPC.C70</svg:desc>
                </draw:g>
              </table:table-cell>
              <table:table-cell office:value-type="float" office:value="0.7667">
                <text:p>0.7667</text:p>
                <draw:g>
                  <svg:desc>RaatoPC.D70:RaatoPC.O70</svg:desc>
                </draw:g>
              </table:table-cell>
              <table:table-cell office:value-type="float" office:value="0.8549">
                <text:p>0.8549</text:p>
              </table:table-cell>
              <table:table-cell office:value-type="float" office:value="1.222">
                <text:p>1.222</text:p>
              </table:table-cell>
              <table:table-cell office:value-type="float" office:value="1.7734">
                <text:p>1.7734</text:p>
              </table:table-cell>
              <table:table-cell office:value-type="float" office:value="2.8842">
                <text:p>2.8842</text:p>
              </table:table-cell>
              <table:table-cell office:value-type="float" office:value="6.479">
                <text:p>6.479</text:p>
              </table:table-cell>
              <table:table-cell office:value-type="float" office:value="12.3902">
                <text:p>12.3902</text:p>
              </table:table-cell>
              <table:table-cell office:value-type="float" office:value="18.4628">
                <text:p>18.4628</text:p>
              </table:table-cell>
              <table:table-cell office:value-type="float" office:value="25.9782">
                <text:p>25.9782</text:p>
              </table:table-cell>
              <table:table-cell office:value-type="float" office:value="29.9996">
                <text:p>29.9996</text:p>
              </table:table-cell>
              <table:table-cell office:value-type="float" office:value="35.7464">
                <text:p>35.7464</text:p>
              </table:table-cell>
              <table:table-cell office:value-type="float" office:value="41.4186">
                <text:p>41.4186</text:p>
              </table:table-cell>
            </table:table-row>
            <table:table-row>
              <table:table-cell office:value-type="string">
                <text:p>Pooled</text:p>
                <draw:g>
                  <svg:desc>RaatoPC.C71:RaatoPC.C71</svg:desc>
                </draw:g>
              </table:table-cell>
              <table:table-cell office:value-type="float" office:value="1.3951">
                <text:p>1.3951</text:p>
                <draw:g>
                  <svg:desc>RaatoPC.D71:RaatoPC.O71</svg:desc>
                </draw:g>
              </table:table-cell>
              <table:table-cell office:value-type="float" office:value="1.7951">
                <text:p>1.7951</text:p>
              </table:table-cell>
              <table:table-cell office:value-type="float" office:value="3.1483">
                <text:p>3.1483</text:p>
              </table:table-cell>
              <table:table-cell office:value-type="float" office:value="5.5047">
                <text:p>5.5047</text:p>
              </table:table-cell>
              <table:table-cell office:value-type="float" office:value="9.7232">
                <text:p>9.7232</text:p>
              </table:table-cell>
              <table:table-cell office:value-type="float" office:value="21.2027">
                <text:p>21.2027</text:p>
              </table:table-cell>
              <table:table-cell office:value-type="float" office:value="40.8104">
                <text:p>40.8104</text:p>
              </table:table-cell>
              <table:table-cell office:value-type="float" office:value="63.2543">
                <text:p>63.2543</text:p>
              </table:table-cell>
              <table:table-cell office:value-type="float" office:value="93.977">
                <text:p>93.977</text:p>
              </table:table-cell>
              <table:table-cell office:value-type="float" office:value="122.7975">
                <text:p>122.7975</text:p>
              </table:table-cell>
              <table:table-cell office:value-type="float" office:value="148.0371">
                <text:p>148.0371</text:p>
              </table:table-cell>
              <table:table-cell office:value-type="float" office:value="175.1448">
                <text:p>175.1448</text:p>
              </table:table-cell>
            </table:table-row>
            <table:table-row>
              <table:table-cell office:value-type="string">
                <text:p>Naive</text:p>
                <draw:g>
                  <svg:desc>RaatoPC.C72:RaatoPC.C72</svg:desc>
                </draw:g>
              </table:table-cell>
              <table:table-cell office:value-type="float" office:value="1.711">
                <text:p>1.711</text:p>
                <draw:g>
                  <svg:desc>RaatoPC.D72:RaatoPC.O72</svg:desc>
                </draw:g>
              </table:table-cell>
              <table:table-cell office:value-type="float" office:value="2.227">
                <text:p>2.227</text:p>
              </table:table-cell>
              <table:table-cell office:value-type="float" office:value="3.4902">
                <text:p>3.4902</text:p>
              </table:table-cell>
              <table:table-cell office:value-type="float" office:value="5.8957">
                <text:p>5.8957</text:p>
              </table:table-cell>
              <table:table-cell office:value-type="float" office:value="9.9807">
                <text:p>9.9807</text:p>
              </table:table-cell>
              <table:table-cell office:value-type="float" office:value="23.2476">
                <text:p>23.2476</text:p>
              </table:table-cell>
              <table:table-cell office:value-type="float" office:value="45.8528">
                <text:p>45.8528</text:p>
              </table:table-cell>
              <table:table-cell office:value-type="float" office:value="80.9661">
                <text:p>80.9661</text:p>
              </table:table-cell>
              <table:table-cell office:value-type="float" office:value="107.6301">
                <text:p>107.6301</text:p>
              </table:table-cell>
              <table:table-cell office:value-type="float" office:value="134.1668">
                <text:p>134.1668</text:p>
              </table:table-cell>
              <table:table-cell office:value-type="float" office:value="164.0796">
                <text:p>164.0796</text:p>
              </table:table-cell>
              <table:table-cell office:value-type="float" office:value="195.3576">
                <text:p>195.3576</text:p>
              </table:table-cell>
            </table:table-row>
            <table:table-row>
              <table:table-cell office:value-type="string">
                <text:p>Flat 10</text:p>
                <draw:g>
                  <svg:desc>RaatoPC.C73:RaatoPC.C73</svg:desc>
                </draw:g>
              </table:table-cell>
              <table:table-cell office:value-type="float" office:value="0.1093">
                <text:p>0.1093</text:p>
                <draw:g>
                  <svg:desc>RaatoPC.D73:RaatoPC.O73</svg:desc>
                </draw:g>
              </table:table-cell>
              <table:table-cell office:value-type="float" office:value="0.227">
                <text:p>0.227</text:p>
              </table:table-cell>
              <table:table-cell office:value-type="float" office:value="0.5809">
                <text:p>0.5809</text:p>
              </table:table-cell>
              <table:table-cell office:value-type="float" office:value="1.0987">
                <text:p>1.0987</text:p>
              </table:table-cell>
              <table:table-cell office:value-type="float" office:value="2.2718">
                <text:p>2.2718</text:p>
              </table:table-cell>
              <table:table-cell office:value-type="float" office:value="5.5353">
                <text:p>5.5353</text:p>
              </table:table-cell>
              <table:table-cell office:value-type="float" office:value="11.2181">
                <text:p>11.2181</text:p>
              </table:table-cell>
              <table:table-cell office:value-type="float" office:value="16.8496">
                <text:p>16.8496</text:p>
              </table:table-cell>
              <table:table-cell office:value-type="float" office:value="22.6463">
                <text:p>22.6463</text:p>
              </table:table-cell>
              <table:table-cell office:value-type="float" office:value="27.9059">
                <text:p>27.9059</text:p>
              </table:table-cell>
              <table:table-cell office:value-type="float" office:value="34.2469">
                <text:p>34.2469</text:p>
              </table:table-cell>
              <table:table-cell office:value-type="float" office:value="38.9773">
                <text:p>38.9773</text:p>
              </table:table-cell>
            </table:table-row>
            <table:table-row>
              <table:table-cell office:value-type="string">
                <text:p>Pooled 10</text:p>
                <draw:g>
                  <svg:desc>RaatoPC.C74:RaatoPC.C74</svg:desc>
                </draw:g>
              </table:table-cell>
              <table:table-cell office:value-type="float" office:value="0.1128">
                <text:p>0.1128</text:p>
                <draw:g>
                  <svg:desc>RaatoPC.D74:RaatoPC.O74</svg:desc>
                </draw:g>
              </table:table-cell>
              <table:table-cell office:value-type="float" office:value="0.2169">
                <text:p>0.2169</text:p>
              </table:table-cell>
              <table:table-cell office:value-type="float" office:value="0.473">
                <text:p>0.473</text:p>
              </table:table-cell>
              <table:table-cell office:value-type="float" office:value="0.9606">
                <text:p>0.9606</text:p>
              </table:table-cell>
              <table:table-cell office:value-type="float" office:value="1.9211">
                <text:p>1.9211</text:p>
              </table:table-cell>
              <table:table-cell office:value-type="float" office:value="5.4112">
                <text:p>5.4112</text:p>
              </table:table-cell>
              <table:table-cell office:value-type="float" office:value="12.9798">
                <text:p>12.9798</text:p>
              </table:table-cell>
              <table:table-cell office:value-type="float" office:value="22.063">
                <text:p>22.063</text:p>
              </table:table-cell>
              <table:table-cell office:value-type="float" office:value="31.8614">
                <text:p>31.8614</text:p>
              </table:table-cell>
              <table:table-cell office:value-type="float" office:value="42.5512">
                <text:p>42.5512</text:p>
              </table:table-cell>
              <table:table-cell office:value-type="float" office:value="53.3465">
                <text:p>53.3465</text:p>
              </table:table-cell>
              <table:table-cell office:value-type="float" office:value="64.6972">
                <text:p>64.6972</text:p>
              </table:table-cell>
            </table:table-row>
            <table:table-row>
              <table:table-cell office:value-type="string">
                <text:p>Naive 10</text:p>
                <draw:g>
                  <svg:desc>RaatoPC.C75:RaatoPC.C75</svg:desc>
                </draw:g>
              </table:table-cell>
              <table:table-cell office:value-type="float" office:value="0.1066">
                <text:p>0.1066</text:p>
                <draw:g>
                  <svg:desc>RaatoPC.D75:RaatoPC.O75</svg:desc>
                </draw:g>
              </table:table-cell>
              <table:table-cell office:value-type="float" office:value="0.1932">
                <text:p>0.1932</text:p>
              </table:table-cell>
              <table:table-cell office:value-type="float" office:value="0.4677">
                <text:p>0.4677</text:p>
              </table:table-cell>
              <table:table-cell office:value-type="float" office:value="0.9288">
                <text:p>0.9288</text:p>
              </table:table-cell>
              <table:table-cell office:value-type="float" office:value="1.8579">
                <text:p>1.8579</text:p>
              </table:table-cell>
              <table:table-cell office:value-type="float" office:value="5.5156">
                <text:p>5.5156</text:p>
              </table:table-cell>
              <table:table-cell office:value-type="float" office:value="12.7222">
                <text:p>12.7222</text:p>
              </table:table-cell>
              <table:table-cell office:value-type="float" office:value="21.5413">
                <text:p>21.5413</text:p>
              </table:table-cell>
              <table:table-cell office:value-type="float" office:value="31.1485">
                <text:p>31.1485</text:p>
              </table:table-cell>
              <table:table-cell office:value-type="float" office:value="42.3767">
                <text:p>42.3767</text:p>
              </table:table-cell>
              <table:table-cell office:value-type="float" office:value="53.3201">
                <text:p>53.3201</text:p>
              </table:table-cell>
              <table:table-cell office:value-type="float" office:value="65.4675">
                <text:p>65.46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Find count</text:p>
        </chart:title>
        <chart:legend chart:legend-position="end" svg:x="12.857cm" svg:y="3.205cm" style:legend-expansion="high" chart:style-name="ch3"/>
        <chart:plot-area chart:style-name="ch4" table:cell-range-address="RaatoPC.D47:RaatoPC.M52 RaatoPC.C48:RaatoPC.C52" chart:data-source-has-labels="both" svg:x="0.32cm" svg:y="1.275cm" svg:width="12.217cm" svg:height="7.545cm">
          <chartooo:coordinate-region svg:x="1.127cm" svg:y="1.474cm" svg:width="10.76cm" svg:height="6.699cm"/>
          <chart:axis chart:dimension="x" chart:name="primary-x" chart:style-name="ch5" chartooo:axis-type="auto">
            <chartooo:date-scale/>
            <chart:categories table:cell-range-address="RaatoPC.D47:RaatoPC.M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48:RaatoPC.M48" chart:label-cell-address="RaatoPC.C48:RaatoPC.C48" chart:class="chart:line">
            <chart:data-point chart:repeated="10"/>
          </chart:series>
          <chart:series chart:style-name="ch8" chart:values-cell-range-address="RaatoPC.D49:RaatoPC.M49" chart:label-cell-address="RaatoPC.C49:RaatoPC.C49" chart:class="chart:line">
            <chart:data-point chart:repeated="10"/>
          </chart:series>
          <chart:series chart:style-name="ch9" chart:values-cell-range-address="RaatoPC.D50:RaatoPC.M50" chart:label-cell-address="RaatoPC.C50:RaatoPC.C50" chart:class="chart:line">
            <chart:data-point chart:repeated="10"/>
          </chart:series>
          <chart:series chart:style-name="ch10" chart:values-cell-range-address="RaatoPC.D51:RaatoPC.M51" chart:label-cell-address="RaatoPC.C51:RaatoPC.C51" chart:class="chart:line">
            <chart:data-point chart:repeated="10"/>
          </chart:series>
          <chart:series chart:style-name="ch11" chart:values-cell-range-address="RaatoPC.D52:RaatoPC.M52" chart:label-cell-address="RaatoPC.C52:RaatoPC.C5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47:RaatoPC.M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48:RaatoPC.C48</svg:desc>
                </draw:g>
              </table:table-cell>
              <table:table-cell office:value-type="float" office:value="0.6256">
                <text:p>0.6256</text:p>
                <draw:g>
                  <svg:desc>RaatoPC.D48:RaatoPC.M48</svg:desc>
                </draw:g>
              </table:table-cell>
              <table:table-cell office:value-type="float" office:value="0.7077">
                <text:p>0.7077</text:p>
              </table:table-cell>
              <table:table-cell office:value-type="float" office:value="0.8312">
                <text:p>0.8312</text:p>
              </table:table-cell>
              <table:table-cell office:value-type="float" office:value="0.814">
                <text:p>0.814</text:p>
              </table:table-cell>
              <table:table-cell office:value-type="float" office:value="0.7549">
                <text:p>0.7549</text:p>
              </table:table-cell>
              <table:table-cell office:value-type="float" office:value="0.8227">
                <text:p>0.8227</text:p>
              </table:table-cell>
              <table:table-cell office:value-type="float" office:value="0.8117">
                <text:p>0.8117</text:p>
              </table:table-cell>
              <table:table-cell office:value-type="float" office:value="0.8448">
                <text:p>0.8448</text:p>
              </table:table-cell>
              <table:table-cell office:value-type="float" office:value="0.8314">
                <text:p>0.8314</text:p>
              </table:table-cell>
              <table:table-cell office:value-type="float" office:value="0.8447">
                <text:p>0.8447</text:p>
              </table:table-cell>
            </table:table-row>
            <table:table-row>
              <table:table-cell office:value-type="string">
                <text:p>Flat cached</text:p>
                <draw:g>
                  <svg:desc>RaatoPC.C49:RaatoPC.C49</svg:desc>
                </draw:g>
              </table:table-cell>
              <table:table-cell office:value-type="float" office:value="0.3755">
                <text:p>0.3755</text:p>
                <draw:g>
                  <svg:desc>RaatoPC.D49:RaatoPC.M49</svg:desc>
                </draw:g>
              </table:table-cell>
              <table:table-cell office:value-type="float" office:value="0.6314">
                <text:p>0.6314</text:p>
              </table:table-cell>
              <table:table-cell office:value-type="float" office:value="0.7793">
                <text:p>0.7793</text:p>
              </table:table-cell>
              <table:table-cell office:value-type="float" office:value="0.8323">
                <text:p>0.8323</text:p>
              </table:table-cell>
              <table:table-cell office:value-type="float" office:value="0.8325">
                <text:p>0.8325</text:p>
              </table:table-cell>
              <table:table-cell office:value-type="float" office:value="0.7423">
                <text:p>0.7423</text:p>
              </table:table-cell>
              <table:table-cell office:value-type="float" office:value="0.7886">
                <text:p>0.7886</text:p>
              </table:table-cell>
              <table:table-cell office:value-type="float" office:value="0.789">
                <text:p>0.789</text:p>
              </table:table-cell>
              <table:table-cell office:value-type="float" office:value="0.774">
                <text:p>0.774</text:p>
              </table:table-cell>
              <table:table-cell office:value-type="float" office:value="0.8304">
                <text:p>0.8304</text:p>
              </table:table-cell>
            </table:table-row>
            <table:table-row>
              <table:table-cell office:value-type="string">
                <text:p>Flat cold</text:p>
                <draw:g>
                  <svg:desc>RaatoPC.C50:RaatoPC.C50</svg:desc>
                </draw:g>
              </table:table-cell>
              <table:table-cell office:value-type="float" office:value="0.359">
                <text:p>0.359</text:p>
                <draw:g>
                  <svg:desc>RaatoPC.D50:RaatoPC.M50</svg:desc>
                </draw:g>
              </table:table-cell>
              <table:table-cell office:value-type="float" office:value="0.6277">
                <text:p>0.6277</text:p>
              </table:table-cell>
              <table:table-cell office:value-type="float" office:value="0.7191">
                <text:p>0.7191</text:p>
              </table:table-cell>
              <table:table-cell office:value-type="float" office:value="0.8192">
                <text:p>0.8192</text:p>
              </table:table-cell>
              <table:table-cell office:value-type="float" office:value="0.7811">
                <text:p>0.7811</text:p>
              </table:table-cell>
              <table:table-cell office:value-type="float" office:value="0.7308">
                <text:p>0.7308</text:p>
              </table:table-cell>
              <table:table-cell office:value-type="float" office:value="0.6768">
                <text:p>0.6768</text:p>
              </table:table-cell>
              <table:table-cell office:value-type="float" office:value="0.6565">
                <text:p>0.6565</text:p>
              </table:table-cell>
              <table:table-cell office:value-type="float" office:value="0.6527">
                <text:p>0.6527</text:p>
              </table:table-cell>
              <table:table-cell office:value-type="float" office:value="0.6412">
                <text:p>0.6412</text:p>
              </table:table-cell>
            </table:table-row>
            <table:table-row>
              <table:table-cell office:value-type="string">
                <text:p>Naive</text:p>
                <draw:g>
                  <svg:desc>RaatoPC.C51:RaatoPC.C51</svg:desc>
                </draw:g>
              </table:table-cell>
              <table:table-cell office:value-type="float" office:value="1.1531">
                <text:p>1.1531</text:p>
                <draw:g>
                  <svg:desc>RaatoPC.D51:RaatoPC.M51</svg:desc>
                </draw:g>
              </table:table-cell>
              <table:table-cell office:value-type="float" office:value="3.0918">
                <text:p>3.0918</text:p>
              </table:table-cell>
              <table:table-cell office:value-type="float" office:value="4.9624">
                <text:p>4.9624</text:p>
              </table:table-cell>
              <table:table-cell office:value-type="float" office:value="8.2996">
                <text:p>8.2996</text:p>
              </table:table-cell>
              <table:table-cell office:value-type="float" office:value="17.5206">
                <text:p>17.5206</text:p>
              </table:table-cell>
              <table:table-cell office:value-type="float" office:value="32.9741">
                <text:p>32.9741</text:p>
              </table:table-cell>
              <table:table-cell office:value-type="float" office:value="89.7885">
                <text:p>89.7885</text:p>
              </table:table-cell>
              <table:table-cell office:value-type="float" office:value="241.2765">
                <text:p>241.2765</text:p>
              </table:table-cell>
              <table:table-cell office:value-type="float" office:value="471.3921">
                <text:p>471.3921</text:p>
              </table:table-cell>
              <table:table-cell office:value-type="float" office:value="966.5304">
                <text:p>966.5304</text:p>
              </table:table-cell>
            </table:table-row>
            <table:table-row>
              <table:table-cell office:value-type="string">
                <text:p>Pooled</text:p>
                <draw:g>
                  <svg:desc>RaatoPC.C52:RaatoPC.C52</svg:desc>
                </draw:g>
              </table:table-cell>
              <table:table-cell office:value-type="float" office:value="1.2406">
                <text:p>1.2406</text:p>
                <draw:g>
                  <svg:desc>RaatoPC.D52:RaatoPC.M52</svg:desc>
                </draw:g>
              </table:table-cell>
              <table:table-cell office:value-type="float" office:value="3.698">
                <text:p>3.698</text:p>
              </table:table-cell>
              <table:table-cell office:value-type="float" office:value="6.2212">
                <text:p>6.2212</text:p>
              </table:table-cell>
              <table:table-cell office:value-type="float" office:value="10.7629">
                <text:p>10.7629</text:p>
              </table:table-cell>
              <table:table-cell office:value-type="float" office:value="23.0897">
                <text:p>23.0897</text:p>
              </table:table-cell>
              <table:table-cell office:value-type="float" office:value="49.4875">
                <text:p>49.4875</text:p>
              </table:table-cell>
              <table:table-cell office:value-type="float" office:value="103.3284">
                <text:p>103.3284</text:p>
              </table:table-cell>
              <table:table-cell office:value-type="float" office:value="255.102">
                <text:p>255.102</text:p>
              </table:table-cell>
              <table:table-cell office:value-type="float" office:value="479.1725">
                <text:p>479.1725</text:p>
              </table:table-cell>
              <table:table-cell office:value-type="float" office:value="920.7059">
                <text:p>920.705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454cm" style:legend-expansion="high" chart:style-name="ch3"/>
        <chart:plot-area chart:style-name="ch4" table:cell-range-address="RaatoPC.D109:RaatoPC.M113 RaatoPC.C110:RaatoPC.C113" chart:data-source-has-labels="both" svg:x="0.32cm" svg:y="1.275cm" svg:width="12.217cm" svg:height="7.545cm">
          <chartooo:coordinate-region svg:x="0.756cm" svg:y="1.474cm" svg:width="11.131cm" svg:height="6.699cm"/>
          <chart:axis chart:dimension="x" chart:name="primary-x" chart:style-name="ch5" chartooo:axis-type="auto">
            <chartooo:date-scale/>
            <chart:categories table:cell-range-address="RaatoPC.D109:RaatoPC.M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10:RaatoPC.M110" chart:label-cell-address="RaatoPC.C110:RaatoPC.C110" chart:class="chart:line">
            <chart:data-point chart:repeated="10"/>
          </chart:series>
          <chart:series chart:style-name="ch8" chart:values-cell-range-address="RaatoPC.D111:RaatoPC.M111" chart:label-cell-address="RaatoPC.C111:RaatoPC.C111" chart:class="chart:line">
            <chart:data-point chart:repeated="10"/>
          </chart:series>
          <chart:series chart:style-name="ch9" chart:values-cell-range-address="RaatoPC.D112:RaatoPC.M112" chart:label-cell-address="RaatoPC.C112:RaatoPC.C112" chart:class="chart:line">
            <chart:data-point chart:repeated="10"/>
          </chart:series>
          <chart:series chart:style-name="ch10" chart:values-cell-range-address="RaatoPC.D113:RaatoPC.M113" chart:label-cell-address="RaatoPC.C113:RaatoPC.C1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09:RaatoPC.M10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10:RaatoPC.C110</svg:desc>
                </draw:g>
              </table:table-cell>
              <table:table-cell office:value-type="float" office:value="1.7804">
                <text:p>1.7804</text:p>
                <draw:g>
                  <svg:desc>RaatoPC.D110:RaatoPC.M110</svg:desc>
                </draw:g>
              </table:table-cell>
              <table:table-cell office:value-type="float" office:value="1.8519">
                <text:p>1.8519</text:p>
              </table:table-cell>
              <table:table-cell office:value-type="float" office:value="1.9984">
                <text:p>1.9984</text:p>
              </table:table-cell>
              <table:table-cell office:value-type="float" office:value="2.0828">
                <text:p>2.0828</text:p>
              </table:table-cell>
              <table:table-cell office:value-type="float" office:value="2.2731">
                <text:p>2.2731</text:p>
              </table:table-cell>
              <table:table-cell office:value-type="float" office:value="2.6095">
                <text:p>2.6095</text:p>
              </table:table-cell>
              <table:table-cell office:value-type="float" office:value="3.2689">
                <text:p>3.2689</text:p>
              </table:table-cell>
              <table:table-cell office:value-type="float" office:value="4.3808">
                <text:p>4.3808</text:p>
              </table:table-cell>
              <table:table-cell office:value-type="float" office:value="6.1203">
                <text:p>6.1203</text:p>
              </table:table-cell>
              <table:table-cell office:value-type="float" office:value="9.2306">
                <text:p>9.2306</text:p>
              </table:table-cell>
            </table:table-row>
            <table:table-row>
              <table:table-cell office:value-type="string">
                <text:p>Flat cached</text:p>
                <draw:g>
                  <svg:desc>RaatoPC.C111:RaatoPC.C111</svg:desc>
                </draw:g>
              </table:table-cell>
              <table:table-cell office:value-type="float" office:value="1.8792">
                <text:p>1.8792</text:p>
                <draw:g>
                  <svg:desc>RaatoPC.D111:RaatoPC.M111</svg:desc>
                </draw:g>
              </table:table-cell>
              <table:table-cell office:value-type="float" office:value="2.0353">
                <text:p>2.0353</text:p>
              </table:table-cell>
              <table:table-cell office:value-type="float" office:value="2.1101">
                <text:p>2.1101</text:p>
              </table:table-cell>
              <table:table-cell office:value-type="float" office:value="2.1969">
                <text:p>2.1969</text:p>
              </table:table-cell>
              <table:table-cell office:value-type="float" office:value="2.3876">
                <text:p>2.3876</text:p>
              </table:table-cell>
              <table:table-cell office:value-type="float" office:value="2.7046">
                <text:p>2.7046</text:p>
              </table:table-cell>
              <table:table-cell office:value-type="float" office:value="3.2341">
                <text:p>3.2341</text:p>
              </table:table-cell>
              <table:table-cell office:value-type="float" office:value="4.4007">
                <text:p>4.4007</text:p>
              </table:table-cell>
              <table:table-cell office:value-type="float" office:value="6.207">
                <text:p>6.207</text:p>
              </table:table-cell>
              <table:table-cell office:value-type="float" office:value="9.2885">
                <text:p>9.2885</text:p>
              </table:table-cell>
            </table:table-row>
            <table:table-row>
              <table:table-cell office:value-type="string">
                <text:p>Naive</text:p>
                <draw:g>
                  <svg:desc>RaatoPC.C112:RaatoPC.C112</svg:desc>
                </draw:g>
              </table:table-cell>
              <table:table-cell office:value-type="float" office:value="3.4077">
                <text:p>3.4077</text:p>
                <draw:g>
                  <svg:desc>RaatoPC.D112:RaatoPC.M112</svg:desc>
                </draw:g>
              </table:table-cell>
              <table:table-cell office:value-type="float" office:value="3.4873">
                <text:p>3.4873</text:p>
              </table:table-cell>
              <table:table-cell office:value-type="float" office:value="3.635">
                <text:p>3.635</text:p>
              </table:table-cell>
              <table:table-cell office:value-type="float" office:value="3.6522">
                <text:p>3.6522</text:p>
              </table:table-cell>
              <table:table-cell office:value-type="float" office:value="3.6768">
                <text:p>3.6768</text:p>
              </table:table-cell>
              <table:table-cell office:value-type="float" office:value="3.6271">
                <text:p>3.6271</text:p>
              </table:table-cell>
              <table:table-cell office:value-type="float" office:value="3.6641">
                <text:p>3.6641</text:p>
              </table:table-cell>
              <table:table-cell office:value-type="float" office:value="3.7415">
                <text:p>3.7415</text:p>
              </table:table-cell>
              <table:table-cell office:value-type="float" office:value="3.7731">
                <text:p>3.7731</text:p>
              </table:table-cell>
              <table:table-cell office:value-type="float" office:value="3.844">
                <text:p>3.844</text:p>
              </table:table-cell>
            </table:table-row>
            <table:table-row>
              <table:table-cell office:value-type="string">
                <text:p>Pooled</text:p>
                <draw:g>
                  <svg:desc>RaatoPC.C113:RaatoPC.C113</svg:desc>
                </draw:g>
              </table:table-cell>
              <table:table-cell office:value-type="float" office:value="1.4703">
                <text:p>1.4703</text:p>
                <draw:g>
                  <svg:desc>RaatoPC.D113:RaatoPC.M113</svg:desc>
                </draw:g>
              </table:table-cell>
              <table:table-cell office:value-type="float" office:value="1.5584">
                <text:p>1.5584</text:p>
              </table:table-cell>
              <table:table-cell office:value-type="float" office:value="1.5766">
                <text:p>1.5766</text:p>
              </table:table-cell>
              <table:table-cell office:value-type="float" office:value="1.6062">
                <text:p>1.6062</text:p>
              </table:table-cell>
              <table:table-cell office:value-type="float" office:value="1.8475">
                <text:p>1.8475</text:p>
              </table:table-cell>
              <table:table-cell office:value-type="float" office:value="1.8504">
                <text:p>1.8504</text:p>
              </table:table-cell>
              <table:table-cell office:value-type="float" office:value="2.3007">
                <text:p>2.3007</text:p>
              </table:table-cell>
              <table:table-cell office:value-type="float" office:value="2.993">
                <text:p>2.993</text:p>
              </table:table-cell>
              <table:table-cell office:value-type="float" office:value="3.3912">
                <text:p>3.3912</text:p>
              </table:table-cell>
              <table:table-cell office:value-type="float" office:value="3.6357">
                <text:p>3.635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454cm" style:legend-expansion="high" chart:style-name="ch3"/>
        <chart:plot-area chart:style-name="ch4" table:cell-range-address="RaatoPC.D115:RaatoPC.M119 RaatoPC.C116:RaatoPC.C119" chart:data-source-has-labels="both" svg:x="0.32cm" svg:y="1.275cm" svg:width="12.217cm" svg:height="7.545cm">
          <chartooo:coordinate-region svg:x="0.756cm" svg:y="1.474cm" svg:width="11.131cm" svg:height="6.699cm"/>
          <chart:axis chart:dimension="x" chart:name="primary-x" chart:style-name="ch5" chartooo:axis-type="auto">
            <chartooo:date-scale/>
            <chart:categories table:cell-range-address="RaatoPC.D115:RaatoPC.M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16:RaatoPC.M116" chart:label-cell-address="RaatoPC.C116:RaatoPC.C116" chart:class="chart:line">
            <chart:data-point chart:repeated="10"/>
          </chart:series>
          <chart:series chart:style-name="ch8" chart:values-cell-range-address="RaatoPC.D117:RaatoPC.M117" chart:label-cell-address="RaatoPC.C117:RaatoPC.C117" chart:class="chart:line">
            <chart:data-point chart:repeated="10"/>
          </chart:series>
          <chart:series chart:style-name="ch9" chart:values-cell-range-address="RaatoPC.D118:RaatoPC.M118" chart:label-cell-address="RaatoPC.C118:RaatoPC.C118" chart:class="chart:line">
            <chart:data-point chart:repeated="10"/>
          </chart:series>
          <chart:series chart:style-name="ch10" chart:values-cell-range-address="RaatoPC.D119:RaatoPC.M119" chart:label-cell-address="RaatoPC.C119:RaatoPC.C11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15:RaatoPC.M11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16:RaatoPC.C116</svg:desc>
                </draw:g>
              </table:table-cell>
              <table:table-cell office:value-type="float" office:value="1.4233">
                <text:p>1.4233</text:p>
                <draw:g>
                  <svg:desc>RaatoPC.D116:RaatoPC.M116</svg:desc>
                </draw:g>
              </table:table-cell>
              <table:table-cell office:value-type="float" office:value="1.4395">
                <text:p>1.4395</text:p>
              </table:table-cell>
              <table:table-cell office:value-type="float" office:value="1.522">
                <text:p>1.522</text:p>
              </table:table-cell>
              <table:table-cell office:value-type="float" office:value="1.5309">
                <text:p>1.5309</text:p>
              </table:table-cell>
              <table:table-cell office:value-type="float" office:value="1.653">
                <text:p>1.653</text:p>
              </table:table-cell>
              <table:table-cell office:value-type="float" office:value="1.9842">
                <text:p>1.9842</text:p>
              </table:table-cell>
              <table:table-cell office:value-type="float" office:value="2.6734">
                <text:p>2.6734</text:p>
              </table:table-cell>
              <table:table-cell office:value-type="float" office:value="3.5105">
                <text:p>3.5105</text:p>
              </table:table-cell>
              <table:table-cell office:value-type="float" office:value="5.5577">
                <text:p>5.5577</text:p>
              </table:table-cell>
              <table:table-cell office:value-type="float" office:value="9.5011">
                <text:p>9.5011</text:p>
              </table:table-cell>
            </table:table-row>
            <table:table-row>
              <table:table-cell office:value-type="string">
                <text:p>Flat cached</text:p>
                <draw:g>
                  <svg:desc>RaatoPC.C117:RaatoPC.C117</svg:desc>
                </draw:g>
              </table:table-cell>
              <table:table-cell office:value-type="float" office:value="1.4908">
                <text:p>1.4908</text:p>
                <draw:g>
                  <svg:desc>RaatoPC.D117:RaatoPC.M117</svg:desc>
                </draw:g>
              </table:table-cell>
              <table:table-cell office:value-type="float" office:value="1.5202">
                <text:p>1.5202</text:p>
              </table:table-cell>
              <table:table-cell office:value-type="float" office:value="1.5932">
                <text:p>1.5932</text:p>
              </table:table-cell>
              <table:table-cell office:value-type="float" office:value="1.652">
                <text:p>1.652</text:p>
              </table:table-cell>
              <table:table-cell office:value-type="float" office:value="1.7355">
                <text:p>1.7355</text:p>
              </table:table-cell>
              <table:table-cell office:value-type="float" office:value="2.1065">
                <text:p>2.1065</text:p>
              </table:table-cell>
              <table:table-cell office:value-type="float" office:value="2.4875">
                <text:p>2.4875</text:p>
              </table:table-cell>
              <table:table-cell office:value-type="float" office:value="3.6146">
                <text:p>3.6146</text:p>
              </table:table-cell>
              <table:table-cell office:value-type="float" office:value="5.5801">
                <text:p>5.5801</text:p>
              </table:table-cell>
              <table:table-cell office:value-type="float" office:value="9.094">
                <text:p>9.094</text:p>
              </table:table-cell>
            </table:table-row>
            <table:table-row>
              <table:table-cell office:value-type="string">
                <text:p>Naive</text:p>
                <draw:g>
                  <svg:desc>RaatoPC.C118:RaatoPC.C118</svg:desc>
                </draw:g>
              </table:table-cell>
              <table:table-cell office:value-type="float" office:value="3.3336">
                <text:p>3.3336</text:p>
                <draw:g>
                  <svg:desc>RaatoPC.D118:RaatoPC.M118</svg:desc>
                </draw:g>
              </table:table-cell>
              <table:table-cell office:value-type="float" office:value="3.4618">
                <text:p>3.4618</text:p>
              </table:table-cell>
              <table:table-cell office:value-type="float" office:value="3.5986">
                <text:p>3.5986</text:p>
              </table:table-cell>
              <table:table-cell office:value-type="float" office:value="3.8246">
                <text:p>3.8246</text:p>
              </table:table-cell>
              <table:table-cell office:value-type="float" office:value="4.3812">
                <text:p>4.3812</text:p>
              </table:table-cell>
              <table:table-cell office:value-type="float" office:value="4.7267">
                <text:p>4.7267</text:p>
              </table:table-cell>
              <table:table-cell office:value-type="float" office:value="5.3949">
                <text:p>5.3949</text:p>
              </table:table-cell>
              <table:table-cell office:value-type="float" office:value="6.0547">
                <text:p>6.0547</text:p>
              </table:table-cell>
              <table:table-cell office:value-type="float" office:value="8">
                <text:p>8</text:p>
              </table:table-cell>
              <table:table-cell office:value-type="float" office:value="5.9911">
                <text:p>5.9911</text:p>
              </table:table-cell>
            </table:table-row>
            <table:table-row>
              <table:table-cell office:value-type="string">
                <text:p>Pooled</text:p>
                <draw:g>
                  <svg:desc>RaatoPC.C119:RaatoPC.C119</svg:desc>
                </draw:g>
              </table:table-cell>
              <table:table-cell office:value-type="float" office:value="1.3775">
                <text:p>1.3775</text:p>
                <draw:g>
                  <svg:desc>RaatoPC.D119:RaatoPC.M119</svg:desc>
                </draw:g>
              </table:table-cell>
              <table:table-cell office:value-type="float" office:value="1.7237">
                <text:p>1.7237</text:p>
              </table:table-cell>
              <table:table-cell office:value-type="float" office:value="1.8577">
                <text:p>1.8577</text:p>
              </table:table-cell>
              <table:table-cell office:value-type="float" office:value="2.1399">
                <text:p>2.1399</text:p>
              </table:table-cell>
              <table:table-cell office:value-type="float" office:value="2.5741">
                <text:p>2.5741</text:p>
              </table:table-cell>
              <table:table-cell office:value-type="float" office:value="2.8479">
                <text:p>2.8479</text:p>
              </table:table-cell>
              <table:table-cell office:value-type="float" office:value="3.1982">
                <text:p>3.1982</text:p>
              </table:table-cell>
              <table:table-cell office:value-type="float" office:value="3.5384">
                <text:p>3.5384</text:p>
              </table:table-cell>
              <table:table-cell office:value-type="float" office:value="4.681">
                <text:p>4.681</text:p>
              </table:table-cell>
              <table:table-cell office:value-type="float" office:value="3.3525">
                <text:p>3.352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454cm" style:legend-expansion="high" chart:style-name="ch3"/>
        <chart:plot-area chart:style-name="ch4" table:cell-range-address="RaatoPC.D131:RaatoPC.M135 RaatoPC.C132:RaatoPC.C135" chart:data-source-has-labels="both" svg:x="0.32cm" svg:y="1.275cm" svg:width="12.217cm" svg:height="7.545cm">
          <chartooo:coordinate-region svg:x="0.941cm" svg:y="1.474cm" svg:width="11.131cm" svg:height="6.699cm"/>
          <chart:axis chart:dimension="x" chart:name="primary-x" chart:style-name="ch5" chartooo:axis-type="auto">
            <chartooo:date-scale/>
            <chart:categories table:cell-range-address="RaatoPC.D131:RaatoPC.M1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32:RaatoPC.M132" chart:label-cell-address="RaatoPC.C132:RaatoPC.C132" chart:class="chart:line">
            <chart:data-point chart:repeated="10"/>
          </chart:series>
          <chart:series chart:style-name="ch8" chart:values-cell-range-address="RaatoPC.D133:RaatoPC.M133" chart:label-cell-address="RaatoPC.C133:RaatoPC.C133" chart:class="chart:line">
            <chart:data-point chart:repeated="10"/>
          </chart:series>
          <chart:series chart:style-name="ch9" chart:values-cell-range-address="RaatoPC.D134:RaatoPC.M134" chart:label-cell-address="RaatoPC.C134:RaatoPC.C134" chart:class="chart:line">
            <chart:data-point chart:repeated="10"/>
          </chart:series>
          <chart:series chart:style-name="ch10" chart:values-cell-range-address="RaatoPC.D135:RaatoPC.M135" chart:label-cell-address="RaatoPC.C135:RaatoPC.C13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31:RaatoPC.M13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32:RaatoPC.C132</svg:desc>
                </draw:g>
              </table:table-cell>
              <table:table-cell office:value-type="float" office:value="1.1627">
                <text:p>1.1627</text:p>
                <draw:g>
                  <svg:desc>RaatoPC.D132:RaatoPC.M132</svg:desc>
                </draw:g>
              </table:table-cell>
              <table:table-cell office:value-type="float" office:value="1.4526">
                <text:p>1.4526</text:p>
              </table:table-cell>
              <table:table-cell office:value-type="float" office:value="1.6302">
                <text:p>1.6302</text:p>
              </table:table-cell>
              <table:table-cell office:value-type="float" office:value="1.8834">
                <text:p>1.8834</text:p>
              </table:table-cell>
              <table:table-cell office:value-type="float" office:value="2.4735">
                <text:p>2.4735</text:p>
              </table:table-cell>
              <table:table-cell office:value-type="float" office:value="3.7047">
                <text:p>3.7047</text:p>
              </table:table-cell>
              <table:table-cell office:value-type="float" office:value="5.2422">
                <text:p>5.2422</text:p>
              </table:table-cell>
              <table:table-cell office:value-type="float" office:value="15.5373">
                <text:p>15.5373</text:p>
              </table:table-cell>
              <table:table-cell office:value-type="float" office:value="16.8606">
                <text:p>16.8606</text:p>
              </table:table-cell>
              <table:table-cell office:value-type="float" office:value="31.8912">
                <text:p>31.8912</text:p>
              </table:table-cell>
            </table:table-row>
            <table:table-row>
              <table:table-cell office:value-type="string">
                <text:p>Flat cached</text:p>
                <draw:g>
                  <svg:desc>RaatoPC.C133:RaatoPC.C133</svg:desc>
                </draw:g>
              </table:table-cell>
              <table:table-cell office:value-type="float" office:value="1.0809">
                <text:p>1.0809</text:p>
                <draw:g>
                  <svg:desc>RaatoPC.D133:RaatoPC.M133</svg:desc>
                </draw:g>
              </table:table-cell>
              <table:table-cell office:value-type="float" office:value="1.2528">
                <text:p>1.2528</text:p>
              </table:table-cell>
              <table:table-cell office:value-type="float" office:value="1.3376">
                <text:p>1.3376</text:p>
              </table:table-cell>
              <table:table-cell office:value-type="float" office:value="1.3593">
                <text:p>1.3593</text:p>
              </table:table-cell>
              <table:table-cell office:value-type="float" office:value="1.3898">
                <text:p>1.3898</text:p>
              </table:table-cell>
              <table:table-cell office:value-type="float" office:value="1.3246">
                <text:p>1.3246</text:p>
              </table:table-cell>
              <table:table-cell office:value-type="float" office:value="1.3655">
                <text:p>1.3655</text:p>
              </table:table-cell>
              <table:table-cell office:value-type="float" office:value="1.5548">
                <text:p>1.5548</text:p>
              </table:table-cell>
              <table:table-cell office:value-type="float" office:value="1.573">
                <text:p>1.573</text:p>
              </table:table-cell>
              <table:table-cell office:value-type="float" office:value="1.9079">
                <text:p>1.9079</text:p>
              </table:table-cell>
            </table:table-row>
            <table:table-row>
              <table:table-cell office:value-type="string">
                <text:p>Naive</text:p>
                <draw:g>
                  <svg:desc>RaatoPC.C134:RaatoPC.C134</svg:desc>
                </draw:g>
              </table:table-cell>
              <table:table-cell office:value-type="float" office:value="1.1265">
                <text:p>1.1265</text:p>
                <draw:g>
                  <svg:desc>RaatoPC.D134:RaatoPC.M134</svg:desc>
                </draw:g>
              </table:table-cell>
              <table:table-cell office:value-type="float" office:value="1.3239">
                <text:p>1.3239</text:p>
              </table:table-cell>
              <table:table-cell office:value-type="float" office:value="1.4116">
                <text:p>1.4116</text:p>
              </table:table-cell>
              <table:table-cell office:value-type="float" office:value="1.4714">
                <text:p>1.4714</text:p>
              </table:table-cell>
              <table:table-cell office:value-type="float" office:value="1.6169">
                <text:p>1.6169</text:p>
              </table:table-cell>
              <table:table-cell office:value-type="float" office:value="1.6298">
                <text:p>1.6298</text:p>
              </table:table-cell>
              <table:table-cell office:value-type="float" office:value="1.718">
                <text:p>1.718</text:p>
              </table:table-cell>
              <table:table-cell office:value-type="float" office:value="2.2977">
                <text:p>2.2977</text:p>
              </table:table-cell>
              <table:table-cell office:value-type="float" office:value="1.9153">
                <text:p>1.9153</text:p>
              </table:table-cell>
              <table:table-cell office:value-type="float" office:value="1.936">
                <text:p>1.936</text:p>
              </table:table-cell>
            </table:table-row>
            <table:table-row>
              <table:table-cell office:value-type="string">
                <text:p>Pooled</text:p>
                <draw:g>
                  <svg:desc>RaatoPC.C135:RaatoPC.C135</svg:desc>
                </draw:g>
              </table:table-cell>
              <table:table-cell office:value-type="float" office:value="1.194">
                <text:p>1.194</text:p>
                <draw:g>
                  <svg:desc>RaatoPC.D135:RaatoPC.M135</svg:desc>
                </draw:g>
              </table:table-cell>
              <table:table-cell office:value-type="float" office:value="1.4751">
                <text:p>1.4751</text:p>
              </table:table-cell>
              <table:table-cell office:value-type="float" office:value="1.5328">
                <text:p>1.5328</text:p>
              </table:table-cell>
              <table:table-cell office:value-type="float" office:value="1.5995">
                <text:p>1.5995</text:p>
              </table:table-cell>
              <table:table-cell office:value-type="float" office:value="1.779">
                <text:p>1.779</text:p>
              </table:table-cell>
              <table:table-cell office:value-type="float" office:value="1.7102">
                <text:p>1.7102</text:p>
              </table:table-cell>
              <table:table-cell office:value-type="float" office:value="1.7562">
                <text:p>1.7562</text:p>
              </table:table-cell>
              <table:table-cell office:value-type="float" office:value="2.1836">
                <text:p>2.1836</text:p>
              </table:table-cell>
              <table:table-cell office:value-type="float" office:value="1.8147">
                <text:p>1.8147</text:p>
              </table:table-cell>
              <table:table-cell office:value-type="float" office:value="1.9197">
                <text:p>1.919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703cm" style:legend-expansion="high" chart:style-name="ch3"/>
        <chart:plot-area chart:style-name="ch4" table:cell-range-address="RaatoPC.D137:RaatoPC.M140 RaatoPC.C138:RaatoPC.C140" chart:data-source-has-labels="both" svg:x="0.32cm" svg:y="1.275cm" svg:width="12.217cm" svg:height="7.545cm">
          <chartooo:coordinate-region svg:x="1.047cm" svg:y="1.474cm" svg:width="11.025cm" svg:height="6.699cm"/>
          <chart:axis chart:dimension="x" chart:name="primary-x" chart:style-name="ch5" chartooo:axis-type="auto">
            <chartooo:date-scale/>
            <chart:categories table:cell-range-address="RaatoPC.D137:RaatoPC.M1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38:RaatoPC.M138" chart:label-cell-address="RaatoPC.C138:RaatoPC.C138" chart:class="chart:line">
            <chart:data-point chart:repeated="10"/>
          </chart:series>
          <chart:series chart:style-name="ch8" chart:values-cell-range-address="RaatoPC.D139:RaatoPC.M139" chart:label-cell-address="RaatoPC.C139:RaatoPC.C139" chart:class="chart:line">
            <chart:data-point chart:repeated="10"/>
          </chart:series>
          <chart:series chart:style-name="ch9" chart:values-cell-range-address="RaatoPC.D140:RaatoPC.M140" chart:label-cell-address="RaatoPC.C140:RaatoPC.C14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37:RaatoPC.M13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 cached</text:p>
                <draw:g>
                  <svg:desc>RaatoPC.C138:RaatoPC.C138</svg:desc>
                </draw:g>
              </table:table-cell>
              <table:table-cell office:value-type="float" office:value="1.0809">
                <text:p>1.0809</text:p>
                <draw:g>
                  <svg:desc>RaatoPC.D138:RaatoPC.M138</svg:desc>
                </draw:g>
              </table:table-cell>
              <table:table-cell office:value-type="float" office:value="1.2528">
                <text:p>1.2528</text:p>
              </table:table-cell>
              <table:table-cell office:value-type="float" office:value="1.3376">
                <text:p>1.3376</text:p>
              </table:table-cell>
              <table:table-cell office:value-type="float" office:value="1.3593">
                <text:p>1.3593</text:p>
              </table:table-cell>
              <table:table-cell office:value-type="float" office:value="1.3898">
                <text:p>1.3898</text:p>
              </table:table-cell>
              <table:table-cell office:value-type="float" office:value="1.3246">
                <text:p>1.3246</text:p>
              </table:table-cell>
              <table:table-cell office:value-type="float" office:value="1.3655">
                <text:p>1.3655</text:p>
              </table:table-cell>
              <table:table-cell office:value-type="float" office:value="1.5548">
                <text:p>1.5548</text:p>
              </table:table-cell>
              <table:table-cell office:value-type="float" office:value="1.573">
                <text:p>1.573</text:p>
              </table:table-cell>
              <table:table-cell office:value-type="float" office:value="1.9079">
                <text:p>1.9079</text:p>
              </table:table-cell>
            </table:table-row>
            <table:table-row>
              <table:table-cell office:value-type="string">
                <text:p>Naive</text:p>
                <draw:g>
                  <svg:desc>RaatoPC.C139:RaatoPC.C139</svg:desc>
                </draw:g>
              </table:table-cell>
              <table:table-cell office:value-type="float" office:value="1.1265">
                <text:p>1.1265</text:p>
                <draw:g>
                  <svg:desc>RaatoPC.D139:RaatoPC.M139</svg:desc>
                </draw:g>
              </table:table-cell>
              <table:table-cell office:value-type="float" office:value="1.3239">
                <text:p>1.3239</text:p>
              </table:table-cell>
              <table:table-cell office:value-type="float" office:value="1.4116">
                <text:p>1.4116</text:p>
              </table:table-cell>
              <table:table-cell office:value-type="float" office:value="1.4714">
                <text:p>1.4714</text:p>
              </table:table-cell>
              <table:table-cell office:value-type="float" office:value="1.6169">
                <text:p>1.6169</text:p>
              </table:table-cell>
              <table:table-cell office:value-type="float" office:value="1.6298">
                <text:p>1.6298</text:p>
              </table:table-cell>
              <table:table-cell office:value-type="float" office:value="1.718">
                <text:p>1.718</text:p>
              </table:table-cell>
              <table:table-cell office:value-type="float" office:value="2.2977">
                <text:p>2.2977</text:p>
              </table:table-cell>
              <table:table-cell office:value-type="float" office:value="1.9153">
                <text:p>1.9153</text:p>
              </table:table-cell>
              <table:table-cell office:value-type="float" office:value="1.936">
                <text:p>1.936</text:p>
              </table:table-cell>
            </table:table-row>
            <table:table-row>
              <table:table-cell office:value-type="string">
                <text:p>Pooled</text:p>
                <draw:g>
                  <svg:desc>RaatoPC.C140:RaatoPC.C140</svg:desc>
                </draw:g>
              </table:table-cell>
              <table:table-cell office:value-type="float" office:value="1.194">
                <text:p>1.194</text:p>
                <draw:g>
                  <svg:desc>RaatoPC.D140:RaatoPC.M140</svg:desc>
                </draw:g>
              </table:table-cell>
              <table:table-cell office:value-type="float" office:value="1.4751">
                <text:p>1.4751</text:p>
              </table:table-cell>
              <table:table-cell office:value-type="float" office:value="1.5328">
                <text:p>1.5328</text:p>
              </table:table-cell>
              <table:table-cell office:value-type="float" office:value="1.5995">
                <text:p>1.5995</text:p>
              </table:table-cell>
              <table:table-cell office:value-type="float" office:value="1.779">
                <text:p>1.779</text:p>
              </table:table-cell>
              <table:table-cell office:value-type="float" office:value="1.7102">
                <text:p>1.7102</text:p>
              </table:table-cell>
              <table:table-cell office:value-type="float" office:value="1.7562">
                <text:p>1.7562</text:p>
              </table:table-cell>
              <table:table-cell office:value-type="float" office:value="2.1836">
                <text:p>2.1836</text:p>
              </table:table-cell>
              <table:table-cell office:value-type="float" office:value="1.8147">
                <text:p>1.8147</text:p>
              </table:table-cell>
              <table:table-cell office:value-type="float" office:value="1.9197">
                <text:p>1.919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3.598cm" svg:y="3.703cm" style:legend-expansion="high" chart:style-name="ch3"/>
        <chart:plot-area chart:style-name="ch4" table:cell-range-address="RaatoPC.D142:RaatoPC.M145 RaatoPC.C143:RaatoPC.C145" chart:data-source-has-labels="both" svg:x="0.32cm" svg:y="1.275cm" svg:width="12.958cm" svg:height="7.545cm">
          <chartooo:coordinate-region svg:x="1.127cm" svg:y="1.474cm" svg:width="11.501cm" svg:height="6.699cm"/>
          <chart:axis chart:dimension="x" chart:name="primary-x" chart:style-name="ch5" chartooo:axis-type="auto">
            <chartooo:date-scale/>
            <chart:categories table:cell-range-address="RaatoPC.D142:RaatoPC.M1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43:RaatoPC.M143" chart:label-cell-address="RaatoPC.C143:RaatoPC.C143" chart:class="chart:line">
            <chart:data-point chart:repeated="10"/>
          </chart:series>
          <chart:series chart:style-name="ch8" chart:values-cell-range-address="RaatoPC.D144:RaatoPC.M144" chart:label-cell-address="RaatoPC.C144:RaatoPC.C144" chart:class="chart:line">
            <chart:data-point chart:repeated="10"/>
          </chart:series>
          <chart:series chart:style-name="ch9" chart:values-cell-range-address="RaatoPC.D145:RaatoPC.M145" chart:label-cell-address="RaatoPC.C145:RaatoPC.C14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42:RaatoPC.M14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43:RaatoPC.C143</svg:desc>
                </draw:g>
              </table:table-cell>
              <table:table-cell office:value-type="float" office:value="0.6442">
                <text:p>0.6442</text:p>
                <draw:g>
                  <svg:desc>RaatoPC.D143:RaatoPC.M143</svg:desc>
                </draw:g>
              </table:table-cell>
              <table:table-cell office:value-type="float" office:value="0.8054">
                <text:p>0.8054</text:p>
              </table:table-cell>
              <table:table-cell office:value-type="float" office:value="0.9203">
                <text:p>0.9203</text:p>
              </table:table-cell>
              <table:table-cell office:value-type="float" office:value="0.9122">
                <text:p>0.9122</text:p>
              </table:table-cell>
              <table:table-cell office:value-type="float" office:value="0.997">
                <text:p>0.997</text:p>
              </table:table-cell>
              <table:table-cell office:value-type="float" office:value="1.2152">
                <text:p>1.2152</text:p>
              </table:table-cell>
              <table:table-cell office:value-type="float" office:value="1.7059">
                <text:p>1.7059</text:p>
              </table:table-cell>
              <table:table-cell office:value-type="float" office:value="2.4524">
                <text:p>2.4524</text:p>
              </table:table-cell>
              <table:table-cell office:value-type="float" office:value="3.611">
                <text:p>3.611</text:p>
              </table:table-cell>
              <table:table-cell office:value-type="float" office:value="7.1744">
                <text:p>7.1744</text:p>
              </table:table-cell>
            </table:table-row>
            <table:table-row>
              <table:table-cell office:value-type="string">
                <text:p>Naive</text:p>
                <draw:g>
                  <svg:desc>RaatoPC.C144:RaatoPC.C144</svg:desc>
                </draw:g>
              </table:table-cell>
              <table:table-cell office:value-type="float" office:value="1.1509">
                <text:p>1.1509</text:p>
                <draw:g>
                  <svg:desc>RaatoPC.D144:RaatoPC.M144</svg:desc>
                </draw:g>
              </table:table-cell>
              <table:table-cell office:value-type="float" office:value="3.2064">
                <text:p>3.2064</text:p>
              </table:table-cell>
              <table:table-cell office:value-type="float" office:value="5.2529">
                <text:p>5.2529</text:p>
              </table:table-cell>
              <table:table-cell office:value-type="float" office:value="8.6684">
                <text:p>8.6684</text:p>
              </table:table-cell>
              <table:table-cell office:value-type="float" office:value="18.2732">
                <text:p>18.2732</text:p>
              </table:table-cell>
              <table:table-cell office:value-type="float" office:value="33.7371">
                <text:p>33.7371</text:p>
              </table:table-cell>
              <table:table-cell office:value-type="float" office:value="94.6658">
                <text:p>94.6658</text:p>
              </table:table-cell>
              <table:table-cell office:value-type="float" office:value="256.1038">
                <text:p>256.1038</text:p>
              </table:table-cell>
              <table:table-cell office:value-type="float" office:value="505.3334">
                <text:p>505.3334</text:p>
              </table:table-cell>
              <table:table-cell office:value-type="float" office:value="1037.872">
                <text:p>1037.872</text:p>
              </table:table-cell>
            </table:table-row>
            <table:table-row>
              <table:table-cell office:value-type="string">
                <text:p>Pooled</text:p>
                <draw:g>
                  <svg:desc>RaatoPC.C145:RaatoPC.C145</svg:desc>
                </draw:g>
              </table:table-cell>
              <table:table-cell office:value-type="float" office:value="1.2654">
                <text:p>1.2654</text:p>
                <draw:g>
                  <svg:desc>RaatoPC.D145:RaatoPC.M145</svg:desc>
                </draw:g>
              </table:table-cell>
              <table:table-cell office:value-type="float" office:value="3.8262">
                <text:p>3.8262</text:p>
              </table:table-cell>
              <table:table-cell office:value-type="float" office:value="6.4742">
                <text:p>6.4742</text:p>
              </table:table-cell>
              <table:table-cell office:value-type="float" office:value="11.2472">
                <text:p>11.2472</text:p>
              </table:table-cell>
              <table:table-cell office:value-type="float" office:value="24.1867">
                <text:p>24.1867</text:p>
              </table:table-cell>
              <table:table-cell office:value-type="float" office:value="51.4167">
                <text:p>51.4167</text:p>
              </table:table-cell>
              <table:table-cell office:value-type="float" office:value="108.4975">
                <text:p>108.4975</text:p>
              </table:table-cell>
              <table:table-cell office:value-type="float" office:value="270.137">
                <text:p>270.137</text:p>
              </table:table-cell>
              <table:table-cell office:value-type="float" office:value="513.4158">
                <text:p>513.4158</text:p>
              </table:table-cell>
              <table:table-cell office:value-type="float" office:value="986.0811">
                <text:p>986.081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Find max depth normalized</text:p>
        </chart:title>
        <chart:legend chart:legend-position="end" svg:x="13.598cm" svg:y="3.703cm" style:legend-expansion="high" chart:style-name="ch3"/>
        <chart:plot-area chart:style-name="ch4" table:cell-range-address="RaatoPC.D147:RaatoPC.M150 RaatoPC.C148:RaatoPC.C150" chart:data-source-has-labels="both" svg:x="0.32cm" svg:y="1.275cm" svg:width="12.958cm" svg:height="7.545cm">
          <chartooo:coordinate-region svg:x="1.232cm" svg:y="1.475cm" svg:width="11.581cm" svg:height="6.698cm"/>
          <chart:axis chart:dimension="x" chart:name="primary-x" chart:style-name="ch5" chartooo:axis-type="auto">
            <chartooo:date-scale/>
            <chart:categories table:cell-range-address="RaatoPC.D147:RaatoPC.M1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48:RaatoPC.M148" chart:label-cell-address="RaatoPC.C148:RaatoPC.C148" chart:class="chart:line">
            <chart:data-point chart:repeated="10"/>
          </chart:series>
          <chart:series chart:style-name="ch8" chart:values-cell-range-address="RaatoPC.D149:RaatoPC.M149" chart:label-cell-address="RaatoPC.C149:RaatoPC.C149" chart:class="chart:line">
            <chart:data-point chart:repeated="10"/>
          </chart:series>
          <chart:series chart:style-name="ch9" chart:values-cell-range-address="RaatoPC.D150:RaatoPC.M150" chart:label-cell-address="RaatoPC.C150:RaatoPC.C15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47:RaatoPC.M1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48:RaatoPC.C148</svg:desc>
                </draw:g>
              </table:table-cell>
              <table:table-cell office:value-type="float" office:value="0.06442">
                <text:p>0.06442</text:p>
                <draw:g>
                  <svg:desc>RaatoPC.D148:RaatoPC.M148</svg:desc>
                </draw:g>
              </table:table-cell>
              <table:table-cell office:value-type="float" office:value="0.016108">
                <text:p>0.016108</text:p>
              </table:table-cell>
              <table:table-cell office:value-type="float" office:value="0.009203">
                <text:p>0.009203</text:p>
              </table:table-cell>
              <table:table-cell office:value-type="float" office:value="0.004561">
                <text:p>0.004561</text:p>
              </table:table-cell>
              <table:table-cell office:value-type="float" office:value="0.001994">
                <text:p>0.001994</text:p>
              </table:table-cell>
              <table:table-cell office:value-type="float" office:value="0.0012152">
                <text:p>0.0012152</text:p>
              </table:table-cell>
              <table:table-cell office:value-type="float" office:value="0.00085295">
                <text:p>0.00085295</text:p>
              </table:table-cell>
              <table:table-cell office:value-type="float" office:value="0.00049048">
                <text:p>0.00049048</text:p>
              </table:table-cell>
              <table:table-cell office:value-type="float" office:value="0.0003611">
                <text:p>0.0003611</text:p>
              </table:table-cell>
              <table:table-cell office:value-type="float" office:value="0.00035872">
                <text:p>0.00035872</text:p>
              </table:table-cell>
            </table:table-row>
            <table:table-row>
              <table:table-cell office:value-type="string">
                <text:p>Naive</text:p>
                <draw:g>
                  <svg:desc>RaatoPC.C149:RaatoPC.C149</svg:desc>
                </draw:g>
              </table:table-cell>
              <table:table-cell office:value-type="float" office:value="0.11509">
                <text:p>0.11509</text:p>
                <draw:g>
                  <svg:desc>RaatoPC.D149:RaatoPC.M149</svg:desc>
                </draw:g>
              </table:table-cell>
              <table:table-cell office:value-type="float" office:value="0.064128">
                <text:p>0.064128</text:p>
              </table:table-cell>
              <table:table-cell office:value-type="float" office:value="0.052529">
                <text:p>0.052529</text:p>
              </table:table-cell>
              <table:table-cell office:value-type="float" office:value="0.043342">
                <text:p>0.043342</text:p>
              </table:table-cell>
              <table:table-cell office:value-type="float" office:value="0.0365464">
                <text:p>0.0365464</text:p>
              </table:table-cell>
              <table:table-cell office:value-type="float" office:value="0.0337371">
                <text:p>0.0337371</text:p>
              </table:table-cell>
              <table:table-cell office:value-type="float" office:value="0.0473329">
                <text:p>0.0473329</text:p>
              </table:table-cell>
              <table:table-cell office:value-type="float" office:value="0.05122076">
                <text:p>0.05122076</text:p>
              </table:table-cell>
              <table:table-cell office:value-type="float" office:value="0.05053334">
                <text:p>0.05053334</text:p>
              </table:table-cell>
              <table:table-cell office:value-type="float" office:value="0.0518936">
                <text:p>0.0518936</text:p>
              </table:table-cell>
            </table:table-row>
            <table:table-row>
              <table:table-cell office:value-type="string">
                <text:p>Pooled</text:p>
                <draw:g>
                  <svg:desc>RaatoPC.C150:RaatoPC.C150</svg:desc>
                </draw:g>
              </table:table-cell>
              <table:table-cell office:value-type="float" office:value="0.12654">
                <text:p>0.12654</text:p>
                <draw:g>
                  <svg:desc>RaatoPC.D150:RaatoPC.M150</svg:desc>
                </draw:g>
              </table:table-cell>
              <table:table-cell office:value-type="float" office:value="0.076524">
                <text:p>0.076524</text:p>
              </table:table-cell>
              <table:table-cell office:value-type="float" office:value="0.064742">
                <text:p>0.064742</text:p>
              </table:table-cell>
              <table:table-cell office:value-type="float" office:value="0.056236">
                <text:p>0.056236</text:p>
              </table:table-cell>
              <table:table-cell office:value-type="float" office:value="0.0483734">
                <text:p>0.0483734</text:p>
              </table:table-cell>
              <table:table-cell office:value-type="float" office:value="0.0514167">
                <text:p>0.0514167</text:p>
              </table:table-cell>
              <table:table-cell office:value-type="float" office:value="0.05424875">
                <text:p>0.05424875</text:p>
              </table:table-cell>
              <table:table-cell office:value-type="float" office:value="0.0540274">
                <text:p>0.0540274</text:p>
              </table:table-cell>
              <table:table-cell office:value-type="float" office:value="0.05134158">
                <text:p>0.05134158</text:p>
              </table:table-cell>
              <table:table-cell office:value-type="float" office:value="0.049304055">
                <text:p>0.04930405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Find count normalized</text:p>
        </chart:title>
        <chart:legend chart:legend-position="end" svg:x="12.857cm" svg:y="3.205cm" style:legend-expansion="high" chart:style-name="ch3"/>
        <chart:plot-area chart:style-name="ch4" table:cell-range-address="RaatoPC.D155:RaatoPC.M160 RaatoPC.C156:RaatoPC.C160" chart:data-source-has-labels="both" svg:x="0.32cm" svg:y="1.275cm" svg:width="12.217cm" svg:height="7.545cm">
          <chartooo:coordinate-region svg:x="1.232cm" svg:y="1.475cm" svg:width="10.84cm" svg:height="6.698cm"/>
          <chart:axis chart:dimension="x" chart:name="primary-x" chart:style-name="ch5" chartooo:axis-type="auto">
            <chartooo:date-scale/>
            <chart:categories table:cell-range-address="RaatoPC.D155:RaatoPC.M1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56:RaatoPC.M156" chart:label-cell-address="RaatoPC.C156:RaatoPC.C156" chart:class="chart:line">
            <chart:data-point chart:repeated="10"/>
          </chart:series>
          <chart:series chart:style-name="ch8" chart:values-cell-range-address="RaatoPC.D157:RaatoPC.M157" chart:label-cell-address="RaatoPC.C157:RaatoPC.C157" chart:class="chart:line">
            <chart:data-point chart:repeated="10"/>
          </chart:series>
          <chart:series chart:style-name="ch9" chart:values-cell-range-address="RaatoPC.D158:RaatoPC.M158" chart:label-cell-address="RaatoPC.C158:RaatoPC.C158" chart:class="chart:line">
            <chart:data-point chart:repeated="10"/>
          </chart:series>
          <chart:series chart:style-name="ch10" chart:values-cell-range-address="RaatoPC.D159:RaatoPC.M159" chart:label-cell-address="RaatoPC.C159:RaatoPC.C159" chart:class="chart:line">
            <chart:data-point chart:repeated="10"/>
          </chart:series>
          <chart:series chart:style-name="ch11" chart:values-cell-range-address="RaatoPC.D160:RaatoPC.M160" chart:label-cell-address="RaatoPC.C160:RaatoPC.C16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55:RaatoPC.M15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56:RaatoPC.C156</svg:desc>
                </draw:g>
              </table:table-cell>
              <table:table-cell office:value-type="float" office:value="0.06256">
                <text:p>0.06256</text:p>
                <draw:g>
                  <svg:desc>RaatoPC.D156:RaatoPC.M156</svg:desc>
                </draw:g>
              </table:table-cell>
              <table:table-cell office:value-type="float" office:value="0.014154">
                <text:p>0.014154</text:p>
              </table:table-cell>
              <table:table-cell office:value-type="float" office:value="0.008312">
                <text:p>0.008312</text:p>
              </table:table-cell>
              <table:table-cell office:value-type="float" office:value="0.00407">
                <text:p>0.00407</text:p>
              </table:table-cell>
              <table:table-cell office:value-type="float" office:value="0.0015098">
                <text:p>0.0015098</text:p>
              </table:table-cell>
              <table:table-cell office:value-type="float" office:value="0.0008227">
                <text:p>0.0008227</text:p>
              </table:table-cell>
              <table:table-cell office:value-type="float" office:value="0.00040585">
                <text:p>0.00040585</text:p>
              </table:table-cell>
              <table:table-cell office:value-type="float" office:value="0.00016896">
                <text:p>0.00016896</text:p>
              </table:table-cell>
              <table:table-cell office:value-type="float" office:value="0.00008314">
                <text:p>0.00008314</text:p>
              </table:table-cell>
              <table:table-cell office:value-type="float" office:value="0.000042235">
                <text:p>0.000042235</text:p>
              </table:table-cell>
            </table:table-row>
            <table:table-row>
              <table:table-cell office:value-type="string">
                <text:p>Flat cached</text:p>
                <draw:g>
                  <svg:desc>RaatoPC.C157:RaatoPC.C157</svg:desc>
                </draw:g>
              </table:table-cell>
              <table:table-cell office:value-type="float" office:value="0.03755">
                <text:p>0.03755</text:p>
                <draw:g>
                  <svg:desc>RaatoPC.D157:RaatoPC.M157</svg:desc>
                </draw:g>
              </table:table-cell>
              <table:table-cell office:value-type="float" office:value="0.012628">
                <text:p>0.012628</text:p>
              </table:table-cell>
              <table:table-cell office:value-type="float" office:value="0.007793">
                <text:p>0.007793</text:p>
              </table:table-cell>
              <table:table-cell office:value-type="float" office:value="0.0041615">
                <text:p>0.0041615</text:p>
              </table:table-cell>
              <table:table-cell office:value-type="float" office:value="0.001665">
                <text:p>0.001665</text:p>
              </table:table-cell>
              <table:table-cell office:value-type="float" office:value="0.0007423">
                <text:p>0.0007423</text:p>
              </table:table-cell>
              <table:table-cell office:value-type="float" office:value="0.0003943">
                <text:p>0.0003943</text:p>
              </table:table-cell>
              <table:table-cell office:value-type="float" office:value="0.0001578">
                <text:p>0.0001578</text:p>
              </table:table-cell>
              <table:table-cell office:value-type="float" office:value="0.0000774">
                <text:p>0.0000774</text:p>
              </table:table-cell>
              <table:table-cell office:value-type="float" office:value="0.00004152">
                <text:p>0.00004152</text:p>
              </table:table-cell>
            </table:table-row>
            <table:table-row>
              <table:table-cell office:value-type="string">
                <text:p>Flat cold</text:p>
                <draw:g>
                  <svg:desc>RaatoPC.C158:RaatoPC.C158</svg:desc>
                </draw:g>
              </table:table-cell>
              <table:table-cell office:value-type="float" office:value="0.0359">
                <text:p>0.0359</text:p>
                <draw:g>
                  <svg:desc>RaatoPC.D158:RaatoPC.M158</svg:desc>
                </draw:g>
              </table:table-cell>
              <table:table-cell office:value-type="float" office:value="0.012554">
                <text:p>0.012554</text:p>
              </table:table-cell>
              <table:table-cell office:value-type="float" office:value="0.007191">
                <text:p>0.007191</text:p>
              </table:table-cell>
              <table:table-cell office:value-type="float" office:value="0.004096">
                <text:p>0.004096</text:p>
              </table:table-cell>
              <table:table-cell office:value-type="float" office:value="0.0015622">
                <text:p>0.0015622</text:p>
              </table:table-cell>
              <table:table-cell office:value-type="float" office:value="0.0007308">
                <text:p>0.0007308</text:p>
              </table:table-cell>
              <table:table-cell office:value-type="float" office:value="0.0003384">
                <text:p>0.0003384</text:p>
              </table:table-cell>
              <table:table-cell office:value-type="float" office:value="0.0001313">
                <text:p>0.0001313</text:p>
              </table:table-cell>
              <table:table-cell office:value-type="float" office:value="0.00006527">
                <text:p>0.00006527</text:p>
              </table:table-cell>
              <table:table-cell office:value-type="float" office:value="0.00003206">
                <text:p>0.00003206</text:p>
              </table:table-cell>
            </table:table-row>
            <table:table-row>
              <table:table-cell office:value-type="string">
                <text:p>Naive</text:p>
                <draw:g>
                  <svg:desc>RaatoPC.C159:RaatoPC.C159</svg:desc>
                </draw:g>
              </table:table-cell>
              <table:table-cell office:value-type="float" office:value="0.11531">
                <text:p>0.11531</text:p>
                <draw:g>
                  <svg:desc>RaatoPC.D159:RaatoPC.M159</svg:desc>
                </draw:g>
              </table:table-cell>
              <table:table-cell office:value-type="float" office:value="0.061836">
                <text:p>0.061836</text:p>
              </table:table-cell>
              <table:table-cell office:value-type="float" office:value="0.049624">
                <text:p>0.049624</text:p>
              </table:table-cell>
              <table:table-cell office:value-type="float" office:value="0.041498">
                <text:p>0.041498</text:p>
              </table:table-cell>
              <table:table-cell office:value-type="float" office:value="0.0350412">
                <text:p>0.0350412</text:p>
              </table:table-cell>
              <table:table-cell office:value-type="float" office:value="0.0329741">
                <text:p>0.0329741</text:p>
              </table:table-cell>
              <table:table-cell office:value-type="float" office:value="0.04489425">
                <text:p>0.04489425</text:p>
              </table:table-cell>
              <table:table-cell office:value-type="float" office:value="0.0482553">
                <text:p>0.0482553</text:p>
              </table:table-cell>
              <table:table-cell office:value-type="float" office:value="0.04713921">
                <text:p>0.04713921</text:p>
              </table:table-cell>
              <table:table-cell office:value-type="float" office:value="0.04832652">
                <text:p>0.04832652</text:p>
              </table:table-cell>
            </table:table-row>
            <table:table-row>
              <table:table-cell office:value-type="string">
                <text:p>Pooled</text:p>
                <draw:g>
                  <svg:desc>RaatoPC.C160:RaatoPC.C160</svg:desc>
                </draw:g>
              </table:table-cell>
              <table:table-cell office:value-type="float" office:value="0.12406">
                <text:p>0.12406</text:p>
                <draw:g>
                  <svg:desc>RaatoPC.D160:RaatoPC.M160</svg:desc>
                </draw:g>
              </table:table-cell>
              <table:table-cell office:value-type="float" office:value="0.07396">
                <text:p>0.07396</text:p>
              </table:table-cell>
              <table:table-cell office:value-type="float" office:value="0.062212">
                <text:p>0.062212</text:p>
              </table:table-cell>
              <table:table-cell office:value-type="float" office:value="0.0538145">
                <text:p>0.0538145</text:p>
              </table:table-cell>
              <table:table-cell office:value-type="float" office:value="0.0461794">
                <text:p>0.0461794</text:p>
              </table:table-cell>
              <table:table-cell office:value-type="float" office:value="0.0494875">
                <text:p>0.0494875</text:p>
              </table:table-cell>
              <table:table-cell office:value-type="float" office:value="0.0516642">
                <text:p>0.0516642</text:p>
              </table:table-cell>
              <table:table-cell office:value-type="float" office:value="0.0510204">
                <text:p>0.0510204</text:p>
              </table:table-cell>
              <table:table-cell office:value-type="float" office:value="0.04791725">
                <text:p>0.04791725</text:p>
              </table:table-cell>
              <table:table-cell office:value-type="float" office:value="0.046035295">
                <text:p>0.04603529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454cm" style:legend-expansion="high" chart:style-name="ch3"/>
        <chart:plot-area chart:style-name="ch4" table:cell-range-address="RaatoPC.D121:RaatoPC.M125 RaatoPC.C122:RaatoPC.C125" chart:data-source-has-labels="both" svg:x="0.32cm" svg:y="1.275cm" svg:width="12.217cm" svg:height="7.545cm">
          <chartooo:coordinate-region svg:x="0.756cm" svg:y="1.475cm" svg:width="11.316cm" svg:height="6.698cm"/>
          <chart:axis chart:dimension="x" chart:name="primary-x" chart:style-name="ch5" chartooo:axis-type="auto">
            <chartooo:date-scale/>
            <chart:categories table:cell-range-address="RaatoPC.D121:RaatoPC.M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22:RaatoPC.M122" chart:label-cell-address="RaatoPC.C122:RaatoPC.C122" chart:class="chart:line">
            <chart:data-point chart:repeated="10"/>
          </chart:series>
          <chart:series chart:style-name="ch8" chart:values-cell-range-address="RaatoPC.D123:RaatoPC.M123" chart:label-cell-address="RaatoPC.C123:RaatoPC.C123" chart:class="chart:line">
            <chart:data-point chart:repeated="10"/>
          </chart:series>
          <chart:series chart:style-name="ch9" chart:values-cell-range-address="RaatoPC.D124:RaatoPC.M124" chart:label-cell-address="RaatoPC.C124:RaatoPC.C124" chart:class="chart:line">
            <chart:data-point chart:repeated="10"/>
          </chart:series>
          <chart:series chart:style-name="ch10" chart:values-cell-range-address="RaatoPC.D125:RaatoPC.M125" chart:label-cell-address="RaatoPC.C125:RaatoPC.C12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21:RaatoPC.M12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22:RaatoPC.C122</svg:desc>
                </draw:g>
              </table:table-cell>
              <table:table-cell office:value-type="float" office:value="1.6181">
                <text:p>1.6181</text:p>
                <draw:g>
                  <svg:desc>RaatoPC.D122:RaatoPC.M122</svg:desc>
                </draw:g>
              </table:table-cell>
              <table:table-cell office:value-type="float" office:value="1.7579">
                <text:p>1.7579</text:p>
              </table:table-cell>
              <table:table-cell office:value-type="float" office:value="1.9346">
                <text:p>1.9346</text:p>
              </table:table-cell>
              <table:table-cell office:value-type="float" office:value="2.0026">
                <text:p>2.0026</text:p>
              </table:table-cell>
              <table:table-cell office:value-type="float" office:value="2.1542">
                <text:p>2.1542</text:p>
              </table:table-cell>
              <table:table-cell office:value-type="float" office:value="2.3151">
                <text:p>2.3151</text:p>
              </table:table-cell>
              <table:table-cell office:value-type="float" office:value="2.7185">
                <text:p>2.7185</text:p>
              </table:table-cell>
              <table:table-cell office:value-type="float" office:value="3.2848">
                <text:p>3.2848</text:p>
              </table:table-cell>
              <table:table-cell office:value-type="float" office:value="4.3763">
                <text:p>4.3763</text:p>
              </table:table-cell>
              <table:table-cell office:value-type="float" office:value="6.5771">
                <text:p>6.5771</text:p>
              </table:table-cell>
            </table:table-row>
            <table:table-row>
              <table:table-cell office:value-type="string">
                <text:p>Flat cached</text:p>
                <draw:g>
                  <svg:desc>RaatoPC.C123:RaatoPC.C123</svg:desc>
                </draw:g>
              </table:table-cell>
              <table:table-cell office:value-type="float" office:value="1.5015">
                <text:p>1.5015</text:p>
                <draw:g>
                  <svg:desc>RaatoPC.D123:RaatoPC.M123</svg:desc>
                </draw:g>
              </table:table-cell>
              <table:table-cell office:value-type="float" office:value="1.8533">
                <text:p>1.8533</text:p>
              </table:table-cell>
              <table:table-cell office:value-type="float" office:value="1.9175">
                <text:p>1.9175</text:p>
              </table:table-cell>
              <table:table-cell office:value-type="float" office:value="1.9964">
                <text:p>1.9964</text:p>
              </table:table-cell>
              <table:table-cell office:value-type="float" office:value="2.0931">
                <text:p>2.0931</text:p>
              </table:table-cell>
              <table:table-cell office:value-type="float" office:value="2.2629">
                <text:p>2.2629</text:p>
              </table:table-cell>
              <table:table-cell office:value-type="float" office:value="2.5481">
                <text:p>2.5481</text:p>
              </table:table-cell>
              <table:table-cell office:value-type="float" office:value="3.3113">
                <text:p>3.3113</text:p>
              </table:table-cell>
              <table:table-cell office:value-type="float" office:value="4.3673">
                <text:p>4.3673</text:p>
              </table:table-cell>
              <table:table-cell office:value-type="float" office:value="6.265">
                <text:p>6.265</text:p>
              </table:table-cell>
            </table:table-row>
            <table:table-row>
              <table:table-cell office:value-type="string">
                <text:p>Naive</text:p>
                <draw:g>
                  <svg:desc>RaatoPC.C124:RaatoPC.C124</svg:desc>
                </draw:g>
              </table:table-cell>
              <table:table-cell office:value-type="float" office:value="3.0493">
                <text:p>3.0493</text:p>
                <draw:g>
                  <svg:desc>RaatoPC.D124:RaatoPC.M124</svg:desc>
                </draw:g>
              </table:table-cell>
              <table:table-cell office:value-type="float" office:value="3.5049">
                <text:p>3.5049</text:p>
              </table:table-cell>
              <table:table-cell office:value-type="float" office:value="3.5861">
                <text:p>3.5861</text:p>
              </table:table-cell>
              <table:table-cell office:value-type="float" office:value="3.5609">
                <text:p>3.5609</text:p>
              </table:table-cell>
              <table:table-cell office:value-type="float" office:value="3.5053">
                <text:p>3.5053</text:p>
              </table:table-cell>
              <table:table-cell office:value-type="float" office:value="3.5345">
                <text:p>3.5345</text:p>
              </table:table-cell>
              <table:table-cell office:value-type="float" office:value="3.5875">
                <text:p>3.5875</text:p>
              </table:table-cell>
              <table:table-cell office:value-type="float" office:value="3.7877">
                <text:p>3.7877</text:p>
              </table:table-cell>
              <table:table-cell office:value-type="float" office:value="3.83">
                <text:p>3.83</text:p>
              </table:table-cell>
              <table:table-cell office:value-type="float" office:value="3.9732">
                <text:p>3.9732</text:p>
              </table:table-cell>
            </table:table-row>
            <table:table-row>
              <table:table-cell office:value-type="string">
                <text:p>Pooled</text:p>
                <draw:g>
                  <svg:desc>RaatoPC.C125:RaatoPC.C125</svg:desc>
                </draw:g>
              </table:table-cell>
              <table:table-cell office:value-type="float" office:value="1.6711">
                <text:p>1.6711</text:p>
                <draw:g>
                  <svg:desc>RaatoPC.D125:RaatoPC.M125</svg:desc>
                </draw:g>
              </table:table-cell>
              <table:table-cell office:value-type="float" office:value="1.762">
                <text:p>1.762</text:p>
              </table:table-cell>
              <table:table-cell office:value-type="float" office:value="1.8785">
                <text:p>1.8785</text:p>
              </table:table-cell>
              <table:table-cell office:value-type="float" office:value="1.9479">
                <text:p>1.9479</text:p>
              </table:table-cell>
              <table:table-cell office:value-type="float" office:value="2.193">
                <text:p>2.193</text:p>
              </table:table-cell>
              <table:table-cell office:value-type="float" office:value="2.2387">
                <text:p>2.2387</text:p>
              </table:table-cell>
              <table:table-cell office:value-type="float" office:value="2.6593">
                <text:p>2.6593</text:p>
              </table:table-cell>
              <table:table-cell office:value-type="float" office:value="3.1928">
                <text:p>3.1928</text:p>
              </table:table-cell>
              <table:table-cell office:value-type="float" office:value="3.5597">
                <text:p>3.5597</text:p>
              </table:table-cell>
              <table:table-cell office:value-type="float" office:value="3.8888">
                <text:p>3.888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61cm" svg:y="0.316cm" chart:style-name="ch2">
          <text:p>Find max depth, Flat tree, SIMD</text:p>
        </chart:title>
        <chart:legend chart:legend-position="end" svg:x="14.074cm" svg:y="4.201cm" style:legend-expansion="high" chart:style-name="ch3"/>
        <chart:plot-area chart:style-name="ch4" table:cell-range-address="RaatoPC.D152:RaatoPC.M153 RaatoPC.C153:RaatoPC.C153" chart:data-source-has-labels="both" svg:x="0.32cm" svg:y="1.275cm" svg:width="13.434cm" svg:height="7.545cm">
          <chartooo:coordinate-region svg:x="0.756cm" svg:y="1.474cm" svg:width="12.533cm" svg:height="6.699cm"/>
          <chart:axis chart:dimension="x" chart:name="primary-x" chart:style-name="ch5" chartooo:axis-type="auto">
            <chartooo:date-scale/>
            <chart:categories table:cell-range-address="RaatoPC.D152:RaatoPC.M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53:RaatoPC.M153" chart:label-cell-address="RaatoPC.C153:RaatoPC.C153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52:RaatoPC.M15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53:RaatoPC.C153</svg:desc>
                </draw:g>
              </table:table-cell>
              <table:table-cell office:value-type="float" office:value="0.6442">
                <text:p>0.6442</text:p>
                <draw:g>
                  <svg:desc>RaatoPC.D153:RaatoPC.M153</svg:desc>
                </draw:g>
              </table:table-cell>
              <table:table-cell office:value-type="float" office:value="0.8054">
                <text:p>0.8054</text:p>
              </table:table-cell>
              <table:table-cell office:value-type="float" office:value="0.9203">
                <text:p>0.9203</text:p>
              </table:table-cell>
              <table:table-cell office:value-type="float" office:value="0.9122">
                <text:p>0.9122</text:p>
              </table:table-cell>
              <table:table-cell office:value-type="float" office:value="0.997">
                <text:p>0.997</text:p>
              </table:table-cell>
              <table:table-cell office:value-type="float" office:value="1.2152">
                <text:p>1.2152</text:p>
              </table:table-cell>
              <table:table-cell office:value-type="float" office:value="1.7059">
                <text:p>1.7059</text:p>
              </table:table-cell>
              <table:table-cell office:value-type="float" office:value="2.4524">
                <text:p>2.4524</text:p>
              </table:table-cell>
              <table:table-cell office:value-type="float" office:value="3.611">
                <text:p>3.611</text:p>
              </table:table-cell>
              <table:table-cell office:value-type="float" office:value="7.1744">
                <text:p>7.174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cm" svg:y="0.316cm" chart:style-name="ch2">
          <text:p>Normalized whole array transformation multiplication pass</text:p>
        </chart:title>
        <chart:legend chart:legend-position="end" svg:x="13.121cm" svg:y="2.956cm" style:legend-expansion="high" chart:style-name="ch3"/>
        <chart:plot-area chart:style-name="ch4" table:cell-range-address="RaatoPC.D100:RaatoPC.O106 RaatoPC.C101:RaatoPC.C106" chart:data-source-has-labels="both" svg:x="1.331cm" svg:y="1.275cm" svg:width="11.47cm" svg:height="6.564cm">
          <chartooo:coordinate-region svg:x="2.243cm" svg:y="1.474cm" svg:width="10.186cm" svg:height="5.718cm"/>
          <chart:axis chart:dimension="x" chart:name="primary-x" chart:style-name="ch5" chartooo:axis-type="auto">
            <chartooo:date-scale/>
            <chart:title svg:x="6.175cm" svg:y="8.019cm" chart:style-name="ch6">
              <text:p>Node count</text:p>
            </chart:title>
            <chart:categories table:cell-range-address="RaatoPC.D100:RaatoPC.O100"/>
          </chart:axis>
          <chart:axis chart:dimension="y" chart:name="primary-y" chart:style-name="ch5">
            <chart:title svg:x="0.451cm" svg:y="6.493cm" chart:style-name="ch7">
              <text:p>Time per node (µs / node)</text:p>
            </chart:title>
            <chart:grid chart:style-name="ch8" chart:class="major"/>
          </chart:axis>
          <chart:series chart:style-name="ch9" chart:values-cell-range-address="RaatoPC.D101:RaatoPC.O101" chart:label-cell-address="RaatoPC.C101:RaatoPC.C101" chart:class="chart:line">
            <chart:data-point chart:repeated="12"/>
          </chart:series>
          <chart:series chart:style-name="ch10" chart:values-cell-range-address="RaatoPC.D102:RaatoPC.O102" chart:label-cell-address="RaatoPC.C102:RaatoPC.C102" chart:class="chart:line">
            <chart:data-point chart:repeated="12"/>
          </chart:series>
          <chart:series chart:style-name="ch11" chart:values-cell-range-address="RaatoPC.D103:RaatoPC.O103" chart:label-cell-address="RaatoPC.C103:RaatoPC.C103" chart:class="chart:line">
            <chart:data-point chart:repeated="12"/>
          </chart:series>
          <chart:series chart:style-name="ch12" chart:values-cell-range-address="RaatoPC.D104:RaatoPC.O104" chart:label-cell-address="RaatoPC.C104:RaatoPC.C104" chart:class="chart:line">
            <chart:data-point chart:repeated="12"/>
          </chart:series>
          <chart:series chart:style-name="ch13" chart:values-cell-range-address="RaatoPC.D105:RaatoPC.O105" chart:label-cell-address="RaatoPC.C105:RaatoPC.C105" chart:class="chart:line">
            <chart:data-point chart:repeated="12"/>
          </chart:series>
          <chart:series chart:style-name="ch14" chart:values-cell-range-address="RaatoPC.D106:RaatoPC.O106" chart:label-cell-address="RaatoPC.C106:RaatoPC.C106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00:RaatoPC.O10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01:RaatoPC.C101</svg:desc>
                </draw:g>
              </table:table-cell>
              <table:table-cell office:value-type="float" office:value="0.07667">
                <text:p>0.07667</text:p>
                <draw:g>
                  <svg:desc>RaatoPC.D101:RaatoPC.O101</svg:desc>
                </draw:g>
              </table:table-cell>
              <table:table-cell office:value-type="float" office:value="0.042745">
                <text:p>0.042745</text:p>
              </table:table-cell>
              <table:table-cell office:value-type="float" office:value="0.02444">
                <text:p>0.02444</text:p>
              </table:table-cell>
              <table:table-cell office:value-type="float" office:value="0.017734">
                <text:p>0.017734</text:p>
              </table:table-cell>
              <table:table-cell office:value-type="float" office:value="0.014421">
                <text:p>0.014421</text:p>
              </table:table-cell>
              <table:table-cell office:value-type="float" office:value="0.012958">
                <text:p>0.012958</text:p>
              </table:table-cell>
              <table:table-cell office:value-type="float" office:value="0.0123902">
                <text:p>0.0123902</text:p>
              </table:table-cell>
              <table:table-cell office:value-type="float" office:value="0.0123085333333333">
                <text:p>0.0123085333333333</text:p>
              </table:table-cell>
              <table:table-cell office:value-type="float" office:value="0.0129891">
                <text:p>0.0129891</text:p>
              </table:table-cell>
              <table:table-cell office:value-type="float" office:value="0.01199984">
                <text:p>0.01199984</text:p>
              </table:table-cell>
              <table:table-cell office:value-type="float" office:value="0.0119154666666667">
                <text:p>0.0119154666666667</text:p>
              </table:table-cell>
              <table:table-cell office:value-type="float" office:value="0.0118338857142857">
                <text:p>0.0118338857142857</text:p>
              </table:table-cell>
            </table:table-row>
            <table:table-row>
              <table:table-cell office:value-type="string">
                <text:p>Pooled</text:p>
                <draw:g>
                  <svg:desc>RaatoPC.C102:RaatoPC.C102</svg:desc>
                </draw:g>
              </table:table-cell>
              <table:table-cell office:value-type="float" office:value="0.13951">
                <text:p>0.13951</text:p>
                <draw:g>
                  <svg:desc>RaatoPC.D102:RaatoPC.O102</svg:desc>
                </draw:g>
              </table:table-cell>
              <table:table-cell office:value-type="float" office:value="0.089755">
                <text:p>0.089755</text:p>
              </table:table-cell>
              <table:table-cell office:value-type="float" office:value="0.062966">
                <text:p>0.062966</text:p>
              </table:table-cell>
              <table:table-cell office:value-type="float" office:value="0.055047">
                <text:p>0.055047</text:p>
              </table:table-cell>
              <table:table-cell office:value-type="float" office:value="0.048616">
                <text:p>0.048616</text:p>
              </table:table-cell>
              <table:table-cell office:value-type="float" office:value="0.0424054">
                <text:p>0.0424054</text:p>
              </table:table-cell>
              <table:table-cell office:value-type="float" office:value="0.0408104">
                <text:p>0.0408104</text:p>
              </table:table-cell>
              <table:table-cell office:value-type="float" office:value="0.0421695333333333">
                <text:p>0.0421695333333333</text:p>
              </table:table-cell>
              <table:table-cell office:value-type="float" office:value="0.0469885">
                <text:p>0.0469885</text:p>
              </table:table-cell>
              <table:table-cell office:value-type="float" office:value="0.049119">
                <text:p>0.049119</text:p>
              </table:table-cell>
              <table:table-cell office:value-type="float" office:value="0.0493457">
                <text:p>0.0493457</text:p>
              </table:table-cell>
              <table:table-cell office:value-type="float" office:value="0.0500413714285714">
                <text:p>0.0500413714285714</text:p>
              </table:table-cell>
            </table:table-row>
            <table:table-row>
              <table:table-cell office:value-type="string">
                <text:p>Naive</text:p>
                <draw:g>
                  <svg:desc>RaatoPC.C103:RaatoPC.C103</svg:desc>
                </draw:g>
              </table:table-cell>
              <table:table-cell office:value-type="float" office:value="0.1711">
                <text:p>0.1711</text:p>
                <draw:g>
                  <svg:desc>RaatoPC.D103:RaatoPC.O103</svg:desc>
                </draw:g>
              </table:table-cell>
              <table:table-cell office:value-type="float" office:value="0.11135">
                <text:p>0.11135</text:p>
              </table:table-cell>
              <table:table-cell office:value-type="float" office:value="0.069804">
                <text:p>0.069804</text:p>
              </table:table-cell>
              <table:table-cell office:value-type="float" office:value="0.058957">
                <text:p>0.058957</text:p>
              </table:table-cell>
              <table:table-cell office:value-type="float" office:value="0.0499035">
                <text:p>0.0499035</text:p>
              </table:table-cell>
              <table:table-cell office:value-type="float" office:value="0.0464952">
                <text:p>0.0464952</text:p>
              </table:table-cell>
              <table:table-cell office:value-type="float" office:value="0.0458528">
                <text:p>0.0458528</text:p>
              </table:table-cell>
              <table:table-cell office:value-type="float" office:value="0.0539774">
                <text:p>0.0539774</text:p>
              </table:table-cell>
              <table:table-cell office:value-type="float" office:value="0.05381505">
                <text:p>0.05381505</text:p>
              </table:table-cell>
              <table:table-cell office:value-type="float" office:value="0.05366672">
                <text:p>0.05366672</text:p>
              </table:table-cell>
              <table:table-cell office:value-type="float" office:value="0.0546932">
                <text:p>0.0546932</text:p>
              </table:table-cell>
              <table:table-cell office:value-type="float" office:value="0.0558164571428571">
                <text:p>0.0558164571428571</text:p>
              </table:table-cell>
            </table:table-row>
            <table:table-row>
              <table:table-cell office:value-type="string">
                <text:p>Flat 10</text:p>
                <draw:g>
                  <svg:desc>RaatoPC.C104:RaatoPC.C104</svg:desc>
                </draw:g>
              </table:table-cell>
              <table:table-cell office:value-type="float" office:value="0.01093">
                <text:p>0.01093</text:p>
                <draw:g>
                  <svg:desc>RaatoPC.D104:RaatoPC.O104</svg:desc>
                </draw:g>
              </table:table-cell>
              <table:table-cell office:value-type="float" office:value="0.01135">
                <text:p>0.01135</text:p>
              </table:table-cell>
              <table:table-cell office:value-type="float" office:value="0.011618">
                <text:p>0.011618</text:p>
              </table:table-cell>
              <table:table-cell office:value-type="float" office:value="0.010987">
                <text:p>0.010987</text:p>
              </table:table-cell>
              <table:table-cell office:value-type="float" office:value="0.011359">
                <text:p>0.011359</text:p>
              </table:table-cell>
              <table:table-cell office:value-type="float" office:value="0.0110706">
                <text:p>0.0110706</text:p>
              </table:table-cell>
              <table:table-cell office:value-type="float" office:value="0.0112181">
                <text:p>0.0112181</text:p>
              </table:table-cell>
              <table:table-cell office:value-type="float" office:value="0.0112330666666667">
                <text:p>0.0112330666666667</text:p>
              </table:table-cell>
              <table:table-cell office:value-type="float" office:value="0.01132315">
                <text:p>0.01132315</text:p>
              </table:table-cell>
              <table:table-cell office:value-type="float" office:value="0.01116236">
                <text:p>0.01116236</text:p>
              </table:table-cell>
              <table:table-cell office:value-type="float" office:value="0.0114156333333333">
                <text:p>0.0114156333333333</text:p>
              </table:table-cell>
              <table:table-cell office:value-type="float" office:value="0.0111363714285714">
                <text:p>0.0111363714285714</text:p>
              </table:table-cell>
            </table:table-row>
            <table:table-row>
              <table:table-cell office:value-type="string">
                <text:p>Pooled 10</text:p>
                <draw:g>
                  <svg:desc>RaatoPC.C105:RaatoPC.C105</svg:desc>
                </draw:g>
              </table:table-cell>
              <table:table-cell office:value-type="float" office:value="0.01128">
                <text:p>0.01128</text:p>
                <draw:g>
                  <svg:desc>RaatoPC.D105:RaatoPC.O105</svg:desc>
                </draw:g>
              </table:table-cell>
              <table:table-cell office:value-type="float" office:value="0.010845">
                <text:p>0.010845</text:p>
              </table:table-cell>
              <table:table-cell office:value-type="float" office:value="0.00946">
                <text:p>0.00946</text:p>
              </table:table-cell>
              <table:table-cell office:value-type="float" office:value="0.009606">
                <text:p>0.009606</text:p>
              </table:table-cell>
              <table:table-cell office:value-type="float" office:value="0.0096055">
                <text:p>0.0096055</text:p>
              </table:table-cell>
              <table:table-cell office:value-type="float" office:value="0.0108224">
                <text:p>0.0108224</text:p>
              </table:table-cell>
              <table:table-cell office:value-type="float" office:value="0.0129798">
                <text:p>0.0129798</text:p>
              </table:table-cell>
              <table:table-cell office:value-type="float" office:value="0.0147086666666667">
                <text:p>0.0147086666666667</text:p>
              </table:table-cell>
              <table:table-cell office:value-type="float" office:value="0.0159307">
                <text:p>0.0159307</text:p>
              </table:table-cell>
              <table:table-cell office:value-type="float" office:value="0.01702048">
                <text:p>0.01702048</text:p>
              </table:table-cell>
              <table:table-cell office:value-type="float" office:value="0.0177821666666667">
                <text:p>0.0177821666666667</text:p>
              </table:table-cell>
              <table:table-cell office:value-type="float" office:value="0.0184849142857143">
                <text:p>0.0184849142857143</text:p>
              </table:table-cell>
            </table:table-row>
            <table:table-row>
              <table:table-cell office:value-type="string">
                <text:p>Naive 10</text:p>
                <draw:g>
                  <svg:desc>RaatoPC.C106:RaatoPC.C106</svg:desc>
                </draw:g>
              </table:table-cell>
              <table:table-cell office:value-type="float" office:value="0.01066">
                <text:p>0.01066</text:p>
                <draw:g>
                  <svg:desc>RaatoPC.D106:RaatoPC.O106</svg:desc>
                </draw:g>
              </table:table-cell>
              <table:table-cell office:value-type="float" office:value="0.00966">
                <text:p>0.00966</text:p>
              </table:table-cell>
              <table:table-cell office:value-type="float" office:value="0.009354">
                <text:p>0.009354</text:p>
              </table:table-cell>
              <table:table-cell office:value-type="float" office:value="0.009288">
                <text:p>0.009288</text:p>
              </table:table-cell>
              <table:table-cell office:value-type="float" office:value="0.0092895">
                <text:p>0.0092895</text:p>
              </table:table-cell>
              <table:table-cell office:value-type="float" office:value="0.0110312">
                <text:p>0.0110312</text:p>
              </table:table-cell>
              <table:table-cell office:value-type="float" office:value="0.0127222">
                <text:p>0.0127222</text:p>
              </table:table-cell>
              <table:table-cell office:value-type="float" office:value="0.0143608666666667">
                <text:p>0.0143608666666667</text:p>
              </table:table-cell>
              <table:table-cell office:value-type="float" office:value="0.01557425">
                <text:p>0.01557425</text:p>
              </table:table-cell>
              <table:table-cell office:value-type="float" office:value="0.01695068">
                <text:p>0.01695068</text:p>
              </table:table-cell>
              <table:table-cell office:value-type="float" office:value="0.0177733666666667">
                <text:p>0.0177733666666667</text:p>
              </table:table-cell>
              <table:table-cell office:value-type="float" office:value="0.018705">
                <text:p>0.0187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22cm" svg:y="0.316cm" chart:style-name="ch2">
          <text:p>Whole array transform mutliplication pass</text:p>
        </chart:title>
        <chart:legend chart:legend-position="end" svg:x="13.598cm" svg:y="2.956cm" style:legend-expansion="high" chart:style-name="ch3"/>
        <chart:plot-area chart:style-name="ch4" table:cell-range-address="Janne.D69:Janne.O75 Janne.C70:Janne.C75" chart:data-source-has-labels="both" svg:x="1.331cm" svg:y="1.275cm" svg:width="11.947cm" svg:height="6.564cm">
          <chartooo:coordinate-region svg:x="2.138cm" svg:y="1.474cm" svg:width="10.768cm" svg:height="5.718cm"/>
          <chart:axis chart:dimension="x" chart:name="primary-x" chart:style-name="ch5" chartooo:axis-type="auto">
            <chartooo:date-scale/>
            <chart:title svg:x="6.413cm" svg:y="8.019cm" chart:style-name="ch6">
              <text:p>Node count</text:p>
            </chart:title>
            <chart:categories table:cell-range-address="Janne.D69:Janne.O69"/>
          </chart:axis>
          <chart:axis chart:dimension="y" chart:name="primary-y" chart:style-name="ch5">
            <chart:title svg:x="0.451cm" svg:y="5.567cm" chart:style-name="ch7">
              <text:p>Duration (µs)</text:p>
            </chart:title>
            <chart:grid chart:style-name="ch8" chart:class="major"/>
          </chart:axis>
          <chart:series chart:style-name="ch9" chart:values-cell-range-address="Janne.D70:Janne.O70" chart:label-cell-address="Janne.C70:Janne.C70" chart:class="chart:line">
            <chart:data-point chart:repeated="12"/>
          </chart:series>
          <chart:series chart:style-name="ch10" chart:values-cell-range-address="Janne.D71:Janne.O71" chart:label-cell-address="Janne.C71:Janne.C71" chart:class="chart:line">
            <chart:data-point chart:repeated="12"/>
          </chart:series>
          <chart:series chart:style-name="ch11" chart:values-cell-range-address="Janne.D72:Janne.O72" chart:label-cell-address="Janne.C72:Janne.C72" chart:class="chart:line">
            <chart:data-point chart:repeated="12"/>
          </chart:series>
          <chart:series chart:style-name="ch12" chart:values-cell-range-address="Janne.D73:Janne.O73" chart:label-cell-address="Janne.C73:Janne.C73" chart:class="chart:line">
            <chart:data-point chart:repeated="12"/>
          </chart:series>
          <chart:series chart:style-name="ch13" chart:values-cell-range-address="Janne.D74:Janne.O74" chart:label-cell-address="Janne.C74:Janne.C74" chart:class="chart:line">
            <chart:data-point chart:repeated="12"/>
          </chart:series>
          <chart:series chart:style-name="ch14" chart:values-cell-range-address="Janne.D75:Janne.O75" chart:label-cell-address="Janne.C75:Janne.C75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69:Janne.O6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70:Janne.C70</svg:desc>
                </draw:g>
              </table:table-cell>
              <table:table-cell office:value-type="float" office:value="0.0378">
                <text:p>0.0378</text:p>
                <draw:g>
                  <svg:desc>Janne.D70:Janne.O70</svg:desc>
                </draw:g>
              </table:table-cell>
              <table:table-cell office:value-type="float" office:value="0.0485">
                <text:p>0.0485</text:p>
              </table:table-cell>
              <table:table-cell office:value-type="float" office:value="0.0553">
                <text:p>0.0553</text:p>
              </table:table-cell>
              <table:table-cell office:value-type="float" office:value="0.0608">
                <text:p>0.0608</text:p>
              </table:table-cell>
              <table:table-cell office:value-type="float" office:value="0.0755">
                <text:p>0.0755</text:p>
              </table:table-cell>
              <table:table-cell office:value-type="float" office:value="0.0918">
                <text:p>0.0918</text:p>
              </table:table-cell>
              <table:table-cell office:value-type="float" office:value="0.1573">
                <text:p>0.1573</text:p>
              </table:table-cell>
              <table:table-cell office:value-type="float" office:value="0.2948">
                <text:p>0.2948</text:p>
              </table:table-cell>
              <table:table-cell office:value-type="float" office:value="0.6895">
                <text:p>0.6895</text:p>
              </table:table-cell>
              <table:table-cell office:value-type="float" office:value="1.5216">
                <text:p>1.5216</text:p>
              </table:table-cell>
              <table:table-cell office:value-type="float" office:value="0.1552">
                <text:p>0.1552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Pooled</text:p>
                <draw:g>
                  <svg:desc>Janne.C71:Janne.C71</svg:desc>
                </draw:g>
              </table:table-cell>
              <table:table-cell office:value-type="float" office:value="0.0329">
                <text:p>0.0329</text:p>
                <draw:g>
                  <svg:desc>Janne.D71:Janne.O71</svg:desc>
                </draw:g>
              </table:table-cell>
              <table:table-cell office:value-type="float" office:value="0.0397">
                <text:p>0.0397</text:p>
              </table:table-cell>
              <table:table-cell office:value-type="float" office:value="0.0463">
                <text:p>0.0463</text:p>
              </table:table-cell>
              <table:table-cell office:value-type="float" office:value="0.0501">
                <text:p>0.0501</text:p>
              </table:table-cell>
              <table:table-cell office:value-type="float" office:value="0.0627">
                <text:p>0.0627</text:p>
              </table:table-cell>
              <table:table-cell office:value-type="float" office:value="0.0808">
                <text:p>0.0808</text:p>
              </table:table-cell>
              <table:table-cell office:value-type="float" office:value="0.1332">
                <text:p>0.1332</text:p>
              </table:table-cell>
              <table:table-cell office:value-type="float" office:value="0.3769">
                <text:p>0.3769</text:p>
              </table:table-cell>
              <table:table-cell office:value-type="float" office:value="0.7323">
                <text:p>0.7323</text:p>
              </table:table-cell>
              <table:table-cell office:value-type="float" office:value="1.5129">
                <text:p>1.5129</text:p>
              </table:table-cell>
              <table:table-cell office:value-type="float" office:value="0">
                <text:p>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Naive</text:p>
                <draw:g>
                  <svg:desc>Janne.C72:Janne.C72</svg:desc>
                </draw:g>
              </table:table-cell>
              <table:table-cell office:value-type="float" office:value="0.1974">
                <text:p>0.1974</text:p>
                <draw:g>
                  <svg:desc>Janne.D72:Janne.O72</svg:desc>
                </draw:g>
              </table:table-cell>
              <table:table-cell office:value-type="float" office:value="0.585">
                <text:p>0.585</text:p>
              </table:table-cell>
              <table:table-cell office:value-type="float" office:value="1.013">
                <text:p>1.013</text:p>
              </table:table-cell>
              <table:table-cell office:value-type="float" office:value="1.8345">
                <text:p>1.8345</text:p>
              </table:table-cell>
              <table:table-cell office:value-type="float" office:value="4.2554">
                <text:p>4.2554</text:p>
              </table:table-cell>
              <table:table-cell office:value-type="float" office:value="8.323">
                <text:p>8.323</text:p>
              </table:table-cell>
              <table:table-cell office:value-type="float" office:value="17.4633">
                <text:p>17.4633</text:p>
              </table:table-cell>
              <table:table-cell office:value-type="float" office:value="52.1531">
                <text:p>52.1531</text:p>
              </table:table-cell>
              <table:table-cell office:value-type="float" office:value="108.4833">
                <text:p>108.4833</text:p>
              </table:table-cell>
              <table:table-cell office:value-type="float" office:value="218.3075">
                <text:p>218.3075</text:p>
              </table:table-cell>
              <table:table-cell office:value-type="float" office:value="0.3103">
                <text:p>0.3103</text:p>
              </table:table-cell>
              <table:table-cell office:value-type="float" office:value="0.3238">
                <text:p>0.3238</text:p>
              </table:table-cell>
            </table:table-row>
            <table:table-row>
              <table:table-cell office:value-type="string">
                <text:p>Flat</text:p>
                <draw:g>
                  <svg:desc>Janne.C73:Janne.C73</svg:desc>
                </draw:g>
              </table:table-cell>
              <table:table-cell office:value-type="float" office:value="0.0671">
                <text:p>0.0671</text:p>
                <draw:g>
                  <svg:desc>Janne.D73:Janne.O73</svg:desc>
                </draw:g>
              </table:table-cell>
              <table:table-cell office:value-type="float" office:value="0.093">
                <text:p>0.093</text:p>
              </table:table-cell>
              <table:table-cell office:value-type="float" office:value="0.0992">
                <text:p>0.0992</text:p>
              </table:table-cell>
              <table:table-cell office:value-type="float" office:value="0.109">
                <text:p>0.109</text:p>
              </table:table-cell>
              <table:table-cell office:value-type="float" office:value="0.1273">
                <text:p>0.1273</text:p>
              </table:table-cell>
              <table:table-cell office:value-type="float" office:value="0.1516">
                <text:p>0.1516</text:p>
              </table:table-cell>
              <table:table-cell office:value-type="float" office:value="0.1898">
                <text:p>0.1898</text:p>
              </table:table-cell>
              <table:table-cell office:value-type="float" office:value="0.2829">
                <text:p>0.2829</text:p>
              </table:table-cell>
              <table:table-cell office:value-type="float" office:value="0.5218">
                <text:p>0.5218</text:p>
              </table:table-cell>
              <table:table-cell office:value-type="float" office:value="1.0032">
                <text:p>1.0032</text:p>
              </table:table-cell>
              <table:table-cell office:value-type="float" office:value="0.3103">
                <text:p>0.3103</text:p>
              </table:table-cell>
              <table:table-cell office:value-type="float" office:value="0.1396">
                <text:p>0.1396</text:p>
              </table:table-cell>
            </table:table-row>
            <table:table-row>
              <table:table-cell office:value-type="string">
                <text:p>Pooled</text:p>
                <draw:g>
                  <svg:desc>Janne.C74:Janne.C74</svg:desc>
                </draw:g>
              </table:table-cell>
              <table:table-cell office:value-type="float" office:value="0.0578">
                <text:p>0.0578</text:p>
                <draw:g>
                  <svg:desc>Janne.D74:Janne.O74</svg:desc>
                </draw:g>
              </table:table-cell>
              <table:table-cell office:value-type="float" office:value="0.0858">
                <text:p>0.0858</text:p>
              </table:table-cell>
              <table:table-cell office:value-type="float" office:value="0.0939">
                <text:p>0.0939</text:p>
              </table:table-cell>
              <table:table-cell office:value-type="float" office:value="0.1031">
                <text:p>0.1031</text:p>
              </table:table-cell>
              <table:table-cell office:value-type="float" office:value="0.1225">
                <text:p>0.1225</text:p>
              </table:table-cell>
              <table:table-cell office:value-type="float" office:value="0.1439">
                <text:p>0.1439</text:p>
              </table:table-cell>
              <table:table-cell office:value-type="float" office:value="0.1939">
                <text:p>0.1939</text:p>
              </table:table-cell>
              <table:table-cell office:value-type="float" office:value="0.3642">
                <text:p>0.3642</text:p>
              </table:table-cell>
              <table:table-cell office:value-type="float" office:value="0.5995">
                <text:p>0.5995</text:p>
              </table:table-cell>
              <table:table-cell office:value-type="float" office:value="1.0789">
                <text:p>1.0789</text:p>
              </table:table-cell>
              <table:table-cell office:value-type="float" office:value="0.1552">
                <text:p>0.1552</text:p>
              </table:table-cell>
              <table:table-cell office:value-type="float" office:value="0.0776">
                <text:p>0.0776</text:p>
              </table:table-cell>
            </table:table-row>
            <table:table-row>
              <table:table-cell office:value-type="string">
                <text:p>Naive</text:p>
                <draw:g>
                  <svg:desc>Janne.C75:Janne.C75</svg:desc>
                </draw:g>
              </table:table-cell>
              <table:table-cell office:value-type="float" office:value="0.2643">
                <text:p>0.2643</text:p>
                <draw:g>
                  <svg:desc>Janne.D75:Janne.O75</svg:desc>
                </draw:g>
              </table:table-cell>
              <table:table-cell office:value-type="float" office:value="0.7094">
                <text:p>0.7094</text:p>
              </table:table-cell>
              <table:table-cell office:value-type="float" office:value="1.1866">
                <text:p>1.1866</text:p>
              </table:table-cell>
              <table:table-cell office:value-type="float" office:value="2.1193">
                <text:p>2.1193</text:p>
              </table:table-cell>
              <table:table-cell office:value-type="float" office:value="4.8047">
                <text:p>4.8047</text:p>
              </table:table-cell>
              <table:table-cell office:value-type="float" office:value="9.2852">
                <text:p>9.2852</text:p>
              </table:table-cell>
              <table:table-cell office:value-type="float" office:value="19.3844">
                <text:p>19.3844</text:p>
              </table:table-cell>
              <table:table-cell office:value-type="float" office:value="56.8623">
                <text:p>56.8623</text:p>
              </table:table-cell>
              <table:table-cell office:value-type="float" office:value="119.7593">
                <text:p>119.7593</text:p>
              </table:table-cell>
              <table:table-cell office:value-type="float" office:value="245.544">
                <text:p>245.544</text:p>
              </table:table-cell>
              <table:table-cell office:value-type="float" office:value="0.6206">
                <text:p>0.6206</text:p>
              </table:table-cell>
              <table:table-cell office:value-type="float" office:value="0.5275">
                <text:p>0.527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cm" svg:y="0.316cm" chart:style-name="ch2">
          <text:p>Normalized whole array transformation multiplication pass</text:p>
        </chart:title>
        <chart:legend chart:legend-position="end" svg:x="13.121cm" svg:y="2.956cm" style:legend-expansion="high" chart:style-name="ch3"/>
        <chart:plot-area chart:style-name="ch4" table:cell-range-address="Janne.D100:Janne.O106 Janne.C101:Janne.C106" chart:data-source-has-labels="both" svg:x="1.331cm" svg:y="1.275cm" svg:width="11.47cm" svg:height="6.564cm">
          <chartooo:coordinate-region svg:x="2.243cm" svg:y="1.474cm" svg:width="10.186cm" svg:height="5.718cm"/>
          <chart:axis chart:dimension="x" chart:name="primary-x" chart:style-name="ch5" chartooo:axis-type="auto">
            <chartooo:date-scale/>
            <chart:title svg:x="6.175cm" svg:y="8.019cm" chart:style-name="ch6">
              <text:p>Node count</text:p>
            </chart:title>
            <chart:categories table:cell-range-address="Janne.D100:Janne.O100"/>
          </chart:axis>
          <chart:axis chart:dimension="y" chart:name="primary-y" chart:style-name="ch5">
            <chart:title svg:x="0.451cm" svg:y="6.493cm" chart:style-name="ch7">
              <text:p>Time per node (µs / node)</text:p>
            </chart:title>
            <chart:grid chart:style-name="ch8" chart:class="major"/>
          </chart:axis>
          <chart:series chart:style-name="ch9" chart:values-cell-range-address="Janne.D101:Janne.O101" chart:label-cell-address="Janne.C101:Janne.C101" chart:class="chart:line">
            <chart:data-point chart:repeated="12"/>
          </chart:series>
          <chart:series chart:style-name="ch10" chart:values-cell-range-address="Janne.D102:Janne.O102" chart:label-cell-address="Janne.C102:Janne.C102" chart:class="chart:line">
            <chart:data-point chart:repeated="12"/>
          </chart:series>
          <chart:series chart:style-name="ch11" chart:values-cell-range-address="Janne.D103:Janne.O103" chart:label-cell-address="Janne.C103:Janne.C103" chart:class="chart:line">
            <chart:data-point chart:repeated="12"/>
          </chart:series>
          <chart:series chart:style-name="ch12" chart:values-cell-range-address="Janne.D104:Janne.O104" chart:label-cell-address="Janne.C104:Janne.C104" chart:class="chart:line">
            <chart:data-point chart:repeated="12"/>
          </chart:series>
          <chart:series chart:style-name="ch13" chart:values-cell-range-address="Janne.D105:Janne.O105" chart:label-cell-address="Janne.C105:Janne.C105" chart:class="chart:line">
            <chart:data-point chart:repeated="12"/>
          </chart:series>
          <chart:series chart:style-name="ch14" chart:values-cell-range-address="Janne.D106:Janne.O106" chart:label-cell-address="Janne.C106:Janne.C106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00:Janne.O10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01:Janne.C101</svg:desc>
                </draw:g>
              </table:table-cell>
              <table:table-cell office:value-type="float" office:value="0.00378">
                <text:p>0.00378</text:p>
                <draw:g>
                  <svg:desc>Janne.D101:Janne.O101</svg:desc>
                </draw:g>
              </table:table-cell>
              <table:table-cell office:value-type="float" office:value="0.002425">
                <text:p>0.002425</text:p>
              </table:table-cell>
              <table:table-cell office:value-type="float" office:value="0.001106">
                <text:p>0.001106</text:p>
              </table:table-cell>
              <table:table-cell office:value-type="float" office:value="0.000608">
                <text:p>0.000608</text:p>
              </table:table-cell>
              <table:table-cell office:value-type="float" office:value="0.0003775">
                <text:p>0.0003775</text:p>
              </table:table-cell>
              <table:table-cell office:value-type="float" office:value="0.0001836">
                <text:p>0.0001836</text:p>
              </table:table-cell>
              <table:table-cell office:value-type="float" office:value="0.0001573">
                <text:p>0.0001573</text:p>
              </table:table-cell>
              <table:table-cell office:value-type="float" office:value="0.000196533333333333">
                <text:p>0.000196533333333333</text:p>
              </table:table-cell>
              <table:table-cell office:value-type="float" office:value="0.00034475">
                <text:p>0.00034475</text:p>
              </table:table-cell>
              <table:table-cell office:value-type="float" office:value="0.00060864">
                <text:p>0.00060864</text:p>
              </table:table-cell>
              <table:table-cell office:value-type="float" office:value="0.0000517333333333333">
                <text:p>0.0000517333333333333</text:p>
              </table:table-cell>
              <table:table-cell office:value-type="float" office:value="0.0000154285714285714">
                <text:p>0.0000154285714285714</text:p>
              </table:table-cell>
            </table:table-row>
            <table:table-row>
              <table:table-cell office:value-type="string">
                <text:p>Pooled</text:p>
                <draw:g>
                  <svg:desc>Janne.C102:Janne.C102</svg:desc>
                </draw:g>
              </table:table-cell>
              <table:table-cell office:value-type="float" office:value="0.00329">
                <text:p>0.00329</text:p>
                <draw:g>
                  <svg:desc>Janne.D102:Janne.O102</svg:desc>
                </draw:g>
              </table:table-cell>
              <table:table-cell office:value-type="float" office:value="0.001985">
                <text:p>0.001985</text:p>
              </table:table-cell>
              <table:table-cell office:value-type="float" office:value="0.000926">
                <text:p>0.000926</text:p>
              </table:table-cell>
              <table:table-cell office:value-type="float" office:value="0.000501">
                <text:p>0.000501</text:p>
              </table:table-cell>
              <table:table-cell office:value-type="float" office:value="0.0003135">
                <text:p>0.0003135</text:p>
              </table:table-cell>
              <table:table-cell office:value-type="float" office:value="0.0001616">
                <text:p>0.0001616</text:p>
              </table:table-cell>
              <table:table-cell office:value-type="float" office:value="0.0001332">
                <text:p>0.0001332</text:p>
              </table:table-cell>
              <table:table-cell office:value-type="float" office:value="0.000251266666666667">
                <text:p>0.000251266666666667</text:p>
              </table:table-cell>
              <table:table-cell office:value-type="float" office:value="0.00036615">
                <text:p>0.00036615</text:p>
              </table:table-cell>
              <table:table-cell office:value-type="float" office:value="0.00060516">
                <text:p>0.00060516</text:p>
              </table:table-cell>
              <table:table-cell office:value-type="float" office:value="0">
                <text:p>0</text:p>
              </table:table-cell>
              <table:table-cell office:value-type="float" office:value="0.00000771428571428571">
                <text:p>0.00000771428571428571</text:p>
              </table:table-cell>
            </table:table-row>
            <table:table-row>
              <table:table-cell office:value-type="string">
                <text:p>Naive</text:p>
                <draw:g>
                  <svg:desc>Janne.C103:Janne.C103</svg:desc>
                </draw:g>
              </table:table-cell>
              <table:table-cell office:value-type="float" office:value="0.01974">
                <text:p>0.01974</text:p>
                <draw:g>
                  <svg:desc>Janne.D103:Janne.O103</svg:desc>
                </draw:g>
              </table:table-cell>
              <table:table-cell office:value-type="float" office:value="0.02925">
                <text:p>0.02925</text:p>
              </table:table-cell>
              <table:table-cell office:value-type="float" office:value="0.02026">
                <text:p>0.02026</text:p>
              </table:table-cell>
              <table:table-cell office:value-type="float" office:value="0.018345">
                <text:p>0.018345</text:p>
              </table:table-cell>
              <table:table-cell office:value-type="float" office:value="0.021277">
                <text:p>0.021277</text:p>
              </table:table-cell>
              <table:table-cell office:value-type="float" office:value="0.016646">
                <text:p>0.016646</text:p>
              </table:table-cell>
              <table:table-cell office:value-type="float" office:value="0.0174633">
                <text:p>0.0174633</text:p>
              </table:table-cell>
              <table:table-cell office:value-type="float" office:value="0.0347687333333333">
                <text:p>0.0347687333333333</text:p>
              </table:table-cell>
              <table:table-cell office:value-type="float" office:value="0.05424165">
                <text:p>0.05424165</text:p>
              </table:table-cell>
              <table:table-cell office:value-type="float" office:value="0.087323">
                <text:p>0.087323</text:p>
              </table:table-cell>
              <table:table-cell office:value-type="float" office:value="0.000103433333333333">
                <text:p>0.000103433333333333</text:p>
              </table:table-cell>
              <table:table-cell office:value-type="float" office:value="0.0000925142857142857">
                <text:p>0.0000925142857142857</text:p>
              </table:table-cell>
            </table:table-row>
            <table:table-row>
              <table:table-cell office:value-type="string">
                <text:p>Flat 10</text:p>
                <draw:g>
                  <svg:desc>Janne.C104:Janne.C104</svg:desc>
                </draw:g>
              </table:table-cell>
              <table:table-cell office:value-type="float" office:value="0.00671">
                <text:p>0.00671</text:p>
                <draw:g>
                  <svg:desc>Janne.D104:Janne.O104</svg:desc>
                </draw:g>
              </table:table-cell>
              <table:table-cell office:value-type="float" office:value="0.00465">
                <text:p>0.00465</text:p>
              </table:table-cell>
              <table:table-cell office:value-type="float" office:value="0.001984">
                <text:p>0.001984</text:p>
              </table:table-cell>
              <table:table-cell office:value-type="float" office:value="0.00109">
                <text:p>0.00109</text:p>
              </table:table-cell>
              <table:table-cell office:value-type="float" office:value="0.0006365">
                <text:p>0.0006365</text:p>
              </table:table-cell>
              <table:table-cell office:value-type="float" office:value="0.0003032">
                <text:p>0.0003032</text:p>
              </table:table-cell>
              <table:table-cell office:value-type="float" office:value="0.0001898">
                <text:p>0.0001898</text:p>
              </table:table-cell>
              <table:table-cell office:value-type="float" office:value="0.0001886">
                <text:p>0.0001886</text:p>
              </table:table-cell>
              <table:table-cell office:value-type="float" office:value="0.0002609">
                <text:p>0.0002609</text:p>
              </table:table-cell>
              <table:table-cell office:value-type="float" office:value="0.00040128">
                <text:p>0.00040128</text:p>
              </table:table-cell>
              <table:table-cell office:value-type="float" office:value="0.000103433333333333">
                <text:p>0.000103433333333333</text:p>
              </table:table-cell>
              <table:table-cell office:value-type="float" office:value="0.0000398857142857143">
                <text:p>0.0000398857142857143</text:p>
              </table:table-cell>
            </table:table-row>
            <table:table-row>
              <table:table-cell office:value-type="string">
                <text:p>Pooled 10</text:p>
                <draw:g>
                  <svg:desc>Janne.C105:Janne.C105</svg:desc>
                </draw:g>
              </table:table-cell>
              <table:table-cell office:value-type="float" office:value="0.00578">
                <text:p>0.00578</text:p>
                <draw:g>
                  <svg:desc>Janne.D105:Janne.O105</svg:desc>
                </draw:g>
              </table:table-cell>
              <table:table-cell office:value-type="float" office:value="0.00429">
                <text:p>0.00429</text:p>
              </table:table-cell>
              <table:table-cell office:value-type="float" office:value="0.001878">
                <text:p>0.001878</text:p>
              </table:table-cell>
              <table:table-cell office:value-type="float" office:value="0.001031">
                <text:p>0.001031</text:p>
              </table:table-cell>
              <table:table-cell office:value-type="float" office:value="0.0006125">
                <text:p>0.0006125</text:p>
              </table:table-cell>
              <table:table-cell office:value-type="float" office:value="0.0002878">
                <text:p>0.0002878</text:p>
              </table:table-cell>
              <table:table-cell office:value-type="float" office:value="0.0001939">
                <text:p>0.0001939</text:p>
              </table:table-cell>
              <table:table-cell office:value-type="float" office:value="0.0002428">
                <text:p>0.0002428</text:p>
              </table:table-cell>
              <table:table-cell office:value-type="float" office:value="0.00029975">
                <text:p>0.00029975</text:p>
              </table:table-cell>
              <table:table-cell office:value-type="float" office:value="0.00043156">
                <text:p>0.00043156</text:p>
              </table:table-cell>
              <table:table-cell office:value-type="float" office:value="0.0000517333333333333">
                <text:p>0.0000517333333333333</text:p>
              </table:table-cell>
              <table:table-cell office:value-type="float" office:value="0.0000221714285714286">
                <text:p>0.0000221714285714286</text:p>
              </table:table-cell>
            </table:table-row>
            <table:table-row>
              <table:table-cell office:value-type="string">
                <text:p>Naive 10</text:p>
                <draw:g>
                  <svg:desc>Janne.C106:Janne.C106</svg:desc>
                </draw:g>
              </table:table-cell>
              <table:table-cell office:value-type="float" office:value="0.02643">
                <text:p>0.02643</text:p>
                <draw:g>
                  <svg:desc>Janne.D106:Janne.O106</svg:desc>
                </draw:g>
              </table:table-cell>
              <table:table-cell office:value-type="float" office:value="0.03547">
                <text:p>0.03547</text:p>
              </table:table-cell>
              <table:table-cell office:value-type="float" office:value="0.023732">
                <text:p>0.023732</text:p>
              </table:table-cell>
              <table:table-cell office:value-type="float" office:value="0.021193">
                <text:p>0.021193</text:p>
              </table:table-cell>
              <table:table-cell office:value-type="float" office:value="0.0240235">
                <text:p>0.0240235</text:p>
              </table:table-cell>
              <table:table-cell office:value-type="float" office:value="0.0185704">
                <text:p>0.0185704</text:p>
              </table:table-cell>
              <table:table-cell office:value-type="float" office:value="0.0193844">
                <text:p>0.0193844</text:p>
              </table:table-cell>
              <table:table-cell office:value-type="float" office:value="0.0379082">
                <text:p>0.0379082</text:p>
              </table:table-cell>
              <table:table-cell office:value-type="float" office:value="0.05987965">
                <text:p>0.05987965</text:p>
              </table:table-cell>
              <table:table-cell office:value-type="float" office:value="0.0982176">
                <text:p>0.0982176</text:p>
              </table:table-cell>
              <table:table-cell office:value-type="float" office:value="0.000206866666666667">
                <text:p>0.000206866666666667</text:p>
              </table:table-cell>
              <table:table-cell office:value-type="float" office:value="0.000150714285714286">
                <text:p>0.00015071428571428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205cm" style:legend-expansion="high" chart:style-name="ch3"/>
        <chart:plot-area chart:style-name="ch4" table:cell-range-address="Janne.D5:Janne.M10 Janne.C6:Janne.C10" chart:data-source-has-labels="both" svg:x="0.32cm" svg:y="1.275cm" svg:width="12.217cm" svg:height="7.545cm">
          <chartooo:coordinate-region svg:x="0.941cm" svg:y="1.475cm" svg:width="10.945cm" svg:height="6.698cm"/>
          <chart:axis chart:dimension="x" chart:name="primary-x" chart:style-name="ch5" chartooo:axis-type="auto">
            <chartooo:date-scale/>
            <chart:categories table:cell-range-address="Janne.D5:Janne.M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6:Janne.M6" chart:label-cell-address="Janne.C6:Janne.C6" chart:class="chart:line">
            <chart:data-point chart:repeated="10"/>
          </chart:series>
          <chart:series chart:style-name="ch8" chart:values-cell-range-address="Janne.D7:Janne.M7" chart:label-cell-address="Janne.C7:Janne.C7" chart:class="chart:line">
            <chart:data-point chart:repeated="10"/>
          </chart:series>
          <chart:series chart:style-name="ch9" chart:values-cell-range-address="Janne.D8:Janne.M8" chart:label-cell-address="Janne.C8:Janne.C8" chart:class="chart:line">
            <chart:data-point chart:repeated="10"/>
          </chart:series>
          <chart:series chart:style-name="ch10" chart:values-cell-range-address="Janne.D9:Janne.M9" chart:label-cell-address="Janne.C9:Janne.C9" chart:class="chart:line">
            <chart:data-point chart:repeated="10"/>
          </chart:series>
          <chart:series chart:style-name="ch11" chart:values-cell-range-address="Janne.D10:Janne.M10" chart:label-cell-address="Janne.C10:Janne.C1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5:Janne.M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6:Janne.C6</svg:desc>
                </draw:g>
              </table:table-cell>
              <table:table-cell office:value-type="float" office:value="0.0523">
                <text:p>0.0523</text:p>
                <draw:g>
                  <svg:desc>Janne.D6:Janne.M6</svg:desc>
                </draw:g>
              </table:table-cell>
              <table:table-cell office:value-type="float" office:value="0.0653">
                <text:p>0.0653</text:p>
              </table:table-cell>
              <table:table-cell office:value-type="float" office:value="0.0748">
                <text:p>0.0748</text:p>
              </table:table-cell>
              <table:table-cell office:value-type="float" office:value="0.097">
                <text:p>0.097</text:p>
              </table:table-cell>
              <table:table-cell office:value-type="float" office:value="0.1541">
                <text:p>0.1541</text:p>
              </table:table-cell>
              <table:table-cell office:value-type="float" office:value="0.2437">
                <text:p>0.2437</text:p>
              </table:table-cell>
              <table:table-cell office:value-type="float" office:value="0.4226">
                <text:p>0.4226</text:p>
              </table:table-cell>
              <table:table-cell office:value-type="float" office:value="0.9311">
                <text:p>0.9311</text:p>
              </table:table-cell>
              <table:table-cell office:value-type="float" office:value="1.6562">
                <text:p>1.6562</text:p>
              </table:table-cell>
              <table:table-cell office:value-type="float" office:value="3.3565">
                <text:p>3.3565</text:p>
              </table:table-cell>
            </table:table-row>
            <table:table-row>
              <table:table-cell office:value-type="string">
                <text:p>Flat cached</text:p>
                <draw:g>
                  <svg:desc>Janne.C7:Janne.C7</svg:desc>
                </draw:g>
              </table:table-cell>
              <table:table-cell office:value-type="float" office:value="0.0488">
                <text:p>0.0488</text:p>
                <draw:g>
                  <svg:desc>Janne.D7:Janne.M7</svg:desc>
                </draw:g>
              </table:table-cell>
              <table:table-cell office:value-type="float" office:value="0.0609">
                <text:p>0.0609</text:p>
              </table:table-cell>
              <table:table-cell office:value-type="float" office:value="0.073">
                <text:p>0.073</text:p>
              </table:table-cell>
              <table:table-cell office:value-type="float" office:value="0.0948">
                <text:p>0.0948</text:p>
              </table:table-cell>
              <table:table-cell office:value-type="float" office:value="0.1511">
                <text:p>0.1511</text:p>
              </table:table-cell>
              <table:table-cell office:value-type="float" office:value="0.2383">
                <text:p>0.2383</text:p>
              </table:table-cell>
              <table:table-cell office:value-type="float" office:value="0.4125">
                <text:p>0.4125</text:p>
              </table:table-cell>
              <table:table-cell office:value-type="float" office:value="0.9842">
                <text:p>0.9842</text:p>
              </table:table-cell>
              <table:table-cell office:value-type="float" office:value="1.7271">
                <text:p>1.7271</text:p>
              </table:table-cell>
              <table:table-cell office:value-type="float" office:value="3.4362">
                <text:p>3.4362</text:p>
              </table:table-cell>
            </table:table-row>
            <table:table-row>
              <table:table-cell office:value-type="string">
                <text:p>Flat cold</text:p>
                <draw:g>
                  <svg:desc>Janne.C8:Janne.C8</svg:desc>
                </draw:g>
              </table:table-cell>
              <table:table-cell office:value-type="float" office:value="0.1872">
                <text:p>0.1872</text:p>
                <draw:g>
                  <svg:desc>Janne.D8:Janne.M8</svg:desc>
                </draw:g>
              </table:table-cell>
              <table:table-cell office:value-type="float" office:value="0.512">
                <text:p>0.512</text:p>
              </table:table-cell>
              <table:table-cell office:value-type="float" office:value="0.8692">
                <text:p>0.8692</text:p>
              </table:table-cell>
              <table:table-cell office:value-type="float" office:value="1.5635">
                <text:p>1.5635</text:p>
              </table:table-cell>
              <table:table-cell office:value-type="float" office:value="3.5751">
                <text:p>3.5751</text:p>
              </table:table-cell>
              <table:table-cell office:value-type="float" office:value="6.8726">
                <text:p>6.8726</text:p>
              </table:table-cell>
              <table:table-cell office:value-type="float" office:value="13.937">
                <text:p>13.937</text:p>
              </table:table-cell>
              <table:table-cell office:value-type="float" office:value="39.8766">
                <text:p>39.8766</text:p>
              </table:table-cell>
              <table:table-cell office:value-type="float" office:value="76.29">
                <text:p>76.29</text:p>
              </table:table-cell>
              <table:table-cell office:value-type="float" office:value="160.1432">
                <text:p>160.1432</text:p>
              </table:table-cell>
            </table:table-row>
            <table:table-row>
              <table:table-cell office:value-type="string">
                <text:p>Naive</text:p>
                <draw:g>
                  <svg:desc>Janne.C9:Janne.C9</svg:desc>
                </draw:g>
              </table:table-cell>
              <table:table-cell office:value-type="float" office:value="0.0875">
                <text:p>0.0875</text:p>
                <draw:g>
                  <svg:desc>Janne.D9:Janne.M9</svg:desc>
                </draw:g>
              </table:table-cell>
              <table:table-cell office:value-type="float" office:value="0.0996">
                <text:p>0.0996</text:p>
              </table:table-cell>
              <table:table-cell office:value-type="float" office:value="0.1061">
                <text:p>0.1061</text:p>
              </table:table-cell>
              <table:table-cell office:value-type="float" office:value="0.1084">
                <text:p>0.1084</text:p>
              </table:table-cell>
              <table:table-cell office:value-type="float" office:value="0.1223">
                <text:p>0.1223</text:p>
              </table:table-cell>
              <table:table-cell office:value-type="float" office:value="0.1375">
                <text:p>0.1375</text:p>
              </table:table-cell>
              <table:table-cell office:value-type="float" office:value="0.1552">
                <text:p>0.1552</text:p>
              </table:table-cell>
              <table:table-cell office:value-type="float" office:value="0.254">
                <text:p>0.254</text:p>
              </table:table-cell>
              <table:table-cell office:value-type="float" office:value="0.3162">
                <text:p>0.3162</text:p>
              </table:table-cell>
              <table:table-cell office:value-type="float" office:value="0.3829">
                <text:p>0.3829</text:p>
              </table:table-cell>
            </table:table-row>
            <table:table-row>
              <table:table-cell office:value-type="string">
                <text:p>Pooled</text:p>
                <draw:g>
                  <svg:desc>Janne.C10:Janne.C10</svg:desc>
                </draw:g>
              </table:table-cell>
              <table:table-cell office:value-type="float" office:value="0.0239">
                <text:p>0.0239</text:p>
                <draw:g>
                  <svg:desc>Janne.D10:Janne.M10</svg:desc>
                </draw:g>
              </table:table-cell>
              <table:table-cell office:value-type="float" office:value="0.0261">
                <text:p>0.0261</text:p>
              </table:table-cell>
              <table:table-cell office:value-type="float" office:value="0.0265">
                <text:p>0.0265</text:p>
              </table:table-cell>
              <table:table-cell office:value-type="float" office:value="0.027">
                <text:p>0.027</text:p>
              </table:table-cell>
              <table:table-cell office:value-type="float" office:value="0.0298">
                <text:p>0.0298</text:p>
              </table:table-cell>
              <table:table-cell office:value-type="float" office:value="0.034">
                <text:p>0.034</text:p>
              </table:table-cell>
              <table:table-cell office:value-type="float" office:value="0.0463">
                <text:p>0.0463</text:p>
              </table:table-cell>
              <table:table-cell office:value-type="float" office:value="0.0974">
                <text:p>0.0974</text:p>
              </table:table-cell>
              <table:table-cell office:value-type="float" office:value="0.2061">
                <text:p>0.2061</text:p>
              </table:table-cell>
              <table:table-cell office:value-type="float" office:value="0.2656">
                <text:p>0.265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205cm" style:legend-expansion="high" chart:style-name="ch3"/>
        <chart:plot-area chart:style-name="ch4" table:cell-range-address="Janne.D12:Janne.M17 Janne.C13:Janne.C17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Janne.D12:Janne.M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3:Janne.M13" chart:label-cell-address="Janne.C13:Janne.C13" chart:class="chart:line">
            <chart:data-point chart:repeated="10"/>
          </chart:series>
          <chart:series chart:style-name="ch8" chart:values-cell-range-address="Janne.D14:Janne.M14" chart:label-cell-address="Janne.C14:Janne.C14" chart:class="chart:line">
            <chart:data-point chart:repeated="10"/>
          </chart:series>
          <chart:series chart:style-name="ch9" chart:values-cell-range-address="Janne.D15:Janne.M15" chart:label-cell-address="Janne.C15:Janne.C15" chart:class="chart:line">
            <chart:data-point chart:repeated="10"/>
          </chart:series>
          <chart:series chart:style-name="ch10" chart:values-cell-range-address="Janne.D16:Janne.M16" chart:label-cell-address="Janne.C16:Janne.C16" chart:class="chart:line">
            <chart:data-point chart:repeated="10"/>
          </chart:series>
          <chart:series chart:style-name="ch11" chart:values-cell-range-address="Janne.D17:Janne.M17" chart:label-cell-address="Janne.C17:Janne.C1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2:Janne.M1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3:Janne.C13</svg:desc>
                </draw:g>
              </table:table-cell>
              <table:table-cell office:value-type="float" office:value="0.0378">
                <text:p>0.0378</text:p>
                <draw:g>
                  <svg:desc>Janne.D13:Janne.M13</svg:desc>
                </draw:g>
              </table:table-cell>
              <table:table-cell office:value-type="float" office:value="0.0485">
                <text:p>0.0485</text:p>
              </table:table-cell>
              <table:table-cell office:value-type="float" office:value="0.0553">
                <text:p>0.0553</text:p>
              </table:table-cell>
              <table:table-cell office:value-type="float" office:value="0.0608">
                <text:p>0.0608</text:p>
              </table:table-cell>
              <table:table-cell office:value-type="float" office:value="0.0755">
                <text:p>0.0755</text:p>
              </table:table-cell>
              <table:table-cell office:value-type="float" office:value="0.0918">
                <text:p>0.0918</text:p>
              </table:table-cell>
              <table:table-cell office:value-type="float" office:value="0.1573">
                <text:p>0.1573</text:p>
              </table:table-cell>
              <table:table-cell office:value-type="float" office:value="0.2948">
                <text:p>0.2948</text:p>
              </table:table-cell>
              <table:table-cell office:value-type="float" office:value="0.6895">
                <text:p>0.6895</text:p>
              </table:table-cell>
              <table:table-cell office:value-type="float" office:value="1.5216">
                <text:p>1.5216</text:p>
              </table:table-cell>
            </table:table-row>
            <table:table-row>
              <table:table-cell office:value-type="string">
                <text:p>Flat cached</text:p>
                <draw:g>
                  <svg:desc>Janne.C14:Janne.C14</svg:desc>
                </draw:g>
              </table:table-cell>
              <table:table-cell office:value-type="float" office:value="0.0329">
                <text:p>0.0329</text:p>
                <draw:g>
                  <svg:desc>Janne.D14:Janne.M14</svg:desc>
                </draw:g>
              </table:table-cell>
              <table:table-cell office:value-type="float" office:value="0.0397">
                <text:p>0.0397</text:p>
              </table:table-cell>
              <table:table-cell office:value-type="float" office:value="0.0463">
                <text:p>0.0463</text:p>
              </table:table-cell>
              <table:table-cell office:value-type="float" office:value="0.0501">
                <text:p>0.0501</text:p>
              </table:table-cell>
              <table:table-cell office:value-type="float" office:value="0.0627">
                <text:p>0.0627</text:p>
              </table:table-cell>
              <table:table-cell office:value-type="float" office:value="0.0808">
                <text:p>0.0808</text:p>
              </table:table-cell>
              <table:table-cell office:value-type="float" office:value="0.1332">
                <text:p>0.1332</text:p>
              </table:table-cell>
              <table:table-cell office:value-type="float" office:value="0.3769">
                <text:p>0.3769</text:p>
              </table:table-cell>
              <table:table-cell office:value-type="float" office:value="0.7323">
                <text:p>0.7323</text:p>
              </table:table-cell>
              <table:table-cell office:value-type="float" office:value="1.5129">
                <text:p>1.5129</text:p>
              </table:table-cell>
            </table:table-row>
            <table:table-row>
              <table:table-cell office:value-type="string">
                <text:p>Flat cold</text:p>
                <draw:g>
                  <svg:desc>Janne.C15:Janne.C15</svg:desc>
                </draw:g>
              </table:table-cell>
              <table:table-cell office:value-type="float" office:value="0.1974">
                <text:p>0.1974</text:p>
                <draw:g>
                  <svg:desc>Janne.D15:Janne.M15</svg:desc>
                </draw:g>
              </table:table-cell>
              <table:table-cell office:value-type="float" office:value="0.585">
                <text:p>0.585</text:p>
              </table:table-cell>
              <table:table-cell office:value-type="float" office:value="1.013">
                <text:p>1.013</text:p>
              </table:table-cell>
              <table:table-cell office:value-type="float" office:value="1.8345">
                <text:p>1.8345</text:p>
              </table:table-cell>
              <table:table-cell office:value-type="float" office:value="4.2554">
                <text:p>4.2554</text:p>
              </table:table-cell>
              <table:table-cell office:value-type="float" office:value="8.323">
                <text:p>8.323</text:p>
              </table:table-cell>
              <table:table-cell office:value-type="float" office:value="17.4633">
                <text:p>17.4633</text:p>
              </table:table-cell>
              <table:table-cell office:value-type="float" office:value="52.1531">
                <text:p>52.1531</text:p>
              </table:table-cell>
              <table:table-cell office:value-type="float" office:value="108.4833">
                <text:p>108.4833</text:p>
              </table:table-cell>
              <table:table-cell office:value-type="float" office:value="218.3075">
                <text:p>218.3075</text:p>
              </table:table-cell>
            </table:table-row>
            <table:table-row>
              <table:table-cell office:value-type="string">
                <text:p>Naive</text:p>
                <draw:g>
                  <svg:desc>Janne.C16:Janne.C16</svg:desc>
                </draw:g>
              </table:table-cell>
              <table:table-cell office:value-type="float" office:value="0.1372">
                <text:p>0.1372</text:p>
                <draw:g>
                  <svg:desc>Janne.D16:Janne.M16</svg:desc>
                </draw:g>
              </table:table-cell>
              <table:table-cell office:value-type="float" office:value="0.2317">
                <text:p>0.2317</text:p>
              </table:table-cell>
              <table:table-cell office:value-type="float" office:value="0.3079">
                <text:p>0.3079</text:p>
              </table:table-cell>
              <table:table-cell office:value-type="float" office:value="0.3862">
                <text:p>0.3862</text:p>
              </table:table-cell>
              <table:table-cell office:value-type="float" office:value="0.5902">
                <text:p>0.5902</text:p>
              </table:table-cell>
              <table:table-cell office:value-type="float" office:value="0.7951">
                <text:p>0.7951</text:p>
              </table:table-cell>
              <table:table-cell office:value-type="float" office:value="1.081">
                <text:p>1.081</text:p>
              </table:table-cell>
              <table:table-cell office:value-type="float" office:value="2.2752">
                <text:p>2.2752</text:p>
              </table:table-cell>
              <table:table-cell office:value-type="float" office:value="2.6498">
                <text:p>2.6498</text:p>
              </table:table-cell>
              <table:table-cell office:value-type="float" office:value="1.7831">
                <text:p>1.7831</text:p>
              </table:table-cell>
            </table:table-row>
            <table:table-row>
              <table:table-cell office:value-type="string">
                <text:p>Pooled</text:p>
                <draw:g>
                  <svg:desc>Janne.C17:Janne.C17</svg:desc>
                </draw:g>
              </table:table-cell>
              <table:table-cell office:value-type="float" office:value="0.0391">
                <text:p>0.0391</text:p>
                <draw:g>
                  <svg:desc>Janne.D17:Janne.M17</svg:desc>
                </draw:g>
              </table:table-cell>
              <table:table-cell office:value-type="float" office:value="0.0693">
                <text:p>0.0693</text:p>
              </table:table-cell>
              <table:table-cell office:value-type="float" office:value="0.0915">
                <text:p>0.0915</text:p>
              </table:table-cell>
              <table:table-cell office:value-type="float" office:value="0.1135">
                <text:p>0.1135</text:p>
              </table:table-cell>
              <table:table-cell office:value-type="float" office:value="0.1754">
                <text:p>0.1754</text:p>
              </table:table-cell>
              <table:table-cell office:value-type="float" office:value="0.2344">
                <text:p>0.2344</text:p>
              </table:table-cell>
              <table:table-cell office:value-type="float" office:value="0.3344">
                <text:p>0.3344</text:p>
              </table:table-cell>
              <table:table-cell office:value-type="float" office:value="0.7969">
                <text:p>0.7969</text:p>
              </table:table-cell>
              <table:table-cell office:value-type="float" office:value="0.9378">
                <text:p>0.9378</text:p>
              </table:table-cell>
              <table:table-cell office:value-type="float" office:value="0.5884">
                <text:p>0.5884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205cm" style:legend-expansion="high" chart:style-name="ch3"/>
        <chart:plot-area chart:style-name="ch4" table:cell-range-address="Janne.D19:Janne.M24 Janne.C20:Janne.C24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Janne.D19:Janne.M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20:Janne.M20" chart:label-cell-address="Janne.C20:Janne.C20" chart:class="chart:line">
            <chart:data-point chart:repeated="10"/>
          </chart:series>
          <chart:series chart:style-name="ch8" chart:values-cell-range-address="Janne.D21:Janne.M21" chart:label-cell-address="Janne.C21:Janne.C21" chart:class="chart:line">
            <chart:data-point chart:repeated="10"/>
          </chart:series>
          <chart:series chart:style-name="ch9" chart:values-cell-range-address="Janne.D22:Janne.M22" chart:label-cell-address="Janne.C22:Janne.C22" chart:class="chart:line">
            <chart:data-point chart:repeated="10"/>
          </chart:series>
          <chart:series chart:style-name="ch10" chart:values-cell-range-address="Janne.D23:Janne.M23" chart:label-cell-address="Janne.C23:Janne.C23" chart:class="chart:line">
            <chart:data-point chart:repeated="10"/>
          </chart:series>
          <chart:series chart:style-name="ch11" chart:values-cell-range-address="Janne.D24:Janne.M24" chart:label-cell-address="Janne.C24:Janne.C2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9:Janne.M1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20:Janne.C20</svg:desc>
                </draw:g>
              </table:table-cell>
              <table:table-cell office:value-type="float" office:value="0.0671">
                <text:p>0.0671</text:p>
                <draw:g>
                  <svg:desc>Janne.D20:Janne.M20</svg:desc>
                </draw:g>
              </table:table-cell>
              <table:table-cell office:value-type="float" office:value="0.093">
                <text:p>0.093</text:p>
              </table:table-cell>
              <table:table-cell office:value-type="float" office:value="0.0992">
                <text:p>0.0992</text:p>
              </table:table-cell>
              <table:table-cell office:value-type="float" office:value="0.109">
                <text:p>0.109</text:p>
              </table:table-cell>
              <table:table-cell office:value-type="float" office:value="0.1273">
                <text:p>0.1273</text:p>
              </table:table-cell>
              <table:table-cell office:value-type="float" office:value="0.1516">
                <text:p>0.1516</text:p>
              </table:table-cell>
              <table:table-cell office:value-type="float" office:value="0.1898">
                <text:p>0.1898</text:p>
              </table:table-cell>
              <table:table-cell office:value-type="float" office:value="0.2829">
                <text:p>0.2829</text:p>
              </table:table-cell>
              <table:table-cell office:value-type="float" office:value="0.5218">
                <text:p>0.5218</text:p>
              </table:table-cell>
              <table:table-cell office:value-type="float" office:value="1.0032">
                <text:p>1.0032</text:p>
              </table:table-cell>
            </table:table-row>
            <table:table-row>
              <table:table-cell office:value-type="string">
                <text:p>Flat cached</text:p>
                <draw:g>
                  <svg:desc>Janne.C21:Janne.C21</svg:desc>
                </draw:g>
              </table:table-cell>
              <table:table-cell office:value-type="float" office:value="0.0578">
                <text:p>0.0578</text:p>
                <draw:g>
                  <svg:desc>Janne.D21:Janne.M21</svg:desc>
                </draw:g>
              </table:table-cell>
              <table:table-cell office:value-type="float" office:value="0.0858">
                <text:p>0.0858</text:p>
              </table:table-cell>
              <table:table-cell office:value-type="float" office:value="0.0939">
                <text:p>0.0939</text:p>
              </table:table-cell>
              <table:table-cell office:value-type="float" office:value="0.1031">
                <text:p>0.1031</text:p>
              </table:table-cell>
              <table:table-cell office:value-type="float" office:value="0.1225">
                <text:p>0.1225</text:p>
              </table:table-cell>
              <table:table-cell office:value-type="float" office:value="0.1439">
                <text:p>0.1439</text:p>
              </table:table-cell>
              <table:table-cell office:value-type="float" office:value="0.1939">
                <text:p>0.1939</text:p>
              </table:table-cell>
              <table:table-cell office:value-type="float" office:value="0.3642">
                <text:p>0.3642</text:p>
              </table:table-cell>
              <table:table-cell office:value-type="float" office:value="0.5995">
                <text:p>0.5995</text:p>
              </table:table-cell>
              <table:table-cell office:value-type="float" office:value="1.0789">
                <text:p>1.0789</text:p>
              </table:table-cell>
            </table:table-row>
            <table:table-row>
              <table:table-cell office:value-type="string">
                <text:p>Flat cold</text:p>
                <draw:g>
                  <svg:desc>Janne.C22:Janne.C22</svg:desc>
                </draw:g>
              </table:table-cell>
              <table:table-cell office:value-type="float" office:value="0.2643">
                <text:p>0.2643</text:p>
                <draw:g>
                  <svg:desc>Janne.D22:Janne.M22</svg:desc>
                </draw:g>
              </table:table-cell>
              <table:table-cell office:value-type="float" office:value="0.7094">
                <text:p>0.7094</text:p>
              </table:table-cell>
              <table:table-cell office:value-type="float" office:value="1.1866">
                <text:p>1.1866</text:p>
              </table:table-cell>
              <table:table-cell office:value-type="float" office:value="2.1193">
                <text:p>2.1193</text:p>
              </table:table-cell>
              <table:table-cell office:value-type="float" office:value="4.8047">
                <text:p>4.8047</text:p>
              </table:table-cell>
              <table:table-cell office:value-type="float" office:value="9.2852">
                <text:p>9.2852</text:p>
              </table:table-cell>
              <table:table-cell office:value-type="float" office:value="19.3844">
                <text:p>19.3844</text:p>
              </table:table-cell>
              <table:table-cell office:value-type="float" office:value="56.8623">
                <text:p>56.8623</text:p>
              </table:table-cell>
              <table:table-cell office:value-type="float" office:value="119.7593">
                <text:p>119.7593</text:p>
              </table:table-cell>
              <table:table-cell office:value-type="float" office:value="245.544">
                <text:p>245.544</text:p>
              </table:table-cell>
            </table:table-row>
            <table:table-row>
              <table:table-cell office:value-type="string">
                <text:p>Naive</text:p>
                <draw:g>
                  <svg:desc>Janne.C23:Janne.C23</svg:desc>
                </draw:g>
              </table:table-cell>
              <table:table-cell office:value-type="float" office:value="0.0822">
                <text:p>0.0822</text:p>
                <draw:g>
                  <svg:desc>Janne.D23:Janne.M23</svg:desc>
                </draw:g>
              </table:table-cell>
              <table:table-cell office:value-type="float" office:value="0.0918">
                <text:p>0.0918</text:p>
              </table:table-cell>
              <table:table-cell office:value-type="float" office:value="0.0936">
                <text:p>0.0936</text:p>
              </table:table-cell>
              <table:table-cell office:value-type="float" office:value="0.0988">
                <text:p>0.0988</text:p>
              </table:table-cell>
              <table:table-cell office:value-type="float" office:value="0.1173">
                <text:p>0.1173</text:p>
              </table:table-cell>
              <table:table-cell office:value-type="float" office:value="0.1307">
                <text:p>0.1307</text:p>
              </table:table-cell>
              <table:table-cell office:value-type="float" office:value="0.1777">
                <text:p>0.1777</text:p>
              </table:table-cell>
              <table:table-cell office:value-type="float" office:value="0.2932">
                <text:p>0.2932</text:p>
              </table:table-cell>
              <table:table-cell office:value-type="float" office:value="0.3551">
                <text:p>0.3551</text:p>
              </table:table-cell>
              <table:table-cell office:value-type="float" office:value="0.4138">
                <text:p>0.4138</text:p>
              </table:table-cell>
            </table:table-row>
            <table:table-row>
              <table:table-cell office:value-type="string">
                <text:p>Pooled</text:p>
                <draw:g>
                  <svg:desc>Janne.C24:Janne.C24</svg:desc>
                </draw:g>
              </table:table-cell>
              <table:table-cell office:value-type="float" office:value="0.0372">
                <text:p>0.0372</text:p>
                <draw:g>
                  <svg:desc>Janne.D24:Janne.M24</svg:desc>
                </draw:g>
              </table:table-cell>
              <table:table-cell office:value-type="float" office:value="0.0417">
                <text:p>0.0417</text:p>
              </table:table-cell>
              <table:table-cell office:value-type="float" office:value="0.0418">
                <text:p>0.0418</text:p>
              </table:table-cell>
              <table:table-cell office:value-type="float" office:value="0.0427">
                <text:p>0.0427</text:p>
              </table:table-cell>
              <table:table-cell office:value-type="float" office:value="0.0502">
                <text:p>0.0502</text:p>
              </table:table-cell>
              <table:table-cell office:value-type="float" office:value="0.0549">
                <text:p>0.0549</text:p>
              </table:table-cell>
              <table:table-cell office:value-type="float" office:value="0.0802">
                <text:p>0.0802</text:p>
              </table:table-cell>
              <table:table-cell office:value-type="float" office:value="0.1558">
                <text:p>0.1558</text:p>
              </table:table-cell>
              <table:table-cell office:value-type="float" office:value="0.2826">
                <text:p>0.2826</text:p>
              </table:table-cell>
              <table:table-cell office:value-type="float" office:value="0.3421">
                <text:p>0.342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Nth node normalized</text:p>
        </chart:title>
        <chart:legend chart:legend-position="end" svg:x="13.598cm" svg:y="3.952cm" style:legend-expansion="high" chart:style-name="ch3"/>
        <chart:plot-area chart:style-name="ch4" table:cell-range-address="Janne.D127:Janne.M129 Janne.C128:Janne.C129" chart:data-source-has-labels="both" svg:x="0.32cm" svg:y="1.275cm" svg:width="12.958cm" svg:height="7.545cm">
          <chartooo:coordinate-region svg:x="1.418cm" svg:y="1.474cm" svg:width="11.396cm" svg:height="6.699cm"/>
          <chart:axis chart:dimension="x" chart:name="primary-x" chart:style-name="ch5" chartooo:axis-type="auto">
            <chartooo:date-scale/>
            <chart:categories table:cell-range-address="Janne.D127:Janne.M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28:Janne.M128" chart:label-cell-address="Janne.C128:Janne.C128" chart:class="chart:line">
            <chart:data-point chart:repeated="10"/>
          </chart:series>
          <chart:series chart:style-name="ch8" chart:values-cell-range-address="Janne.D129:Janne.M129" chart:label-cell-address="Janne.C129:Janne.C129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27:Janne.M12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Naive</text:p>
                <draw:g>
                  <svg:desc>Janne.C128:Janne.C128</svg:desc>
                </draw:g>
              </table:table-cell>
              <table:table-cell office:value-type="float" office:value="0.00492">
                <text:p>0.00492</text:p>
                <draw:g>
                  <svg:desc>Janne.D128:Janne.M128</svg:desc>
                </draw:g>
              </table:table-cell>
              <table:table-cell office:value-type="float" office:value="0.003196">
                <text:p>0.003196</text:p>
              </table:table-cell>
              <table:table-cell office:value-type="float" office:value="0.00265">
                <text:p>0.00265</text:p>
              </table:table-cell>
              <table:table-cell office:value-type="float" office:value="0.0022535">
                <text:p>0.0022535</text:p>
              </table:table-cell>
              <table:table-cell office:value-type="float" office:value="0.0022614">
                <text:p>0.0022614</text:p>
              </table:table-cell>
              <table:table-cell office:value-type="float" office:value="0.0025042">
                <text:p>0.0025042</text:p>
              </table:table-cell>
              <table:table-cell office:value-type="float" office:value="0.00287285">
                <text:p>0.00287285</text:p>
              </table:table-cell>
              <table:table-cell office:value-type="float" office:value="0.00628572">
                <text:p>0.00628572</text:p>
              </table:table-cell>
              <table:table-cell office:value-type="float" office:value="0.00732311">
                <text:p>0.00732311</text:p>
              </table:table-cell>
              <table:table-cell office:value-type="float" office:value="0.00951525">
                <text:p>0.00951525</text:p>
              </table:table-cell>
            </table:table-row>
            <table:table-row>
              <table:table-cell office:value-type="string">
                <text:p>Pooled</text:p>
                <draw:g>
                  <svg:desc>Janne.C129:Janne.C129</svg:desc>
                </draw:g>
              </table:table-cell>
              <table:table-cell office:value-type="float" office:value="0.00492">
                <text:p>0.00492</text:p>
                <draw:g>
                  <svg:desc>Janne.D129:Janne.M129</svg:desc>
                </draw:g>
              </table:table-cell>
              <table:table-cell office:value-type="float" office:value="0.003194">
                <text:p>0.003194</text:p>
              </table:table-cell>
              <table:table-cell office:value-type="float" office:value="0.002665">
                <text:p>0.002665</text:p>
              </table:table-cell>
              <table:table-cell office:value-type="float" office:value="0.0022875">
                <text:p>0.0022875</text:p>
              </table:table-cell>
              <table:table-cell office:value-type="float" office:value="0.002329">
                <text:p>0.002329</text:p>
              </table:table-cell>
              <table:table-cell office:value-type="float" office:value="0.002603">
                <text:p>0.002603</text:p>
              </table:table-cell>
              <table:table-cell office:value-type="float" office:value="0.00305995">
                <text:p>0.00305995</text:p>
              </table:table-cell>
              <table:table-cell office:value-type="float" office:value="0.00668794">
                <text:p>0.00668794</text:p>
              </table:table-cell>
              <table:table-cell office:value-type="float" office:value="0.00733143">
                <text:p>0.00733143</text:p>
              </table:table-cell>
              <table:table-cell office:value-type="float" office:value="0.009485515">
                <text:p>0.009485515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205cm" style:legend-expansion="high" chart:style-name="ch3"/>
        <chart:plot-area chart:style-name="ch4" table:cell-range-address="Janne.D33:Janne.M38 Janne.C34:Janne.C38" chart:data-source-has-labels="both" svg:x="0.32cm" svg:y="1.275cm" svg:width="12.217cm" svg:height="7.545cm">
          <chartooo:coordinate-region svg:x="0.941cm" svg:y="1.474cm" svg:width="10.945cm" svg:height="6.699cm"/>
          <chart:axis chart:dimension="x" chart:name="primary-x" chart:style-name="ch5" chartooo:axis-type="auto">
            <chartooo:date-scale/>
            <chart:categories table:cell-range-address="Janne.D33:Janne.M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34:Janne.M34" chart:label-cell-address="Janne.C34:Janne.C34" chart:class="chart:line">
            <chart:data-point chart:repeated="10"/>
          </chart:series>
          <chart:series chart:style-name="ch8" chart:values-cell-range-address="Janne.D35:Janne.M35" chart:label-cell-address="Janne.C35:Janne.C35" chart:class="chart:line">
            <chart:data-point chart:repeated="10"/>
          </chart:series>
          <chart:series chart:style-name="ch9" chart:values-cell-range-address="Janne.D36:Janne.M36" chart:label-cell-address="Janne.C36:Janne.C36" chart:class="chart:line">
            <chart:data-point chart:repeated="10"/>
          </chart:series>
          <chart:series chart:style-name="ch10" chart:values-cell-range-address="Janne.D37:Janne.M37" chart:label-cell-address="Janne.C37:Janne.C37" chart:class="chart:line">
            <chart:data-point chart:repeated="10"/>
          </chart:series>
          <chart:series chart:style-name="ch11" chart:values-cell-range-address="Janne.D38:Janne.M38" chart:label-cell-address="Janne.C38:Janne.C3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33:Janne.M33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34:Janne.C34</svg:desc>
                </draw:g>
              </table:table-cell>
              <table:table-cell office:value-type="float" office:value="0.0924">
                <text:p>0.0924</text:p>
                <draw:g>
                  <svg:desc>Janne.D34:Janne.M34</svg:desc>
                </draw:g>
              </table:table-cell>
              <table:table-cell office:value-type="float" office:value="0.2046">
                <text:p>0.2046</text:p>
              </table:table-cell>
              <table:table-cell office:value-type="float" office:value="0.2761">
                <text:p>0.2761</text:p>
              </table:table-cell>
              <table:table-cell office:value-type="float" office:value="0.4483">
                <text:p>0.4483</text:p>
              </table:table-cell>
              <table:table-cell office:value-type="float" office:value="0.9847">
                <text:p>0.9847</text:p>
              </table:table-cell>
              <table:table-cell office:value-type="float" office:value="1.8495">
                <text:p>1.8495</text:p>
              </table:table-cell>
              <table:table-cell office:value-type="float" office:value="3.8086">
                <text:p>3.8086</text:p>
              </table:table-cell>
              <table:table-cell office:value-type="float" office:value="9.2444">
                <text:p>9.2444</text:p>
              </table:table-cell>
              <table:table-cell office:value-type="float" office:value="11.2947">
                <text:p>11.2947</text:p>
              </table:table-cell>
              <table:table-cell office:value-type="float" office:value="22.3568">
                <text:p>22.3568</text:p>
              </table:table-cell>
            </table:table-row>
            <table:table-row>
              <table:table-cell office:value-type="string">
                <text:p>Flat cached</text:p>
                <draw:g>
                  <svg:desc>Janne.C35:Janne.C35</svg:desc>
                </draw:g>
              </table:table-cell>
              <table:table-cell office:value-type="float" office:value="0.0617">
                <text:p>0.0617</text:p>
                <draw:g>
                  <svg:desc>Janne.D35:Janne.M35</svg:desc>
                </draw:g>
              </table:table-cell>
              <table:table-cell office:value-type="float" office:value="0.0644">
                <text:p>0.0644</text:p>
              </table:table-cell>
              <table:table-cell office:value-type="float" office:value="0.0637">
                <text:p>0.0637</text:p>
              </table:table-cell>
              <table:table-cell office:value-type="float" office:value="0.0616">
                <text:p>0.0616</text:p>
              </table:table-cell>
              <table:table-cell office:value-type="float" office:value="0.0612">
                <text:p>0.0612</text:p>
              </table:table-cell>
              <table:table-cell office:value-type="float" office:value="0.0599">
                <text:p>0.0599</text:p>
              </table:table-cell>
              <table:table-cell office:value-type="float" office:value="0.0601">
                <text:p>0.0601</text:p>
              </table:table-cell>
              <table:table-cell office:value-type="float" office:value="0.0649">
                <text:p>0.0649</text:p>
              </table:table-cell>
              <table:table-cell office:value-type="float" office:value="0.0582">
                <text:p>0.0582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Flat cold</text:p>
                <draw:g>
                  <svg:desc>Janne.C36:Janne.C36</svg:desc>
                </draw:g>
              </table:table-cell>
              <table:table-cell office:value-type="float" office:value="0.2669">
                <text:p>0.2669</text:p>
                <draw:g>
                  <svg:desc>Janne.D36:Janne.M36</svg:desc>
                </draw:g>
              </table:table-cell>
              <table:table-cell office:value-type="float" office:value="0.345">
                <text:p>0.345</text:p>
              </table:table-cell>
              <table:table-cell office:value-type="float" office:value="0.4298">
                <text:p>0.4298</text:p>
              </table:table-cell>
              <table:table-cell office:value-type="float" office:value="0.6051">
                <text:p>0.6051</text:p>
              </table:table-cell>
              <table:table-cell office:value-type="float" office:value="1.1573">
                <text:p>1.1573</text:p>
              </table:table-cell>
              <table:table-cell office:value-type="float" office:value="2.077">
                <text:p>2.077</text:p>
              </table:table-cell>
              <table:table-cell office:value-type="float" office:value="4.3475">
                <text:p>4.3475</text:p>
              </table:table-cell>
              <table:table-cell office:value-type="float" office:value="19.7217">
                <text:p>19.7217</text:p>
              </table:table-cell>
              <table:table-cell office:value-type="float" office:value="45.9088">
                <text:p>45.9088</text:p>
              </table:table-cell>
              <table:table-cell office:value-type="float" office:value="95.7418">
                <text:p>95.7418</text:p>
              </table:table-cell>
            </table:table-row>
            <table:table-row>
              <table:table-cell office:value-type="string">
                <text:p>Naive</text:p>
                <draw:g>
                  <svg:desc>Janne.C37:Janne.C37</svg:desc>
                </draw:g>
              </table:table-cell>
              <table:table-cell office:value-type="float" office:value="0.0414">
                <text:p>0.0414</text:p>
                <draw:g>
                  <svg:desc>Janne.D37:Janne.M37</svg:desc>
                </draw:g>
              </table:table-cell>
              <table:table-cell office:value-type="float" office:value="0.0449">
                <text:p>0.0449</text:p>
              </table:table-cell>
              <table:table-cell office:value-type="float" office:value="0.046">
                <text:p>0.046</text:p>
              </table:table-cell>
              <table:table-cell office:value-type="float" office:value="0.0456">
                <text:p>0.0456</text:p>
              </table:table-cell>
              <table:table-cell office:value-type="float" office:value="0.048">
                <text:p>0.048</text:p>
              </table:table-cell>
              <table:table-cell office:value-type="float" office:value="0.049">
                <text:p>0.049</text:p>
              </table:table-cell>
              <table:table-cell office:value-type="float" office:value="0.0509">
                <text:p>0.0509</text:p>
              </table:table-cell>
              <table:table-cell office:value-type="float" office:value="0.0564">
                <text:p>0.0564</text:p>
              </table:table-cell>
              <table:table-cell office:value-type="float" office:value="0.0505">
                <text:p>0.050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Pooled</text:p>
                <draw:g>
                  <svg:desc>Janne.C38:Janne.C38</svg:desc>
                </draw:g>
              </table:table-cell>
              <table:table-cell office:value-type="float" office:value="0.0402">
                <text:p>0.0402</text:p>
                <draw:g>
                  <svg:desc>Janne.D38:Janne.M38</svg:desc>
                </draw:g>
              </table:table-cell>
              <table:table-cell office:value-type="float" office:value="0.0453">
                <text:p>0.0453</text:p>
              </table:table-cell>
              <table:table-cell office:value-type="float" office:value="0.0486">
                <text:p>0.0486</text:p>
              </table:table-cell>
              <table:table-cell office:value-type="float" office:value="0.0471">
                <text:p>0.0471</text:p>
              </table:table-cell>
              <table:table-cell office:value-type="float" office:value="0.0493">
                <text:p>0.0493</text:p>
              </table:table-cell>
              <table:table-cell office:value-type="float" office:value="0.0497">
                <text:p>0.0497</text:p>
              </table:table-cell>
              <table:table-cell office:value-type="float" office:value="0.0519">
                <text:p>0.0519</text:p>
              </table:table-cell>
              <table:table-cell office:value-type="float" office:value="0.0582">
                <text:p>0.0582</text:p>
              </table:table-cell>
              <table:table-cell office:value-type="float" office:value="0.0525">
                <text:p>0.0525</text:p>
              </table:table-cell>
              <table:table-cell office:value-type="float" office:value="0.0754">
                <text:p>0.075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Nth node</text:p>
        </chart:title>
        <chart:legend chart:legend-position="end" svg:x="12.857cm" svg:y="3.205cm" style:legend-expansion="high" chart:style-name="ch3"/>
        <chart:plot-area chart:style-name="ch4" table:cell-range-address="Janne.D26:Janne.M31 Janne.C27:Janne.C31" chart:data-source-has-labels="both" svg:x="0.32cm" svg:y="1.275cm" svg:width="12.217cm" svg:height="7.545cm">
          <chartooo:coordinate-region svg:x="0.941cm" svg:y="1.474cm" svg:width="10.945cm" svg:height="6.699cm"/>
          <chart:axis chart:dimension="x" chart:name="primary-x" chart:style-name="ch5" chartooo:axis-type="auto">
            <chartooo:date-scale/>
            <chart:categories table:cell-range-address="Janne.D26:Janne.M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27:Janne.M27" chart:label-cell-address="Janne.C27:Janne.C27" chart:class="chart:line">
            <chart:data-point chart:repeated="10"/>
          </chart:series>
          <chart:series chart:style-name="ch8" chart:values-cell-range-address="Janne.D28:Janne.M28" chart:label-cell-address="Janne.C28:Janne.C28" chart:class="chart:line">
            <chart:data-point chart:repeated="10"/>
          </chart:series>
          <chart:series chart:style-name="ch9" chart:values-cell-range-address="Janne.D29:Janne.M29" chart:label-cell-address="Janne.C29:Janne.C29" chart:class="chart:line">
            <chart:data-point chart:repeated="10"/>
          </chart:series>
          <chart:series chart:style-name="ch10" chart:values-cell-range-address="Janne.D30:Janne.M30" chart:label-cell-address="Janne.C30:Janne.C30" chart:class="chart:line">
            <chart:data-point chart:repeated="10"/>
          </chart:series>
          <chart:series chart:style-name="ch11" chart:values-cell-range-address="Janne.D31:Janne.M31" chart:label-cell-address="Janne.C31:Janne.C3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26:Janne.M2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27:Janne.C27</svg:desc>
                </draw:g>
              </table:table-cell>
              <table:table-cell office:value-type="float" office:value="0">
                <text:p>0</text:p>
                <draw:g>
                  <svg:desc>Janne.D27:Janne.M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ached</text:p>
                <draw:g>
                  <svg:desc>Janne.C28:Janne.C28</svg:desc>
                </draw:g>
              </table:table-cell>
              <table:table-cell office:value-type="float" office:value="0">
                <text:p>0</text:p>
                <draw:g>
                  <svg:desc>Janne.D28:Janne.M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old</text:p>
                <draw:g>
                  <svg:desc>Janne.C29:Janne.C29</svg:desc>
                </draw:g>
              </table:table-cell>
              <table:table-cell office:value-type="float" office:value="0">
                <text:p>0</text:p>
                <draw:g>
                  <svg:desc>Janne.D29:Janne.M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ive</text:p>
                <draw:g>
                  <svg:desc>Janne.C30:Janne.C30</svg:desc>
                </draw:g>
              </table:table-cell>
              <table:table-cell office:value-type="float" office:value="0.0492">
                <text:p>0.0492</text:p>
                <draw:g>
                  <svg:desc>Janne.D30:Janne.M30</svg:desc>
                </draw:g>
              </table:table-cell>
              <table:table-cell office:value-type="float" office:value="0.1598">
                <text:p>0.1598</text:p>
              </table:table-cell>
              <table:table-cell office:value-type="float" office:value="0.265">
                <text:p>0.265</text:p>
              </table:table-cell>
              <table:table-cell office:value-type="float" office:value="0.4507">
                <text:p>0.4507</text:p>
              </table:table-cell>
              <table:table-cell office:value-type="float" office:value="1.1307">
                <text:p>1.1307</text:p>
              </table:table-cell>
              <table:table-cell office:value-type="float" office:value="2.5042">
                <text:p>2.5042</text:p>
              </table:table-cell>
              <table:table-cell office:value-type="float" office:value="5.7457">
                <text:p>5.7457</text:p>
              </table:table-cell>
              <table:table-cell office:value-type="float" office:value="31.4286">
                <text:p>31.4286</text:p>
              </table:table-cell>
              <table:table-cell office:value-type="float" office:value="73.2311">
                <text:p>73.2311</text:p>
              </table:table-cell>
              <table:table-cell office:value-type="float" office:value="190.305">
                <text:p>190.305</text:p>
              </table:table-cell>
            </table:table-row>
            <table:table-row>
              <table:table-cell office:value-type="string">
                <text:p>Pooled</text:p>
                <draw:g>
                  <svg:desc>Janne.C31:Janne.C31</svg:desc>
                </draw:g>
              </table:table-cell>
              <table:table-cell office:value-type="float" office:value="0.0492">
                <text:p>0.0492</text:p>
                <draw:g>
                  <svg:desc>Janne.D31:Janne.M31</svg:desc>
                </draw:g>
              </table:table-cell>
              <table:table-cell office:value-type="float" office:value="0.1597">
                <text:p>0.1597</text:p>
              </table:table-cell>
              <table:table-cell office:value-type="float" office:value="0.2665">
                <text:p>0.2665</text:p>
              </table:table-cell>
              <table:table-cell office:value-type="float" office:value="0.4575">
                <text:p>0.4575</text:p>
              </table:table-cell>
              <table:table-cell office:value-type="float" office:value="1.1645">
                <text:p>1.1645</text:p>
              </table:table-cell>
              <table:table-cell office:value-type="float" office:value="2.603">
                <text:p>2.603</text:p>
              </table:table-cell>
              <table:table-cell office:value-type="float" office:value="6.1199">
                <text:p>6.1199</text:p>
              </table:table-cell>
              <table:table-cell office:value-type="float" office:value="33.4397">
                <text:p>33.4397</text:p>
              </table:table-cell>
              <table:table-cell office:value-type="float" office:value="73.3143">
                <text:p>73.3143</text:p>
              </table:table-cell>
              <table:table-cell office:value-type="float" office:value="189.7103">
                <text:p>189.7103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2.857cm" svg:y="3.205cm" style:legend-expansion="high" chart:style-name="ch3"/>
        <chart:plot-area chart:style-name="ch4" table:cell-range-address="Janne.D40:Janne.M45 Janne.C41:Janne.C45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Janne.D40:Janne.M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41:Janne.M41" chart:label-cell-address="Janne.C41:Janne.C41" chart:class="chart:line">
            <chart:data-point chart:repeated="10"/>
          </chart:series>
          <chart:series chart:style-name="ch8" chart:values-cell-range-address="Janne.D42:Janne.M42" chart:label-cell-address="Janne.C42:Janne.C42" chart:class="chart:line">
            <chart:data-point chart:repeated="10"/>
          </chart:series>
          <chart:series chart:style-name="ch9" chart:values-cell-range-address="Janne.D43:Janne.M43" chart:label-cell-address="Janne.C43:Janne.C43" chart:class="chart:line">
            <chart:data-point chart:repeated="10"/>
          </chart:series>
          <chart:series chart:style-name="ch10" chart:values-cell-range-address="Janne.D44:Janne.M44" chart:label-cell-address="Janne.C44:Janne.C44" chart:class="chart:line">
            <chart:data-point chart:repeated="10"/>
          </chart:series>
          <chart:series chart:style-name="ch11" chart:values-cell-range-address="Janne.D45:Janne.M45" chart:label-cell-address="Janne.C45:Janne.C4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40:Janne.M40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41:Janne.C41</svg:desc>
                </draw:g>
              </table:table-cell>
              <table:table-cell office:value-type="float" office:value="0.0121">
                <text:p>0.0121</text:p>
                <draw:g>
                  <svg:desc>Janne.D41:Janne.M41</svg:desc>
                </draw:g>
              </table:table-cell>
              <table:table-cell office:value-type="float" office:value="0.0137">
                <text:p>0.0137</text:p>
              </table:table-cell>
              <table:table-cell office:value-type="float" office:value="0.0154">
                <text:p>0.0154</text:p>
              </table:table-cell>
              <table:table-cell office:value-type="float" office:value="0.0138">
                <text:p>0.0138</text:p>
              </table:table-cell>
              <table:table-cell office:value-type="float" office:value="0.0197">
                <text:p>0.0197</text:p>
              </table:table-cell>
              <table:table-cell office:value-type="float" office:value="0.0313">
                <text:p>0.0313</text:p>
              </table:table-cell>
              <table:table-cell office:value-type="float" office:value="0.057">
                <text:p>0.057</text:p>
              </table:table-cell>
              <table:table-cell office:value-type="float" office:value="0.1244">
                <text:p>0.1244</text:p>
              </table:table-cell>
              <table:table-cell office:value-type="float" office:value="0.2137">
                <text:p>0.2137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Flat cached</text:p>
                <draw:g>
                  <svg:desc>Janne.C42:Janne.C42</svg:desc>
                </draw:g>
              </table:table-cell>
              <table:table-cell office:value-type="float" office:value="0.0122">
                <text:p>0.0122</text:p>
                <draw:g>
                  <svg:desc>Janne.D42:Janne.M42</svg:desc>
                </draw:g>
              </table:table-cell>
              <table:table-cell office:value-type="float" office:value="0.0138">
                <text:p>0.0138</text:p>
              </table:table-cell>
              <table:table-cell office:value-type="float" office:value="0.0148">
                <text:p>0.0148</text:p>
              </table:table-cell>
              <table:table-cell office:value-type="float" office:value="0.0142">
                <text:p>0.0142</text:p>
              </table:table-cell>
              <table:table-cell office:value-type="float" office:value="0.0211">
                <text:p>0.0211</text:p>
              </table:table-cell>
              <table:table-cell office:value-type="float" office:value="0.0328">
                <text:p>0.0328</text:p>
              </table:table-cell>
              <table:table-cell office:value-type="float" office:value="0.0583">
                <text:p>0.0583</text:p>
              </table:table-cell>
              <table:table-cell office:value-type="float" office:value="0.1262">
                <text:p>0.1262</text:p>
              </table:table-cell>
              <table:table-cell office:value-type="float" office:value="0.2148">
                <text:p>0.2148</text:p>
              </table:table-cell>
              <table:table-cell office:value-type="float" office:value="0.7781">
                <text:p>0.7781</text:p>
              </table:table-cell>
            </table:table-row>
            <table:table-row>
              <table:table-cell office:value-type="string">
                <text:p>Flat cold</text:p>
                <draw:g>
                  <svg:desc>Janne.C43:Janne.C43</svg:desc>
                </draw:g>
              </table:table-cell>
              <table:table-cell office:value-type="float" office:value="0.011">
                <text:p>0.011</text:p>
                <draw:g>
                  <svg:desc>Janne.D43:Janne.M43</svg:desc>
                </draw:g>
              </table:table-cell>
              <table:table-cell office:value-type="float" office:value="0.0128">
                <text:p>0.0128</text:p>
              </table:table-cell>
              <table:table-cell office:value-type="float" office:value="0.0157">
                <text:p>0.0157</text:p>
              </table:table-cell>
              <table:table-cell office:value-type="float" office:value="0.0137">
                <text:p>0.0137</text:p>
              </table:table-cell>
              <table:table-cell office:value-type="float" office:value="0.0184">
                <text:p>0.0184</text:p>
              </table:table-cell>
              <table:table-cell office:value-type="float" office:value="0.0391">
                <text:p>0.0391</text:p>
              </table:table-cell>
              <table:table-cell office:value-type="float" office:value="0.0611">
                <text:p>0.0611</text:p>
              </table:table-cell>
              <table:table-cell office:value-type="float" office:value="0.1223">
                <text:p>0.1223</text:p>
              </table:table-cell>
              <table:table-cell office:value-type="float" office:value="0.2116">
                <text:p>0.2116</text:p>
              </table:table-cell>
              <table:table-cell office:value-type="float" office:value="0.7572">
                <text:p>0.7572</text:p>
              </table:table-cell>
            </table:table-row>
            <table:table-row>
              <table:table-cell office:value-type="string">
                <text:p>Naive</text:p>
                <draw:g>
                  <svg:desc>Janne.C44:Janne.C44</svg:desc>
                </draw:g>
              </table:table-cell>
              <table:table-cell office:value-type="float" office:value="0.0936">
                <text:p>0.0936</text:p>
                <draw:g>
                  <svg:desc>Janne.D44:Janne.M44</svg:desc>
                </draw:g>
              </table:table-cell>
              <table:table-cell office:value-type="float" office:value="0.2839">
                <text:p>0.2839</text:p>
              </table:table-cell>
              <table:table-cell office:value-type="float" office:value="0.4468">
                <text:p>0.4468</text:p>
              </table:table-cell>
              <table:table-cell office:value-type="float" office:value="0.7918">
                <text:p>0.7918</text:p>
              </table:table-cell>
              <table:table-cell office:value-type="float" office:value="2.4717">
                <text:p>2.4717</text:p>
              </table:table-cell>
              <table:table-cell office:value-type="float" office:value="6.0071">
                <text:p>6.0071</text:p>
              </table:table-cell>
              <table:table-cell office:value-type="float" office:value="16.012">
                <text:p>16.012</text:p>
              </table:table-cell>
              <table:table-cell office:value-type="float" office:value="91.7409">
                <text:p>91.7409</text:p>
              </table:table-cell>
              <table:table-cell office:value-type="float" office:value="216.7081">
                <text:p>216.7081</text:p>
              </table:table-cell>
              <table:table-cell office:value-type="float" office:value="482.4045">
                <text:p>482.4045</text:p>
              </table:table-cell>
            </table:table-row>
            <table:table-row>
              <table:table-cell office:value-type="string">
                <text:p>Pooled</text:p>
                <draw:g>
                  <svg:desc>Janne.C45:Janne.C45</svg:desc>
                </draw:g>
              </table:table-cell>
              <table:table-cell office:value-type="float" office:value="0.0929">
                <text:p>0.0929</text:p>
                <draw:g>
                  <svg:desc>Janne.D45:Janne.M45</svg:desc>
                </draw:g>
              </table:table-cell>
              <table:table-cell office:value-type="float" office:value="0.2805">
                <text:p>0.2805</text:p>
              </table:table-cell>
              <table:table-cell office:value-type="float" office:value="0.4509">
                <text:p>0.4509</text:p>
              </table:table-cell>
              <table:table-cell office:value-type="float" office:value="0.8072">
                <text:p>0.8072</text:p>
              </table:table-cell>
              <table:table-cell office:value-type="float" office:value="2.5919">
                <text:p>2.5919</text:p>
              </table:table-cell>
              <table:table-cell office:value-type="float" office:value="6.2286">
                <text:p>6.2286</text:p>
              </table:table-cell>
              <table:table-cell office:value-type="float" office:value="17.2853">
                <text:p>17.2853</text:p>
              </table:table-cell>
              <table:table-cell office:value-type="float" office:value="95.9551">
                <text:p>95.9551</text:p>
              </table:table-cell>
              <table:table-cell office:value-type="float" office:value="215.1095">
                <text:p>215.1095</text:p>
              </table:table-cell>
              <table:table-cell office:value-type="float" office:value="479.9264">
                <text:p>479.9264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Find count</text:p>
        </chart:title>
        <chart:legend chart:legend-position="end" svg:x="12.857cm" svg:y="3.205cm" style:legend-expansion="high" chart:style-name="ch3"/>
        <chart:plot-area chart:style-name="ch4" table:cell-range-address="Janne.D47:Janne.M52 Janne.C48:Janne.C52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Janne.D47:Janne.M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48:Janne.M48" chart:label-cell-address="Janne.C48:Janne.C48" chart:class="chart:line">
            <chart:data-point chart:repeated="10"/>
          </chart:series>
          <chart:series chart:style-name="ch8" chart:values-cell-range-address="Janne.D49:Janne.M49" chart:label-cell-address="Janne.C49:Janne.C49" chart:class="chart:line">
            <chart:data-point chart:repeated="10"/>
          </chart:series>
          <chart:series chart:style-name="ch9" chart:values-cell-range-address="Janne.D50:Janne.M50" chart:label-cell-address="Janne.C50:Janne.C50" chart:class="chart:line">
            <chart:data-point chart:repeated="10"/>
          </chart:series>
          <chart:series chart:style-name="ch10" chart:values-cell-range-address="Janne.D51:Janne.M51" chart:label-cell-address="Janne.C51:Janne.C51" chart:class="chart:line">
            <chart:data-point chart:repeated="10"/>
          </chart:series>
          <chart:series chart:style-name="ch11" chart:values-cell-range-address="Janne.D52:Janne.M52" chart:label-cell-address="Janne.C52:Janne.C5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47:Janne.M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48:Janne.C48</svg:desc>
                </draw:g>
              </table:table-cell>
              <table:table-cell office:value-type="float" office:value="0.0135">
                <text:p>0.0135</text:p>
                <draw:g>
                  <svg:desc>Janne.D48:Janne.M48</svg:desc>
                </draw:g>
              </table:table-cell>
              <table:table-cell office:value-type="float" office:value="0.0132">
                <text:p>0.0132</text:p>
              </table:table-cell>
              <table:table-cell office:value-type="float" office:value="0.0117">
                <text:p>0.0117</text:p>
              </table:table-cell>
              <table:table-cell office:value-type="float" office:value="0.0102">
                <text:p>0.0102</text:p>
              </table:table-cell>
              <table:table-cell office:value-type="float" office:value="0.013">
                <text:p>0.013</text:p>
              </table:table-cell>
              <table:table-cell office:value-type="float" office:value="0.0148">
                <text:p>0.0148</text:p>
              </table:table-cell>
              <table:table-cell office:value-type="float" office:value="0.0147">
                <text:p>0.0147</text:p>
              </table:table-cell>
              <table:table-cell office:value-type="float" office:value="0.0134">
                <text:p>0.0134</text:p>
              </table:table-cell>
              <table:table-cell office:value-type="float" office:value="0.0166">
                <text:p>0.0166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Flat cached</text:p>
                <draw:g>
                  <svg:desc>Janne.C49:Janne.C49</svg:desc>
                </draw:g>
              </table:table-cell>
              <table:table-cell office:value-type="float" office:value="0.0134">
                <text:p>0.0134</text:p>
                <draw:g>
                  <svg:desc>Janne.D49:Janne.M49</svg:desc>
                </draw:g>
              </table:table-cell>
              <table:table-cell office:value-type="float" office:value="0.0136">
                <text:p>0.0136</text:p>
              </table:table-cell>
              <table:table-cell office:value-type="float" office:value="0.0124">
                <text:p>0.0124</text:p>
              </table:table-cell>
              <table:table-cell office:value-type="float" office:value="0.0109">
                <text:p>0.0109</text:p>
              </table:table-cell>
              <table:table-cell office:value-type="float" office:value="0.0137">
                <text:p>0.0137</text:p>
              </table:table-cell>
              <table:table-cell office:value-type="float" office:value="0.0146">
                <text:p>0.0146</text:p>
              </table:table-cell>
              <table:table-cell office:value-type="float" office:value="0.0151">
                <text:p>0.0151</text:p>
              </table:table-cell>
              <table:table-cell office:value-type="float" office:value="0.0149">
                <text:p>0.0149</text:p>
              </table:table-cell>
              <table:table-cell office:value-type="float" office:value="0.0168">
                <text:p>0.016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Flat cold</text:p>
                <draw:g>
                  <svg:desc>Janne.C50:Janne.C50</svg:desc>
                </draw:g>
              </table:table-cell>
              <table:table-cell office:value-type="float" office:value="0.0127">
                <text:p>0.0127</text:p>
                <draw:g>
                  <svg:desc>Janne.D50:Janne.M50</svg:desc>
                </draw:g>
              </table:table-cell>
              <table:table-cell office:value-type="float" office:value="0.0136">
                <text:p>0.0136</text:p>
              </table:table-cell>
              <table:table-cell office:value-type="float" office:value="0.0122">
                <text:p>0.0122</text:p>
              </table:table-cell>
              <table:table-cell office:value-type="float" office:value="0.0107">
                <text:p>0.0107</text:p>
              </table:table-cell>
              <table:table-cell office:value-type="float" office:value="0.0129">
                <text:p>0.0129</text:p>
              </table:table-cell>
              <table:table-cell office:value-type="float" office:value="0.0132">
                <text:p>0.0132</text:p>
              </table:table-cell>
              <table:table-cell office:value-type="float" office:value="0.013">
                <text:p>0.013</text:p>
              </table:table-cell>
              <table:table-cell office:value-type="float" office:value="0.0132">
                <text:p>0.0132</text:p>
              </table:table-cell>
              <table:table-cell office:value-type="float" office:value="0.0141">
                <text:p>0.0141</text:p>
              </table:table-cell>
              <table:table-cell office:value-type="float" office:value="0.0223">
                <text:p>0.0223</text:p>
              </table:table-cell>
            </table:table-row>
            <table:table-row>
              <table:table-cell office:value-type="string">
                <text:p>Naive</text:p>
                <draw:g>
                  <svg:desc>Janne.C51:Janne.C51</svg:desc>
                </draw:g>
              </table:table-cell>
              <table:table-cell office:value-type="float" office:value="0.0908">
                <text:p>0.0908</text:p>
                <draw:g>
                  <svg:desc>Janne.D51:Janne.M51</svg:desc>
                </draw:g>
              </table:table-cell>
              <table:table-cell office:value-type="float" office:value="0.2456">
                <text:p>0.2456</text:p>
              </table:table-cell>
              <table:table-cell office:value-type="float" office:value="0.4162">
                <text:p>0.4162</text:p>
              </table:table-cell>
              <table:table-cell office:value-type="float" office:value="0.7537">
                <text:p>0.7537</text:p>
              </table:table-cell>
              <table:table-cell office:value-type="float" office:value="2.4548">
                <text:p>2.4548</text:p>
              </table:table-cell>
              <table:table-cell office:value-type="float" office:value="7.4391">
                <text:p>7.4391</text:p>
              </table:table-cell>
              <table:table-cell office:value-type="float" office:value="23.6828">
                <text:p>23.6828</text:p>
              </table:table-cell>
              <table:table-cell office:value-type="float" office:value="99.3293">
                <text:p>99.3293</text:p>
              </table:table-cell>
              <table:table-cell office:value-type="float" office:value="216.1121">
                <text:p>216.1121</text:p>
              </table:table-cell>
              <table:table-cell office:value-type="float" office:value="465.3608">
                <text:p>465.3608</text:p>
              </table:table-cell>
            </table:table-row>
            <table:table-row>
              <table:table-cell office:value-type="string">
                <text:p>Pooled</text:p>
                <draw:g>
                  <svg:desc>Janne.C52:Janne.C52</svg:desc>
                </draw:g>
              </table:table-cell>
              <table:table-cell office:value-type="float" office:value="0.0904">
                <text:p>0.0904</text:p>
                <draw:g>
                  <svg:desc>Janne.D52:Janne.M52</svg:desc>
                </draw:g>
              </table:table-cell>
              <table:table-cell office:value-type="float" office:value="0.2458">
                <text:p>0.2458</text:p>
              </table:table-cell>
              <table:table-cell office:value-type="float" office:value="0.4203">
                <text:p>0.4203</text:p>
              </table:table-cell>
              <table:table-cell office:value-type="float" office:value="0.7684">
                <text:p>0.7684</text:p>
              </table:table-cell>
              <table:table-cell office:value-type="float" office:value="2.5683">
                <text:p>2.5683</text:p>
              </table:table-cell>
              <table:table-cell office:value-type="float" office:value="7.6407">
                <text:p>7.6407</text:p>
              </table:table-cell>
              <table:table-cell office:value-type="float" office:value="25.1497">
                <text:p>25.1497</text:p>
              </table:table-cell>
              <table:table-cell office:value-type="float" office:value="103.4704">
                <text:p>103.4704</text:p>
              </table:table-cell>
              <table:table-cell office:value-type="float" office:value="216.9442">
                <text:p>216.9442</text:p>
              </table:table-cell>
              <table:table-cell office:value-type="float" office:value="463.8757">
                <text:p>463.875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205cm" style:legend-expansion="high" chart:style-name="ch3"/>
        <chart:plot-area chart:style-name="ch4" table:cell-range-address="RaatoPC.D5:RaatoPC.M10 RaatoPC.C6:RaatoPC.C10" chart:data-source-has-labels="both" svg:x="0.32cm" svg:y="1.275cm" svg:width="12.217cm" svg:height="7.545cm">
          <chartooo:coordinate-region svg:x="0.941cm" svg:y="1.475cm" svg:width="10.945cm" svg:height="6.698cm"/>
          <chart:axis chart:dimension="x" chart:name="primary-x" chart:style-name="ch5" chartooo:axis-type="auto">
            <chartooo:date-scale/>
            <chart:categories table:cell-range-address="RaatoPC.D5:RaatoPC.M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6:RaatoPC.M6" chart:label-cell-address="RaatoPC.C6:RaatoPC.C6" chart:class="chart:line">
            <chart:data-point chart:repeated="10"/>
          </chart:series>
          <chart:series chart:style-name="ch8" chart:values-cell-range-address="RaatoPC.D7:RaatoPC.M7" chart:label-cell-address="RaatoPC.C7:RaatoPC.C7" chart:class="chart:line">
            <chart:data-point chart:repeated="10"/>
          </chart:series>
          <chart:series chart:style-name="ch9" chart:values-cell-range-address="RaatoPC.D8:RaatoPC.M8" chart:label-cell-address="RaatoPC.C8:RaatoPC.C8" chart:class="chart:line">
            <chart:data-point chart:repeated="10"/>
          </chart:series>
          <chart:series chart:style-name="ch10" chart:values-cell-range-address="RaatoPC.D9:RaatoPC.M9" chart:label-cell-address="RaatoPC.C9:RaatoPC.C9" chart:class="chart:line">
            <chart:data-point chart:repeated="10"/>
          </chart:series>
          <chart:series chart:style-name="ch11" chart:values-cell-range-address="RaatoPC.D10:RaatoPC.M10" chart:label-cell-address="RaatoPC.C10:RaatoPC.C1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5:RaatoPC.M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6:RaatoPC.C6</svg:desc>
                </draw:g>
              </table:table-cell>
              <table:table-cell office:value-type="float" office:value="1.7804">
                <text:p>1.7804</text:p>
                <draw:g>
                  <svg:desc>RaatoPC.D6:RaatoPC.M6</svg:desc>
                </draw:g>
              </table:table-cell>
              <table:table-cell office:value-type="float" office:value="1.8519">
                <text:p>1.8519</text:p>
              </table:table-cell>
              <table:table-cell office:value-type="float" office:value="1.9984">
                <text:p>1.9984</text:p>
              </table:table-cell>
              <table:table-cell office:value-type="float" office:value="2.0828">
                <text:p>2.0828</text:p>
              </table:table-cell>
              <table:table-cell office:value-type="float" office:value="2.2731">
                <text:p>2.2731</text:p>
              </table:table-cell>
              <table:table-cell office:value-type="float" office:value="2.6095">
                <text:p>2.6095</text:p>
              </table:table-cell>
              <table:table-cell office:value-type="float" office:value="3.2689">
                <text:p>3.2689</text:p>
              </table:table-cell>
              <table:table-cell office:value-type="float" office:value="4.3808">
                <text:p>4.3808</text:p>
              </table:table-cell>
              <table:table-cell office:value-type="float" office:value="6.1203">
                <text:p>6.1203</text:p>
              </table:table-cell>
              <table:table-cell office:value-type="float" office:value="9.2306">
                <text:p>9.2306</text:p>
              </table:table-cell>
            </table:table-row>
            <table:table-row>
              <table:table-cell office:value-type="string">
                <text:p>Flat cached</text:p>
                <draw:g>
                  <svg:desc>RaatoPC.C7:RaatoPC.C7</svg:desc>
                </draw:g>
              </table:table-cell>
              <table:table-cell office:value-type="float" office:value="1.8792">
                <text:p>1.8792</text:p>
                <draw:g>
                  <svg:desc>RaatoPC.D7:RaatoPC.M7</svg:desc>
                </draw:g>
              </table:table-cell>
              <table:table-cell office:value-type="float" office:value="2.0353">
                <text:p>2.0353</text:p>
              </table:table-cell>
              <table:table-cell office:value-type="float" office:value="2.1101">
                <text:p>2.1101</text:p>
              </table:table-cell>
              <table:table-cell office:value-type="float" office:value="2.1969">
                <text:p>2.1969</text:p>
              </table:table-cell>
              <table:table-cell office:value-type="float" office:value="2.3876">
                <text:p>2.3876</text:p>
              </table:table-cell>
              <table:table-cell office:value-type="float" office:value="2.7046">
                <text:p>2.7046</text:p>
              </table:table-cell>
              <table:table-cell office:value-type="float" office:value="3.2341">
                <text:p>3.2341</text:p>
              </table:table-cell>
              <table:table-cell office:value-type="float" office:value="4.4007">
                <text:p>4.4007</text:p>
              </table:table-cell>
              <table:table-cell office:value-type="float" office:value="6.207">
                <text:p>6.207</text:p>
              </table:table-cell>
              <table:table-cell office:value-type="float" office:value="9.2885">
                <text:p>9.2885</text:p>
              </table:table-cell>
            </table:table-row>
            <table:table-row>
              <table:table-cell office:value-type="string">
                <text:p>Flat cold</text:p>
                <draw:g>
                  <svg:desc>RaatoPC.C8:RaatoPC.C8</svg:desc>
                </draw:g>
              </table:table-cell>
              <table:table-cell office:value-type="float" office:value="2.7467">
                <text:p>2.7467</text:p>
                <draw:g>
                  <svg:desc>RaatoPC.D8:RaatoPC.M8</svg:desc>
                </draw:g>
              </table:table-cell>
              <table:table-cell office:value-type="float" office:value="3.274">
                <text:p>3.274</text:p>
              </table:table-cell>
              <table:table-cell office:value-type="float" office:value="3.7615">
                <text:p>3.7615</text:p>
              </table:table-cell>
              <table:table-cell office:value-type="float" office:value="4.4916">
                <text:p>4.4916</text:p>
              </table:table-cell>
              <table:table-cell office:value-type="float" office:value="7.0888">
                <text:p>7.0888</text:p>
              </table:table-cell>
              <table:table-cell office:value-type="float" office:value="11.3352">
                <text:p>11.3352</text:p>
              </table:table-cell>
              <table:table-cell office:value-type="float" office:value="20.3635">
                <text:p>20.3635</text:p>
              </table:table-cell>
              <table:table-cell office:value-type="float" office:value="48.846">
                <text:p>48.846</text:p>
              </table:table-cell>
              <table:table-cell office:value-type="float" office:value="88.9068">
                <text:p>88.9068</text:p>
              </table:table-cell>
              <table:table-cell office:value-type="float" office:value="157.1232">
                <text:p>157.1232</text:p>
              </table:table-cell>
            </table:table-row>
            <table:table-row>
              <table:table-cell office:value-type="string">
                <text:p>Naive</text:p>
                <draw:g>
                  <svg:desc>RaatoPC.C9:RaatoPC.C9</svg:desc>
                </draw:g>
              </table:table-cell>
              <table:table-cell office:value-type="float" office:value="3.4077">
                <text:p>3.4077</text:p>
                <draw:g>
                  <svg:desc>RaatoPC.D9:RaatoPC.M9</svg:desc>
                </draw:g>
              </table:table-cell>
              <table:table-cell office:value-type="float" office:value="3.4873">
                <text:p>3.4873</text:p>
              </table:table-cell>
              <table:table-cell office:value-type="float" office:value="3.635">
                <text:p>3.635</text:p>
              </table:table-cell>
              <table:table-cell office:value-type="float" office:value="3.6522">
                <text:p>3.6522</text:p>
              </table:table-cell>
              <table:table-cell office:value-type="float" office:value="3.6768">
                <text:p>3.6768</text:p>
              </table:table-cell>
              <table:table-cell office:value-type="float" office:value="3.6271">
                <text:p>3.6271</text:p>
              </table:table-cell>
              <table:table-cell office:value-type="float" office:value="3.6641">
                <text:p>3.6641</text:p>
              </table:table-cell>
              <table:table-cell office:value-type="float" office:value="3.7415">
                <text:p>3.7415</text:p>
              </table:table-cell>
              <table:table-cell office:value-type="float" office:value="3.7731">
                <text:p>3.7731</text:p>
              </table:table-cell>
              <table:table-cell office:value-type="float" office:value="3.844">
                <text:p>3.844</text:p>
              </table:table-cell>
            </table:table-row>
            <table:table-row>
              <table:table-cell office:value-type="string">
                <text:p>Pooled</text:p>
                <draw:g>
                  <svg:desc>RaatoPC.C10:RaatoPC.C10</svg:desc>
                </draw:g>
              </table:table-cell>
              <table:table-cell office:value-type="float" office:value="1.4703">
                <text:p>1.4703</text:p>
                <draw:g>
                  <svg:desc>RaatoPC.D10:RaatoPC.M10</svg:desc>
                </draw:g>
              </table:table-cell>
              <table:table-cell office:value-type="float" office:value="1.5584">
                <text:p>1.5584</text:p>
              </table:table-cell>
              <table:table-cell office:value-type="float" office:value="1.5766">
                <text:p>1.5766</text:p>
              </table:table-cell>
              <table:table-cell office:value-type="float" office:value="1.6062">
                <text:p>1.6062</text:p>
              </table:table-cell>
              <table:table-cell office:value-type="float" office:value="1.8475">
                <text:p>1.8475</text:p>
              </table:table-cell>
              <table:table-cell office:value-type="float" office:value="1.8504">
                <text:p>1.8504</text:p>
              </table:table-cell>
              <table:table-cell office:value-type="float" office:value="2.3007">
                <text:p>2.3007</text:p>
              </table:table-cell>
              <table:table-cell office:value-type="float" office:value="2.993">
                <text:p>2.993</text:p>
              </table:table-cell>
              <table:table-cell office:value-type="float" office:value="3.3912">
                <text:p>3.3912</text:p>
              </table:table-cell>
              <table:table-cell office:value-type="float" office:value="3.6357">
                <text:p>3.63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454cm" style:legend-expansion="high" chart:style-name="ch3"/>
        <chart:plot-area chart:style-name="ch4" table:cell-range-address="Janne.D109:Janne.M113 Janne.C110:Janne.C113" chart:data-source-has-labels="both" svg:x="0.32cm" svg:y="1.275cm" svg:width="12.217cm" svg:height="7.545cm">
          <chartooo:coordinate-region svg:x="1.047cm" svg:y="1.474cm" svg:width="11.025cm" svg:height="6.699cm"/>
          <chart:axis chart:dimension="x" chart:name="primary-x" chart:style-name="ch5" chartooo:axis-type="auto">
            <chartooo:date-scale/>
            <chart:categories table:cell-range-address="Janne.D109:Janne.M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10:Janne.M110" chart:label-cell-address="Janne.C110:Janne.C110" chart:class="chart:line">
            <chart:data-point chart:repeated="10"/>
          </chart:series>
          <chart:series chart:style-name="ch8" chart:values-cell-range-address="Janne.D111:Janne.M111" chart:label-cell-address="Janne.C111:Janne.C111" chart:class="chart:line">
            <chart:data-point chart:repeated="10"/>
          </chart:series>
          <chart:series chart:style-name="ch9" chart:values-cell-range-address="Janne.D112:Janne.M112" chart:label-cell-address="Janne.C112:Janne.C112" chart:class="chart:line">
            <chart:data-point chart:repeated="10"/>
          </chart:series>
          <chart:series chart:style-name="ch10" chart:values-cell-range-address="Janne.D113:Janne.M113" chart:label-cell-address="Janne.C113:Janne.C1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09:Janne.M10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10:Janne.C110</svg:desc>
                </draw:g>
              </table:table-cell>
              <table:table-cell office:value-type="float" office:value="0.0523">
                <text:p>0.0523</text:p>
                <draw:g>
                  <svg:desc>Janne.D110:Janne.M110</svg:desc>
                </draw:g>
              </table:table-cell>
              <table:table-cell office:value-type="float" office:value="0.0653">
                <text:p>0.0653</text:p>
              </table:table-cell>
              <table:table-cell office:value-type="float" office:value="0.0748">
                <text:p>0.0748</text:p>
              </table:table-cell>
              <table:table-cell office:value-type="float" office:value="0.097">
                <text:p>0.097</text:p>
              </table:table-cell>
              <table:table-cell office:value-type="float" office:value="0.1541">
                <text:p>0.1541</text:p>
              </table:table-cell>
              <table:table-cell office:value-type="float" office:value="0.2437">
                <text:p>0.2437</text:p>
              </table:table-cell>
              <table:table-cell office:value-type="float" office:value="0.4226">
                <text:p>0.4226</text:p>
              </table:table-cell>
              <table:table-cell office:value-type="float" office:value="0.9311">
                <text:p>0.9311</text:p>
              </table:table-cell>
              <table:table-cell office:value-type="float" office:value="1.6562">
                <text:p>1.6562</text:p>
              </table:table-cell>
              <table:table-cell office:value-type="float" office:value="3.3565">
                <text:p>3.3565</text:p>
              </table:table-cell>
            </table:table-row>
            <table:table-row>
              <table:table-cell office:value-type="string">
                <text:p>Flat cached</text:p>
                <draw:g>
                  <svg:desc>Janne.C111:Janne.C111</svg:desc>
                </draw:g>
              </table:table-cell>
              <table:table-cell office:value-type="float" office:value="0.0488">
                <text:p>0.0488</text:p>
                <draw:g>
                  <svg:desc>Janne.D111:Janne.M111</svg:desc>
                </draw:g>
              </table:table-cell>
              <table:table-cell office:value-type="float" office:value="0.0609">
                <text:p>0.0609</text:p>
              </table:table-cell>
              <table:table-cell office:value-type="float" office:value="0.073">
                <text:p>0.073</text:p>
              </table:table-cell>
              <table:table-cell office:value-type="float" office:value="0.0948">
                <text:p>0.0948</text:p>
              </table:table-cell>
              <table:table-cell office:value-type="float" office:value="0.1511">
                <text:p>0.1511</text:p>
              </table:table-cell>
              <table:table-cell office:value-type="float" office:value="0.2383">
                <text:p>0.2383</text:p>
              </table:table-cell>
              <table:table-cell office:value-type="float" office:value="0.4125">
                <text:p>0.4125</text:p>
              </table:table-cell>
              <table:table-cell office:value-type="float" office:value="0.9842">
                <text:p>0.9842</text:p>
              </table:table-cell>
              <table:table-cell office:value-type="float" office:value="1.7271">
                <text:p>1.7271</text:p>
              </table:table-cell>
              <table:table-cell office:value-type="float" office:value="3.4362">
                <text:p>3.4362</text:p>
              </table:table-cell>
            </table:table-row>
            <table:table-row>
              <table:table-cell office:value-type="string">
                <text:p>Naive</text:p>
                <draw:g>
                  <svg:desc>Janne.C112:Janne.C112</svg:desc>
                </draw:g>
              </table:table-cell>
              <table:table-cell office:value-type="float" office:value="0.0875">
                <text:p>0.0875</text:p>
                <draw:g>
                  <svg:desc>Janne.D112:Janne.M112</svg:desc>
                </draw:g>
              </table:table-cell>
              <table:table-cell office:value-type="float" office:value="0.0996">
                <text:p>0.0996</text:p>
              </table:table-cell>
              <table:table-cell office:value-type="float" office:value="0.1061">
                <text:p>0.1061</text:p>
              </table:table-cell>
              <table:table-cell office:value-type="float" office:value="0.1084">
                <text:p>0.1084</text:p>
              </table:table-cell>
              <table:table-cell office:value-type="float" office:value="0.1223">
                <text:p>0.1223</text:p>
              </table:table-cell>
              <table:table-cell office:value-type="float" office:value="0.1375">
                <text:p>0.1375</text:p>
              </table:table-cell>
              <table:table-cell office:value-type="float" office:value="0.1552">
                <text:p>0.1552</text:p>
              </table:table-cell>
              <table:table-cell office:value-type="float" office:value="0.254">
                <text:p>0.254</text:p>
              </table:table-cell>
              <table:table-cell office:value-type="float" office:value="0.3162">
                <text:p>0.3162</text:p>
              </table:table-cell>
              <table:table-cell office:value-type="float" office:value="0.3829">
                <text:p>0.3829</text:p>
              </table:table-cell>
            </table:table-row>
            <table:table-row>
              <table:table-cell office:value-type="string">
                <text:p>Pooled</text:p>
                <draw:g>
                  <svg:desc>Janne.C113:Janne.C113</svg:desc>
                </draw:g>
              </table:table-cell>
              <table:table-cell office:value-type="float" office:value="0.0239">
                <text:p>0.0239</text:p>
                <draw:g>
                  <svg:desc>Janne.D113:Janne.M113</svg:desc>
                </draw:g>
              </table:table-cell>
              <table:table-cell office:value-type="float" office:value="0.0261">
                <text:p>0.0261</text:p>
              </table:table-cell>
              <table:table-cell office:value-type="float" office:value="0.0265">
                <text:p>0.0265</text:p>
              </table:table-cell>
              <table:table-cell office:value-type="float" office:value="0.027">
                <text:p>0.027</text:p>
              </table:table-cell>
              <table:table-cell office:value-type="float" office:value="0.0298">
                <text:p>0.0298</text:p>
              </table:table-cell>
              <table:table-cell office:value-type="float" office:value="0.034">
                <text:p>0.034</text:p>
              </table:table-cell>
              <table:table-cell office:value-type="float" office:value="0.0463">
                <text:p>0.0463</text:p>
              </table:table-cell>
              <table:table-cell office:value-type="float" office:value="0.0974">
                <text:p>0.0974</text:p>
              </table:table-cell>
              <table:table-cell office:value-type="float" office:value="0.2061">
                <text:p>0.2061</text:p>
              </table:table-cell>
              <table:table-cell office:value-type="float" office:value="0.2656">
                <text:p>0.265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454cm" style:legend-expansion="high" chart:style-name="ch3"/>
        <chart:plot-area chart:style-name="ch4" table:cell-range-address="Janne.D115:Janne.M119 Janne.C116:Janne.C119" chart:data-source-has-labels="both" svg:x="0.32cm" svg:y="1.275cm" svg:width="12.217cm" svg:height="7.545cm">
          <chartooo:coordinate-region svg:x="1.047cm" svg:y="1.475cm" svg:width="11.025cm" svg:height="6.698cm"/>
          <chart:axis chart:dimension="x" chart:name="primary-x" chart:style-name="ch5" chartooo:axis-type="auto">
            <chartooo:date-scale/>
            <chart:categories table:cell-range-address="Janne.D115:Janne.M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16:Janne.M116" chart:label-cell-address="Janne.C116:Janne.C116" chart:class="chart:line">
            <chart:data-point chart:repeated="10"/>
          </chart:series>
          <chart:series chart:style-name="ch8" chart:values-cell-range-address="Janne.D117:Janne.M117" chart:label-cell-address="Janne.C117:Janne.C117" chart:class="chart:line">
            <chart:data-point chart:repeated="10"/>
          </chart:series>
          <chart:series chart:style-name="ch9" chart:values-cell-range-address="Janne.D118:Janne.M118" chart:label-cell-address="Janne.C118:Janne.C118" chart:class="chart:line">
            <chart:data-point chart:repeated="10"/>
          </chart:series>
          <chart:series chart:style-name="ch10" chart:values-cell-range-address="Janne.D119:Janne.M119" chart:label-cell-address="Janne.C119:Janne.C11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15:Janne.M11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16:Janne.C116</svg:desc>
                </draw:g>
              </table:table-cell>
              <table:table-cell office:value-type="float" office:value="0.0378">
                <text:p>0.0378</text:p>
                <draw:g>
                  <svg:desc>Janne.D116:Janne.M116</svg:desc>
                </draw:g>
              </table:table-cell>
              <table:table-cell office:value-type="float" office:value="0.0485">
                <text:p>0.0485</text:p>
              </table:table-cell>
              <table:table-cell office:value-type="float" office:value="0.0553">
                <text:p>0.0553</text:p>
              </table:table-cell>
              <table:table-cell office:value-type="float" office:value="0.0608">
                <text:p>0.0608</text:p>
              </table:table-cell>
              <table:table-cell office:value-type="float" office:value="0.0755">
                <text:p>0.0755</text:p>
              </table:table-cell>
              <table:table-cell office:value-type="float" office:value="0.0918">
                <text:p>0.0918</text:p>
              </table:table-cell>
              <table:table-cell office:value-type="float" office:value="0.1573">
                <text:p>0.1573</text:p>
              </table:table-cell>
              <table:table-cell office:value-type="float" office:value="0.2948">
                <text:p>0.2948</text:p>
              </table:table-cell>
              <table:table-cell office:value-type="float" office:value="0.6895">
                <text:p>0.6895</text:p>
              </table:table-cell>
              <table:table-cell office:value-type="float" office:value="1.5216">
                <text:p>1.5216</text:p>
              </table:table-cell>
            </table:table-row>
            <table:table-row>
              <table:table-cell office:value-type="string">
                <text:p>Flat cached</text:p>
                <draw:g>
                  <svg:desc>Janne.C117:Janne.C117</svg:desc>
                </draw:g>
              </table:table-cell>
              <table:table-cell office:value-type="float" office:value="0.0329">
                <text:p>0.0329</text:p>
                <draw:g>
                  <svg:desc>Janne.D117:Janne.M117</svg:desc>
                </draw:g>
              </table:table-cell>
              <table:table-cell office:value-type="float" office:value="0.0397">
                <text:p>0.0397</text:p>
              </table:table-cell>
              <table:table-cell office:value-type="float" office:value="0.0463">
                <text:p>0.0463</text:p>
              </table:table-cell>
              <table:table-cell office:value-type="float" office:value="0.0501">
                <text:p>0.0501</text:p>
              </table:table-cell>
              <table:table-cell office:value-type="float" office:value="0.0627">
                <text:p>0.0627</text:p>
              </table:table-cell>
              <table:table-cell office:value-type="float" office:value="0.0808">
                <text:p>0.0808</text:p>
              </table:table-cell>
              <table:table-cell office:value-type="float" office:value="0.1332">
                <text:p>0.1332</text:p>
              </table:table-cell>
              <table:table-cell office:value-type="float" office:value="0.3769">
                <text:p>0.3769</text:p>
              </table:table-cell>
              <table:table-cell office:value-type="float" office:value="0.7323">
                <text:p>0.7323</text:p>
              </table:table-cell>
              <table:table-cell office:value-type="float" office:value="1.5129">
                <text:p>1.5129</text:p>
              </table:table-cell>
            </table:table-row>
            <table:table-row>
              <table:table-cell office:value-type="string">
                <text:p>Naive</text:p>
                <draw:g>
                  <svg:desc>Janne.C118:Janne.C118</svg:desc>
                </draw:g>
              </table:table-cell>
              <table:table-cell office:value-type="float" office:value="0.1372">
                <text:p>0.1372</text:p>
                <draw:g>
                  <svg:desc>Janne.D118:Janne.M118</svg:desc>
                </draw:g>
              </table:table-cell>
              <table:table-cell office:value-type="float" office:value="0.2317">
                <text:p>0.2317</text:p>
              </table:table-cell>
              <table:table-cell office:value-type="float" office:value="0.3079">
                <text:p>0.3079</text:p>
              </table:table-cell>
              <table:table-cell office:value-type="float" office:value="0.3862">
                <text:p>0.3862</text:p>
              </table:table-cell>
              <table:table-cell office:value-type="float" office:value="0.5902">
                <text:p>0.5902</text:p>
              </table:table-cell>
              <table:table-cell office:value-type="float" office:value="0.7951">
                <text:p>0.7951</text:p>
              </table:table-cell>
              <table:table-cell office:value-type="float" office:value="1.081">
                <text:p>1.081</text:p>
              </table:table-cell>
              <table:table-cell office:value-type="float" office:value="2.2752">
                <text:p>2.2752</text:p>
              </table:table-cell>
              <table:table-cell office:value-type="float" office:value="2.6498">
                <text:p>2.6498</text:p>
              </table:table-cell>
              <table:table-cell office:value-type="float" office:value="1.7831">
                <text:p>1.7831</text:p>
              </table:table-cell>
            </table:table-row>
            <table:table-row>
              <table:table-cell office:value-type="string">
                <text:p>Pooled</text:p>
                <draw:g>
                  <svg:desc>Janne.C119:Janne.C119</svg:desc>
                </draw:g>
              </table:table-cell>
              <table:table-cell office:value-type="float" office:value="0.0391">
                <text:p>0.0391</text:p>
                <draw:g>
                  <svg:desc>Janne.D119:Janne.M119</svg:desc>
                </draw:g>
              </table:table-cell>
              <table:table-cell office:value-type="float" office:value="0.0693">
                <text:p>0.0693</text:p>
              </table:table-cell>
              <table:table-cell office:value-type="float" office:value="0.0915">
                <text:p>0.0915</text:p>
              </table:table-cell>
              <table:table-cell office:value-type="float" office:value="0.1135">
                <text:p>0.1135</text:p>
              </table:table-cell>
              <table:table-cell office:value-type="float" office:value="0.1754">
                <text:p>0.1754</text:p>
              </table:table-cell>
              <table:table-cell office:value-type="float" office:value="0.2344">
                <text:p>0.2344</text:p>
              </table:table-cell>
              <table:table-cell office:value-type="float" office:value="0.3344">
                <text:p>0.3344</text:p>
              </table:table-cell>
              <table:table-cell office:value-type="float" office:value="0.7969">
                <text:p>0.7969</text:p>
              </table:table-cell>
              <table:table-cell office:value-type="float" office:value="0.9378">
                <text:p>0.9378</text:p>
              </table:table-cell>
              <table:table-cell office:value-type="float" office:value="0.5884">
                <text:p>0.5884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454cm" style:legend-expansion="high" chart:style-name="ch3"/>
        <chart:plot-area chart:style-name="ch4" table:cell-range-address="Janne.D131:Janne.M135 Janne.C132:Janne.C135" chart:data-source-has-labels="both" svg:x="0.32cm" svg:y="1.275cm" svg:width="12.217cm" svg:height="7.545cm">
          <chartooo:coordinate-region svg:x="0.941cm" svg:y="1.474cm" svg:width="11.131cm" svg:height="6.699cm"/>
          <chart:axis chart:dimension="x" chart:name="primary-x" chart:style-name="ch5" chartooo:axis-type="auto">
            <chartooo:date-scale/>
            <chart:categories table:cell-range-address="Janne.D131:Janne.M1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32:Janne.M132" chart:label-cell-address="Janne.C132:Janne.C132" chart:class="chart:line">
            <chart:data-point chart:repeated="10"/>
          </chart:series>
          <chart:series chart:style-name="ch8" chart:values-cell-range-address="Janne.D133:Janne.M133" chart:label-cell-address="Janne.C133:Janne.C133" chart:class="chart:line">
            <chart:data-point chart:repeated="10"/>
          </chart:series>
          <chart:series chart:style-name="ch9" chart:values-cell-range-address="Janne.D134:Janne.M134" chart:label-cell-address="Janne.C134:Janne.C134" chart:class="chart:line">
            <chart:data-point chart:repeated="10"/>
          </chart:series>
          <chart:series chart:style-name="ch10" chart:values-cell-range-address="Janne.D135:Janne.M135" chart:label-cell-address="Janne.C135:Janne.C13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31:Janne.M13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32:Janne.C132</svg:desc>
                </draw:g>
              </table:table-cell>
              <table:table-cell office:value-type="float" office:value="0.0924">
                <text:p>0.0924</text:p>
                <draw:g>
                  <svg:desc>Janne.D132:Janne.M132</svg:desc>
                </draw:g>
              </table:table-cell>
              <table:table-cell office:value-type="float" office:value="0.2046">
                <text:p>0.2046</text:p>
              </table:table-cell>
              <table:table-cell office:value-type="float" office:value="0.2761">
                <text:p>0.2761</text:p>
              </table:table-cell>
              <table:table-cell office:value-type="float" office:value="0.4483">
                <text:p>0.4483</text:p>
              </table:table-cell>
              <table:table-cell office:value-type="float" office:value="0.9847">
                <text:p>0.9847</text:p>
              </table:table-cell>
              <table:table-cell office:value-type="float" office:value="1.8495">
                <text:p>1.8495</text:p>
              </table:table-cell>
              <table:table-cell office:value-type="float" office:value="3.8086">
                <text:p>3.8086</text:p>
              </table:table-cell>
              <table:table-cell office:value-type="float" office:value="9.2444">
                <text:p>9.2444</text:p>
              </table:table-cell>
              <table:table-cell office:value-type="float" office:value="11.2947">
                <text:p>11.2947</text:p>
              </table:table-cell>
              <table:table-cell office:value-type="float" office:value="22.3568">
                <text:p>22.3568</text:p>
              </table:table-cell>
            </table:table-row>
            <table:table-row>
              <table:table-cell office:value-type="string">
                <text:p>Flat cached</text:p>
                <draw:g>
                  <svg:desc>Janne.C133:Janne.C133</svg:desc>
                </draw:g>
              </table:table-cell>
              <table:table-cell office:value-type="float" office:value="0.0617">
                <text:p>0.0617</text:p>
                <draw:g>
                  <svg:desc>Janne.D133:Janne.M133</svg:desc>
                </draw:g>
              </table:table-cell>
              <table:table-cell office:value-type="float" office:value="0.0644">
                <text:p>0.0644</text:p>
              </table:table-cell>
              <table:table-cell office:value-type="float" office:value="0.0637">
                <text:p>0.0637</text:p>
              </table:table-cell>
              <table:table-cell office:value-type="float" office:value="0.0616">
                <text:p>0.0616</text:p>
              </table:table-cell>
              <table:table-cell office:value-type="float" office:value="0.0612">
                <text:p>0.0612</text:p>
              </table:table-cell>
              <table:table-cell office:value-type="float" office:value="0.0599">
                <text:p>0.0599</text:p>
              </table:table-cell>
              <table:table-cell office:value-type="float" office:value="0.0601">
                <text:p>0.0601</text:p>
              </table:table-cell>
              <table:table-cell office:value-type="float" office:value="0.0649">
                <text:p>0.0649</text:p>
              </table:table-cell>
              <table:table-cell office:value-type="float" office:value="0.0582">
                <text:p>0.0582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Naive</text:p>
                <draw:g>
                  <svg:desc>Janne.C134:Janne.C134</svg:desc>
                </draw:g>
              </table:table-cell>
              <table:table-cell office:value-type="float" office:value="0.0414">
                <text:p>0.0414</text:p>
                <draw:g>
                  <svg:desc>Janne.D134:Janne.M134</svg:desc>
                </draw:g>
              </table:table-cell>
              <table:table-cell office:value-type="float" office:value="0.0449">
                <text:p>0.0449</text:p>
              </table:table-cell>
              <table:table-cell office:value-type="float" office:value="0.046">
                <text:p>0.046</text:p>
              </table:table-cell>
              <table:table-cell office:value-type="float" office:value="0.0456">
                <text:p>0.0456</text:p>
              </table:table-cell>
              <table:table-cell office:value-type="float" office:value="0.048">
                <text:p>0.048</text:p>
              </table:table-cell>
              <table:table-cell office:value-type="float" office:value="0.049">
                <text:p>0.049</text:p>
              </table:table-cell>
              <table:table-cell office:value-type="float" office:value="0.0509">
                <text:p>0.0509</text:p>
              </table:table-cell>
              <table:table-cell office:value-type="float" office:value="0.0564">
                <text:p>0.0564</text:p>
              </table:table-cell>
              <table:table-cell office:value-type="float" office:value="0.0505">
                <text:p>0.050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Pooled</text:p>
                <draw:g>
                  <svg:desc>Janne.C135:Janne.C135</svg:desc>
                </draw:g>
              </table:table-cell>
              <table:table-cell office:value-type="float" office:value="0.0402">
                <text:p>0.0402</text:p>
                <draw:g>
                  <svg:desc>Janne.D135:Janne.M135</svg:desc>
                </draw:g>
              </table:table-cell>
              <table:table-cell office:value-type="float" office:value="0.0453">
                <text:p>0.0453</text:p>
              </table:table-cell>
              <table:table-cell office:value-type="float" office:value="0.0486">
                <text:p>0.0486</text:p>
              </table:table-cell>
              <table:table-cell office:value-type="float" office:value="0.0471">
                <text:p>0.0471</text:p>
              </table:table-cell>
              <table:table-cell office:value-type="float" office:value="0.0493">
                <text:p>0.0493</text:p>
              </table:table-cell>
              <table:table-cell office:value-type="float" office:value="0.0497">
                <text:p>0.0497</text:p>
              </table:table-cell>
              <table:table-cell office:value-type="float" office:value="0.0519">
                <text:p>0.0519</text:p>
              </table:table-cell>
              <table:table-cell office:value-type="float" office:value="0.0582">
                <text:p>0.0582</text:p>
              </table:table-cell>
              <table:table-cell office:value-type="float" office:value="0.0525">
                <text:p>0.0525</text:p>
              </table:table-cell>
              <table:table-cell office:value-type="float" office:value="0.0754">
                <text:p>0.0754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Leaf travel normalized</text:p>
        </chart:title>
        <chart:legend chart:legend-position="end" svg:x="12.857cm" svg:y="3.703cm" style:legend-expansion="high" chart:style-name="ch3"/>
        <chart:plot-area chart:style-name="ch4" table:cell-range-address="Janne.D137:Janne.M140 Janne.C138:Janne.C140" chart:data-source-has-labels="both" svg:x="0.32cm" svg:y="1.275cm" svg:width="12.217cm" svg:height="7.545cm">
          <chartooo:coordinate-region svg:x="1.232cm" svg:y="1.474cm" svg:width="10.84cm" svg:height="6.699cm"/>
          <chart:axis chart:dimension="x" chart:name="primary-x" chart:style-name="ch5" chartooo:axis-type="auto">
            <chartooo:date-scale/>
            <chart:categories table:cell-range-address="Janne.D137:Janne.M1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38:Janne.M138" chart:label-cell-address="Janne.C138:Janne.C138" chart:class="chart:line">
            <chart:data-point chart:repeated="10"/>
          </chart:series>
          <chart:series chart:style-name="ch8" chart:values-cell-range-address="Janne.D139:Janne.M139" chart:label-cell-address="Janne.C139:Janne.C139" chart:class="chart:line">
            <chart:data-point chart:repeated="10"/>
          </chart:series>
          <chart:series chart:style-name="ch9" chart:values-cell-range-address="Janne.D140:Janne.M140" chart:label-cell-address="Janne.C140:Janne.C14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37:Janne.M13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 cached</text:p>
                <draw:g>
                  <svg:desc>Janne.C138:Janne.C138</svg:desc>
                </draw:g>
              </table:table-cell>
              <table:table-cell office:value-type="float" office:value="0.0617">
                <text:p>0.0617</text:p>
                <draw:g>
                  <svg:desc>Janne.D138:Janne.M138</svg:desc>
                </draw:g>
              </table:table-cell>
              <table:table-cell office:value-type="float" office:value="0.0644">
                <text:p>0.0644</text:p>
              </table:table-cell>
              <table:table-cell office:value-type="float" office:value="0.0637">
                <text:p>0.0637</text:p>
              </table:table-cell>
              <table:table-cell office:value-type="float" office:value="0.0616">
                <text:p>0.0616</text:p>
              </table:table-cell>
              <table:table-cell office:value-type="float" office:value="0.0612">
                <text:p>0.0612</text:p>
              </table:table-cell>
              <table:table-cell office:value-type="float" office:value="0.0599">
                <text:p>0.0599</text:p>
              </table:table-cell>
              <table:table-cell office:value-type="float" office:value="0.0601">
                <text:p>0.0601</text:p>
              </table:table-cell>
              <table:table-cell office:value-type="float" office:value="0.0649">
                <text:p>0.0649</text:p>
              </table:table-cell>
              <table:table-cell office:value-type="float" office:value="0.0582">
                <text:p>0.0582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Naive</text:p>
                <draw:g>
                  <svg:desc>Janne.C139:Janne.C139</svg:desc>
                </draw:g>
              </table:table-cell>
              <table:table-cell office:value-type="float" office:value="0.0414">
                <text:p>0.0414</text:p>
                <draw:g>
                  <svg:desc>Janne.D139:Janne.M139</svg:desc>
                </draw:g>
              </table:table-cell>
              <table:table-cell office:value-type="float" office:value="0.0449">
                <text:p>0.0449</text:p>
              </table:table-cell>
              <table:table-cell office:value-type="float" office:value="0.046">
                <text:p>0.046</text:p>
              </table:table-cell>
              <table:table-cell office:value-type="float" office:value="0.0456">
                <text:p>0.0456</text:p>
              </table:table-cell>
              <table:table-cell office:value-type="float" office:value="0.048">
                <text:p>0.048</text:p>
              </table:table-cell>
              <table:table-cell office:value-type="float" office:value="0.049">
                <text:p>0.049</text:p>
              </table:table-cell>
              <table:table-cell office:value-type="float" office:value="0.0509">
                <text:p>0.0509</text:p>
              </table:table-cell>
              <table:table-cell office:value-type="float" office:value="0.0564">
                <text:p>0.0564</text:p>
              </table:table-cell>
              <table:table-cell office:value-type="float" office:value="0.0505">
                <text:p>0.050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Pooled</text:p>
                <draw:g>
                  <svg:desc>Janne.C140:Janne.C140</svg:desc>
                </draw:g>
              </table:table-cell>
              <table:table-cell office:value-type="float" office:value="0.0135">
                <text:p>0.0135</text:p>
                <draw:g>
                  <svg:desc>Janne.D140:Janne.M140</svg:desc>
                </draw:g>
              </table:table-cell>
              <table:table-cell office:value-type="float" office:value="0.0132">
                <text:p>0.0132</text:p>
              </table:table-cell>
              <table:table-cell office:value-type="float" office:value="0.0117">
                <text:p>0.0117</text:p>
              </table:table-cell>
              <table:table-cell office:value-type="float" office:value="0.0102">
                <text:p>0.0102</text:p>
              </table:table-cell>
              <table:table-cell office:value-type="float" office:value="0.013">
                <text:p>0.013</text:p>
              </table:table-cell>
              <table:table-cell office:value-type="float" office:value="0.0148">
                <text:p>0.0148</text:p>
              </table:table-cell>
              <table:table-cell office:value-type="float" office:value="0.0147">
                <text:p>0.0147</text:p>
              </table:table-cell>
              <table:table-cell office:value-type="float" office:value="0.0134">
                <text:p>0.0134</text:p>
              </table:table-cell>
              <table:table-cell office:value-type="float" office:value="0.0166">
                <text:p>0.0166</text:p>
              </table:table-cell>
              <table:table-cell office:value-type="float" office:value="0.0178">
                <text:p>0.0178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3.598cm" svg:y="3.703cm" style:legend-expansion="high" chart:style-name="ch3"/>
        <chart:plot-area chart:style-name="ch4" table:cell-range-address="Janne.D142:Janne.M145 Janne.C143:Janne.C145" chart:data-source-has-labels="both" svg:x="0.32cm" svg:y="1.275cm" svg:width="12.958cm" svg:height="7.545cm">
          <chartooo:coordinate-region svg:x="1.127cm" svg:y="1.474cm" svg:width="11.686cm" svg:height="6.699cm"/>
          <chart:axis chart:dimension="x" chart:name="primary-x" chart:style-name="ch5" chartooo:axis-type="auto">
            <chartooo:date-scale/>
            <chart:categories table:cell-range-address="Janne.D142:Janne.M1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43:Janne.M143" chart:label-cell-address="Janne.C143:Janne.C143" chart:class="chart:line">
            <chart:data-point chart:repeated="10"/>
          </chart:series>
          <chart:series chart:style-name="ch8" chart:values-cell-range-address="Janne.D144:Janne.M144" chart:label-cell-address="Janne.C144:Janne.C144" chart:class="chart:line">
            <chart:data-point chart:repeated="10"/>
          </chart:series>
          <chart:series chart:style-name="ch9" chart:values-cell-range-address="Janne.D145:Janne.M145" chart:label-cell-address="Janne.C145:Janne.C14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42:Janne.M14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43:Janne.C143</svg:desc>
                </draw:g>
              </table:table-cell>
              <table:table-cell office:value-type="float" office:value="0.0121">
                <text:p>0.0121</text:p>
                <draw:g>
                  <svg:desc>Janne.D143:Janne.M143</svg:desc>
                </draw:g>
              </table:table-cell>
              <table:table-cell office:value-type="float" office:value="0.0137">
                <text:p>0.0137</text:p>
              </table:table-cell>
              <table:table-cell office:value-type="float" office:value="0.0154">
                <text:p>0.0154</text:p>
              </table:table-cell>
              <table:table-cell office:value-type="float" office:value="0.0138">
                <text:p>0.0138</text:p>
              </table:table-cell>
              <table:table-cell office:value-type="float" office:value="0.0197">
                <text:p>0.0197</text:p>
              </table:table-cell>
              <table:table-cell office:value-type="float" office:value="0.0313">
                <text:p>0.0313</text:p>
              </table:table-cell>
              <table:table-cell office:value-type="float" office:value="0.057">
                <text:p>0.057</text:p>
              </table:table-cell>
              <table:table-cell office:value-type="float" office:value="0.1244">
                <text:p>0.1244</text:p>
              </table:table-cell>
              <table:table-cell office:value-type="float" office:value="0.2137">
                <text:p>0.2137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Naive</text:p>
                <draw:g>
                  <svg:desc>Janne.C144:Janne.C144</svg:desc>
                </draw:g>
              </table:table-cell>
              <table:table-cell office:value-type="float" office:value="0.0936">
                <text:p>0.0936</text:p>
                <draw:g>
                  <svg:desc>Janne.D144:Janne.M144</svg:desc>
                </draw:g>
              </table:table-cell>
              <table:table-cell office:value-type="float" office:value="0.2839">
                <text:p>0.2839</text:p>
              </table:table-cell>
              <table:table-cell office:value-type="float" office:value="0.4468">
                <text:p>0.4468</text:p>
              </table:table-cell>
              <table:table-cell office:value-type="float" office:value="0.7918">
                <text:p>0.7918</text:p>
              </table:table-cell>
              <table:table-cell office:value-type="float" office:value="2.4717">
                <text:p>2.4717</text:p>
              </table:table-cell>
              <table:table-cell office:value-type="float" office:value="6.0071">
                <text:p>6.0071</text:p>
              </table:table-cell>
              <table:table-cell office:value-type="float" office:value="16.012">
                <text:p>16.012</text:p>
              </table:table-cell>
              <table:table-cell office:value-type="float" office:value="91.7409">
                <text:p>91.7409</text:p>
              </table:table-cell>
              <table:table-cell office:value-type="float" office:value="216.7081">
                <text:p>216.7081</text:p>
              </table:table-cell>
              <table:table-cell office:value-type="float" office:value="482.4045">
                <text:p>482.4045</text:p>
              </table:table-cell>
            </table:table-row>
            <table:table-row>
              <table:table-cell office:value-type="string">
                <text:p>Pooled</text:p>
                <draw:g>
                  <svg:desc>Janne.C145:Janne.C145</svg:desc>
                </draw:g>
              </table:table-cell>
              <table:table-cell office:value-type="float" office:value="0.0929">
                <text:p>0.0929</text:p>
                <draw:g>
                  <svg:desc>Janne.D145:Janne.M145</svg:desc>
                </draw:g>
              </table:table-cell>
              <table:table-cell office:value-type="float" office:value="0.2805">
                <text:p>0.2805</text:p>
              </table:table-cell>
              <table:table-cell office:value-type="float" office:value="0.4509">
                <text:p>0.4509</text:p>
              </table:table-cell>
              <table:table-cell office:value-type="float" office:value="0.8072">
                <text:p>0.8072</text:p>
              </table:table-cell>
              <table:table-cell office:value-type="float" office:value="2.5919">
                <text:p>2.5919</text:p>
              </table:table-cell>
              <table:table-cell office:value-type="float" office:value="6.2286">
                <text:p>6.2286</text:p>
              </table:table-cell>
              <table:table-cell office:value-type="float" office:value="17.2853">
                <text:p>17.2853</text:p>
              </table:table-cell>
              <table:table-cell office:value-type="float" office:value="95.9551">
                <text:p>95.9551</text:p>
              </table:table-cell>
              <table:table-cell office:value-type="float" office:value="215.1095">
                <text:p>215.1095</text:p>
              </table:table-cell>
              <table:table-cell office:value-type="float" office:value="479.9264">
                <text:p>479.9264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22cm" svg:y="0.316cm" chart:style-name="ch2">
          <text:p>Whole array transform mutliplication pass</text:p>
        </chart:title>
        <chart:legend chart:legend-position="end" svg:x="13.121cm" svg:y="2.956cm" style:legend-expansion="high" chart:style-name="ch3"/>
        <chart:plot-area chart:style-name="ch4" table:cell-range-address="Raatop.D69:Raatop.O75 Raatop.C70:Raatop.C75" chart:data-source-has-labels="both" svg:x="1.331cm" svg:y="1.275cm" svg:width="11.47cm" svg:height="6.564cm">
          <chartooo:coordinate-region svg:x="2.138cm" svg:y="1.474cm" svg:width="10.291cm" svg:height="5.718cm"/>
          <chart:axis chart:dimension="x" chart:name="primary-x" chart:style-name="ch5" chartooo:axis-type="auto">
            <chartooo:date-scale/>
            <chart:title svg:x="6.175cm" svg:y="8.019cm" chart:style-name="ch6">
              <text:p>Node count</text:p>
            </chart:title>
            <chart:categories table:cell-range-address="Raatop.D69:Raatop.O69"/>
          </chart:axis>
          <chart:axis chart:dimension="y" chart:name="primary-y" chart:style-name="ch5">
            <chart:title svg:x="0.451cm" svg:y="5.567cm" chart:style-name="ch7">
              <text:p>Duration (µs)</text:p>
            </chart:title>
            <chart:grid chart:style-name="ch8" chart:class="major"/>
          </chart:axis>
          <chart:series chart:style-name="ch9" chart:values-cell-range-address="Raatop.D70:Raatop.O70" chart:label-cell-address="Raatop.C70:Raatop.C70" chart:class="chart:line">
            <chart:data-point chart:repeated="12"/>
          </chart:series>
          <chart:series chart:style-name="ch10" chart:values-cell-range-address="Raatop.D71:Raatop.O71" chart:label-cell-address="Raatop.C71:Raatop.C71" chart:class="chart:line">
            <chart:data-point chart:repeated="12"/>
          </chart:series>
          <chart:series chart:style-name="ch11" chart:values-cell-range-address="Raatop.D72:Raatop.O72" chart:label-cell-address="Raatop.C72:Raatop.C72" chart:class="chart:line">
            <chart:data-point chart:repeated="12"/>
          </chart:series>
          <chart:series chart:style-name="ch12" chart:values-cell-range-address="Raatop.D73:Raatop.O73" chart:label-cell-address="Raatop.C73:Raatop.C73" chart:class="chart:line">
            <chart:data-point chart:repeated="12"/>
          </chart:series>
          <chart:series chart:style-name="ch13" chart:values-cell-range-address="Raatop.D74:Raatop.O74" chart:label-cell-address="Raatop.C74:Raatop.C74" chart:class="chart:line">
            <chart:data-point chart:repeated="12"/>
          </chart:series>
          <chart:series chart:style-name="ch14" chart:values-cell-range-address="Raatop.D75:Raatop.O75" chart:label-cell-address="Raatop.C75:Raatop.C75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69:Raatop.O6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70:Raatop.C70</svg:desc>
                </draw:g>
              </table:table-cell>
              <table:table-cell office:value-type="float" office:value="0.3152">
                <text:p>0.3152</text:p>
                <draw:g>
                  <svg:desc>Raatop.D70:Raatop.O70</svg:desc>
                </draw:g>
              </table:table-cell>
              <table:table-cell office:value-type="float" office:value="0.6687">
                <text:p>0.6687</text:p>
              </table:table-cell>
              <table:table-cell office:value-type="float" office:value="1.8262">
                <text:p>1.8262</text:p>
              </table:table-cell>
              <table:table-cell office:value-type="float" office:value="3.2068">
                <text:p>3.2068</text:p>
              </table:table-cell>
              <table:table-cell office:value-type="float" office:value="6.3987">
                <text:p>6.3987</text:p>
              </table:table-cell>
              <table:table-cell office:value-type="float" office:value="15.9666">
                <text:p>15.9666</text:p>
              </table:table-cell>
              <table:table-cell office:value-type="float" office:value="32.8031">
                <text:p>32.8031</text:p>
              </table:table-cell>
              <table:table-cell office:value-type="float" office:value="47.9223">
                <text:p>47.9223</text:p>
              </table:table-cell>
              <table:table-cell office:value-type="float" office:value="66.074">
                <text:p>66.074</text:p>
              </table:table-cell>
              <table:table-cell office:value-type="float" office:value="80.2758">
                <text:p>80.2758</text:p>
              </table:table-cell>
              <table:table-cell office:value-type="float" office:value="95.8588">
                <text:p>95.8588</text:p>
              </table:table-cell>
              <table:table-cell office:value-type="float" office:value="115.1794">
                <text:p>115.1794</text:p>
              </table:table-cell>
            </table:table-row>
            <table:table-row>
              <table:table-cell office:value-type="string">
                <text:p>Pooled</text:p>
                <draw:g>
                  <svg:desc>Raatop.C71:Raatop.C71</svg:desc>
                </draw:g>
              </table:table-cell>
              <table:table-cell office:value-type="float" office:value="0.5259">
                <text:p>0.5259</text:p>
                <draw:g>
                  <svg:desc>Raatop.D71:Raatop.O71</svg:desc>
                </draw:g>
              </table:table-cell>
              <table:table-cell office:value-type="float" office:value="1.0857">
                <text:p>1.0857</text:p>
              </table:table-cell>
              <table:table-cell office:value-type="float" office:value="2.6501">
                <text:p>2.6501</text:p>
              </table:table-cell>
              <table:table-cell office:value-type="float" office:value="5.3801">
                <text:p>5.3801</text:p>
              </table:table-cell>
              <table:table-cell office:value-type="float" office:value="11.3383">
                <text:p>11.3383</text:p>
              </table:table-cell>
              <table:table-cell office:value-type="float" office:value="27.9323">
                <text:p>27.9323</text:p>
              </table:table-cell>
              <table:table-cell office:value-type="float" office:value="57.8779">
                <text:p>57.8779</text:p>
              </table:table-cell>
              <table:table-cell office:value-type="float" office:value="88.7615">
                <text:p>88.7615</text:p>
              </table:table-cell>
              <table:table-cell office:value-type="float" office:value="117.8521">
                <text:p>117.8521</text:p>
              </table:table-cell>
              <table:table-cell office:value-type="float" office:value="149.912">
                <text:p>149.912</text:p>
              </table:table-cell>
              <table:table-cell office:value-type="float" office:value="187.8604">
                <text:p>187.8604</text:p>
              </table:table-cell>
              <table:table-cell office:value-type="float" office:value="222.2508">
                <text:p>222.2508</text:p>
              </table:table-cell>
            </table:table-row>
            <table:table-row>
              <table:table-cell office:value-type="string">
                <text:p>Naive</text:p>
                <draw:g>
                  <svg:desc>Raatop.C72:Raatop.C72</svg:desc>
                </draw:g>
              </table:table-cell>
              <table:table-cell office:value-type="float" office:value="0.5106">
                <text:p>0.5106</text:p>
                <draw:g>
                  <svg:desc>Raatop.D72:Raatop.O72</svg:desc>
                </draw:g>
              </table:table-cell>
              <table:table-cell office:value-type="float" office:value="1.051">
                <text:p>1.051</text:p>
              </table:table-cell>
              <table:table-cell office:value-type="float" office:value="2.826">
                <text:p>2.826</text:p>
              </table:table-cell>
              <table:table-cell office:value-type="float" office:value="5.5948">
                <text:p>5.5948</text:p>
              </table:table-cell>
              <table:table-cell office:value-type="float" office:value="10.6853">
                <text:p>10.6853</text:p>
              </table:table-cell>
              <table:table-cell office:value-type="float" office:value="29.1404">
                <text:p>29.1404</text:p>
              </table:table-cell>
              <table:table-cell office:value-type="float" office:value="59.5902">
                <text:p>59.5902</text:p>
              </table:table-cell>
              <table:table-cell office:value-type="float" office:value="91.7179">
                <text:p>91.7179</text:p>
              </table:table-cell>
              <table:table-cell office:value-type="float" office:value="124.613">
                <text:p>124.613</text:p>
              </table:table-cell>
              <table:table-cell office:value-type="float" office:value="156.566">
                <text:p>156.566</text:p>
              </table:table-cell>
              <table:table-cell office:value-type="float" office:value="195.2243">
                <text:p>195.2243</text:p>
              </table:table-cell>
              <table:table-cell office:value-type="float" office:value="230.6752">
                <text:p>230.6752</text:p>
              </table:table-cell>
            </table:table-row>
            <table:table-row>
              <table:table-cell office:value-type="string">
                <text:p>Flat 10</text:p>
                <draw:g>
                  <svg:desc>Raatop.C73:Raatop.C73</svg:desc>
                </draw:g>
              </table:table-cell>
              <table:table-cell office:value-type="float" office:value="0.2919">
                <text:p>0.2919</text:p>
                <draw:g>
                  <svg:desc>Raatop.D73:Raatop.O73</svg:desc>
                </draw:g>
              </table:table-cell>
              <table:table-cell office:value-type="float" office:value="0.6544">
                <text:p>0.6544</text:p>
              </table:table-cell>
              <table:table-cell office:value-type="float" office:value="1.7872">
                <text:p>1.7872</text:p>
              </table:table-cell>
              <table:table-cell office:value-type="float" office:value="3.209">
                <text:p>3.209</text:p>
              </table:table-cell>
              <table:table-cell office:value-type="float" office:value="6.3816">
                <text:p>6.3816</text:p>
              </table:table-cell>
              <table:table-cell office:value-type="float" office:value="15.8952">
                <text:p>15.8952</text:p>
              </table:table-cell>
              <table:table-cell office:value-type="float" office:value="32.699">
                <text:p>32.699</text:p>
              </table:table-cell>
              <table:table-cell office:value-type="float" office:value="47.866">
                <text:p>47.866</text:p>
              </table:table-cell>
              <table:table-cell office:value-type="float" office:value="65.2497">
                <text:p>65.2497</text:p>
              </table:table-cell>
              <table:table-cell office:value-type="float" office:value="79.6119">
                <text:p>79.6119</text:p>
              </table:table-cell>
              <table:table-cell office:value-type="float" office:value="95.2772">
                <text:p>95.2772</text:p>
              </table:table-cell>
              <table:table-cell office:value-type="float" office:value="114.2001">
                <text:p>114.2001</text:p>
              </table:table-cell>
            </table:table-row>
            <table:table-row>
              <table:table-cell office:value-type="string">
                <text:p>Pooled 10</text:p>
                <draw:g>
                  <svg:desc>Raatop.C74:Raatop.C74</svg:desc>
                </draw:g>
              </table:table-cell>
              <table:table-cell office:value-type="float" office:value="0.3326">
                <text:p>0.3326</text:p>
                <draw:g>
                  <svg:desc>Raatop.D74:Raatop.O74</svg:desc>
                </draw:g>
              </table:table-cell>
              <table:table-cell office:value-type="float" office:value="0.6357">
                <text:p>0.6357</text:p>
              </table:table-cell>
              <table:table-cell office:value-type="float" office:value="1.4962">
                <text:p>1.4962</text:p>
              </table:table-cell>
              <table:table-cell office:value-type="float" office:value="3.1029">
                <text:p>3.1029</text:p>
              </table:table-cell>
              <table:table-cell office:value-type="float" office:value="6.8508">
                <text:p>6.8508</text:p>
              </table:table-cell>
              <table:table-cell office:value-type="float" office:value="19.3997">
                <text:p>19.3997</text:p>
              </table:table-cell>
              <table:table-cell office:value-type="float" office:value="45.0386">
                <text:p>45.0386</text:p>
              </table:table-cell>
              <table:table-cell office:value-type="float" office:value="75.1087">
                <text:p>75.1087</text:p>
              </table:table-cell>
              <table:table-cell office:value-type="float" office:value="104.9119">
                <text:p>104.9119</text:p>
              </table:table-cell>
              <table:table-cell office:value-type="float" office:value="137.5843">
                <text:p>137.5843</text:p>
              </table:table-cell>
              <table:table-cell office:value-type="float" office:value="176.9225">
                <text:p>176.9225</text:p>
              </table:table-cell>
              <table:table-cell office:value-type="float" office:value="213.4565">
                <text:p>213.4565</text:p>
              </table:table-cell>
            </table:table-row>
            <table:table-row>
              <table:table-cell office:value-type="string">
                <text:p>Naive 10</text:p>
                <draw:g>
                  <svg:desc>Raatop.C75:Raatop.C75</svg:desc>
                </draw:g>
              </table:table-cell>
              <table:table-cell office:value-type="float" office:value="0.3297">
                <text:p>0.3297</text:p>
                <draw:g>
                  <svg:desc>Raatop.D75:Raatop.O75</svg:desc>
                </draw:g>
              </table:table-cell>
              <table:table-cell office:value-type="float" office:value="0.619">
                <text:p>0.619</text:p>
              </table:table-cell>
              <table:table-cell office:value-type="float" office:value="1.6319">
                <text:p>1.6319</text:p>
              </table:table-cell>
              <table:table-cell office:value-type="float" office:value="3.2293">
                <text:p>3.2293</text:p>
              </table:table-cell>
              <table:table-cell office:value-type="float" office:value="6.3968">
                <text:p>6.3968</text:p>
              </table:table-cell>
              <table:table-cell office:value-type="float" office:value="20.3452">
                <text:p>20.3452</text:p>
              </table:table-cell>
              <table:table-cell office:value-type="float" office:value="46.9192">
                <text:p>46.9192</text:p>
              </table:table-cell>
              <table:table-cell office:value-type="float" office:value="77.731">
                <text:p>77.731</text:p>
              </table:table-cell>
              <table:table-cell office:value-type="float" office:value="110.1857">
                <text:p>110.1857</text:p>
              </table:table-cell>
              <table:table-cell office:value-type="float" office:value="145.1898">
                <text:p>145.1898</text:p>
              </table:table-cell>
              <table:table-cell office:value-type="float" office:value="183.568">
                <text:p>183.568</text:p>
              </table:table-cell>
              <table:table-cell office:value-type="float" office:value="229.3122">
                <text:p>229.3122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cm" svg:y="0.316cm" chart:style-name="ch2">
          <text:p>Normalized whole array transformation multiplication pass</text:p>
        </chart:title>
        <chart:legend chart:legend-position="end" svg:x="13.121cm" svg:y="2.956cm" style:legend-expansion="high" chart:style-name="ch3"/>
        <chart:plot-area chart:style-name="ch4" table:cell-range-address="Raatop.D100:Raatop.O106 Raatop.C101:Raatop.C106" chart:data-source-has-labels="both" svg:x="1.331cm" svg:y="1.275cm" svg:width="11.47cm" svg:height="6.564cm">
          <chartooo:coordinate-region svg:x="2.243cm" svg:y="1.475cm" svg:width="10.186cm" svg:height="5.717cm"/>
          <chart:axis chart:dimension="x" chart:name="primary-x" chart:style-name="ch5" chartooo:axis-type="auto">
            <chartooo:date-scale/>
            <chart:title svg:x="6.175cm" svg:y="8.019cm" chart:style-name="ch6">
              <text:p>Node count</text:p>
            </chart:title>
            <chart:categories table:cell-range-address="Raatop.D100:Raatop.O100"/>
          </chart:axis>
          <chart:axis chart:dimension="y" chart:name="primary-y" chart:style-name="ch5">
            <chart:title svg:x="0.451cm" svg:y="6.493cm" chart:style-name="ch7">
              <text:p>Time per node (µs / node)</text:p>
            </chart:title>
            <chart:grid chart:style-name="ch8" chart:class="major"/>
          </chart:axis>
          <chart:series chart:style-name="ch9" chart:values-cell-range-address="Raatop.D101:Raatop.O101" chart:label-cell-address="Raatop.C101:Raatop.C101" chart:class="chart:line">
            <chart:data-point chart:repeated="12"/>
          </chart:series>
          <chart:series chart:style-name="ch10" chart:values-cell-range-address="Raatop.D102:Raatop.O102" chart:label-cell-address="Raatop.C102:Raatop.C102" chart:class="chart:line">
            <chart:data-point chart:repeated="12"/>
          </chart:series>
          <chart:series chart:style-name="ch11" chart:values-cell-range-address="Raatop.D103:Raatop.O103" chart:label-cell-address="Raatop.C103:Raatop.C103" chart:class="chart:line">
            <chart:data-point chart:repeated="12"/>
          </chart:series>
          <chart:series chart:style-name="ch12" chart:values-cell-range-address="Raatop.D104:Raatop.O104" chart:label-cell-address="Raatop.C104:Raatop.C104" chart:class="chart:line">
            <chart:data-point chart:repeated="12"/>
          </chart:series>
          <chart:series chart:style-name="ch13" chart:values-cell-range-address="Raatop.D105:Raatop.O105" chart:label-cell-address="Raatop.C105:Raatop.C105" chart:class="chart:line">
            <chart:data-point chart:repeated="12"/>
          </chart:series>
          <chart:series chart:style-name="ch14" chart:values-cell-range-address="Raatop.D106:Raatop.O106" chart:label-cell-address="Raatop.C106:Raatop.C106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00:Raatop.O10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01:Raatop.C101</svg:desc>
                </draw:g>
              </table:table-cell>
              <table:table-cell office:value-type="float" office:value="0.03152">
                <text:p>0.03152</text:p>
                <draw:g>
                  <svg:desc>Raatop.D101:Raatop.O101</svg:desc>
                </draw:g>
              </table:table-cell>
              <table:table-cell office:value-type="float" office:value="0.033435">
                <text:p>0.033435</text:p>
              </table:table-cell>
              <table:table-cell office:value-type="float" office:value="0.036524">
                <text:p>0.036524</text:p>
              </table:table-cell>
              <table:table-cell office:value-type="float" office:value="0.032068">
                <text:p>0.032068</text:p>
              </table:table-cell>
              <table:table-cell office:value-type="float" office:value="0.0319935">
                <text:p>0.0319935</text:p>
              </table:table-cell>
              <table:table-cell office:value-type="float" office:value="0.0319332">
                <text:p>0.0319332</text:p>
              </table:table-cell>
              <table:table-cell office:value-type="float" office:value="0.0328031">
                <text:p>0.0328031</text:p>
              </table:table-cell>
              <table:table-cell office:value-type="float" office:value="0.0319482">
                <text:p>0.0319482</text:p>
              </table:table-cell>
              <table:table-cell office:value-type="float" office:value="0.033037">
                <text:p>0.033037</text:p>
              </table:table-cell>
              <table:table-cell office:value-type="float" office:value="0.03211032">
                <text:p>0.03211032</text:p>
              </table:table-cell>
              <table:table-cell office:value-type="float" office:value="0.0319529333333333">
                <text:p>0.0319529333333333</text:p>
              </table:table-cell>
              <table:table-cell office:value-type="float" office:value="0.0329084">
                <text:p>0.0329084</text:p>
              </table:table-cell>
            </table:table-row>
            <table:table-row>
              <table:table-cell office:value-type="string">
                <text:p>Pooled</text:p>
                <draw:g>
                  <svg:desc>Raatop.C102:Raatop.C102</svg:desc>
                </draw:g>
              </table:table-cell>
              <table:table-cell office:value-type="float" office:value="0.05259">
                <text:p>0.05259</text:p>
                <draw:g>
                  <svg:desc>Raatop.D102:Raatop.O102</svg:desc>
                </draw:g>
              </table:table-cell>
              <table:table-cell office:value-type="float" office:value="0.054285">
                <text:p>0.054285</text:p>
              </table:table-cell>
              <table:table-cell office:value-type="float" office:value="0.053002">
                <text:p>0.053002</text:p>
              </table:table-cell>
              <table:table-cell office:value-type="float" office:value="0.053801">
                <text:p>0.053801</text:p>
              </table:table-cell>
              <table:table-cell office:value-type="float" office:value="0.0566915">
                <text:p>0.0566915</text:p>
              </table:table-cell>
              <table:table-cell office:value-type="float" office:value="0.0558646">
                <text:p>0.0558646</text:p>
              </table:table-cell>
              <table:table-cell office:value-type="float" office:value="0.0578779">
                <text:p>0.0578779</text:p>
              </table:table-cell>
              <table:table-cell office:value-type="float" office:value="0.0591743333333333">
                <text:p>0.0591743333333333</text:p>
              </table:table-cell>
              <table:table-cell office:value-type="float" office:value="0.05892605">
                <text:p>0.05892605</text:p>
              </table:table-cell>
              <table:table-cell office:value-type="float" office:value="0.0599648">
                <text:p>0.0599648</text:p>
              </table:table-cell>
              <table:table-cell office:value-type="float" office:value="0.0626201333333333">
                <text:p>0.0626201333333333</text:p>
              </table:table-cell>
              <table:table-cell office:value-type="float" office:value="0.0635002285714286">
                <text:p>0.0635002285714286</text:p>
              </table:table-cell>
            </table:table-row>
            <table:table-row>
              <table:table-cell office:value-type="string">
                <text:p>Naive</text:p>
                <draw:g>
                  <svg:desc>Raatop.C103:Raatop.C103</svg:desc>
                </draw:g>
              </table:table-cell>
              <table:table-cell office:value-type="float" office:value="0.05106">
                <text:p>0.05106</text:p>
                <draw:g>
                  <svg:desc>Raatop.D103:Raatop.O103</svg:desc>
                </draw:g>
              </table:table-cell>
              <table:table-cell office:value-type="float" office:value="0.05255">
                <text:p>0.05255</text:p>
              </table:table-cell>
              <table:table-cell office:value-type="float" office:value="0.05652">
                <text:p>0.05652</text:p>
              </table:table-cell>
              <table:table-cell office:value-type="float" office:value="0.055948">
                <text:p>0.055948</text:p>
              </table:table-cell>
              <table:table-cell office:value-type="float" office:value="0.0534265">
                <text:p>0.0534265</text:p>
              </table:table-cell>
              <table:table-cell office:value-type="float" office:value="0.0582808">
                <text:p>0.0582808</text:p>
              </table:table-cell>
              <table:table-cell office:value-type="float" office:value="0.0595902">
                <text:p>0.0595902</text:p>
              </table:table-cell>
              <table:table-cell office:value-type="float" office:value="0.0611452666666667">
                <text:p>0.0611452666666667</text:p>
              </table:table-cell>
              <table:table-cell office:value-type="float" office:value="0.0623065">
                <text:p>0.0623065</text:p>
              </table:table-cell>
              <table:table-cell office:value-type="float" office:value="0.0626264">
                <text:p>0.0626264</text:p>
              </table:table-cell>
              <table:table-cell office:value-type="float" office:value="0.0650747666666667">
                <text:p>0.0650747666666667</text:p>
              </table:table-cell>
              <table:table-cell office:value-type="float" office:value="0.0659072">
                <text:p>0.0659072</text:p>
              </table:table-cell>
            </table:table-row>
            <table:table-row>
              <table:table-cell office:value-type="string">
                <text:p>Flat 10</text:p>
                <draw:g>
                  <svg:desc>Raatop.C104:Raatop.C104</svg:desc>
                </draw:g>
              </table:table-cell>
              <table:table-cell office:value-type="float" office:value="0.02919">
                <text:p>0.02919</text:p>
                <draw:g>
                  <svg:desc>Raatop.D104:Raatop.O104</svg:desc>
                </draw:g>
              </table:table-cell>
              <table:table-cell office:value-type="float" office:value="0.03272">
                <text:p>0.03272</text:p>
              </table:table-cell>
              <table:table-cell office:value-type="float" office:value="0.035744">
                <text:p>0.035744</text:p>
              </table:table-cell>
              <table:table-cell office:value-type="float" office:value="0.03209">
                <text:p>0.03209</text:p>
              </table:table-cell>
              <table:table-cell office:value-type="float" office:value="0.031908">
                <text:p>0.031908</text:p>
              </table:table-cell>
              <table:table-cell office:value-type="float" office:value="0.0317904">
                <text:p>0.0317904</text:p>
              </table:table-cell>
              <table:table-cell office:value-type="float" office:value="0.032699">
                <text:p>0.032699</text:p>
              </table:table-cell>
              <table:table-cell office:value-type="float" office:value="0.0319106666666667">
                <text:p>0.0319106666666667</text:p>
              </table:table-cell>
              <table:table-cell office:value-type="float" office:value="0.03262485">
                <text:p>0.03262485</text:p>
              </table:table-cell>
              <table:table-cell office:value-type="float" office:value="0.03184476">
                <text:p>0.03184476</text:p>
              </table:table-cell>
              <table:table-cell office:value-type="float" office:value="0.0317590666666667">
                <text:p>0.0317590666666667</text:p>
              </table:table-cell>
              <table:table-cell office:value-type="float" office:value="0.0326286">
                <text:p>0.0326286</text:p>
              </table:table-cell>
            </table:table-row>
            <table:table-row>
              <table:table-cell office:value-type="string">
                <text:p>Pooled 10</text:p>
                <draw:g>
                  <svg:desc>Raatop.C105:Raatop.C105</svg:desc>
                </draw:g>
              </table:table-cell>
              <table:table-cell office:value-type="float" office:value="0.03326">
                <text:p>0.03326</text:p>
                <draw:g>
                  <svg:desc>Raatop.D105:Raatop.O105</svg:desc>
                </draw:g>
              </table:table-cell>
              <table:table-cell office:value-type="float" office:value="0.031785">
                <text:p>0.031785</text:p>
              </table:table-cell>
              <table:table-cell office:value-type="float" office:value="0.029924">
                <text:p>0.029924</text:p>
              </table:table-cell>
              <table:table-cell office:value-type="float" office:value="0.031029">
                <text:p>0.031029</text:p>
              </table:table-cell>
              <table:table-cell office:value-type="float" office:value="0.034254">
                <text:p>0.034254</text:p>
              </table:table-cell>
              <table:table-cell office:value-type="float" office:value="0.0387994">
                <text:p>0.0387994</text:p>
              </table:table-cell>
              <table:table-cell office:value-type="float" office:value="0.0450386">
                <text:p>0.0450386</text:p>
              </table:table-cell>
              <table:table-cell office:value-type="float" office:value="0.0500724666666667">
                <text:p>0.0500724666666667</text:p>
              </table:table-cell>
              <table:table-cell office:value-type="float" office:value="0.05245595">
                <text:p>0.05245595</text:p>
              </table:table-cell>
              <table:table-cell office:value-type="float" office:value="0.05503372">
                <text:p>0.05503372</text:p>
              </table:table-cell>
              <table:table-cell office:value-type="float" office:value="0.0589741666666667">
                <text:p>0.0589741666666667</text:p>
              </table:table-cell>
              <table:table-cell office:value-type="float" office:value="0.0609875714285714">
                <text:p>0.0609875714285714</text:p>
              </table:table-cell>
            </table:table-row>
            <table:table-row>
              <table:table-cell office:value-type="string">
                <text:p>Naive 10</text:p>
                <draw:g>
                  <svg:desc>Raatop.C106:Raatop.C106</svg:desc>
                </draw:g>
              </table:table-cell>
              <table:table-cell office:value-type="float" office:value="0.03297">
                <text:p>0.03297</text:p>
                <draw:g>
                  <svg:desc>Raatop.D106:Raatop.O106</svg:desc>
                </draw:g>
              </table:table-cell>
              <table:table-cell office:value-type="float" office:value="0.03095">
                <text:p>0.03095</text:p>
              </table:table-cell>
              <table:table-cell office:value-type="float" office:value="0.032638">
                <text:p>0.032638</text:p>
              </table:table-cell>
              <table:table-cell office:value-type="float" office:value="0.032293">
                <text:p>0.032293</text:p>
              </table:table-cell>
              <table:table-cell office:value-type="float" office:value="0.031984">
                <text:p>0.031984</text:p>
              </table:table-cell>
              <table:table-cell office:value-type="float" office:value="0.0406904">
                <text:p>0.0406904</text:p>
              </table:table-cell>
              <table:table-cell office:value-type="float" office:value="0.0469192">
                <text:p>0.0469192</text:p>
              </table:table-cell>
              <table:table-cell office:value-type="float" office:value="0.0518206666666667">
                <text:p>0.0518206666666667</text:p>
              </table:table-cell>
              <table:table-cell office:value-type="float" office:value="0.05509285">
                <text:p>0.05509285</text:p>
              </table:table-cell>
              <table:table-cell office:value-type="float" office:value="0.05807592">
                <text:p>0.05807592</text:p>
              </table:table-cell>
              <table:table-cell office:value-type="float" office:value="0.0611893333333333">
                <text:p>0.0611893333333333</text:p>
              </table:table-cell>
              <table:table-cell office:value-type="float" office:value="0.0655177714285714">
                <text:p>0.0655177714285714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205cm" style:legend-expansion="high" chart:style-name="ch3"/>
        <chart:plot-area chart:style-name="ch4" table:cell-range-address="Raatop.D5:Raatop.M10 Raatop.C6:Raatop.C10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Raatop.D5:Raatop.M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6:Raatop.M6" chart:label-cell-address="Raatop.C6:Raatop.C6" chart:class="chart:line">
            <chart:data-point chart:repeated="10"/>
          </chart:series>
          <chart:series chart:style-name="ch8" chart:values-cell-range-address="Raatop.D7:Raatop.M7" chart:label-cell-address="Raatop.C7:Raatop.C7" chart:class="chart:line">
            <chart:data-point chart:repeated="10"/>
          </chart:series>
          <chart:series chart:style-name="ch9" chart:values-cell-range-address="Raatop.D8:Raatop.M8" chart:label-cell-address="Raatop.C8:Raatop.C8" chart:class="chart:line">
            <chart:data-point chart:repeated="10"/>
          </chart:series>
          <chart:series chart:style-name="ch10" chart:values-cell-range-address="Raatop.D9:Raatop.M9" chart:label-cell-address="Raatop.C9:Raatop.C9" chart:class="chart:line">
            <chart:data-point chart:repeated="10"/>
          </chart:series>
          <chart:series chart:style-name="ch11" chart:values-cell-range-address="Raatop.D10:Raatop.M10" chart:label-cell-address="Raatop.C10:Raatop.C1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5:Raatop.M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6:Raatop.C6</svg:desc>
                </draw:g>
              </table:table-cell>
              <table:table-cell office:value-type="float" office:value="0.2758">
                <text:p>0.2758</text:p>
                <draw:g>
                  <svg:desc>Raatop.D6:Raatop.M6</svg:desc>
                </draw:g>
              </table:table-cell>
              <table:table-cell office:value-type="float" office:value="0.2562">
                <text:p>0.2562</text:p>
              </table:table-cell>
              <table:table-cell office:value-type="float" office:value="0.3093">
                <text:p>0.3093</text:p>
              </table:table-cell>
              <table:table-cell office:value-type="float" office:value="0.4126">
                <text:p>0.4126</text:p>
              </table:table-cell>
              <table:table-cell office:value-type="float" office:value="0.677">
                <text:p>0.677</text:p>
              </table:table-cell>
              <table:table-cell office:value-type="float" office:value="1.0904">
                <text:p>1.0904</text:p>
              </table:table-cell>
              <table:table-cell office:value-type="float" office:value="1.9694">
                <text:p>1.9694</text:p>
              </table:table-cell>
              <table:table-cell office:value-type="float" office:value="4.3917">
                <text:p>4.3917</text:p>
              </table:table-cell>
              <table:table-cell office:value-type="float" office:value="7.1176">
                <text:p>7.1176</text:p>
              </table:table-cell>
              <table:table-cell office:value-type="float" office:value="13.9237">
                <text:p>13.9237</text:p>
              </table:table-cell>
            </table:table-row>
            <table:table-row>
              <table:table-cell office:value-type="string">
                <text:p>Flat cached</text:p>
                <draw:g>
                  <svg:desc>Raatop.C7:Raatop.C7</svg:desc>
                </draw:g>
              </table:table-cell>
              <table:table-cell office:value-type="float" office:value="0.2204">
                <text:p>0.2204</text:p>
                <draw:g>
                  <svg:desc>Raatop.D7:Raatop.M7</svg:desc>
                </draw:g>
              </table:table-cell>
              <table:table-cell office:value-type="float" office:value="0.2684">
                <text:p>0.2684</text:p>
              </table:table-cell>
              <table:table-cell office:value-type="float" office:value="0.32">
                <text:p>0.32</text:p>
              </table:table-cell>
              <table:table-cell office:value-type="float" office:value="0.4165">
                <text:p>0.4165</text:p>
              </table:table-cell>
              <table:table-cell office:value-type="float" office:value="0.6811">
                <text:p>0.6811</text:p>
              </table:table-cell>
              <table:table-cell office:value-type="float" office:value="1.1214">
                <text:p>1.1214</text:p>
              </table:table-cell>
              <table:table-cell office:value-type="float" office:value="2.0316">
                <text:p>2.0316</text:p>
              </table:table-cell>
              <table:table-cell office:value-type="float" office:value="4.2617">
                <text:p>4.2617</text:p>
              </table:table-cell>
              <table:table-cell office:value-type="float" office:value="7.5424">
                <text:p>7.5424</text:p>
              </table:table-cell>
              <table:table-cell office:value-type="float" office:value="14.6672">
                <text:p>14.6672</text:p>
              </table:table-cell>
            </table:table-row>
            <table:table-row>
              <table:table-cell office:value-type="string">
                <text:p>Flat cold</text:p>
                <draw:g>
                  <svg:desc>Raatop.C8:Raatop.C8</svg:desc>
                </draw:g>
              </table:table-cell>
              <table:table-cell office:value-type="float" office:value="0.8533">
                <text:p>0.8533</text:p>
                <draw:g>
                  <svg:desc>Raatop.D8:Raatop.M8</svg:desc>
                </draw:g>
              </table:table-cell>
              <table:table-cell office:value-type="float" office:value="2.1274">
                <text:p>2.1274</text:p>
              </table:table-cell>
              <table:table-cell office:value-type="float" office:value="3.4415">
                <text:p>3.4415</text:p>
              </table:table-cell>
              <table:table-cell office:value-type="float" office:value="5.9964">
                <text:p>5.9964</text:p>
              </table:table-cell>
              <table:table-cell office:value-type="float" office:value="13.8165">
                <text:p>13.8165</text:p>
              </table:table-cell>
              <table:table-cell office:value-type="float" office:value="26.9935">
                <text:p>26.9935</text:p>
              </table:table-cell>
              <table:table-cell office:value-type="float" office:value="55.3307">
                <text:p>55.3307</text:p>
              </table:table-cell>
              <table:table-cell office:value-type="float" office:value="148.3397">
                <text:p>148.3397</text:p>
              </table:table-cell>
              <table:table-cell office:value-type="float" office:value="272.3368">
                <text:p>272.3368</text:p>
              </table:table-cell>
              <table:table-cell office:value-type="float" office:value="553.3719">
                <text:p>553.3719</text:p>
              </table:table-cell>
            </table:table-row>
            <table:table-row>
              <table:table-cell office:value-type="string">
                <text:p>Naive</text:p>
                <draw:g>
                  <svg:desc>Raatop.C9:Raatop.C9</svg:desc>
                </draw:g>
              </table:table-cell>
              <table:table-cell office:value-type="float" office:value="0.3408">
                <text:p>0.3408</text:p>
                <draw:g>
                  <svg:desc>Raatop.D9:Raatop.M9</svg:desc>
                </draw:g>
              </table:table-cell>
              <table:table-cell office:value-type="float" office:value="0.3981">
                <text:p>0.3981</text:p>
              </table:table-cell>
              <table:table-cell office:value-type="float" office:value="0.417">
                <text:p>0.417</text:p>
              </table:table-cell>
              <table:table-cell office:value-type="float" office:value="0.4269">
                <text:p>0.4269</text:p>
              </table:table-cell>
              <table:table-cell office:value-type="float" office:value="0.4748">
                <text:p>0.4748</text:p>
              </table:table-cell>
              <table:table-cell office:value-type="float" office:value="0.5452">
                <text:p>0.5452</text:p>
              </table:table-cell>
              <table:table-cell office:value-type="float" office:value="0.5991">
                <text:p>0.5991</text:p>
              </table:table-cell>
              <table:table-cell office:value-type="float" office:value="0.7217">
                <text:p>0.7217</text:p>
              </table:table-cell>
              <table:table-cell office:value-type="float" office:value="0.8584">
                <text:p>0.8584</text:p>
              </table:table-cell>
              <table:table-cell office:value-type="float" office:value="1.0003">
                <text:p>1.0003</text:p>
              </table:table-cell>
            </table:table-row>
            <table:table-row>
              <table:table-cell office:value-type="string">
                <text:p>Pooled</text:p>
                <draw:g>
                  <svg:desc>Raatop.C10:Raatop.C10</svg:desc>
                </draw:g>
              </table:table-cell>
              <table:table-cell office:value-type="float" office:value="0.1006">
                <text:p>0.1006</text:p>
                <draw:g>
                  <svg:desc>Raatop.D10:Raatop.M10</svg:desc>
                </draw:g>
              </table:table-cell>
              <table:table-cell office:value-type="float" office:value="0.1062">
                <text:p>0.1062</text:p>
              </table:table-cell>
              <table:table-cell office:value-type="float" office:value="0.1092">
                <text:p>0.1092</text:p>
              </table:table-cell>
              <table:table-cell office:value-type="float" office:value="0.1096">
                <text:p>0.1096</text:p>
              </table:table-cell>
              <table:table-cell office:value-type="float" office:value="0.1163">
                <text:p>0.1163</text:p>
              </table:table-cell>
              <table:table-cell office:value-type="float" office:value="0.1398">
                <text:p>0.1398</text:p>
              </table:table-cell>
              <table:table-cell office:value-type="float" office:value="0.1955">
                <text:p>0.1955</text:p>
              </table:table-cell>
              <table:table-cell office:value-type="float" office:value="0.5499">
                <text:p>0.5499</text:p>
              </table:table-cell>
              <table:table-cell office:value-type="float" office:value="0.699">
                <text:p>0.699</text:p>
              </table:table-cell>
              <table:table-cell office:value-type="float" office:value="0.8614">
                <text:p>0.8614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205cm" style:legend-expansion="high" chart:style-name="ch3"/>
        <chart:plot-area chart:style-name="ch4" table:cell-range-address="Raatop.D12:Raatop.M17 Raatop.C13:Raatop.C17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Raatop.D12:Raatop.M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3:Raatop.M13" chart:label-cell-address="Raatop.C13:Raatop.C13" chart:class="chart:line">
            <chart:data-point chart:repeated="10"/>
          </chart:series>
          <chart:series chart:style-name="ch8" chart:values-cell-range-address="Raatop.D14:Raatop.M14" chart:label-cell-address="Raatop.C14:Raatop.C14" chart:class="chart:line">
            <chart:data-point chart:repeated="10"/>
          </chart:series>
          <chart:series chart:style-name="ch9" chart:values-cell-range-address="Raatop.D15:Raatop.M15" chart:label-cell-address="Raatop.C15:Raatop.C15" chart:class="chart:line">
            <chart:data-point chart:repeated="10"/>
          </chart:series>
          <chart:series chart:style-name="ch10" chart:values-cell-range-address="Raatop.D16:Raatop.M16" chart:label-cell-address="Raatop.C16:Raatop.C16" chart:class="chart:line">
            <chart:data-point chart:repeated="10"/>
          </chart:series>
          <chart:series chart:style-name="ch11" chart:values-cell-range-address="Raatop.D17:Raatop.M17" chart:label-cell-address="Raatop.C17:Raatop.C1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2:Raatop.M1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3:Raatop.C13</svg:desc>
                </draw:g>
              </table:table-cell>
              <table:table-cell office:value-type="float" office:value="0.2042">
                <text:p>0.2042</text:p>
                <draw:g>
                  <svg:desc>Raatop.D13:Raatop.M13</svg:desc>
                </draw:g>
              </table:table-cell>
              <table:table-cell office:value-type="float" office:value="0.1993">
                <text:p>0.1993</text:p>
              </table:table-cell>
              <table:table-cell office:value-type="float" office:value="0.2742">
                <text:p>0.2742</text:p>
              </table:table-cell>
              <table:table-cell office:value-type="float" office:value="0.3566">
                <text:p>0.3566</text:p>
              </table:table-cell>
              <table:table-cell office:value-type="float" office:value="0.4541">
                <text:p>0.4541</text:p>
              </table:table-cell>
              <table:table-cell office:value-type="float" office:value="0.5748">
                <text:p>0.5748</text:p>
              </table:table-cell>
              <table:table-cell office:value-type="float" office:value="0.8909">
                <text:p>0.8909</text:p>
              </table:table-cell>
              <table:table-cell office:value-type="float" office:value="1.6388">
                <text:p>1.6388</text:p>
              </table:table-cell>
              <table:table-cell office:value-type="float" office:value="3.1841">
                <text:p>3.1841</text:p>
              </table:table-cell>
              <table:table-cell office:value-type="float" office:value="6.4631">
                <text:p>6.4631</text:p>
              </table:table-cell>
            </table:table-row>
            <table:table-row>
              <table:table-cell office:value-type="string">
                <text:p>Flat cached</text:p>
                <draw:g>
                  <svg:desc>Raatop.C14:Raatop.C14</svg:desc>
                </draw:g>
              </table:table-cell>
              <table:table-cell office:value-type="float" office:value="0.1417">
                <text:p>0.1417</text:p>
                <draw:g>
                  <svg:desc>Raatop.D14:Raatop.M14</svg:desc>
                </draw:g>
              </table:table-cell>
              <table:table-cell office:value-type="float" office:value="0.1787">
                <text:p>0.1787</text:p>
              </table:table-cell>
              <table:table-cell office:value-type="float" office:value="0.2421">
                <text:p>0.2421</text:p>
              </table:table-cell>
              <table:table-cell office:value-type="float" office:value="0.315">
                <text:p>0.315</text:p>
              </table:table-cell>
              <table:table-cell office:value-type="float" office:value="0.4021">
                <text:p>0.4021</text:p>
              </table:table-cell>
              <table:table-cell office:value-type="float" office:value="0.5548">
                <text:p>0.5548</text:p>
              </table:table-cell>
              <table:table-cell office:value-type="float" office:value="0.8123">
                <text:p>0.8123</text:p>
              </table:table-cell>
              <table:table-cell office:value-type="float" office:value="1.6608">
                <text:p>1.6608</text:p>
              </table:table-cell>
              <table:table-cell office:value-type="float" office:value="3.1552">
                <text:p>3.1552</text:p>
              </table:table-cell>
              <table:table-cell office:value-type="float" office:value="7.1672">
                <text:p>7.1672</text:p>
              </table:table-cell>
            </table:table-row>
            <table:table-row>
              <table:table-cell office:value-type="string">
                <text:p>Flat cold</text:p>
                <draw:g>
                  <svg:desc>Raatop.C15:Raatop.C15</svg:desc>
                </draw:g>
              </table:table-cell>
              <table:table-cell office:value-type="float" office:value="0.8524">
                <text:p>0.8524</text:p>
                <draw:g>
                  <svg:desc>Raatop.D15:Raatop.M15</svg:desc>
                </draw:g>
              </table:table-cell>
              <table:table-cell office:value-type="float" office:value="2.3893">
                <text:p>2.3893</text:p>
              </table:table-cell>
              <table:table-cell office:value-type="float" office:value="3.9922">
                <text:p>3.9922</text:p>
              </table:table-cell>
              <table:table-cell office:value-type="float" office:value="7.1218">
                <text:p>7.1218</text:p>
              </table:table-cell>
              <table:table-cell office:value-type="float" office:value="16.3078">
                <text:p>16.3078</text:p>
              </table:table-cell>
              <table:table-cell office:value-type="float" office:value="32.0822">
                <text:p>32.0822</text:p>
              </table:table-cell>
              <table:table-cell office:value-type="float" office:value="67.1745">
                <text:p>67.1745</text:p>
              </table:table-cell>
              <table:table-cell office:value-type="float" office:value="195.2561">
                <text:p>195.2561</text:p>
              </table:table-cell>
              <table:table-cell office:value-type="float" office:value="402.0528">
                <text:p>402.0528</text:p>
              </table:table-cell>
              <table:table-cell office:value-type="float" office:value="824.2268">
                <text:p>824.2268</text:p>
              </table:table-cell>
            </table:table-row>
            <table:table-row>
              <table:table-cell office:value-type="string">
                <text:p>Naive</text:p>
                <draw:g>
                  <svg:desc>Raatop.C16:Raatop.C16</svg:desc>
                </draw:g>
              </table:table-cell>
              <table:table-cell office:value-type="float" office:value="0.5111">
                <text:p>0.5111</text:p>
                <draw:g>
                  <svg:desc>Raatop.D16:Raatop.M16</svg:desc>
                </draw:g>
              </table:table-cell>
              <table:table-cell office:value-type="float" office:value="0.8566">
                <text:p>0.8566</text:p>
              </table:table-cell>
              <table:table-cell office:value-type="float" office:value="1.1109">
                <text:p>1.1109</text:p>
              </table:table-cell>
              <table:table-cell office:value-type="float" office:value="1.4345">
                <text:p>1.4345</text:p>
              </table:table-cell>
              <table:table-cell office:value-type="float" office:value="1.9932">
                <text:p>1.9932</text:p>
              </table:table-cell>
              <table:table-cell office:value-type="float" office:value="2.8922">
                <text:p>2.8922</text:p>
              </table:table-cell>
              <table:table-cell office:value-type="float" office:value="3.8042">
                <text:p>3.8042</text:p>
              </table:table-cell>
              <table:table-cell office:value-type="float" office:value="5.4335">
                <text:p>5.4335</text:p>
              </table:table-cell>
              <table:table-cell office:value-type="float" office:value="4.8708">
                <text:p>4.8708</text:p>
              </table:table-cell>
              <table:table-cell office:value-type="float" office:value="9.3853">
                <text:p>9.3853</text:p>
              </table:table-cell>
            </table:table-row>
            <table:table-row>
              <table:table-cell office:value-type="string">
                <text:p>Pooled</text:p>
                <draw:g>
                  <svg:desc>Raatop.C17:Raatop.C17</svg:desc>
                </draw:g>
              </table:table-cell>
              <table:table-cell office:value-type="float" office:value="0.1566">
                <text:p>0.1566</text:p>
                <draw:g>
                  <svg:desc>Raatop.D17:Raatop.M17</svg:desc>
                </draw:g>
              </table:table-cell>
              <table:table-cell office:value-type="float" office:value="0.2674">
                <text:p>0.2674</text:p>
              </table:table-cell>
              <table:table-cell office:value-type="float" office:value="0.3386">
                <text:p>0.3386</text:p>
              </table:table-cell>
              <table:table-cell office:value-type="float" office:value="0.4164">
                <text:p>0.4164</text:p>
              </table:table-cell>
              <table:table-cell office:value-type="float" office:value="0.5904">
                <text:p>0.5904</text:p>
              </table:table-cell>
              <table:table-cell office:value-type="float" office:value="0.8471">
                <text:p>0.8471</text:p>
              </table:table-cell>
              <table:table-cell office:value-type="float" office:value="1.1034">
                <text:p>1.1034</text:p>
              </table:table-cell>
              <table:table-cell office:value-type="float" office:value="1.695">
                <text:p>1.695</text:p>
              </table:table-cell>
              <table:table-cell office:value-type="float" office:value="1.5137">
                <text:p>1.5137</text:p>
              </table:table-cell>
              <table:table-cell office:value-type="float" office:value="2.9762">
                <text:p>2.9762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205cm" style:legend-expansion="high" chart:style-name="ch3"/>
        <chart:plot-area chart:style-name="ch4" table:cell-range-address="Raatop.D19:Raatop.M24 Raatop.C20:Raatop.C24" chart:data-source-has-labels="both" svg:x="0.32cm" svg:y="1.275cm" svg:width="12.217cm" svg:height="7.545cm">
          <chartooo:coordinate-region svg:x="1.127cm" svg:y="1.474cm" svg:width="10.76cm" svg:height="6.699cm"/>
          <chart:axis chart:dimension="x" chart:name="primary-x" chart:style-name="ch5" chartooo:axis-type="auto">
            <chartooo:date-scale/>
            <chart:categories table:cell-range-address="Raatop.D19:Raatop.M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20:Raatop.M20" chart:label-cell-address="Raatop.C20:Raatop.C20" chart:class="chart:line">
            <chart:data-point chart:repeated="10"/>
          </chart:series>
          <chart:series chart:style-name="ch8" chart:values-cell-range-address="Raatop.D21:Raatop.M21" chart:label-cell-address="Raatop.C21:Raatop.C21" chart:class="chart:line">
            <chart:data-point chart:repeated="10"/>
          </chart:series>
          <chart:series chart:style-name="ch9" chart:values-cell-range-address="Raatop.D22:Raatop.M22" chart:label-cell-address="Raatop.C22:Raatop.C22" chart:class="chart:line">
            <chart:data-point chart:repeated="10"/>
          </chart:series>
          <chart:series chart:style-name="ch10" chart:values-cell-range-address="Raatop.D23:Raatop.M23" chart:label-cell-address="Raatop.C23:Raatop.C23" chart:class="chart:line">
            <chart:data-point chart:repeated="10"/>
          </chart:series>
          <chart:series chart:style-name="ch11" chart:values-cell-range-address="Raatop.D24:Raatop.M24" chart:label-cell-address="Raatop.C24:Raatop.C2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9:Raatop.M1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20:Raatop.C20</svg:desc>
                </draw:g>
              </table:table-cell>
              <table:table-cell office:value-type="float" office:value="0.3545">
                <text:p>0.3545</text:p>
                <draw:g>
                  <svg:desc>Raatop.D20:Raatop.M20</svg:desc>
                </draw:g>
              </table:table-cell>
              <table:table-cell office:value-type="float" office:value="0.3592">
                <text:p>0.3592</text:p>
              </table:table-cell>
              <table:table-cell office:value-type="float" office:value="0.3813">
                <text:p>0.3813</text:p>
              </table:table-cell>
              <table:table-cell office:value-type="float" office:value="0.4269">
                <text:p>0.4269</text:p>
              </table:table-cell>
              <table:table-cell office:value-type="float" office:value="0.4913">
                <text:p>0.4913</text:p>
              </table:table-cell>
              <table:table-cell office:value-type="float" office:value="0.5912">
                <text:p>0.5912</text:p>
              </table:table-cell>
              <table:table-cell office:value-type="float" office:value="0.7236">
                <text:p>0.7236</text:p>
              </table:table-cell>
              <table:table-cell office:value-type="float" office:value="1.2104">
                <text:p>1.2104</text:p>
              </table:table-cell>
              <table:table-cell office:value-type="float" office:value="1.871">
                <text:p>1.871</text:p>
              </table:table-cell>
              <table:table-cell office:value-type="float" office:value="3.6188">
                <text:p>3.6188</text:p>
              </table:table-cell>
            </table:table-row>
            <table:table-row>
              <table:table-cell office:value-type="string">
                <text:p>Flat cached</text:p>
                <draw:g>
                  <svg:desc>Raatop.C21:Raatop.C21</svg:desc>
                </draw:g>
              </table:table-cell>
              <table:table-cell office:value-type="float" office:value="0.2531">
                <text:p>0.2531</text:p>
                <draw:g>
                  <svg:desc>Raatop.D21:Raatop.M21</svg:desc>
                </draw:g>
              </table:table-cell>
              <table:table-cell office:value-type="float" office:value="0.3475">
                <text:p>0.3475</text:p>
              </table:table-cell>
              <table:table-cell office:value-type="float" office:value="0.366">
                <text:p>0.366</text:p>
              </table:table-cell>
              <table:table-cell office:value-type="float" office:value="0.4031">
                <text:p>0.4031</text:p>
              </table:table-cell>
              <table:table-cell office:value-type="float" office:value="0.4678">
                <text:p>0.4678</text:p>
              </table:table-cell>
              <table:table-cell office:value-type="float" office:value="0.5754">
                <text:p>0.5754</text:p>
              </table:table-cell>
              <table:table-cell office:value-type="float" office:value="0.71">
                <text:p>0.71</text:p>
              </table:table-cell>
              <table:table-cell office:value-type="float" office:value="1.2982">
                <text:p>1.2982</text:p>
              </table:table-cell>
              <table:table-cell office:value-type="float" office:value="2.233">
                <text:p>2.233</text:p>
              </table:table-cell>
              <table:table-cell office:value-type="float" office:value="4.3409">
                <text:p>4.3409</text:p>
              </table:table-cell>
            </table:table-row>
            <table:table-row>
              <table:table-cell office:value-type="string">
                <text:p>Flat cold</text:p>
                <draw:g>
                  <svg:desc>Raatop.C22:Raatop.C22</svg:desc>
                </draw:g>
              </table:table-cell>
              <table:table-cell office:value-type="float" office:value="1.0047">
                <text:p>1.0047</text:p>
                <draw:g>
                  <svg:desc>Raatop.D22:Raatop.M22</svg:desc>
                </draw:g>
              </table:table-cell>
              <table:table-cell office:value-type="float" office:value="2.7207">
                <text:p>2.7207</text:p>
              </table:table-cell>
              <table:table-cell office:value-type="float" office:value="4.4684">
                <text:p>4.4684</text:p>
              </table:table-cell>
              <table:table-cell office:value-type="float" office:value="7.887">
                <text:p>7.887</text:p>
              </table:table-cell>
              <table:table-cell office:value-type="float" office:value="18.0465">
                <text:p>18.0465</text:p>
              </table:table-cell>
              <table:table-cell office:value-type="float" office:value="35.6022">
                <text:p>35.6022</text:p>
              </table:table-cell>
              <table:table-cell office:value-type="float" office:value="74.6041">
                <text:p>74.6041</text:p>
              </table:table-cell>
              <table:table-cell office:value-type="float" office:value="210.9451">
                <text:p>210.9451</text:p>
              </table:table-cell>
              <table:table-cell office:value-type="float" office:value="437.4615">
                <text:p>437.4615</text:p>
              </table:table-cell>
              <table:table-cell office:value-type="float" office:value="892.2357">
                <text:p>892.2357</text:p>
              </table:table-cell>
            </table:table-row>
            <table:table-row>
              <table:table-cell office:value-type="string">
                <text:p>Naive</text:p>
                <draw:g>
                  <svg:desc>Raatop.C23:Raatop.C23</svg:desc>
                </draw:g>
              </table:table-cell>
              <table:table-cell office:value-type="float" office:value="0.3176">
                <text:p>0.3176</text:p>
                <draw:g>
                  <svg:desc>Raatop.D23:Raatop.M23</svg:desc>
                </draw:g>
              </table:table-cell>
              <table:table-cell office:value-type="float" office:value="0.3636">
                <text:p>0.3636</text:p>
              </table:table-cell>
              <table:table-cell office:value-type="float" office:value="0.3737">
                <text:p>0.3737</text:p>
              </table:table-cell>
              <table:table-cell office:value-type="float" office:value="0.3858">
                <text:p>0.3858</text:p>
              </table:table-cell>
              <table:table-cell office:value-type="float" office:value="0.4575">
                <text:p>0.4575</text:p>
              </table:table-cell>
              <table:table-cell office:value-type="float" office:value="0.5226">
                <text:p>0.5226</text:p>
              </table:table-cell>
              <table:table-cell office:value-type="float" office:value="0.5873">
                <text:p>0.5873</text:p>
              </table:table-cell>
              <table:table-cell office:value-type="float" office:value="0.8974">
                <text:p>0.8974</text:p>
              </table:table-cell>
              <table:table-cell office:value-type="float" office:value="1.0852">
                <text:p>1.0852</text:p>
              </table:table-cell>
              <table:table-cell office:value-type="float" office:value="1.2997">
                <text:p>1.2997</text:p>
              </table:table-cell>
            </table:table-row>
            <table:table-row>
              <table:table-cell office:value-type="string">
                <text:p>Pooled</text:p>
                <draw:g>
                  <svg:desc>Raatop.C24:Raatop.C24</svg:desc>
                </draw:g>
              </table:table-cell>
              <table:table-cell office:value-type="float" office:value="0.1522">
                <text:p>0.1522</text:p>
                <draw:g>
                  <svg:desc>Raatop.D24:Raatop.M24</svg:desc>
                </draw:g>
              </table:table-cell>
              <table:table-cell office:value-type="float" office:value="0.1714">
                <text:p>0.1714</text:p>
              </table:table-cell>
              <table:table-cell office:value-type="float" office:value="0.1768">
                <text:p>0.1768</text:p>
              </table:table-cell>
              <table:table-cell office:value-type="float" office:value="0.1769">
                <text:p>0.1769</text:p>
              </table:table-cell>
              <table:table-cell office:value-type="float" office:value="0.1995">
                <text:p>0.1995</text:p>
              </table:table-cell>
              <table:table-cell office:value-type="float" office:value="0.2393">
                <text:p>0.2393</text:p>
              </table:table-cell>
              <table:table-cell office:value-type="float" office:value="0.2998">
                <text:p>0.2998</text:p>
              </table:table-cell>
              <table:table-cell office:value-type="float" office:value="0.605">
                <text:p>0.605</text:p>
              </table:table-cell>
              <table:table-cell office:value-type="float" office:value="1.0096">
                <text:p>1.0096</text:p>
              </table:table-cell>
              <table:table-cell office:value-type="float" office:value="1.2109">
                <text:p>1.210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205cm" style:legend-expansion="high" chart:style-name="ch3"/>
        <chart:plot-area chart:style-name="ch4" table:cell-range-address="RaatoPC.D12:RaatoPC.M17 RaatoPC.C13:RaatoPC.C17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RaatoPC.D12:RaatoPC.M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3:RaatoPC.M13" chart:label-cell-address="RaatoPC.C13:RaatoPC.C13" chart:class="chart:line">
            <chart:data-point chart:repeated="10"/>
          </chart:series>
          <chart:series chart:style-name="ch8" chart:values-cell-range-address="RaatoPC.D14:RaatoPC.M14" chart:label-cell-address="RaatoPC.C14:RaatoPC.C14" chart:class="chart:line">
            <chart:data-point chart:repeated="10"/>
          </chart:series>
          <chart:series chart:style-name="ch9" chart:values-cell-range-address="RaatoPC.D15:RaatoPC.M15" chart:label-cell-address="RaatoPC.C15:RaatoPC.C15" chart:class="chart:line">
            <chart:data-point chart:repeated="10"/>
          </chart:series>
          <chart:series chart:style-name="ch10" chart:values-cell-range-address="RaatoPC.D16:RaatoPC.M16" chart:label-cell-address="RaatoPC.C16:RaatoPC.C16" chart:class="chart:line">
            <chart:data-point chart:repeated="10"/>
          </chart:series>
          <chart:series chart:style-name="ch11" chart:values-cell-range-address="RaatoPC.D17:RaatoPC.M17" chart:label-cell-address="RaatoPC.C17:RaatoPC.C1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2:RaatoPC.M1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3:RaatoPC.C13</svg:desc>
                </draw:g>
              </table:table-cell>
              <table:table-cell office:value-type="float" office:value="1.4233">
                <text:p>1.4233</text:p>
                <draw:g>
                  <svg:desc>RaatoPC.D13:RaatoPC.M13</svg:desc>
                </draw:g>
              </table:table-cell>
              <table:table-cell office:value-type="float" office:value="1.4395">
                <text:p>1.4395</text:p>
              </table:table-cell>
              <table:table-cell office:value-type="float" office:value="1.522">
                <text:p>1.522</text:p>
              </table:table-cell>
              <table:table-cell office:value-type="float" office:value="1.5309">
                <text:p>1.5309</text:p>
              </table:table-cell>
              <table:table-cell office:value-type="float" office:value="1.653">
                <text:p>1.653</text:p>
              </table:table-cell>
              <table:table-cell office:value-type="float" office:value="1.9842">
                <text:p>1.9842</text:p>
              </table:table-cell>
              <table:table-cell office:value-type="float" office:value="2.6734">
                <text:p>2.6734</text:p>
              </table:table-cell>
              <table:table-cell office:value-type="float" office:value="3.5105">
                <text:p>3.5105</text:p>
              </table:table-cell>
              <table:table-cell office:value-type="float" office:value="5.5577">
                <text:p>5.5577</text:p>
              </table:table-cell>
              <table:table-cell office:value-type="float" office:value="9.5011">
                <text:p>9.5011</text:p>
              </table:table-cell>
            </table:table-row>
            <table:table-row>
              <table:table-cell office:value-type="string">
                <text:p>Flat cached</text:p>
                <draw:g>
                  <svg:desc>RaatoPC.C14:RaatoPC.C14</svg:desc>
                </draw:g>
              </table:table-cell>
              <table:table-cell office:value-type="float" office:value="1.4908">
                <text:p>1.4908</text:p>
                <draw:g>
                  <svg:desc>RaatoPC.D14:RaatoPC.M14</svg:desc>
                </draw:g>
              </table:table-cell>
              <table:table-cell office:value-type="float" office:value="1.5202">
                <text:p>1.5202</text:p>
              </table:table-cell>
              <table:table-cell office:value-type="float" office:value="1.5932">
                <text:p>1.5932</text:p>
              </table:table-cell>
              <table:table-cell office:value-type="float" office:value="1.652">
                <text:p>1.652</text:p>
              </table:table-cell>
              <table:table-cell office:value-type="float" office:value="1.7355">
                <text:p>1.7355</text:p>
              </table:table-cell>
              <table:table-cell office:value-type="float" office:value="2.1065">
                <text:p>2.1065</text:p>
              </table:table-cell>
              <table:table-cell office:value-type="float" office:value="2.4875">
                <text:p>2.4875</text:p>
              </table:table-cell>
              <table:table-cell office:value-type="float" office:value="3.6146">
                <text:p>3.6146</text:p>
              </table:table-cell>
              <table:table-cell office:value-type="float" office:value="5.5801">
                <text:p>5.5801</text:p>
              </table:table-cell>
              <table:table-cell office:value-type="float" office:value="9.094">
                <text:p>9.094</text:p>
              </table:table-cell>
            </table:table-row>
            <table:table-row>
              <table:table-cell office:value-type="string">
                <text:p>Flat cold</text:p>
                <draw:g>
                  <svg:desc>RaatoPC.C15:RaatoPC.C15</svg:desc>
                </draw:g>
              </table:table-cell>
              <table:table-cell office:value-type="float" office:value="2.5322">
                <text:p>2.5322</text:p>
                <draw:g>
                  <svg:desc>RaatoPC.D15:RaatoPC.M15</svg:desc>
                </draw:g>
              </table:table-cell>
              <table:table-cell office:value-type="float" office:value="3.0216">
                <text:p>3.0216</text:p>
              </table:table-cell>
              <table:table-cell office:value-type="float" office:value="3.567">
                <text:p>3.567</text:p>
              </table:table-cell>
              <table:table-cell office:value-type="float" office:value="4.5104">
                <text:p>4.5104</text:p>
              </table:table-cell>
              <table:table-cell office:value-type="float" office:value="7.4024">
                <text:p>7.4024</text:p>
              </table:table-cell>
              <table:table-cell office:value-type="float" office:value="12.4472">
                <text:p>12.4472</text:p>
              </table:table-cell>
              <table:table-cell office:value-type="float" office:value="23.3403">
                <text:p>23.3403</text:p>
              </table:table-cell>
              <table:table-cell office:value-type="float" office:value="58.9042">
                <text:p>58.9042</text:p>
              </table:table-cell>
              <table:table-cell office:value-type="float" office:value="118.7954">
                <text:p>118.7954</text:p>
              </table:table-cell>
              <table:table-cell office:value-type="float" office:value="225.4749">
                <text:p>225.4749</text:p>
              </table:table-cell>
            </table:table-row>
            <table:table-row>
              <table:table-cell office:value-type="string">
                <text:p>Naive</text:p>
                <draw:g>
                  <svg:desc>RaatoPC.C16:RaatoPC.C16</svg:desc>
                </draw:g>
              </table:table-cell>
              <table:table-cell office:value-type="float" office:value="3.3336">
                <text:p>3.3336</text:p>
                <draw:g>
                  <svg:desc>RaatoPC.D16:RaatoPC.M16</svg:desc>
                </draw:g>
              </table:table-cell>
              <table:table-cell office:value-type="float" office:value="3.4618">
                <text:p>3.4618</text:p>
              </table:table-cell>
              <table:table-cell office:value-type="float" office:value="3.5986">
                <text:p>3.5986</text:p>
              </table:table-cell>
              <table:table-cell office:value-type="float" office:value="3.8246">
                <text:p>3.8246</text:p>
              </table:table-cell>
              <table:table-cell office:value-type="float" office:value="4.3812">
                <text:p>4.3812</text:p>
              </table:table-cell>
              <table:table-cell office:value-type="float" office:value="4.7267">
                <text:p>4.7267</text:p>
              </table:table-cell>
              <table:table-cell office:value-type="float" office:value="5.3949">
                <text:p>5.3949</text:p>
              </table:table-cell>
              <table:table-cell office:value-type="float" office:value="6.0547">
                <text:p>6.0547</text:p>
              </table:table-cell>
              <table:table-cell office:value-type="float" office:value="8">
                <text:p>8</text:p>
              </table:table-cell>
              <table:table-cell office:value-type="float" office:value="5.9911">
                <text:p>5.9911</text:p>
              </table:table-cell>
            </table:table-row>
            <table:table-row>
              <table:table-cell office:value-type="string">
                <text:p>Pooled</text:p>
                <draw:g>
                  <svg:desc>RaatoPC.C17:RaatoPC.C17</svg:desc>
                </draw:g>
              </table:table-cell>
              <table:table-cell office:value-type="float" office:value="1.3775">
                <text:p>1.3775</text:p>
                <draw:g>
                  <svg:desc>RaatoPC.D17:RaatoPC.M17</svg:desc>
                </draw:g>
              </table:table-cell>
              <table:table-cell office:value-type="float" office:value="1.7237">
                <text:p>1.7237</text:p>
              </table:table-cell>
              <table:table-cell office:value-type="float" office:value="1.8577">
                <text:p>1.8577</text:p>
              </table:table-cell>
              <table:table-cell office:value-type="float" office:value="2.1399">
                <text:p>2.1399</text:p>
              </table:table-cell>
              <table:table-cell office:value-type="float" office:value="2.5741">
                <text:p>2.5741</text:p>
              </table:table-cell>
              <table:table-cell office:value-type="float" office:value="2.8479">
                <text:p>2.8479</text:p>
              </table:table-cell>
              <table:table-cell office:value-type="float" office:value="3.1982">
                <text:p>3.1982</text:p>
              </table:table-cell>
              <table:table-cell office:value-type="float" office:value="3.5384">
                <text:p>3.5384</text:p>
              </table:table-cell>
              <table:table-cell office:value-type="float" office:value="4.681">
                <text:p>4.681</text:p>
              </table:table-cell>
              <table:table-cell office:value-type="float" office:value="3.3525">
                <text:p>3.35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Nth node normalized</text:p>
        </chart:title>
        <chart:legend chart:legend-position="end" svg:x="13.598cm" svg:y="3.952cm" style:legend-expansion="high" chart:style-name="ch3"/>
        <chart:plot-area chart:style-name="ch4" table:cell-range-address="Raatop.D127:Raatop.M129 Raatop.C128:Raatop.C129" chart:data-source-has-labels="both" svg:x="0.32cm" svg:y="1.275cm" svg:width="12.958cm" svg:height="7.545cm">
          <chartooo:coordinate-region svg:x="1.418cm" svg:y="1.474cm" svg:width="11.396cm" svg:height="6.699cm"/>
          <chart:axis chart:dimension="x" chart:name="primary-x" chart:style-name="ch5" chartooo:axis-type="auto">
            <chartooo:date-scale/>
            <chart:categories table:cell-range-address="Raatop.D127:Raatop.M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28:Raatop.M128" chart:label-cell-address="Raatop.C128:Raatop.C128" chart:class="chart:line">
            <chart:data-point chart:repeated="10"/>
          </chart:series>
          <chart:series chart:style-name="ch8" chart:values-cell-range-address="Raatop.D129:Raatop.M129" chart:label-cell-address="Raatop.C129:Raatop.C129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27:Raatop.M12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Naive</text:p>
                <draw:g>
                  <svg:desc>Raatop.C128:Raatop.C128</svg:desc>
                </draw:g>
              </table:table-cell>
              <table:table-cell office:value-type="float" office:value="0.01878">
                <text:p>0.01878</text:p>
                <draw:g>
                  <svg:desc>Raatop.D128:Raatop.M128</svg:desc>
                </draw:g>
              </table:table-cell>
              <table:table-cell office:value-type="float" office:value="0.011932">
                <text:p>0.011932</text:p>
              </table:table-cell>
              <table:table-cell office:value-type="float" office:value="0.010097">
                <text:p>0.010097</text:p>
              </table:table-cell>
              <table:table-cell office:value-type="float" office:value="0.0087285">
                <text:p>0.0087285</text:p>
              </table:table-cell>
              <table:table-cell office:value-type="float" office:value="0.0087562">
                <text:p>0.0087562</text:p>
              </table:table-cell>
              <table:table-cell office:value-type="float" office:value="0.0099239">
                <text:p>0.0099239</text:p>
              </table:table-cell>
              <table:table-cell office:value-type="float" office:value="0.01120145">
                <text:p>0.01120145</text:p>
              </table:table-cell>
              <table:table-cell office:value-type="float" office:value="0.01851696">
                <text:p>0.01851696</text:p>
              </table:table-cell>
              <table:table-cell office:value-type="float" office:value="0.02125981">
                <text:p>0.02125981</text:p>
              </table:table-cell>
              <table:table-cell office:value-type="float" office:value="0.02485805">
                <text:p>0.02485805</text:p>
              </table:table-cell>
            </table:table-row>
            <table:table-row>
              <table:table-cell office:value-type="string">
                <text:p>Pooled</text:p>
                <draw:g>
                  <svg:desc>Raatop.C129:Raatop.C129</svg:desc>
                </draw:g>
              </table:table-cell>
              <table:table-cell office:value-type="float" office:value="0.01889">
                <text:p>0.01889</text:p>
                <draw:g>
                  <svg:desc>Raatop.D129:Raatop.M129</svg:desc>
                </draw:g>
              </table:table-cell>
              <table:table-cell office:value-type="float" office:value="0.011946">
                <text:p>0.011946</text:p>
              </table:table-cell>
              <table:table-cell office:value-type="float" office:value="0.010199">
                <text:p>0.010199</text:p>
              </table:table-cell>
              <table:table-cell office:value-type="float" office:value="0.0088115">
                <text:p>0.0088115</text:p>
              </table:table-cell>
              <table:table-cell office:value-type="float" office:value="0.0090004">
                <text:p>0.0090004</text:p>
              </table:table-cell>
              <table:table-cell office:value-type="float" office:value="0.0102305">
                <text:p>0.0102305</text:p>
              </table:table-cell>
              <table:table-cell office:value-type="float" office:value="0.01167645">
                <text:p>0.01167645</text:p>
              </table:table-cell>
              <table:table-cell office:value-type="float" office:value="0.01905274">
                <text:p>0.01905274</text:p>
              </table:table-cell>
              <table:table-cell office:value-type="float" office:value="0.02115451">
                <text:p>0.02115451</text:p>
              </table:table-cell>
              <table:table-cell office:value-type="float" office:value="0.02476121">
                <text:p>0.02476121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205cm" style:legend-expansion="high" chart:style-name="ch3"/>
        <chart:plot-area chart:style-name="ch4" table:cell-range-address="Raatop.D33:Raatop.M38 Raatop.C34:Raatop.C38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Raatop.D33:Raatop.M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34:Raatop.M34" chart:label-cell-address="Raatop.C34:Raatop.C34" chart:class="chart:line">
            <chart:data-point chart:repeated="10"/>
          </chart:series>
          <chart:series chart:style-name="ch8" chart:values-cell-range-address="Raatop.D35:Raatop.M35" chart:label-cell-address="Raatop.C35:Raatop.C35" chart:class="chart:line">
            <chart:data-point chart:repeated="10"/>
          </chart:series>
          <chart:series chart:style-name="ch9" chart:values-cell-range-address="Raatop.D36:Raatop.M36" chart:label-cell-address="Raatop.C36:Raatop.C36" chart:class="chart:line">
            <chart:data-point chart:repeated="10"/>
          </chart:series>
          <chart:series chart:style-name="ch10" chart:values-cell-range-address="Raatop.D37:Raatop.M37" chart:label-cell-address="Raatop.C37:Raatop.C37" chart:class="chart:line">
            <chart:data-point chart:repeated="10"/>
          </chart:series>
          <chart:series chart:style-name="ch11" chart:values-cell-range-address="Raatop.D38:Raatop.M38" chart:label-cell-address="Raatop.C38:Raatop.C3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33:Raatop.M33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34:Raatop.C34</svg:desc>
                </draw:g>
              </table:table-cell>
              <table:table-cell office:value-type="float" office:value="0.3997">
                <text:p>0.3997</text:p>
                <draw:g>
                  <svg:desc>Raatop.D34:Raatop.M34</svg:desc>
                </draw:g>
              </table:table-cell>
              <table:table-cell office:value-type="float" office:value="0.7231">
                <text:p>0.7231</text:p>
              </table:table-cell>
              <table:table-cell office:value-type="float" office:value="1.0864">
                <text:p>1.0864</text:p>
              </table:table-cell>
              <table:table-cell office:value-type="float" office:value="1.8126">
                <text:p>1.8126</text:p>
              </table:table-cell>
              <table:table-cell office:value-type="float" office:value="4.2049">
                <text:p>4.2049</text:p>
              </table:table-cell>
              <table:table-cell office:value-type="float" office:value="8.461">
                <text:p>8.461</text:p>
              </table:table-cell>
              <table:table-cell office:value-type="float" office:value="15.385">
                <text:p>15.385</text:p>
              </table:table-cell>
              <table:table-cell office:value-type="float" office:value="35.7114">
                <text:p>35.7114</text:p>
              </table:table-cell>
              <table:table-cell office:value-type="float" office:value="40.8602">
                <text:p>40.8602</text:p>
              </table:table-cell>
              <table:table-cell office:value-type="float" office:value="100.4832">
                <text:p>100.4832</text:p>
              </table:table-cell>
            </table:table-row>
            <table:table-row>
              <table:table-cell office:value-type="string">
                <text:p>Flat cached</text:p>
                <draw:g>
                  <svg:desc>Raatop.C35:Raatop.C35</svg:desc>
                </draw:g>
              </table:table-cell>
              <table:table-cell office:value-type="float" office:value="0.2201">
                <text:p>0.2201</text:p>
                <draw:g>
                  <svg:desc>Raatop.D35:Raatop.M35</svg:desc>
                </draw:g>
              </table:table-cell>
              <table:table-cell office:value-type="float" office:value="0.2467">
                <text:p>0.2467</text:p>
              </table:table-cell>
              <table:table-cell office:value-type="float" office:value="0.2353">
                <text:p>0.2353</text:p>
              </table:table-cell>
              <table:table-cell office:value-type="float" office:value="0.2316">
                <text:p>0.2316</text:p>
              </table:table-cell>
              <table:table-cell office:value-type="float" office:value="0.2248">
                <text:p>0.2248</text:p>
              </table:table-cell>
              <table:table-cell office:value-type="float" office:value="0.23">
                <text:p>0.23</text:p>
              </table:table-cell>
              <table:table-cell office:value-type="float" office:value="0.2248">
                <text:p>0.2248</text:p>
              </table:table-cell>
              <table:table-cell office:value-type="float" office:value="0.2254">
                <text:p>0.2254</text:p>
              </table:table-cell>
              <table:table-cell office:value-type="float" office:value="0.2103">
                <text:p>0.2103</text:p>
              </table:table-cell>
              <table:table-cell office:value-type="float" office:value="0.2335">
                <text:p>0.2335</text:p>
              </table:table-cell>
            </table:table-row>
            <table:table-row>
              <table:table-cell office:value-type="string">
                <text:p>Flat cold</text:p>
                <draw:g>
                  <svg:desc>Raatop.C36:Raatop.C36</svg:desc>
                </draw:g>
              </table:table-cell>
              <table:table-cell office:value-type="float" office:value="0.9265">
                <text:p>0.9265</text:p>
                <draw:g>
                  <svg:desc>Raatop.D36:Raatop.M36</svg:desc>
                </draw:g>
              </table:table-cell>
              <table:table-cell office:value-type="float" office:value="1.3258">
                <text:p>1.3258</text:p>
              </table:table-cell>
              <table:table-cell office:value-type="float" office:value="1.599">
                <text:p>1.599</text:p>
              </table:table-cell>
              <table:table-cell office:value-type="float" office:value="2.2442">
                <text:p>2.2442</text:p>
              </table:table-cell>
              <table:table-cell office:value-type="float" office:value="4.2377">
                <text:p>4.2377</text:p>
              </table:table-cell>
              <table:table-cell office:value-type="float" office:value="7.9415">
                <text:p>7.9415</text:p>
              </table:table-cell>
              <table:table-cell office:value-type="float" office:value="16.2657">
                <text:p>16.2657</text:p>
              </table:table-cell>
              <table:table-cell office:value-type="float" office:value="72.5861">
                <text:p>72.5861</text:p>
              </table:table-cell>
              <table:table-cell office:value-type="float" office:value="170.0339">
                <text:p>170.0339</text:p>
              </table:table-cell>
              <table:table-cell office:value-type="float" office:value="359.1688">
                <text:p>359.1688</text:p>
              </table:table-cell>
            </table:table-row>
            <table:table-row>
              <table:table-cell office:value-type="string">
                <text:p>Naive</text:p>
                <draw:g>
                  <svg:desc>Raatop.C37:Raatop.C37</svg:desc>
                </draw:g>
              </table:table-cell>
              <table:table-cell office:value-type="float" office:value="0.158">
                <text:p>0.158</text:p>
                <draw:g>
                  <svg:desc>Raatop.D37:Raatop.M37</svg:desc>
                </draw:g>
              </table:table-cell>
              <table:table-cell office:value-type="float" office:value="0.1704">
                <text:p>0.1704</text:p>
              </table:table-cell>
              <table:table-cell office:value-type="float" office:value="0.1738">
                <text:p>0.1738</text:p>
              </table:table-cell>
              <table:table-cell office:value-type="float" office:value="0.1731">
                <text:p>0.1731</text:p>
              </table:table-cell>
              <table:table-cell office:value-type="float" office:value="0.1778">
                <text:p>0.1778</text:p>
              </table:table-cell>
              <table:table-cell office:value-type="float" office:value="0.1934">
                <text:p>0.1934</text:p>
              </table:table-cell>
              <table:table-cell office:value-type="float" office:value="0.1889">
                <text:p>0.1889</text:p>
              </table:table-cell>
              <table:table-cell office:value-type="float" office:value="0.1879">
                <text:p>0.1879</text:p>
              </table:table-cell>
              <table:table-cell office:value-type="float" office:value="0.1728">
                <text:p>0.1728</text:p>
              </table:table-cell>
              <table:table-cell office:value-type="float" office:value="0.2342">
                <text:p>0.2342</text:p>
              </table:table-cell>
            </table:table-row>
            <table:table-row>
              <table:table-cell office:value-type="string">
                <text:p>Pooled</text:p>
                <draw:g>
                  <svg:desc>Raatop.C38:Raatop.C38</svg:desc>
                </draw:g>
              </table:table-cell>
              <table:table-cell office:value-type="float" office:value="0.1554">
                <text:p>0.1554</text:p>
                <draw:g>
                  <svg:desc>Raatop.D38:Raatop.M38</svg:desc>
                </draw:g>
              </table:table-cell>
              <table:table-cell office:value-type="float" office:value="0.1674">
                <text:p>0.1674</text:p>
              </table:table-cell>
              <table:table-cell office:value-type="float" office:value="0.173">
                <text:p>0.173</text:p>
              </table:table-cell>
              <table:table-cell office:value-type="float" office:value="0.1744">
                <text:p>0.1744</text:p>
              </table:table-cell>
              <table:table-cell office:value-type="float" office:value="0.1791">
                <text:p>0.1791</text:p>
              </table:table-cell>
              <table:table-cell office:value-type="float" office:value="0.1965">
                <text:p>0.1965</text:p>
              </table:table-cell>
              <table:table-cell office:value-type="float" office:value="0.1949">
                <text:p>0.1949</text:p>
              </table:table-cell>
              <table:table-cell office:value-type="float" office:value="0.1965">
                <text:p>0.1965</text:p>
              </table:table-cell>
              <table:table-cell office:value-type="float" office:value="0.1819">
                <text:p>0.1819</text:p>
              </table:table-cell>
              <table:table-cell office:value-type="float" office:value="0.2059">
                <text:p>0.2059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Nth node</text:p>
        </chart:title>
        <chart:legend chart:legend-position="end" svg:x="12.857cm" svg:y="3.205cm" style:legend-expansion="high" chart:style-name="ch3"/>
        <chart:plot-area chart:style-name="ch4" table:cell-range-address="Raatop.D26:Raatop.M31 Raatop.C27:Raatop.C31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Raatop.D26:Raatop.M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27:Raatop.M27" chart:label-cell-address="Raatop.C27:Raatop.C27" chart:class="chart:line">
            <chart:data-point chart:repeated="10"/>
          </chart:series>
          <chart:series chart:style-name="ch8" chart:values-cell-range-address="Raatop.D28:Raatop.M28" chart:label-cell-address="Raatop.C28:Raatop.C28" chart:class="chart:line">
            <chart:data-point chart:repeated="10"/>
          </chart:series>
          <chart:series chart:style-name="ch9" chart:values-cell-range-address="Raatop.D29:Raatop.M29" chart:label-cell-address="Raatop.C29:Raatop.C29" chart:class="chart:line">
            <chart:data-point chart:repeated="10"/>
          </chart:series>
          <chart:series chart:style-name="ch10" chart:values-cell-range-address="Raatop.D30:Raatop.M30" chart:label-cell-address="Raatop.C30:Raatop.C30" chart:class="chart:line">
            <chart:data-point chart:repeated="10"/>
          </chart:series>
          <chart:series chart:style-name="ch11" chart:values-cell-range-address="Raatop.D31:Raatop.M31" chart:label-cell-address="Raatop.C31:Raatop.C3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26:Raatop.M2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27:Raatop.C27</svg:desc>
                </draw:g>
              </table:table-cell>
              <table:table-cell office:value-type="float" office:value="0">
                <text:p>0</text:p>
                <draw:g>
                  <svg:desc>Raatop.D27:Raatop.M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ached</text:p>
                <draw:g>
                  <svg:desc>Raatop.C28:Raatop.C28</svg:desc>
                </draw:g>
              </table:table-cell>
              <table:table-cell office:value-type="float" office:value="0">
                <text:p>0</text:p>
                <draw:g>
                  <svg:desc>Raatop.D28:Raatop.M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old</text:p>
                <draw:g>
                  <svg:desc>Raatop.C29:Raatop.C29</svg:desc>
                </draw:g>
              </table:table-cell>
              <table:table-cell office:value-type="float" office:value="0">
                <text:p>0</text:p>
                <draw:g>
                  <svg:desc>Raatop.D29:Raatop.M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ive</text:p>
                <draw:g>
                  <svg:desc>Raatop.C30:Raatop.C30</svg:desc>
                </draw:g>
              </table:table-cell>
              <table:table-cell office:value-type="float" office:value="0.1878">
                <text:p>0.1878</text:p>
                <draw:g>
                  <svg:desc>Raatop.D30:Raatop.M30</svg:desc>
                </draw:g>
              </table:table-cell>
              <table:table-cell office:value-type="float" office:value="0.5966">
                <text:p>0.5966</text:p>
              </table:table-cell>
              <table:table-cell office:value-type="float" office:value="1.0097">
                <text:p>1.0097</text:p>
              </table:table-cell>
              <table:table-cell office:value-type="float" office:value="1.7457">
                <text:p>1.7457</text:p>
              </table:table-cell>
              <table:table-cell office:value-type="float" office:value="4.3781">
                <text:p>4.3781</text:p>
              </table:table-cell>
              <table:table-cell office:value-type="float" office:value="9.9239">
                <text:p>9.9239</text:p>
              </table:table-cell>
              <table:table-cell office:value-type="float" office:value="22.4029">
                <text:p>22.4029</text:p>
              </table:table-cell>
              <table:table-cell office:value-type="float" office:value="92.5848">
                <text:p>92.5848</text:p>
              </table:table-cell>
              <table:table-cell office:value-type="float" office:value="212.5981">
                <text:p>212.5981</text:p>
              </table:table-cell>
              <table:table-cell office:value-type="float" office:value="497.161">
                <text:p>497.161</text:p>
              </table:table-cell>
            </table:table-row>
            <table:table-row>
              <table:table-cell office:value-type="string">
                <text:p>Pooled</text:p>
                <draw:g>
                  <svg:desc>Raatop.C31:Raatop.C31</svg:desc>
                </draw:g>
              </table:table-cell>
              <table:table-cell office:value-type="float" office:value="0.1889">
                <text:p>0.1889</text:p>
                <draw:g>
                  <svg:desc>Raatop.D31:Raatop.M31</svg:desc>
                </draw:g>
              </table:table-cell>
              <table:table-cell office:value-type="float" office:value="0.5973">
                <text:p>0.5973</text:p>
              </table:table-cell>
              <table:table-cell office:value-type="float" office:value="1.0199">
                <text:p>1.0199</text:p>
              </table:table-cell>
              <table:table-cell office:value-type="float" office:value="1.7623">
                <text:p>1.7623</text:p>
              </table:table-cell>
              <table:table-cell office:value-type="float" office:value="4.5002">
                <text:p>4.5002</text:p>
              </table:table-cell>
              <table:table-cell office:value-type="float" office:value="10.2305">
                <text:p>10.2305</text:p>
              </table:table-cell>
              <table:table-cell office:value-type="float" office:value="23.3529">
                <text:p>23.3529</text:p>
              </table:table-cell>
              <table:table-cell office:value-type="float" office:value="95.2637">
                <text:p>95.2637</text:p>
              </table:table-cell>
              <table:table-cell office:value-type="float" office:value="211.5451">
                <text:p>211.5451</text:p>
              </table:table-cell>
              <table:table-cell office:value-type="float" office:value="495.2242">
                <text:p>495.2242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2.857cm" svg:y="3.205cm" style:legend-expansion="high" chart:style-name="ch3"/>
        <chart:plot-area chart:style-name="ch4" table:cell-range-address="Raatop.D40:Raatop.M45 Raatop.C41:Raatop.C45" chart:data-source-has-labels="both" svg:x="0.32cm" svg:y="1.275cm" svg:width="12.217cm" svg:height="7.545cm">
          <chartooo:coordinate-region svg:x="1.127cm" svg:y="1.474cm" svg:width="10.76cm" svg:height="6.699cm"/>
          <chart:axis chart:dimension="x" chart:name="primary-x" chart:style-name="ch5" chartooo:axis-type="auto">
            <chartooo:date-scale/>
            <chart:categories table:cell-range-address="Raatop.D40:Raatop.M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41:Raatop.M41" chart:label-cell-address="Raatop.C41:Raatop.C41" chart:class="chart:line">
            <chart:data-point chart:repeated="10"/>
          </chart:series>
          <chart:series chart:style-name="ch8" chart:values-cell-range-address="Raatop.D42:Raatop.M42" chart:label-cell-address="Raatop.C42:Raatop.C42" chart:class="chart:line">
            <chart:data-point chart:repeated="10"/>
          </chart:series>
          <chart:series chart:style-name="ch9" chart:values-cell-range-address="Raatop.D43:Raatop.M43" chart:label-cell-address="Raatop.C43:Raatop.C43" chart:class="chart:line">
            <chart:data-point chart:repeated="10"/>
          </chart:series>
          <chart:series chart:style-name="ch10" chart:values-cell-range-address="Raatop.D44:Raatop.M44" chart:label-cell-address="Raatop.C44:Raatop.C44" chart:class="chart:line">
            <chart:data-point chart:repeated="10"/>
          </chart:series>
          <chart:series chart:style-name="ch11" chart:values-cell-range-address="Raatop.D45:Raatop.M45" chart:label-cell-address="Raatop.C45:Raatop.C4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40:Raatop.M40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41:Raatop.C41</svg:desc>
                </draw:g>
              </table:table-cell>
              <table:table-cell office:value-type="float" office:value="0.0689">
                <text:p>0.0689</text:p>
                <draw:g>
                  <svg:desc>Raatop.D41:Raatop.M41</svg:desc>
                </draw:g>
              </table:table-cell>
              <table:table-cell office:value-type="float" office:value="0.0481">
                <text:p>0.0481</text:p>
              </table:table-cell>
              <table:table-cell office:value-type="float" office:value="0.0514">
                <text:p>0.0514</text:p>
              </table:table-cell>
              <table:table-cell office:value-type="float" office:value="0.0494">
                <text:p>0.0494</text:p>
              </table:table-cell>
              <table:table-cell office:value-type="float" office:value="0.099">
                <text:p>0.099</text:p>
              </table:table-cell>
              <table:table-cell office:value-type="float" office:value="0.1415">
                <text:p>0.1415</text:p>
              </table:table-cell>
              <table:table-cell office:value-type="float" office:value="0.2509">
                <text:p>0.2509</text:p>
              </table:table-cell>
              <table:table-cell office:value-type="float" office:value="0.4716">
                <text:p>0.4716</text:p>
              </table:table-cell>
              <table:table-cell office:value-type="float" office:value="0.8494">
                <text:p>0.849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Flat cached</text:p>
                <draw:g>
                  <svg:desc>Raatop.C42:Raatop.C42</svg:desc>
                </draw:g>
              </table:table-cell>
              <table:table-cell office:value-type="float" office:value="0.0518">
                <text:p>0.0518</text:p>
                <draw:g>
                  <svg:desc>Raatop.D42:Raatop.M42</svg:desc>
                </draw:g>
              </table:table-cell>
              <table:table-cell office:value-type="float" office:value="0.0563">
                <text:p>0.0563</text:p>
              </table:table-cell>
              <table:table-cell office:value-type="float" office:value="0.0537">
                <text:p>0.0537</text:p>
              </table:table-cell>
              <table:table-cell office:value-type="float" office:value="0.0516">
                <text:p>0.0516</text:p>
              </table:table-cell>
              <table:table-cell office:value-type="float" office:value="0.1036">
                <text:p>0.1036</text:p>
              </table:table-cell>
              <table:table-cell office:value-type="float" office:value="0.1415">
                <text:p>0.1415</text:p>
              </table:table-cell>
              <table:table-cell office:value-type="float" office:value="0.2381">
                <text:p>0.2381</text:p>
              </table:table-cell>
              <table:table-cell office:value-type="float" office:value="0.4366">
                <text:p>0.4366</text:p>
              </table:table-cell>
              <table:table-cell office:value-type="float" office:value="0.8494">
                <text:p>0.8494</text:p>
              </table:table-cell>
              <table:table-cell office:value-type="float" office:value="2.9236">
                <text:p>2.9236</text:p>
              </table:table-cell>
            </table:table-row>
            <table:table-row>
              <table:table-cell office:value-type="string">
                <text:p>Flat cold</text:p>
                <draw:g>
                  <svg:desc>Raatop.C43:Raatop.C43</svg:desc>
                </draw:g>
              </table:table-cell>
              <table:table-cell office:value-type="float" office:value="0.0485">
                <text:p>0.0485</text:p>
                <draw:g>
                  <svg:desc>Raatop.D43:Raatop.M43</svg:desc>
                </draw:g>
              </table:table-cell>
              <table:table-cell office:value-type="float" office:value="0.0567">
                <text:p>0.0567</text:p>
              </table:table-cell>
              <table:table-cell office:value-type="float" office:value="0.0541">
                <text:p>0.0541</text:p>
              </table:table-cell>
              <table:table-cell office:value-type="float" office:value="0.0529">
                <text:p>0.0529</text:p>
              </table:table-cell>
              <table:table-cell office:value-type="float" office:value="0.066">
                <text:p>0.066</text:p>
              </table:table-cell>
              <table:table-cell office:value-type="float" office:value="0.1456">
                <text:p>0.1456</text:p>
              </table:table-cell>
              <table:table-cell office:value-type="float" office:value="0.2291">
                <text:p>0.2291</text:p>
              </table:table-cell>
              <table:table-cell office:value-type="float" office:value="0.4536">
                <text:p>0.4536</text:p>
              </table:table-cell>
              <table:table-cell office:value-type="float" office:value="0.8641">
                <text:p>0.8641</text:p>
              </table:table-cell>
              <table:table-cell office:value-type="float" office:value="2.9546">
                <text:p>2.9546</text:p>
              </table:table-cell>
            </table:table-row>
            <table:table-row>
              <table:table-cell office:value-type="string">
                <text:p>Naive</text:p>
                <draw:g>
                  <svg:desc>Raatop.C44:Raatop.C44</svg:desc>
                </draw:g>
              </table:table-cell>
              <table:table-cell office:value-type="float" office:value="0.324">
                <text:p>0.324</text:p>
                <draw:g>
                  <svg:desc>Raatop.D44:Raatop.M44</svg:desc>
                </draw:g>
              </table:table-cell>
              <table:table-cell office:value-type="float" office:value="1.0476">
                <text:p>1.0476</text:p>
              </table:table-cell>
              <table:table-cell office:value-type="float" office:value="1.7">
                <text:p>1.7</text:p>
              </table:table-cell>
              <table:table-cell office:value-type="float" office:value="3.0984">
                <text:p>3.0984</text:p>
              </table:table-cell>
              <table:table-cell office:value-type="float" office:value="9.8541">
                <text:p>9.8541</text:p>
              </table:table-cell>
              <table:table-cell office:value-type="float" office:value="24.694">
                <text:p>24.694</text:p>
              </table:table-cell>
              <table:table-cell office:value-type="float" office:value="61.8159">
                <text:p>61.8159</text:p>
              </table:table-cell>
              <table:table-cell office:value-type="float" office:value="267.9619">
                <text:p>267.9619</text:p>
              </table:table-cell>
              <table:table-cell office:value-type="float" office:value="613.7071">
                <text:p>613.7071</text:p>
              </table:table-cell>
              <table:table-cell office:value-type="float" office:value="1337.3912">
                <text:p>1337.3912</text:p>
              </table:table-cell>
            </table:table-row>
            <table:table-row>
              <table:table-cell office:value-type="string">
                <text:p>Pooled</text:p>
                <draw:g>
                  <svg:desc>Raatop.C45:Raatop.C45</svg:desc>
                </draw:g>
              </table:table-cell>
              <table:table-cell office:value-type="float" office:value="0.3251">
                <text:p>0.3251</text:p>
                <draw:g>
                  <svg:desc>Raatop.D45:Raatop.M45</svg:desc>
                </draw:g>
              </table:table-cell>
              <table:table-cell office:value-type="float" office:value="1.059">
                <text:p>1.059</text:p>
              </table:table-cell>
              <table:table-cell office:value-type="float" office:value="1.7199">
                <text:p>1.7199</text:p>
              </table:table-cell>
              <table:table-cell office:value-type="float" office:value="3.1438">
                <text:p>3.1438</text:p>
              </table:table-cell>
              <table:table-cell office:value-type="float" office:value="10.312">
                <text:p>10.312</text:p>
              </table:table-cell>
              <table:table-cell office:value-type="float" office:value="25.4037">
                <text:p>25.4037</text:p>
              </table:table-cell>
              <table:table-cell office:value-type="float" office:value="64.3463">
                <text:p>64.3463</text:p>
              </table:table-cell>
              <table:table-cell office:value-type="float" office:value="268.1082">
                <text:p>268.1082</text:p>
              </table:table-cell>
              <table:table-cell office:value-type="float" office:value="614.7513">
                <text:p>614.7513</text:p>
              </table:table-cell>
              <table:table-cell office:value-type="float" office:value="1332.7537">
                <text:p>1332.7537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Find count</text:p>
        </chart:title>
        <chart:legend chart:legend-position="end" svg:x="12.857cm" svg:y="3.205cm" style:legend-expansion="high" chart:style-name="ch3"/>
        <chart:plot-area chart:style-name="ch4" table:cell-range-address="Raatop.D47:Raatop.M52 Raatop.C48:Raatop.C52" chart:data-source-has-labels="both" svg:x="0.32cm" svg:y="1.275cm" svg:width="12.217cm" svg:height="7.545cm">
          <chartooo:coordinate-region svg:x="1.127cm" svg:y="1.475cm" svg:width="10.76cm" svg:height="6.698cm"/>
          <chart:axis chart:dimension="x" chart:name="primary-x" chart:style-name="ch5" chartooo:axis-type="auto">
            <chartooo:date-scale/>
            <chart:categories table:cell-range-address="Raatop.D47:Raatop.M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48:Raatop.M48" chart:label-cell-address="Raatop.C48:Raatop.C48" chart:class="chart:line">
            <chart:data-point chart:repeated="10"/>
          </chart:series>
          <chart:series chart:style-name="ch8" chart:values-cell-range-address="Raatop.D49:Raatop.M49" chart:label-cell-address="Raatop.C49:Raatop.C49" chart:class="chart:line">
            <chart:data-point chart:repeated="10"/>
          </chart:series>
          <chart:series chart:style-name="ch9" chart:values-cell-range-address="Raatop.D50:Raatop.M50" chart:label-cell-address="Raatop.C50:Raatop.C50" chart:class="chart:line">
            <chart:data-point chart:repeated="10"/>
          </chart:series>
          <chart:series chart:style-name="ch10" chart:values-cell-range-address="Raatop.D51:Raatop.M51" chart:label-cell-address="Raatop.C51:Raatop.C51" chart:class="chart:line">
            <chart:data-point chart:repeated="10"/>
          </chart:series>
          <chart:series chart:style-name="ch11" chart:values-cell-range-address="Raatop.D52:Raatop.M52" chart:label-cell-address="Raatop.C52:Raatop.C5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47:Raatop.M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48:Raatop.C48</svg:desc>
                </draw:g>
              </table:table-cell>
              <table:table-cell office:value-type="float" office:value="0.0405">
                <text:p>0.0405</text:p>
                <draw:g>
                  <svg:desc>Raatop.D48:Raatop.M48</svg:desc>
                </draw:g>
              </table:table-cell>
              <table:table-cell office:value-type="float" office:value="0.0417">
                <text:p>0.0417</text:p>
              </table:table-cell>
              <table:table-cell office:value-type="float" office:value="0.0417">
                <text:p>0.0417</text:p>
              </table:table-cell>
              <table:table-cell office:value-type="float" office:value="0.0393">
                <text:p>0.0393</text:p>
              </table:table-cell>
              <table:table-cell office:value-type="float" office:value="0.0397">
                <text:p>0.0397</text:p>
              </table:table-cell>
              <table:table-cell office:value-type="float" office:value="0.0651">
                <text:p>0.0651</text:p>
              </table:table-cell>
              <table:table-cell office:value-type="float" office:value="0.0269">
                <text:p>0.0269</text:p>
              </table:table-cell>
              <table:table-cell office:value-type="float" office:value="0.0309">
                <text:p>0.0309</text:p>
              </table:table-cell>
              <table:table-cell office:value-type="float" office:value="0.071">
                <text:p>0.071</text:p>
              </table:table-cell>
              <table:table-cell office:value-type="float" office:value="0.0647">
                <text:p>0.0647</text:p>
              </table:table-cell>
            </table:table-row>
            <table:table-row>
              <table:table-cell office:value-type="string">
                <text:p>Flat cached</text:p>
                <draw:g>
                  <svg:desc>Raatop.C49:Raatop.C49</svg:desc>
                </draw:g>
              </table:table-cell>
              <table:table-cell office:value-type="float" office:value="0.0434">
                <text:p>0.0434</text:p>
                <draw:g>
                  <svg:desc>Raatop.D49:Raatop.M49</svg:desc>
                </draw:g>
              </table:table-cell>
              <table:table-cell office:value-type="float" office:value="0.0427">
                <text:p>0.0427</text:p>
              </table:table-cell>
              <table:table-cell office:value-type="float" office:value="0.0413">
                <text:p>0.0413</text:p>
              </table:table-cell>
              <table:table-cell office:value-type="float" office:value="0.0384">
                <text:p>0.0384</text:p>
              </table:table-cell>
              <table:table-cell office:value-type="float" office:value="0.0368">
                <text:p>0.0368</text:p>
              </table:table-cell>
              <table:table-cell office:value-type="float" office:value="0.0639">
                <text:p>0.0639</text:p>
              </table:table-cell>
              <table:table-cell office:value-type="float" office:value="0.04">
                <text:p>0.04</text:p>
              </table:table-cell>
              <table:table-cell office:value-type="float" office:value="0.0248">
                <text:p>0.0248</text:p>
              </table:table-cell>
              <table:table-cell office:value-type="float" office:value="0.0693">
                <text:p>0.0693</text:p>
              </table:table-cell>
              <table:table-cell office:value-type="float" office:value="0.0639">
                <text:p>0.0639</text:p>
              </table:table-cell>
            </table:table-row>
            <table:table-row>
              <table:table-cell office:value-type="string">
                <text:p>Flat cold</text:p>
                <draw:g>
                  <svg:desc>Raatop.C50:Raatop.C50</svg:desc>
                </draw:g>
              </table:table-cell>
              <table:table-cell office:value-type="float" office:value="0.0449">
                <text:p>0.0449</text:p>
                <draw:g>
                  <svg:desc>Raatop.D50:Raatop.M50</svg:desc>
                </draw:g>
              </table:table-cell>
              <table:table-cell office:value-type="float" office:value="0.0431">
                <text:p>0.0431</text:p>
              </table:table-cell>
              <table:table-cell office:value-type="float" office:value="0.0411">
                <text:p>0.0411</text:p>
              </table:table-cell>
              <table:table-cell office:value-type="float" office:value="0.0396">
                <text:p>0.0396</text:p>
              </table:table-cell>
              <table:table-cell office:value-type="float" office:value="0.047">
                <text:p>0.047</text:p>
              </table:table-cell>
              <table:table-cell office:value-type="float" office:value="0.0623">
                <text:p>0.0623</text:p>
              </table:table-cell>
              <table:table-cell office:value-type="float" office:value="0.0271">
                <text:p>0.0271</text:p>
              </table:table-cell>
              <table:table-cell office:value-type="float" office:value="0.0448">
                <text:p>0.0448</text:p>
              </table:table-cell>
              <table:table-cell office:value-type="float" office:value="0.0721">
                <text:p>0.0721</text:p>
              </table:table-cell>
              <table:table-cell office:value-type="float" office:value="0.0619">
                <text:p>0.0619</text:p>
              </table:table-cell>
            </table:table-row>
            <table:table-row>
              <table:table-cell office:value-type="string">
                <text:p>Naive</text:p>
                <draw:g>
                  <svg:desc>Raatop.C51:Raatop.C51</svg:desc>
                </draw:g>
              </table:table-cell>
              <table:table-cell office:value-type="float" office:value="0.3282">
                <text:p>0.3282</text:p>
                <draw:g>
                  <svg:desc>Raatop.D51:Raatop.M51</svg:desc>
                </draw:g>
              </table:table-cell>
              <table:table-cell office:value-type="float" office:value="0.9187">
                <text:p>0.9187</text:p>
              </table:table-cell>
              <table:table-cell office:value-type="float" office:value="1.5722">
                <text:p>1.5722</text:p>
              </table:table-cell>
              <table:table-cell office:value-type="float" office:value="2.956">
                <text:p>2.956</text:p>
              </table:table-cell>
              <table:table-cell office:value-type="float" office:value="10.076">
                <text:p>10.076</text:p>
              </table:table-cell>
              <table:table-cell office:value-type="float" office:value="29.7554">
                <text:p>29.7554</text:p>
              </table:table-cell>
              <table:table-cell office:value-type="float" office:value="86.4485">
                <text:p>86.4485</text:p>
              </table:table-cell>
              <table:table-cell office:value-type="float" office:value="287.4616">
                <text:p>287.4616</text:p>
              </table:table-cell>
              <table:table-cell office:value-type="float" office:value="618.1577">
                <text:p>618.1577</text:p>
              </table:table-cell>
              <table:table-cell office:value-type="float" office:value="1312.2132">
                <text:p>1312.2132</text:p>
              </table:table-cell>
            </table:table-row>
            <table:table-row>
              <table:table-cell office:value-type="string">
                <text:p>Pooled</text:p>
                <draw:g>
                  <svg:desc>Raatop.C52:Raatop.C52</svg:desc>
                </draw:g>
              </table:table-cell>
              <table:table-cell office:value-type="float" office:value="0.3245">
                <text:p>0.3245</text:p>
                <draw:g>
                  <svg:desc>Raatop.D52:Raatop.M52</svg:desc>
                </draw:g>
              </table:table-cell>
              <table:table-cell office:value-type="float" office:value="0.9048">
                <text:p>0.9048</text:p>
              </table:table-cell>
              <table:table-cell office:value-type="float" office:value="1.578">
                <text:p>1.578</text:p>
              </table:table-cell>
              <table:table-cell office:value-type="float" office:value="2.9892">
                <text:p>2.9892</text:p>
              </table:table-cell>
              <table:table-cell office:value-type="float" office:value="10.5939">
                <text:p>10.5939</text:p>
              </table:table-cell>
              <table:table-cell office:value-type="float" office:value="30.7751">
                <text:p>30.7751</text:p>
              </table:table-cell>
              <table:table-cell office:value-type="float" office:value="89.5115">
                <text:p>89.5115</text:p>
              </table:table-cell>
              <table:table-cell office:value-type="float" office:value="287.3532">
                <text:p>287.3532</text:p>
              </table:table-cell>
              <table:table-cell office:value-type="float" office:value="618.4325">
                <text:p>618.4325</text:p>
              </table:table-cell>
              <table:table-cell office:value-type="float" office:value="1308.4929">
                <text:p>1308.4929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454cm" style:legend-expansion="high" chart:style-name="ch3"/>
        <chart:plot-area chart:style-name="ch4" table:cell-range-address="Raatop.D109:Raatop.M113 Raatop.C110:Raatop.C113" chart:data-source-has-labels="both" svg:x="0.32cm" svg:y="1.275cm" svg:width="12.217cm" svg:height="7.545cm">
          <chartooo:coordinate-region svg:x="0.756cm" svg:y="1.474cm" svg:width="11.131cm" svg:height="6.699cm"/>
          <chart:axis chart:dimension="x" chart:name="primary-x" chart:style-name="ch5" chartooo:axis-type="auto">
            <chartooo:date-scale/>
            <chart:categories table:cell-range-address="Raatop.D109:Raatop.M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10:Raatop.M110" chart:label-cell-address="Raatop.C110:Raatop.C110" chart:class="chart:line">
            <chart:data-point chart:repeated="10"/>
          </chart:series>
          <chart:series chart:style-name="ch8" chart:values-cell-range-address="Raatop.D111:Raatop.M111" chart:label-cell-address="Raatop.C111:Raatop.C111" chart:class="chart:line">
            <chart:data-point chart:repeated="10"/>
          </chart:series>
          <chart:series chart:style-name="ch9" chart:values-cell-range-address="Raatop.D112:Raatop.M112" chart:label-cell-address="Raatop.C112:Raatop.C112" chart:class="chart:line">
            <chart:data-point chart:repeated="10"/>
          </chart:series>
          <chart:series chart:style-name="ch10" chart:values-cell-range-address="Raatop.D113:Raatop.M113" chart:label-cell-address="Raatop.C113:Raatop.C1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09:Raatop.M10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10:Raatop.C110</svg:desc>
                </draw:g>
              </table:table-cell>
              <table:table-cell office:value-type="float" office:value="0.2758">
                <text:p>0.2758</text:p>
                <draw:g>
                  <svg:desc>Raatop.D110:Raatop.M110</svg:desc>
                </draw:g>
              </table:table-cell>
              <table:table-cell office:value-type="float" office:value="0.2562">
                <text:p>0.2562</text:p>
              </table:table-cell>
              <table:table-cell office:value-type="float" office:value="0.3093">
                <text:p>0.3093</text:p>
              </table:table-cell>
              <table:table-cell office:value-type="float" office:value="0.4126">
                <text:p>0.4126</text:p>
              </table:table-cell>
              <table:table-cell office:value-type="float" office:value="0.677">
                <text:p>0.677</text:p>
              </table:table-cell>
              <table:table-cell office:value-type="float" office:value="1.0904">
                <text:p>1.0904</text:p>
              </table:table-cell>
              <table:table-cell office:value-type="float" office:value="1.9694">
                <text:p>1.9694</text:p>
              </table:table-cell>
              <table:table-cell office:value-type="float" office:value="4.3917">
                <text:p>4.3917</text:p>
              </table:table-cell>
              <table:table-cell office:value-type="float" office:value="7.1176">
                <text:p>7.1176</text:p>
              </table:table-cell>
              <table:table-cell office:value-type="float" office:value="13.9237">
                <text:p>13.9237</text:p>
              </table:table-cell>
            </table:table-row>
            <table:table-row>
              <table:table-cell office:value-type="string">
                <text:p>Flat cached</text:p>
                <draw:g>
                  <svg:desc>Raatop.C111:Raatop.C111</svg:desc>
                </draw:g>
              </table:table-cell>
              <table:table-cell office:value-type="float" office:value="0.2204">
                <text:p>0.2204</text:p>
                <draw:g>
                  <svg:desc>Raatop.D111:Raatop.M111</svg:desc>
                </draw:g>
              </table:table-cell>
              <table:table-cell office:value-type="float" office:value="0.2684">
                <text:p>0.2684</text:p>
              </table:table-cell>
              <table:table-cell office:value-type="float" office:value="0.32">
                <text:p>0.32</text:p>
              </table:table-cell>
              <table:table-cell office:value-type="float" office:value="0.4165">
                <text:p>0.4165</text:p>
              </table:table-cell>
              <table:table-cell office:value-type="float" office:value="0.6811">
                <text:p>0.6811</text:p>
              </table:table-cell>
              <table:table-cell office:value-type="float" office:value="1.1214">
                <text:p>1.1214</text:p>
              </table:table-cell>
              <table:table-cell office:value-type="float" office:value="2.0316">
                <text:p>2.0316</text:p>
              </table:table-cell>
              <table:table-cell office:value-type="float" office:value="4.2617">
                <text:p>4.2617</text:p>
              </table:table-cell>
              <table:table-cell office:value-type="float" office:value="7.5424">
                <text:p>7.5424</text:p>
              </table:table-cell>
              <table:table-cell office:value-type="float" office:value="14.6672">
                <text:p>14.6672</text:p>
              </table:table-cell>
            </table:table-row>
            <table:table-row>
              <table:table-cell office:value-type="string">
                <text:p>Naive</text:p>
                <draw:g>
                  <svg:desc>Raatop.C112:Raatop.C112</svg:desc>
                </draw:g>
              </table:table-cell>
              <table:table-cell office:value-type="float" office:value="0.3408">
                <text:p>0.3408</text:p>
                <draw:g>
                  <svg:desc>Raatop.D112:Raatop.M112</svg:desc>
                </draw:g>
              </table:table-cell>
              <table:table-cell office:value-type="float" office:value="0.3981">
                <text:p>0.3981</text:p>
              </table:table-cell>
              <table:table-cell office:value-type="float" office:value="0.417">
                <text:p>0.417</text:p>
              </table:table-cell>
              <table:table-cell office:value-type="float" office:value="0.4269">
                <text:p>0.4269</text:p>
              </table:table-cell>
              <table:table-cell office:value-type="float" office:value="0.4748">
                <text:p>0.4748</text:p>
              </table:table-cell>
              <table:table-cell office:value-type="float" office:value="0.5452">
                <text:p>0.5452</text:p>
              </table:table-cell>
              <table:table-cell office:value-type="float" office:value="0.5991">
                <text:p>0.5991</text:p>
              </table:table-cell>
              <table:table-cell office:value-type="float" office:value="0.7217">
                <text:p>0.7217</text:p>
              </table:table-cell>
              <table:table-cell office:value-type="float" office:value="0.8584">
                <text:p>0.8584</text:p>
              </table:table-cell>
              <table:table-cell office:value-type="float" office:value="1.0003">
                <text:p>1.0003</text:p>
              </table:table-cell>
            </table:table-row>
            <table:table-row>
              <table:table-cell office:value-type="string">
                <text:p>Pooled</text:p>
                <draw:g>
                  <svg:desc>Raatop.C113:Raatop.C113</svg:desc>
                </draw:g>
              </table:table-cell>
              <table:table-cell office:value-type="float" office:value="0.1006">
                <text:p>0.1006</text:p>
                <draw:g>
                  <svg:desc>Raatop.D113:Raatop.M113</svg:desc>
                </draw:g>
              </table:table-cell>
              <table:table-cell office:value-type="float" office:value="0.1062">
                <text:p>0.1062</text:p>
              </table:table-cell>
              <table:table-cell office:value-type="float" office:value="0.1092">
                <text:p>0.1092</text:p>
              </table:table-cell>
              <table:table-cell office:value-type="float" office:value="0.1096">
                <text:p>0.1096</text:p>
              </table:table-cell>
              <table:table-cell office:value-type="float" office:value="0.1163">
                <text:p>0.1163</text:p>
              </table:table-cell>
              <table:table-cell office:value-type="float" office:value="0.1398">
                <text:p>0.1398</text:p>
              </table:table-cell>
              <table:table-cell office:value-type="float" office:value="0.1955">
                <text:p>0.1955</text:p>
              </table:table-cell>
              <table:table-cell office:value-type="float" office:value="0.5499">
                <text:p>0.5499</text:p>
              </table:table-cell>
              <table:table-cell office:value-type="float" office:value="0.699">
                <text:p>0.699</text:p>
              </table:table-cell>
              <table:table-cell office:value-type="float" office:value="0.8614">
                <text:p>0.8614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454cm" style:legend-expansion="high" chart:style-name="ch3"/>
        <chart:plot-area chart:style-name="ch4" table:cell-range-address="Raatop.D115:Raatop.M119 Raatop.C116:Raatop.C119" chart:data-source-has-labels="both" svg:x="0.32cm" svg:y="1.275cm" svg:width="12.217cm" svg:height="7.545cm">
          <chartooo:coordinate-region svg:x="0.756cm" svg:y="1.474cm" svg:width="11.131cm" svg:height="6.699cm"/>
          <chart:axis chart:dimension="x" chart:name="primary-x" chart:style-name="ch5" chartooo:axis-type="auto">
            <chartooo:date-scale/>
            <chart:categories table:cell-range-address="Raatop.D115:Raatop.M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16:Raatop.M116" chart:label-cell-address="Raatop.C116:Raatop.C116" chart:class="chart:line">
            <chart:data-point chart:repeated="10"/>
          </chart:series>
          <chart:series chart:style-name="ch8" chart:values-cell-range-address="Raatop.D117:Raatop.M117" chart:label-cell-address="Raatop.C117:Raatop.C117" chart:class="chart:line">
            <chart:data-point chart:repeated="10"/>
          </chart:series>
          <chart:series chart:style-name="ch9" chart:values-cell-range-address="Raatop.D118:Raatop.M118" chart:label-cell-address="Raatop.C118:Raatop.C118" chart:class="chart:line">
            <chart:data-point chart:repeated="10"/>
          </chart:series>
          <chart:series chart:style-name="ch10" chart:values-cell-range-address="Raatop.D119:Raatop.M119" chart:label-cell-address="Raatop.C119:Raatop.C11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15:Raatop.M11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16:Raatop.C116</svg:desc>
                </draw:g>
              </table:table-cell>
              <table:table-cell office:value-type="float" office:value="0.2042">
                <text:p>0.2042</text:p>
                <draw:g>
                  <svg:desc>Raatop.D116:Raatop.M116</svg:desc>
                </draw:g>
              </table:table-cell>
              <table:table-cell office:value-type="float" office:value="0.1993">
                <text:p>0.1993</text:p>
              </table:table-cell>
              <table:table-cell office:value-type="float" office:value="0.2742">
                <text:p>0.2742</text:p>
              </table:table-cell>
              <table:table-cell office:value-type="float" office:value="0.3566">
                <text:p>0.3566</text:p>
              </table:table-cell>
              <table:table-cell office:value-type="float" office:value="0.4541">
                <text:p>0.4541</text:p>
              </table:table-cell>
              <table:table-cell office:value-type="float" office:value="0.5748">
                <text:p>0.5748</text:p>
              </table:table-cell>
              <table:table-cell office:value-type="float" office:value="0.8909">
                <text:p>0.8909</text:p>
              </table:table-cell>
              <table:table-cell office:value-type="float" office:value="1.6388">
                <text:p>1.6388</text:p>
              </table:table-cell>
              <table:table-cell office:value-type="float" office:value="3.1841">
                <text:p>3.1841</text:p>
              </table:table-cell>
              <table:table-cell office:value-type="float" office:value="6.4631">
                <text:p>6.4631</text:p>
              </table:table-cell>
            </table:table-row>
            <table:table-row>
              <table:table-cell office:value-type="string">
                <text:p>Flat cached</text:p>
                <draw:g>
                  <svg:desc>Raatop.C117:Raatop.C117</svg:desc>
                </draw:g>
              </table:table-cell>
              <table:table-cell office:value-type="float" office:value="0.1417">
                <text:p>0.1417</text:p>
                <draw:g>
                  <svg:desc>Raatop.D117:Raatop.M117</svg:desc>
                </draw:g>
              </table:table-cell>
              <table:table-cell office:value-type="float" office:value="0.1787">
                <text:p>0.1787</text:p>
              </table:table-cell>
              <table:table-cell office:value-type="float" office:value="0.2421">
                <text:p>0.2421</text:p>
              </table:table-cell>
              <table:table-cell office:value-type="float" office:value="0.315">
                <text:p>0.315</text:p>
              </table:table-cell>
              <table:table-cell office:value-type="float" office:value="0.4021">
                <text:p>0.4021</text:p>
              </table:table-cell>
              <table:table-cell office:value-type="float" office:value="0.5548">
                <text:p>0.5548</text:p>
              </table:table-cell>
              <table:table-cell office:value-type="float" office:value="0.8123">
                <text:p>0.8123</text:p>
              </table:table-cell>
              <table:table-cell office:value-type="float" office:value="1.6608">
                <text:p>1.6608</text:p>
              </table:table-cell>
              <table:table-cell office:value-type="float" office:value="3.1552">
                <text:p>3.1552</text:p>
              </table:table-cell>
              <table:table-cell office:value-type="float" office:value="7.1672">
                <text:p>7.1672</text:p>
              </table:table-cell>
            </table:table-row>
            <table:table-row>
              <table:table-cell office:value-type="string">
                <text:p>Naive</text:p>
                <draw:g>
                  <svg:desc>Raatop.C118:Raatop.C118</svg:desc>
                </draw:g>
              </table:table-cell>
              <table:table-cell office:value-type="float" office:value="0.5111">
                <text:p>0.5111</text:p>
                <draw:g>
                  <svg:desc>Raatop.D118:Raatop.M118</svg:desc>
                </draw:g>
              </table:table-cell>
              <table:table-cell office:value-type="float" office:value="0.8566">
                <text:p>0.8566</text:p>
              </table:table-cell>
              <table:table-cell office:value-type="float" office:value="1.1109">
                <text:p>1.1109</text:p>
              </table:table-cell>
              <table:table-cell office:value-type="float" office:value="1.4345">
                <text:p>1.4345</text:p>
              </table:table-cell>
              <table:table-cell office:value-type="float" office:value="1.9932">
                <text:p>1.9932</text:p>
              </table:table-cell>
              <table:table-cell office:value-type="float" office:value="2.8922">
                <text:p>2.8922</text:p>
              </table:table-cell>
              <table:table-cell office:value-type="float" office:value="3.8042">
                <text:p>3.8042</text:p>
              </table:table-cell>
              <table:table-cell office:value-type="float" office:value="5.4335">
                <text:p>5.4335</text:p>
              </table:table-cell>
              <table:table-cell office:value-type="float" office:value="4.8708">
                <text:p>4.8708</text:p>
              </table:table-cell>
              <table:table-cell office:value-type="float" office:value="9.3853">
                <text:p>9.3853</text:p>
              </table:table-cell>
            </table:table-row>
            <table:table-row>
              <table:table-cell office:value-type="string">
                <text:p>Pooled</text:p>
                <draw:g>
                  <svg:desc>Raatop.C119:Raatop.C119</svg:desc>
                </draw:g>
              </table:table-cell>
              <table:table-cell office:value-type="float" office:value="0.1566">
                <text:p>0.1566</text:p>
                <draw:g>
                  <svg:desc>Raatop.D119:Raatop.M119</svg:desc>
                </draw:g>
              </table:table-cell>
              <table:table-cell office:value-type="float" office:value="0.2674">
                <text:p>0.2674</text:p>
              </table:table-cell>
              <table:table-cell office:value-type="float" office:value="0.3386">
                <text:p>0.3386</text:p>
              </table:table-cell>
              <table:table-cell office:value-type="float" office:value="0.4164">
                <text:p>0.4164</text:p>
              </table:table-cell>
              <table:table-cell office:value-type="float" office:value="0.5904">
                <text:p>0.5904</text:p>
              </table:table-cell>
              <table:table-cell office:value-type="float" office:value="0.8471">
                <text:p>0.8471</text:p>
              </table:table-cell>
              <table:table-cell office:value-type="float" office:value="1.1034">
                <text:p>1.1034</text:p>
              </table:table-cell>
              <table:table-cell office:value-type="float" office:value="1.695">
                <text:p>1.695</text:p>
              </table:table-cell>
              <table:table-cell office:value-type="float" office:value="1.5137">
                <text:p>1.5137</text:p>
              </table:table-cell>
              <table:table-cell office:value-type="float" office:value="2.9762">
                <text:p>2.9762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454cm" style:legend-expansion="high" chart:style-name="ch3"/>
        <chart:plot-area chart:style-name="ch4" table:cell-range-address="Raatop.D131:Raatop.M135 Raatop.C132:Raatop.C135" chart:data-source-has-labels="both" svg:x="0.32cm" svg:y="1.275cm" svg:width="12.217cm" svg:height="7.545cm">
          <chartooo:coordinate-region svg:x="0.941cm" svg:y="1.474cm" svg:width="10.945cm" svg:height="6.699cm"/>
          <chart:axis chart:dimension="x" chart:name="primary-x" chart:style-name="ch5" chartooo:axis-type="auto">
            <chartooo:date-scale/>
            <chart:categories table:cell-range-address="Raatop.D131:Raatop.M1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32:Raatop.M132" chart:label-cell-address="Raatop.C132:Raatop.C132" chart:class="chart:line">
            <chart:data-point chart:repeated="10"/>
          </chart:series>
          <chart:series chart:style-name="ch8" chart:values-cell-range-address="Raatop.D133:Raatop.M133" chart:label-cell-address="Raatop.C133:Raatop.C133" chart:class="chart:line">
            <chart:data-point chart:repeated="10"/>
          </chart:series>
          <chart:series chart:style-name="ch9" chart:values-cell-range-address="Raatop.D134:Raatop.M134" chart:label-cell-address="Raatop.C134:Raatop.C134" chart:class="chart:line">
            <chart:data-point chart:repeated="10"/>
          </chart:series>
          <chart:series chart:style-name="ch10" chart:values-cell-range-address="Raatop.D135:Raatop.M135" chart:label-cell-address="Raatop.C135:Raatop.C13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31:Raatop.M13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32:Raatop.C132</svg:desc>
                </draw:g>
              </table:table-cell>
              <table:table-cell office:value-type="float" office:value="0.3997">
                <text:p>0.3997</text:p>
                <draw:g>
                  <svg:desc>Raatop.D132:Raatop.M132</svg:desc>
                </draw:g>
              </table:table-cell>
              <table:table-cell office:value-type="float" office:value="0.7231">
                <text:p>0.7231</text:p>
              </table:table-cell>
              <table:table-cell office:value-type="float" office:value="1.0864">
                <text:p>1.0864</text:p>
              </table:table-cell>
              <table:table-cell office:value-type="float" office:value="1.8126">
                <text:p>1.8126</text:p>
              </table:table-cell>
              <table:table-cell office:value-type="float" office:value="4.2049">
                <text:p>4.2049</text:p>
              </table:table-cell>
              <table:table-cell office:value-type="float" office:value="8.461">
                <text:p>8.461</text:p>
              </table:table-cell>
              <table:table-cell office:value-type="float" office:value="15.385">
                <text:p>15.385</text:p>
              </table:table-cell>
              <table:table-cell office:value-type="float" office:value="35.7114">
                <text:p>35.7114</text:p>
              </table:table-cell>
              <table:table-cell office:value-type="float" office:value="40.8602">
                <text:p>40.8602</text:p>
              </table:table-cell>
              <table:table-cell office:value-type="float" office:value="100.4832">
                <text:p>100.4832</text:p>
              </table:table-cell>
            </table:table-row>
            <table:table-row>
              <table:table-cell office:value-type="string">
                <text:p>Flat cached</text:p>
                <draw:g>
                  <svg:desc>Raatop.C133:Raatop.C133</svg:desc>
                </draw:g>
              </table:table-cell>
              <table:table-cell office:value-type="float" office:value="0.2201">
                <text:p>0.2201</text:p>
                <draw:g>
                  <svg:desc>Raatop.D133:Raatop.M133</svg:desc>
                </draw:g>
              </table:table-cell>
              <table:table-cell office:value-type="float" office:value="0.2467">
                <text:p>0.2467</text:p>
              </table:table-cell>
              <table:table-cell office:value-type="float" office:value="0.2353">
                <text:p>0.2353</text:p>
              </table:table-cell>
              <table:table-cell office:value-type="float" office:value="0.2316">
                <text:p>0.2316</text:p>
              </table:table-cell>
              <table:table-cell office:value-type="float" office:value="0.2248">
                <text:p>0.2248</text:p>
              </table:table-cell>
              <table:table-cell office:value-type="float" office:value="0.23">
                <text:p>0.23</text:p>
              </table:table-cell>
              <table:table-cell office:value-type="float" office:value="0.2248">
                <text:p>0.2248</text:p>
              </table:table-cell>
              <table:table-cell office:value-type="float" office:value="0.2254">
                <text:p>0.2254</text:p>
              </table:table-cell>
              <table:table-cell office:value-type="float" office:value="0.2103">
                <text:p>0.2103</text:p>
              </table:table-cell>
              <table:table-cell office:value-type="float" office:value="0.2335">
                <text:p>0.2335</text:p>
              </table:table-cell>
            </table:table-row>
            <table:table-row>
              <table:table-cell office:value-type="string">
                <text:p>Naive</text:p>
                <draw:g>
                  <svg:desc>Raatop.C134:Raatop.C134</svg:desc>
                </draw:g>
              </table:table-cell>
              <table:table-cell office:value-type="float" office:value="0.158">
                <text:p>0.158</text:p>
                <draw:g>
                  <svg:desc>Raatop.D134:Raatop.M134</svg:desc>
                </draw:g>
              </table:table-cell>
              <table:table-cell office:value-type="float" office:value="0.1704">
                <text:p>0.1704</text:p>
              </table:table-cell>
              <table:table-cell office:value-type="float" office:value="0.1738">
                <text:p>0.1738</text:p>
              </table:table-cell>
              <table:table-cell office:value-type="float" office:value="0.1731">
                <text:p>0.1731</text:p>
              </table:table-cell>
              <table:table-cell office:value-type="float" office:value="0.1778">
                <text:p>0.1778</text:p>
              </table:table-cell>
              <table:table-cell office:value-type="float" office:value="0.1934">
                <text:p>0.1934</text:p>
              </table:table-cell>
              <table:table-cell office:value-type="float" office:value="0.1889">
                <text:p>0.1889</text:p>
              </table:table-cell>
              <table:table-cell office:value-type="float" office:value="0.1879">
                <text:p>0.1879</text:p>
              </table:table-cell>
              <table:table-cell office:value-type="float" office:value="0.1728">
                <text:p>0.1728</text:p>
              </table:table-cell>
              <table:table-cell office:value-type="float" office:value="0.2342">
                <text:p>0.2342</text:p>
              </table:table-cell>
            </table:table-row>
            <table:table-row>
              <table:table-cell office:value-type="string">
                <text:p>Pooled</text:p>
                <draw:g>
                  <svg:desc>Raatop.C135:Raatop.C135</svg:desc>
                </draw:g>
              </table:table-cell>
              <table:table-cell office:value-type="float" office:value="0.1554">
                <text:p>0.1554</text:p>
                <draw:g>
                  <svg:desc>Raatop.D135:Raatop.M135</svg:desc>
                </draw:g>
              </table:table-cell>
              <table:table-cell office:value-type="float" office:value="0.1674">
                <text:p>0.1674</text:p>
              </table:table-cell>
              <table:table-cell office:value-type="float" office:value="0.173">
                <text:p>0.173</text:p>
              </table:table-cell>
              <table:table-cell office:value-type="float" office:value="0.1744">
                <text:p>0.1744</text:p>
              </table:table-cell>
              <table:table-cell office:value-type="float" office:value="0.1791">
                <text:p>0.1791</text:p>
              </table:table-cell>
              <table:table-cell office:value-type="float" office:value="0.1965">
                <text:p>0.1965</text:p>
              </table:table-cell>
              <table:table-cell office:value-type="float" office:value="0.1949">
                <text:p>0.1949</text:p>
              </table:table-cell>
              <table:table-cell office:value-type="float" office:value="0.1965">
                <text:p>0.1965</text:p>
              </table:table-cell>
              <table:table-cell office:value-type="float" office:value="0.1819">
                <text:p>0.1819</text:p>
              </table:table-cell>
              <table:table-cell office:value-type="float" office:value="0.2059">
                <text:p>0.2059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Leaf travel normalized</text:p>
        </chart:title>
        <chart:legend chart:legend-position="end" svg:x="12.857cm" svg:y="3.703cm" style:legend-expansion="high" chart:style-name="ch3"/>
        <chart:plot-area chart:style-name="ch4" table:cell-range-address="Raatop.D137:Raatop.M140 Raatop.C138:Raatop.C140" chart:data-source-has-labels="both" svg:x="0.32cm" svg:y="1.275cm" svg:width="12.217cm" svg:height="7.545cm">
          <chartooo:coordinate-region svg:x="1.232cm" svg:y="1.475cm" svg:width="10.84cm" svg:height="6.698cm"/>
          <chart:axis chart:dimension="x" chart:name="primary-x" chart:style-name="ch5" chartooo:axis-type="auto">
            <chartooo:date-scale/>
            <chart:categories table:cell-range-address="Raatop.D137:Raatop.M1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38:Raatop.M138" chart:label-cell-address="Raatop.C138:Raatop.C138" chart:class="chart:line">
            <chart:data-point chart:repeated="10"/>
          </chart:series>
          <chart:series chart:style-name="ch8" chart:values-cell-range-address="Raatop.D139:Raatop.M139" chart:label-cell-address="Raatop.C139:Raatop.C139" chart:class="chart:line">
            <chart:data-point chart:repeated="10"/>
          </chart:series>
          <chart:series chart:style-name="ch9" chart:values-cell-range-address="Raatop.D140:Raatop.M140" chart:label-cell-address="Raatop.C140:Raatop.C14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37:Raatop.M13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 cached</text:p>
                <draw:g>
                  <svg:desc>Raatop.C138:Raatop.C138</svg:desc>
                </draw:g>
              </table:table-cell>
              <table:table-cell office:value-type="float" office:value="0.2201">
                <text:p>0.2201</text:p>
                <draw:g>
                  <svg:desc>Raatop.D138:Raatop.M138</svg:desc>
                </draw:g>
              </table:table-cell>
              <table:table-cell office:value-type="float" office:value="0.2467">
                <text:p>0.2467</text:p>
              </table:table-cell>
              <table:table-cell office:value-type="float" office:value="0.2353">
                <text:p>0.2353</text:p>
              </table:table-cell>
              <table:table-cell office:value-type="float" office:value="0.2316">
                <text:p>0.2316</text:p>
              </table:table-cell>
              <table:table-cell office:value-type="float" office:value="0.2248">
                <text:p>0.2248</text:p>
              </table:table-cell>
              <table:table-cell office:value-type="float" office:value="0.23">
                <text:p>0.23</text:p>
              </table:table-cell>
              <table:table-cell office:value-type="float" office:value="0.2248">
                <text:p>0.2248</text:p>
              </table:table-cell>
              <table:table-cell office:value-type="float" office:value="0.2254">
                <text:p>0.2254</text:p>
              </table:table-cell>
              <table:table-cell office:value-type="float" office:value="0.2103">
                <text:p>0.2103</text:p>
              </table:table-cell>
              <table:table-cell office:value-type="float" office:value="0.2335">
                <text:p>0.2335</text:p>
              </table:table-cell>
            </table:table-row>
            <table:table-row>
              <table:table-cell office:value-type="string">
                <text:p>Naive</text:p>
                <draw:g>
                  <svg:desc>Raatop.C139:Raatop.C139</svg:desc>
                </draw:g>
              </table:table-cell>
              <table:table-cell office:value-type="float" office:value="0.158">
                <text:p>0.158</text:p>
                <draw:g>
                  <svg:desc>Raatop.D139:Raatop.M139</svg:desc>
                </draw:g>
              </table:table-cell>
              <table:table-cell office:value-type="float" office:value="0.1704">
                <text:p>0.1704</text:p>
              </table:table-cell>
              <table:table-cell office:value-type="float" office:value="0.1738">
                <text:p>0.1738</text:p>
              </table:table-cell>
              <table:table-cell office:value-type="float" office:value="0.1731">
                <text:p>0.1731</text:p>
              </table:table-cell>
              <table:table-cell office:value-type="float" office:value="0.1778">
                <text:p>0.1778</text:p>
              </table:table-cell>
              <table:table-cell office:value-type="float" office:value="0.1934">
                <text:p>0.1934</text:p>
              </table:table-cell>
              <table:table-cell office:value-type="float" office:value="0.1889">
                <text:p>0.1889</text:p>
              </table:table-cell>
              <table:table-cell office:value-type="float" office:value="0.1879">
                <text:p>0.1879</text:p>
              </table:table-cell>
              <table:table-cell office:value-type="float" office:value="0.1728">
                <text:p>0.1728</text:p>
              </table:table-cell>
              <table:table-cell office:value-type="float" office:value="0.2342">
                <text:p>0.2342</text:p>
              </table:table-cell>
            </table:table-row>
            <table:table-row>
              <table:table-cell office:value-type="string">
                <text:p>Pooled</text:p>
                <draw:g>
                  <svg:desc>Raatop.C140:Raatop.C140</svg:desc>
                </draw:g>
              </table:table-cell>
              <table:table-cell office:value-type="float" office:value="0.0405">
                <text:p>0.0405</text:p>
                <draw:g>
                  <svg:desc>Raatop.D140:Raatop.M140</svg:desc>
                </draw:g>
              </table:table-cell>
              <table:table-cell office:value-type="float" office:value="0.0417">
                <text:p>0.0417</text:p>
              </table:table-cell>
              <table:table-cell office:value-type="float" office:value="0.0417">
                <text:p>0.0417</text:p>
              </table:table-cell>
              <table:table-cell office:value-type="float" office:value="0.0393">
                <text:p>0.0393</text:p>
              </table:table-cell>
              <table:table-cell office:value-type="float" office:value="0.0397">
                <text:p>0.0397</text:p>
              </table:table-cell>
              <table:table-cell office:value-type="float" office:value="0.0651">
                <text:p>0.0651</text:p>
              </table:table-cell>
              <table:table-cell office:value-type="float" office:value="0.0269">
                <text:p>0.0269</text:p>
              </table:table-cell>
              <table:table-cell office:value-type="float" office:value="0.0309">
                <text:p>0.0309</text:p>
              </table:table-cell>
              <table:table-cell office:value-type="float" office:value="0.071">
                <text:p>0.071</text:p>
              </table:table-cell>
              <table:table-cell office:value-type="float" office:value="0.0647">
                <text:p>0.0647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3.598cm" svg:y="3.703cm" style:legend-expansion="high" chart:style-name="ch3"/>
        <chart:plot-area chart:style-name="ch4" table:cell-range-address="Raatop.D142:Raatop.M145 Raatop.C143:Raatop.C145" chart:data-source-has-labels="both" svg:x="0.32cm" svg:y="1.275cm" svg:width="12.958cm" svg:height="7.545cm">
          <chartooo:coordinate-region svg:x="1.127cm" svg:y="1.474cm" svg:width="11.501cm" svg:height="6.699cm"/>
          <chart:axis chart:dimension="x" chart:name="primary-x" chart:style-name="ch5" chartooo:axis-type="auto">
            <chartooo:date-scale/>
            <chart:categories table:cell-range-address="Raatop.D142:Raatop.M1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43:Raatop.M143" chart:label-cell-address="Raatop.C143:Raatop.C143" chart:class="chart:line">
            <chart:data-point chart:repeated="10"/>
          </chart:series>
          <chart:series chart:style-name="ch8" chart:values-cell-range-address="Raatop.D144:Raatop.M144" chart:label-cell-address="Raatop.C144:Raatop.C144" chart:class="chart:line">
            <chart:data-point chart:repeated="10"/>
          </chart:series>
          <chart:series chart:style-name="ch9" chart:values-cell-range-address="Raatop.D145:Raatop.M145" chart:label-cell-address="Raatop.C145:Raatop.C14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42:Raatop.M14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43:Raatop.C143</svg:desc>
                </draw:g>
              </table:table-cell>
              <table:table-cell office:value-type="float" office:value="0.0689">
                <text:p>0.0689</text:p>
                <draw:g>
                  <svg:desc>Raatop.D143:Raatop.M143</svg:desc>
                </draw:g>
              </table:table-cell>
              <table:table-cell office:value-type="float" office:value="0.0481">
                <text:p>0.0481</text:p>
              </table:table-cell>
              <table:table-cell office:value-type="float" office:value="0.0514">
                <text:p>0.0514</text:p>
              </table:table-cell>
              <table:table-cell office:value-type="float" office:value="0.0494">
                <text:p>0.0494</text:p>
              </table:table-cell>
              <table:table-cell office:value-type="float" office:value="0.099">
                <text:p>0.099</text:p>
              </table:table-cell>
              <table:table-cell office:value-type="float" office:value="0.1415">
                <text:p>0.1415</text:p>
              </table:table-cell>
              <table:table-cell office:value-type="float" office:value="0.2509">
                <text:p>0.2509</text:p>
              </table:table-cell>
              <table:table-cell office:value-type="float" office:value="0.4716">
                <text:p>0.4716</text:p>
              </table:table-cell>
              <table:table-cell office:value-type="float" office:value="0.8494">
                <text:p>0.849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Naive</text:p>
                <draw:g>
                  <svg:desc>Raatop.C144:Raatop.C144</svg:desc>
                </draw:g>
              </table:table-cell>
              <table:table-cell office:value-type="float" office:value="0.324">
                <text:p>0.324</text:p>
                <draw:g>
                  <svg:desc>Raatop.D144:Raatop.M144</svg:desc>
                </draw:g>
              </table:table-cell>
              <table:table-cell office:value-type="float" office:value="1.0476">
                <text:p>1.0476</text:p>
              </table:table-cell>
              <table:table-cell office:value-type="float" office:value="1.7">
                <text:p>1.7</text:p>
              </table:table-cell>
              <table:table-cell office:value-type="float" office:value="3.0984">
                <text:p>3.0984</text:p>
              </table:table-cell>
              <table:table-cell office:value-type="float" office:value="9.8541">
                <text:p>9.8541</text:p>
              </table:table-cell>
              <table:table-cell office:value-type="float" office:value="24.694">
                <text:p>24.694</text:p>
              </table:table-cell>
              <table:table-cell office:value-type="float" office:value="61.8159">
                <text:p>61.8159</text:p>
              </table:table-cell>
              <table:table-cell office:value-type="float" office:value="267.9619">
                <text:p>267.9619</text:p>
              </table:table-cell>
              <table:table-cell office:value-type="float" office:value="613.7071">
                <text:p>613.7071</text:p>
              </table:table-cell>
              <table:table-cell office:value-type="float" office:value="1337.3912">
                <text:p>1337.3912</text:p>
              </table:table-cell>
            </table:table-row>
            <table:table-row>
              <table:table-cell office:value-type="string">
                <text:p>Pooled</text:p>
                <draw:g>
                  <svg:desc>Raatop.C145:Raatop.C145</svg:desc>
                </draw:g>
              </table:table-cell>
              <table:table-cell office:value-type="float" office:value="0.3251">
                <text:p>0.3251</text:p>
                <draw:g>
                  <svg:desc>Raatop.D145:Raatop.M145</svg:desc>
                </draw:g>
              </table:table-cell>
              <table:table-cell office:value-type="float" office:value="1.059">
                <text:p>1.059</text:p>
              </table:table-cell>
              <table:table-cell office:value-type="float" office:value="1.7199">
                <text:p>1.7199</text:p>
              </table:table-cell>
              <table:table-cell office:value-type="float" office:value="3.1438">
                <text:p>3.1438</text:p>
              </table:table-cell>
              <table:table-cell office:value-type="float" office:value="10.312">
                <text:p>10.312</text:p>
              </table:table-cell>
              <table:table-cell office:value-type="float" office:value="25.4037">
                <text:p>25.4037</text:p>
              </table:table-cell>
              <table:table-cell office:value-type="float" office:value="64.3463">
                <text:p>64.3463</text:p>
              </table:table-cell>
              <table:table-cell office:value-type="float" office:value="268.1082">
                <text:p>268.1082</text:p>
              </table:table-cell>
              <table:table-cell office:value-type="float" office:value="614.7513">
                <text:p>614.7513</text:p>
              </table:table-cell>
              <table:table-cell office:value-type="float" office:value="1332.7537">
                <text:p>1332.7537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205cm" style:legend-expansion="high" chart:style-name="ch3"/>
        <chart:plot-area chart:style-name="ch4" table:cell-range-address="RaatoPC.D19:RaatoPC.M24 RaatoPC.C20:RaatoPC.C24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RaatoPC.D19:RaatoPC.M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20:RaatoPC.M20" chart:label-cell-address="RaatoPC.C20:RaatoPC.C20" chart:class="chart:line">
            <chart:data-point chart:repeated="10"/>
          </chart:series>
          <chart:series chart:style-name="ch8" chart:values-cell-range-address="RaatoPC.D21:RaatoPC.M21" chart:label-cell-address="RaatoPC.C21:RaatoPC.C21" chart:class="chart:line">
            <chart:data-point chart:repeated="10"/>
          </chart:series>
          <chart:series chart:style-name="ch9" chart:values-cell-range-address="RaatoPC.D22:RaatoPC.M22" chart:label-cell-address="RaatoPC.C22:RaatoPC.C22" chart:class="chart:line">
            <chart:data-point chart:repeated="10"/>
          </chart:series>
          <chart:series chart:style-name="ch10" chart:values-cell-range-address="RaatoPC.D23:RaatoPC.M23" chart:label-cell-address="RaatoPC.C23:RaatoPC.C23" chart:class="chart:line">
            <chart:data-point chart:repeated="10"/>
          </chart:series>
          <chart:series chart:style-name="ch11" chart:values-cell-range-address="RaatoPC.D24:RaatoPC.M24" chart:label-cell-address="RaatoPC.C24:RaatoPC.C2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9:RaatoPC.M1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20:RaatoPC.C20</svg:desc>
                </draw:g>
              </table:table-cell>
              <table:table-cell office:value-type="float" office:value="1.6181">
                <text:p>1.6181</text:p>
                <draw:g>
                  <svg:desc>RaatoPC.D20:RaatoPC.M20</svg:desc>
                </draw:g>
              </table:table-cell>
              <table:table-cell office:value-type="float" office:value="1.7579">
                <text:p>1.7579</text:p>
              </table:table-cell>
              <table:table-cell office:value-type="float" office:value="1.9346">
                <text:p>1.9346</text:p>
              </table:table-cell>
              <table:table-cell office:value-type="float" office:value="2.0026">
                <text:p>2.0026</text:p>
              </table:table-cell>
              <table:table-cell office:value-type="float" office:value="2.1542">
                <text:p>2.1542</text:p>
              </table:table-cell>
              <table:table-cell office:value-type="float" office:value="2.3151">
                <text:p>2.3151</text:p>
              </table:table-cell>
              <table:table-cell office:value-type="float" office:value="2.7185">
                <text:p>2.7185</text:p>
              </table:table-cell>
              <table:table-cell office:value-type="float" office:value="3.2848">
                <text:p>3.2848</text:p>
              </table:table-cell>
              <table:table-cell office:value-type="float" office:value="4.3763">
                <text:p>4.3763</text:p>
              </table:table-cell>
              <table:table-cell office:value-type="float" office:value="6.5771">
                <text:p>6.5771</text:p>
              </table:table-cell>
            </table:table-row>
            <table:table-row>
              <table:table-cell office:value-type="string">
                <text:p>Flat cached</text:p>
                <draw:g>
                  <svg:desc>RaatoPC.C21:RaatoPC.C21</svg:desc>
                </draw:g>
              </table:table-cell>
              <table:table-cell office:value-type="float" office:value="1.5015">
                <text:p>1.5015</text:p>
                <draw:g>
                  <svg:desc>RaatoPC.D21:RaatoPC.M21</svg:desc>
                </draw:g>
              </table:table-cell>
              <table:table-cell office:value-type="float" office:value="1.8533">
                <text:p>1.8533</text:p>
              </table:table-cell>
              <table:table-cell office:value-type="float" office:value="1.9175">
                <text:p>1.9175</text:p>
              </table:table-cell>
              <table:table-cell office:value-type="float" office:value="1.9964">
                <text:p>1.9964</text:p>
              </table:table-cell>
              <table:table-cell office:value-type="float" office:value="2.0931">
                <text:p>2.0931</text:p>
              </table:table-cell>
              <table:table-cell office:value-type="float" office:value="2.2629">
                <text:p>2.2629</text:p>
              </table:table-cell>
              <table:table-cell office:value-type="float" office:value="2.5481">
                <text:p>2.5481</text:p>
              </table:table-cell>
              <table:table-cell office:value-type="float" office:value="3.3113">
                <text:p>3.3113</text:p>
              </table:table-cell>
              <table:table-cell office:value-type="float" office:value="4.3673">
                <text:p>4.3673</text:p>
              </table:table-cell>
              <table:table-cell office:value-type="float" office:value="6.265">
                <text:p>6.265</text:p>
              </table:table-cell>
            </table:table-row>
            <table:table-row>
              <table:table-cell office:value-type="string">
                <text:p>Flat cold</text:p>
                <draw:g>
                  <svg:desc>RaatoPC.C22:RaatoPC.C22</svg:desc>
                </draw:g>
              </table:table-cell>
              <table:table-cell office:value-type="float" office:value="2.3091">
                <text:p>2.3091</text:p>
                <draw:g>
                  <svg:desc>RaatoPC.D22:RaatoPC.M22</svg:desc>
                </draw:g>
              </table:table-cell>
              <table:table-cell office:value-type="float" office:value="3.2295">
                <text:p>3.2295</text:p>
              </table:table-cell>
              <table:table-cell office:value-type="float" office:value="3.8829">
                <text:p>3.8829</text:p>
              </table:table-cell>
              <table:table-cell office:value-type="float" office:value="4.8384">
                <text:p>4.8384</text:p>
              </table:table-cell>
              <table:table-cell office:value-type="float" office:value="8.0635">
                <text:p>8.0635</text:p>
              </table:table-cell>
              <table:table-cell office:value-type="float" office:value="13.3915">
                <text:p>13.3915</text:p>
              </table:table-cell>
              <table:table-cell office:value-type="float" office:value="25.169">
                <text:p>25.169</text:p>
              </table:table-cell>
              <table:table-cell office:value-type="float" office:value="64.2792">
                <text:p>64.2792</text:p>
              </table:table-cell>
              <table:table-cell office:value-type="float" office:value="125.7923">
                <text:p>125.7923</text:p>
              </table:table-cell>
              <table:table-cell office:value-type="float" office:value="249.1041">
                <text:p>249.1041</text:p>
              </table:table-cell>
            </table:table-row>
            <table:table-row>
              <table:table-cell office:value-type="string">
                <text:p>Naive</text:p>
                <draw:g>
                  <svg:desc>RaatoPC.C23:RaatoPC.C23</svg:desc>
                </draw:g>
              </table:table-cell>
              <table:table-cell office:value-type="float" office:value="3.0493">
                <text:p>3.0493</text:p>
                <draw:g>
                  <svg:desc>RaatoPC.D23:RaatoPC.M23</svg:desc>
                </draw:g>
              </table:table-cell>
              <table:table-cell office:value-type="float" office:value="3.5049">
                <text:p>3.5049</text:p>
              </table:table-cell>
              <table:table-cell office:value-type="float" office:value="3.5861">
                <text:p>3.5861</text:p>
              </table:table-cell>
              <table:table-cell office:value-type="float" office:value="3.5609">
                <text:p>3.5609</text:p>
              </table:table-cell>
              <table:table-cell office:value-type="float" office:value="3.5053">
                <text:p>3.5053</text:p>
              </table:table-cell>
              <table:table-cell office:value-type="float" office:value="3.5345">
                <text:p>3.5345</text:p>
              </table:table-cell>
              <table:table-cell office:value-type="float" office:value="3.5875">
                <text:p>3.5875</text:p>
              </table:table-cell>
              <table:table-cell office:value-type="float" office:value="3.7877">
                <text:p>3.7877</text:p>
              </table:table-cell>
              <table:table-cell office:value-type="float" office:value="3.83">
                <text:p>3.83</text:p>
              </table:table-cell>
              <table:table-cell office:value-type="float" office:value="3.9732">
                <text:p>3.9732</text:p>
              </table:table-cell>
            </table:table-row>
            <table:table-row>
              <table:table-cell office:value-type="string">
                <text:p>Pooled</text:p>
                <draw:g>
                  <svg:desc>RaatoPC.C24:RaatoPC.C24</svg:desc>
                </draw:g>
              </table:table-cell>
              <table:table-cell office:value-type="float" office:value="1.6711">
                <text:p>1.6711</text:p>
                <draw:g>
                  <svg:desc>RaatoPC.D24:RaatoPC.M24</svg:desc>
                </draw:g>
              </table:table-cell>
              <table:table-cell office:value-type="float" office:value="1.762">
                <text:p>1.762</text:p>
              </table:table-cell>
              <table:table-cell office:value-type="float" office:value="1.8785">
                <text:p>1.8785</text:p>
              </table:table-cell>
              <table:table-cell office:value-type="float" office:value="1.9479">
                <text:p>1.9479</text:p>
              </table:table-cell>
              <table:table-cell office:value-type="float" office:value="2.193">
                <text:p>2.193</text:p>
              </table:table-cell>
              <table:table-cell office:value-type="float" office:value="2.2387">
                <text:p>2.2387</text:p>
              </table:table-cell>
              <table:table-cell office:value-type="float" office:value="2.6593">
                <text:p>2.6593</text:p>
              </table:table-cell>
              <table:table-cell office:value-type="float" office:value="3.1928">
                <text:p>3.1928</text:p>
              </table:table-cell>
              <table:table-cell office:value-type="float" office:value="3.5597">
                <text:p>3.5597</text:p>
              </table:table-cell>
              <table:table-cell office:value-type="float" office:value="3.8888">
                <text:p>3.88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Find max depth normalized</text:p>
        </chart:title>
        <chart:legend chart:legend-position="end" svg:x="13.598cm" svg:y="3.703cm" style:legend-expansion="high" chart:style-name="ch3"/>
        <chart:plot-area chart:style-name="ch4" table:cell-range-address="Raatop.D147:Raatop.M150 Raatop.C148:Raatop.C150" chart:data-source-has-labels="both" svg:x="0.32cm" svg:y="1.275cm" svg:width="12.958cm" svg:height="7.545cm">
          <chartooo:coordinate-region svg:x="1.232cm" svg:y="1.475cm" svg:width="11.581cm" svg:height="6.698cm"/>
          <chart:axis chart:dimension="x" chart:name="primary-x" chart:style-name="ch5" chartooo:axis-type="auto">
            <chartooo:date-scale/>
            <chart:categories table:cell-range-address="Raatop.D147:Raatop.M1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48:Raatop.M148" chart:label-cell-address="Raatop.C148:Raatop.C148" chart:class="chart:line">
            <chart:data-point chart:repeated="10"/>
          </chart:series>
          <chart:series chart:style-name="ch8" chart:values-cell-range-address="Raatop.D149:Raatop.M149" chart:label-cell-address="Raatop.C149:Raatop.C149" chart:class="chart:line">
            <chart:data-point chart:repeated="10"/>
          </chart:series>
          <chart:series chart:style-name="ch9" chart:values-cell-range-address="Raatop.D150:Raatop.M150" chart:label-cell-address="Raatop.C150:Raatop.C15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47:Raatop.M1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48:Raatop.C148</svg:desc>
                </draw:g>
              </table:table-cell>
              <table:table-cell office:value-type="float" office:value="0.00689">
                <text:p>0.00689</text:p>
                <draw:g>
                  <svg:desc>Raatop.D148:Raatop.M148</svg:desc>
                </draw:g>
              </table:table-cell>
              <table:table-cell office:value-type="float" office:value="0.000962">
                <text:p>0.000962</text:p>
              </table:table-cell>
              <table:table-cell office:value-type="float" office:value="0.000514">
                <text:p>0.000514</text:p>
              </table:table-cell>
              <table:table-cell office:value-type="float" office:value="0.000247">
                <text:p>0.000247</text:p>
              </table:table-cell>
              <table:table-cell office:value-type="float" office:value="0.000198">
                <text:p>0.000198</text:p>
              </table:table-cell>
              <table:table-cell office:value-type="float" office:value="0.0001415">
                <text:p>0.0001415</text:p>
              </table:table-cell>
              <table:table-cell office:value-type="float" office:value="0.00012545">
                <text:p>0.00012545</text:p>
              </table:table-cell>
              <table:table-cell office:value-type="float" office:value="0.00009432">
                <text:p>0.00009432</text:p>
              </table:table-cell>
              <table:table-cell office:value-type="float" office:value="0.00008494">
                <text:p>0.00008494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Naive</text:p>
                <draw:g>
                  <svg:desc>Raatop.C149:Raatop.C149</svg:desc>
                </draw:g>
              </table:table-cell>
              <table:table-cell office:value-type="float" office:value="0.0324">
                <text:p>0.0324</text:p>
                <draw:g>
                  <svg:desc>Raatop.D149:Raatop.M149</svg:desc>
                </draw:g>
              </table:table-cell>
              <table:table-cell office:value-type="float" office:value="0.020952">
                <text:p>0.020952</text:p>
              </table:table-cell>
              <table:table-cell office:value-type="float" office:value="0.017">
                <text:p>0.017</text:p>
              </table:table-cell>
              <table:table-cell office:value-type="float" office:value="0.015492">
                <text:p>0.015492</text:p>
              </table:table-cell>
              <table:table-cell office:value-type="float" office:value="0.0197082">
                <text:p>0.0197082</text:p>
              </table:table-cell>
              <table:table-cell office:value-type="float" office:value="0.024694">
                <text:p>0.024694</text:p>
              </table:table-cell>
              <table:table-cell office:value-type="float" office:value="0.03090795">
                <text:p>0.03090795</text:p>
              </table:table-cell>
              <table:table-cell office:value-type="float" office:value="0.05359238">
                <text:p>0.05359238</text:p>
              </table:table-cell>
              <table:table-cell office:value-type="float" office:value="0.06137071">
                <text:p>0.06137071</text:p>
              </table:table-cell>
              <table:table-cell office:value-type="float" office:value="0.06686956">
                <text:p>0.06686956</text:p>
              </table:table-cell>
            </table:table-row>
            <table:table-row>
              <table:table-cell office:value-type="string">
                <text:p>Pooled</text:p>
                <draw:g>
                  <svg:desc>Raatop.C150:Raatop.C150</svg:desc>
                </draw:g>
              </table:table-cell>
              <table:table-cell office:value-type="float" office:value="0.03251">
                <text:p>0.03251</text:p>
                <draw:g>
                  <svg:desc>Raatop.D150:Raatop.M150</svg:desc>
                </draw:g>
              </table:table-cell>
              <table:table-cell office:value-type="float" office:value="0.02118">
                <text:p>0.02118</text:p>
              </table:table-cell>
              <table:table-cell office:value-type="float" office:value="0.017199">
                <text:p>0.017199</text:p>
              </table:table-cell>
              <table:table-cell office:value-type="float" office:value="0.015719">
                <text:p>0.015719</text:p>
              </table:table-cell>
              <table:table-cell office:value-type="float" office:value="0.020624">
                <text:p>0.020624</text:p>
              </table:table-cell>
              <table:table-cell office:value-type="float" office:value="0.0254037">
                <text:p>0.0254037</text:p>
              </table:table-cell>
              <table:table-cell office:value-type="float" office:value="0.03217315">
                <text:p>0.03217315</text:p>
              </table:table-cell>
              <table:table-cell office:value-type="float" office:value="0.05362164">
                <text:p>0.05362164</text:p>
              </table:table-cell>
              <table:table-cell office:value-type="float" office:value="0.06147513">
                <text:p>0.06147513</text:p>
              </table:table-cell>
              <table:table-cell office:value-type="float" office:value="0.066637685">
                <text:p>0.066637685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Find count normalized</text:p>
        </chart:title>
        <chart:legend chart:legend-position="end" svg:x="12.857cm" svg:y="3.205cm" style:legend-expansion="high" chart:style-name="ch3"/>
        <chart:plot-area chart:style-name="ch4" table:cell-range-address="Raatop.D155:Raatop.M160 Raatop.C156:Raatop.C160" chart:data-source-has-labels="both" svg:x="0.32cm" svg:y="1.275cm" svg:width="12.217cm" svg:height="7.545cm">
          <chartooo:coordinate-region svg:x="1.232cm" svg:y="1.475cm" svg:width="10.84cm" svg:height="6.698cm"/>
          <chart:axis chart:dimension="x" chart:name="primary-x" chart:style-name="ch5" chartooo:axis-type="auto">
            <chartooo:date-scale/>
            <chart:categories table:cell-range-address="Raatop.D155:Raatop.M1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56:Raatop.M156" chart:label-cell-address="Raatop.C156:Raatop.C156" chart:class="chart:line">
            <chart:data-point chart:repeated="10"/>
          </chart:series>
          <chart:series chart:style-name="ch8" chart:values-cell-range-address="Raatop.D157:Raatop.M157" chart:label-cell-address="Raatop.C157:Raatop.C157" chart:class="chart:line">
            <chart:data-point chart:repeated="10"/>
          </chart:series>
          <chart:series chart:style-name="ch9" chart:values-cell-range-address="Raatop.D158:Raatop.M158" chart:label-cell-address="Raatop.C158:Raatop.C158" chart:class="chart:line">
            <chart:data-point chart:repeated="10"/>
          </chart:series>
          <chart:series chart:style-name="ch10" chart:values-cell-range-address="Raatop.D159:Raatop.M159" chart:label-cell-address="Raatop.C159:Raatop.C159" chart:class="chart:line">
            <chart:data-point chart:repeated="10"/>
          </chart:series>
          <chart:series chart:style-name="ch11" chart:values-cell-range-address="Raatop.D160:Raatop.M160" chart:label-cell-address="Raatop.C160:Raatop.C16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55:Raatop.M15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56:Raatop.C156</svg:desc>
                </draw:g>
              </table:table-cell>
              <table:table-cell office:value-type="float" office:value="0.00405">
                <text:p>0.00405</text:p>
                <draw:g>
                  <svg:desc>Raatop.D156:Raatop.M156</svg:desc>
                </draw:g>
              </table:table-cell>
              <table:table-cell office:value-type="float" office:value="0.000834">
                <text:p>0.000834</text:p>
              </table:table-cell>
              <table:table-cell office:value-type="float" office:value="0.000417">
                <text:p>0.000417</text:p>
              </table:table-cell>
              <table:table-cell office:value-type="float" office:value="0.0001965">
                <text:p>0.0001965</text:p>
              </table:table-cell>
              <table:table-cell office:value-type="float" office:value="0.0000794">
                <text:p>0.0000794</text:p>
              </table:table-cell>
              <table:table-cell office:value-type="float" office:value="0.0000651">
                <text:p>0.0000651</text:p>
              </table:table-cell>
              <table:table-cell office:value-type="float" office:value="0.00001345">
                <text:p>0.00001345</text:p>
              </table:table-cell>
              <table:table-cell office:value-type="float" office:value="0.00000618">
                <text:p>0.00000618</text:p>
              </table:table-cell>
              <table:table-cell office:value-type="float" office:value="0.0000071">
                <text:p>0.0000071</text:p>
              </table:table-cell>
              <table:table-cell office:value-type="float" office:value="0.000003235">
                <text:p>0.000003235</text:p>
              </table:table-cell>
            </table:table-row>
            <table:table-row>
              <table:table-cell office:value-type="string">
                <text:p>Flat cached</text:p>
                <draw:g>
                  <svg:desc>Raatop.C157:Raatop.C157</svg:desc>
                </draw:g>
              </table:table-cell>
              <table:table-cell office:value-type="float" office:value="0.00434">
                <text:p>0.00434</text:p>
                <draw:g>
                  <svg:desc>Raatop.D157:Raatop.M157</svg:desc>
                </draw:g>
              </table:table-cell>
              <table:table-cell office:value-type="float" office:value="0.000854">
                <text:p>0.000854</text:p>
              </table:table-cell>
              <table:table-cell office:value-type="float" office:value="0.000413">
                <text:p>0.000413</text:p>
              </table:table-cell>
              <table:table-cell office:value-type="float" office:value="0.000192">
                <text:p>0.000192</text:p>
              </table:table-cell>
              <table:table-cell office:value-type="float" office:value="0.0000736">
                <text:p>0.0000736</text:p>
              </table:table-cell>
              <table:table-cell office:value-type="float" office:value="0.0000639">
                <text:p>0.0000639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496">
                <text:p>0.00000496</text:p>
              </table:table-cell>
              <table:table-cell office:value-type="float" office:value="0.00000693">
                <text:p>0.00000693</text:p>
              </table:table-cell>
              <table:table-cell office:value-type="float" office:value="0.000003195">
                <text:p>0.000003195</text:p>
              </table:table-cell>
            </table:table-row>
            <table:table-row>
              <table:table-cell office:value-type="string">
                <text:p>Flat cold</text:p>
                <draw:g>
                  <svg:desc>Raatop.C158:Raatop.C158</svg:desc>
                </draw:g>
              </table:table-cell>
              <table:table-cell office:value-type="float" office:value="0.00449">
                <text:p>0.00449</text:p>
                <draw:g>
                  <svg:desc>Raatop.D158:Raatop.M158</svg:desc>
                </draw:g>
              </table:table-cell>
              <table:table-cell office:value-type="float" office:value="0.000862">
                <text:p>0.000862</text:p>
              </table:table-cell>
              <table:table-cell office:value-type="float" office:value="0.000411">
                <text:p>0.000411</text:p>
              </table:table-cell>
              <table:table-cell office:value-type="float" office:value="0.000198">
                <text:p>0.000198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0623">
                <text:p>0.0000623</text:p>
              </table:table-cell>
              <table:table-cell office:value-type="float" office:value="0.00001355">
                <text:p>0.00001355</text:p>
              </table:table-cell>
              <table:table-cell office:value-type="float" office:value="0.00000896">
                <text:p>0.00000896</text:p>
              </table:table-cell>
              <table:table-cell office:value-type="float" office:value="0.00000721">
                <text:p>0.00000721</text:p>
              </table:table-cell>
              <table:table-cell office:value-type="float" office:value="0.000003095">
                <text:p>0.000003095</text:p>
              </table:table-cell>
            </table:table-row>
            <table:table-row>
              <table:table-cell office:value-type="string">
                <text:p>Naive</text:p>
                <draw:g>
                  <svg:desc>Raatop.C159:Raatop.C159</svg:desc>
                </draw:g>
              </table:table-cell>
              <table:table-cell office:value-type="float" office:value="0.03282">
                <text:p>0.03282</text:p>
                <draw:g>
                  <svg:desc>Raatop.D159:Raatop.M159</svg:desc>
                </draw:g>
              </table:table-cell>
              <table:table-cell office:value-type="float" office:value="0.018374">
                <text:p>0.018374</text:p>
              </table:table-cell>
              <table:table-cell office:value-type="float" office:value="0.015722">
                <text:p>0.015722</text:p>
              </table:table-cell>
              <table:table-cell office:value-type="float" office:value="0.01478">
                <text:p>0.01478</text:p>
              </table:table-cell>
              <table:table-cell office:value-type="float" office:value="0.020152">
                <text:p>0.020152</text:p>
              </table:table-cell>
              <table:table-cell office:value-type="float" office:value="0.0297554">
                <text:p>0.0297554</text:p>
              </table:table-cell>
              <table:table-cell office:value-type="float" office:value="0.04322425">
                <text:p>0.04322425</text:p>
              </table:table-cell>
              <table:table-cell office:value-type="float" office:value="0.05749232">
                <text:p>0.05749232</text:p>
              </table:table-cell>
              <table:table-cell office:value-type="float" office:value="0.06181577">
                <text:p>0.06181577</text:p>
              </table:table-cell>
              <table:table-cell office:value-type="float" office:value="0.06561066">
                <text:p>0.06561066</text:p>
              </table:table-cell>
            </table:table-row>
            <table:table-row>
              <table:table-cell office:value-type="string">
                <text:p>Pooled</text:p>
                <draw:g>
                  <svg:desc>Raatop.C160:Raatop.C160</svg:desc>
                </draw:g>
              </table:table-cell>
              <table:table-cell office:value-type="float" office:value="0.03245">
                <text:p>0.03245</text:p>
                <draw:g>
                  <svg:desc>Raatop.D160:Raatop.M160</svg:desc>
                </draw:g>
              </table:table-cell>
              <table:table-cell office:value-type="float" office:value="0.018096">
                <text:p>0.018096</text:p>
              </table:table-cell>
              <table:table-cell office:value-type="float" office:value="0.01578">
                <text:p>0.01578</text:p>
              </table:table-cell>
              <table:table-cell office:value-type="float" office:value="0.014946">
                <text:p>0.014946</text:p>
              </table:table-cell>
              <table:table-cell office:value-type="float" office:value="0.0211878">
                <text:p>0.0211878</text:p>
              </table:table-cell>
              <table:table-cell office:value-type="float" office:value="0.0307751">
                <text:p>0.0307751</text:p>
              </table:table-cell>
              <table:table-cell office:value-type="float" office:value="0.04475575">
                <text:p>0.04475575</text:p>
              </table:table-cell>
              <table:table-cell office:value-type="float" office:value="0.05747064">
                <text:p>0.05747064</text:p>
              </table:table-cell>
              <table:table-cell office:value-type="float" office:value="0.06184325">
                <text:p>0.06184325</text:p>
              </table:table-cell>
              <table:table-cell office:value-type="float" office:value="0.065424645">
                <text:p>0.065424645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454cm" style:legend-expansion="high" chart:style-name="ch3"/>
        <chart:plot-area chart:style-name="ch4" table:cell-range-address="Raatop.D121:Raatop.M125 Raatop.C122:Raatop.C125" chart:data-source-has-labels="both" svg:x="0.32cm" svg:y="1.275cm" svg:width="12.217cm" svg:height="7.545cm">
          <chartooo:coordinate-region svg:x="1.047cm" svg:y="1.474cm" svg:width="11.025cm" svg:height="6.699cm"/>
          <chart:axis chart:dimension="x" chart:name="primary-x" chart:style-name="ch5" chartooo:axis-type="auto">
            <chartooo:date-scale/>
            <chart:categories table:cell-range-address="Raatop.D121:Raatop.M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22:Raatop.M122" chart:label-cell-address="Raatop.C122:Raatop.C122" chart:class="chart:line">
            <chart:data-point chart:repeated="10"/>
          </chart:series>
          <chart:series chart:style-name="ch8" chart:values-cell-range-address="Raatop.D123:Raatop.M123" chart:label-cell-address="Raatop.C123:Raatop.C123" chart:class="chart:line">
            <chart:data-point chart:repeated="10"/>
          </chart:series>
          <chart:series chart:style-name="ch9" chart:values-cell-range-address="Raatop.D124:Raatop.M124" chart:label-cell-address="Raatop.C124:Raatop.C124" chart:class="chart:line">
            <chart:data-point chart:repeated="10"/>
          </chart:series>
          <chart:series chart:style-name="ch10" chart:values-cell-range-address="Raatop.D125:Raatop.M125" chart:label-cell-address="Raatop.C125:Raatop.C12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21:Raatop.M12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22:Raatop.C122</svg:desc>
                </draw:g>
              </table:table-cell>
              <table:table-cell office:value-type="float" office:value="0.3545">
                <text:p>0.3545</text:p>
                <draw:g>
                  <svg:desc>Raatop.D122:Raatop.M122</svg:desc>
                </draw:g>
              </table:table-cell>
              <table:table-cell office:value-type="float" office:value="0.3592">
                <text:p>0.3592</text:p>
              </table:table-cell>
              <table:table-cell office:value-type="float" office:value="0.3813">
                <text:p>0.3813</text:p>
              </table:table-cell>
              <table:table-cell office:value-type="float" office:value="0.4269">
                <text:p>0.4269</text:p>
              </table:table-cell>
              <table:table-cell office:value-type="float" office:value="0.4913">
                <text:p>0.4913</text:p>
              </table:table-cell>
              <table:table-cell office:value-type="float" office:value="0.5912">
                <text:p>0.5912</text:p>
              </table:table-cell>
              <table:table-cell office:value-type="float" office:value="0.7236">
                <text:p>0.7236</text:p>
              </table:table-cell>
              <table:table-cell office:value-type="float" office:value="1.2104">
                <text:p>1.2104</text:p>
              </table:table-cell>
              <table:table-cell office:value-type="float" office:value="1.871">
                <text:p>1.871</text:p>
              </table:table-cell>
              <table:table-cell office:value-type="float" office:value="3.6188">
                <text:p>3.6188</text:p>
              </table:table-cell>
            </table:table-row>
            <table:table-row>
              <table:table-cell office:value-type="string">
                <text:p>Flat cached</text:p>
                <draw:g>
                  <svg:desc>Raatop.C123:Raatop.C123</svg:desc>
                </draw:g>
              </table:table-cell>
              <table:table-cell office:value-type="float" office:value="0.2531">
                <text:p>0.2531</text:p>
                <draw:g>
                  <svg:desc>Raatop.D123:Raatop.M123</svg:desc>
                </draw:g>
              </table:table-cell>
              <table:table-cell office:value-type="float" office:value="0.3475">
                <text:p>0.3475</text:p>
              </table:table-cell>
              <table:table-cell office:value-type="float" office:value="0.366">
                <text:p>0.366</text:p>
              </table:table-cell>
              <table:table-cell office:value-type="float" office:value="0.4031">
                <text:p>0.4031</text:p>
              </table:table-cell>
              <table:table-cell office:value-type="float" office:value="0.4678">
                <text:p>0.4678</text:p>
              </table:table-cell>
              <table:table-cell office:value-type="float" office:value="0.5754">
                <text:p>0.5754</text:p>
              </table:table-cell>
              <table:table-cell office:value-type="float" office:value="0.71">
                <text:p>0.71</text:p>
              </table:table-cell>
              <table:table-cell office:value-type="float" office:value="1.2982">
                <text:p>1.2982</text:p>
              </table:table-cell>
              <table:table-cell office:value-type="float" office:value="2.233">
                <text:p>2.233</text:p>
              </table:table-cell>
              <table:table-cell office:value-type="float" office:value="4.3409">
                <text:p>4.3409</text:p>
              </table:table-cell>
            </table:table-row>
            <table:table-row>
              <table:table-cell office:value-type="string">
                <text:p>Naive</text:p>
                <draw:g>
                  <svg:desc>Raatop.C124:Raatop.C124</svg:desc>
                </draw:g>
              </table:table-cell>
              <table:table-cell office:value-type="float" office:value="0.3176">
                <text:p>0.3176</text:p>
                <draw:g>
                  <svg:desc>Raatop.D124:Raatop.M124</svg:desc>
                </draw:g>
              </table:table-cell>
              <table:table-cell office:value-type="float" office:value="0.3636">
                <text:p>0.3636</text:p>
              </table:table-cell>
              <table:table-cell office:value-type="float" office:value="0.3737">
                <text:p>0.3737</text:p>
              </table:table-cell>
              <table:table-cell office:value-type="float" office:value="0.3858">
                <text:p>0.3858</text:p>
              </table:table-cell>
              <table:table-cell office:value-type="float" office:value="0.4575">
                <text:p>0.4575</text:p>
              </table:table-cell>
              <table:table-cell office:value-type="float" office:value="0.5226">
                <text:p>0.5226</text:p>
              </table:table-cell>
              <table:table-cell office:value-type="float" office:value="0.5873">
                <text:p>0.5873</text:p>
              </table:table-cell>
              <table:table-cell office:value-type="float" office:value="0.8974">
                <text:p>0.8974</text:p>
              </table:table-cell>
              <table:table-cell office:value-type="float" office:value="1.0852">
                <text:p>1.0852</text:p>
              </table:table-cell>
              <table:table-cell office:value-type="float" office:value="1.2997">
                <text:p>1.2997</text:p>
              </table:table-cell>
            </table:table-row>
            <table:table-row>
              <table:table-cell office:value-type="string">
                <text:p>Pooled</text:p>
                <draw:g>
                  <svg:desc>Raatop.C125:Raatop.C125</svg:desc>
                </draw:g>
              </table:table-cell>
              <table:table-cell office:value-type="float" office:value="0.1522">
                <text:p>0.1522</text:p>
                <draw:g>
                  <svg:desc>Raatop.D125:Raatop.M125</svg:desc>
                </draw:g>
              </table:table-cell>
              <table:table-cell office:value-type="float" office:value="0.1714">
                <text:p>0.1714</text:p>
              </table:table-cell>
              <table:table-cell office:value-type="float" office:value="0.1768">
                <text:p>0.1768</text:p>
              </table:table-cell>
              <table:table-cell office:value-type="float" office:value="0.1769">
                <text:p>0.1769</text:p>
              </table:table-cell>
              <table:table-cell office:value-type="float" office:value="0.1995">
                <text:p>0.1995</text:p>
              </table:table-cell>
              <table:table-cell office:value-type="float" office:value="0.2393">
                <text:p>0.2393</text:p>
              </table:table-cell>
              <table:table-cell office:value-type="float" office:value="0.2998">
                <text:p>0.2998</text:p>
              </table:table-cell>
              <table:table-cell office:value-type="float" office:value="0.605">
                <text:p>0.605</text:p>
              </table:table-cell>
              <table:table-cell office:value-type="float" office:value="1.0096">
                <text:p>1.0096</text:p>
              </table:table-cell>
              <table:table-cell office:value-type="float" office:value="1.2109">
                <text:p>1.2109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61cm" svg:y="0.316cm" chart:style-name="ch2">
          <text:p>Find max depth, Flat tree, SIMD</text:p>
        </chart:title>
        <chart:legend chart:legend-position="end" svg:x="14.074cm" svg:y="4.201cm" style:legend-expansion="high" chart:style-name="ch3"/>
        <chart:plot-area chart:style-name="ch4" table:cell-range-address="Raatop.D152:Raatop.M153 Raatop.C153:Raatop.C153" chart:data-source-has-labels="both" svg:x="0.32cm" svg:y="1.275cm" svg:width="13.434cm" svg:height="7.545cm">
          <chartooo:coordinate-region svg:x="1.047cm" svg:y="1.475cm" svg:width="12.243cm" svg:height="6.698cm"/>
          <chart:axis chart:dimension="x" chart:name="primary-x" chart:style-name="ch5" chartooo:axis-type="auto">
            <chartooo:date-scale/>
            <chart:categories table:cell-range-address="Raatop.D152:Raatop.M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53:Raatop.M153" chart:label-cell-address="Raatop.C153:Raatop.C153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52:Raatop.M15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53:Raatop.C153</svg:desc>
                </draw:g>
              </table:table-cell>
              <table:table-cell office:value-type="float" office:value="0.0689">
                <text:p>0.0689</text:p>
                <draw:g>
                  <svg:desc>Raatop.D153:Raatop.M153</svg:desc>
                </draw:g>
              </table:table-cell>
              <table:table-cell office:value-type="float" office:value="0.0481">
                <text:p>0.0481</text:p>
              </table:table-cell>
              <table:table-cell office:value-type="float" office:value="0.0514">
                <text:p>0.0514</text:p>
              </table:table-cell>
              <table:table-cell office:value-type="float" office:value="0.0494">
                <text:p>0.0494</text:p>
              </table:table-cell>
              <table:table-cell office:value-type="float" office:value="0.099">
                <text:p>0.099</text:p>
              </table:table-cell>
              <table:table-cell office:value-type="float" office:value="0.1415">
                <text:p>0.1415</text:p>
              </table:table-cell>
              <table:table-cell office:value-type="float" office:value="0.2509">
                <text:p>0.2509</text:p>
              </table:table-cell>
              <table:table-cell office:value-type="float" office:value="0.4716">
                <text:p>0.4716</text:p>
              </table:table-cell>
              <table:table-cell office:value-type="float" office:value="0.8494">
                <text:p>0.8494</text:p>
              </table:table-cell>
              <table:table-cell office:value-type="float" office:value="3.02">
                <text:p>3.02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Find max depth normalized</text:p>
        </chart:title>
        <chart:legend chart:legend-position="end" svg:x="13.598cm" svg:y="3.703cm" style:legend-expansion="high" chart:style-name="ch3"/>
        <chart:plot-area chart:style-name="ch4" table:cell-range-address="Janne.D147:Janne.M150 Janne.C148:Janne.C150" chart:data-source-has-labels="both" svg:x="0.32cm" svg:y="1.275cm" svg:width="12.958cm" svg:height="7.545cm">
          <chartooo:coordinate-region svg:x="1.418cm" svg:y="1.474cm" svg:width="11.396cm" svg:height="6.699cm"/>
          <chart:axis chart:dimension="x" chart:name="primary-x" chart:style-name="ch5" chartooo:axis-type="auto">
            <chartooo:date-scale/>
            <chart:categories table:cell-range-address="Janne.D147:Janne.M1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48:Janne.M148" chart:label-cell-address="Janne.C148:Janne.C148" chart:class="chart:line">
            <chart:data-point chart:repeated="10"/>
          </chart:series>
          <chart:series chart:style-name="ch8" chart:values-cell-range-address="Janne.D149:Janne.M149" chart:label-cell-address="Janne.C149:Janne.C149" chart:class="chart:line">
            <chart:data-point chart:repeated="10"/>
          </chart:series>
          <chart:series chart:style-name="ch9" chart:values-cell-range-address="Janne.D150:Janne.M150" chart:label-cell-address="Janne.C150:Janne.C15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47:Janne.M1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48:Janne.C148</svg:desc>
                </draw:g>
              </table:table-cell>
              <table:table-cell office:value-type="float" office:value="0.00121">
                <text:p>0.00121</text:p>
                <draw:g>
                  <svg:desc>Janne.D148:Janne.M148</svg:desc>
                </draw:g>
              </table:table-cell>
              <table:table-cell office:value-type="float" office:value="0.000274">
                <text:p>0.000274</text:p>
              </table:table-cell>
              <table:table-cell office:value-type="float" office:value="0.000154">
                <text:p>0.000154</text:p>
              </table:table-cell>
              <table:table-cell office:value-type="float" office:value="0.000069">
                <text:p>0.000069</text:p>
              </table:table-cell>
              <table:table-cell office:value-type="float" office:value="0.0000394">
                <text:p>0.0000394</text:p>
              </table:table-cell>
              <table:table-cell office:value-type="float" office:value="0.0000313">
                <text:p>0.0000313</text:p>
              </table:table-cell>
              <table:table-cell office:value-type="float" office:value="0.0000285">
                <text:p>0.0000285</text:p>
              </table:table-cell>
              <table:table-cell office:value-type="float" office:value="0.00002488">
                <text:p>0.00002488</text:p>
              </table:table-cell>
              <table:table-cell office:value-type="float" office:value="0.00002137">
                <text:p>0.00002137</text:p>
              </table:table-cell>
              <table:table-cell office:value-type="float" office:value="0.0000394">
                <text:p>0.0000394</text:p>
              </table:table-cell>
            </table:table-row>
            <table:table-row>
              <table:table-cell office:value-type="string">
                <text:p>Naive</text:p>
                <draw:g>
                  <svg:desc>Janne.C149:Janne.C149</svg:desc>
                </draw:g>
              </table:table-cell>
              <table:table-cell office:value-type="float" office:value="0.00936">
                <text:p>0.00936</text:p>
                <draw:g>
                  <svg:desc>Janne.D149:Janne.M149</svg:desc>
                </draw:g>
              </table:table-cell>
              <table:table-cell office:value-type="float" office:value="0.005678">
                <text:p>0.005678</text:p>
              </table:table-cell>
              <table:table-cell office:value-type="float" office:value="0.004468">
                <text:p>0.004468</text:p>
              </table:table-cell>
              <table:table-cell office:value-type="float" office:value="0.003959">
                <text:p>0.003959</text:p>
              </table:table-cell>
              <table:table-cell office:value-type="float" office:value="0.0049434">
                <text:p>0.0049434</text:p>
              </table:table-cell>
              <table:table-cell office:value-type="float" office:value="0.0060071">
                <text:p>0.0060071</text:p>
              </table:table-cell>
              <table:table-cell office:value-type="float" office:value="0.008006">
                <text:p>0.008006</text:p>
              </table:table-cell>
              <table:table-cell office:value-type="float" office:value="0.01834818">
                <text:p>0.01834818</text:p>
              </table:table-cell>
              <table:table-cell office:value-type="float" office:value="0.02167081">
                <text:p>0.02167081</text:p>
              </table:table-cell>
              <table:table-cell office:value-type="float" office:value="0.024120225">
                <text:p>0.024120225</text:p>
              </table:table-cell>
            </table:table-row>
            <table:table-row>
              <table:table-cell office:value-type="string">
                <text:p>Pooled</text:p>
                <draw:g>
                  <svg:desc>Janne.C150:Janne.C150</svg:desc>
                </draw:g>
              </table:table-cell>
              <table:table-cell office:value-type="float" office:value="0.00929">
                <text:p>0.00929</text:p>
                <draw:g>
                  <svg:desc>Janne.D150:Janne.M150</svg:desc>
                </draw:g>
              </table:table-cell>
              <table:table-cell office:value-type="float" office:value="0.00561">
                <text:p>0.00561</text:p>
              </table:table-cell>
              <table:table-cell office:value-type="float" office:value="0.004509">
                <text:p>0.004509</text:p>
              </table:table-cell>
              <table:table-cell office:value-type="float" office:value="0.004036">
                <text:p>0.004036</text:p>
              </table:table-cell>
              <table:table-cell office:value-type="float" office:value="0.0051838">
                <text:p>0.0051838</text:p>
              </table:table-cell>
              <table:table-cell office:value-type="float" office:value="0.0062286">
                <text:p>0.0062286</text:p>
              </table:table-cell>
              <table:table-cell office:value-type="float" office:value="0.00864265">
                <text:p>0.00864265</text:p>
              </table:table-cell>
              <table:table-cell office:value-type="float" office:value="0.01919102">
                <text:p>0.01919102</text:p>
              </table:table-cell>
              <table:table-cell office:value-type="float" office:value="0.02151095">
                <text:p>0.02151095</text:p>
              </table:table-cell>
              <table:table-cell office:value-type="float" office:value="0.02399632">
                <text:p>0.02399632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Find count normalized</text:p>
        </chart:title>
        <chart:legend chart:legend-position="end" svg:x="12.857cm" svg:y="3.205cm" style:legend-expansion="high" chart:style-name="ch3"/>
        <chart:plot-area chart:style-name="ch4" table:cell-range-address="Janne.D155:Janne.M160 Janne.C156:Janne.C160" chart:data-source-has-labels="both" svg:x="0.32cm" svg:y="1.275cm" svg:width="12.217cm" svg:height="7.545cm">
          <chartooo:coordinate-region svg:x="1.418cm" svg:y="1.474cm" svg:width="10.654cm" svg:height="6.699cm"/>
          <chart:axis chart:dimension="x" chart:name="primary-x" chart:style-name="ch5" chartooo:axis-type="auto">
            <chartooo:date-scale/>
            <chart:categories table:cell-range-address="Janne.D155:Janne.M1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56:Janne.M156" chart:label-cell-address="Janne.C156:Janne.C156" chart:class="chart:line">
            <chart:data-point chart:repeated="10"/>
          </chart:series>
          <chart:series chart:style-name="ch8" chart:values-cell-range-address="Janne.D157:Janne.M157" chart:label-cell-address="Janne.C157:Janne.C157" chart:class="chart:line">
            <chart:data-point chart:repeated="10"/>
          </chart:series>
          <chart:series chart:style-name="ch9" chart:values-cell-range-address="Janne.D158:Janne.M158" chart:label-cell-address="Janne.C158:Janne.C158" chart:class="chart:line">
            <chart:data-point chart:repeated="10"/>
          </chart:series>
          <chart:series chart:style-name="ch10" chart:values-cell-range-address="Janne.D159:Janne.M159" chart:label-cell-address="Janne.C159:Janne.C159" chart:class="chart:line">
            <chart:data-point chart:repeated="10"/>
          </chart:series>
          <chart:series chart:style-name="ch11" chart:values-cell-range-address="Janne.D160:Janne.M160" chart:label-cell-address="Janne.C160:Janne.C16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55:Janne.M15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56:Janne.C156</svg:desc>
                </draw:g>
              </table:table-cell>
              <table:table-cell office:value-type="float" office:value="0.00135">
                <text:p>0.00135</text:p>
                <draw:g>
                  <svg:desc>Janne.D156:Janne.M156</svg:desc>
                </draw:g>
              </table:table-cell>
              <table:table-cell office:value-type="float" office:value="0.000264">
                <text:p>0.000264</text:p>
              </table:table-cell>
              <table:table-cell office:value-type="float" office:value="0.000117">
                <text:p>0.000117</text:p>
              </table:table-cell>
              <table:table-cell office:value-type="float" office:value="0.000051">
                <text:p>0.000051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148">
                <text:p>0.0000148</text:p>
              </table:table-cell>
              <table:table-cell office:value-type="float" office:value="0.00000735">
                <text:p>0.00000735</text:p>
              </table:table-cell>
              <table:table-cell office:value-type="float" office:value="0.00000268">
                <text:p>0.00000268</text:p>
              </table:table-cell>
              <table:table-cell office:value-type="float" office:value="0.00000166">
                <text:p>0.00000166</text:p>
              </table:table-cell>
              <table:table-cell office:value-type="float" office:value="0.00000089">
                <text:p>0.00000089</text:p>
              </table:table-cell>
            </table:table-row>
            <table:table-row>
              <table:table-cell office:value-type="string">
                <text:p>Flat cached</text:p>
                <draw:g>
                  <svg:desc>Janne.C157:Janne.C157</svg:desc>
                </draw:g>
              </table:table-cell>
              <table:table-cell office:value-type="float" office:value="0.00134">
                <text:p>0.00134</text:p>
                <draw:g>
                  <svg:desc>Janne.D157:Janne.M157</svg:desc>
                </draw:g>
              </table:table-cell>
              <table:table-cell office:value-type="float" office:value="0.000272">
                <text:p>0.000272</text:p>
              </table:table-cell>
              <table:table-cell office:value-type="float" office:value="0.000124">
                <text:p>0.000124</text:p>
              </table:table-cell>
              <table:table-cell office:value-type="float" office:value="0.0000545">
                <text:p>0.0000545</text:p>
              </table:table-cell>
              <table:table-cell office:value-type="float" office:value="0.0000274">
                <text:p>0.0000274</text:p>
              </table:table-cell>
              <table:table-cell office:value-type="float" office:value="0.0000146">
                <text:p>0.0000146</text:p>
              </table:table-cell>
              <table:table-cell office:value-type="float" office:value="0.00000755">
                <text:p>0.00000755</text:p>
              </table:table-cell>
              <table:table-cell office:value-type="float" office:value="0.00000298">
                <text:p>0.00000298</text:p>
              </table:table-cell>
              <table:table-cell office:value-type="float" office:value="0.00000168">
                <text:p>0.00000168</text:p>
              </table:table-cell>
              <table:table-cell office:value-type="float" office:value="0.00000095">
                <text:p>0.00000095</text:p>
              </table:table-cell>
            </table:table-row>
            <table:table-row>
              <table:table-cell office:value-type="string">
                <text:p>Flat cold</text:p>
                <draw:g>
                  <svg:desc>Janne.C158:Janne.C158</svg:desc>
                </draw:g>
              </table:table-cell>
              <table:table-cell office:value-type="float" office:value="0.00127">
                <text:p>0.00127</text:p>
                <draw:g>
                  <svg:desc>Janne.D158:Janne.M158</svg:desc>
                </draw:g>
              </table:table-cell>
              <table:table-cell office:value-type="float" office:value="0.000272">
                <text:p>0.000272</text:p>
              </table:table-cell>
              <table:table-cell office:value-type="float" office:value="0.000122">
                <text:p>0.000122</text:p>
              </table:table-cell>
              <table:table-cell office:value-type="float" office:value="0.0000535">
                <text:p>0.0000535</text:p>
              </table:table-cell>
              <table:table-cell office:value-type="float" office:value="0.0000258">
                <text:p>0.0000258</text:p>
              </table:table-cell>
              <table:table-cell office:value-type="float" office:value="0.0000132">
                <text:p>0.0000132</text:p>
              </table:table-cell>
              <table:table-cell office:value-type="float" office:value="0.0000065">
                <text:p>0.0000065</text:p>
              </table:table-cell>
              <table:table-cell office:value-type="float" office:value="0.00000264">
                <text:p>0.00000264</text:p>
              </table:table-cell>
              <table:table-cell office:value-type="float" office:value="0.00000141">
                <text:p>0.00000141</text:p>
              </table:table-cell>
              <table:table-cell office:value-type="float" office:value="0.000001115">
                <text:p>0.000001115</text:p>
              </table:table-cell>
            </table:table-row>
            <table:table-row>
              <table:table-cell office:value-type="string">
                <text:p>Naive</text:p>
                <draw:g>
                  <svg:desc>Janne.C159:Janne.C159</svg:desc>
                </draw:g>
              </table:table-cell>
              <table:table-cell office:value-type="float" office:value="0.00908">
                <text:p>0.00908</text:p>
                <draw:g>
                  <svg:desc>Janne.D159:Janne.M159</svg:desc>
                </draw:g>
              </table:table-cell>
              <table:table-cell office:value-type="float" office:value="0.004912">
                <text:p>0.004912</text:p>
              </table:table-cell>
              <table:table-cell office:value-type="float" office:value="0.004162">
                <text:p>0.004162</text:p>
              </table:table-cell>
              <table:table-cell office:value-type="float" office:value="0.0037685">
                <text:p>0.0037685</text:p>
              </table:table-cell>
              <table:table-cell office:value-type="float" office:value="0.0049096">
                <text:p>0.0049096</text:p>
              </table:table-cell>
              <table:table-cell office:value-type="float" office:value="0.0074391">
                <text:p>0.0074391</text:p>
              </table:table-cell>
              <table:table-cell office:value-type="float" office:value="0.0118414">
                <text:p>0.0118414</text:p>
              </table:table-cell>
              <table:table-cell office:value-type="float" office:value="0.01986586">
                <text:p>0.01986586</text:p>
              </table:table-cell>
              <table:table-cell office:value-type="float" office:value="0.02161121">
                <text:p>0.02161121</text:p>
              </table:table-cell>
              <table:table-cell office:value-type="float" office:value="0.02326804">
                <text:p>0.02326804</text:p>
              </table:table-cell>
            </table:table-row>
            <table:table-row>
              <table:table-cell office:value-type="string">
                <text:p>Pooled</text:p>
                <draw:g>
                  <svg:desc>Janne.C160:Janne.C160</svg:desc>
                </draw:g>
              </table:table-cell>
              <table:table-cell office:value-type="float" office:value="0.00904">
                <text:p>0.00904</text:p>
                <draw:g>
                  <svg:desc>Janne.D160:Janne.M160</svg:desc>
                </draw:g>
              </table:table-cell>
              <table:table-cell office:value-type="float" office:value="0.004916">
                <text:p>0.004916</text:p>
              </table:table-cell>
              <table:table-cell office:value-type="float" office:value="0.004203">
                <text:p>0.004203</text:p>
              </table:table-cell>
              <table:table-cell office:value-type="float" office:value="0.003842">
                <text:p>0.003842</text:p>
              </table:table-cell>
              <table:table-cell office:value-type="float" office:value="0.0051366">
                <text:p>0.0051366</text:p>
              </table:table-cell>
              <table:table-cell office:value-type="float" office:value="0.0076407">
                <text:p>0.0076407</text:p>
              </table:table-cell>
              <table:table-cell office:value-type="float" office:value="0.01257485">
                <text:p>0.01257485</text:p>
              </table:table-cell>
              <table:table-cell office:value-type="float" office:value="0.02069408">
                <text:p>0.02069408</text:p>
              </table:table-cell>
              <table:table-cell office:value-type="float" office:value="0.02169442">
                <text:p>0.02169442</text:p>
              </table:table-cell>
              <table:table-cell office:value-type="float" office:value="0.023193785">
                <text:p>0.023193785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454cm" style:legend-expansion="high" chart:style-name="ch3"/>
        <chart:plot-area chart:style-name="ch4" table:cell-range-address="Janne.D121:Janne.M125 Janne.C122:Janne.C125" chart:data-source-has-labels="both" svg:x="0.32cm" svg:y="1.275cm" svg:width="12.217cm" svg:height="7.545cm">
          <chartooo:coordinate-region svg:x="1.047cm" svg:y="1.475cm" svg:width="11.025cm" svg:height="6.698cm"/>
          <chart:axis chart:dimension="x" chart:name="primary-x" chart:style-name="ch5" chartooo:axis-type="auto">
            <chartooo:date-scale/>
            <chart:categories table:cell-range-address="Janne.D121:Janne.M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22:Janne.M122" chart:label-cell-address="Janne.C122:Janne.C122" chart:class="chart:line">
            <chart:data-point chart:repeated="10"/>
          </chart:series>
          <chart:series chart:style-name="ch8" chart:values-cell-range-address="Janne.D123:Janne.M123" chart:label-cell-address="Janne.C123:Janne.C123" chart:class="chart:line">
            <chart:data-point chart:repeated="10"/>
          </chart:series>
          <chart:series chart:style-name="ch9" chart:values-cell-range-address="Janne.D124:Janne.M124" chart:label-cell-address="Janne.C124:Janne.C124" chart:class="chart:line">
            <chart:data-point chart:repeated="10"/>
          </chart:series>
          <chart:series chart:style-name="ch10" chart:values-cell-range-address="Janne.D125:Janne.M125" chart:label-cell-address="Janne.C125:Janne.C12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21:Janne.M12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22:Janne.C122</svg:desc>
                </draw:g>
              </table:table-cell>
              <table:table-cell office:value-type="float" office:value="0.0671">
                <text:p>0.0671</text:p>
                <draw:g>
                  <svg:desc>Janne.D122:Janne.M122</svg:desc>
                </draw:g>
              </table:table-cell>
              <table:table-cell office:value-type="float" office:value="0.093">
                <text:p>0.093</text:p>
              </table:table-cell>
              <table:table-cell office:value-type="float" office:value="0.0992">
                <text:p>0.0992</text:p>
              </table:table-cell>
              <table:table-cell office:value-type="float" office:value="0.109">
                <text:p>0.109</text:p>
              </table:table-cell>
              <table:table-cell office:value-type="float" office:value="0.1273">
                <text:p>0.1273</text:p>
              </table:table-cell>
              <table:table-cell office:value-type="float" office:value="0.1516">
                <text:p>0.1516</text:p>
              </table:table-cell>
              <table:table-cell office:value-type="float" office:value="0.1898">
                <text:p>0.1898</text:p>
              </table:table-cell>
              <table:table-cell office:value-type="float" office:value="0.2829">
                <text:p>0.2829</text:p>
              </table:table-cell>
              <table:table-cell office:value-type="float" office:value="0.5218">
                <text:p>0.5218</text:p>
              </table:table-cell>
              <table:table-cell office:value-type="float" office:value="1.0032">
                <text:p>1.0032</text:p>
              </table:table-cell>
            </table:table-row>
            <table:table-row>
              <table:table-cell office:value-type="string">
                <text:p>Flat cached</text:p>
                <draw:g>
                  <svg:desc>Janne.C123:Janne.C123</svg:desc>
                </draw:g>
              </table:table-cell>
              <table:table-cell office:value-type="float" office:value="0.0578">
                <text:p>0.0578</text:p>
                <draw:g>
                  <svg:desc>Janne.D123:Janne.M123</svg:desc>
                </draw:g>
              </table:table-cell>
              <table:table-cell office:value-type="float" office:value="0.0858">
                <text:p>0.0858</text:p>
              </table:table-cell>
              <table:table-cell office:value-type="float" office:value="0.0939">
                <text:p>0.0939</text:p>
              </table:table-cell>
              <table:table-cell office:value-type="float" office:value="0.1031">
                <text:p>0.1031</text:p>
              </table:table-cell>
              <table:table-cell office:value-type="float" office:value="0.1225">
                <text:p>0.1225</text:p>
              </table:table-cell>
              <table:table-cell office:value-type="float" office:value="0.1439">
                <text:p>0.1439</text:p>
              </table:table-cell>
              <table:table-cell office:value-type="float" office:value="0.1939">
                <text:p>0.1939</text:p>
              </table:table-cell>
              <table:table-cell office:value-type="float" office:value="0.3642">
                <text:p>0.3642</text:p>
              </table:table-cell>
              <table:table-cell office:value-type="float" office:value="0.5995">
                <text:p>0.5995</text:p>
              </table:table-cell>
              <table:table-cell office:value-type="float" office:value="1.0789">
                <text:p>1.0789</text:p>
              </table:table-cell>
            </table:table-row>
            <table:table-row>
              <table:table-cell office:value-type="string">
                <text:p>Naive</text:p>
                <draw:g>
                  <svg:desc>Janne.C124:Janne.C124</svg:desc>
                </draw:g>
              </table:table-cell>
              <table:table-cell office:value-type="float" office:value="0.0822">
                <text:p>0.0822</text:p>
                <draw:g>
                  <svg:desc>Janne.D124:Janne.M124</svg:desc>
                </draw:g>
              </table:table-cell>
              <table:table-cell office:value-type="float" office:value="0.0918">
                <text:p>0.0918</text:p>
              </table:table-cell>
              <table:table-cell office:value-type="float" office:value="0.0936">
                <text:p>0.0936</text:p>
              </table:table-cell>
              <table:table-cell office:value-type="float" office:value="0.0988">
                <text:p>0.0988</text:p>
              </table:table-cell>
              <table:table-cell office:value-type="float" office:value="0.1173">
                <text:p>0.1173</text:p>
              </table:table-cell>
              <table:table-cell office:value-type="float" office:value="0.1307">
                <text:p>0.1307</text:p>
              </table:table-cell>
              <table:table-cell office:value-type="float" office:value="0.1777">
                <text:p>0.1777</text:p>
              </table:table-cell>
              <table:table-cell office:value-type="float" office:value="0.2932">
                <text:p>0.2932</text:p>
              </table:table-cell>
              <table:table-cell office:value-type="float" office:value="0.3551">
                <text:p>0.3551</text:p>
              </table:table-cell>
              <table:table-cell office:value-type="float" office:value="0.4138">
                <text:p>0.4138</text:p>
              </table:table-cell>
            </table:table-row>
            <table:table-row>
              <table:table-cell office:value-type="string">
                <text:p>Pooled</text:p>
                <draw:g>
                  <svg:desc>Janne.C125:Janne.C125</svg:desc>
                </draw:g>
              </table:table-cell>
              <table:table-cell office:value-type="float" office:value="0.0372">
                <text:p>0.0372</text:p>
                <draw:g>
                  <svg:desc>Janne.D125:Janne.M125</svg:desc>
                </draw:g>
              </table:table-cell>
              <table:table-cell office:value-type="float" office:value="0.0417">
                <text:p>0.0417</text:p>
              </table:table-cell>
              <table:table-cell office:value-type="float" office:value="0.0418">
                <text:p>0.0418</text:p>
              </table:table-cell>
              <table:table-cell office:value-type="float" office:value="0.0427">
                <text:p>0.0427</text:p>
              </table:table-cell>
              <table:table-cell office:value-type="float" office:value="0.0502">
                <text:p>0.0502</text:p>
              </table:table-cell>
              <table:table-cell office:value-type="float" office:value="0.0549">
                <text:p>0.0549</text:p>
              </table:table-cell>
              <table:table-cell office:value-type="float" office:value="0.0802">
                <text:p>0.0802</text:p>
              </table:table-cell>
              <table:table-cell office:value-type="float" office:value="0.1558">
                <text:p>0.1558</text:p>
              </table:table-cell>
              <table:table-cell office:value-type="float" office:value="0.2826">
                <text:p>0.2826</text:p>
              </table:table-cell>
              <table:table-cell office:value-type="float" office:value="0.3421">
                <text:p>0.3421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61cm" svg:y="0.316cm" chart:style-name="ch2">
          <text:p>Find max depth, Flat tree, SIMD</text:p>
        </chart:title>
        <chart:legend chart:legend-position="end" svg:x="14.074cm" svg:y="4.201cm" style:legend-expansion="high" chart:style-name="ch3"/>
        <chart:plot-area chart:style-name="ch4" table:cell-range-address="Janne.D152:Janne.M153 Janne.C153:Janne.C153" chart:data-source-has-labels="both" svg:x="0.32cm" svg:y="1.275cm" svg:width="13.434cm" svg:height="7.545cm">
          <chartooo:coordinate-region svg:x="1.047cm" svg:y="1.475cm" svg:width="12.243cm" svg:height="6.698cm"/>
          <chart:axis chart:dimension="x" chart:name="primary-x" chart:style-name="ch5" chartooo:axis-type="auto">
            <chartooo:date-scale/>
            <chart:categories table:cell-range-address="Janne.D152:Janne.M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53:Janne.M153" chart:label-cell-address="Janne.C153:Janne.C153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52:Janne.M15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53:Janne.C153</svg:desc>
                </draw:g>
              </table:table-cell>
              <table:table-cell office:value-type="float" office:value="0.0121">
                <text:p>0.0121</text:p>
                <draw:g>
                  <svg:desc>Janne.D153:Janne.M153</svg:desc>
                </draw:g>
              </table:table-cell>
              <table:table-cell office:value-type="float" office:value="0.0137">
                <text:p>0.0137</text:p>
              </table:table-cell>
              <table:table-cell office:value-type="float" office:value="0.0154">
                <text:p>0.0154</text:p>
              </table:table-cell>
              <table:table-cell office:value-type="float" office:value="0.0138">
                <text:p>0.0138</text:p>
              </table:table-cell>
              <table:table-cell office:value-type="float" office:value="0.0197">
                <text:p>0.0197</text:p>
              </table:table-cell>
              <table:table-cell office:value-type="float" office:value="0.0313">
                <text:p>0.0313</text:p>
              </table:table-cell>
              <table:table-cell office:value-type="float" office:value="0.057">
                <text:p>0.057</text:p>
              </table:table-cell>
              <table:table-cell office:value-type="float" office:value="0.1244">
                <text:p>0.1244</text:p>
              </table:table-cell>
              <table:table-cell office:value-type="float" office:value="0.2137">
                <text:p>0.2137</text:p>
              </table:table-cell>
              <table:table-cell office:value-type="float" office:value="0.788">
                <text:p>0.788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Nth node normalized</text:p>
        </chart:title>
        <chart:legend chart:legend-position="end" svg:x="13.598cm" svg:y="3.952cm" style:legend-expansion="high" chart:style-name="ch3"/>
        <chart:plot-area chart:style-name="ch4" table:cell-range-address="RaatoPC.D127:RaatoPC.M129 RaatoPC.C128:RaatoPC.C129" chart:data-source-has-labels="both" svg:x="0.32cm" svg:y="1.275cm" svg:width="12.958cm" svg:height="7.545cm">
          <chartooo:coordinate-region svg:x="1.232cm" svg:y="1.475cm" svg:width="11.581cm" svg:height="6.698cm"/>
          <chart:axis chart:dimension="x" chart:name="primary-x" chart:style-name="ch5" chartooo:axis-type="auto">
            <chartooo:date-scale/>
            <chart:categories table:cell-range-address="RaatoPC.D127:RaatoPC.M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28:RaatoPC.M128" chart:label-cell-address="RaatoPC.C128:RaatoPC.C128" chart:class="chart:line">
            <chart:data-point chart:repeated="10"/>
          </chart:series>
          <chart:series chart:style-name="ch8" chart:values-cell-range-address="RaatoPC.D129:RaatoPC.M129" chart:label-cell-address="RaatoPC.C129:RaatoPC.C129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27:RaatoPC.M12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Naive</text:p>
                <draw:g>
                  <svg:desc>RaatoPC.C128:RaatoPC.C128</svg:desc>
                </draw:g>
              </table:table-cell>
              <table:table-cell office:value-type="float" office:value="0.10698">
                <text:p>0.10698</text:p>
                <draw:g>
                  <svg:desc>RaatoPC.D128:RaatoPC.M128</svg:desc>
                </draw:g>
              </table:table-cell>
              <table:table-cell office:value-type="float" office:value="0.046232">
                <text:p>0.046232</text:p>
              </table:table-cell>
              <table:table-cell office:value-type="float" office:value="0.035431">
                <text:p>0.035431</text:p>
              </table:table-cell>
              <table:table-cell office:value-type="float" office:value="0.02886">
                <text:p>0.02886</text:p>
              </table:table-cell>
              <table:table-cell office:value-type="float" office:value="0.0241344">
                <text:p>0.0241344</text:p>
              </table:table-cell>
              <table:table-cell office:value-type="float" office:value="0.022387">
                <text:p>0.022387</text:p>
              </table:table-cell>
              <table:table-cell office:value-type="float" office:value="0.02652535">
                <text:p>0.02652535</text:p>
              </table:table-cell>
              <table:table-cell office:value-type="float" office:value="0.02642742">
                <text:p>0.02642742</text:p>
              </table:table-cell>
              <table:table-cell office:value-type="float" office:value="0.02424346">
                <text:p>0.02424346</text:p>
              </table:table-cell>
              <table:table-cell office:value-type="float" office:value="0.02261622">
                <text:p>0.02261622</text:p>
              </table:table-cell>
            </table:table-row>
            <table:table-row>
              <table:table-cell office:value-type="string">
                <text:p>Pooled</text:p>
                <draw:g>
                  <svg:desc>RaatoPC.C129:RaatoPC.C129</svg:desc>
                </draw:g>
              </table:table-cell>
              <table:table-cell office:value-type="float" office:value="0.12309">
                <text:p>0.12309</text:p>
                <draw:g>
                  <svg:desc>RaatoPC.D129:RaatoPC.M129</svg:desc>
                </draw:g>
              </table:table-cell>
              <table:table-cell office:value-type="float" office:value="0.054546">
                <text:p>0.054546</text:p>
              </table:table-cell>
              <table:table-cell office:value-type="float" office:value="0.042824">
                <text:p>0.042824</text:p>
              </table:table-cell>
              <table:table-cell office:value-type="float" office:value="0.035556">
                <text:p>0.035556</text:p>
              </table:table-cell>
              <table:table-cell office:value-type="float" office:value="0.0301592">
                <text:p>0.0301592</text:p>
              </table:table-cell>
              <table:table-cell office:value-type="float" office:value="0.0303079">
                <text:p>0.0303079</text:p>
              </table:table-cell>
              <table:table-cell office:value-type="float" office:value="0.0300013">
                <text:p>0.0300013</text:p>
              </table:table-cell>
              <table:table-cell office:value-type="float" office:value="0.02810272">
                <text:p>0.02810272</text:p>
              </table:table-cell>
              <table:table-cell office:value-type="float" office:value="0.02486476">
                <text:p>0.02486476</text:p>
              </table:table-cell>
              <table:table-cell office:value-type="float" office:value="0.021909215">
                <text:p>0.0219092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205cm" style:legend-expansion="high" chart:style-name="ch3"/>
        <chart:plot-area chart:style-name="ch4" table:cell-range-address="RaatoPC.D33:RaatoPC.M38 RaatoPC.C34:RaatoPC.C38" chart:data-source-has-labels="both" svg:x="0.32cm" svg:y="1.275cm" svg:width="12.217cm" svg:height="7.545cm">
          <chartooo:coordinate-region svg:x="0.941cm" svg:y="1.474cm" svg:width="10.945cm" svg:height="6.699cm"/>
          <chart:axis chart:dimension="x" chart:name="primary-x" chart:style-name="ch5" chartooo:axis-type="auto">
            <chartooo:date-scale/>
            <chart:categories table:cell-range-address="RaatoPC.D33:RaatoPC.M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34:RaatoPC.M34" chart:label-cell-address="RaatoPC.C34:RaatoPC.C34" chart:class="chart:line">
            <chart:data-point chart:repeated="10"/>
          </chart:series>
          <chart:series chart:style-name="ch8" chart:values-cell-range-address="RaatoPC.D35:RaatoPC.M35" chart:label-cell-address="RaatoPC.C35:RaatoPC.C35" chart:class="chart:line">
            <chart:data-point chart:repeated="10"/>
          </chart:series>
          <chart:series chart:style-name="ch9" chart:values-cell-range-address="RaatoPC.D36:RaatoPC.M36" chart:label-cell-address="RaatoPC.C36:RaatoPC.C36" chart:class="chart:line">
            <chart:data-point chart:repeated="10"/>
          </chart:series>
          <chart:series chart:style-name="ch10" chart:values-cell-range-address="RaatoPC.D37:RaatoPC.M37" chart:label-cell-address="RaatoPC.C37:RaatoPC.C37" chart:class="chart:line">
            <chart:data-point chart:repeated="10"/>
          </chart:series>
          <chart:series chart:style-name="ch11" chart:values-cell-range-address="RaatoPC.D38:RaatoPC.M38" chart:label-cell-address="RaatoPC.C38:RaatoPC.C3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33:RaatoPC.M33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34:RaatoPC.C34</svg:desc>
                </draw:g>
              </table:table-cell>
              <table:table-cell office:value-type="float" office:value="1.1627">
                <text:p>1.1627</text:p>
                <draw:g>
                  <svg:desc>RaatoPC.D34:RaatoPC.M34</svg:desc>
                </draw:g>
              </table:table-cell>
              <table:table-cell office:value-type="float" office:value="1.4526">
                <text:p>1.4526</text:p>
              </table:table-cell>
              <table:table-cell office:value-type="float" office:value="1.6302">
                <text:p>1.6302</text:p>
              </table:table-cell>
              <table:table-cell office:value-type="float" office:value="1.8834">
                <text:p>1.8834</text:p>
              </table:table-cell>
              <table:table-cell office:value-type="float" office:value="2.4735">
                <text:p>2.4735</text:p>
              </table:table-cell>
              <table:table-cell office:value-type="float" office:value="3.7047">
                <text:p>3.7047</text:p>
              </table:table-cell>
              <table:table-cell office:value-type="float" office:value="5.2422">
                <text:p>5.2422</text:p>
              </table:table-cell>
              <table:table-cell office:value-type="float" office:value="15.5373">
                <text:p>15.5373</text:p>
              </table:table-cell>
              <table:table-cell office:value-type="float" office:value="16.8606">
                <text:p>16.8606</text:p>
              </table:table-cell>
              <table:table-cell office:value-type="float" office:value="31.8912">
                <text:p>31.8912</text:p>
              </table:table-cell>
            </table:table-row>
            <table:table-row>
              <table:table-cell office:value-type="string">
                <text:p>Flat cached</text:p>
                <draw:g>
                  <svg:desc>RaatoPC.C35:RaatoPC.C35</svg:desc>
                </draw:g>
              </table:table-cell>
              <table:table-cell office:value-type="float" office:value="1.0809">
                <text:p>1.0809</text:p>
                <draw:g>
                  <svg:desc>RaatoPC.D35:RaatoPC.M35</svg:desc>
                </draw:g>
              </table:table-cell>
              <table:table-cell office:value-type="float" office:value="1.2528">
                <text:p>1.2528</text:p>
              </table:table-cell>
              <table:table-cell office:value-type="float" office:value="1.3376">
                <text:p>1.3376</text:p>
              </table:table-cell>
              <table:table-cell office:value-type="float" office:value="1.3593">
                <text:p>1.3593</text:p>
              </table:table-cell>
              <table:table-cell office:value-type="float" office:value="1.3898">
                <text:p>1.3898</text:p>
              </table:table-cell>
              <table:table-cell office:value-type="float" office:value="1.3246">
                <text:p>1.3246</text:p>
              </table:table-cell>
              <table:table-cell office:value-type="float" office:value="1.3655">
                <text:p>1.3655</text:p>
              </table:table-cell>
              <table:table-cell office:value-type="float" office:value="1.5548">
                <text:p>1.5548</text:p>
              </table:table-cell>
              <table:table-cell office:value-type="float" office:value="1.573">
                <text:p>1.573</text:p>
              </table:table-cell>
              <table:table-cell office:value-type="float" office:value="1.9079">
                <text:p>1.9079</text:p>
              </table:table-cell>
            </table:table-row>
            <table:table-row>
              <table:table-cell office:value-type="string">
                <text:p>Flat cold</text:p>
                <draw:g>
                  <svg:desc>RaatoPC.C36:RaatoPC.C36</svg:desc>
                </draw:g>
              </table:table-cell>
              <table:table-cell office:value-type="float" office:value="2.371">
                <text:p>2.371</text:p>
                <draw:g>
                  <svg:desc>RaatoPC.D36:RaatoPC.M36</svg:desc>
                </draw:g>
              </table:table-cell>
              <table:table-cell office:value-type="float" office:value="2.6761">
                <text:p>2.6761</text:p>
              </table:table-cell>
              <table:table-cell office:value-type="float" office:value="2.8054">
                <text:p>2.8054</text:p>
              </table:table-cell>
              <table:table-cell office:value-type="float" office:value="3.0441">
                <text:p>3.0441</text:p>
              </table:table-cell>
              <table:table-cell office:value-type="float" office:value="3.8913">
                <text:p>3.8913</text:p>
              </table:table-cell>
              <table:table-cell office:value-type="float" office:value="5.5078">
                <text:p>5.5078</text:p>
              </table:table-cell>
              <table:table-cell office:value-type="float" office:value="10.2454">
                <text:p>10.2454</text:p>
              </table:table-cell>
              <table:table-cell office:value-type="float" office:value="27.525">
                <text:p>27.525</text:p>
              </table:table-cell>
              <table:table-cell office:value-type="float" office:value="55.2071">
                <text:p>55.2071</text:p>
              </table:table-cell>
              <table:table-cell office:value-type="float" office:value="107.4489">
                <text:p>107.4489</text:p>
              </table:table-cell>
            </table:table-row>
            <table:table-row>
              <table:table-cell office:value-type="string">
                <text:p>Naive</text:p>
                <draw:g>
                  <svg:desc>RaatoPC.C37:RaatoPC.C37</svg:desc>
                </draw:g>
              </table:table-cell>
              <table:table-cell office:value-type="float" office:value="1.1265">
                <text:p>1.1265</text:p>
                <draw:g>
                  <svg:desc>RaatoPC.D37:RaatoPC.M37</svg:desc>
                </draw:g>
              </table:table-cell>
              <table:table-cell office:value-type="float" office:value="1.3239">
                <text:p>1.3239</text:p>
              </table:table-cell>
              <table:table-cell office:value-type="float" office:value="1.4116">
                <text:p>1.4116</text:p>
              </table:table-cell>
              <table:table-cell office:value-type="float" office:value="1.4714">
                <text:p>1.4714</text:p>
              </table:table-cell>
              <table:table-cell office:value-type="float" office:value="1.6169">
                <text:p>1.6169</text:p>
              </table:table-cell>
              <table:table-cell office:value-type="float" office:value="1.6298">
                <text:p>1.6298</text:p>
              </table:table-cell>
              <table:table-cell office:value-type="float" office:value="1.718">
                <text:p>1.718</text:p>
              </table:table-cell>
              <table:table-cell office:value-type="float" office:value="2.2977">
                <text:p>2.2977</text:p>
              </table:table-cell>
              <table:table-cell office:value-type="float" office:value="1.9153">
                <text:p>1.9153</text:p>
              </table:table-cell>
              <table:table-cell office:value-type="float" office:value="1.936">
                <text:p>1.936</text:p>
              </table:table-cell>
            </table:table-row>
            <table:table-row>
              <table:table-cell office:value-type="string">
                <text:p>Pooled</text:p>
                <draw:g>
                  <svg:desc>RaatoPC.C38:RaatoPC.C38</svg:desc>
                </draw:g>
              </table:table-cell>
              <table:table-cell office:value-type="float" office:value="1.194">
                <text:p>1.194</text:p>
                <draw:g>
                  <svg:desc>RaatoPC.D38:RaatoPC.M38</svg:desc>
                </draw:g>
              </table:table-cell>
              <table:table-cell office:value-type="float" office:value="1.4751">
                <text:p>1.4751</text:p>
              </table:table-cell>
              <table:table-cell office:value-type="float" office:value="1.5328">
                <text:p>1.5328</text:p>
              </table:table-cell>
              <table:table-cell office:value-type="float" office:value="1.5995">
                <text:p>1.5995</text:p>
              </table:table-cell>
              <table:table-cell office:value-type="float" office:value="1.779">
                <text:p>1.779</text:p>
              </table:table-cell>
              <table:table-cell office:value-type="float" office:value="1.7102">
                <text:p>1.7102</text:p>
              </table:table-cell>
              <table:table-cell office:value-type="float" office:value="1.7562">
                <text:p>1.7562</text:p>
              </table:table-cell>
              <table:table-cell office:value-type="float" office:value="2.1836">
                <text:p>2.1836</text:p>
              </table:table-cell>
              <table:table-cell office:value-type="float" office:value="1.8147">
                <text:p>1.8147</text:p>
              </table:table-cell>
              <table:table-cell office:value-type="float" office:value="1.9197">
                <text:p>1.919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Nth node</text:p>
        </chart:title>
        <chart:legend chart:legend-position="end" svg:x="12.857cm" svg:y="3.205cm" style:legend-expansion="high" chart:style-name="ch3"/>
        <chart:plot-area chart:style-name="ch4" table:cell-range-address="RaatoPC.D26:RaatoPC.M31 RaatoPC.C27:RaatoPC.C31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RaatoPC.D26:RaatoPC.M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27:RaatoPC.M27" chart:label-cell-address="RaatoPC.C27:RaatoPC.C27" chart:class="chart:line">
            <chart:data-point chart:repeated="10"/>
          </chart:series>
          <chart:series chart:style-name="ch8" chart:values-cell-range-address="RaatoPC.D28:RaatoPC.M28" chart:label-cell-address="RaatoPC.C28:RaatoPC.C28" chart:class="chart:line">
            <chart:data-point chart:repeated="10"/>
          </chart:series>
          <chart:series chart:style-name="ch9" chart:values-cell-range-address="RaatoPC.D29:RaatoPC.M29" chart:label-cell-address="RaatoPC.C29:RaatoPC.C29" chart:class="chart:line">
            <chart:data-point chart:repeated="10"/>
          </chart:series>
          <chart:series chart:style-name="ch10" chart:values-cell-range-address="RaatoPC.D30:RaatoPC.M30" chart:label-cell-address="RaatoPC.C30:RaatoPC.C30" chart:class="chart:line">
            <chart:data-point chart:repeated="10"/>
          </chart:series>
          <chart:series chart:style-name="ch11" chart:values-cell-range-address="RaatoPC.D31:RaatoPC.M31" chart:label-cell-address="RaatoPC.C31:RaatoPC.C3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26:RaatoPC.M2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27:RaatoPC.C27</svg:desc>
                </draw:g>
              </table:table-cell>
              <table:table-cell office:value-type="float" office:value="0">
                <text:p>0</text:p>
                <draw:g>
                  <svg:desc>RaatoPC.D27:RaatoPC.M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ached</text:p>
                <draw:g>
                  <svg:desc>RaatoPC.C28:RaatoPC.C28</svg:desc>
                </draw:g>
              </table:table-cell>
              <table:table-cell office:value-type="float" office:value="0">
                <text:p>0</text:p>
                <draw:g>
                  <svg:desc>RaatoPC.D28:RaatoPC.M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old</text:p>
                <draw:g>
                  <svg:desc>RaatoPC.C29:RaatoPC.C29</svg:desc>
                </draw:g>
              </table:table-cell>
              <table:table-cell office:value-type="float" office:value="0">
                <text:p>0</text:p>
                <draw:g>
                  <svg:desc>RaatoPC.D29:RaatoPC.M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ive</text:p>
                <draw:g>
                  <svg:desc>RaatoPC.C30:RaatoPC.C30</svg:desc>
                </draw:g>
              </table:table-cell>
              <table:table-cell office:value-type="float" office:value="1.0698">
                <text:p>1.0698</text:p>
                <draw:g>
                  <svg:desc>RaatoPC.D30:RaatoPC.M30</svg:desc>
                </draw:g>
              </table:table-cell>
              <table:table-cell office:value-type="float" office:value="2.3116">
                <text:p>2.3116</text:p>
              </table:table-cell>
              <table:table-cell office:value-type="float" office:value="3.5431">
                <text:p>3.5431</text:p>
              </table:table-cell>
              <table:table-cell office:value-type="float" office:value="5.772">
                <text:p>5.772</text:p>
              </table:table-cell>
              <table:table-cell office:value-type="float" office:value="12.0672">
                <text:p>12.0672</text:p>
              </table:table-cell>
              <table:table-cell office:value-type="float" office:value="22.387">
                <text:p>22.387</text:p>
              </table:table-cell>
              <table:table-cell office:value-type="float" office:value="53.0507">
                <text:p>53.0507</text:p>
              </table:table-cell>
              <table:table-cell office:value-type="float" office:value="132.1371">
                <text:p>132.1371</text:p>
              </table:table-cell>
              <table:table-cell office:value-type="float" office:value="242.4346">
                <text:p>242.4346</text:p>
              </table:table-cell>
              <table:table-cell office:value-type="float" office:value="452.3244">
                <text:p>452.3244</text:p>
              </table:table-cell>
            </table:table-row>
            <table:table-row>
              <table:table-cell office:value-type="string">
                <text:p>Pooled</text:p>
                <draw:g>
                  <svg:desc>RaatoPC.C31:RaatoPC.C31</svg:desc>
                </draw:g>
              </table:table-cell>
              <table:table-cell office:value-type="float" office:value="1.2309">
                <text:p>1.2309</text:p>
                <draw:g>
                  <svg:desc>RaatoPC.D31:RaatoPC.M31</svg:desc>
                </draw:g>
              </table:table-cell>
              <table:table-cell office:value-type="float" office:value="2.7273">
                <text:p>2.7273</text:p>
              </table:table-cell>
              <table:table-cell office:value-type="float" office:value="4.2824">
                <text:p>4.2824</text:p>
              </table:table-cell>
              <table:table-cell office:value-type="float" office:value="7.1112">
                <text:p>7.1112</text:p>
              </table:table-cell>
              <table:table-cell office:value-type="float" office:value="15.0796">
                <text:p>15.0796</text:p>
              </table:table-cell>
              <table:table-cell office:value-type="float" office:value="30.3079">
                <text:p>30.3079</text:p>
              </table:table-cell>
              <table:table-cell office:value-type="float" office:value="60.0026">
                <text:p>60.0026</text:p>
              </table:table-cell>
              <table:table-cell office:value-type="float" office:value="140.5136">
                <text:p>140.5136</text:p>
              </table:table-cell>
              <table:table-cell office:value-type="float" office:value="248.6476">
                <text:p>248.6476</text:p>
              </table:table-cell>
              <table:table-cell office:value-type="float" office:value="438.1843">
                <text:p>438.184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2.857cm" svg:y="3.205cm" style:legend-expansion="high" chart:style-name="ch3"/>
        <chart:plot-area chart:style-name="ch4" table:cell-range-address="RaatoPC.D40:RaatoPC.M45 RaatoPC.C41:RaatoPC.C45" chart:data-source-has-labels="both" svg:x="0.32cm" svg:y="1.275cm" svg:width="12.217cm" svg:height="7.545cm">
          <chartooo:coordinate-region svg:x="1.127cm" svg:y="1.474cm" svg:width="10.76cm" svg:height="6.699cm"/>
          <chart:axis chart:dimension="x" chart:name="primary-x" chart:style-name="ch5" chartooo:axis-type="auto">
            <chartooo:date-scale/>
            <chart:categories table:cell-range-address="RaatoPC.D40:RaatoPC.M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41:RaatoPC.M41" chart:label-cell-address="RaatoPC.C41:RaatoPC.C41" chart:class="chart:line">
            <chart:data-point chart:repeated="10"/>
          </chart:series>
          <chart:series chart:style-name="ch8" chart:values-cell-range-address="RaatoPC.D42:RaatoPC.M42" chart:label-cell-address="RaatoPC.C42:RaatoPC.C42" chart:class="chart:line">
            <chart:data-point chart:repeated="10"/>
          </chart:series>
          <chart:series chart:style-name="ch9" chart:values-cell-range-address="RaatoPC.D43:RaatoPC.M43" chart:label-cell-address="RaatoPC.C43:RaatoPC.C43" chart:class="chart:line">
            <chart:data-point chart:repeated="10"/>
          </chart:series>
          <chart:series chart:style-name="ch10" chart:values-cell-range-address="RaatoPC.D44:RaatoPC.M44" chart:label-cell-address="RaatoPC.C44:RaatoPC.C44" chart:class="chart:line">
            <chart:data-point chart:repeated="10"/>
          </chart:series>
          <chart:series chart:style-name="ch11" chart:values-cell-range-address="RaatoPC.D45:RaatoPC.M45" chart:label-cell-address="RaatoPC.C45:RaatoPC.C4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40:RaatoPC.M40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41:RaatoPC.C41</svg:desc>
                </draw:g>
              </table:table-cell>
              <table:table-cell office:value-type="float" office:value="0.6442">
                <text:p>0.6442</text:p>
                <draw:g>
                  <svg:desc>RaatoPC.D41:RaatoPC.M41</svg:desc>
                </draw:g>
              </table:table-cell>
              <table:table-cell office:value-type="float" office:value="0.8054">
                <text:p>0.8054</text:p>
              </table:table-cell>
              <table:table-cell office:value-type="float" office:value="0.9203">
                <text:p>0.9203</text:p>
              </table:table-cell>
              <table:table-cell office:value-type="float" office:value="0.9122">
                <text:p>0.9122</text:p>
              </table:table-cell>
              <table:table-cell office:value-type="float" office:value="0.997">
                <text:p>0.997</text:p>
              </table:table-cell>
              <table:table-cell office:value-type="float" office:value="1.2152">
                <text:p>1.2152</text:p>
              </table:table-cell>
              <table:table-cell office:value-type="float" office:value="1.7059">
                <text:p>1.7059</text:p>
              </table:table-cell>
              <table:table-cell office:value-type="float" office:value="2.4524">
                <text:p>2.4524</text:p>
              </table:table-cell>
              <table:table-cell office:value-type="float" office:value="3.611">
                <text:p>3.611</text:p>
              </table:table-cell>
              <table:table-cell office:value-type="float" office:value="7.1744">
                <text:p>7.1744</text:p>
              </table:table-cell>
            </table:table-row>
            <table:table-row>
              <table:table-cell office:value-type="string">
                <text:p>Flat cached</text:p>
                <draw:g>
                  <svg:desc>RaatoPC.C42:RaatoPC.C42</svg:desc>
                </draw:g>
              </table:table-cell>
              <table:table-cell office:value-type="float" office:value="0.4682">
                <text:p>0.4682</text:p>
                <draw:g>
                  <svg:desc>RaatoPC.D42:RaatoPC.M42</svg:desc>
                </draw:g>
              </table:table-cell>
              <table:table-cell office:value-type="float" office:value="0.7409">
                <text:p>0.7409</text:p>
              </table:table-cell>
              <table:table-cell office:value-type="float" office:value="0.892">
                <text:p>0.892</text:p>
              </table:table-cell>
              <table:table-cell office:value-type="float" office:value="0.9607">
                <text:p>0.9607</text:p>
              </table:table-cell>
              <table:table-cell office:value-type="float" office:value="1.0927">
                <text:p>1.0927</text:p>
              </table:table-cell>
              <table:table-cell office:value-type="float" office:value="1.2034">
                <text:p>1.2034</text:p>
              </table:table-cell>
              <table:table-cell office:value-type="float" office:value="1.5657">
                <text:p>1.5657</text:p>
              </table:table-cell>
              <table:table-cell office:value-type="float" office:value="2.3689">
                <text:p>2.3689</text:p>
              </table:table-cell>
              <table:table-cell office:value-type="float" office:value="3.8538">
                <text:p>3.8538</text:p>
              </table:table-cell>
              <table:table-cell office:value-type="float" office:value="7.0478">
                <text:p>7.0478</text:p>
              </table:table-cell>
            </table:table-row>
            <table:table-row>
              <table:table-cell office:value-type="string">
                <text:p>Flat cold</text:p>
                <draw:g>
                  <svg:desc>RaatoPC.C43:RaatoPC.C43</svg:desc>
                </draw:g>
              </table:table-cell>
              <table:table-cell office:value-type="float" office:value="0.4478">
                <text:p>0.4478</text:p>
                <draw:g>
                  <svg:desc>RaatoPC.D43:RaatoPC.M43</svg:desc>
                </draw:g>
              </table:table-cell>
              <table:table-cell office:value-type="float" office:value="0.7716">
                <text:p>0.7716</text:p>
              </table:table-cell>
              <table:table-cell office:value-type="float" office:value="0.851">
                <text:p>0.851</text:p>
              </table:table-cell>
              <table:table-cell office:value-type="float" office:value="0.9535">
                <text:p>0.9535</text:p>
              </table:table-cell>
              <table:table-cell office:value-type="float" office:value="1.0454">
                <text:p>1.0454</text:p>
              </table:table-cell>
              <table:table-cell office:value-type="float" office:value="1.1229">
                <text:p>1.1229</text:p>
              </table:table-cell>
              <table:table-cell office:value-type="float" office:value="1.2869">
                <text:p>1.2869</text:p>
              </table:table-cell>
              <table:table-cell office:value-type="float" office:value="2.1731">
                <text:p>2.1731</text:p>
              </table:table-cell>
              <table:table-cell office:value-type="float" office:value="3.2126">
                <text:p>3.2126</text:p>
              </table:table-cell>
              <table:table-cell office:value-type="float" office:value="5.6567">
                <text:p>5.6567</text:p>
              </table:table-cell>
            </table:table-row>
            <table:table-row>
              <table:table-cell office:value-type="string">
                <text:p>Naive</text:p>
                <draw:g>
                  <svg:desc>RaatoPC.C44:RaatoPC.C44</svg:desc>
                </draw:g>
              </table:table-cell>
              <table:table-cell office:value-type="float" office:value="1.1509">
                <text:p>1.1509</text:p>
                <draw:g>
                  <svg:desc>RaatoPC.D44:RaatoPC.M44</svg:desc>
                </draw:g>
              </table:table-cell>
              <table:table-cell office:value-type="float" office:value="3.2064">
                <text:p>3.2064</text:p>
              </table:table-cell>
              <table:table-cell office:value-type="float" office:value="5.2529">
                <text:p>5.2529</text:p>
              </table:table-cell>
              <table:table-cell office:value-type="float" office:value="8.6684">
                <text:p>8.6684</text:p>
              </table:table-cell>
              <table:table-cell office:value-type="float" office:value="18.2732">
                <text:p>18.2732</text:p>
              </table:table-cell>
              <table:table-cell office:value-type="float" office:value="33.7371">
                <text:p>33.7371</text:p>
              </table:table-cell>
              <table:table-cell office:value-type="float" office:value="94.6658">
                <text:p>94.6658</text:p>
              </table:table-cell>
              <table:table-cell office:value-type="float" office:value="256.1038">
                <text:p>256.1038</text:p>
              </table:table-cell>
              <table:table-cell office:value-type="float" office:value="505.3334">
                <text:p>505.3334</text:p>
              </table:table-cell>
              <table:table-cell office:value-type="float" office:value="1037.872">
                <text:p>1037.872</text:p>
              </table:table-cell>
            </table:table-row>
            <table:table-row>
              <table:table-cell office:value-type="string">
                <text:p>Pooled</text:p>
                <draw:g>
                  <svg:desc>RaatoPC.C45:RaatoPC.C45</svg:desc>
                </draw:g>
              </table:table-cell>
              <table:table-cell office:value-type="float" office:value="1.2654">
                <text:p>1.2654</text:p>
                <draw:g>
                  <svg:desc>RaatoPC.D45:RaatoPC.M45</svg:desc>
                </draw:g>
              </table:table-cell>
              <table:table-cell office:value-type="float" office:value="3.8262">
                <text:p>3.8262</text:p>
              </table:table-cell>
              <table:table-cell office:value-type="float" office:value="6.4742">
                <text:p>6.4742</text:p>
              </table:table-cell>
              <table:table-cell office:value-type="float" office:value="11.2472">
                <text:p>11.2472</text:p>
              </table:table-cell>
              <table:table-cell office:value-type="float" office:value="24.1867">
                <text:p>24.1867</text:p>
              </table:table-cell>
              <table:table-cell office:value-type="float" office:value="51.4167">
                <text:p>51.4167</text:p>
              </table:table-cell>
              <table:table-cell office:value-type="float" office:value="108.4975">
                <text:p>108.4975</text:p>
              </table:table-cell>
              <table:table-cell office:value-type="float" office:value="270.137">
                <text:p>270.137</text:p>
              </table:table-cell>
              <table:table-cell office:value-type="float" office:value="513.4158">
                <text:p>513.4158</text:p>
              </table:table-cell>
              <table:table-cell office:value-type="float" office:value="986.0811">
                <text:p>986.08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